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_osc_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32768" table:style-name="ce1">
            <text:p>32768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65536" table:formula="of:=[.$A$1]*(1/2)^((ROW()-2-128)/128)" table:style-name="ce1">
            <text:p>65536</text:p>
          </table:table-cell>
          <table:table-cell table:style-name="ce1"/>
          <table:table-cell office:value-type="float" office:value="65536" table:formula="of:=ROUND([.A2];0)" table:style-name="ce1">
            <text:p>65536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5182.067817423376" table:formula="of:=[.$A$1]*(1/2)^((ROW()-2-128)/128)" table:style-name="ce1">
            <text:p>65182.06782</text:p>
          </table:table-cell>
          <table:table-cell table:style-name="ce1"/>
          <table:table-cell office:value-type="float" office:value="65182" table:formula="of:=ROUND([.A3];0)" table:style-name="ce1">
            <text:p>65182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65182" table:formula="of:=MOD(MIN([.$C3]*(COLUMN()-6);65536);65536)" table:style-name="ce1">
            <text:p>65182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4830.047072680376" table:formula="of:=[.$A$1]*(1/2)^((ROW()-2-128)/128)" table:style-name="ce1">
            <text:p>64830.04707</text:p>
          </table:table-cell>
          <table:table-cell table:style-name="ce1"/>
          <table:table-cell office:value-type="float" office:value="64830" table:formula="of:=ROUND([.A4];0)" table:style-name="ce1">
            <text:p>64830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64830" table:formula="of:=MOD(MIN([.$C4]*(COLUMN()-6);65536);65536)" table:style-name="ce1">
            <text:p>6483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4479.9274429047" table:formula="of:=[.$A$1]*(1/2)^((ROW()-2-128)/128)" table:style-name="ce1">
            <text:p>64479.92744</text:p>
          </table:table-cell>
          <table:table-cell table:style-name="ce1"/>
          <table:table-cell office:value-type="float" office:value="64480" table:formula="of:=ROUND([.A5];0)" table:style-name="ce1">
            <text:p>6448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64480" table:formula="of:=MOD(MIN([.$C5]*(COLUMN()-6);65536);65536)" table:style-name="ce1">
            <text:p>6448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4131.69866097952" table:formula="of:=[.$A$1]*(1/2)^((ROW()-2-128)/128)" table:style-name="ce1">
            <text:p>64131.69866</text:p>
          </table:table-cell>
          <table:table-cell table:style-name="ce1"/>
          <table:table-cell office:value-type="float" office:value="64132" table:formula="of:=ROUND([.A6];0)" table:style-name="ce1">
            <text:p>64132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64132" table:formula="of:=MOD(MIN([.$C6]*(COLUMN()-6);65536);65536)" table:style-name="ce1">
            <text:p>64132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3785.350515236314" table:formula="of:=[.$A$1]*(1/2)^((ROW()-2-128)/128)" table:style-name="ce1">
            <text:p>63785.35052</text:p>
          </table:table-cell>
          <table:table-cell table:style-name="ce1"/>
          <table:table-cell office:value-type="float" office:value="63785" table:formula="of:=ROUND([.A7];0)" table:style-name="ce1">
            <text:p>6378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63785" table:formula="of:=MOD(MIN([.$C7]*(COLUMN()-6);65536);65536)" table:style-name="ce1">
            <text:p>63785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3440.872849155508" table:formula="of:=[.$A$1]*(1/2)^((ROW()-2-128)/128)" table:style-name="ce1">
            <text:p>63440.87285</text:p>
          </table:table-cell>
          <table:table-cell table:style-name="ce1"/>
          <table:table-cell office:value-type="float" office:value="63441" table:formula="of:=ROUND([.A8];0)" table:style-name="ce1">
            <text:p>63441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63441" table:formula="of:=MOD(MIN([.$C8]*(COLUMN()-6);65536);65536)" table:style-name="ce1">
            <text:p>63441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3098.255561068545" table:formula="of:=[.$A$1]*(1/2)^((ROW()-2-128)/128)" table:style-name="ce1">
            <text:p>63098.25556</text:p>
          </table:table-cell>
          <table:table-cell table:style-name="ce1"/>
          <table:table-cell office:value-type="float" office:value="63098" table:formula="of:=ROUND([.A9];0)" table:style-name="ce1">
            <text:p>6309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63098" table:formula="of:=MOD(MIN([.$C9]*(COLUMN()-6);65536);65536)" table:style-name="ce1">
            <text:p>63098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2757.488603861711" table:formula="of:=[.$A$1]*(1/2)^((ROW()-2-128)/128)" table:style-name="ce1">
            <text:p>62757.4886</text:p>
          </table:table-cell>
          <table:table-cell table:style-name="ce1"/>
          <table:table-cell office:value-type="float" office:value="62757" table:formula="of:=ROUND([.A10];0)" table:style-name="ce1">
            <text:p>62757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62757" table:formula="of:=MOD(MIN([.$C10]*(COLUMN()-6);65536);65536)" table:style-name="ce1">
            <text:p>62757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2418.561984681553" table:formula="of:=[.$A$1]*(1/2)^((ROW()-2-128)/128)" table:style-name="ce1">
            <text:p>62418.56198</text:p>
          </table:table-cell>
          <table:table-cell table:style-name="ce1"/>
          <table:table-cell office:value-type="float" office:value="62419" table:formula="of:=ROUND([.A11];0)" table:style-name="ce1">
            <text:p>62419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62419" table:formula="of:=MOD(MIN([.$C11]*(COLUMN()-6);65536);65536)" table:style-name="ce1">
            <text:p>62419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2081.465764641689" table:formula="of:=[.$A$1]*(1/2)^((ROW()-2-128)/128)" table:style-name="ce1">
            <text:p>62081.46576</text:p>
          </table:table-cell>
          <table:table-cell table:style-name="ce1"/>
          <table:table-cell office:value-type="float" office:value="62081" table:formula="of:=ROUND([.A12];0)" table:style-name="ce1">
            <text:p>62081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62081" table:formula="of:=MOD(MIN([.$C12]*(COLUMN()-6);65536);65536)" table:style-name="ce1">
            <text:p>62081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1746.190058531538" table:formula="of:=[.$A$1]*(1/2)^((ROW()-2-128)/128)" table:style-name="ce1">
            <text:p>61746.19006</text:p>
          </table:table-cell>
          <table:table-cell table:style-name="ce1"/>
          <table:table-cell office:value-type="float" office:value="61746" table:formula="of:=ROUND([.A13];0)" table:style-name="ce1">
            <text:p>61746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61746" table:formula="of:=MOD(MIN([.$C13]*(COLUMN()-6);65536);65536)" table:style-name="ce1">
            <text:p>61746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1412.725034526302" table:formula="of:=[.$A$1]*(1/2)^((ROW()-2-128)/128)" table:style-name="ce1">
            <text:p>61412.72503</text:p>
          </table:table-cell>
          <table:table-cell table:style-name="ce1"/>
          <table:table-cell office:value-type="float" office:value="61413" table:formula="of:=ROUND([.A14];0)" table:style-name="ce1">
            <text:p>61413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61413" table:formula="of:=MOD(MIN([.$C14]*(COLUMN()-6);65536);65536)" table:style-name="ce1">
            <text:p>61413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1081.060913898749" table:formula="of:=[.$A$1]*(1/2)^((ROW()-2-128)/128)" table:style-name="ce1">
            <text:p>61081.06091</text:p>
          </table:table-cell>
          <table:table-cell table:style-name="ce1"/>
          <table:table-cell office:value-type="float" office:value="61081" table:formula="of:=ROUND([.A15];0)" table:style-name="ce1">
            <text:p>61081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61081" table:formula="of:=MOD(MIN([.$C15]*(COLUMN()-6);65536);65536)" table:style-name="ce1">
            <text:p>61081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0751.187970732375" table:formula="of:=[.$A$1]*(1/2)^((ROW()-2-128)/128)" table:style-name="ce1">
            <text:p>60751.18797</text:p>
          </table:table-cell>
          <table:table-cell table:style-name="ce1"/>
          <table:table-cell office:value-type="float" office:value="60751" table:formula="of:=ROUND([.A16];0)" table:style-name="ce1">
            <text:p>60751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60751" table:formula="of:=MOD(MIN([.$C16]*(COLUMN()-6);65536);65536)" table:style-name="ce1">
            <text:p>60751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0423.096531636256" table:formula="of:=[.$A$1]*(1/2)^((ROW()-2-128)/128)" table:style-name="ce1">
            <text:p>60423.09653</text:p>
          </table:table-cell>
          <table:table-cell table:style-name="ce1"/>
          <table:table-cell office:value-type="float" office:value="60423" table:formula="of:=ROUND([.A17];0)" table:style-name="ce1">
            <text:p>60423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60423" table:formula="of:=MOD(MIN([.$C17]*(COLUMN()-6);65536);65536)" table:style-name="ce1">
            <text:p>60423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0096.776975461333" table:formula="of:=[.$A$1]*(1/2)^((ROW()-2-128)/128)" table:style-name="ce1">
            <text:p>60096.77698</text:p>
          </table:table-cell>
          <table:table-cell table:style-name="ce1"/>
          <table:table-cell office:value-type="float" office:value="60097" table:formula="of:=ROUND([.A18];0)" table:style-name="ce1">
            <text:p>60097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60097" table:formula="of:=MOD(MIN([.$C18]*(COLUMN()-6);65536);65536)" table:style-name="ce1">
            <text:p>60097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9772.219733018319" table:formula="of:=[.$A$1]*(1/2)^((ROW()-2-128)/128)" table:style-name="ce1">
            <text:p>59772.21973</text:p>
          </table:table-cell>
          <table:table-cell table:style-name="ce1"/>
          <table:table-cell office:value-type="float" office:value="59772" table:formula="of:=ROUND([.A19];0)" table:style-name="ce1">
            <text:p>59772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59772" table:formula="of:=MOD(MIN([.$C19]*(COLUMN()-6);65536);65536)" table:style-name="ce1">
            <text:p>59772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9449.415286797055" table:formula="of:=[.$A$1]*(1/2)^((ROW()-2-128)/128)" table:style-name="ce1">
            <text:p>59449.41529</text:p>
          </table:table-cell>
          <table:table-cell table:style-name="ce1"/>
          <table:table-cell office:value-type="float" office:value="59449" table:formula="of:=ROUND([.A20];0)" table:style-name="ce1">
            <text:p>59449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59449" table:formula="of:=MOD(MIN([.$C20]*(COLUMN()-6);65536);65536)" table:style-name="ce1">
            <text:p>59449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9128.35417068746" table:formula="of:=[.$A$1]*(1/2)^((ROW()-2-128)/128)" table:style-name="ce1">
            <text:p>59128.35417</text:p>
          </table:table-cell>
          <table:table-cell table:style-name="ce1"/>
          <table:table-cell office:value-type="float" office:value="59128" table:formula="of:=ROUND([.A21];0)" table:style-name="ce1">
            <text:p>59128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59128" table:formula="of:=MOD(MIN([.$C21]*(COLUMN()-6);65536);65536)" table:style-name="ce1">
            <text:p>59128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8809.026969701823" table:formula="of:=[.$A$1]*(1/2)^((ROW()-2-128)/128)" table:style-name="ce1">
            <text:p>58809.02697</text:p>
          </table:table-cell>
          <table:table-cell table:style-name="ce1"/>
          <table:table-cell office:value-type="float" office:value="58809" table:formula="of:=ROUND([.A22];0)" table:style-name="ce1">
            <text:p>58809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58809" table:formula="of:=MOD(MIN([.$C22]*(COLUMN()-6);65536);65536)" table:style-name="ce1">
            <text:p>58809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8491.424319698861" table:formula="of:=[.$A$1]*(1/2)^((ROW()-2-128)/128)" table:style-name="ce1">
            <text:p>58491.42432</text:p>
          </table:table-cell>
          <table:table-cell table:style-name="ce1"/>
          <table:table-cell office:value-type="float" office:value="58491" table:formula="of:=ROUND([.A23];0)" table:style-name="ce1">
            <text:p>58491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58491" table:formula="of:=MOD(MIN([.$C23]*(COLUMN()-6);65536);65536)" table:style-name="ce1">
            <text:p>58491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8175.536907109054" table:formula="of:=[.$A$1]*(1/2)^((ROW()-2-128)/128)" table:style-name="ce1">
            <text:p>58175.53691</text:p>
          </table:table-cell>
          <table:table-cell table:style-name="ce1"/>
          <table:table-cell office:value-type="float" office:value="58176" table:formula="of:=ROUND([.A24];0)" table:style-name="ce1">
            <text:p>58176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58176" table:formula="of:=MOD(MIN([.$C24]*(COLUMN()-6);65536);65536)" table:style-name="ce1">
            <text:p>58176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7861.355468661488" table:formula="of:=[.$A$1]*(1/2)^((ROW()-2-128)/128)" table:style-name="ce1">
            <text:p>57861.35547</text:p>
          </table:table-cell>
          <table:table-cell table:style-name="ce1"/>
          <table:table-cell office:value-type="float" office:value="57861" table:formula="of:=ROUND([.A25];0)" table:style-name="ce1">
            <text:p>5786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57861" table:formula="of:=MOD(MIN([.$C25]*(COLUMN()-6);65536);65536)" table:style-name="ce1">
            <text:p>57861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7548.870791112269" table:formula="of:=[.$A$1]*(1/2)^((ROW()-2-128)/128)" table:style-name="ce1">
            <text:p>57548.87079</text:p>
          </table:table-cell>
          <table:table-cell table:style-name="ce1"/>
          <table:table-cell office:value-type="float" office:value="57549" table:formula="of:=ROUND([.A26];0)" table:style-name="ce1">
            <text:p>57549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57549" table:formula="of:=MOD(MIN([.$C26]*(COLUMN()-6);65536);65536)" table:style-name="ce1">
            <text:p>57549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7238.073710974371" table:formula="of:=[.$A$1]*(1/2)^((ROW()-2-128)/128)" table:style-name="ce1">
            <text:p>57238.07371</text:p>
          </table:table-cell>
          <table:table-cell table:style-name="ce1"/>
          <table:table-cell office:value-type="float" office:value="57238" table:formula="of:=ROUND([.A27];0)" table:style-name="ce1">
            <text:p>57238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57238" table:formula="of:=MOD(MIN([.$C27]*(COLUMN()-6);65536);65536)" table:style-name="ce1">
            <text:p>57238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928.955114248798" table:formula="of:=[.$A$1]*(1/2)^((ROW()-2-128)/128)" table:style-name="ce1">
            <text:p>56928.95511</text:p>
          </table:table-cell>
          <table:table-cell table:style-name="ce1"/>
          <table:table-cell office:value-type="float" office:value="56929" table:formula="of:=ROUND([.A28];0)" table:style-name="ce1">
            <text:p>56929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56929" table:formula="of:=MOD(MIN([.$C28]*(COLUMN()-6);65536);65536)" table:style-name="ce1">
            <text:p>56929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621.505936157497" table:formula="of:=[.$A$1]*(1/2)^((ROW()-2-128)/128)" table:style-name="ce1">
            <text:p>56621.50594</text:p>
          </table:table-cell>
          <table:table-cell table:style-name="ce1"/>
          <table:table-cell office:value-type="float" office:value="56622" table:formula="of:=ROUND([.A29];0)" table:style-name="ce1">
            <text:p>56622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56622" table:formula="of:=MOD(MIN([.$C29]*(COLUMN()-6);65536);65536)" table:style-name="ce1">
            <text:p>56622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315.717160877357" table:formula="of:=[.$A$1]*(1/2)^((ROW()-2-128)/128)" table:style-name="ce1">
            <text:p>56315.71716</text:p>
          </table:table-cell>
          <table:table-cell table:style-name="ce1"/>
          <table:table-cell office:value-type="float" office:value="56316" table:formula="of:=ROUND([.A30];0)" table:style-name="ce1">
            <text:p>56316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56316" table:formula="of:=MOD(MIN([.$C30]*(COLUMN()-6);65536);65536)" table:style-name="ce1">
            <text:p>56316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011.579821275969" table:formula="of:=[.$A$1]*(1/2)^((ROW()-2-128)/128)" table:style-name="ce1">
            <text:p>56011.57982</text:p>
          </table:table-cell>
          <table:table-cell table:style-name="ce1"/>
          <table:table-cell office:value-type="float" office:value="56012" table:formula="of:=ROUND([.A31];0)" table:style-name="ce1">
            <text:p>56012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56012" table:formula="of:=MOD(MIN([.$C31]*(COLUMN()-6);65536);65536)" table:style-name="ce1">
            <text:p>56012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5709.084998648577" table:formula="of:=[.$A$1]*(1/2)^((ROW()-2-128)/128)" table:style-name="ce1">
            <text:p>55709.085</text:p>
          </table:table-cell>
          <table:table-cell table:style-name="ce1"/>
          <table:table-cell office:value-type="float" office:value="55709" table:formula="of:=ROUND([.A32];0)" table:style-name="ce1">
            <text:p>557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55709" table:formula="of:=MOD(MIN([.$C32]*(COLUMN()-6);65536);65536)" table:style-name="ce1">
            <text:p>55709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5408.223822456595" table:formula="of:=[.$A$1]*(1/2)^((ROW()-2-128)/128)" table:style-name="ce1">
            <text:p>55408.22382</text:p>
          </table:table-cell>
          <table:table-cell table:style-name="ce1"/>
          <table:table-cell office:value-type="float" office:value="55408" table:formula="of:=ROUND([.A33];0)" table:style-name="ce1">
            <text:p>55408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55408" table:formula="of:=MOD(MIN([.$C33]*(COLUMN()-6);65536);65536)" table:style-name="ce1">
            <text:p>55408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5108.987470067441" table:formula="of:=[.$A$1]*(1/2)^((ROW()-2-128)/128)" table:style-name="ce1">
            <text:p>55108.98747</text:p>
          </table:table-cell>
          <table:table-cell table:style-name="ce1"/>
          <table:table-cell office:value-type="float" office:value="55109" table:formula="of:=ROUND([.A34];0)" table:style-name="ce1">
            <text:p>55109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55109" table:formula="of:=MOD(MIN([.$C34]*(COLUMN()-6);65536);65536)" table:style-name="ce1">
            <text:p>55109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4811.367166495831" table:formula="of:=[.$A$1]*(1/2)^((ROW()-2-128)/128)" table:style-name="ce1">
            <text:p>54811.36717</text:p>
          </table:table-cell>
          <table:table-cell table:style-name="ce1"/>
          <table:table-cell office:value-type="float" office:value="54811" table:formula="of:=ROUND([.A35];0)" table:style-name="ce1">
            <text:p>54811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54811" table:formula="of:=MOD(MIN([.$C35]*(COLUMN()-6);65536);65536)" table:style-name="ce1">
            <text:p>54811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4515.354184146505" table:formula="of:=[.$A$1]*(1/2)^((ROW()-2-128)/128)" table:style-name="ce1">
            <text:p>54515.35418</text:p>
          </table:table-cell>
          <table:table-cell table:style-name="ce1"/>
          <table:table-cell office:value-type="float" office:value="54515" table:formula="of:=ROUND([.A36];0)" table:style-name="ce1">
            <text:p>54515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54515" table:formula="of:=MOD(MIN([.$C36]*(COLUMN()-6);65536);65536)" table:style-name="ce1">
            <text:p>54515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4220.939842558175" table:formula="of:=[.$A$1]*(1/2)^((ROW()-2-128)/128)" table:style-name="ce1">
            <text:p>54220.93984</text:p>
          </table:table-cell>
          <table:table-cell table:style-name="ce1"/>
          <table:table-cell office:value-type="float" office:value="54221" table:formula="of:=ROUND([.A37];0)" table:style-name="ce1">
            <text:p>54221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54221" table:formula="of:=MOD(MIN([.$C37]*(COLUMN()-6);65536);65536)" table:style-name="ce1">
            <text:p>54221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928.115508149116" table:formula="of:=[.$A$1]*(1/2)^((ROW()-2-128)/128)" table:style-name="ce1">
            <text:p>53928.11551</text:p>
          </table:table-cell>
          <table:table-cell table:style-name="ce1"/>
          <table:table-cell office:value-type="float" office:value="53928" table:formula="of:=ROUND([.A38];0)" table:style-name="ce1">
            <text:p>53928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53928" table:formula="of:=MOD(MIN([.$C38]*(COLUMN()-6);65536);65536)" table:style-name="ce1">
            <text:p>53928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636.87259396389" table:formula="of:=[.$A$1]*(1/2)^((ROW()-2-128)/128)" table:style-name="ce1">
            <text:p>53636.87259</text:p>
          </table:table-cell>
          <table:table-cell table:style-name="ce1"/>
          <table:table-cell office:value-type="float" office:value="53637" table:formula="of:=ROUND([.A39];0)" table:style-name="ce1">
            <text:p>53637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53637" table:formula="of:=MOD(MIN([.$C39]*(COLUMN()-6);65536);65536)" table:style-name="ce1">
            <text:p>53637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347.202559421574" table:formula="of:=[.$A$1]*(1/2)^((ROW()-2-128)/128)" table:style-name="ce1">
            <text:p>53347.20256</text:p>
          </table:table-cell>
          <table:table-cell table:style-name="ce1"/>
          <table:table-cell office:value-type="float" office:value="53347" table:formula="of:=ROUND([.A40];0)" table:style-name="ce1">
            <text:p>5334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53347" table:formula="of:=MOD(MIN([.$C40]*(COLUMN()-6);65536);65536)" table:style-name="ce1">
            <text:p>53347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059.096910065287" table:formula="of:=[.$A$1]*(1/2)^((ROW()-2-128)/128)" table:style-name="ce1">
            <text:p>53059.09691</text:p>
          </table:table-cell>
          <table:table-cell table:style-name="ce1"/>
          <table:table-cell office:value-type="float" office:value="53059" table:formula="of:=ROUND([.A41];0)" table:style-name="ce1">
            <text:p>5305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53059" table:formula="of:=MOD(MIN([.$C41]*(COLUMN()-6);65536);65536)" table:style-name="ce1">
            <text:p>53059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2772.547197313164" table:formula="of:=[.$A$1]*(1/2)^((ROW()-2-128)/128)" table:style-name="ce1">
            <text:p>52772.5472</text:p>
          </table:table-cell>
          <table:table-cell table:style-name="ce1"/>
          <table:table-cell office:value-type="float" office:value="52773" table:formula="of:=ROUND([.A42];0)" table:style-name="ce1">
            <text:p>52773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52773" table:formula="of:=MOD(MIN([.$C42]*(COLUMN()-6);65536);65536)" table:style-name="ce1">
            <text:p>52773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2487.545018210491" table:formula="of:=[.$A$1]*(1/2)^((ROW()-2-128)/128)" table:style-name="ce1">
            <text:p>52487.54502</text:p>
          </table:table-cell>
          <table:table-cell table:style-name="ce1"/>
          <table:table-cell office:value-type="float" office:value="52488" table:formula="of:=ROUND([.A43];0)" table:style-name="ce1">
            <text:p>52488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52488" table:formula="of:=MOD(MIN([.$C43]*(COLUMN()-6);65536);65536)" table:style-name="ce1">
            <text:p>52488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2204.082015183405" table:formula="of:=[.$A$1]*(1/2)^((ROW()-2-128)/128)" table:style-name="ce1">
            <text:p>52204.08202</text:p>
          </table:table-cell>
          <table:table-cell table:style-name="ce1"/>
          <table:table-cell office:value-type="float" office:value="52204" table:formula="of:=ROUND([.A44];0)" table:style-name="ce1">
            <text:p>52204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52204" table:formula="of:=MOD(MIN([.$C44]*(COLUMN()-6);65536);65536)" table:style-name="ce1">
            <text:p>52204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922.149875793715" table:formula="of:=[.$A$1]*(1/2)^((ROW()-2-128)/128)" table:style-name="ce1">
            <text:p>51922.14988</text:p>
          </table:table-cell>
          <table:table-cell table:style-name="ce1"/>
          <table:table-cell office:value-type="float" office:value="51922" table:formula="of:=ROUND([.A45];0)" table:style-name="ce1">
            <text:p>51922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51922" table:formula="of:=MOD(MIN([.$C45]*(COLUMN()-6);65536);65536)" table:style-name="ce1">
            <text:p>51922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641.740332495225" table:formula="of:=[.$A$1]*(1/2)^((ROW()-2-128)/128)" table:style-name="ce1">
            <text:p>51641.74033</text:p>
          </table:table-cell>
          <table:table-cell table:style-name="ce1"/>
          <table:table-cell office:value-type="float" office:value="51642" table:formula="of:=ROUND([.A46];0)" table:style-name="ce1">
            <text:p>51642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51642" table:formula="of:=MOD(MIN([.$C46]*(COLUMN()-6);65536);65536)" table:style-name="ce1">
            <text:p>51642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362.845162391233" table:formula="of:=[.$A$1]*(1/2)^((ROW()-2-128)/128)" table:style-name="ce1">
            <text:p>51362.84516</text:p>
          </table:table-cell>
          <table:table-cell table:style-name="ce1"/>
          <table:table-cell office:value-type="float" office:value="51363" table:formula="of:=ROUND([.A47];0)" table:style-name="ce1">
            <text:p>51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51363" table:formula="of:=MOD(MIN([.$C47]*(COLUMN()-6);65536);65536)" table:style-name="ce1">
            <text:p>51363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085.45618699344" table:formula="of:=[.$A$1]*(1/2)^((ROW()-2-128)/128)" table:style-name="ce1">
            <text:p>51085.45619</text:p>
          </table:table-cell>
          <table:table-cell table:style-name="ce1"/>
          <table:table-cell office:value-type="float" office:value="51085" table:formula="of:=ROUND([.A48];0)" table:style-name="ce1">
            <text:p>51085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51085" table:formula="of:=MOD(MIN([.$C48]*(COLUMN()-6);65536);65536)" table:style-name="ce1">
            <text:p>51085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0809.565271982072" table:formula="of:=[.$A$1]*(1/2)^((ROW()-2-128)/128)" table:style-name="ce1">
            <text:p>50809.56527</text:p>
          </table:table-cell>
          <table:table-cell table:style-name="ce1"/>
          <table:table-cell office:value-type="float" office:value="50810" table:formula="of:=ROUND([.A49];0)" table:style-name="ce1">
            <text:p>50810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50810" table:formula="of:=MOD(MIN([.$C49]*(COLUMN()-6);65536);65536)" table:style-name="ce1">
            <text:p>5081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0535.164326967402" table:formula="of:=[.$A$1]*(1/2)^((ROW()-2-128)/128)" table:style-name="ce1">
            <text:p>50535.16433</text:p>
          </table:table-cell>
          <table:table-cell table:style-name="ce1"/>
          <table:table-cell office:value-type="float" office:value="50535" table:formula="of:=ROUND([.A50];0)" table:style-name="ce1">
            <text:p>5053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50535" table:formula="of:=MOD(MIN([.$C50]*(COLUMN()-6);65536);65536)" table:style-name="ce1">
            <text:p>50535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0262.245305252451" table:formula="of:=[.$A$1]*(1/2)^((ROW()-2-128)/128)" table:style-name="ce1">
            <text:p>50262.24531</text:p>
          </table:table-cell>
          <table:table-cell table:style-name="ce1"/>
          <table:table-cell office:value-type="float" office:value="50262" table:formula="of:=ROUND([.A51];0)" table:style-name="ce1">
            <text:p>50262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50262" table:formula="of:=MOD(MIN([.$C51]*(COLUMN()-6);65536);65536)" table:style-name="ce1">
            <text:p>50262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9990.800203597028" table:formula="of:=[.$A$1]*(1/2)^((ROW()-2-128)/128)" table:style-name="ce1">
            <text:p>49990.8002</text:p>
          </table:table-cell>
          <table:table-cell table:style-name="ce1"/>
          <table:table-cell office:value-type="float" office:value="49991" table:formula="of:=ROUND([.A52];0)" table:style-name="ce1">
            <text:p>49991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49991" table:formula="of:=MOD(MIN([.$C52]*(COLUMN()-6);65536);65536)" table:style-name="ce1">
            <text:p>49991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9720.821061983101" table:formula="of:=[.$A$1]*(1/2)^((ROW()-2-128)/128)" table:style-name="ce1">
            <text:p>49720.82106</text:p>
          </table:table-cell>
          <table:table-cell table:style-name="ce1"/>
          <table:table-cell office:value-type="float" office:value="49721" table:formula="of:=ROUND([.A53];0)" table:style-name="ce1">
            <text:p>49721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49721" table:formula="of:=MOD(MIN([.$C53]*(COLUMN()-6);65536);65536)" table:style-name="ce1">
            <text:p>49721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9452.299963381272" table:formula="of:=[.$A$1]*(1/2)^((ROW()-2-128)/128)" table:style-name="ce1">
            <text:p>49452.29996</text:p>
          </table:table-cell>
          <table:table-cell table:style-name="ce1"/>
          <table:table-cell office:value-type="float" office:value="49452" table:formula="of:=ROUND([.A54];0)" table:style-name="ce1">
            <text:p>49452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49452" table:formula="of:=MOD(MIN([.$C54]*(COLUMN()-6);65536);65536)" table:style-name="ce1">
            <text:p>49452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9185.229033518706" table:formula="of:=[.$A$1]*(1/2)^((ROW()-2-128)/128)" table:style-name="ce1">
            <text:p>49185.22903</text:p>
          </table:table-cell>
          <table:table-cell table:style-name="ce1"/>
          <table:table-cell office:value-type="float" office:value="49185" table:formula="of:=ROUND([.A55];0)" table:style-name="ce1">
            <text:p>49185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49185" table:formula="of:=MOD(MIN([.$C55]*(COLUMN()-6);65536);65536)" table:style-name="ce1">
            <text:p>49185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919.600440648159" table:formula="of:=[.$A$1]*(1/2)^((ROW()-2-128)/128)" table:style-name="ce1">
            <text:p>48919.60044</text:p>
          </table:table-cell>
          <table:table-cell table:style-name="ce1"/>
          <table:table-cell office:value-type="float" office:value="48920" table:formula="of:=ROUND([.A56];0)" table:style-name="ce1">
            <text:p>48920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48920" table:formula="of:=MOD(MIN([.$C56]*(COLUMN()-6);65536);65536)" table:style-name="ce1">
            <text:p>4892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655.406395318358" table:formula="of:=[.$A$1]*(1/2)^((ROW()-2-128)/128)" table:style-name="ce1">
            <text:p>48655.4064</text:p>
          </table:table-cell>
          <table:table-cell table:style-name="ce1"/>
          <table:table-cell office:value-type="float" office:value="48655" table:formula="of:=ROUND([.A57];0)" table:style-name="ce1">
            <text:p>486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48655" table:formula="of:=MOD(MIN([.$C57]*(COLUMN()-6);65536);65536)" table:style-name="ce1">
            <text:p>48655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392.639150145515" table:formula="of:=[.$A$1]*(1/2)^((ROW()-2-128)/128)" table:style-name="ce1">
            <text:p>48392.63915</text:p>
          </table:table-cell>
          <table:table-cell table:style-name="ce1"/>
          <table:table-cell office:value-type="float" office:value="48393" table:formula="of:=ROUND([.A58];0)" table:style-name="ce1">
            <text:p>48393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48393" table:formula="of:=MOD(MIN([.$C58]*(COLUMN()-6);65536);65536)" table:style-name="ce1">
            <text:p>48393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131.290999586221" table:formula="of:=[.$A$1]*(1/2)^((ROW()-2-128)/128)" table:style-name="ce1">
            <text:p>48131.291</text:p>
          </table:table-cell>
          <table:table-cell table:style-name="ce1"/>
          <table:table-cell office:value-type="float" office:value="48131" table:formula="of:=ROUND([.A59];0)" table:style-name="ce1">
            <text:p>48131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48131" table:formula="of:=MOD(MIN([.$C59]*(COLUMN()-6);65536);65536)" table:style-name="ce1">
            <text:p>48131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871.354279711435" table:formula="of:=[.$A$1]*(1/2)^((ROW()-2-128)/128)" table:style-name="ce1">
            <text:p>47871.35428</text:p>
          </table:table-cell>
          <table:table-cell table:style-name="ce1"/>
          <table:table-cell office:value-type="float" office:value="47871" table:formula="of:=ROUND([.A60];0)" table:style-name="ce1">
            <text:p>47871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47871" table:formula="of:=MOD(MIN([.$C60]*(COLUMN()-6);65536);65536)" table:style-name="ce1">
            <text:p>47871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612.821367981749" table:formula="of:=[.$A$1]*(1/2)^((ROW()-2-128)/128)" table:style-name="ce1">
            <text:p>47612.82137</text:p>
          </table:table-cell>
          <table:table-cell table:style-name="ce1"/>
          <table:table-cell office:value-type="float" office:value="47613" table:formula="of:=ROUND([.A61];0)" table:style-name="ce1">
            <text:p>47613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47613" table:formula="of:=MOD(MIN([.$C61]*(COLUMN()-6);65536);65536)" table:style-name="ce1">
            <text:p>47613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355.684683023865" table:formula="of:=[.$A$1]*(1/2)^((ROW()-2-128)/128)" table:style-name="ce1">
            <text:p>47355.68468</text:p>
          </table:table-cell>
          <table:table-cell table:style-name="ce1"/>
          <table:table-cell office:value-type="float" office:value="47356" table:formula="of:=ROUND([.A62];0)" table:style-name="ce1">
            <text:p>47356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47356" table:formula="of:=MOD(MIN([.$C62]*(COLUMN()-6);65536);65536)" table:style-name="ce1">
            <text:p>47356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099.936684408254" table:formula="of:=[.$A$1]*(1/2)^((ROW()-2-128)/128)" table:style-name="ce1">
            <text:p>47099.93668</text:p>
          </table:table-cell>
          <table:table-cell table:style-name="ce1"/>
          <table:table-cell office:value-type="float" office:value="47100" table:formula="of:=ROUND([.A63];0)" table:style-name="ce1">
            <text:p>47100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47100" table:formula="of:=MOD(MIN([.$C63]*(COLUMN()-6);65536);65536)" table:style-name="ce1">
            <text:p>4710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845.569872428074" table:formula="of:=[.$A$1]*(1/2)^((ROW()-2-128)/128)" table:style-name="ce1">
            <text:p>46845.56987</text:p>
          </table:table-cell>
          <table:table-cell table:style-name="ce1"/>
          <table:table-cell office:value-type="float" office:value="46846" table:formula="of:=ROUND([.A64];0)" table:style-name="ce1">
            <text:p>46846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46846" table:formula="of:=MOD(MIN([.$C64]*(COLUMN()-6);65536);65536)" table:style-name="ce1">
            <text:p>46846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592.576787879218" table:formula="of:=[.$A$1]*(1/2)^((ROW()-2-128)/128)" table:style-name="ce1">
            <text:p>46592.57679</text:p>
          </table:table-cell>
          <table:table-cell table:style-name="ce1"/>
          <table:table-cell office:value-type="float" office:value="46593" table:formula="of:=ROUND([.A65];0)" table:style-name="ce1">
            <text:p>46593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46593" table:formula="of:=MOD(MIN([.$C65]*(COLUMN()-6);65536);65536)" table:style-name="ce1">
            <text:p>46593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340.950011841574" table:formula="of:=[.$A$1]*(1/2)^((ROW()-2-128)/128)" table:style-name="ce1">
            <text:p>46340.95001</text:p>
          </table:table-cell>
          <table:table-cell table:style-name="ce1"/>
          <table:table-cell office:value-type="float" office:value="46341" table:formula="of:=ROUND([.A66];0)" table:style-name="ce1">
            <text:p>46341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46341" table:formula="of:=MOD(MIN([.$C66]*(COLUMN()-6);65536);65536)" table:style-name="ce1">
            <text:p>46341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090.682165461498" table:formula="of:=[.$A$1]*(1/2)^((ROW()-2-128)/128)" table:style-name="ce1">
            <text:p>46090.68217</text:p>
          </table:table-cell>
          <table:table-cell table:style-name="ce1"/>
          <table:table-cell office:value-type="float" office:value="46091" table:formula="of:=ROUND([.A67];0)" table:style-name="ce1">
            <text:p>46091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46091" table:formula="of:=MOD(MIN([.$C67]*(COLUMN()-6);65536);65536)" table:style-name="ce1">
            <text:p>46091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841.765909735383" table:formula="of:=[.$A$1]*(1/2)^((ROW()-2-128)/128)" table:style-name="ce1">
            <text:p>45841.76591</text:p>
          </table:table-cell>
          <table:table-cell table:style-name="ce1"/>
          <table:table-cell office:value-type="float" office:value="45842" table:formula="of:=ROUND([.A68];0)" table:style-name="ce1">
            <text:p>45842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45842" table:formula="of:=MOD(MIN([.$C68]*(COLUMN()-6);65536);65536)" table:style-name="ce1">
            <text:p>45842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594.193945294479" table:formula="of:=[.$A$1]*(1/2)^((ROW()-2-128)/128)" table:style-name="ce1">
            <text:p>45594.19395</text:p>
          </table:table-cell>
          <table:table-cell table:style-name="ce1"/>
          <table:table-cell office:value-type="float" office:value="45594" table:formula="of:=ROUND([.A69];0)" table:style-name="ce1">
            <text:p>45594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45594" table:formula="of:=MOD(MIN([.$C69]*(COLUMN()-6);65536);65536)" table:style-name="ce1">
            <text:p>45594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347.959012190848" table:formula="of:=[.$A$1]*(1/2)^((ROW()-2-128)/128)" table:style-name="ce1">
            <text:p>45347.95901</text:p>
          </table:table-cell>
          <table:table-cell table:style-name="ce1"/>
          <table:table-cell office:value-type="float" office:value="45348" table:formula="of:=ROUND([.A70];0)" table:style-name="ce1">
            <text:p>45348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45348" table:formula="of:=MOD(MIN([.$C70]*(COLUMN()-6);65536);65536)" table:style-name="ce1">
            <text:p>45348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103.053889684437" table:formula="of:=[.$A$1]*(1/2)^((ROW()-2-128)/128)" table:style-name="ce1">
            <text:p>45103.05389</text:p>
          </table:table-cell>
          <table:table-cell table:style-name="ce1"/>
          <table:table-cell office:value-type="float" office:value="45103" table:formula="of:=ROUND([.A71];0)" table:style-name="ce1">
            <text:p>45103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45103" table:formula="of:=MOD(MIN([.$C71]*(COLUMN()-6);65536);65536)" table:style-name="ce1">
            <text:p>45103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859.471396031382" table:formula="of:=[.$A$1]*(1/2)^((ROW()-2-128)/128)" table:style-name="ce1">
            <text:p>44859.4714</text:p>
          </table:table-cell>
          <table:table-cell table:style-name="ce1"/>
          <table:table-cell office:value-type="float" office:value="44859" table:formula="of:=ROUND([.A72];0)" table:style-name="ce1">
            <text:p>44859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44859" table:formula="of:=MOD(MIN([.$C72]*(COLUMN()-6);65536);65536)" table:style-name="ce1">
            <text:p>44859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617.204388273349" table:formula="of:=[.$A$1]*(1/2)^((ROW()-2-128)/128)" table:style-name="ce1">
            <text:p>44617.20439</text:p>
          </table:table-cell>
          <table:table-cell table:style-name="ce1"/>
          <table:table-cell office:value-type="float" office:value="44617" table:formula="of:=ROUND([.A73];0)" table:style-name="ce1">
            <text:p>44617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44617" table:formula="of:=MOD(MIN([.$C73]*(COLUMN()-6);65536);65536)" table:style-name="ce1">
            <text:p>44617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376.245762028098" table:formula="of:=[.$A$1]*(1/2)^((ROW()-2-128)/128)" table:style-name="ce1">
            <text:p>44376.24576</text:p>
          </table:table-cell>
          <table:table-cell table:style-name="ce1"/>
          <table:table-cell office:value-type="float" office:value="44376" table:formula="of:=ROUND([.A74];0)" table:style-name="ce1">
            <text:p>44376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44376" table:formula="of:=MOD(MIN([.$C74]*(COLUMN()-6);65536);65536)" table:style-name="ce1">
            <text:p>44376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136.588451281168" table:formula="of:=[.$A$1]*(1/2)^((ROW()-2-128)/128)" table:style-name="ce1">
            <text:p>44136.58845</text:p>
          </table:table-cell>
          <table:table-cell table:style-name="ce1"/>
          <table:table-cell office:value-type="float" office:value="44137" table:formula="of:=ROUND([.A75];0)" table:style-name="ce1">
            <text:p>44137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44137" table:formula="of:=MOD(MIN([.$C75]*(COLUMN()-6);65536);65536)" table:style-name="ce1">
            <text:p>44137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3898.22542817863" table:formula="of:=[.$A$1]*(1/2)^((ROW()-2-128)/128)" table:style-name="ce1">
            <text:p>43898.22543</text:p>
          </table:table-cell>
          <table:table-cell table:style-name="ce1"/>
          <table:table-cell office:value-type="float" office:value="43898" table:formula="of:=ROUND([.A76];0)" table:style-name="ce1">
            <text:p>43898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43898" table:formula="of:=MOD(MIN([.$C76]*(COLUMN()-6);65536);65536)" table:style-name="ce1">
            <text:p>43898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3661.149702821036" table:formula="of:=[.$A$1]*(1/2)^((ROW()-2-128)/128)" table:style-name="ce1">
            <text:p>43661.1497</text:p>
          </table:table-cell>
          <table:table-cell table:style-name="ce1"/>
          <table:table-cell office:value-type="float" office:value="43661" table:formula="of:=ROUND([.A77];0)" table:style-name="ce1">
            <text:p>43661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43661" table:formula="of:=MOD(MIN([.$C77]*(COLUMN()-6);65536);65536)" table:style-name="ce1">
            <text:p>43661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3425.354323058396" table:formula="of:=[.$A$1]*(1/2)^((ROW()-2-128)/128)" table:style-name="ce1">
            <text:p>43425.35432</text:p>
          </table:table-cell>
          <table:table-cell table:style-name="ce1"/>
          <table:table-cell office:value-type="float" office:value="43425" table:formula="of:=ROUND([.A78];0)" table:style-name="ce1">
            <text:p>43425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43425" table:formula="of:=MOD(MIN([.$C78]*(COLUMN()-6);65536);65536)" table:style-name="ce1">
            <text:p>43425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3190.832374286387" table:formula="of:=[.$A$1]*(1/2)^((ROW()-2-128)/128)" table:style-name="ce1">
            <text:p>43190.83237</text:p>
          </table:table-cell>
          <table:table-cell table:style-name="ce1"/>
          <table:table-cell office:value-type="float" office:value="43191" table:formula="of:=ROUND([.A79];0)" table:style-name="ce1">
            <text:p>43191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43191" table:formula="of:=MOD(MIN([.$C79]*(COLUMN()-6);65536);65536)" table:style-name="ce1">
            <text:p>43191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2957.57697924348" table:formula="of:=[.$A$1]*(1/2)^((ROW()-2-128)/128)" table:style-name="ce1">
            <text:p>42957.57698</text:p>
          </table:table-cell>
          <table:table-cell table:style-name="ce1"/>
          <table:table-cell office:value-type="float" office:value="42958" table:formula="of:=ROUND([.A80];0)" table:style-name="ce1">
            <text:p>42958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42958" table:formula="of:=MOD(MIN([.$C80]*(COLUMN()-6);65536);65536)" table:style-name="ce1">
            <text:p>42958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2725.58129780936" table:formula="of:=[.$A$1]*(1/2)^((ROW()-2-128)/128)" table:style-name="ce1">
            <text:p>42725.5813</text:p>
          </table:table-cell>
          <table:table-cell table:style-name="ce1"/>
          <table:table-cell office:value-type="float" office:value="42726" table:formula="of:=ROUND([.A81];0)" table:style-name="ce1">
            <text:p>42726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42726" table:formula="of:=MOD(MIN([.$C81]*(COLUMN()-6);65536);65536)" table:style-name="ce1">
            <text:p>42726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2494.838526804284" table:formula="of:=[.$A$1]*(1/2)^((ROW()-2-128)/128)" table:style-name="ce1">
            <text:p>42494.83853</text:p>
          </table:table-cell>
          <table:table-cell table:style-name="ce1"/>
          <table:table-cell office:value-type="float" office:value="42495" table:formula="of:=ROUND([.A82];0)" table:style-name="ce1">
            <text:p>42495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42495" table:formula="of:=MOD(MIN([.$C82]*(COLUMN()-6);65536);65536)" table:style-name="ce1">
            <text:p>42495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2265.341899789622" table:formula="of:=[.$A$1]*(1/2)^((ROW()-2-128)/128)" table:style-name="ce1">
            <text:p>42265.3419</text:p>
          </table:table-cell>
          <table:table-cell table:style-name="ce1"/>
          <table:table-cell office:value-type="float" office:value="42265" table:formula="of:=ROUND([.A83];0)" table:style-name="ce1">
            <text:p>42265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42265" table:formula="of:=MOD(MIN([.$C83]*(COLUMN()-6);65536);65536)" table:style-name="ce1">
            <text:p>42265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2037.084686869406" table:formula="of:=[.$A$1]*(1/2)^((ROW()-2-128)/128)" table:style-name="ce1">
            <text:p>42037.08469</text:p>
          </table:table-cell>
          <table:table-cell table:style-name="ce1"/>
          <table:table-cell office:value-type="float" office:value="42037" table:formula="of:=ROUND([.A84];0)" table:style-name="ce1">
            <text:p>4203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42037" table:formula="of:=MOD(MIN([.$C84]*(COLUMN()-6);65536);65536)" table:style-name="ce1">
            <text:p>42037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1810.060194492973" table:formula="of:=[.$A$1]*(1/2)^((ROW()-2-128)/128)" table:style-name="ce1">
            <text:p>41810.06019</text:p>
          </table:table-cell>
          <table:table-cell table:style-name="ce1"/>
          <table:table-cell office:value-type="float" office:value="41810" table:formula="of:=ROUND([.A85];0)" table:style-name="ce1">
            <text:p>41810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41810" table:formula="of:=MOD(MIN([.$C85]*(COLUMN()-6);65536);65536)" table:style-name="ce1">
            <text:p>4181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1584.261765258714" table:formula="of:=[.$A$1]*(1/2)^((ROW()-2-128)/128)" table:style-name="ce1">
            <text:p>41584.26177</text:p>
          </table:table-cell>
          <table:table-cell table:style-name="ce1"/>
          <table:table-cell office:value-type="float" office:value="41584" table:formula="of:=ROUND([.A86];0)" table:style-name="ce1">
            <text:p>41584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41584" table:formula="of:=MOD(MIN([.$C86]*(COLUMN()-6);65536);65536)" table:style-name="ce1">
            <text:p>41584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1359.682777718808" table:formula="of:=[.$A$1]*(1/2)^((ROW()-2-128)/128)" table:style-name="ce1">
            <text:p>41359.68278</text:p>
          </table:table-cell>
          <table:table-cell table:style-name="ce1"/>
          <table:table-cell office:value-type="float" office:value="41360" table:formula="of:=ROUND([.A87];0)" table:style-name="ce1">
            <text:p>41360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41360" table:formula="of:=MOD(MIN([.$C87]*(COLUMN()-6);65536);65536)" table:style-name="ce1">
            <text:p>4136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1136.316646185078" table:formula="of:=[.$A$1]*(1/2)^((ROW()-2-128)/128)" table:style-name="ce1">
            <text:p>41136.31665</text:p>
          </table:table-cell>
          <table:table-cell table:style-name="ce1"/>
          <table:table-cell office:value-type="float" office:value="41136" table:formula="of:=ROUND([.A88];0)" table:style-name="ce1">
            <text:p>41136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41136" table:formula="of:=MOD(MIN([.$C88]*(COLUMN()-6);65536);65536)" table:style-name="ce1">
            <text:p>41136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0914.156820535856" table:formula="of:=[.$A$1]*(1/2)^((ROW()-2-128)/128)" table:style-name="ce1">
            <text:p>40914.15682</text:p>
          </table:table-cell>
          <table:table-cell table:style-name="ce1"/>
          <table:table-cell office:value-type="float" office:value="40914" table:formula="of:=ROUND([.A89];0)" table:style-name="ce1">
            <text:p>40914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40914" table:formula="of:=MOD(MIN([.$C89]*(COLUMN()-6);65536);65536)" table:style-name="ce1">
            <text:p>40914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0693.196786023924" table:formula="of:=[.$A$1]*(1/2)^((ROW()-2-128)/128)" table:style-name="ce1">
            <text:p>40693.19679</text:p>
          </table:table-cell>
          <table:table-cell table:style-name="ce1"/>
          <table:table-cell office:value-type="float" office:value="40693" table:formula="of:=ROUND([.A90];0)" table:style-name="ce1">
            <text:p>40693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40693" table:formula="of:=MOD(MIN([.$C90]*(COLUMN()-6);65536);65536)" table:style-name="ce1">
            <text:p>40693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0473.430063085434" table:formula="of:=[.$A$1]*(1/2)^((ROW()-2-128)/128)" table:style-name="ce1">
            <text:p>40473.43006</text:p>
          </table:table-cell>
          <table:table-cell table:style-name="ce1"/>
          <table:table-cell office:value-type="float" office:value="40473" table:formula="of:=ROUND([.A91];0)" table:style-name="ce1">
            <text:p>40473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40473" table:formula="of:=MOD(MIN([.$C91]*(COLUMN()-6);65536);65536)" table:style-name="ce1">
            <text:p>40473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0254.850207149917" table:formula="of:=[.$A$1]*(1/2)^((ROW()-2-128)/128)" table:style-name="ce1">
            <text:p>40254.85021</text:p>
          </table:table-cell>
          <table:table-cell table:style-name="ce1"/>
          <table:table-cell office:value-type="float" office:value="40255" table:formula="of:=ROUND([.A92];0)" table:style-name="ce1">
            <text:p>40255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40255" table:formula="of:=MOD(MIN([.$C92]*(COLUMN()-6);65536);65536)" table:style-name="ce1">
            <text:p>40255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0037.450808451322" table:formula="of:=[.$A$1]*(1/2)^((ROW()-2-128)/128)" table:style-name="ce1">
            <text:p>40037.45081</text:p>
          </table:table-cell>
          <table:table-cell table:style-name="ce1"/>
          <table:table-cell office:value-type="float" office:value="40037" table:formula="of:=ROUND([.A93];0)" table:style-name="ce1">
            <text:p>40037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40037" table:formula="of:=MOD(MIN([.$C93]*(COLUMN()-6);65536);65536)" table:style-name="ce1">
            <text:p>40037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9821.225491839999" table:formula="of:=[.$A$1]*(1/2)^((ROW()-2-128)/128)" table:style-name="ce1">
            <text:p>39821.22549</text:p>
          </table:table-cell>
          <table:table-cell table:style-name="ce1"/>
          <table:table-cell office:value-type="float" office:value="39821" table:formula="of:=ROUND([.A94];0)" table:style-name="ce1">
            <text:p>39821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39821" table:formula="of:=MOD(MIN([.$C94]*(COLUMN()-6);65536);65536)" table:style-name="ce1">
            <text:p>39821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9606.167916595819" table:formula="of:=[.$A$1]*(1/2)^((ROW()-2-128)/128)" table:style-name="ce1">
            <text:p>39606.16792</text:p>
          </table:table-cell>
          <table:table-cell table:style-name="ce1"/>
          <table:table-cell office:value-type="float" office:value="39606" table:formula="of:=ROUND([.A95];0)" table:style-name="ce1">
            <text:p>39606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39606" table:formula="of:=MOD(MIN([.$C95]*(COLUMN()-6);65536);65536)" table:style-name="ce1">
            <text:p>39606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9392.271776242174" table:formula="of:=[.$A$1]*(1/2)^((ROW()-2-128)/128)" table:style-name="ce1">
            <text:p>39392.27178</text:p>
          </table:table-cell>
          <table:table-cell table:style-name="ce1"/>
          <table:table-cell office:value-type="float" office:value="39392" table:formula="of:=ROUND([.A96];0)" table:style-name="ce1">
            <text:p>39392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39392" table:formula="of:=MOD(MIN([.$C96]*(COLUMN()-6);65536);65536)" table:style-name="ce1">
            <text:p>39392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9179.530798361062" table:formula="of:=[.$A$1]*(1/2)^((ROW()-2-128)/128)" table:style-name="ce1">
            <text:p>39179.5308</text:p>
          </table:table-cell>
          <table:table-cell table:style-name="ce1"/>
          <table:table-cell office:value-type="float" office:value="39180" table:formula="of:=ROUND([.A97];0)" table:style-name="ce1">
            <text:p>39180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39180" table:formula="of:=MOD(MIN([.$C97]*(COLUMN()-6);65536);65536)" table:style-name="ce1">
            <text:p>3918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8967.938744409163" table:formula="of:=[.$A$1]*(1/2)^((ROW()-2-128)/128)" table:style-name="ce1">
            <text:p>38967.93874</text:p>
          </table:table-cell>
          <table:table-cell table:style-name="ce1"/>
          <table:table-cell office:value-type="float" office:value="38968" table:formula="of:=ROUND([.A98];0)" table:style-name="ce1">
            <text:p>38968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38968" table:formula="of:=MOD(MIN([.$C98]*(COLUMN()-6);65536);65536)" table:style-name="ce1">
            <text:p>38968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8757.489409534886" table:formula="of:=[.$A$1]*(1/2)^((ROW()-2-128)/128)" table:style-name="ce1">
            <text:p>38757.48941</text:p>
          </table:table-cell>
          <table:table-cell table:style-name="ce1"/>
          <table:table-cell office:value-type="float" office:value="38757" table:formula="of:=ROUND([.A99];0)" table:style-name="ce1">
            <text:p>38757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38757" table:formula="of:=MOD(MIN([.$C99]*(COLUMN()-6);65536);65536)" table:style-name="ce1">
            <text:p>38757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8548.176622396415" table:formula="of:=[.$A$1]*(1/2)^((ROW()-2-128)/128)" table:style-name="ce1">
            <text:p>38548.17662</text:p>
          </table:table-cell>
          <table:table-cell table:style-name="ce1"/>
          <table:table-cell office:value-type="float" office:value="38548" table:formula="of:=ROUND([.A100];0)" table:style-name="ce1">
            <text:p>38548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38548" table:formula="of:=MOD(MIN([.$C100]*(COLUMN()-6);65536);65536)" table:style-name="ce1">
            <text:p>38548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8339.994244980742" table:formula="of:=[.$A$1]*(1/2)^((ROW()-2-128)/128)" table:style-name="ce1">
            <text:p>38339.99424</text:p>
          </table:table-cell>
          <table:table-cell table:style-name="ce1"/>
          <table:table-cell office:value-type="float" office:value="38340" table:formula="of:=ROUND([.A101];0)" table:style-name="ce1">
            <text:p>38340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38340" table:formula="of:=MOD(MIN([.$C101]*(COLUMN()-6);65536);65536)" table:style-name="ce1">
            <text:p>3834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8132.936172423659" table:formula="of:=[.$A$1]*(1/2)^((ROW()-2-128)/128)" table:style-name="ce1">
            <text:p>38132.93617</text:p>
          </table:table-cell>
          <table:table-cell table:style-name="ce1"/>
          <table:table-cell office:value-type="float" office:value="38133" table:formula="of:=ROUND([.A102];0)" table:style-name="ce1">
            <text:p>38133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38133" table:formula="of:=MOD(MIN([.$C102]*(COLUMN()-6);65536);65536)" table:style-name="ce1">
            <text:p>38133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7926.996332830757" table:formula="of:=[.$A$1]*(1/2)^((ROW()-2-128)/128)" table:style-name="ce1">
            <text:p>37926.99633</text:p>
          </table:table-cell>
          <table:table-cell table:style-name="ce1"/>
          <table:table-cell office:value-type="float" office:value="37927" table:formula="of:=ROUND([.A103];0)" table:style-name="ce1">
            <text:p>37927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37927" table:formula="of:=MOD(MIN([.$C103]*(COLUMN()-6);65536);65536)" table:style-name="ce1">
            <text:p>37927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7722.168687099336" table:formula="of:=[.$A$1]*(1/2)^((ROW()-2-128)/128)" table:style-name="ce1">
            <text:p>37722.16869</text:p>
          </table:table-cell>
          <table:table-cell table:style-name="ce1"/>
          <table:table-cell office:value-type="float" office:value="37722" table:formula="of:=ROUND([.A104];0)" table:style-name="ce1">
            <text:p>37722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37722" table:formula="of:=MOD(MIN([.$C104]*(COLUMN()-6);65536);65536)" table:style-name="ce1">
            <text:p>37722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7518.447228741366" table:formula="of:=[.$A$1]*(1/2)^((ROW()-2-128)/128)" table:style-name="ce1">
            <text:p>37518.44723</text:p>
          </table:table-cell>
          <table:table-cell table:style-name="ce1"/>
          <table:table-cell office:value-type="float" office:value="37518" table:formula="of:=ROUND([.A105];0)" table:style-name="ce1">
            <text:p>37518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37518" table:formula="of:=MOD(MIN([.$C105]*(COLUMN()-6);65536);65536)" table:style-name="ce1">
            <text:p>37518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7315.825983707269" table:formula="of:=[.$A$1]*(1/2)^((ROW()-2-128)/128)" table:style-name="ce1">
            <text:p>37315.82598</text:p>
          </table:table-cell>
          <table:table-cell table:style-name="ce1"/>
          <table:table-cell office:value-type="float" office:value="37316" table:formula="of:=ROUND([.A106];0)" table:style-name="ce1">
            <text:p>37316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37316" table:formula="of:=MOD(MIN([.$C106]*(COLUMN()-6);65536);65536)" table:style-name="ce1">
            <text:p>37316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7114.299010210831" table:formula="of:=[.$A$1]*(1/2)^((ROW()-2-128)/128)" table:style-name="ce1">
            <text:p>37114.29901</text:p>
          </table:table-cell>
          <table:table-cell table:style-name="ce1"/>
          <table:table-cell office:value-type="float" office:value="37114" table:formula="of:=ROUND([.A107];0)" table:style-name="ce1">
            <text:p>37114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37114" table:formula="of:=MOD(MIN([.$C107]*(COLUMN()-6);65536);65536)" table:style-name="ce1">
            <text:p>37114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6913.860398554869" table:formula="of:=[.$A$1]*(1/2)^((ROW()-2-128)/128)" table:style-name="ce1">
            <text:p>36913.8604</text:p>
          </table:table-cell>
          <table:table-cell table:style-name="ce1"/>
          <table:table-cell office:value-type="float" office:value="36914" table:formula="of:=ROUND([.A108];0)" table:style-name="ce1">
            <text:p>36914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36914" table:formula="of:=MOD(MIN([.$C108]*(COLUMN()-6);65536);65536)" table:style-name="ce1">
            <text:p>36914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6714.504270957994" table:formula="of:=[.$A$1]*(1/2)^((ROW()-2-128)/128)" table:style-name="ce1">
            <text:p>36714.50427</text:p>
          </table:table-cell>
          <table:table-cell table:style-name="ce1"/>
          <table:table-cell office:value-type="float" office:value="36715" table:formula="of:=ROUND([.A109];0)" table:style-name="ce1">
            <text:p>36715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36715" table:formula="of:=MOD(MIN([.$C109]*(COLUMN()-6);65536);65536)" table:style-name="ce1">
            <text:p>36715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6516.22478138221" table:formula="of:=[.$A$1]*(1/2)^((ROW()-2-128)/128)" table:style-name="ce1">
            <text:p>36516.22478</text:p>
          </table:table-cell>
          <table:table-cell table:style-name="ce1"/>
          <table:table-cell office:value-type="float" office:value="36516" table:formula="of:=ROUND([.A110];0)" table:style-name="ce1">
            <text:p>36516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36516" table:formula="of:=MOD(MIN([.$C110]*(COLUMN()-6);65536);65536)" table:style-name="ce1">
            <text:p>36516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6319.016115361497" table:formula="of:=[.$A$1]*(1/2)^((ROW()-2-128)/128)" table:style-name="ce1">
            <text:p>36319.01612</text:p>
          </table:table-cell>
          <table:table-cell table:style-name="ce1"/>
          <table:table-cell office:value-type="float" office:value="36319" table:formula="of:=ROUND([.A111];0)" table:style-name="ce1">
            <text:p>36319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36319" table:formula="of:=MOD(MIN([.$C111]*(COLUMN()-6);65536);65536)" table:style-name="ce1">
            <text:p>36319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6122.87248983133" table:formula="of:=[.$A$1]*(1/2)^((ROW()-2-128)/128)" table:style-name="ce1">
            <text:p>36122.87249</text:p>
          </table:table-cell>
          <table:table-cell table:style-name="ce1"/>
          <table:table-cell office:value-type="float" office:value="36123" table:formula="of:=ROUND([.A112];0)" table:style-name="ce1">
            <text:p>36123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36123" table:formula="of:=MOD(MIN([.$C112]*(COLUMN()-6);65536);65536)" table:style-name="ce1">
            <text:p>36123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5927.78815295903" table:formula="of:=[.$A$1]*(1/2)^((ROW()-2-128)/128)" table:style-name="ce1">
            <text:p>35927.78815</text:p>
          </table:table-cell>
          <table:table-cell table:style-name="ce1"/>
          <table:table-cell office:value-type="float" office:value="35928" table:formula="of:=ROUND([.A113];0)" table:style-name="ce1">
            <text:p>35928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35928" table:formula="of:=MOD(MIN([.$C113]*(COLUMN()-6);65536);65536)" table:style-name="ce1">
            <text:p>35928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5733.757383975164" table:formula="of:=[.$A$1]*(1/2)^((ROW()-2-128)/128)" table:style-name="ce1">
            <text:p>35733.75738</text:p>
          </table:table-cell>
          <table:table-cell table:style-name="ce1"/>
          <table:table-cell office:value-type="float" office:value="35734" table:formula="of:=ROUND([.A114];0)" table:style-name="ce1">
            <text:p>35734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35734" table:formula="of:=MOD(MIN([.$C114]*(COLUMN()-6);65536);65536)" table:style-name="ce1">
            <text:p>35734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5540.774493005716" table:formula="of:=[.$A$1]*(1/2)^((ROW()-2-128)/128)" table:style-name="ce1">
            <text:p>35540.77449</text:p>
          </table:table-cell>
          <table:table-cell table:style-name="ce1"/>
          <table:table-cell office:value-type="float" office:value="35541" table:formula="of:=ROUND([.A115];0)" table:style-name="ce1">
            <text:p>35541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35541" table:formula="of:=MOD(MIN([.$C115]*(COLUMN()-6);65536);65536)" table:style-name="ce1">
            <text:p>35541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5348.833820905304" table:formula="of:=[.$A$1]*(1/2)^((ROW()-2-128)/128)" table:style-name="ce1">
            <text:p>35348.83382</text:p>
          </table:table-cell>
          <table:table-cell table:style-name="ce1"/>
          <table:table-cell office:value-type="float" office:value="35349" table:formula="of:=ROUND([.A116];0)" table:style-name="ce1">
            <text:p>35349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35349" table:formula="of:=MOD(MIN([.$C116]*(COLUMN()-6);65536);65536)" table:style-name="ce1">
            <text:p>35349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5157.929739091167" table:formula="of:=[.$A$1]*(1/2)^((ROW()-2-128)/128)" table:style-name="ce1">
            <text:p>35157.92974</text:p>
          </table:table-cell>
          <table:table-cell table:style-name="ce1"/>
          <table:table-cell office:value-type="float" office:value="35158" table:formula="of:=ROUND([.A117];0)" table:style-name="ce1">
            <text:p>35158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35158" table:formula="of:=MOD(MIN([.$C117]*(COLUMN()-6);65536);65536)" table:style-name="ce1">
            <text:p>35158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4968.056649378152" table:formula="of:=[.$A$1]*(1/2)^((ROW()-2-128)/128)" table:style-name="ce1">
            <text:p>34968.05665</text:p>
          </table:table-cell>
          <table:table-cell table:style-name="ce1"/>
          <table:table-cell office:value-type="float" office:value="34968" table:formula="of:=ROUND([.A118];0)" table:style-name="ce1">
            <text:p>34968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34968" table:formula="of:=MOD(MIN([.$C118]*(COLUMN()-6);65536);65536)" table:style-name="ce1">
            <text:p>34968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4779.20898381454" table:formula="of:=[.$A$1]*(1/2)^((ROW()-2-128)/128)" table:style-name="ce1">
            <text:p>34779.20898</text:p>
          </table:table-cell>
          <table:table-cell table:style-name="ce1"/>
          <table:table-cell office:value-type="float" office:value="34779" table:formula="of:=ROUND([.A119];0)" table:style-name="ce1">
            <text:p>3477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34779" table:formula="of:=MOD(MIN([.$C119]*(COLUMN()-6);65536);65536)" table:style-name="ce1">
            <text:p>34779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4591.381204518737" table:formula="of:=[.$A$1]*(1/2)^((ROW()-2-128)/128)" table:style-name="ce1">
            <text:p>34591.3812</text:p>
          </table:table-cell>
          <table:table-cell table:style-name="ce1"/>
          <table:table-cell office:value-type="float" office:value="34591" table:formula="of:=ROUND([.A120];0)" table:style-name="ce1">
            <text:p>34591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34591" table:formula="of:=MOD(MIN([.$C120]*(COLUMN()-6);65536);65536)" table:style-name="ce1">
            <text:p>34591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4404.567803516919" table:formula="of:=[.$A$1]*(1/2)^((ROW()-2-128)/128)" table:style-name="ce1">
            <text:p>34404.5678</text:p>
          </table:table-cell>
          <table:table-cell table:style-name="ce1"/>
          <table:table-cell office:value-type="float" office:value="34405" table:formula="of:=ROUND([.A121];0)" table:style-name="ce1">
            <text:p>34405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34405" table:formula="of:=MOD(MIN([.$C121]*(COLUMN()-6);65536);65536)" table:style-name="ce1">
            <text:p>34405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4218.763302581494" table:formula="of:=[.$A$1]*(1/2)^((ROW()-2-128)/128)" table:style-name="ce1">
            <text:p>34218.7633</text:p>
          </table:table-cell>
          <table:table-cell table:style-name="ce1"/>
          <table:table-cell office:value-type="float" office:value="34219" table:formula="of:=ROUND([.A122];0)" table:style-name="ce1">
            <text:p>34219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34219" table:formula="of:=MOD(MIN([.$C122]*(COLUMN()-6);65536);65536)" table:style-name="ce1">
            <text:p>34219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4033.962253070458" table:formula="of:=[.$A$1]*(1/2)^((ROW()-2-128)/128)" table:style-name="ce1">
            <text:p>34033.96225</text:p>
          </table:table-cell>
          <table:table-cell table:style-name="ce1"/>
          <table:table-cell office:value-type="float" office:value="34034" table:formula="of:=ROUND([.A123];0)" table:style-name="ce1">
            <text:p>34034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34034" table:formula="of:=MOD(MIN([.$C123]*(COLUMN()-6);65536);65536)" table:style-name="ce1">
            <text:p>34034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3850.159235767613" table:formula="of:=[.$A$1]*(1/2)^((ROW()-2-128)/128)" table:style-name="ce1">
            <text:p>33850.15924</text:p>
          </table:table-cell>
          <table:table-cell table:style-name="ce1"/>
          <table:table-cell office:value-type="float" office:value="33850" table:formula="of:=ROUND([.A124];0)" table:style-name="ce1">
            <text:p>33850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33850" table:formula="of:=MOD(MIN([.$C124]*(COLUMN()-6);65536);65536)" table:style-name="ce1">
            <text:p>3385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3667.34886072365" table:formula="of:=[.$A$1]*(1/2)^((ROW()-2-128)/128)" table:style-name="ce1">
            <text:p>33667.34886</text:p>
          </table:table-cell>
          <table:table-cell table:style-name="ce1"/>
          <table:table-cell office:value-type="float" office:value="33667" table:formula="of:=ROUND([.A125];0)" table:style-name="ce1">
            <text:p>33667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33667" table:formula="of:=MOD(MIN([.$C125]*(COLUMN()-6);65536);65536)" table:style-name="ce1">
            <text:p>33667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3485.525767098094" table:formula="of:=[.$A$1]*(1/2)^((ROW()-2-128)/128)" table:style-name="ce1">
            <text:p>33485.52577</text:p>
          </table:table-cell>
          <table:table-cell table:style-name="ce1"/>
          <table:table-cell office:value-type="float" office:value="33486" table:formula="of:=ROUND([.A126];0)" table:style-name="ce1">
            <text:p>33486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33486" table:formula="of:=MOD(MIN([.$C126]*(COLUMN()-6);65536);65536)" table:style-name="ce1">
            <text:p>33486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3304.684623002104" table:formula="of:=[.$A$1]*(1/2)^((ROW()-2-128)/128)" table:style-name="ce1">
            <text:p>33304.68462</text:p>
          </table:table-cell>
          <table:table-cell table:style-name="ce1"/>
          <table:table-cell office:value-type="float" office:value="33305" table:formula="of:=ROUND([.A127];0)" table:style-name="ce1">
            <text:p>33305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33305" table:formula="of:=MOD(MIN([.$C127]*(COLUMN()-6);65536);65536)" table:style-name="ce1">
            <text:p>33305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3124.820125342121" table:formula="of:=[.$A$1]*(1/2)^((ROW()-2-128)/128)" table:style-name="ce1">
            <text:p>33124.82013</text:p>
          </table:table-cell>
          <table:table-cell table:style-name="ce1"/>
          <table:table-cell office:value-type="float" office:value="33125" table:formula="of:=ROUND([.A128];0)" table:style-name="ce1">
            <text:p>33125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33125" table:formula="of:=MOD(MIN([.$C128]*(COLUMN()-6);65536);65536)" table:style-name="ce1">
            <text:p>33125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2945.92699966432" table:formula="of:=[.$A$1]*(1/2)^((ROW()-2-128)/128)" table:style-name="ce1">
            <text:p>32945.927</text:p>
          </table:table-cell>
          <table:table-cell table:style-name="ce1"/>
          <table:table-cell office:value-type="float" office:value="32946" table:formula="of:=ROUND([.A129];0)" table:style-name="ce1">
            <text:p>32946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32946" table:formula="of:=MOD(MIN([.$C129]*(COLUMN()-6);65536);65536)" table:style-name="ce1">
            <text:p>32946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128)/128)" table:style-name="ce1">
            <text:p>32768</text:p>
          </table:table-cell>
          <table:table-cell table:style-name="ce1"/>
          <table:table-cell office:value-type="float" office:value="32768" table:formula="of:=ROUND([.A130];0)" table:style-name="ce1">
            <text:p>3276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32768" table:formula="of:=MOD(MIN([.$C130]*(COLUMN()-6);65536);65536)" table:style-name="ce1">
            <text:p>32768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2591.033908711692" table:formula="of:=[.$A$1]*(1/2)^((ROW()-2-128)/128)" table:style-name="ce1">
            <text:p>32591.03391</text:p>
          </table:table-cell>
          <table:table-cell table:style-name="ce1"/>
          <table:table-cell office:value-type="float" office:value="32591" table:formula="of:=ROUND([.A131];0)" table:style-name="ce1">
            <text:p>32591</text:p>
          </table:table-cell>
          <table:table-cell table:style-name="ce1"/>
          <table:table-cell office:value-type="float" office:value="129" table:formula="of:=ROW()-2" table:style-name="ce1">
            <text:p>129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32591" table:formula="of:=MOD(MIN([.$C131]*(COLUMN()-6);65536);65536)" table:style-name="ce1">
            <text:p>32591</text:p>
          </table:table-cell>
          <table:table-cell office:value-type="float" office:value="65182" table:formula="of:=MOD(MIN([.$C131]*(COLUMN()-6);65536);65536)" table:style-name="ce1">
            <text:p>65182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2415.023536340188" table:formula="of:=[.$A$1]*(1/2)^((ROW()-2-128)/128)" table:style-name="ce1">
            <text:p>32415.02354</text:p>
          </table:table-cell>
          <table:table-cell table:style-name="ce1"/>
          <table:table-cell office:value-type="float" office:value="32415" table:formula="of:=ROUND([.A132];0)" table:style-name="ce1">
            <text:p>32415</text:p>
          </table:table-cell>
          <table:table-cell table:style-name="ce1"/>
          <table:table-cell office:value-type="float" office:value="130" table:formula="of:=ROW()-2" table:style-name="ce1">
            <text:p>13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32415" table:formula="of:=MOD(MIN([.$C132]*(COLUMN()-6);65536);65536)" table:style-name="ce1">
            <text:p>32415</text:p>
          </table:table-cell>
          <table:table-cell office:value-type="float" office:value="64830" table:formula="of:=MOD(MIN([.$C132]*(COLUMN()-6);65536);65536)" table:style-name="ce1">
            <text:p>6483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2239.963721452354" table:formula="of:=[.$A$1]*(1/2)^((ROW()-2-128)/128)" table:style-name="ce1">
            <text:p>32239.96372</text:p>
          </table:table-cell>
          <table:table-cell table:style-name="ce1"/>
          <table:table-cell office:value-type="float" office:value="32240" table:formula="of:=ROUND([.A133];0)" table:style-name="ce1">
            <text:p>32240</text:p>
          </table:table-cell>
          <table:table-cell table:style-name="ce1"/>
          <table:table-cell office:value-type="float" office:value="131" table:formula="of:=ROW()-2" table:style-name="ce1">
            <text:p>131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32240" table:formula="of:=MOD(MIN([.$C133]*(COLUMN()-6);65536);65536)" table:style-name="ce1">
            <text:p>32240</text:p>
          </table:table-cell>
          <table:table-cell office:value-type="float" office:value="64480" table:formula="of:=MOD(MIN([.$C133]*(COLUMN()-6);65536);65536)" table:style-name="ce1">
            <text:p>6448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2065.849330489757" table:formula="of:=[.$A$1]*(1/2)^((ROW()-2-128)/128)" table:style-name="ce1">
            <text:p>32065.84933</text:p>
          </table:table-cell>
          <table:table-cell table:style-name="ce1"/>
          <table:table-cell office:value-type="float" office:value="32066" table:formula="of:=ROUND([.A134];0)" table:style-name="ce1">
            <text:p>32066</text:p>
          </table:table-cell>
          <table:table-cell table:style-name="ce1"/>
          <table:table-cell office:value-type="float" office:value="132" table:formula="of:=ROW()-2" table:style-name="ce1">
            <text:p>132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32066" table:formula="of:=MOD(MIN([.$C134]*(COLUMN()-6);65536);65536)" table:style-name="ce1">
            <text:p>32066</text:p>
          </table:table-cell>
          <table:table-cell office:value-type="float" office:value="64132" table:formula="of:=MOD(MIN([.$C134]*(COLUMN()-6);65536);65536)" table:style-name="ce1">
            <text:p>64132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1892.675257618157" table:formula="of:=[.$A$1]*(1/2)^((ROW()-2-128)/128)" table:style-name="ce1">
            <text:p>31892.67526</text:p>
          </table:table-cell>
          <table:table-cell table:style-name="ce1"/>
          <table:table-cell office:value-type="float" office:value="31893" table:formula="of:=ROUND([.A135];0)" table:style-name="ce1">
            <text:p>31893</text:p>
          </table:table-cell>
          <table:table-cell table:style-name="ce1"/>
          <table:table-cell office:value-type="float" office:value="133" table:formula="of:=ROW()-2" table:style-name="ce1">
            <text:p>133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31893" table:formula="of:=MOD(MIN([.$C135]*(COLUMN()-6);65536);65536)" table:style-name="ce1">
            <text:p>31893</text:p>
          </table:table-cell>
          <table:table-cell office:value-type="float" office:value="63786" table:formula="of:=MOD(MIN([.$C135]*(COLUMN()-6);65536);65536)" table:style-name="ce1">
            <text:p>63786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1720.436424577751" table:formula="of:=[.$A$1]*(1/2)^((ROW()-2-128)/128)" table:style-name="ce1">
            <text:p>31720.43642</text:p>
          </table:table-cell>
          <table:table-cell table:style-name="ce1"/>
          <table:table-cell office:value-type="float" office:value="31720" table:formula="of:=ROUND([.A136];0)" table:style-name="ce1">
            <text:p>31720</text:p>
          </table:table-cell>
          <table:table-cell table:style-name="ce1"/>
          <table:table-cell office:value-type="float" office:value="134" table:formula="of:=ROW()-2" table:style-name="ce1">
            <text:p>134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31720" table:formula="of:=MOD(MIN([.$C136]*(COLUMN()-6);65536);65536)" table:style-name="ce1">
            <text:p>31720</text:p>
          </table:table-cell>
          <table:table-cell office:value-type="float" office:value="63440" table:formula="of:=MOD(MIN([.$C136]*(COLUMN()-6);65536);65536)" table:style-name="ce1">
            <text:p>6344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1549.127780534272" table:formula="of:=[.$A$1]*(1/2)^((ROW()-2-128)/128)" table:style-name="ce1">
            <text:p>31549.12778</text:p>
          </table:table-cell>
          <table:table-cell table:style-name="ce1"/>
          <table:table-cell office:value-type="float" office:value="31549" table:formula="of:=ROUND([.A137];0)" table:style-name="ce1">
            <text:p>31549</text:p>
          </table:table-cell>
          <table:table-cell table:style-name="ce1"/>
          <table:table-cell office:value-type="float" office:value="135" table:formula="of:=ROW()-2" table:style-name="ce1">
            <text:p>135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31549" table:formula="of:=MOD(MIN([.$C137]*(COLUMN()-6);65536);65536)" table:style-name="ce1">
            <text:p>31549</text:p>
          </table:table-cell>
          <table:table-cell office:value-type="float" office:value="63098" table:formula="of:=MOD(MIN([.$C137]*(COLUMN()-6);65536);65536)" table:style-name="ce1">
            <text:p>63098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1378.744301930863" table:formula="of:=[.$A$1]*(1/2)^((ROW()-2-128)/128)" table:style-name="ce1">
            <text:p>31378.7443</text:p>
          </table:table-cell>
          <table:table-cell table:style-name="ce1"/>
          <table:table-cell office:value-type="float" office:value="31379" table:formula="of:=ROUND([.A138];0)" table:style-name="ce1">
            <text:p>31379</text:p>
          </table:table-cell>
          <table:table-cell table:style-name="ce1"/>
          <table:table-cell office:value-type="float" office:value="136" table:formula="of:=ROW()-2" table:style-name="ce1">
            <text:p>136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31379" table:formula="of:=MOD(MIN([.$C138]*(COLUMN()-6);65536);65536)" table:style-name="ce1">
            <text:p>31379</text:p>
          </table:table-cell>
          <table:table-cell office:value-type="float" office:value="62758" table:formula="of:=MOD(MIN([.$C138]*(COLUMN()-6);65536);65536)" table:style-name="ce1">
            <text:p>62758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1209.280992340773" table:formula="of:=[.$A$1]*(1/2)^((ROW()-2-128)/128)" table:style-name="ce1">
            <text:p>31209.28099</text:p>
          </table:table-cell>
          <table:table-cell table:style-name="ce1"/>
          <table:table-cell office:value-type="float" office:value="31209" table:formula="of:=ROUND([.A139];0)" table:style-name="ce1">
            <text:p>31209</text:p>
          </table:table-cell>
          <table:table-cell table:style-name="ce1"/>
          <table:table-cell office:value-type="float" office:value="137" table:formula="of:=ROW()-2" table:style-name="ce1">
            <text:p>137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31209" table:formula="of:=MOD(MIN([.$C139]*(COLUMN()-6);65536);65536)" table:style-name="ce1">
            <text:p>31209</text:p>
          </table:table-cell>
          <table:table-cell office:value-type="float" office:value="62418" table:formula="of:=MOD(MIN([.$C139]*(COLUMN()-6);65536);65536)" table:style-name="ce1">
            <text:p>62418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1040.732882320845" table:formula="of:=[.$A$1]*(1/2)^((ROW()-2-128)/128)" table:style-name="ce1">
            <text:p>31040.73288</text:p>
          </table:table-cell>
          <table:table-cell table:style-name="ce1"/>
          <table:table-cell office:value-type="float" office:value="31041" table:formula="of:=ROUND([.A140];0)" table:style-name="ce1">
            <text:p>31041</text:p>
          </table:table-cell>
          <table:table-cell table:style-name="ce1"/>
          <table:table-cell office:value-type="float" office:value="138" table:formula="of:=ROW()-2" table:style-name="ce1">
            <text:p>138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31041" table:formula="of:=MOD(MIN([.$C140]*(COLUMN()-6);65536);65536)" table:style-name="ce1">
            <text:p>31041</text:p>
          </table:table-cell>
          <table:table-cell office:value-type="float" office:value="62082" table:formula="of:=MOD(MIN([.$C140]*(COLUMN()-6);65536);65536)" table:style-name="ce1">
            <text:p>62082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0873.095029265769" table:formula="of:=[.$A$1]*(1/2)^((ROW()-2-128)/128)" table:style-name="ce1">
            <text:p>30873.09503</text:p>
          </table:table-cell>
          <table:table-cell table:style-name="ce1"/>
          <table:table-cell office:value-type="float" office:value="30873" table:formula="of:=ROUND([.A141];0)" table:style-name="ce1">
            <text:p>30873</text:p>
          </table:table-cell>
          <table:table-cell table:style-name="ce1"/>
          <table:table-cell office:value-type="float" office:value="139" table:formula="of:=ROW()-2" table:style-name="ce1">
            <text:p>139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30873" table:formula="of:=MOD(MIN([.$C141]*(COLUMN()-6);65536);65536)" table:style-name="ce1">
            <text:p>30873</text:p>
          </table:table-cell>
          <table:table-cell office:value-type="float" office:value="61746" table:formula="of:=MOD(MIN([.$C141]*(COLUMN()-6);65536);65536)" table:style-name="ce1">
            <text:p>61746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0706.362517263155" table:formula="of:=[.$A$1]*(1/2)^((ROW()-2-128)/128)" table:style-name="ce1">
            <text:p>30706.36252</text:p>
          </table:table-cell>
          <table:table-cell table:style-name="ce1"/>
          <table:table-cell office:value-type="float" office:value="30706" table:formula="of:=ROUND([.A142];0)" table:style-name="ce1">
            <text:p>30706</text:p>
          </table:table-cell>
          <table:table-cell table:style-name="ce1"/>
          <table:table-cell office:value-type="float" office:value="140" table:formula="of:=ROW()-2" table:style-name="ce1">
            <text:p>14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30706" table:formula="of:=MOD(MIN([.$C142]*(COLUMN()-6);65536);65536)" table:style-name="ce1">
            <text:p>30706</text:p>
          </table:table-cell>
          <table:table-cell office:value-type="float" office:value="61412" table:formula="of:=MOD(MIN([.$C142]*(COLUMN()-6);65536);65536)" table:style-name="ce1">
            <text:p>61412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0540.530456949375" table:formula="of:=[.$A$1]*(1/2)^((ROW()-2-128)/128)" table:style-name="ce1">
            <text:p>30540.53046</text:p>
          </table:table-cell>
          <table:table-cell table:style-name="ce1"/>
          <table:table-cell office:value-type="float" office:value="30541" table:formula="of:=ROUND([.A143];0)" table:style-name="ce1">
            <text:p>30541</text:p>
          </table:table-cell>
          <table:table-cell table:style-name="ce1"/>
          <table:table-cell office:value-type="float" office:value="141" table:formula="of:=ROW()-2" table:style-name="ce1">
            <text:p>141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30541" table:formula="of:=MOD(MIN([.$C143]*(COLUMN()-6);65536);65536)" table:style-name="ce1">
            <text:p>30541</text:p>
          </table:table-cell>
          <table:table-cell office:value-type="float" office:value="61082" table:formula="of:=MOD(MIN([.$C143]*(COLUMN()-6);65536);65536)" table:style-name="ce1">
            <text:p>61082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0375.593985366188" table:formula="of:=[.$A$1]*(1/2)^((ROW()-2-128)/128)" table:style-name="ce1">
            <text:p>30375.59399</text:p>
          </table:table-cell>
          <table:table-cell table:style-name="ce1"/>
          <table:table-cell office:value-type="float" office:value="30376" table:formula="of:=ROUND([.A144];0)" table:style-name="ce1">
            <text:p>30376</text:p>
          </table:table-cell>
          <table:table-cell table:style-name="ce1"/>
          <table:table-cell office:value-type="float" office:value="142" table:formula="of:=ROW()-2" table:style-name="ce1">
            <text:p>142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30376" table:formula="of:=MOD(MIN([.$C144]*(COLUMN()-6);65536);65536)" table:style-name="ce1">
            <text:p>30376</text:p>
          </table:table-cell>
          <table:table-cell office:value-type="float" office:value="60752" table:formula="of:=MOD(MIN([.$C144]*(COLUMN()-6);65536);65536)" table:style-name="ce1">
            <text:p>60752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0211.548265818128" table:formula="of:=[.$A$1]*(1/2)^((ROW()-2-128)/128)" table:style-name="ce1">
            <text:p>30211.54827</text:p>
          </table:table-cell>
          <table:table-cell table:style-name="ce1"/>
          <table:table-cell office:value-type="float" office:value="30212" table:formula="of:=ROUND([.A145];0)" table:style-name="ce1">
            <text:p>30212</text:p>
          </table:table-cell>
          <table:table-cell table:style-name="ce1"/>
          <table:table-cell office:value-type="float" office:value="143" table:formula="of:=ROW()-2" table:style-name="ce1">
            <text:p>143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30212" table:formula="of:=MOD(MIN([.$C145]*(COLUMN()-6);65536);65536)" table:style-name="ce1">
            <text:p>30212</text:p>
          </table:table-cell>
          <table:table-cell office:value-type="float" office:value="60424" table:formula="of:=MOD(MIN([.$C145]*(COLUMN()-6);65536);65536)" table:style-name="ce1">
            <text:p>60424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128)/128)" table:style-name="ce1">
            <text:p>30048.38849</text:p>
          </table:table-cell>
          <table:table-cell table:style-name="ce1"/>
          <table:table-cell office:value-type="float" office:value="30048" table:formula="of:=ROUND([.A146];0)" table:style-name="ce1">
            <text:p>30048</text:p>
          </table:table-cell>
          <table:table-cell table:style-name="ce1"/>
          <table:table-cell office:value-type="float" office:value="144" table:formula="of:=ROW()-2" table:style-name="ce1">
            <text:p>144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30048" table:formula="of:=MOD(MIN([.$C146]*(COLUMN()-6);65536);65536)" table:style-name="ce1">
            <text:p>30048</text:p>
          </table:table-cell>
          <table:table-cell office:value-type="float" office:value="60096" table:formula="of:=MOD(MIN([.$C146]*(COLUMN()-6);65536);65536)" table:style-name="ce1">
            <text:p>60096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9886.109866509163" table:formula="of:=[.$A$1]*(1/2)^((ROW()-2-128)/128)" table:style-name="ce1">
            <text:p>29886.10987</text:p>
          </table:table-cell>
          <table:table-cell table:style-name="ce1"/>
          <table:table-cell office:value-type="float" office:value="29886" table:formula="of:=ROUND([.A147];0)" table:style-name="ce1">
            <text:p>29886</text:p>
          </table:table-cell>
          <table:table-cell table:style-name="ce1"/>
          <table:table-cell office:value-type="float" office:value="145" table:formula="of:=ROW()-2" table:style-name="ce1">
            <text:p>145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29886" table:formula="of:=MOD(MIN([.$C147]*(COLUMN()-6);65536);65536)" table:style-name="ce1">
            <text:p>29886</text:p>
          </table:table-cell>
          <table:table-cell office:value-type="float" office:value="59772" table:formula="of:=MOD(MIN([.$C147]*(COLUMN()-6);65536);65536)" table:style-name="ce1">
            <text:p>59772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9724.707643398535" table:formula="of:=[.$A$1]*(1/2)^((ROW()-2-128)/128)" table:style-name="ce1">
            <text:p>29724.70764</text:p>
          </table:table-cell>
          <table:table-cell table:style-name="ce1"/>
          <table:table-cell office:value-type="float" office:value="29725" table:formula="of:=ROUND([.A148];0)" table:style-name="ce1">
            <text:p>29725</text:p>
          </table:table-cell>
          <table:table-cell table:style-name="ce1"/>
          <table:table-cell office:value-type="float" office:value="146" table:formula="of:=ROW()-2" table:style-name="ce1">
            <text:p>146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29725" table:formula="of:=MOD(MIN([.$C148]*(COLUMN()-6);65536);65536)" table:style-name="ce1">
            <text:p>29725</text:p>
          </table:table-cell>
          <table:table-cell office:value-type="float" office:value="59450" table:formula="of:=MOD(MIN([.$C148]*(COLUMN()-6);65536);65536)" table:style-name="ce1">
            <text:p>5945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9564.177085343727" table:formula="of:=[.$A$1]*(1/2)^((ROW()-2-128)/128)" table:style-name="ce1">
            <text:p>29564.17709</text:p>
          </table:table-cell>
          <table:table-cell table:style-name="ce1"/>
          <table:table-cell office:value-type="float" office:value="29564" table:formula="of:=ROUND([.A149];0)" table:style-name="ce1">
            <text:p>29564</text:p>
          </table:table-cell>
          <table:table-cell table:style-name="ce1"/>
          <table:table-cell office:value-type="float" office:value="147" table:formula="of:=ROW()-2" table:style-name="ce1">
            <text:p>147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29564" table:formula="of:=MOD(MIN([.$C149]*(COLUMN()-6);65536);65536)" table:style-name="ce1">
            <text:p>29564</text:p>
          </table:table-cell>
          <table:table-cell office:value-type="float" office:value="59128" table:formula="of:=MOD(MIN([.$C149]*(COLUMN()-6);65536);65536)" table:style-name="ce1">
            <text:p>59128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9404.513484850908" table:formula="of:=[.$A$1]*(1/2)^((ROW()-2-128)/128)" table:style-name="ce1">
            <text:p>29404.51348</text:p>
          </table:table-cell>
          <table:table-cell table:style-name="ce1"/>
          <table:table-cell office:value-type="float" office:value="29405" table:formula="of:=ROUND([.A150];0)" table:style-name="ce1">
            <text:p>29405</text:p>
          </table:table-cell>
          <table:table-cell table:style-name="ce1"/>
          <table:table-cell office:value-type="float" office:value="148" table:formula="of:=ROW()-2" table:style-name="ce1">
            <text:p>148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29405" table:formula="of:=MOD(MIN([.$C150]*(COLUMN()-6);65536);65536)" table:style-name="ce1">
            <text:p>29405</text:p>
          </table:table-cell>
          <table:table-cell office:value-type="float" office:value="58810" table:formula="of:=MOD(MIN([.$C150]*(COLUMN()-6);65536);65536)" table:style-name="ce1">
            <text:p>5881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9245.71215984943" table:formula="of:=[.$A$1]*(1/2)^((ROW()-2-128)/128)" table:style-name="ce1">
            <text:p>29245.71216</text:p>
          </table:table-cell>
          <table:table-cell table:style-name="ce1"/>
          <table:table-cell office:value-type="float" office:value="29246" table:formula="of:=ROUND([.A151];0)" table:style-name="ce1">
            <text:p>29246</text:p>
          </table:table-cell>
          <table:table-cell table:style-name="ce1"/>
          <table:table-cell office:value-type="float" office:value="149" table:formula="of:=ROW()-2" table:style-name="ce1">
            <text:p>149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29246" table:formula="of:=MOD(MIN([.$C151]*(COLUMN()-6);65536);65536)" table:style-name="ce1">
            <text:p>29246</text:p>
          </table:table-cell>
          <table:table-cell office:value-type="float" office:value="58492" table:formula="of:=MOD(MIN([.$C151]*(COLUMN()-6);65536);65536)" table:style-name="ce1">
            <text:p>58492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9087.768453554523" table:formula="of:=[.$A$1]*(1/2)^((ROW()-2-128)/128)" table:style-name="ce1">
            <text:p>29087.76845</text:p>
          </table:table-cell>
          <table:table-cell table:style-name="ce1"/>
          <table:table-cell office:value-type="float" office:value="29088" table:formula="of:=ROUND([.A152];0)" table:style-name="ce1">
            <text:p>29088</text:p>
          </table:table-cell>
          <table:table-cell table:style-name="ce1"/>
          <table:table-cell office:value-type="float" office:value="150" table:formula="of:=ROW()-2" table:style-name="ce1">
            <text:p>15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29088" table:formula="of:=MOD(MIN([.$C152]*(COLUMN()-6);65536);65536)" table:style-name="ce1">
            <text:p>29088</text:p>
          </table:table-cell>
          <table:table-cell office:value-type="float" office:value="58176" table:formula="of:=MOD(MIN([.$C152]*(COLUMN()-6);65536);65536)" table:style-name="ce1">
            <text:p>58176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8930.67773433074" table:formula="of:=[.$A$1]*(1/2)^((ROW()-2-128)/128)" table:style-name="ce1">
            <text:p>28930.67773</text:p>
          </table:table-cell>
          <table:table-cell table:style-name="ce1"/>
          <table:table-cell office:value-type="float" office:value="28931" table:formula="of:=ROUND([.A153];0)" table:style-name="ce1">
            <text:p>28931</text:p>
          </table:table-cell>
          <table:table-cell table:style-name="ce1"/>
          <table:table-cell office:value-type="float" office:value="151" table:formula="of:=ROW()-2" table:style-name="ce1">
            <text:p>151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28931" table:formula="of:=MOD(MIN([.$C153]*(COLUMN()-6);65536);65536)" table:style-name="ce1">
            <text:p>28931</text:p>
          </table:table-cell>
          <table:table-cell office:value-type="float" office:value="57862" table:formula="of:=MOD(MIN([.$C153]*(COLUMN()-6);65536);65536)" table:style-name="ce1">
            <text:p>57862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8774.435395556138" table:formula="of:=[.$A$1]*(1/2)^((ROW()-2-128)/128)" table:style-name="ce1">
            <text:p>28774.4354</text:p>
          </table:table-cell>
          <table:table-cell table:style-name="ce1"/>
          <table:table-cell office:value-type="float" office:value="28774" table:formula="of:=ROUND([.A154];0)" table:style-name="ce1">
            <text:p>28774</text:p>
          </table:table-cell>
          <table:table-cell table:style-name="ce1"/>
          <table:table-cell office:value-type="float" office:value="152" table:formula="of:=ROW()-2" table:style-name="ce1">
            <text:p>152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28774" table:formula="of:=MOD(MIN([.$C154]*(COLUMN()-6);65536);65536)" table:style-name="ce1">
            <text:p>28774</text:p>
          </table:table-cell>
          <table:table-cell office:value-type="float" office:value="57548" table:formula="of:=MOD(MIN([.$C154]*(COLUMN()-6);65536);65536)" table:style-name="ce1">
            <text:p>57548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8619.036855487182" table:formula="of:=[.$A$1]*(1/2)^((ROW()-2-128)/128)" table:style-name="ce1">
            <text:p>28619.03686</text:p>
          </table:table-cell>
          <table:table-cell table:style-name="ce1"/>
          <table:table-cell office:value-type="float" office:value="28619" table:formula="of:=ROUND([.A155];0)" table:style-name="ce1">
            <text:p>28619</text:p>
          </table:table-cell>
          <table:table-cell table:style-name="ce1"/>
          <table:table-cell office:value-type="float" office:value="153" table:formula="of:=ROW()-2" table:style-name="ce1">
            <text:p>153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28619" table:formula="of:=MOD(MIN([.$C155]*(COLUMN()-6);65536);65536)" table:style-name="ce1">
            <text:p>28619</text:p>
          </table:table-cell>
          <table:table-cell office:value-type="float" office:value="57238" table:formula="of:=MOD(MIN([.$C155]*(COLUMN()-6);65536);65536)" table:style-name="ce1">
            <text:p>57238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8464.477557124403" table:formula="of:=[.$A$1]*(1/2)^((ROW()-2-128)/128)" table:style-name="ce1">
            <text:p>28464.47756</text:p>
          </table:table-cell>
          <table:table-cell table:style-name="ce1"/>
          <table:table-cell office:value-type="float" office:value="28464" table:formula="of:=ROUND([.A156];0)" table:style-name="ce1">
            <text:p>28464</text:p>
          </table:table-cell>
          <table:table-cell table:style-name="ce1"/>
          <table:table-cell office:value-type="float" office:value="154" table:formula="of:=ROW()-2" table:style-name="ce1">
            <text:p>154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28464" table:formula="of:=MOD(MIN([.$C156]*(COLUMN()-6);65536);65536)" table:style-name="ce1">
            <text:p>28464</text:p>
          </table:table-cell>
          <table:table-cell office:value-type="float" office:value="56928" table:formula="of:=MOD(MIN([.$C156]*(COLUMN()-6);65536);65536)" table:style-name="ce1">
            <text:p>56928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8310.752968078745" table:formula="of:=[.$A$1]*(1/2)^((ROW()-2-128)/128)" table:style-name="ce1">
            <text:p>28310.75297</text:p>
          </table:table-cell>
          <table:table-cell table:style-name="ce1"/>
          <table:table-cell office:value-type="float" office:value="28311" table:formula="of:=ROUND([.A157];0)" table:style-name="ce1">
            <text:p>28311</text:p>
          </table:table-cell>
          <table:table-cell table:style-name="ce1"/>
          <table:table-cell office:value-type="float" office:value="155" table:formula="of:=ROW()-2" table:style-name="ce1">
            <text:p>155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28311" table:formula="of:=MOD(MIN([.$C157]*(COLUMN()-6);65536);65536)" table:style-name="ce1">
            <text:p>28311</text:p>
          </table:table-cell>
          <table:table-cell office:value-type="float" office:value="56622" table:formula="of:=MOD(MIN([.$C157]*(COLUMN()-6);65536);65536)" table:style-name="ce1">
            <text:p>56622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128)/128)" table:style-name="ce1">
            <text:p>28157.85858</text:p>
          </table:table-cell>
          <table:table-cell table:style-name="ce1"/>
          <table:table-cell office:value-type="float" office:value="28158" table:formula="of:=ROUND([.A158];0)" table:style-name="ce1">
            <text:p>28158</text:p>
          </table:table-cell>
          <table:table-cell table:style-name="ce1"/>
          <table:table-cell office:value-type="float" office:value="156" table:formula="of:=ROW()-2" table:style-name="ce1">
            <text:p>156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28158" table:formula="of:=MOD(MIN([.$C158]*(COLUMN()-6);65536);65536)" table:style-name="ce1">
            <text:p>28158</text:p>
          </table:table-cell>
          <table:table-cell office:value-type="float" office:value="56316" table:formula="of:=MOD(MIN([.$C158]*(COLUMN()-6);65536);65536)" table:style-name="ce1">
            <text:p>56316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8005.789910637985" table:formula="of:=[.$A$1]*(1/2)^((ROW()-2-128)/128)" table:style-name="ce1">
            <text:p>28005.78991</text:p>
          </table:table-cell>
          <table:table-cell table:style-name="ce1"/>
          <table:table-cell office:value-type="float" office:value="28006" table:formula="of:=ROUND([.A159];0)" table:style-name="ce1">
            <text:p>28006</text:p>
          </table:table-cell>
          <table:table-cell table:style-name="ce1"/>
          <table:table-cell office:value-type="float" office:value="157" table:formula="of:=ROW()-2" table:style-name="ce1">
            <text:p>157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28006" table:formula="of:=MOD(MIN([.$C159]*(COLUMN()-6);65536);65536)" table:style-name="ce1">
            <text:p>28006</text:p>
          </table:table-cell>
          <table:table-cell office:value-type="float" office:value="56012" table:formula="of:=MOD(MIN([.$C159]*(COLUMN()-6);65536);65536)" table:style-name="ce1">
            <text:p>56012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7854.542499324289" table:formula="of:=[.$A$1]*(1/2)^((ROW()-2-128)/128)" table:style-name="ce1">
            <text:p>27854.5425</text:p>
          </table:table-cell>
          <table:table-cell table:style-name="ce1"/>
          <table:table-cell office:value-type="float" office:value="27855" table:formula="of:=ROUND([.A160];0)" table:style-name="ce1">
            <text:p>27855</text:p>
          </table:table-cell>
          <table:table-cell table:style-name="ce1"/>
          <table:table-cell office:value-type="float" office:value="158" table:formula="of:=ROW()-2" table:style-name="ce1">
            <text:p>158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27855" table:formula="of:=MOD(MIN([.$C160]*(COLUMN()-6);65536);65536)" table:style-name="ce1">
            <text:p>27855</text:p>
          </table:table-cell>
          <table:table-cell office:value-type="float" office:value="55710" table:formula="of:=MOD(MIN([.$C160]*(COLUMN()-6);65536);65536)" table:style-name="ce1">
            <text:p>5571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7704.111911228298" table:formula="of:=[.$A$1]*(1/2)^((ROW()-2-128)/128)" table:style-name="ce1">
            <text:p>27704.11191</text:p>
          </table:table-cell>
          <table:table-cell table:style-name="ce1"/>
          <table:table-cell office:value-type="float" office:value="27704" table:formula="of:=ROUND([.A161];0)" table:style-name="ce1">
            <text:p>27704</text:p>
          </table:table-cell>
          <table:table-cell table:style-name="ce1"/>
          <table:table-cell office:value-type="float" office:value="159" table:formula="of:=ROW()-2" table:style-name="ce1">
            <text:p>159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27704" table:formula="of:=MOD(MIN([.$C161]*(COLUMN()-6);65536);65536)" table:style-name="ce1">
            <text:p>27704</text:p>
          </table:table-cell>
          <table:table-cell office:value-type="float" office:value="55408" table:formula="of:=MOD(MIN([.$C161]*(COLUMN()-6);65536);65536)" table:style-name="ce1">
            <text:p>55408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7554.493735033717" table:formula="of:=[.$A$1]*(1/2)^((ROW()-2-128)/128)" table:style-name="ce1">
            <text:p>27554.49374</text:p>
          </table:table-cell>
          <table:table-cell table:style-name="ce1"/>
          <table:table-cell office:value-type="float" office:value="27554" table:formula="of:=ROUND([.A162];0)" table:style-name="ce1">
            <text:p>27554</text:p>
          </table:table-cell>
          <table:table-cell table:style-name="ce1"/>
          <table:table-cell office:value-type="float" office:value="160" table:formula="of:=ROW()-2" table:style-name="ce1">
            <text:p>16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27554" table:formula="of:=MOD(MIN([.$C162]*(COLUMN()-6);65536);65536)" table:style-name="ce1">
            <text:p>27554</text:p>
          </table:table-cell>
          <table:table-cell office:value-type="float" office:value="55108" table:formula="of:=MOD(MIN([.$C162]*(COLUMN()-6);65536);65536)" table:style-name="ce1">
            <text:p>55108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7405.683583247919" table:formula="of:=[.$A$1]*(1/2)^((ROW()-2-128)/128)" table:style-name="ce1">
            <text:p>27405.68358</text:p>
          </table:table-cell>
          <table:table-cell table:style-name="ce1"/>
          <table:table-cell office:value-type="float" office:value="27406" table:formula="of:=ROUND([.A163];0)" table:style-name="ce1">
            <text:p>27406</text:p>
          </table:table-cell>
          <table:table-cell table:style-name="ce1"/>
          <table:table-cell office:value-type="float" office:value="161" table:formula="of:=ROW()-2" table:style-name="ce1">
            <text:p>161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27406" table:formula="of:=MOD(MIN([.$C163]*(COLUMN()-6);65536);65536)" table:style-name="ce1">
            <text:p>27406</text:p>
          </table:table-cell>
          <table:table-cell office:value-type="float" office:value="54812" table:formula="of:=MOD(MIN([.$C163]*(COLUMN()-6);65536);65536)" table:style-name="ce1">
            <text:p>54812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7257.677092073249" table:formula="of:=[.$A$1]*(1/2)^((ROW()-2-128)/128)" table:style-name="ce1">
            <text:p>27257.67709</text:p>
          </table:table-cell>
          <table:table-cell table:style-name="ce1"/>
          <table:table-cell office:value-type="float" office:value="27258" table:formula="of:=ROUND([.A164];0)" table:style-name="ce1">
            <text:p>27258</text:p>
          </table:table-cell>
          <table:table-cell table:style-name="ce1"/>
          <table:table-cell office:value-type="float" office:value="162" table:formula="of:=ROW()-2" table:style-name="ce1">
            <text:p>162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27258" table:formula="of:=MOD(MIN([.$C164]*(COLUMN()-6);65536);65536)" table:style-name="ce1">
            <text:p>27258</text:p>
          </table:table-cell>
          <table:table-cell office:value-type="float" office:value="54516" table:formula="of:=MOD(MIN([.$C164]*(COLUMN()-6);65536);65536)" table:style-name="ce1">
            <text:p>54516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7110.469921279091" table:formula="of:=[.$A$1]*(1/2)^((ROW()-2-128)/128)" table:style-name="ce1">
            <text:p>27110.46992</text:p>
          </table:table-cell>
          <table:table-cell table:style-name="ce1"/>
          <table:table-cell office:value-type="float" office:value="27110" table:formula="of:=ROUND([.A165];0)" table:style-name="ce1">
            <text:p>27110</text:p>
          </table:table-cell>
          <table:table-cell table:style-name="ce1"/>
          <table:table-cell office:value-type="float" office:value="163" table:formula="of:=ROW()-2" table:style-name="ce1">
            <text:p>163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27110" table:formula="of:=MOD(MIN([.$C165]*(COLUMN()-6);65536);65536)" table:style-name="ce1">
            <text:p>27110</text:p>
          </table:table-cell>
          <table:table-cell office:value-type="float" office:value="54220" table:formula="of:=MOD(MIN([.$C165]*(COLUMN()-6);65536);65536)" table:style-name="ce1">
            <text:p>5422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6964.057754074562" table:formula="of:=[.$A$1]*(1/2)^((ROW()-2-128)/128)" table:style-name="ce1">
            <text:p>26964.05775</text:p>
          </table:table-cell>
          <table:table-cell table:style-name="ce1"/>
          <table:table-cell office:value-type="float" office:value="26964" table:formula="of:=ROUND([.A166];0)" table:style-name="ce1">
            <text:p>26964</text:p>
          </table:table-cell>
          <table:table-cell table:style-name="ce1"/>
          <table:table-cell office:value-type="float" office:value="164" table:formula="of:=ROW()-2" table:style-name="ce1">
            <text:p>164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26964" table:formula="of:=MOD(MIN([.$C166]*(COLUMN()-6);65536);65536)" table:style-name="ce1">
            <text:p>26964</text:p>
          </table:table-cell>
          <table:table-cell office:value-type="float" office:value="53928" table:formula="of:=MOD(MIN([.$C166]*(COLUMN()-6);65536);65536)" table:style-name="ce1">
            <text:p>53928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6818.436296981945" table:formula="of:=[.$A$1]*(1/2)^((ROW()-2-128)/128)" table:style-name="ce1">
            <text:p>26818.4363</text:p>
          </table:table-cell>
          <table:table-cell table:style-name="ce1"/>
          <table:table-cell office:value-type="float" office:value="26818" table:formula="of:=ROUND([.A167];0)" table:style-name="ce1">
            <text:p>26818</text:p>
          </table:table-cell>
          <table:table-cell table:style-name="ce1"/>
          <table:table-cell office:value-type="float" office:value="165" table:formula="of:=ROW()-2" table:style-name="ce1">
            <text:p>165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26818" table:formula="of:=MOD(MIN([.$C167]*(COLUMN()-6);65536);65536)" table:style-name="ce1">
            <text:p>26818</text:p>
          </table:table-cell>
          <table:table-cell office:value-type="float" office:value="53636" table:formula="of:=MOD(MIN([.$C167]*(COLUMN()-6);65536);65536)" table:style-name="ce1">
            <text:p>53636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6673.601279710787" table:formula="of:=[.$A$1]*(1/2)^((ROW()-2-128)/128)" table:style-name="ce1">
            <text:p>26673.60128</text:p>
          </table:table-cell>
          <table:table-cell table:style-name="ce1"/>
          <table:table-cell office:value-type="float" office:value="26674" table:formula="of:=ROUND([.A168];0)" table:style-name="ce1">
            <text:p>26674</text:p>
          </table:table-cell>
          <table:table-cell table:style-name="ce1"/>
          <table:table-cell office:value-type="float" office:value="166" table:formula="of:=ROW()-2" table:style-name="ce1">
            <text:p>166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26674" table:formula="of:=MOD(MIN([.$C168]*(COLUMN()-6);65536);65536)" table:style-name="ce1">
            <text:p>26674</text:p>
          </table:table-cell>
          <table:table-cell office:value-type="float" office:value="53348" table:formula="of:=MOD(MIN([.$C168]*(COLUMN()-6);65536);65536)" table:style-name="ce1">
            <text:p>53348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6529.548455032647" table:formula="of:=[.$A$1]*(1/2)^((ROW()-2-128)/128)" table:style-name="ce1">
            <text:p>26529.54846</text:p>
          </table:table-cell>
          <table:table-cell table:style-name="ce1"/>
          <table:table-cell office:value-type="float" office:value="26530" table:formula="of:=ROUND([.A169];0)" table:style-name="ce1">
            <text:p>26530</text:p>
          </table:table-cell>
          <table:table-cell table:style-name="ce1"/>
          <table:table-cell office:value-type="float" office:value="167" table:formula="of:=ROW()-2" table:style-name="ce1">
            <text:p>167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26530" table:formula="of:=MOD(MIN([.$C169]*(COLUMN()-6);65536);65536)" table:style-name="ce1">
            <text:p>26530</text:p>
          </table:table-cell>
          <table:table-cell office:value-type="float" office:value="53060" table:formula="of:=MOD(MIN([.$C169]*(COLUMN()-6);65536);65536)" table:style-name="ce1">
            <text:p>5306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128)/128)" table:style-name="ce1">
            <text:p>26386.2736</text:p>
          </table:table-cell>
          <table:table-cell table:style-name="ce1"/>
          <table:table-cell office:value-type="float" office:value="26386" table:formula="of:=ROUND([.A170];0)" table:style-name="ce1">
            <text:p>26386</text:p>
          </table:table-cell>
          <table:table-cell table:style-name="ce1"/>
          <table:table-cell office:value-type="float" office:value="168" table:formula="of:=ROW()-2" table:style-name="ce1">
            <text:p>168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26386" table:formula="of:=MOD(MIN([.$C170]*(COLUMN()-6);65536);65536)" table:style-name="ce1">
            <text:p>26386</text:p>
          </table:table-cell>
          <table:table-cell office:value-type="float" office:value="52772" table:formula="of:=MOD(MIN([.$C170]*(COLUMN()-6);65536);65536)" table:style-name="ce1">
            <text:p>52772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6243.772509105249" table:formula="of:=[.$A$1]*(1/2)^((ROW()-2-128)/128)" table:style-name="ce1">
            <text:p>26243.77251</text:p>
          </table:table-cell>
          <table:table-cell table:style-name="ce1"/>
          <table:table-cell office:value-type="float" office:value="26244" table:formula="of:=ROUND([.A171];0)" table:style-name="ce1">
            <text:p>26244</text:p>
          </table:table-cell>
          <table:table-cell table:style-name="ce1"/>
          <table:table-cell office:value-type="float" office:value="169" table:formula="of:=ROW()-2" table:style-name="ce1">
            <text:p>169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26244" table:formula="of:=MOD(MIN([.$C171]*(COLUMN()-6);65536);65536)" table:style-name="ce1">
            <text:p>26244</text:p>
          </table:table-cell>
          <table:table-cell office:value-type="float" office:value="52488" table:formula="of:=MOD(MIN([.$C171]*(COLUMN()-6);65536);65536)" table:style-name="ce1">
            <text:p>52488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6102.041007591703" table:formula="of:=[.$A$1]*(1/2)^((ROW()-2-128)/128)" table:style-name="ce1">
            <text:p>26102.04101</text:p>
          </table:table-cell>
          <table:table-cell table:style-name="ce1"/>
          <table:table-cell office:value-type="float" office:value="26102" table:formula="of:=ROUND([.A172];0)" table:style-name="ce1">
            <text:p>26102</text:p>
          </table:table-cell>
          <table:table-cell table:style-name="ce1"/>
          <table:table-cell office:value-type="float" office:value="170" table:formula="of:=ROW()-2" table:style-name="ce1">
            <text:p>17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26102" table:formula="of:=MOD(MIN([.$C172]*(COLUMN()-6);65536);65536)" table:style-name="ce1">
            <text:p>26102</text:p>
          </table:table-cell>
          <table:table-cell office:value-type="float" office:value="52204" table:formula="of:=MOD(MIN([.$C172]*(COLUMN()-6);65536);65536)" table:style-name="ce1">
            <text:p>52204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5961.074937896858" table:formula="of:=[.$A$1]*(1/2)^((ROW()-2-128)/128)" table:style-name="ce1">
            <text:p>25961.07494</text:p>
          </table:table-cell>
          <table:table-cell table:style-name="ce1"/>
          <table:table-cell office:value-type="float" office:value="25961" table:formula="of:=ROUND([.A173];0)" table:style-name="ce1">
            <text:p>25961</text:p>
          </table:table-cell>
          <table:table-cell table:style-name="ce1"/>
          <table:table-cell office:value-type="float" office:value="171" table:formula="of:=ROW()-2" table:style-name="ce1">
            <text:p>171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25961" table:formula="of:=MOD(MIN([.$C173]*(COLUMN()-6);65536);65536)" table:style-name="ce1">
            <text:p>25961</text:p>
          </table:table-cell>
          <table:table-cell office:value-type="float" office:value="51922" table:formula="of:=MOD(MIN([.$C173]*(COLUMN()-6);65536);65536)" table:style-name="ce1">
            <text:p>51922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128)/128)" table:style-name="ce1">
            <text:p>25820.87017</text:p>
          </table:table-cell>
          <table:table-cell table:style-name="ce1"/>
          <table:table-cell office:value-type="float" office:value="25821" table:formula="of:=ROUND([.A174];0)" table:style-name="ce1">
            <text:p>25821</text:p>
          </table:table-cell>
          <table:table-cell table:style-name="ce1"/>
          <table:table-cell office:value-type="float" office:value="172" table:formula="of:=ROW()-2" table:style-name="ce1">
            <text:p>172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25821" table:formula="of:=MOD(MIN([.$C174]*(COLUMN()-6);65536);65536)" table:style-name="ce1">
            <text:p>25821</text:p>
          </table:table-cell>
          <table:table-cell office:value-type="float" office:value="51642" table:formula="of:=MOD(MIN([.$C174]*(COLUMN()-6);65536);65536)" table:style-name="ce1">
            <text:p>51642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5681.42258119562" table:formula="of:=[.$A$1]*(1/2)^((ROW()-2-128)/128)" table:style-name="ce1">
            <text:p>25681.42258</text:p>
          </table:table-cell>
          <table:table-cell table:style-name="ce1"/>
          <table:table-cell office:value-type="float" office:value="25681" table:formula="of:=ROUND([.A175];0)" table:style-name="ce1">
            <text:p>25681</text:p>
          </table:table-cell>
          <table:table-cell table:style-name="ce1"/>
          <table:table-cell office:value-type="float" office:value="173" table:formula="of:=ROW()-2" table:style-name="ce1">
            <text:p>173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25681" table:formula="of:=MOD(MIN([.$C175]*(COLUMN()-6);65536);65536)" table:style-name="ce1">
            <text:p>25681</text:p>
          </table:table-cell>
          <table:table-cell office:value-type="float" office:value="51362" table:formula="of:=MOD(MIN([.$C175]*(COLUMN()-6);65536);65536)" table:style-name="ce1">
            <text:p>51362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5542.72809349672" table:formula="of:=[.$A$1]*(1/2)^((ROW()-2-128)/128)" table:style-name="ce1">
            <text:p>25542.72809</text:p>
          </table:table-cell>
          <table:table-cell table:style-name="ce1"/>
          <table:table-cell office:value-type="float" office:value="25543" table:formula="of:=ROUND([.A176];0)" table:style-name="ce1">
            <text:p>25543</text:p>
          </table:table-cell>
          <table:table-cell table:style-name="ce1"/>
          <table:table-cell office:value-type="float" office:value="174" table:formula="of:=ROW()-2" table:style-name="ce1">
            <text:p>174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25543" table:formula="of:=MOD(MIN([.$C176]*(COLUMN()-6);65536);65536)" table:style-name="ce1">
            <text:p>25543</text:p>
          </table:table-cell>
          <table:table-cell office:value-type="float" office:value="51086" table:formula="of:=MOD(MIN([.$C176]*(COLUMN()-6);65536);65536)" table:style-name="ce1">
            <text:p>51086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5404.78263599104" table:formula="of:=[.$A$1]*(1/2)^((ROW()-2-128)/128)" table:style-name="ce1">
            <text:p>25404.78264</text:p>
          </table:table-cell>
          <table:table-cell table:style-name="ce1"/>
          <table:table-cell office:value-type="float" office:value="25405" table:formula="of:=ROUND([.A177];0)" table:style-name="ce1">
            <text:p>25405</text:p>
          </table:table-cell>
          <table:table-cell table:style-name="ce1"/>
          <table:table-cell office:value-type="float" office:value="175" table:formula="of:=ROW()-2" table:style-name="ce1">
            <text:p>175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25405" table:formula="of:=MOD(MIN([.$C177]*(COLUMN()-6);65536);65536)" table:style-name="ce1">
            <text:p>25405</text:p>
          </table:table-cell>
          <table:table-cell office:value-type="float" office:value="50810" table:formula="of:=MOD(MIN([.$C177]*(COLUMN()-6);65536);65536)" table:style-name="ce1">
            <text:p>5081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5267.582163483705" table:formula="of:=[.$A$1]*(1/2)^((ROW()-2-128)/128)" table:style-name="ce1">
            <text:p>25267.58216</text:p>
          </table:table-cell>
          <table:table-cell table:style-name="ce1"/>
          <table:table-cell office:value-type="float" office:value="25268" table:formula="of:=ROUND([.A178];0)" table:style-name="ce1">
            <text:p>25268</text:p>
          </table:table-cell>
          <table:table-cell table:style-name="ce1"/>
          <table:table-cell office:value-type="float" office:value="176" table:formula="of:=ROW()-2" table:style-name="ce1">
            <text:p>176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25268" table:formula="of:=MOD(MIN([.$C178]*(COLUMN()-6);65536);65536)" table:style-name="ce1">
            <text:p>25268</text:p>
          </table:table-cell>
          <table:table-cell office:value-type="float" office:value="50536" table:formula="of:=MOD(MIN([.$C178]*(COLUMN()-6);65536);65536)" table:style-name="ce1">
            <text:p>50536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5131.122652626222" table:formula="of:=[.$A$1]*(1/2)^((ROW()-2-128)/128)" table:style-name="ce1">
            <text:p>25131.12265</text:p>
          </table:table-cell>
          <table:table-cell table:style-name="ce1"/>
          <table:table-cell office:value-type="float" office:value="25131" table:formula="of:=ROUND([.A179];0)" table:style-name="ce1">
            <text:p>25131</text:p>
          </table:table-cell>
          <table:table-cell table:style-name="ce1"/>
          <table:table-cell office:value-type="float" office:value="177" table:formula="of:=ROW()-2" table:style-name="ce1">
            <text:p>177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25131" table:formula="of:=MOD(MIN([.$C179]*(COLUMN()-6);65536);65536)" table:style-name="ce1">
            <text:p>25131</text:p>
          </table:table-cell>
          <table:table-cell office:value-type="float" office:value="50262" table:formula="of:=MOD(MIN([.$C179]*(COLUMN()-6);65536);65536)" table:style-name="ce1">
            <text:p>50262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995.400101798514" table:formula="of:=[.$A$1]*(1/2)^((ROW()-2-128)/128)" table:style-name="ce1">
            <text:p>24995.4001</text:p>
          </table:table-cell>
          <table:table-cell table:style-name="ce1"/>
          <table:table-cell office:value-type="float" office:value="24995" table:formula="of:=ROUND([.A180];0)" table:style-name="ce1">
            <text:p>24995</text:p>
          </table:table-cell>
          <table:table-cell table:style-name="ce1"/>
          <table:table-cell office:value-type="float" office:value="178" table:formula="of:=ROW()-2" table:style-name="ce1">
            <text:p>178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24995" table:formula="of:=MOD(MIN([.$C180]*(COLUMN()-6);65536);65536)" table:style-name="ce1">
            <text:p>24995</text:p>
          </table:table-cell>
          <table:table-cell office:value-type="float" office:value="49990" table:formula="of:=MOD(MIN([.$C180]*(COLUMN()-6);65536);65536)" table:style-name="ce1">
            <text:p>4999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860.41053099155" table:formula="of:=[.$A$1]*(1/2)^((ROW()-2-128)/128)" table:style-name="ce1">
            <text:p>24860.41053</text:p>
          </table:table-cell>
          <table:table-cell table:style-name="ce1"/>
          <table:table-cell office:value-type="float" office:value="24860" table:formula="of:=ROUND([.A181];0)" table:style-name="ce1">
            <text:p>24860</text:p>
          </table:table-cell>
          <table:table-cell table:style-name="ce1"/>
          <table:table-cell office:value-type="float" office:value="179" table:formula="of:=ROW()-2" table:style-name="ce1">
            <text:p>179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24860" table:formula="of:=MOD(MIN([.$C181]*(COLUMN()-6);65536);65536)" table:style-name="ce1">
            <text:p>24860</text:p>
          </table:table-cell>
          <table:table-cell office:value-type="float" office:value="49720" table:formula="of:=MOD(MIN([.$C181]*(COLUMN()-6);65536);65536)" table:style-name="ce1">
            <text:p>4972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726.14998169064" table:formula="of:=[.$A$1]*(1/2)^((ROW()-2-128)/128)" table:style-name="ce1">
            <text:p>24726.14998</text:p>
          </table:table-cell>
          <table:table-cell table:style-name="ce1"/>
          <table:table-cell office:value-type="float" office:value="24726" table:formula="of:=ROUND([.A182];0)" table:style-name="ce1">
            <text:p>24726</text:p>
          </table:table-cell>
          <table:table-cell table:style-name="ce1"/>
          <table:table-cell office:value-type="float" office:value="180" table:formula="of:=ROW()-2" table:style-name="ce1">
            <text:p>18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24726" table:formula="of:=MOD(MIN([.$C182]*(COLUMN()-6);65536);65536)" table:style-name="ce1">
            <text:p>24726</text:p>
          </table:table-cell>
          <table:table-cell office:value-type="float" office:value="49452" table:formula="of:=MOD(MIN([.$C182]*(COLUMN()-6);65536);65536)" table:style-name="ce1">
            <text:p>49452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592.614516759357" table:formula="of:=[.$A$1]*(1/2)^((ROW()-2-128)/128)" table:style-name="ce1">
            <text:p>24592.61452</text:p>
          </table:table-cell>
          <table:table-cell table:style-name="ce1"/>
          <table:table-cell office:value-type="float" office:value="24593" table:formula="of:=ROUND([.A183];0)" table:style-name="ce1">
            <text:p>24593</text:p>
          </table:table-cell>
          <table:table-cell table:style-name="ce1"/>
          <table:table-cell office:value-type="float" office:value="181" table:formula="of:=ROW()-2" table:style-name="ce1">
            <text:p>181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24593" table:formula="of:=MOD(MIN([.$C183]*(COLUMN()-6);65536);65536)" table:style-name="ce1">
            <text:p>24593</text:p>
          </table:table-cell>
          <table:table-cell office:value-type="float" office:value="49186" table:formula="of:=MOD(MIN([.$C183]*(COLUMN()-6);65536);65536)" table:style-name="ce1">
            <text:p>49186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459.800220324083" table:formula="of:=[.$A$1]*(1/2)^((ROW()-2-128)/128)" table:style-name="ce1">
            <text:p>24459.80022</text:p>
          </table:table-cell>
          <table:table-cell table:style-name="ce1"/>
          <table:table-cell office:value-type="float" office:value="24460" table:formula="of:=ROUND([.A184];0)" table:style-name="ce1">
            <text:p>24460</text:p>
          </table:table-cell>
          <table:table-cell table:style-name="ce1"/>
          <table:table-cell office:value-type="float" office:value="182" table:formula="of:=ROW()-2" table:style-name="ce1">
            <text:p>182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24460" table:formula="of:=MOD(MIN([.$C184]*(COLUMN()-6);65536);65536)" table:style-name="ce1">
            <text:p>24460</text:p>
          </table:table-cell>
          <table:table-cell office:value-type="float" office:value="48920" table:formula="of:=MOD(MIN([.$C184]*(COLUMN()-6);65536);65536)" table:style-name="ce1">
            <text:p>4892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327.703197659179" table:formula="of:=[.$A$1]*(1/2)^((ROW()-2-128)/128)" table:style-name="ce1">
            <text:p>24327.7032</text:p>
          </table:table-cell>
          <table:table-cell table:style-name="ce1"/>
          <table:table-cell office:value-type="float" office:value="24328" table:formula="of:=ROUND([.A185];0)" table:style-name="ce1">
            <text:p>24328</text:p>
          </table:table-cell>
          <table:table-cell table:style-name="ce1"/>
          <table:table-cell office:value-type="float" office:value="183" table:formula="of:=ROW()-2" table:style-name="ce1">
            <text:p>183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24328" table:formula="of:=MOD(MIN([.$C185]*(COLUMN()-6);65536);65536)" table:style-name="ce1">
            <text:p>24328</text:p>
          </table:table-cell>
          <table:table-cell office:value-type="float" office:value="48656" table:formula="of:=MOD(MIN([.$C185]*(COLUMN()-6);65536);65536)" table:style-name="ce1">
            <text:p>48656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128)/128)" table:style-name="ce1">
            <text:p>24196.31958</text:p>
          </table:table-cell>
          <table:table-cell table:style-name="ce1"/>
          <table:table-cell office:value-type="float" office:value="24196" table:formula="of:=ROUND([.A186];0)" table:style-name="ce1">
            <text:p>24196</text:p>
          </table:table-cell>
          <table:table-cell table:style-name="ce1"/>
          <table:table-cell office:value-type="float" office:value="184" table:formula="of:=ROW()-2" table:style-name="ce1">
            <text:p>184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24196" table:formula="of:=MOD(MIN([.$C186]*(COLUMN()-6);65536);65536)" table:style-name="ce1">
            <text:p>24196</text:p>
          </table:table-cell>
          <table:table-cell office:value-type="float" office:value="48392" table:formula="of:=MOD(MIN([.$C186]*(COLUMN()-6);65536);65536)" table:style-name="ce1">
            <text:p>48392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4065.645499793111" table:formula="of:=[.$A$1]*(1/2)^((ROW()-2-128)/128)" table:style-name="ce1">
            <text:p>24065.6455</text:p>
          </table:table-cell>
          <table:table-cell table:style-name="ce1"/>
          <table:table-cell office:value-type="float" office:value="24066" table:formula="of:=ROUND([.A187];0)" table:style-name="ce1">
            <text:p>24066</text:p>
          </table:table-cell>
          <table:table-cell table:style-name="ce1"/>
          <table:table-cell office:value-type="float" office:value="185" table:formula="of:=ROW()-2" table:style-name="ce1">
            <text:p>185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24066" table:formula="of:=MOD(MIN([.$C187]*(COLUMN()-6);65536);65536)" table:style-name="ce1">
            <text:p>24066</text:p>
          </table:table-cell>
          <table:table-cell office:value-type="float" office:value="48132" table:formula="of:=MOD(MIN([.$C187]*(COLUMN()-6);65536);65536)" table:style-name="ce1">
            <text:p>48132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935.677139855721" table:formula="of:=[.$A$1]*(1/2)^((ROW()-2-128)/128)" table:style-name="ce1">
            <text:p>23935.67714</text:p>
          </table:table-cell>
          <table:table-cell table:style-name="ce1"/>
          <table:table-cell office:value-type="float" office:value="23936" table:formula="of:=ROUND([.A188];0)" table:style-name="ce1">
            <text:p>23936</text:p>
          </table:table-cell>
          <table:table-cell table:style-name="ce1"/>
          <table:table-cell office:value-type="float" office:value="186" table:formula="of:=ROW()-2" table:style-name="ce1">
            <text:p>186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23936" table:formula="of:=MOD(MIN([.$C188]*(COLUMN()-6);65536);65536)" table:style-name="ce1">
            <text:p>23936</text:p>
          </table:table-cell>
          <table:table-cell office:value-type="float" office:value="47872" table:formula="of:=MOD(MIN([.$C188]*(COLUMN()-6);65536);65536)" table:style-name="ce1">
            <text:p>47872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806.410683990878" table:formula="of:=[.$A$1]*(1/2)^((ROW()-2-128)/128)" table:style-name="ce1">
            <text:p>23806.41068</text:p>
          </table:table-cell>
          <table:table-cell table:style-name="ce1"/>
          <table:table-cell office:value-type="float" office:value="23806" table:formula="of:=ROUND([.A189];0)" table:style-name="ce1">
            <text:p>23806</text:p>
          </table:table-cell>
          <table:table-cell table:style-name="ce1"/>
          <table:table-cell office:value-type="float" office:value="187" table:formula="of:=ROW()-2" table:style-name="ce1">
            <text:p>187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23806" table:formula="of:=MOD(MIN([.$C189]*(COLUMN()-6);65536);65536)" table:style-name="ce1">
            <text:p>23806</text:p>
          </table:table-cell>
          <table:table-cell office:value-type="float" office:value="47612" table:formula="of:=MOD(MIN([.$C189]*(COLUMN()-6);65536);65536)" table:style-name="ce1">
            <text:p>47612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128)/128)" table:style-name="ce1">
            <text:p>23677.84234</text:p>
          </table:table-cell>
          <table:table-cell table:style-name="ce1"/>
          <table:table-cell office:value-type="float" office:value="23678" table:formula="of:=ROUND([.A190];0)" table:style-name="ce1">
            <text:p>23678</text:p>
          </table:table-cell>
          <table:table-cell table:style-name="ce1"/>
          <table:table-cell office:value-type="float" office:value="188" table:formula="of:=ROW()-2" table:style-name="ce1">
            <text:p>188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23678" table:formula="of:=MOD(MIN([.$C190]*(COLUMN()-6);65536);65536)" table:style-name="ce1">
            <text:p>23678</text:p>
          </table:table-cell>
          <table:table-cell office:value-type="float" office:value="47356" table:formula="of:=MOD(MIN([.$C190]*(COLUMN()-6);65536);65536)" table:style-name="ce1">
            <text:p>47356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549.968342204127" table:formula="of:=[.$A$1]*(1/2)^((ROW()-2-128)/128)" table:style-name="ce1">
            <text:p>23549.96834</text:p>
          </table:table-cell>
          <table:table-cell table:style-name="ce1"/>
          <table:table-cell office:value-type="float" office:value="23550" table:formula="of:=ROUND([.A191];0)" table:style-name="ce1">
            <text:p>23550</text:p>
          </table:table-cell>
          <table:table-cell table:style-name="ce1"/>
          <table:table-cell office:value-type="float" office:value="189" table:formula="of:=ROW()-2" table:style-name="ce1">
            <text:p>189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23550" table:formula="of:=MOD(MIN([.$C191]*(COLUMN()-6);65536);65536)" table:style-name="ce1">
            <text:p>23550</text:p>
          </table:table-cell>
          <table:table-cell office:value-type="float" office:value="47100" table:formula="of:=MOD(MIN([.$C191]*(COLUMN()-6);65536);65536)" table:style-name="ce1">
            <text:p>4710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422.784936214037" table:formula="of:=[.$A$1]*(1/2)^((ROW()-2-128)/128)" table:style-name="ce1">
            <text:p>23422.78494</text:p>
          </table:table-cell>
          <table:table-cell table:style-name="ce1"/>
          <table:table-cell office:value-type="float" office:value="23423" table:formula="of:=ROUND([.A192];0)" table:style-name="ce1">
            <text:p>23423</text:p>
          </table:table-cell>
          <table:table-cell table:style-name="ce1"/>
          <table:table-cell office:value-type="float" office:value="190" table:formula="of:=ROW()-2" table:style-name="ce1">
            <text:p>19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23423" table:formula="of:=MOD(MIN([.$C192]*(COLUMN()-6);65536);65536)" table:style-name="ce1">
            <text:p>23423</text:p>
          </table:table-cell>
          <table:table-cell office:value-type="float" office:value="46846" table:formula="of:=MOD(MIN([.$C192]*(COLUMN()-6);65536);65536)" table:style-name="ce1">
            <text:p>46846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296.288393939609" table:formula="of:=[.$A$1]*(1/2)^((ROW()-2-128)/128)" table:style-name="ce1">
            <text:p>23296.28839</text:p>
          </table:table-cell>
          <table:table-cell table:style-name="ce1"/>
          <table:table-cell office:value-type="float" office:value="23296" table:formula="of:=ROUND([.A193];0)" table:style-name="ce1">
            <text:p>23296</text:p>
          </table:table-cell>
          <table:table-cell table:style-name="ce1"/>
          <table:table-cell office:value-type="float" office:value="191" table:formula="of:=ROW()-2" table:style-name="ce1">
            <text:p>191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23296" table:formula="of:=MOD(MIN([.$C193]*(COLUMN()-6);65536);65536)" table:style-name="ce1">
            <text:p>23296</text:p>
          </table:table-cell>
          <table:table-cell office:value-type="float" office:value="46592" table:formula="of:=MOD(MIN([.$C193]*(COLUMN()-6);65536);65536)" table:style-name="ce1">
            <text:p>46592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170.475005920791" table:formula="of:=[.$A$1]*(1/2)^((ROW()-2-128)/128)" table:style-name="ce1">
            <text:p>23170.47501</text:p>
          </table:table-cell>
          <table:table-cell table:style-name="ce1"/>
          <table:table-cell office:value-type="float" office:value="23170" table:formula="of:=ROUND([.A194];0)" table:style-name="ce1">
            <text:p>23170</text:p>
          </table:table-cell>
          <table:table-cell table:style-name="ce1"/>
          <table:table-cell office:value-type="float" office:value="192" table:formula="of:=ROW()-2" table:style-name="ce1">
            <text:p>192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23170" table:formula="of:=MOD(MIN([.$C194]*(COLUMN()-6);65536);65536)" table:style-name="ce1">
            <text:p>23170</text:p>
          </table:table-cell>
          <table:table-cell office:value-type="float" office:value="46340" table:formula="of:=MOD(MIN([.$C194]*(COLUMN()-6);65536);65536)" table:style-name="ce1">
            <text:p>4634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3045.341082730749" table:formula="of:=[.$A$1]*(1/2)^((ROW()-2-128)/128)" table:style-name="ce1">
            <text:p>23045.34108</text:p>
          </table:table-cell>
          <table:table-cell table:style-name="ce1"/>
          <table:table-cell office:value-type="float" office:value="23045" table:formula="of:=ROUND([.A195];0)" table:style-name="ce1">
            <text:p>23045</text:p>
          </table:table-cell>
          <table:table-cell table:style-name="ce1"/>
          <table:table-cell office:value-type="float" office:value="193" table:formula="of:=ROW()-2" table:style-name="ce1">
            <text:p>193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23045" table:formula="of:=MOD(MIN([.$C195]*(COLUMN()-6);65536);65536)" table:style-name="ce1">
            <text:p>23045</text:p>
          </table:table-cell>
          <table:table-cell office:value-type="float" office:value="46090" table:formula="of:=MOD(MIN([.$C195]*(COLUMN()-6);65536);65536)" table:style-name="ce1">
            <text:p>4609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office:value-type="float" office:value="0" table:formula="of:=MOD(MIN([.$C19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920.882954867691" table:formula="of:=[.$A$1]*(1/2)^((ROW()-2-128)/128)" table:style-name="ce1">
            <text:p>22920.88295</text:p>
          </table:table-cell>
          <table:table-cell table:style-name="ce1"/>
          <table:table-cell office:value-type="float" office:value="22921" table:formula="of:=ROUND([.A196];0)" table:style-name="ce1">
            <text:p>22921</text:p>
          </table:table-cell>
          <table:table-cell table:style-name="ce1"/>
          <table:table-cell office:value-type="float" office:value="194" table:formula="of:=ROW()-2" table:style-name="ce1">
            <text:p>194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22921" table:formula="of:=MOD(MIN([.$C196]*(COLUMN()-6);65536);65536)" table:style-name="ce1">
            <text:p>22921</text:p>
          </table:table-cell>
          <table:table-cell office:value-type="float" office:value="45842" table:formula="of:=MOD(MIN([.$C196]*(COLUMN()-6);65536);65536)" table:style-name="ce1">
            <text:p>45842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office:value-type="float" office:value="0" table:formula="of:=MOD(MIN([.$C19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797.096972647239" table:formula="of:=[.$A$1]*(1/2)^((ROW()-2-128)/128)" table:style-name="ce1">
            <text:p>22797.09697</text:p>
          </table:table-cell>
          <table:table-cell table:style-name="ce1"/>
          <table:table-cell office:value-type="float" office:value="22797" table:formula="of:=ROUND([.A197];0)" table:style-name="ce1">
            <text:p>22797</text:p>
          </table:table-cell>
          <table:table-cell table:style-name="ce1"/>
          <table:table-cell office:value-type="float" office:value="195" table:formula="of:=ROW()-2" table:style-name="ce1">
            <text:p>195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22797" table:formula="of:=MOD(MIN([.$C197]*(COLUMN()-6);65536);65536)" table:style-name="ce1">
            <text:p>22797</text:p>
          </table:table-cell>
          <table:table-cell office:value-type="float" office:value="45594" table:formula="of:=MOD(MIN([.$C197]*(COLUMN()-6);65536);65536)" table:style-name="ce1">
            <text:p>45594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office:value-type="float" office:value="0" table:formula="of:=MOD(MIN([.$C19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128)/128)" table:style-name="ce1">
            <text:p>22673.97951</text:p>
          </table:table-cell>
          <table:table-cell table:style-name="ce1"/>
          <table:table-cell office:value-type="float" office:value="22674" table:formula="of:=ROUND([.A198];0)" table:style-name="ce1">
            <text:p>22674</text:p>
          </table:table-cell>
          <table:table-cell table:style-name="ce1"/>
          <table:table-cell office:value-type="float" office:value="196" table:formula="of:=ROW()-2" table:style-name="ce1">
            <text:p>196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22674" table:formula="of:=MOD(MIN([.$C198]*(COLUMN()-6);65536);65536)" table:style-name="ce1">
            <text:p>22674</text:p>
          </table:table-cell>
          <table:table-cell office:value-type="float" office:value="45348" table:formula="of:=MOD(MIN([.$C198]*(COLUMN()-6);65536);65536)" table:style-name="ce1">
            <text:p>45348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office:value-type="float" office:value="0" table:formula="of:=MOD(MIN([.$C19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551.526944842222" table:formula="of:=[.$A$1]*(1/2)^((ROW()-2-128)/128)" table:style-name="ce1">
            <text:p>22551.52694</text:p>
          </table:table-cell>
          <table:table-cell table:style-name="ce1"/>
          <table:table-cell office:value-type="float" office:value="22552" table:formula="of:=ROUND([.A199];0)" table:style-name="ce1">
            <text:p>22552</text:p>
          </table:table-cell>
          <table:table-cell table:style-name="ce1"/>
          <table:table-cell office:value-type="float" office:value="197" table:formula="of:=ROW()-2" table:style-name="ce1">
            <text:p>197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22552" table:formula="of:=MOD(MIN([.$C199]*(COLUMN()-6);65536);65536)" table:style-name="ce1">
            <text:p>22552</text:p>
          </table:table-cell>
          <table:table-cell office:value-type="float" office:value="45104" table:formula="of:=MOD(MIN([.$C199]*(COLUMN()-6);65536);65536)" table:style-name="ce1">
            <text:p>45104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office:value-type="float" office:value="0" table:formula="of:=MOD(MIN([.$C19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429.735698015695" table:formula="of:=[.$A$1]*(1/2)^((ROW()-2-128)/128)" table:style-name="ce1">
            <text:p>22429.7357</text:p>
          </table:table-cell>
          <table:table-cell table:style-name="ce1"/>
          <table:table-cell office:value-type="float" office:value="22430" table:formula="of:=ROUND([.A200];0)" table:style-name="ce1">
            <text:p>22430</text:p>
          </table:table-cell>
          <table:table-cell table:style-name="ce1"/>
          <table:table-cell office:value-type="float" office:value="198" table:formula="of:=ROW()-2" table:style-name="ce1">
            <text:p>198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22430" table:formula="of:=MOD(MIN([.$C200]*(COLUMN()-6);65536);65536)" table:style-name="ce1">
            <text:p>22430</text:p>
          </table:table-cell>
          <table:table-cell office:value-type="float" office:value="44860" table:formula="of:=MOD(MIN([.$C200]*(COLUMN()-6);65536);65536)" table:style-name="ce1">
            <text:p>4486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office:value-type="float" office:value="0" table:formula="of:=MOD(MIN([.$C20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308.602194136674" table:formula="of:=[.$A$1]*(1/2)^((ROW()-2-128)/128)" table:style-name="ce1">
            <text:p>22308.60219</text:p>
          </table:table-cell>
          <table:table-cell table:style-name="ce1"/>
          <table:table-cell office:value-type="float" office:value="22309" table:formula="of:=ROUND([.A201];0)" table:style-name="ce1">
            <text:p>22309</text:p>
          </table:table-cell>
          <table:table-cell table:style-name="ce1"/>
          <table:table-cell office:value-type="float" office:value="199" table:formula="of:=ROW()-2" table:style-name="ce1">
            <text:p>199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22309" table:formula="of:=MOD(MIN([.$C201]*(COLUMN()-6);65536);65536)" table:style-name="ce1">
            <text:p>22309</text:p>
          </table:table-cell>
          <table:table-cell office:value-type="float" office:value="44618" table:formula="of:=MOD(MIN([.$C201]*(COLUMN()-6);65536);65536)" table:style-name="ce1">
            <text:p>44618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office:value-type="float" office:value="0" table:formula="of:=MOD(MIN([.$C20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128)/128)" table:style-name="ce1">
            <text:p>22188.12288</text:p>
          </table:table-cell>
          <table:table-cell table:style-name="ce1"/>
          <table:table-cell office:value-type="float" office:value="22188" table:formula="of:=ROUND([.A202];0)" table:style-name="ce1">
            <text:p>22188</text:p>
          </table:table-cell>
          <table:table-cell table:style-name="ce1"/>
          <table:table-cell office:value-type="float" office:value="200" table:formula="of:=ROW()-2" table:style-name="ce1">
            <text:p>20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22188" table:formula="of:=MOD(MIN([.$C202]*(COLUMN()-6);65536);65536)" table:style-name="ce1">
            <text:p>22188</text:p>
          </table:table-cell>
          <table:table-cell office:value-type="float" office:value="44376" table:formula="of:=MOD(MIN([.$C202]*(COLUMN()-6);65536);65536)" table:style-name="ce1">
            <text:p>44376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office:value-type="float" office:value="0" table:formula="of:=MOD(MIN([.$C20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2068.294225640584" table:formula="of:=[.$A$1]*(1/2)^((ROW()-2-128)/128)" table:style-name="ce1">
            <text:p>22068.29423</text:p>
          </table:table-cell>
          <table:table-cell table:style-name="ce1"/>
          <table:table-cell office:value-type="float" office:value="22068" table:formula="of:=ROUND([.A203];0)" table:style-name="ce1">
            <text:p>22068</text:p>
          </table:table-cell>
          <table:table-cell table:style-name="ce1"/>
          <table:table-cell office:value-type="float" office:value="201" table:formula="of:=ROW()-2" table:style-name="ce1">
            <text:p>201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22068" table:formula="of:=MOD(MIN([.$C203]*(COLUMN()-6);65536);65536)" table:style-name="ce1">
            <text:p>22068</text:p>
          </table:table-cell>
          <table:table-cell office:value-type="float" office:value="44136" table:formula="of:=MOD(MIN([.$C203]*(COLUMN()-6);65536);65536)" table:style-name="ce1">
            <text:p>44136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office:value-type="float" office:value="0" table:formula="of:=MOD(MIN([.$C20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949.112714089319" table:formula="of:=[.$A$1]*(1/2)^((ROW()-2-128)/128)" table:style-name="ce1">
            <text:p>21949.11271</text:p>
          </table:table-cell>
          <table:table-cell table:style-name="ce1"/>
          <table:table-cell office:value-type="float" office:value="21949" table:formula="of:=ROUND([.A204];0)" table:style-name="ce1">
            <text:p>21949</text:p>
          </table:table-cell>
          <table:table-cell table:style-name="ce1"/>
          <table:table-cell office:value-type="float" office:value="202" table:formula="of:=ROW()-2" table:style-name="ce1">
            <text:p>202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21949" table:formula="of:=MOD(MIN([.$C204]*(COLUMN()-6);65536);65536)" table:style-name="ce1">
            <text:p>21949</text:p>
          </table:table-cell>
          <table:table-cell office:value-type="float" office:value="43898" table:formula="of:=MOD(MIN([.$C204]*(COLUMN()-6);65536);65536)" table:style-name="ce1">
            <text:p>43898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office:value-type="float" office:value="0" table:formula="of:=MOD(MIN([.$C20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830.574851410518" table:formula="of:=[.$A$1]*(1/2)^((ROW()-2-128)/128)" table:style-name="ce1">
            <text:p>21830.57485</text:p>
          </table:table-cell>
          <table:table-cell table:style-name="ce1"/>
          <table:table-cell office:value-type="float" office:value="21831" table:formula="of:=ROUND([.A205];0)" table:style-name="ce1">
            <text:p>21831</text:p>
          </table:table-cell>
          <table:table-cell table:style-name="ce1"/>
          <table:table-cell office:value-type="float" office:value="203" table:formula="of:=ROW()-2" table:style-name="ce1">
            <text:p>203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21831" table:formula="of:=MOD(MIN([.$C205]*(COLUMN()-6);65536);65536)" table:style-name="ce1">
            <text:p>21831</text:p>
          </table:table-cell>
          <table:table-cell office:value-type="float" office:value="43662" table:formula="of:=MOD(MIN([.$C205]*(COLUMN()-6);65536);65536)" table:style-name="ce1">
            <text:p>43662</text:p>
          </table:table-cell>
          <table:table-cell office:value-type="float" office:value="65493" table:formula="of:=MOD(MIN([.$C205]*(COLUMN()-6);65536);65536)" table:style-name="ce1">
            <text:p>65493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office:value-type="float" office:value="0" table:formula="of:=MOD(MIN([.$C20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712.677161529202" table:formula="of:=[.$A$1]*(1/2)^((ROW()-2-128)/128)" table:style-name="ce1">
            <text:p>21712.67716</text:p>
          </table:table-cell>
          <table:table-cell table:style-name="ce1"/>
          <table:table-cell office:value-type="float" office:value="21713" table:formula="of:=ROUND([.A206];0)" table:style-name="ce1">
            <text:p>21713</text:p>
          </table:table-cell>
          <table:table-cell table:style-name="ce1"/>
          <table:table-cell office:value-type="float" office:value="204" table:formula="of:=ROW()-2" table:style-name="ce1">
            <text:p>204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21713" table:formula="of:=MOD(MIN([.$C206]*(COLUMN()-6);65536);65536)" table:style-name="ce1">
            <text:p>21713</text:p>
          </table:table-cell>
          <table:table-cell office:value-type="float" office:value="43426" table:formula="of:=MOD(MIN([.$C206]*(COLUMN()-6);65536);65536)" table:style-name="ce1">
            <text:p>43426</text:p>
          </table:table-cell>
          <table:table-cell office:value-type="float" office:value="65139" table:formula="of:=MOD(MIN([.$C206]*(COLUMN()-6);65536);65536)" table:style-name="ce1">
            <text:p>65139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office:value-type="float" office:value="0" table:formula="of:=MOD(MIN([.$C20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595.416187143193" table:formula="of:=[.$A$1]*(1/2)^((ROW()-2-128)/128)" table:style-name="ce1">
            <text:p>21595.41619</text:p>
          </table:table-cell>
          <table:table-cell table:style-name="ce1"/>
          <table:table-cell office:value-type="float" office:value="21595" table:formula="of:=ROUND([.A207];0)" table:style-name="ce1">
            <text:p>21595</text:p>
          </table:table-cell>
          <table:table-cell table:style-name="ce1"/>
          <table:table-cell office:value-type="float" office:value="205" table:formula="of:=ROW()-2" table:style-name="ce1">
            <text:p>205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21595" table:formula="of:=MOD(MIN([.$C207]*(COLUMN()-6);65536);65536)" table:style-name="ce1">
            <text:p>21595</text:p>
          </table:table-cell>
          <table:table-cell office:value-type="float" office:value="43190" table:formula="of:=MOD(MIN([.$C207]*(COLUMN()-6);65536);65536)" table:style-name="ce1">
            <text:p>43190</text:p>
          </table:table-cell>
          <table:table-cell office:value-type="float" office:value="64785" table:formula="of:=MOD(MIN([.$C207]*(COLUMN()-6);65536);65536)" table:style-name="ce1">
            <text:p>64785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office:value-type="float" office:value="0" table:formula="of:=MOD(MIN([.$C20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478.78848962174" table:formula="of:=[.$A$1]*(1/2)^((ROW()-2-128)/128)" table:style-name="ce1">
            <text:p>21478.78849</text:p>
          </table:table-cell>
          <table:table-cell table:style-name="ce1"/>
          <table:table-cell office:value-type="float" office:value="21479" table:formula="of:=ROUND([.A208];0)" table:style-name="ce1">
            <text:p>21479</text:p>
          </table:table-cell>
          <table:table-cell table:style-name="ce1"/>
          <table:table-cell office:value-type="float" office:value="206" table:formula="of:=ROW()-2" table:style-name="ce1">
            <text:p>206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21479" table:formula="of:=MOD(MIN([.$C208]*(COLUMN()-6);65536);65536)" table:style-name="ce1">
            <text:p>21479</text:p>
          </table:table-cell>
          <table:table-cell office:value-type="float" office:value="42958" table:formula="of:=MOD(MIN([.$C208]*(COLUMN()-6);65536);65536)" table:style-name="ce1">
            <text:p>42958</text:p>
          </table:table-cell>
          <table:table-cell office:value-type="float" office:value="64437" table:formula="of:=MOD(MIN([.$C208]*(COLUMN()-6);65536);65536)" table:style-name="ce1">
            <text:p>64437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office:value-type="float" office:value="0" table:formula="of:=MOD(MIN([.$C20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362.790648904676" table:formula="of:=[.$A$1]*(1/2)^((ROW()-2-128)/128)" table:style-name="ce1">
            <text:p>21362.79065</text:p>
          </table:table-cell>
          <table:table-cell table:style-name="ce1"/>
          <table:table-cell office:value-type="float" office:value="21363" table:formula="of:=ROUND([.A209];0)" table:style-name="ce1">
            <text:p>21363</text:p>
          </table:table-cell>
          <table:table-cell table:style-name="ce1"/>
          <table:table-cell office:value-type="float" office:value="207" table:formula="of:=ROW()-2" table:style-name="ce1">
            <text:p>207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21363" table:formula="of:=MOD(MIN([.$C209]*(COLUMN()-6);65536);65536)" table:style-name="ce1">
            <text:p>21363</text:p>
          </table:table-cell>
          <table:table-cell office:value-type="float" office:value="42726" table:formula="of:=MOD(MIN([.$C209]*(COLUMN()-6);65536);65536)" table:style-name="ce1">
            <text:p>42726</text:p>
          </table:table-cell>
          <table:table-cell office:value-type="float" office:value="64089" table:formula="of:=MOD(MIN([.$C209]*(COLUMN()-6);65536);65536)" table:style-name="ce1">
            <text:p>64089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office:value-type="float" office:value="0" table:formula="of:=MOD(MIN([.$C20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128)/128)" table:style-name="ce1">
            <text:p>21247.41926</text:p>
          </table:table-cell>
          <table:table-cell table:style-name="ce1"/>
          <table:table-cell office:value-type="float" office:value="21247" table:formula="of:=ROUND([.A210];0)" table:style-name="ce1">
            <text:p>21247</text:p>
          </table:table-cell>
          <table:table-cell table:style-name="ce1"/>
          <table:table-cell office:value-type="float" office:value="208" table:formula="of:=ROW()-2" table:style-name="ce1">
            <text:p>208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21247" table:formula="of:=MOD(MIN([.$C210]*(COLUMN()-6);65536);65536)" table:style-name="ce1">
            <text:p>21247</text:p>
          </table:table-cell>
          <table:table-cell office:value-type="float" office:value="42494" table:formula="of:=MOD(MIN([.$C210]*(COLUMN()-6);65536);65536)" table:style-name="ce1">
            <text:p>42494</text:p>
          </table:table-cell>
          <table:table-cell office:value-type="float" office:value="63741" table:formula="of:=MOD(MIN([.$C210]*(COLUMN()-6);65536);65536)" table:style-name="ce1">
            <text:p>63741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office:value-type="float" office:value="0" table:formula="of:=MOD(MIN([.$C21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132.670949894815" table:formula="of:=[.$A$1]*(1/2)^((ROW()-2-128)/128)" table:style-name="ce1">
            <text:p>21132.67095</text:p>
          </table:table-cell>
          <table:table-cell table:style-name="ce1"/>
          <table:table-cell office:value-type="float" office:value="21133" table:formula="of:=ROUND([.A211];0)" table:style-name="ce1">
            <text:p>21133</text:p>
          </table:table-cell>
          <table:table-cell table:style-name="ce1"/>
          <table:table-cell office:value-type="float" office:value="209" table:formula="of:=ROW()-2" table:style-name="ce1">
            <text:p>209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21133" table:formula="of:=MOD(MIN([.$C211]*(COLUMN()-6);65536);65536)" table:style-name="ce1">
            <text:p>21133</text:p>
          </table:table-cell>
          <table:table-cell office:value-type="float" office:value="42266" table:formula="of:=MOD(MIN([.$C211]*(COLUMN()-6);65536);65536)" table:style-name="ce1">
            <text:p>42266</text:p>
          </table:table-cell>
          <table:table-cell office:value-type="float" office:value="63399" table:formula="of:=MOD(MIN([.$C211]*(COLUMN()-6);65536);65536)" table:style-name="ce1">
            <text:p>63399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office:value-type="float" office:value="0" table:formula="of:=MOD(MIN([.$C21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018.542343434703" table:formula="of:=[.$A$1]*(1/2)^((ROW()-2-128)/128)" table:style-name="ce1">
            <text:p>21018.54234</text:p>
          </table:table-cell>
          <table:table-cell table:style-name="ce1"/>
          <table:table-cell office:value-type="float" office:value="21019" table:formula="of:=ROUND([.A212];0)" table:style-name="ce1">
            <text:p>21019</text:p>
          </table:table-cell>
          <table:table-cell table:style-name="ce1"/>
          <table:table-cell office:value-type="float" office:value="210" table:formula="of:=ROW()-2" table:style-name="ce1">
            <text:p>21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21019" table:formula="of:=MOD(MIN([.$C212]*(COLUMN()-6);65536);65536)" table:style-name="ce1">
            <text:p>21019</text:p>
          </table:table-cell>
          <table:table-cell office:value-type="float" office:value="42038" table:formula="of:=MOD(MIN([.$C212]*(COLUMN()-6);65536);65536)" table:style-name="ce1">
            <text:p>42038</text:p>
          </table:table-cell>
          <table:table-cell office:value-type="float" office:value="63057" table:formula="of:=MOD(MIN([.$C212]*(COLUMN()-6);65536);65536)" table:style-name="ce1">
            <text:p>63057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office:value-type="float" office:value="0" table:formula="of:=MOD(MIN([.$C21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905.03009724649" table:formula="of:=[.$A$1]*(1/2)^((ROW()-2-128)/128)" table:style-name="ce1">
            <text:p>20905.0301</text:p>
          </table:table-cell>
          <table:table-cell table:style-name="ce1"/>
          <table:table-cell office:value-type="float" office:value="20905" table:formula="of:=ROUND([.A213];0)" table:style-name="ce1">
            <text:p>20905</text:p>
          </table:table-cell>
          <table:table-cell table:style-name="ce1"/>
          <table:table-cell office:value-type="float" office:value="211" table:formula="of:=ROW()-2" table:style-name="ce1">
            <text:p>211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20905" table:formula="of:=MOD(MIN([.$C213]*(COLUMN()-6);65536);65536)" table:style-name="ce1">
            <text:p>20905</text:p>
          </table:table-cell>
          <table:table-cell office:value-type="float" office:value="41810" table:formula="of:=MOD(MIN([.$C213]*(COLUMN()-6);65536);65536)" table:style-name="ce1">
            <text:p>41810</text:p>
          </table:table-cell>
          <table:table-cell office:value-type="float" office:value="62715" table:formula="of:=MOD(MIN([.$C213]*(COLUMN()-6);65536);65536)" table:style-name="ce1">
            <text:p>62715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office:value-type="float" office:value="0" table:formula="of:=MOD(MIN([.$C21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128)/128)" table:style-name="ce1">
            <text:p>20792.13088</text:p>
          </table:table-cell>
          <table:table-cell table:style-name="ce1"/>
          <table:table-cell office:value-type="float" office:value="20792" table:formula="of:=ROUND([.A214];0)" table:style-name="ce1">
            <text:p>20792</text:p>
          </table:table-cell>
          <table:table-cell table:style-name="ce1"/>
          <table:table-cell office:value-type="float" office:value="212" table:formula="of:=ROW()-2" table:style-name="ce1">
            <text:p>212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20792" table:formula="of:=MOD(MIN([.$C214]*(COLUMN()-6);65536);65536)" table:style-name="ce1">
            <text:p>20792</text:p>
          </table:table-cell>
          <table:table-cell office:value-type="float" office:value="41584" table:formula="of:=MOD(MIN([.$C214]*(COLUMN()-6);65536);65536)" table:style-name="ce1">
            <text:p>41584</text:p>
          </table:table-cell>
          <table:table-cell office:value-type="float" office:value="62376" table:formula="of:=MOD(MIN([.$C214]*(COLUMN()-6);65536);65536)" table:style-name="ce1">
            <text:p>62376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office:value-type="float" office:value="0" table:formula="of:=MOD(MIN([.$C21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679.841388859404" table:formula="of:=[.$A$1]*(1/2)^((ROW()-2-128)/128)" table:style-name="ce1">
            <text:p>20679.84139</text:p>
          </table:table-cell>
          <table:table-cell table:style-name="ce1"/>
          <table:table-cell office:value-type="float" office:value="20680" table:formula="of:=ROUND([.A215];0)" table:style-name="ce1">
            <text:p>20680</text:p>
          </table:table-cell>
          <table:table-cell table:style-name="ce1"/>
          <table:table-cell office:value-type="float" office:value="213" table:formula="of:=ROW()-2" table:style-name="ce1">
            <text:p>213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20680" table:formula="of:=MOD(MIN([.$C215]*(COLUMN()-6);65536);65536)" table:style-name="ce1">
            <text:p>20680</text:p>
          </table:table-cell>
          <table:table-cell office:value-type="float" office:value="41360" table:formula="of:=MOD(MIN([.$C215]*(COLUMN()-6);65536);65536)" table:style-name="ce1">
            <text:p>41360</text:p>
          </table:table-cell>
          <table:table-cell office:value-type="float" office:value="62040" table:formula="of:=MOD(MIN([.$C215]*(COLUMN()-6);65536);65536)" table:style-name="ce1">
            <text:p>6204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office:value-type="float" office:value="0" table:formula="of:=MOD(MIN([.$C21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568.158323092539" table:formula="of:=[.$A$1]*(1/2)^((ROW()-2-128)/128)" table:style-name="ce1">
            <text:p>20568.15832</text:p>
          </table:table-cell>
          <table:table-cell table:style-name="ce1"/>
          <table:table-cell office:value-type="float" office:value="20568" table:formula="of:=ROUND([.A216];0)" table:style-name="ce1">
            <text:p>20568</text:p>
          </table:table-cell>
          <table:table-cell table:style-name="ce1"/>
          <table:table-cell office:value-type="float" office:value="214" table:formula="of:=ROW()-2" table:style-name="ce1">
            <text:p>214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20568" table:formula="of:=MOD(MIN([.$C216]*(COLUMN()-6);65536);65536)" table:style-name="ce1">
            <text:p>20568</text:p>
          </table:table-cell>
          <table:table-cell office:value-type="float" office:value="41136" table:formula="of:=MOD(MIN([.$C216]*(COLUMN()-6);65536);65536)" table:style-name="ce1">
            <text:p>41136</text:p>
          </table:table-cell>
          <table:table-cell office:value-type="float" office:value="61704" table:formula="of:=MOD(MIN([.$C216]*(COLUMN()-6);65536);65536)" table:style-name="ce1">
            <text:p>61704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office:value-type="float" office:value="0" table:formula="of:=MOD(MIN([.$C21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457.078410267932" table:formula="of:=[.$A$1]*(1/2)^((ROW()-2-128)/128)" table:style-name="ce1">
            <text:p>20457.07841</text:p>
          </table:table-cell>
          <table:table-cell table:style-name="ce1"/>
          <table:table-cell office:value-type="float" office:value="20457" table:formula="of:=ROUND([.A217];0)" table:style-name="ce1">
            <text:p>20457</text:p>
          </table:table-cell>
          <table:table-cell table:style-name="ce1"/>
          <table:table-cell office:value-type="float" office:value="215" table:formula="of:=ROW()-2" table:style-name="ce1">
            <text:p>215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20457" table:formula="of:=MOD(MIN([.$C217]*(COLUMN()-6);65536);65536)" table:style-name="ce1">
            <text:p>20457</text:p>
          </table:table-cell>
          <table:table-cell office:value-type="float" office:value="40914" table:formula="of:=MOD(MIN([.$C217]*(COLUMN()-6);65536);65536)" table:style-name="ce1">
            <text:p>40914</text:p>
          </table:table-cell>
          <table:table-cell office:value-type="float" office:value="61371" table:formula="of:=MOD(MIN([.$C217]*(COLUMN()-6);65536);65536)" table:style-name="ce1">
            <text:p>61371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office:value-type="float" office:value="0" table:formula="of:=MOD(MIN([.$C21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128)/128)" table:style-name="ce1">
            <text:p>20346.59839</text:p>
          </table:table-cell>
          <table:table-cell table:style-name="ce1"/>
          <table:table-cell office:value-type="float" office:value="20347" table:formula="of:=ROUND([.A218];0)" table:style-name="ce1">
            <text:p>20347</text:p>
          </table:table-cell>
          <table:table-cell table:style-name="ce1"/>
          <table:table-cell office:value-type="float" office:value="216" table:formula="of:=ROW()-2" table:style-name="ce1">
            <text:p>216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20347" table:formula="of:=MOD(MIN([.$C218]*(COLUMN()-6);65536);65536)" table:style-name="ce1">
            <text:p>20347</text:p>
          </table:table-cell>
          <table:table-cell office:value-type="float" office:value="40694" table:formula="of:=MOD(MIN([.$C218]*(COLUMN()-6);65536);65536)" table:style-name="ce1">
            <text:p>40694</text:p>
          </table:table-cell>
          <table:table-cell office:value-type="float" office:value="61041" table:formula="of:=MOD(MIN([.$C218]*(COLUMN()-6);65536);65536)" table:style-name="ce1">
            <text:p>61041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office:value-type="float" office:value="0" table:formula="of:=MOD(MIN([.$C21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236.715031542717" table:formula="of:=[.$A$1]*(1/2)^((ROW()-2-128)/128)" table:style-name="ce1">
            <text:p>20236.71503</text:p>
          </table:table-cell>
          <table:table-cell table:style-name="ce1"/>
          <table:table-cell office:value-type="float" office:value="20237" table:formula="of:=ROUND([.A219];0)" table:style-name="ce1">
            <text:p>20237</text:p>
          </table:table-cell>
          <table:table-cell table:style-name="ce1"/>
          <table:table-cell office:value-type="float" office:value="217" table:formula="of:=ROW()-2" table:style-name="ce1">
            <text:p>217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20237" table:formula="of:=MOD(MIN([.$C219]*(COLUMN()-6);65536);65536)" table:style-name="ce1">
            <text:p>20237</text:p>
          </table:table-cell>
          <table:table-cell office:value-type="float" office:value="40474" table:formula="of:=MOD(MIN([.$C219]*(COLUMN()-6);65536);65536)" table:style-name="ce1">
            <text:p>40474</text:p>
          </table:table-cell>
          <table:table-cell office:value-type="float" office:value="60711" table:formula="of:=MOD(MIN([.$C219]*(COLUMN()-6);65536);65536)" table:style-name="ce1">
            <text:p>60711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office:value-type="float" office:value="0" table:formula="of:=MOD(MIN([.$C21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127.425103574958" table:formula="of:=[.$A$1]*(1/2)^((ROW()-2-128)/128)" table:style-name="ce1">
            <text:p>20127.4251</text:p>
          </table:table-cell>
          <table:table-cell table:style-name="ce1"/>
          <table:table-cell office:value-type="float" office:value="20127" table:formula="of:=ROUND([.A220];0)" table:style-name="ce1">
            <text:p>20127</text:p>
          </table:table-cell>
          <table:table-cell table:style-name="ce1"/>
          <table:table-cell office:value-type="float" office:value="218" table:formula="of:=ROW()-2" table:style-name="ce1">
            <text:p>218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20127" table:formula="of:=MOD(MIN([.$C220]*(COLUMN()-6);65536);65536)" table:style-name="ce1">
            <text:p>20127</text:p>
          </table:table-cell>
          <table:table-cell office:value-type="float" office:value="40254" table:formula="of:=MOD(MIN([.$C220]*(COLUMN()-6);65536);65536)" table:style-name="ce1">
            <text:p>40254</text:p>
          </table:table-cell>
          <table:table-cell office:value-type="float" office:value="60381" table:formula="of:=MOD(MIN([.$C220]*(COLUMN()-6);65536);65536)" table:style-name="ce1">
            <text:p>60381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office:value-type="float" office:value="0" table:formula="of:=MOD(MIN([.$C22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018.725404225661" table:formula="of:=[.$A$1]*(1/2)^((ROW()-2-128)/128)" table:style-name="ce1">
            <text:p>20018.7254</text:p>
          </table:table-cell>
          <table:table-cell table:style-name="ce1"/>
          <table:table-cell office:value-type="float" office:value="20019" table:formula="of:=ROUND([.A221];0)" table:style-name="ce1">
            <text:p>20019</text:p>
          </table:table-cell>
          <table:table-cell table:style-name="ce1"/>
          <table:table-cell office:value-type="float" office:value="219" table:formula="of:=ROW()-2" table:style-name="ce1">
            <text:p>219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20019" table:formula="of:=MOD(MIN([.$C221]*(COLUMN()-6);65536);65536)" table:style-name="ce1">
            <text:p>20019</text:p>
          </table:table-cell>
          <table:table-cell office:value-type="float" office:value="40038" table:formula="of:=MOD(MIN([.$C221]*(COLUMN()-6);65536);65536)" table:style-name="ce1">
            <text:p>40038</text:p>
          </table:table-cell>
          <table:table-cell office:value-type="float" office:value="60057" table:formula="of:=MOD(MIN([.$C221]*(COLUMN()-6);65536);65536)" table:style-name="ce1">
            <text:p>60057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office:value-type="float" office:value="0" table:formula="of:=MOD(MIN([.$C22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910.612745920003" table:formula="of:=[.$A$1]*(1/2)^((ROW()-2-128)/128)" table:style-name="ce1">
            <text:p>19910.61275</text:p>
          </table:table-cell>
          <table:table-cell table:style-name="ce1"/>
          <table:table-cell office:value-type="float" office:value="19911" table:formula="of:=ROUND([.A222];0)" table:style-name="ce1">
            <text:p>19911</text:p>
          </table:table-cell>
          <table:table-cell table:style-name="ce1"/>
          <table:table-cell office:value-type="float" office:value="220" table:formula="of:=ROW()-2" table:style-name="ce1">
            <text:p>22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19911" table:formula="of:=MOD(MIN([.$C222]*(COLUMN()-6);65536);65536)" table:style-name="ce1">
            <text:p>19911</text:p>
          </table:table-cell>
          <table:table-cell office:value-type="float" office:value="39822" table:formula="of:=MOD(MIN([.$C222]*(COLUMN()-6);65536);65536)" table:style-name="ce1">
            <text:p>39822</text:p>
          </table:table-cell>
          <table:table-cell office:value-type="float" office:value="59733" table:formula="of:=MOD(MIN([.$C222]*(COLUMN()-6);65536);65536)" table:style-name="ce1">
            <text:p>59733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office:value-type="float" office:value="0" table:formula="of:=MOD(MIN([.$C22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803.083958297913" table:formula="of:=[.$A$1]*(1/2)^((ROW()-2-128)/128)" table:style-name="ce1">
            <text:p>19803.08396</text:p>
          </table:table-cell>
          <table:table-cell table:style-name="ce1"/>
          <table:table-cell office:value-type="float" office:value="19803" table:formula="of:=ROUND([.A223];0)" table:style-name="ce1">
            <text:p>19803</text:p>
          </table:table-cell>
          <table:table-cell table:style-name="ce1"/>
          <table:table-cell office:value-type="float" office:value="221" table:formula="of:=ROW()-2" table:style-name="ce1">
            <text:p>221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19803" table:formula="of:=MOD(MIN([.$C223]*(COLUMN()-6);65536);65536)" table:style-name="ce1">
            <text:p>19803</text:p>
          </table:table-cell>
          <table:table-cell office:value-type="float" office:value="39606" table:formula="of:=MOD(MIN([.$C223]*(COLUMN()-6);65536);65536)" table:style-name="ce1">
            <text:p>39606</text:p>
          </table:table-cell>
          <table:table-cell office:value-type="float" office:value="59409" table:formula="of:=MOD(MIN([.$C223]*(COLUMN()-6);65536);65536)" table:style-name="ce1">
            <text:p>59409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office:value-type="float" office:value="0" table:formula="of:=MOD(MIN([.$C22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696.135888121087" table:formula="of:=[.$A$1]*(1/2)^((ROW()-2-128)/128)" table:style-name="ce1">
            <text:p>19696.13589</text:p>
          </table:table-cell>
          <table:table-cell table:style-name="ce1"/>
          <table:table-cell office:value-type="float" office:value="19696" table:formula="of:=ROUND([.A224];0)" table:style-name="ce1">
            <text:p>19696</text:p>
          </table:table-cell>
          <table:table-cell table:style-name="ce1"/>
          <table:table-cell office:value-type="float" office:value="222" table:formula="of:=ROW()-2" table:style-name="ce1">
            <text:p>222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19696" table:formula="of:=MOD(MIN([.$C224]*(COLUMN()-6);65536);65536)" table:style-name="ce1">
            <text:p>19696</text:p>
          </table:table-cell>
          <table:table-cell office:value-type="float" office:value="39392" table:formula="of:=MOD(MIN([.$C224]*(COLUMN()-6);65536);65536)" table:style-name="ce1">
            <text:p>39392</text:p>
          </table:table-cell>
          <table:table-cell office:value-type="float" office:value="59088" table:formula="of:=MOD(MIN([.$C224]*(COLUMN()-6);65536);65536)" table:style-name="ce1">
            <text:p>59088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office:value-type="float" office:value="0" table:formula="of:=MOD(MIN([.$C22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589.765399180535" table:formula="of:=[.$A$1]*(1/2)^((ROW()-2-128)/128)" table:style-name="ce1">
            <text:p>19589.7654</text:p>
          </table:table-cell>
          <table:table-cell table:style-name="ce1"/>
          <table:table-cell office:value-type="float" office:value="19590" table:formula="of:=ROUND([.A225];0)" table:style-name="ce1">
            <text:p>19590</text:p>
          </table:table-cell>
          <table:table-cell table:style-name="ce1"/>
          <table:table-cell office:value-type="float" office:value="223" table:formula="of:=ROW()-2" table:style-name="ce1">
            <text:p>223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19590" table:formula="of:=MOD(MIN([.$C225]*(COLUMN()-6);65536);65536)" table:style-name="ce1">
            <text:p>19590</text:p>
          </table:table-cell>
          <table:table-cell office:value-type="float" office:value="39180" table:formula="of:=MOD(MIN([.$C225]*(COLUMN()-6);65536);65536)" table:style-name="ce1">
            <text:p>39180</text:p>
          </table:table-cell>
          <table:table-cell office:value-type="float" office:value="58770" table:formula="of:=MOD(MIN([.$C225]*(COLUMN()-6);65536);65536)" table:style-name="ce1">
            <text:p>5877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office:value-type="float" office:value="0" table:formula="of:=MOD(MIN([.$C22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128)/128)" table:style-name="ce1">
            <text:p>19483.96937</text:p>
          </table:table-cell>
          <table:table-cell table:style-name="ce1"/>
          <table:table-cell office:value-type="float" office:value="19484" table:formula="of:=ROUND([.A226];0)" table:style-name="ce1">
            <text:p>19484</text:p>
          </table:table-cell>
          <table:table-cell table:style-name="ce1"/>
          <table:table-cell office:value-type="float" office:value="224" table:formula="of:=ROW()-2" table:style-name="ce1">
            <text:p>224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19484" table:formula="of:=MOD(MIN([.$C226]*(COLUMN()-6);65536);65536)" table:style-name="ce1">
            <text:p>19484</text:p>
          </table:table-cell>
          <table:table-cell office:value-type="float" office:value="38968" table:formula="of:=MOD(MIN([.$C226]*(COLUMN()-6);65536);65536)" table:style-name="ce1">
            <text:p>38968</text:p>
          </table:table-cell>
          <table:table-cell office:value-type="float" office:value="58452" table:formula="of:=MOD(MIN([.$C226]*(COLUMN()-6);65536);65536)" table:style-name="ce1">
            <text:p>58452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office:value-type="float" office:value="0" table:formula="of:=MOD(MIN([.$C22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378.744704767443" table:formula="of:=[.$A$1]*(1/2)^((ROW()-2-128)/128)" table:style-name="ce1">
            <text:p>19378.7447</text:p>
          </table:table-cell>
          <table:table-cell table:style-name="ce1"/>
          <table:table-cell office:value-type="float" office:value="19379" table:formula="of:=ROUND([.A227];0)" table:style-name="ce1">
            <text:p>19379</text:p>
          </table:table-cell>
          <table:table-cell table:style-name="ce1"/>
          <table:table-cell office:value-type="float" office:value="225" table:formula="of:=ROW()-2" table:style-name="ce1">
            <text:p>225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19379" table:formula="of:=MOD(MIN([.$C227]*(COLUMN()-6);65536);65536)" table:style-name="ce1">
            <text:p>19379</text:p>
          </table:table-cell>
          <table:table-cell office:value-type="float" office:value="38758" table:formula="of:=MOD(MIN([.$C227]*(COLUMN()-6);65536);65536)" table:style-name="ce1">
            <text:p>38758</text:p>
          </table:table-cell>
          <table:table-cell office:value-type="float" office:value="58137" table:formula="of:=MOD(MIN([.$C227]*(COLUMN()-6);65536);65536)" table:style-name="ce1">
            <text:p>58137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office:value-type="float" office:value="0" table:formula="of:=MOD(MIN([.$C22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274.088311198208" table:formula="of:=[.$A$1]*(1/2)^((ROW()-2-128)/128)" table:style-name="ce1">
            <text:p>19274.08831</text:p>
          </table:table-cell>
          <table:table-cell table:style-name="ce1"/>
          <table:table-cell office:value-type="float" office:value="19274" table:formula="of:=ROUND([.A228];0)" table:style-name="ce1">
            <text:p>19274</text:p>
          </table:table-cell>
          <table:table-cell table:style-name="ce1"/>
          <table:table-cell office:value-type="float" office:value="226" table:formula="of:=ROW()-2" table:style-name="ce1">
            <text:p>226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19274" table:formula="of:=MOD(MIN([.$C228]*(COLUMN()-6);65536);65536)" table:style-name="ce1">
            <text:p>19274</text:p>
          </table:table-cell>
          <table:table-cell office:value-type="float" office:value="38548" table:formula="of:=MOD(MIN([.$C228]*(COLUMN()-6);65536);65536)" table:style-name="ce1">
            <text:p>38548</text:p>
          </table:table-cell>
          <table:table-cell office:value-type="float" office:value="57822" table:formula="of:=MOD(MIN([.$C228]*(COLUMN()-6);65536);65536)" table:style-name="ce1">
            <text:p>57822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office:value-type="float" office:value="0" table:formula="of:=MOD(MIN([.$C22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169.997122490371" table:formula="of:=[.$A$1]*(1/2)^((ROW()-2-128)/128)" table:style-name="ce1">
            <text:p>19169.99712</text:p>
          </table:table-cell>
          <table:table-cell table:style-name="ce1"/>
          <table:table-cell office:value-type="float" office:value="19170" table:formula="of:=ROUND([.A229];0)" table:style-name="ce1">
            <text:p>19170</text:p>
          </table:table-cell>
          <table:table-cell table:style-name="ce1"/>
          <table:table-cell office:value-type="float" office:value="227" table:formula="of:=ROW()-2" table:style-name="ce1">
            <text:p>227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19170" table:formula="of:=MOD(MIN([.$C229]*(COLUMN()-6);65536);65536)" table:style-name="ce1">
            <text:p>19170</text:p>
          </table:table-cell>
          <table:table-cell office:value-type="float" office:value="38340" table:formula="of:=MOD(MIN([.$C229]*(COLUMN()-6);65536);65536)" table:style-name="ce1">
            <text:p>38340</text:p>
          </table:table-cell>
          <table:table-cell office:value-type="float" office:value="57510" table:formula="of:=MOD(MIN([.$C229]*(COLUMN()-6);65536);65536)" table:style-name="ce1">
            <text:p>5751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office:value-type="float" office:value="0" table:formula="of:=MOD(MIN([.$C22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128)/128)" table:style-name="ce1">
            <text:p>19066.46809</text:p>
          </table:table-cell>
          <table:table-cell table:style-name="ce1"/>
          <table:table-cell office:value-type="float" office:value="19066" table:formula="of:=ROUND([.A230];0)" table:style-name="ce1">
            <text:p>19066</text:p>
          </table:table-cell>
          <table:table-cell table:style-name="ce1"/>
          <table:table-cell office:value-type="float" office:value="228" table:formula="of:=ROW()-2" table:style-name="ce1">
            <text:p>228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19066" table:formula="of:=MOD(MIN([.$C230]*(COLUMN()-6);65536);65536)" table:style-name="ce1">
            <text:p>19066</text:p>
          </table:table-cell>
          <table:table-cell office:value-type="float" office:value="38132" table:formula="of:=MOD(MIN([.$C230]*(COLUMN()-6);65536);65536)" table:style-name="ce1">
            <text:p>38132</text:p>
          </table:table-cell>
          <table:table-cell office:value-type="float" office:value="57198" table:formula="of:=MOD(MIN([.$C230]*(COLUMN()-6);65536);65536)" table:style-name="ce1">
            <text:p>57198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office:value-type="float" office:value="0" table:formula="of:=MOD(MIN([.$C23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963.498166415375" table:formula="of:=[.$A$1]*(1/2)^((ROW()-2-128)/128)" table:style-name="ce1">
            <text:p>18963.49817</text:p>
          </table:table-cell>
          <table:table-cell table:style-name="ce1"/>
          <table:table-cell office:value-type="float" office:value="18963" table:formula="of:=ROUND([.A231];0)" table:style-name="ce1">
            <text:p>18963</text:p>
          </table:table-cell>
          <table:table-cell table:style-name="ce1"/>
          <table:table-cell office:value-type="float" office:value="229" table:formula="of:=ROW()-2" table:style-name="ce1">
            <text:p>229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18963" table:formula="of:=MOD(MIN([.$C231]*(COLUMN()-6);65536);65536)" table:style-name="ce1">
            <text:p>18963</text:p>
          </table:table-cell>
          <table:table-cell office:value-type="float" office:value="37926" table:formula="of:=MOD(MIN([.$C231]*(COLUMN()-6);65536);65536)" table:style-name="ce1">
            <text:p>37926</text:p>
          </table:table-cell>
          <table:table-cell office:value-type="float" office:value="56889" table:formula="of:=MOD(MIN([.$C231]*(COLUMN()-6);65536);65536)" table:style-name="ce1">
            <text:p>56889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office:value-type="float" office:value="0" table:formula="of:=MOD(MIN([.$C23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861.084343549672" table:formula="of:=[.$A$1]*(1/2)^((ROW()-2-128)/128)" table:style-name="ce1">
            <text:p>18861.08434</text:p>
          </table:table-cell>
          <table:table-cell table:style-name="ce1"/>
          <table:table-cell office:value-type="float" office:value="18861" table:formula="of:=ROUND([.A232];0)" table:style-name="ce1">
            <text:p>18861</text:p>
          </table:table-cell>
          <table:table-cell table:style-name="ce1"/>
          <table:table-cell office:value-type="float" office:value="230" table:formula="of:=ROW()-2" table:style-name="ce1">
            <text:p>23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18861" table:formula="of:=MOD(MIN([.$C232]*(COLUMN()-6);65536);65536)" table:style-name="ce1">
            <text:p>18861</text:p>
          </table:table-cell>
          <table:table-cell office:value-type="float" office:value="37722" table:formula="of:=MOD(MIN([.$C232]*(COLUMN()-6);65536);65536)" table:style-name="ce1">
            <text:p>37722</text:p>
          </table:table-cell>
          <table:table-cell office:value-type="float" office:value="56583" table:formula="of:=MOD(MIN([.$C232]*(COLUMN()-6);65536);65536)" table:style-name="ce1">
            <text:p>56583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office:value-type="float" office:value="0" table:formula="of:=MOD(MIN([.$C23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759.22361437068" table:formula="of:=[.$A$1]*(1/2)^((ROW()-2-128)/128)" table:style-name="ce1">
            <text:p>18759.22361</text:p>
          </table:table-cell>
          <table:table-cell table:style-name="ce1"/>
          <table:table-cell office:value-type="float" office:value="18759" table:formula="of:=ROUND([.A233];0)" table:style-name="ce1">
            <text:p>18759</text:p>
          </table:table-cell>
          <table:table-cell table:style-name="ce1"/>
          <table:table-cell office:value-type="float" office:value="231" table:formula="of:=ROW()-2" table:style-name="ce1">
            <text:p>231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18759" table:formula="of:=MOD(MIN([.$C233]*(COLUMN()-6);65536);65536)" table:style-name="ce1">
            <text:p>18759</text:p>
          </table:table-cell>
          <table:table-cell office:value-type="float" office:value="37518" table:formula="of:=MOD(MIN([.$C233]*(COLUMN()-6);65536);65536)" table:style-name="ce1">
            <text:p>37518</text:p>
          </table:table-cell>
          <table:table-cell office:value-type="float" office:value="56277" table:formula="of:=MOD(MIN([.$C233]*(COLUMN()-6);65536);65536)" table:style-name="ce1">
            <text:p>56277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office:value-type="float" office:value="0" table:formula="of:=MOD(MIN([.$C23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657.912991853638" table:formula="of:=[.$A$1]*(1/2)^((ROW()-2-128)/128)" table:style-name="ce1">
            <text:p>18657.91299</text:p>
          </table:table-cell>
          <table:table-cell table:style-name="ce1"/>
          <table:table-cell office:value-type="float" office:value="18658" table:formula="of:=ROUND([.A234];0)" table:style-name="ce1">
            <text:p>18658</text:p>
          </table:table-cell>
          <table:table-cell table:style-name="ce1"/>
          <table:table-cell office:value-type="float" office:value="232" table:formula="of:=ROW()-2" table:style-name="ce1">
            <text:p>232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18658" table:formula="of:=MOD(MIN([.$C234]*(COLUMN()-6);65536);65536)" table:style-name="ce1">
            <text:p>18658</text:p>
          </table:table-cell>
          <table:table-cell office:value-type="float" office:value="37316" table:formula="of:=MOD(MIN([.$C234]*(COLUMN()-6);65536);65536)" table:style-name="ce1">
            <text:p>37316</text:p>
          </table:table-cell>
          <table:table-cell office:value-type="float" office:value="55974" table:formula="of:=MOD(MIN([.$C234]*(COLUMN()-6);65536);65536)" table:style-name="ce1">
            <text:p>55974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office:value-type="float" office:value="0" table:formula="of:=MOD(MIN([.$C23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557.149505105415" table:formula="of:=[.$A$1]*(1/2)^((ROW()-2-128)/128)" table:style-name="ce1">
            <text:p>18557.14951</text:p>
          </table:table-cell>
          <table:table-cell table:style-name="ce1"/>
          <table:table-cell office:value-type="float" office:value="18557" table:formula="of:=ROUND([.A235];0)" table:style-name="ce1">
            <text:p>18557</text:p>
          </table:table-cell>
          <table:table-cell table:style-name="ce1"/>
          <table:table-cell office:value-type="float" office:value="233" table:formula="of:=ROW()-2" table:style-name="ce1">
            <text:p>233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18557" table:formula="of:=MOD(MIN([.$C235]*(COLUMN()-6);65536);65536)" table:style-name="ce1">
            <text:p>18557</text:p>
          </table:table-cell>
          <table:table-cell office:value-type="float" office:value="37114" table:formula="of:=MOD(MIN([.$C235]*(COLUMN()-6);65536);65536)" table:style-name="ce1">
            <text:p>37114</text:p>
          </table:table-cell>
          <table:table-cell office:value-type="float" office:value="55671" table:formula="of:=MOD(MIN([.$C235]*(COLUMN()-6);65536);65536)" table:style-name="ce1">
            <text:p>55671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office:value-type="float" office:value="0" table:formula="of:=MOD(MIN([.$C23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456.930199277434" table:formula="of:=[.$A$1]*(1/2)^((ROW()-2-128)/128)" table:style-name="ce1">
            <text:p>18456.9302</text:p>
          </table:table-cell>
          <table:table-cell table:style-name="ce1"/>
          <table:table-cell office:value-type="float" office:value="18457" table:formula="of:=ROUND([.A236];0)" table:style-name="ce1">
            <text:p>18457</text:p>
          </table:table-cell>
          <table:table-cell table:style-name="ce1"/>
          <table:table-cell office:value-type="float" office:value="234" table:formula="of:=ROW()-2" table:style-name="ce1">
            <text:p>234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18457" table:formula="of:=MOD(MIN([.$C236]*(COLUMN()-6);65536);65536)" table:style-name="ce1">
            <text:p>18457</text:p>
          </table:table-cell>
          <table:table-cell office:value-type="float" office:value="36914" table:formula="of:=MOD(MIN([.$C236]*(COLUMN()-6);65536);65536)" table:style-name="ce1">
            <text:p>36914</text:p>
          </table:table-cell>
          <table:table-cell office:value-type="float" office:value="55371" table:formula="of:=MOD(MIN([.$C236]*(COLUMN()-6);65536);65536)" table:style-name="ce1">
            <text:p>55371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office:value-type="float" office:value="0" table:formula="of:=MOD(MIN([.$C23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357.252135478997" table:formula="of:=[.$A$1]*(1/2)^((ROW()-2-128)/128)" table:style-name="ce1">
            <text:p>18357.25214</text:p>
          </table:table-cell>
          <table:table-cell table:style-name="ce1"/>
          <table:table-cell office:value-type="float" office:value="18357" table:formula="of:=ROUND([.A237];0)" table:style-name="ce1">
            <text:p>18357</text:p>
          </table:table-cell>
          <table:table-cell table:style-name="ce1"/>
          <table:table-cell office:value-type="float" office:value="235" table:formula="of:=ROW()-2" table:style-name="ce1">
            <text:p>235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18357" table:formula="of:=MOD(MIN([.$C237]*(COLUMN()-6);65536);65536)" table:style-name="ce1">
            <text:p>18357</text:p>
          </table:table-cell>
          <table:table-cell office:value-type="float" office:value="36714" table:formula="of:=MOD(MIN([.$C237]*(COLUMN()-6);65536);65536)" table:style-name="ce1">
            <text:p>36714</text:p>
          </table:table-cell>
          <table:table-cell office:value-type="float" office:value="55071" table:formula="of:=MOD(MIN([.$C237]*(COLUMN()-6);65536);65536)" table:style-name="ce1">
            <text:p>55071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office:value-type="float" office:value="0" table:formula="of:=MOD(MIN([.$C23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258.112390691102" table:formula="of:=[.$A$1]*(1/2)^((ROW()-2-128)/128)" table:style-name="ce1">
            <text:p>18258.11239</text:p>
          </table:table-cell>
          <table:table-cell table:style-name="ce1"/>
          <table:table-cell office:value-type="float" office:value="18258" table:formula="of:=ROUND([.A238];0)" table:style-name="ce1">
            <text:p>18258</text:p>
          </table:table-cell>
          <table:table-cell table:style-name="ce1"/>
          <table:table-cell office:value-type="float" office:value="236" table:formula="of:=ROW()-2" table:style-name="ce1">
            <text:p>236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18258" table:formula="of:=MOD(MIN([.$C238]*(COLUMN()-6);65536);65536)" table:style-name="ce1">
            <text:p>18258</text:p>
          </table:table-cell>
          <table:table-cell office:value-type="float" office:value="36516" table:formula="of:=MOD(MIN([.$C238]*(COLUMN()-6);65536);65536)" table:style-name="ce1">
            <text:p>36516</text:p>
          </table:table-cell>
          <table:table-cell office:value-type="float" office:value="54774" table:formula="of:=MOD(MIN([.$C238]*(COLUMN()-6);65536);65536)" table:style-name="ce1">
            <text:p>54774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office:value-type="float" office:value="0" table:formula="of:=MOD(MIN([.$C23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159.508057680749" table:formula="of:=[.$A$1]*(1/2)^((ROW()-2-128)/128)" table:style-name="ce1">
            <text:p>18159.50806</text:p>
          </table:table-cell>
          <table:table-cell table:style-name="ce1"/>
          <table:table-cell office:value-type="float" office:value="18160" table:formula="of:=ROUND([.A239];0)" table:style-name="ce1">
            <text:p>18160</text:p>
          </table:table-cell>
          <table:table-cell table:style-name="ce1"/>
          <table:table-cell office:value-type="float" office:value="237" table:formula="of:=ROW()-2" table:style-name="ce1">
            <text:p>237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18160" table:formula="of:=MOD(MIN([.$C239]*(COLUMN()-6);65536);65536)" table:style-name="ce1">
            <text:p>18160</text:p>
          </table:table-cell>
          <table:table-cell office:value-type="float" office:value="36320" table:formula="of:=MOD(MIN([.$C239]*(COLUMN()-6);65536);65536)" table:style-name="ce1">
            <text:p>36320</text:p>
          </table:table-cell>
          <table:table-cell office:value-type="float" office:value="54480" table:formula="of:=MOD(MIN([.$C239]*(COLUMN()-6);65536);65536)" table:style-name="ce1">
            <text:p>5448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office:value-type="float" office:value="0" table:formula="of:=MOD(MIN([.$C23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8061.436244915669" table:formula="of:=[.$A$1]*(1/2)^((ROW()-2-128)/128)" table:style-name="ce1">
            <text:p>18061.43624</text:p>
          </table:table-cell>
          <table:table-cell table:style-name="ce1"/>
          <table:table-cell office:value-type="float" office:value="18061" table:formula="of:=ROUND([.A240];0)" table:style-name="ce1">
            <text:p>18061</text:p>
          </table:table-cell>
          <table:table-cell table:style-name="ce1"/>
          <table:table-cell office:value-type="float" office:value="238" table:formula="of:=ROW()-2" table:style-name="ce1">
            <text:p>238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18061" table:formula="of:=MOD(MIN([.$C240]*(COLUMN()-6);65536);65536)" table:style-name="ce1">
            <text:p>18061</text:p>
          </table:table-cell>
          <table:table-cell office:value-type="float" office:value="36122" table:formula="of:=MOD(MIN([.$C240]*(COLUMN()-6);65536);65536)" table:style-name="ce1">
            <text:p>36122</text:p>
          </table:table-cell>
          <table:table-cell office:value-type="float" office:value="54183" table:formula="of:=MOD(MIN([.$C240]*(COLUMN()-6);65536);65536)" table:style-name="ce1">
            <text:p>54183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office:value-type="float" office:value="0" table:formula="of:=MOD(MIN([.$C24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963.894076479519" table:formula="of:=[.$A$1]*(1/2)^((ROW()-2-128)/128)" table:style-name="ce1">
            <text:p>17963.89408</text:p>
          </table:table-cell>
          <table:table-cell table:style-name="ce1"/>
          <table:table-cell office:value-type="float" office:value="17964" table:formula="of:=ROUND([.A241];0)" table:style-name="ce1">
            <text:p>17964</text:p>
          </table:table-cell>
          <table:table-cell table:style-name="ce1"/>
          <table:table-cell office:value-type="float" office:value="239" table:formula="of:=ROW()-2" table:style-name="ce1">
            <text:p>239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17964" table:formula="of:=MOD(MIN([.$C241]*(COLUMN()-6);65536);65536)" table:style-name="ce1">
            <text:p>17964</text:p>
          </table:table-cell>
          <table:table-cell office:value-type="float" office:value="35928" table:formula="of:=MOD(MIN([.$C241]*(COLUMN()-6);65536);65536)" table:style-name="ce1">
            <text:p>35928</text:p>
          </table:table-cell>
          <table:table-cell office:value-type="float" office:value="53892" table:formula="of:=MOD(MIN([.$C241]*(COLUMN()-6);65536);65536)" table:style-name="ce1">
            <text:p>53892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office:value-type="float" office:value="0" table:formula="of:=MOD(MIN([.$C24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128)/128)" table:style-name="ce1">
            <text:p>17866.87869</text:p>
          </table:table-cell>
          <table:table-cell table:style-name="ce1"/>
          <table:table-cell office:value-type="float" office:value="17867" table:formula="of:=ROUND([.A242];0)" table:style-name="ce1">
            <text:p>17867</text:p>
          </table:table-cell>
          <table:table-cell table:style-name="ce1"/>
          <table:table-cell office:value-type="float" office:value="240" table:formula="of:=ROW()-2" table:style-name="ce1">
            <text:p>24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17867" table:formula="of:=MOD(MIN([.$C242]*(COLUMN()-6);65536);65536)" table:style-name="ce1">
            <text:p>17867</text:p>
          </table:table-cell>
          <table:table-cell office:value-type="float" office:value="35734" table:formula="of:=MOD(MIN([.$C242]*(COLUMN()-6);65536);65536)" table:style-name="ce1">
            <text:p>35734</text:p>
          </table:table-cell>
          <table:table-cell office:value-type="float" office:value="53601" table:formula="of:=MOD(MIN([.$C242]*(COLUMN()-6);65536);65536)" table:style-name="ce1">
            <text:p>53601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office:value-type="float" office:value="0" table:formula="of:=MOD(MIN([.$C24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770.387246502858" table:formula="of:=[.$A$1]*(1/2)^((ROW()-2-128)/128)" table:style-name="ce1">
            <text:p>17770.38725</text:p>
          </table:table-cell>
          <table:table-cell table:style-name="ce1"/>
          <table:table-cell office:value-type="float" office:value="17770" table:formula="of:=ROUND([.A243];0)" table:style-name="ce1">
            <text:p>17770</text:p>
          </table:table-cell>
          <table:table-cell table:style-name="ce1"/>
          <table:table-cell office:value-type="float" office:value="241" table:formula="of:=ROW()-2" table:style-name="ce1">
            <text:p>241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17770" table:formula="of:=MOD(MIN([.$C243]*(COLUMN()-6);65536);65536)" table:style-name="ce1">
            <text:p>17770</text:p>
          </table:table-cell>
          <table:table-cell office:value-type="float" office:value="35540" table:formula="of:=MOD(MIN([.$C243]*(COLUMN()-6);65536);65536)" table:style-name="ce1">
            <text:p>35540</text:p>
          </table:table-cell>
          <table:table-cell office:value-type="float" office:value="53310" table:formula="of:=MOD(MIN([.$C243]*(COLUMN()-6);65536);65536)" table:style-name="ce1">
            <text:p>5331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office:value-type="float" office:value="0" table:formula="of:=MOD(MIN([.$C24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674.416910452652" table:formula="of:=[.$A$1]*(1/2)^((ROW()-2-128)/128)" table:style-name="ce1">
            <text:p>17674.41691</text:p>
          </table:table-cell>
          <table:table-cell table:style-name="ce1"/>
          <table:table-cell office:value-type="float" office:value="17674" table:formula="of:=ROUND([.A244];0)" table:style-name="ce1">
            <text:p>17674</text:p>
          </table:table-cell>
          <table:table-cell table:style-name="ce1"/>
          <table:table-cell office:value-type="float" office:value="242" table:formula="of:=ROW()-2" table:style-name="ce1">
            <text:p>242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17674" table:formula="of:=MOD(MIN([.$C244]*(COLUMN()-6);65536);65536)" table:style-name="ce1">
            <text:p>17674</text:p>
          </table:table-cell>
          <table:table-cell office:value-type="float" office:value="35348" table:formula="of:=MOD(MIN([.$C244]*(COLUMN()-6);65536);65536)" table:style-name="ce1">
            <text:p>35348</text:p>
          </table:table-cell>
          <table:table-cell office:value-type="float" office:value="53022" table:formula="of:=MOD(MIN([.$C244]*(COLUMN()-6);65536);65536)" table:style-name="ce1">
            <text:p>53022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office:value-type="float" office:value="0" table:formula="of:=MOD(MIN([.$C24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578.964869545583" table:formula="of:=[.$A$1]*(1/2)^((ROW()-2-128)/128)" table:style-name="ce1">
            <text:p>17578.96487</text:p>
          </table:table-cell>
          <table:table-cell table:style-name="ce1"/>
          <table:table-cell office:value-type="float" office:value="17579" table:formula="of:=ROUND([.A245];0)" table:style-name="ce1">
            <text:p>17579</text:p>
          </table:table-cell>
          <table:table-cell table:style-name="ce1"/>
          <table:table-cell office:value-type="float" office:value="243" table:formula="of:=ROW()-2" table:style-name="ce1">
            <text:p>243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17579" table:formula="of:=MOD(MIN([.$C245]*(COLUMN()-6);65536);65536)" table:style-name="ce1">
            <text:p>17579</text:p>
          </table:table-cell>
          <table:table-cell office:value-type="float" office:value="35158" table:formula="of:=MOD(MIN([.$C245]*(COLUMN()-6);65536);65536)" table:style-name="ce1">
            <text:p>35158</text:p>
          </table:table-cell>
          <table:table-cell office:value-type="float" office:value="52737" table:formula="of:=MOD(MIN([.$C245]*(COLUMN()-6);65536);65536)" table:style-name="ce1">
            <text:p>52737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office:value-type="float" office:value="0" table:formula="of:=MOD(MIN([.$C24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484.028324689079" table:formula="of:=[.$A$1]*(1/2)^((ROW()-2-128)/128)" table:style-name="ce1">
            <text:p>17484.02832</text:p>
          </table:table-cell>
          <table:table-cell table:style-name="ce1"/>
          <table:table-cell office:value-type="float" office:value="17484" table:formula="of:=ROUND([.A246];0)" table:style-name="ce1">
            <text:p>17484</text:p>
          </table:table-cell>
          <table:table-cell table:style-name="ce1"/>
          <table:table-cell office:value-type="float" office:value="244" table:formula="of:=ROW()-2" table:style-name="ce1">
            <text:p>244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17484" table:formula="of:=MOD(MIN([.$C246]*(COLUMN()-6);65536);65536)" table:style-name="ce1">
            <text:p>17484</text:p>
          </table:table-cell>
          <table:table-cell office:value-type="float" office:value="34968" table:formula="of:=MOD(MIN([.$C246]*(COLUMN()-6);65536);65536)" table:style-name="ce1">
            <text:p>34968</text:p>
          </table:table-cell>
          <table:table-cell office:value-type="float" office:value="52452" table:formula="of:=MOD(MIN([.$C246]*(COLUMN()-6);65536);65536)" table:style-name="ce1">
            <text:p>52452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office:value-type="float" office:value="0" table:formula="of:=MOD(MIN([.$C24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389.60449190727" table:formula="of:=[.$A$1]*(1/2)^((ROW()-2-128)/128)" table:style-name="ce1">
            <text:p>17389.60449</text:p>
          </table:table-cell>
          <table:table-cell table:style-name="ce1"/>
          <table:table-cell office:value-type="float" office:value="17390" table:formula="of:=ROUND([.A247];0)" table:style-name="ce1">
            <text:p>17390</text:p>
          </table:table-cell>
          <table:table-cell table:style-name="ce1"/>
          <table:table-cell office:value-type="float" office:value="245" table:formula="of:=ROW()-2" table:style-name="ce1">
            <text:p>245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17390" table:formula="of:=MOD(MIN([.$C247]*(COLUMN()-6);65536);65536)" table:style-name="ce1">
            <text:p>17390</text:p>
          </table:table-cell>
          <table:table-cell office:value-type="float" office:value="34780" table:formula="of:=MOD(MIN([.$C247]*(COLUMN()-6);65536);65536)" table:style-name="ce1">
            <text:p>34780</text:p>
          </table:table-cell>
          <table:table-cell office:value-type="float" office:value="52170" table:formula="of:=MOD(MIN([.$C247]*(COLUMN()-6);65536);65536)" table:style-name="ce1">
            <text:p>5217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office:value-type="float" office:value="0" table:formula="of:=MOD(MIN([.$C24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295.690602259368" table:formula="of:=[.$A$1]*(1/2)^((ROW()-2-128)/128)" table:style-name="ce1">
            <text:p>17295.6906</text:p>
          </table:table-cell>
          <table:table-cell table:style-name="ce1"/>
          <table:table-cell office:value-type="float" office:value="17296" table:formula="of:=ROUND([.A248];0)" table:style-name="ce1">
            <text:p>17296</text:p>
          </table:table-cell>
          <table:table-cell table:style-name="ce1"/>
          <table:table-cell office:value-type="float" office:value="246" table:formula="of:=ROW()-2" table:style-name="ce1">
            <text:p>246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17296" table:formula="of:=MOD(MIN([.$C248]*(COLUMN()-6);65536);65536)" table:style-name="ce1">
            <text:p>17296</text:p>
          </table:table-cell>
          <table:table-cell office:value-type="float" office:value="34592" table:formula="of:=MOD(MIN([.$C248]*(COLUMN()-6);65536);65536)" table:style-name="ce1">
            <text:p>34592</text:p>
          </table:table-cell>
          <table:table-cell office:value-type="float" office:value="51888" table:formula="of:=MOD(MIN([.$C248]*(COLUMN()-6);65536);65536)" table:style-name="ce1">
            <text:p>51888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office:value-type="float" office:value="0" table:formula="of:=MOD(MIN([.$C24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202.283901758459" table:formula="of:=[.$A$1]*(1/2)^((ROW()-2-128)/128)" table:style-name="ce1">
            <text:p>17202.2839</text:p>
          </table:table-cell>
          <table:table-cell table:style-name="ce1"/>
          <table:table-cell office:value-type="float" office:value="17202" table:formula="of:=ROUND([.A249];0)" table:style-name="ce1">
            <text:p>17202</text:p>
          </table:table-cell>
          <table:table-cell table:style-name="ce1"/>
          <table:table-cell office:value-type="float" office:value="247" table:formula="of:=ROW()-2" table:style-name="ce1">
            <text:p>247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17202" table:formula="of:=MOD(MIN([.$C249]*(COLUMN()-6);65536);65536)" table:style-name="ce1">
            <text:p>17202</text:p>
          </table:table-cell>
          <table:table-cell office:value-type="float" office:value="34404" table:formula="of:=MOD(MIN([.$C249]*(COLUMN()-6);65536);65536)" table:style-name="ce1">
            <text:p>34404</text:p>
          </table:table-cell>
          <table:table-cell office:value-type="float" office:value="51606" table:formula="of:=MOD(MIN([.$C249]*(COLUMN()-6);65536);65536)" table:style-name="ce1">
            <text:p>51606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office:value-type="float" office:value="0" table:formula="of:=MOD(MIN([.$C24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109.381651290751" table:formula="of:=[.$A$1]*(1/2)^((ROW()-2-128)/128)" table:style-name="ce1">
            <text:p>17109.38165</text:p>
          </table:table-cell>
          <table:table-cell table:style-name="ce1"/>
          <table:table-cell office:value-type="float" office:value="17109" table:formula="of:=ROUND([.A250];0)" table:style-name="ce1">
            <text:p>17109</text:p>
          </table:table-cell>
          <table:table-cell table:style-name="ce1"/>
          <table:table-cell office:value-type="float" office:value="248" table:formula="of:=ROW()-2" table:style-name="ce1">
            <text:p>248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17109" table:formula="of:=MOD(MIN([.$C250]*(COLUMN()-6);65536);65536)" table:style-name="ce1">
            <text:p>17109</text:p>
          </table:table-cell>
          <table:table-cell office:value-type="float" office:value="34218" table:formula="of:=MOD(MIN([.$C250]*(COLUMN()-6);65536);65536)" table:style-name="ce1">
            <text:p>34218</text:p>
          </table:table-cell>
          <table:table-cell office:value-type="float" office:value="51327" table:formula="of:=MOD(MIN([.$C250]*(COLUMN()-6);65536);65536)" table:style-name="ce1">
            <text:p>51327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office:value-type="float" office:value="0" table:formula="of:=MOD(MIN([.$C25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016.981126535229" table:formula="of:=[.$A$1]*(1/2)^((ROW()-2-128)/128)" table:style-name="ce1">
            <text:p>17016.98113</text:p>
          </table:table-cell>
          <table:table-cell table:style-name="ce1"/>
          <table:table-cell office:value-type="float" office:value="17017" table:formula="of:=ROUND([.A251];0)" table:style-name="ce1">
            <text:p>17017</text:p>
          </table:table-cell>
          <table:table-cell table:style-name="ce1"/>
          <table:table-cell office:value-type="float" office:value="249" table:formula="of:=ROW()-2" table:style-name="ce1">
            <text:p>249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17017" table:formula="of:=MOD(MIN([.$C251]*(COLUMN()-6);65536);65536)" table:style-name="ce1">
            <text:p>17017</text:p>
          </table:table-cell>
          <table:table-cell office:value-type="float" office:value="34034" table:formula="of:=MOD(MIN([.$C251]*(COLUMN()-6);65536);65536)" table:style-name="ce1">
            <text:p>34034</text:p>
          </table:table-cell>
          <table:table-cell office:value-type="float" office:value="51051" table:formula="of:=MOD(MIN([.$C251]*(COLUMN()-6);65536);65536)" table:style-name="ce1">
            <text:p>51051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office:value-type="float" office:value="0" table:formula="of:=MOD(MIN([.$C25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925.079617883806" table:formula="of:=[.$A$1]*(1/2)^((ROW()-2-128)/128)" table:style-name="ce1">
            <text:p>16925.07962</text:p>
          </table:table-cell>
          <table:table-cell table:style-name="ce1"/>
          <table:table-cell office:value-type="float" office:value="16925" table:formula="of:=ROUND([.A252];0)" table:style-name="ce1">
            <text:p>16925</text:p>
          </table:table-cell>
          <table:table-cell table:style-name="ce1"/>
          <table:table-cell office:value-type="float" office:value="250" table:formula="of:=ROW()-2" table:style-name="ce1">
            <text:p>25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16925" table:formula="of:=MOD(MIN([.$C252]*(COLUMN()-6);65536);65536)" table:style-name="ce1">
            <text:p>16925</text:p>
          </table:table-cell>
          <table:table-cell office:value-type="float" office:value="33850" table:formula="of:=MOD(MIN([.$C252]*(COLUMN()-6);65536);65536)" table:style-name="ce1">
            <text:p>33850</text:p>
          </table:table-cell>
          <table:table-cell office:value-type="float" office:value="50775" table:formula="of:=MOD(MIN([.$C252]*(COLUMN()-6);65536);65536)" table:style-name="ce1">
            <text:p>50775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office:value-type="float" office:value="0" table:formula="of:=MOD(MIN([.$C25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833.674430361825" table:formula="of:=[.$A$1]*(1/2)^((ROW()-2-128)/128)" table:style-name="ce1">
            <text:p>16833.67443</text:p>
          </table:table-cell>
          <table:table-cell table:style-name="ce1"/>
          <table:table-cell office:value-type="float" office:value="16834" table:formula="of:=ROUND([.A253];0)" table:style-name="ce1">
            <text:p>16834</text:p>
          </table:table-cell>
          <table:table-cell table:style-name="ce1"/>
          <table:table-cell office:value-type="float" office:value="251" table:formula="of:=ROW()-2" table:style-name="ce1">
            <text:p>251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16834" table:formula="of:=MOD(MIN([.$C253]*(COLUMN()-6);65536);65536)" table:style-name="ce1">
            <text:p>16834</text:p>
          </table:table-cell>
          <table:table-cell office:value-type="float" office:value="33668" table:formula="of:=MOD(MIN([.$C253]*(COLUMN()-6);65536);65536)" table:style-name="ce1">
            <text:p>33668</text:p>
          </table:table-cell>
          <table:table-cell office:value-type="float" office:value="50502" table:formula="of:=MOD(MIN([.$C253]*(COLUMN()-6);65536);65536)" table:style-name="ce1">
            <text:p>50502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office:value-type="float" office:value="0" table:formula="of:=MOD(MIN([.$C25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128)/128)" table:style-name="ce1">
            <text:p>16742.76288</text:p>
          </table:table-cell>
          <table:table-cell table:style-name="ce1"/>
          <table:table-cell office:value-type="float" office:value="16743" table:formula="of:=ROUND([.A254];0)" table:style-name="ce1">
            <text:p>16743</text:p>
          </table:table-cell>
          <table:table-cell table:style-name="ce1"/>
          <table:table-cell office:value-type="float" office:value="252" table:formula="of:=ROW()-2" table:style-name="ce1">
            <text:p>252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16743" table:formula="of:=MOD(MIN([.$C254]*(COLUMN()-6);65536);65536)" table:style-name="ce1">
            <text:p>16743</text:p>
          </table:table-cell>
          <table:table-cell office:value-type="float" office:value="33486" table:formula="of:=MOD(MIN([.$C254]*(COLUMN()-6);65536);65536)" table:style-name="ce1">
            <text:p>33486</text:p>
          </table:table-cell>
          <table:table-cell office:value-type="float" office:value="50229" table:formula="of:=MOD(MIN([.$C254]*(COLUMN()-6);65536);65536)" table:style-name="ce1">
            <text:p>50229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office:value-type="float" office:value="0" table:formula="of:=MOD(MIN([.$C25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652.342311501056" table:formula="of:=[.$A$1]*(1/2)^((ROW()-2-128)/128)" table:style-name="ce1">
            <text:p>16652.34231</text:p>
          </table:table-cell>
          <table:table-cell table:style-name="ce1"/>
          <table:table-cell office:value-type="float" office:value="16652" table:formula="of:=ROUND([.A255];0)" table:style-name="ce1">
            <text:p>16652</text:p>
          </table:table-cell>
          <table:table-cell table:style-name="ce1"/>
          <table:table-cell office:value-type="float" office:value="253" table:formula="of:=ROW()-2" table:style-name="ce1">
            <text:p>253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16652" table:formula="of:=MOD(MIN([.$C255]*(COLUMN()-6);65536);65536)" table:style-name="ce1">
            <text:p>16652</text:p>
          </table:table-cell>
          <table:table-cell office:value-type="float" office:value="33304" table:formula="of:=MOD(MIN([.$C255]*(COLUMN()-6);65536);65536)" table:style-name="ce1">
            <text:p>33304</text:p>
          </table:table-cell>
          <table:table-cell office:value-type="float" office:value="49956" table:formula="of:=MOD(MIN([.$C255]*(COLUMN()-6);65536);65536)" table:style-name="ce1">
            <text:p>49956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office:value-type="float" office:value="0" table:formula="of:=MOD(MIN([.$C25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562.410062671061" table:formula="of:=[.$A$1]*(1/2)^((ROW()-2-128)/128)" table:style-name="ce1">
            <text:p>16562.41006</text:p>
          </table:table-cell>
          <table:table-cell table:style-name="ce1"/>
          <table:table-cell office:value-type="float" office:value="16562" table:formula="of:=ROUND([.A256];0)" table:style-name="ce1">
            <text:p>16562</text:p>
          </table:table-cell>
          <table:table-cell table:style-name="ce1"/>
          <table:table-cell office:value-type="float" office:value="254" table:formula="of:=ROW()-2" table:style-name="ce1">
            <text:p>254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16562" table:formula="of:=MOD(MIN([.$C256]*(COLUMN()-6);65536);65536)" table:style-name="ce1">
            <text:p>16562</text:p>
          </table:table-cell>
          <table:table-cell office:value-type="float" office:value="33124" table:formula="of:=MOD(MIN([.$C256]*(COLUMN()-6);65536);65536)" table:style-name="ce1">
            <text:p>33124</text:p>
          </table:table-cell>
          <table:table-cell office:value-type="float" office:value="49686" table:formula="of:=MOD(MIN([.$C256]*(COLUMN()-6);65536);65536)" table:style-name="ce1">
            <text:p>49686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office:value-type="float" office:value="0" table:formula="of:=MOD(MIN([.$C25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472.963499832164" table:formula="of:=[.$A$1]*(1/2)^((ROW()-2-128)/128)" table:style-name="ce1">
            <text:p>16472.9635</text:p>
          </table:table-cell>
          <table:table-cell table:style-name="ce1"/>
          <table:table-cell office:value-type="float" office:value="16473" table:formula="of:=ROUND([.A257];0)" table:style-name="ce1">
            <text:p>16473</text:p>
          </table:table-cell>
          <table:table-cell table:style-name="ce1"/>
          <table:table-cell office:value-type="float" office:value="255" table:formula="of:=ROW()-2" table:style-name="ce1">
            <text:p>255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16473" table:formula="of:=MOD(MIN([.$C257]*(COLUMN()-6);65536);65536)" table:style-name="ce1">
            <text:p>16473</text:p>
          </table:table-cell>
          <table:table-cell office:value-type="float" office:value="32946" table:formula="of:=MOD(MIN([.$C257]*(COLUMN()-6);65536);65536)" table:style-name="ce1">
            <text:p>32946</text:p>
          </table:table-cell>
          <table:table-cell office:value-type="float" office:value="49419" table:formula="of:=MOD(MIN([.$C257]*(COLUMN()-6);65536);65536)" table:style-name="ce1">
            <text:p>49419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office:value-type="float" office:value="0" table:formula="of:=MOD(MIN([.$C25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128)/128)" table:style-name="ce1">
            <text:p>16384</text:p>
          </table:table-cell>
          <table:table-cell table:style-name="ce1"/>
          <table:table-cell office:value-type="float" office:value="16384" table:formula="of:=ROUND([.A258];0)" table:style-name="ce1">
            <text:p>16384</text:p>
          </table:table-cell>
          <table:table-cell table:style-name="ce1"/>
          <table:table-cell office:value-type="float" office:value="256" table:formula="of:=ROW()-2" table:style-name="ce1">
            <text:p>256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16384" table:formula="of:=MOD(MIN([.$C258]*(COLUMN()-6);65536);65536)" table:style-name="ce1">
            <text:p>16384</text:p>
          </table:table-cell>
          <table:table-cell office:value-type="float" office:value="32768" table:formula="of:=MOD(MIN([.$C258]*(COLUMN()-6);65536);65536)" table:style-name="ce1">
            <text:p>32768</text:p>
          </table:table-cell>
          <table:table-cell office:value-type="float" office:value="49152" table:formula="of:=MOD(MIN([.$C258]*(COLUMN()-6);65536);65536)" table:style-name="ce1">
            <text:p>49152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office:value-type="float" office:value="0" table:formula="of:=MOD(MIN([.$C25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295.516954355846" table:formula="of:=[.$A$1]*(1/2)^((ROW()-2-128)/128)" table:style-name="ce1">
            <text:p>16295.51695</text:p>
          </table:table-cell>
          <table:table-cell table:style-name="ce1"/>
          <table:table-cell office:value-type="float" office:value="16296" table:formula="of:=ROUND([.A259];0)" table:style-name="ce1">
            <text:p>16296</text:p>
          </table:table-cell>
          <table:table-cell table:style-name="ce1"/>
          <table:table-cell office:value-type="float" office:value="257" table:formula="of:=ROW()-2" table:style-name="ce1">
            <text:p>257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16296" table:formula="of:=MOD(MIN([.$C259]*(COLUMN()-6);65536);65536)" table:style-name="ce1">
            <text:p>16296</text:p>
          </table:table-cell>
          <table:table-cell office:value-type="float" office:value="32592" table:formula="of:=MOD(MIN([.$C259]*(COLUMN()-6);65536);65536)" table:style-name="ce1">
            <text:p>32592</text:p>
          </table:table-cell>
          <table:table-cell office:value-type="float" office:value="48888" table:formula="of:=MOD(MIN([.$C259]*(COLUMN()-6);65536);65536)" table:style-name="ce1">
            <text:p>48888</text:p>
          </table:table-cell>
          <table:table-cell office:value-type="float" office:value="65184" table:formula="of:=MOD(MIN([.$C259]*(COLUMN()-6);65536);65536)" table:style-name="ce1">
            <text:p>65184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office:value-type="float" office:value="0" table:formula="of:=MOD(MIN([.$C25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207.511768170094" table:formula="of:=[.$A$1]*(1/2)^((ROW()-2-128)/128)" table:style-name="ce1">
            <text:p>16207.51177</text:p>
          </table:table-cell>
          <table:table-cell table:style-name="ce1"/>
          <table:table-cell office:value-type="float" office:value="16208" table:formula="of:=ROUND([.A260];0)" table:style-name="ce1">
            <text:p>16208</text:p>
          </table:table-cell>
          <table:table-cell table:style-name="ce1"/>
          <table:table-cell office:value-type="float" office:value="258" table:formula="of:=ROW()-2" table:style-name="ce1">
            <text:p>258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16208" table:formula="of:=MOD(MIN([.$C260]*(COLUMN()-6);65536);65536)" table:style-name="ce1">
            <text:p>16208</text:p>
          </table:table-cell>
          <table:table-cell office:value-type="float" office:value="32416" table:formula="of:=MOD(MIN([.$C260]*(COLUMN()-6);65536);65536)" table:style-name="ce1">
            <text:p>32416</text:p>
          </table:table-cell>
          <table:table-cell office:value-type="float" office:value="48624" table:formula="of:=MOD(MIN([.$C260]*(COLUMN()-6);65536);65536)" table:style-name="ce1">
            <text:p>48624</text:p>
          </table:table-cell>
          <table:table-cell office:value-type="float" office:value="64832" table:formula="of:=MOD(MIN([.$C260]*(COLUMN()-6);65536);65536)" table:style-name="ce1">
            <text:p>64832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office:value-type="float" office:value="0" table:formula="of:=MOD(MIN([.$C26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119.981860726175" table:formula="of:=[.$A$1]*(1/2)^((ROW()-2-128)/128)" table:style-name="ce1">
            <text:p>16119.98186</text:p>
          </table:table-cell>
          <table:table-cell table:style-name="ce1"/>
          <table:table-cell office:value-type="float" office:value="16120" table:formula="of:=ROUND([.A261];0)" table:style-name="ce1">
            <text:p>16120</text:p>
          </table:table-cell>
          <table:table-cell table:style-name="ce1"/>
          <table:table-cell office:value-type="float" office:value="259" table:formula="of:=ROW()-2" table:style-name="ce1">
            <text:p>259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16120" table:formula="of:=MOD(MIN([.$C261]*(COLUMN()-6);65536);65536)" table:style-name="ce1">
            <text:p>16120</text:p>
          </table:table-cell>
          <table:table-cell office:value-type="float" office:value="32240" table:formula="of:=MOD(MIN([.$C261]*(COLUMN()-6);65536);65536)" table:style-name="ce1">
            <text:p>32240</text:p>
          </table:table-cell>
          <table:table-cell office:value-type="float" office:value="48360" table:formula="of:=MOD(MIN([.$C261]*(COLUMN()-6);65536);65536)" table:style-name="ce1">
            <text:p>48360</text:p>
          </table:table-cell>
          <table:table-cell office:value-type="float" office:value="64480" table:formula="of:=MOD(MIN([.$C261]*(COLUMN()-6);65536);65536)" table:style-name="ce1">
            <text:p>6448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office:value-type="float" office:value="0" table:formula="of:=MOD(MIN([.$C26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6032.92466524488" table:formula="of:=[.$A$1]*(1/2)^((ROW()-2-128)/128)" table:style-name="ce1">
            <text:p>16032.92467</text:p>
          </table:table-cell>
          <table:table-cell table:style-name="ce1"/>
          <table:table-cell office:value-type="float" office:value="16033" table:formula="of:=ROUND([.A262];0)" table:style-name="ce1">
            <text:p>16033</text:p>
          </table:table-cell>
          <table:table-cell table:style-name="ce1"/>
          <table:table-cell office:value-type="float" office:value="260" table:formula="of:=ROW()-2" table:style-name="ce1">
            <text:p>26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16033" table:formula="of:=MOD(MIN([.$C262]*(COLUMN()-6);65536);65536)" table:style-name="ce1">
            <text:p>16033</text:p>
          </table:table-cell>
          <table:table-cell office:value-type="float" office:value="32066" table:formula="of:=MOD(MIN([.$C262]*(COLUMN()-6);65536);65536)" table:style-name="ce1">
            <text:p>32066</text:p>
          </table:table-cell>
          <table:table-cell office:value-type="float" office:value="48099" table:formula="of:=MOD(MIN([.$C262]*(COLUMN()-6);65536);65536)" table:style-name="ce1">
            <text:p>48099</text:p>
          </table:table-cell>
          <table:table-cell office:value-type="float" office:value="64132" table:formula="of:=MOD(MIN([.$C262]*(COLUMN()-6);65536);65536)" table:style-name="ce1">
            <text:p>64132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office:value-type="float" office:value="0" table:formula="of:=MOD(MIN([.$C26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946.33762880908" table:formula="of:=[.$A$1]*(1/2)^((ROW()-2-128)/128)" table:style-name="ce1">
            <text:p>15946.33763</text:p>
          </table:table-cell>
          <table:table-cell table:style-name="ce1"/>
          <table:table-cell office:value-type="float" office:value="15946" table:formula="of:=ROUND([.A263];0)" table:style-name="ce1">
            <text:p>15946</text:p>
          </table:table-cell>
          <table:table-cell table:style-name="ce1"/>
          <table:table-cell office:value-type="float" office:value="261" table:formula="of:=ROW()-2" table:style-name="ce1">
            <text:p>261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15946" table:formula="of:=MOD(MIN([.$C263]*(COLUMN()-6);65536);65536)" table:style-name="ce1">
            <text:p>15946</text:p>
          </table:table-cell>
          <table:table-cell office:value-type="float" office:value="31892" table:formula="of:=MOD(MIN([.$C263]*(COLUMN()-6);65536);65536)" table:style-name="ce1">
            <text:p>31892</text:p>
          </table:table-cell>
          <table:table-cell office:value-type="float" office:value="47838" table:formula="of:=MOD(MIN([.$C263]*(COLUMN()-6);65536);65536)" table:style-name="ce1">
            <text:p>47838</text:p>
          </table:table-cell>
          <table:table-cell office:value-type="float" office:value="63784" table:formula="of:=MOD(MIN([.$C263]*(COLUMN()-6);65536);65536)" table:style-name="ce1">
            <text:p>63784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office:value-type="float" office:value="0" table:formula="of:=MOD(MIN([.$C26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860.218212288877" table:formula="of:=[.$A$1]*(1/2)^((ROW()-2-128)/128)" table:style-name="ce1">
            <text:p>15860.21821</text:p>
          </table:table-cell>
          <table:table-cell table:style-name="ce1"/>
          <table:table-cell office:value-type="float" office:value="15860" table:formula="of:=ROUND([.A264];0)" table:style-name="ce1">
            <text:p>15860</text:p>
          </table:table-cell>
          <table:table-cell table:style-name="ce1"/>
          <table:table-cell office:value-type="float" office:value="262" table:formula="of:=ROW()-2" table:style-name="ce1">
            <text:p>262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15860" table:formula="of:=MOD(MIN([.$C264]*(COLUMN()-6);65536);65536)" table:style-name="ce1">
            <text:p>15860</text:p>
          </table:table-cell>
          <table:table-cell office:value-type="float" office:value="31720" table:formula="of:=MOD(MIN([.$C264]*(COLUMN()-6);65536);65536)" table:style-name="ce1">
            <text:p>31720</text:p>
          </table:table-cell>
          <table:table-cell office:value-type="float" office:value="47580" table:formula="of:=MOD(MIN([.$C264]*(COLUMN()-6);65536);65536)" table:style-name="ce1">
            <text:p>47580</text:p>
          </table:table-cell>
          <table:table-cell office:value-type="float" office:value="63440" table:formula="of:=MOD(MIN([.$C264]*(COLUMN()-6);65536);65536)" table:style-name="ce1">
            <text:p>6344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office:value-type="float" office:value="0" table:formula="of:=MOD(MIN([.$C26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774.563890267136" table:formula="of:=[.$A$1]*(1/2)^((ROW()-2-128)/128)" table:style-name="ce1">
            <text:p>15774.56389</text:p>
          </table:table-cell>
          <table:table-cell table:style-name="ce1"/>
          <table:table-cell office:value-type="float" office:value="15775" table:formula="of:=ROUND([.A265];0)" table:style-name="ce1">
            <text:p>15775</text:p>
          </table:table-cell>
          <table:table-cell table:style-name="ce1"/>
          <table:table-cell office:value-type="float" office:value="263" table:formula="of:=ROW()-2" table:style-name="ce1">
            <text:p>263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15775" table:formula="of:=MOD(MIN([.$C265]*(COLUMN()-6);65536);65536)" table:style-name="ce1">
            <text:p>15775</text:p>
          </table:table-cell>
          <table:table-cell office:value-type="float" office:value="31550" table:formula="of:=MOD(MIN([.$C265]*(COLUMN()-6);65536);65536)" table:style-name="ce1">
            <text:p>31550</text:p>
          </table:table-cell>
          <table:table-cell office:value-type="float" office:value="47325" table:formula="of:=MOD(MIN([.$C265]*(COLUMN()-6);65536);65536)" table:style-name="ce1">
            <text:p>47325</text:p>
          </table:table-cell>
          <table:table-cell office:value-type="float" office:value="63100" table:formula="of:=MOD(MIN([.$C265]*(COLUMN()-6);65536);65536)" table:style-name="ce1">
            <text:p>6310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office:value-type="float" office:value="0" table:formula="of:=MOD(MIN([.$C26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128)/128)" table:style-name="ce1">
            <text:p>15689.37215</text:p>
          </table:table-cell>
          <table:table-cell table:style-name="ce1"/>
          <table:table-cell office:value-type="float" office:value="15689" table:formula="of:=ROUND([.A266];0)" table:style-name="ce1">
            <text:p>15689</text:p>
          </table:table-cell>
          <table:table-cell table:style-name="ce1"/>
          <table:table-cell office:value-type="float" office:value="264" table:formula="of:=ROW()-2" table:style-name="ce1">
            <text:p>264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15689" table:formula="of:=MOD(MIN([.$C266]*(COLUMN()-6);65536);65536)" table:style-name="ce1">
            <text:p>15689</text:p>
          </table:table-cell>
          <table:table-cell office:value-type="float" office:value="31378" table:formula="of:=MOD(MIN([.$C266]*(COLUMN()-6);65536);65536)" table:style-name="ce1">
            <text:p>31378</text:p>
          </table:table-cell>
          <table:table-cell office:value-type="float" office:value="47067" table:formula="of:=MOD(MIN([.$C266]*(COLUMN()-6);65536);65536)" table:style-name="ce1">
            <text:p>47067</text:p>
          </table:table-cell>
          <table:table-cell office:value-type="float" office:value="62756" table:formula="of:=MOD(MIN([.$C266]*(COLUMN()-6);65536);65536)" table:style-name="ce1">
            <text:p>62756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office:value-type="float" office:value="0" table:formula="of:=MOD(MIN([.$C26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604.640496170387" table:formula="of:=[.$A$1]*(1/2)^((ROW()-2-128)/128)" table:style-name="ce1">
            <text:p>15604.6405</text:p>
          </table:table-cell>
          <table:table-cell table:style-name="ce1"/>
          <table:table-cell office:value-type="float" office:value="15605" table:formula="of:=ROUND([.A267];0)" table:style-name="ce1">
            <text:p>15605</text:p>
          </table:table-cell>
          <table:table-cell table:style-name="ce1"/>
          <table:table-cell office:value-type="float" office:value="265" table:formula="of:=ROW()-2" table:style-name="ce1">
            <text:p>265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15605" table:formula="of:=MOD(MIN([.$C267]*(COLUMN()-6);65536);65536)" table:style-name="ce1">
            <text:p>15605</text:p>
          </table:table-cell>
          <table:table-cell office:value-type="float" office:value="31210" table:formula="of:=MOD(MIN([.$C267]*(COLUMN()-6);65536);65536)" table:style-name="ce1">
            <text:p>31210</text:p>
          </table:table-cell>
          <table:table-cell office:value-type="float" office:value="46815" table:formula="of:=MOD(MIN([.$C267]*(COLUMN()-6);65536);65536)" table:style-name="ce1">
            <text:p>46815</text:p>
          </table:table-cell>
          <table:table-cell office:value-type="float" office:value="62420" table:formula="of:=MOD(MIN([.$C267]*(COLUMN()-6);65536);65536)" table:style-name="ce1">
            <text:p>6242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office:value-type="float" office:value="0" table:formula="of:=MOD(MIN([.$C26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520.366441160422" table:formula="of:=[.$A$1]*(1/2)^((ROW()-2-128)/128)" table:style-name="ce1">
            <text:p>15520.36644</text:p>
          </table:table-cell>
          <table:table-cell table:style-name="ce1"/>
          <table:table-cell office:value-type="float" office:value="15520" table:formula="of:=ROUND([.A268];0)" table:style-name="ce1">
            <text:p>15520</text:p>
          </table:table-cell>
          <table:table-cell table:style-name="ce1"/>
          <table:table-cell office:value-type="float" office:value="266" table:formula="of:=ROW()-2" table:style-name="ce1">
            <text:p>266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15520" table:formula="of:=MOD(MIN([.$C268]*(COLUMN()-6);65536);65536)" table:style-name="ce1">
            <text:p>15520</text:p>
          </table:table-cell>
          <table:table-cell office:value-type="float" office:value="31040" table:formula="of:=MOD(MIN([.$C268]*(COLUMN()-6);65536);65536)" table:style-name="ce1">
            <text:p>31040</text:p>
          </table:table-cell>
          <table:table-cell office:value-type="float" office:value="46560" table:formula="of:=MOD(MIN([.$C268]*(COLUMN()-6);65536);65536)" table:style-name="ce1">
            <text:p>46560</text:p>
          </table:table-cell>
          <table:table-cell office:value-type="float" office:value="62080" table:formula="of:=MOD(MIN([.$C268]*(COLUMN()-6);65536);65536)" table:style-name="ce1">
            <text:p>6208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office:value-type="float" office:value="0" table:formula="of:=MOD(MIN([.$C26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436.547514632883" table:formula="of:=[.$A$1]*(1/2)^((ROW()-2-128)/128)" table:style-name="ce1">
            <text:p>15436.54751</text:p>
          </table:table-cell>
          <table:table-cell table:style-name="ce1"/>
          <table:table-cell office:value-type="float" office:value="15437" table:formula="of:=ROUND([.A269];0)" table:style-name="ce1">
            <text:p>15437</text:p>
          </table:table-cell>
          <table:table-cell table:style-name="ce1"/>
          <table:table-cell office:value-type="float" office:value="267" table:formula="of:=ROW()-2" table:style-name="ce1">
            <text:p>267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15437" table:formula="of:=MOD(MIN([.$C269]*(COLUMN()-6);65536);65536)" table:style-name="ce1">
            <text:p>15437</text:p>
          </table:table-cell>
          <table:table-cell office:value-type="float" office:value="30874" table:formula="of:=MOD(MIN([.$C269]*(COLUMN()-6);65536);65536)" table:style-name="ce1">
            <text:p>30874</text:p>
          </table:table-cell>
          <table:table-cell office:value-type="float" office:value="46311" table:formula="of:=MOD(MIN([.$C269]*(COLUMN()-6);65536);65536)" table:style-name="ce1">
            <text:p>46311</text:p>
          </table:table-cell>
          <table:table-cell office:value-type="float" office:value="61748" table:formula="of:=MOD(MIN([.$C269]*(COLUMN()-6);65536);65536)" table:style-name="ce1">
            <text:p>61748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office:value-type="float" office:value="0" table:formula="of:=MOD(MIN([.$C26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128)/128)" table:style-name="ce1">
            <text:p>15353.18126</text:p>
          </table:table-cell>
          <table:table-cell table:style-name="ce1"/>
          <table:table-cell office:value-type="float" office:value="15353" table:formula="of:=ROUND([.A270];0)" table:style-name="ce1">
            <text:p>15353</text:p>
          </table:table-cell>
          <table:table-cell table:style-name="ce1"/>
          <table:table-cell office:value-type="float" office:value="268" table:formula="of:=ROW()-2" table:style-name="ce1">
            <text:p>268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15353" table:formula="of:=MOD(MIN([.$C270]*(COLUMN()-6);65536);65536)" table:style-name="ce1">
            <text:p>15353</text:p>
          </table:table-cell>
          <table:table-cell office:value-type="float" office:value="30706" table:formula="of:=MOD(MIN([.$C270]*(COLUMN()-6);65536);65536)" table:style-name="ce1">
            <text:p>30706</text:p>
          </table:table-cell>
          <table:table-cell office:value-type="float" office:value="46059" table:formula="of:=MOD(MIN([.$C270]*(COLUMN()-6);65536);65536)" table:style-name="ce1">
            <text:p>46059</text:p>
          </table:table-cell>
          <table:table-cell office:value-type="float" office:value="61412" table:formula="of:=MOD(MIN([.$C270]*(COLUMN()-6);65536);65536)" table:style-name="ce1">
            <text:p>61412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office:value-type="float" office:value="0" table:formula="of:=MOD(MIN([.$C27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270.265228474689" table:formula="of:=[.$A$1]*(1/2)^((ROW()-2-128)/128)" table:style-name="ce1">
            <text:p>15270.26523</text:p>
          </table:table-cell>
          <table:table-cell table:style-name="ce1"/>
          <table:table-cell office:value-type="float" office:value="15270" table:formula="of:=ROUND([.A271];0)" table:style-name="ce1">
            <text:p>15270</text:p>
          </table:table-cell>
          <table:table-cell table:style-name="ce1"/>
          <table:table-cell office:value-type="float" office:value="269" table:formula="of:=ROW()-2" table:style-name="ce1">
            <text:p>269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15270" table:formula="of:=MOD(MIN([.$C271]*(COLUMN()-6);65536);65536)" table:style-name="ce1">
            <text:p>15270</text:p>
          </table:table-cell>
          <table:table-cell office:value-type="float" office:value="30540" table:formula="of:=MOD(MIN([.$C271]*(COLUMN()-6);65536);65536)" table:style-name="ce1">
            <text:p>30540</text:p>
          </table:table-cell>
          <table:table-cell office:value-type="float" office:value="45810" table:formula="of:=MOD(MIN([.$C271]*(COLUMN()-6);65536);65536)" table:style-name="ce1">
            <text:p>45810</text:p>
          </table:table-cell>
          <table:table-cell office:value-type="float" office:value="61080" table:formula="of:=MOD(MIN([.$C271]*(COLUMN()-6);65536);65536)" table:style-name="ce1">
            <text:p>6108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office:value-type="float" office:value="0" table:formula="of:=MOD(MIN([.$C27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187.796992683096" table:formula="of:=[.$A$1]*(1/2)^((ROW()-2-128)/128)" table:style-name="ce1">
            <text:p>15187.79699</text:p>
          </table:table-cell>
          <table:table-cell table:style-name="ce1"/>
          <table:table-cell office:value-type="float" office:value="15188" table:formula="of:=ROUND([.A272];0)" table:style-name="ce1">
            <text:p>15188</text:p>
          </table:table-cell>
          <table:table-cell table:style-name="ce1"/>
          <table:table-cell office:value-type="float" office:value="270" table:formula="of:=ROW()-2" table:style-name="ce1">
            <text:p>27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15188" table:formula="of:=MOD(MIN([.$C272]*(COLUMN()-6);65536);65536)" table:style-name="ce1">
            <text:p>15188</text:p>
          </table:table-cell>
          <table:table-cell office:value-type="float" office:value="30376" table:formula="of:=MOD(MIN([.$C272]*(COLUMN()-6);65536);65536)" table:style-name="ce1">
            <text:p>30376</text:p>
          </table:table-cell>
          <table:table-cell office:value-type="float" office:value="45564" table:formula="of:=MOD(MIN([.$C272]*(COLUMN()-6);65536);65536)" table:style-name="ce1">
            <text:p>45564</text:p>
          </table:table-cell>
          <table:table-cell office:value-type="float" office:value="60752" table:formula="of:=MOD(MIN([.$C272]*(COLUMN()-6);65536);65536)" table:style-name="ce1">
            <text:p>60752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office:value-type="float" office:value="0" table:formula="of:=MOD(MIN([.$C27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105.774132909064" table:formula="of:=[.$A$1]*(1/2)^((ROW()-2-128)/128)" table:style-name="ce1">
            <text:p>15105.77413</text:p>
          </table:table-cell>
          <table:table-cell table:style-name="ce1"/>
          <table:table-cell office:value-type="float" office:value="15106" table:formula="of:=ROUND([.A273];0)" table:style-name="ce1">
            <text:p>15106</text:p>
          </table:table-cell>
          <table:table-cell table:style-name="ce1"/>
          <table:table-cell office:value-type="float" office:value="271" table:formula="of:=ROW()-2" table:style-name="ce1">
            <text:p>271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15106" table:formula="of:=MOD(MIN([.$C273]*(COLUMN()-6);65536);65536)" table:style-name="ce1">
            <text:p>15106</text:p>
          </table:table-cell>
          <table:table-cell office:value-type="float" office:value="30212" table:formula="of:=MOD(MIN([.$C273]*(COLUMN()-6);65536);65536)" table:style-name="ce1">
            <text:p>30212</text:p>
          </table:table-cell>
          <table:table-cell office:value-type="float" office:value="45318" table:formula="of:=MOD(MIN([.$C273]*(COLUMN()-6);65536);65536)" table:style-name="ce1">
            <text:p>45318</text:p>
          </table:table-cell>
          <table:table-cell office:value-type="float" office:value="60424" table:formula="of:=MOD(MIN([.$C273]*(COLUMN()-6);65536);65536)" table:style-name="ce1">
            <text:p>60424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office:value-type="float" office:value="0" table:formula="of:=MOD(MIN([.$C27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128)/128)" table:style-name="ce1">
            <text:p>15024.19424</text:p>
          </table:table-cell>
          <table:table-cell table:style-name="ce1"/>
          <table:table-cell office:value-type="float" office:value="15024" table:formula="of:=ROUND([.A274];0)" table:style-name="ce1">
            <text:p>15024</text:p>
          </table:table-cell>
          <table:table-cell table:style-name="ce1"/>
          <table:table-cell office:value-type="float" office:value="272" table:formula="of:=ROW()-2" table:style-name="ce1">
            <text:p>272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15024" table:formula="of:=MOD(MIN([.$C274]*(COLUMN()-6);65536);65536)" table:style-name="ce1">
            <text:p>15024</text:p>
          </table:table-cell>
          <table:table-cell office:value-type="float" office:value="30048" table:formula="of:=MOD(MIN([.$C274]*(COLUMN()-6);65536);65536)" table:style-name="ce1">
            <text:p>30048</text:p>
          </table:table-cell>
          <table:table-cell office:value-type="float" office:value="45072" table:formula="of:=MOD(MIN([.$C274]*(COLUMN()-6);65536);65536)" table:style-name="ce1">
            <text:p>45072</text:p>
          </table:table-cell>
          <table:table-cell office:value-type="float" office:value="60096" table:formula="of:=MOD(MIN([.$C274]*(COLUMN()-6);65536);65536)" table:style-name="ce1">
            <text:p>60096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office:value-type="float" office:value="0" table:formula="of:=MOD(MIN([.$C27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943.054933254582" table:formula="of:=[.$A$1]*(1/2)^((ROW()-2-128)/128)" table:style-name="ce1">
            <text:p>14943.05493</text:p>
          </table:table-cell>
          <table:table-cell table:style-name="ce1"/>
          <table:table-cell office:value-type="float" office:value="14943" table:formula="of:=ROUND([.A275];0)" table:style-name="ce1">
            <text:p>14943</text:p>
          </table:table-cell>
          <table:table-cell table:style-name="ce1"/>
          <table:table-cell office:value-type="float" office:value="273" table:formula="of:=ROW()-2" table:style-name="ce1">
            <text:p>273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14943" table:formula="of:=MOD(MIN([.$C275]*(COLUMN()-6);65536);65536)" table:style-name="ce1">
            <text:p>14943</text:p>
          </table:table-cell>
          <table:table-cell office:value-type="float" office:value="29886" table:formula="of:=MOD(MIN([.$C275]*(COLUMN()-6);65536);65536)" table:style-name="ce1">
            <text:p>29886</text:p>
          </table:table-cell>
          <table:table-cell office:value-type="float" office:value="44829" table:formula="of:=MOD(MIN([.$C275]*(COLUMN()-6);65536);65536)" table:style-name="ce1">
            <text:p>44829</text:p>
          </table:table-cell>
          <table:table-cell office:value-type="float" office:value="59772" table:formula="of:=MOD(MIN([.$C275]*(COLUMN()-6);65536);65536)" table:style-name="ce1">
            <text:p>59772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office:value-type="float" office:value="0" table:formula="of:=MOD(MIN([.$C27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862.353821699266" table:formula="of:=[.$A$1]*(1/2)^((ROW()-2-128)/128)" table:style-name="ce1">
            <text:p>14862.35382</text:p>
          </table:table-cell>
          <table:table-cell table:style-name="ce1"/>
          <table:table-cell office:value-type="float" office:value="14862" table:formula="of:=ROUND([.A276];0)" table:style-name="ce1">
            <text:p>14862</text:p>
          </table:table-cell>
          <table:table-cell table:style-name="ce1"/>
          <table:table-cell office:value-type="float" office:value="274" table:formula="of:=ROW()-2" table:style-name="ce1">
            <text:p>274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14862" table:formula="of:=MOD(MIN([.$C276]*(COLUMN()-6);65536);65536)" table:style-name="ce1">
            <text:p>14862</text:p>
          </table:table-cell>
          <table:table-cell office:value-type="float" office:value="29724" table:formula="of:=MOD(MIN([.$C276]*(COLUMN()-6);65536);65536)" table:style-name="ce1">
            <text:p>29724</text:p>
          </table:table-cell>
          <table:table-cell office:value-type="float" office:value="44586" table:formula="of:=MOD(MIN([.$C276]*(COLUMN()-6);65536);65536)" table:style-name="ce1">
            <text:p>44586</text:p>
          </table:table-cell>
          <table:table-cell office:value-type="float" office:value="59448" table:formula="of:=MOD(MIN([.$C276]*(COLUMN()-6);65536);65536)" table:style-name="ce1">
            <text:p>59448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office:value-type="float" office:value="0" table:formula="of:=MOD(MIN([.$C27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782.088542671863" table:formula="of:=[.$A$1]*(1/2)^((ROW()-2-128)/128)" table:style-name="ce1">
            <text:p>14782.08854</text:p>
          </table:table-cell>
          <table:table-cell table:style-name="ce1"/>
          <table:table-cell office:value-type="float" office:value="14782" table:formula="of:=ROUND([.A277];0)" table:style-name="ce1">
            <text:p>14782</text:p>
          </table:table-cell>
          <table:table-cell table:style-name="ce1"/>
          <table:table-cell office:value-type="float" office:value="275" table:formula="of:=ROW()-2" table:style-name="ce1">
            <text:p>275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14782" table:formula="of:=MOD(MIN([.$C277]*(COLUMN()-6);65536);65536)" table:style-name="ce1">
            <text:p>14782</text:p>
          </table:table-cell>
          <table:table-cell office:value-type="float" office:value="29564" table:formula="of:=MOD(MIN([.$C277]*(COLUMN()-6);65536);65536)" table:style-name="ce1">
            <text:p>29564</text:p>
          </table:table-cell>
          <table:table-cell office:value-type="float" office:value="44346" table:formula="of:=MOD(MIN([.$C277]*(COLUMN()-6);65536);65536)" table:style-name="ce1">
            <text:p>44346</text:p>
          </table:table-cell>
          <table:table-cell office:value-type="float" office:value="59128" table:formula="of:=MOD(MIN([.$C277]*(COLUMN()-6);65536);65536)" table:style-name="ce1">
            <text:p>59128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office:value-type="float" office:value="0" table:formula="of:=MOD(MIN([.$C27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702.256742425456" table:formula="of:=[.$A$1]*(1/2)^((ROW()-2-128)/128)" table:style-name="ce1">
            <text:p>14702.25674</text:p>
          </table:table-cell>
          <table:table-cell table:style-name="ce1"/>
          <table:table-cell office:value-type="float" office:value="14702" table:formula="of:=ROUND([.A278];0)" table:style-name="ce1">
            <text:p>14702</text:p>
          </table:table-cell>
          <table:table-cell table:style-name="ce1"/>
          <table:table-cell office:value-type="float" office:value="276" table:formula="of:=ROW()-2" table:style-name="ce1">
            <text:p>276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14702" table:formula="of:=MOD(MIN([.$C278]*(COLUMN()-6);65536);65536)" table:style-name="ce1">
            <text:p>14702</text:p>
          </table:table-cell>
          <table:table-cell office:value-type="float" office:value="29404" table:formula="of:=MOD(MIN([.$C278]*(COLUMN()-6);65536);65536)" table:style-name="ce1">
            <text:p>29404</text:p>
          </table:table-cell>
          <table:table-cell office:value-type="float" office:value="44106" table:formula="of:=MOD(MIN([.$C278]*(COLUMN()-6);65536);65536)" table:style-name="ce1">
            <text:p>44106</text:p>
          </table:table-cell>
          <table:table-cell office:value-type="float" office:value="58808" table:formula="of:=MOD(MIN([.$C278]*(COLUMN()-6);65536);65536)" table:style-name="ce1">
            <text:p>58808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office:value-type="float" office:value="0" table:formula="of:=MOD(MIN([.$C27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622.856079924715" table:formula="of:=[.$A$1]*(1/2)^((ROW()-2-128)/128)" table:style-name="ce1">
            <text:p>14622.85608</text:p>
          </table:table-cell>
          <table:table-cell table:style-name="ce1"/>
          <table:table-cell office:value-type="float" office:value="14623" table:formula="of:=ROUND([.A279];0)" table:style-name="ce1">
            <text:p>14623</text:p>
          </table:table-cell>
          <table:table-cell table:style-name="ce1"/>
          <table:table-cell office:value-type="float" office:value="277" table:formula="of:=ROW()-2" table:style-name="ce1">
            <text:p>277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14623" table:formula="of:=MOD(MIN([.$C279]*(COLUMN()-6);65536);65536)" table:style-name="ce1">
            <text:p>14623</text:p>
          </table:table-cell>
          <table:table-cell office:value-type="float" office:value="29246" table:formula="of:=MOD(MIN([.$C279]*(COLUMN()-6);65536);65536)" table:style-name="ce1">
            <text:p>29246</text:p>
          </table:table-cell>
          <table:table-cell office:value-type="float" office:value="43869" table:formula="of:=MOD(MIN([.$C279]*(COLUMN()-6);65536);65536)" table:style-name="ce1">
            <text:p>43869</text:p>
          </table:table-cell>
          <table:table-cell office:value-type="float" office:value="58492" table:formula="of:=MOD(MIN([.$C279]*(COLUMN()-6);65536);65536)" table:style-name="ce1">
            <text:p>58492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office:value-type="float" office:value="0" table:formula="of:=MOD(MIN([.$C27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543.884226777263" table:formula="of:=[.$A$1]*(1/2)^((ROW()-2-128)/128)" table:style-name="ce1">
            <text:p>14543.88423</text:p>
          </table:table-cell>
          <table:table-cell table:style-name="ce1"/>
          <table:table-cell office:value-type="float" office:value="14544" table:formula="of:=ROUND([.A280];0)" table:style-name="ce1">
            <text:p>14544</text:p>
          </table:table-cell>
          <table:table-cell table:style-name="ce1"/>
          <table:table-cell office:value-type="float" office:value="278" table:formula="of:=ROW()-2" table:style-name="ce1">
            <text:p>278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14544" table:formula="of:=MOD(MIN([.$C280]*(COLUMN()-6);65536);65536)" table:style-name="ce1">
            <text:p>14544</text:p>
          </table:table-cell>
          <table:table-cell office:value-type="float" office:value="29088" table:formula="of:=MOD(MIN([.$C280]*(COLUMN()-6);65536);65536)" table:style-name="ce1">
            <text:p>29088</text:p>
          </table:table-cell>
          <table:table-cell office:value-type="float" office:value="43632" table:formula="of:=MOD(MIN([.$C280]*(COLUMN()-6);65536);65536)" table:style-name="ce1">
            <text:p>43632</text:p>
          </table:table-cell>
          <table:table-cell office:value-type="float" office:value="58176" table:formula="of:=MOD(MIN([.$C280]*(COLUMN()-6);65536);65536)" table:style-name="ce1">
            <text:p>58176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office:value-type="float" office:value="0" table:formula="of:=MOD(MIN([.$C28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465.338867165372" table:formula="of:=[.$A$1]*(1/2)^((ROW()-2-128)/128)" table:style-name="ce1">
            <text:p>14465.33887</text:p>
          </table:table-cell>
          <table:table-cell table:style-name="ce1"/>
          <table:table-cell office:value-type="float" office:value="14465" table:formula="of:=ROUND([.A281];0)" table:style-name="ce1">
            <text:p>14465</text:p>
          </table:table-cell>
          <table:table-cell table:style-name="ce1"/>
          <table:table-cell office:value-type="float" office:value="279" table:formula="of:=ROW()-2" table:style-name="ce1">
            <text:p>279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14465" table:formula="of:=MOD(MIN([.$C281]*(COLUMN()-6);65536);65536)" table:style-name="ce1">
            <text:p>14465</text:p>
          </table:table-cell>
          <table:table-cell office:value-type="float" office:value="28930" table:formula="of:=MOD(MIN([.$C281]*(COLUMN()-6);65536);65536)" table:style-name="ce1">
            <text:p>28930</text:p>
          </table:table-cell>
          <table:table-cell office:value-type="float" office:value="43395" table:formula="of:=MOD(MIN([.$C281]*(COLUMN()-6);65536);65536)" table:style-name="ce1">
            <text:p>43395</text:p>
          </table:table-cell>
          <table:table-cell office:value-type="float" office:value="57860" table:formula="of:=MOD(MIN([.$C281]*(COLUMN()-6);65536);65536)" table:style-name="ce1">
            <text:p>5786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office:value-type="float" office:value="0" table:formula="of:=MOD(MIN([.$C28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128)/128)" table:style-name="ce1">
            <text:p>14387.2177</text:p>
          </table:table-cell>
          <table:table-cell table:style-name="ce1"/>
          <table:table-cell office:value-type="float" office:value="14387" table:formula="of:=ROUND([.A282];0)" table:style-name="ce1">
            <text:p>14387</text:p>
          </table:table-cell>
          <table:table-cell table:style-name="ce1"/>
          <table:table-cell office:value-type="float" office:value="280" table:formula="of:=ROW()-2" table:style-name="ce1">
            <text:p>28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14387" table:formula="of:=MOD(MIN([.$C282]*(COLUMN()-6);65536);65536)" table:style-name="ce1">
            <text:p>14387</text:p>
          </table:table-cell>
          <table:table-cell office:value-type="float" office:value="28774" table:formula="of:=MOD(MIN([.$C282]*(COLUMN()-6);65536);65536)" table:style-name="ce1">
            <text:p>28774</text:p>
          </table:table-cell>
          <table:table-cell office:value-type="float" office:value="43161" table:formula="of:=MOD(MIN([.$C282]*(COLUMN()-6);65536);65536)" table:style-name="ce1">
            <text:p>43161</text:p>
          </table:table-cell>
          <table:table-cell office:value-type="float" office:value="57548" table:formula="of:=MOD(MIN([.$C282]*(COLUMN()-6);65536);65536)" table:style-name="ce1">
            <text:p>57548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office:value-type="float" office:value="0" table:formula="of:=MOD(MIN([.$C28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309.518427743591" table:formula="of:=[.$A$1]*(1/2)^((ROW()-2-128)/128)" table:style-name="ce1">
            <text:p>14309.51843</text:p>
          </table:table-cell>
          <table:table-cell table:style-name="ce1"/>
          <table:table-cell office:value-type="float" office:value="14310" table:formula="of:=ROUND([.A283];0)" table:style-name="ce1">
            <text:p>14310</text:p>
          </table:table-cell>
          <table:table-cell table:style-name="ce1"/>
          <table:table-cell office:value-type="float" office:value="281" table:formula="of:=ROW()-2" table:style-name="ce1">
            <text:p>281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14310" table:formula="of:=MOD(MIN([.$C283]*(COLUMN()-6);65536);65536)" table:style-name="ce1">
            <text:p>14310</text:p>
          </table:table-cell>
          <table:table-cell office:value-type="float" office:value="28620" table:formula="of:=MOD(MIN([.$C283]*(COLUMN()-6);65536);65536)" table:style-name="ce1">
            <text:p>28620</text:p>
          </table:table-cell>
          <table:table-cell office:value-type="float" office:value="42930" table:formula="of:=MOD(MIN([.$C283]*(COLUMN()-6);65536);65536)" table:style-name="ce1">
            <text:p>42930</text:p>
          </table:table-cell>
          <table:table-cell office:value-type="float" office:value="57240" table:formula="of:=MOD(MIN([.$C283]*(COLUMN()-6);65536);65536)" table:style-name="ce1">
            <text:p>5724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office:value-type="float" office:value="0" table:formula="of:=MOD(MIN([.$C28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232.238778562201" table:formula="of:=[.$A$1]*(1/2)^((ROW()-2-128)/128)" table:style-name="ce1">
            <text:p>14232.23878</text:p>
          </table:table-cell>
          <table:table-cell table:style-name="ce1"/>
          <table:table-cell office:value-type="float" office:value="14232" table:formula="of:=ROUND([.A284];0)" table:style-name="ce1">
            <text:p>14232</text:p>
          </table:table-cell>
          <table:table-cell table:style-name="ce1"/>
          <table:table-cell office:value-type="float" office:value="282" table:formula="of:=ROW()-2" table:style-name="ce1">
            <text:p>282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14232" table:formula="of:=MOD(MIN([.$C284]*(COLUMN()-6);65536);65536)" table:style-name="ce1">
            <text:p>14232</text:p>
          </table:table-cell>
          <table:table-cell office:value-type="float" office:value="28464" table:formula="of:=MOD(MIN([.$C284]*(COLUMN()-6);65536);65536)" table:style-name="ce1">
            <text:p>28464</text:p>
          </table:table-cell>
          <table:table-cell office:value-type="float" office:value="42696" table:formula="of:=MOD(MIN([.$C284]*(COLUMN()-6);65536);65536)" table:style-name="ce1">
            <text:p>42696</text:p>
          </table:table-cell>
          <table:table-cell office:value-type="float" office:value="56928" table:formula="of:=MOD(MIN([.$C284]*(COLUMN()-6);65536);65536)" table:style-name="ce1">
            <text:p>56928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office:value-type="float" office:value="0" table:formula="of:=MOD(MIN([.$C28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155.376484039374" table:formula="of:=[.$A$1]*(1/2)^((ROW()-2-128)/128)" table:style-name="ce1">
            <text:p>14155.37648</text:p>
          </table:table-cell>
          <table:table-cell table:style-name="ce1"/>
          <table:table-cell office:value-type="float" office:value="14155" table:formula="of:=ROUND([.A285];0)" table:style-name="ce1">
            <text:p>14155</text:p>
          </table:table-cell>
          <table:table-cell table:style-name="ce1"/>
          <table:table-cell office:value-type="float" office:value="283" table:formula="of:=ROW()-2" table:style-name="ce1">
            <text:p>283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14155" table:formula="of:=MOD(MIN([.$C285]*(COLUMN()-6);65536);65536)" table:style-name="ce1">
            <text:p>14155</text:p>
          </table:table-cell>
          <table:table-cell office:value-type="float" office:value="28310" table:formula="of:=MOD(MIN([.$C285]*(COLUMN()-6);65536);65536)" table:style-name="ce1">
            <text:p>28310</text:p>
          </table:table-cell>
          <table:table-cell office:value-type="float" office:value="42465" table:formula="of:=MOD(MIN([.$C285]*(COLUMN()-6);65536);65536)" table:style-name="ce1">
            <text:p>42465</text:p>
          </table:table-cell>
          <table:table-cell office:value-type="float" office:value="56620" table:formula="of:=MOD(MIN([.$C285]*(COLUMN()-6);65536);65536)" table:style-name="ce1">
            <text:p>5662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office:value-type="float" office:value="0" table:formula="of:=MOD(MIN([.$C28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128)/128)" table:style-name="ce1">
            <text:p>14078.92929</text:p>
          </table:table-cell>
          <table:table-cell table:style-name="ce1"/>
          <table:table-cell office:value-type="float" office:value="14079" table:formula="of:=ROUND([.A286];0)" table:style-name="ce1">
            <text:p>14079</text:p>
          </table:table-cell>
          <table:table-cell table:style-name="ce1"/>
          <table:table-cell office:value-type="float" office:value="284" table:formula="of:=ROW()-2" table:style-name="ce1">
            <text:p>284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14079" table:formula="of:=MOD(MIN([.$C286]*(COLUMN()-6);65536);65536)" table:style-name="ce1">
            <text:p>14079</text:p>
          </table:table-cell>
          <table:table-cell office:value-type="float" office:value="28158" table:formula="of:=MOD(MIN([.$C286]*(COLUMN()-6);65536);65536)" table:style-name="ce1">
            <text:p>28158</text:p>
          </table:table-cell>
          <table:table-cell office:value-type="float" office:value="42237" table:formula="of:=MOD(MIN([.$C286]*(COLUMN()-6);65536);65536)" table:style-name="ce1">
            <text:p>42237</text:p>
          </table:table-cell>
          <table:table-cell office:value-type="float" office:value="56316" table:formula="of:=MOD(MIN([.$C286]*(COLUMN()-6);65536);65536)" table:style-name="ce1">
            <text:p>56316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office:value-type="float" office:value="0" table:formula="of:=MOD(MIN([.$C28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002.894955318992" table:formula="of:=[.$A$1]*(1/2)^((ROW()-2-128)/128)" table:style-name="ce1">
            <text:p>14002.89496</text:p>
          </table:table-cell>
          <table:table-cell table:style-name="ce1"/>
          <table:table-cell office:value-type="float" office:value="14003" table:formula="of:=ROUND([.A287];0)" table:style-name="ce1">
            <text:p>14003</text:p>
          </table:table-cell>
          <table:table-cell table:style-name="ce1"/>
          <table:table-cell office:value-type="float" office:value="285" table:formula="of:=ROW()-2" table:style-name="ce1">
            <text:p>285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14003" table:formula="of:=MOD(MIN([.$C287]*(COLUMN()-6);65536);65536)" table:style-name="ce1">
            <text:p>14003</text:p>
          </table:table-cell>
          <table:table-cell office:value-type="float" office:value="28006" table:formula="of:=MOD(MIN([.$C287]*(COLUMN()-6);65536);65536)" table:style-name="ce1">
            <text:p>28006</text:p>
          </table:table-cell>
          <table:table-cell office:value-type="float" office:value="42009" table:formula="of:=MOD(MIN([.$C287]*(COLUMN()-6);65536);65536)" table:style-name="ce1">
            <text:p>42009</text:p>
          </table:table-cell>
          <table:table-cell office:value-type="float" office:value="56012" table:formula="of:=MOD(MIN([.$C287]*(COLUMN()-6);65536);65536)" table:style-name="ce1">
            <text:p>56012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office:value-type="float" office:value="0" table:formula="of:=MOD(MIN([.$C28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927.271249662144" table:formula="of:=[.$A$1]*(1/2)^((ROW()-2-128)/128)" table:style-name="ce1">
            <text:p>13927.27125</text:p>
          </table:table-cell>
          <table:table-cell table:style-name="ce1"/>
          <table:table-cell office:value-type="float" office:value="13927" table:formula="of:=ROUND([.A288];0)" table:style-name="ce1">
            <text:p>13927</text:p>
          </table:table-cell>
          <table:table-cell table:style-name="ce1"/>
          <table:table-cell office:value-type="float" office:value="286" table:formula="of:=ROW()-2" table:style-name="ce1">
            <text:p>286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13927" table:formula="of:=MOD(MIN([.$C288]*(COLUMN()-6);65536);65536)" table:style-name="ce1">
            <text:p>13927</text:p>
          </table:table-cell>
          <table:table-cell office:value-type="float" office:value="27854" table:formula="of:=MOD(MIN([.$C288]*(COLUMN()-6);65536);65536)" table:style-name="ce1">
            <text:p>27854</text:p>
          </table:table-cell>
          <table:table-cell office:value-type="float" office:value="41781" table:formula="of:=MOD(MIN([.$C288]*(COLUMN()-6);65536);65536)" table:style-name="ce1">
            <text:p>41781</text:p>
          </table:table-cell>
          <table:table-cell office:value-type="float" office:value="55708" table:formula="of:=MOD(MIN([.$C288]*(COLUMN()-6);65536);65536)" table:style-name="ce1">
            <text:p>55708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office:value-type="float" office:value="0" table:formula="of:=MOD(MIN([.$C28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852.055955614149" table:formula="of:=[.$A$1]*(1/2)^((ROW()-2-128)/128)" table:style-name="ce1">
            <text:p>13852.05596</text:p>
          </table:table-cell>
          <table:table-cell table:style-name="ce1"/>
          <table:table-cell office:value-type="float" office:value="13852" table:formula="of:=ROUND([.A289];0)" table:style-name="ce1">
            <text:p>13852</text:p>
          </table:table-cell>
          <table:table-cell table:style-name="ce1"/>
          <table:table-cell office:value-type="float" office:value="287" table:formula="of:=ROW()-2" table:style-name="ce1">
            <text:p>287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13852" table:formula="of:=MOD(MIN([.$C289]*(COLUMN()-6);65536);65536)" table:style-name="ce1">
            <text:p>13852</text:p>
          </table:table-cell>
          <table:table-cell office:value-type="float" office:value="27704" table:formula="of:=MOD(MIN([.$C289]*(COLUMN()-6);65536);65536)" table:style-name="ce1">
            <text:p>27704</text:p>
          </table:table-cell>
          <table:table-cell office:value-type="float" office:value="41556" table:formula="of:=MOD(MIN([.$C289]*(COLUMN()-6);65536);65536)" table:style-name="ce1">
            <text:p>41556</text:p>
          </table:table-cell>
          <table:table-cell office:value-type="float" office:value="55408" table:formula="of:=MOD(MIN([.$C289]*(COLUMN()-6);65536);65536)" table:style-name="ce1">
            <text:p>55408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office:value-type="float" office:value="0" table:formula="of:=MOD(MIN([.$C28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128)/128)" table:style-name="ce1">
            <text:p>13777.24687</text:p>
          </table:table-cell>
          <table:table-cell table:style-name="ce1"/>
          <table:table-cell office:value-type="float" office:value="13777" table:formula="of:=ROUND([.A290];0)" table:style-name="ce1">
            <text:p>13777</text:p>
          </table:table-cell>
          <table:table-cell table:style-name="ce1"/>
          <table:table-cell office:value-type="float" office:value="288" table:formula="of:=ROW()-2" table:style-name="ce1">
            <text:p>288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13777" table:formula="of:=MOD(MIN([.$C290]*(COLUMN()-6);65536);65536)" table:style-name="ce1">
            <text:p>13777</text:p>
          </table:table-cell>
          <table:table-cell office:value-type="float" office:value="27554" table:formula="of:=MOD(MIN([.$C290]*(COLUMN()-6);65536);65536)" table:style-name="ce1">
            <text:p>27554</text:p>
          </table:table-cell>
          <table:table-cell office:value-type="float" office:value="41331" table:formula="of:=MOD(MIN([.$C290]*(COLUMN()-6);65536);65536)" table:style-name="ce1">
            <text:p>41331</text:p>
          </table:table-cell>
          <table:table-cell office:value-type="float" office:value="55108" table:formula="of:=MOD(MIN([.$C290]*(COLUMN()-6);65536);65536)" table:style-name="ce1">
            <text:p>55108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office:value-type="float" office:value="0" table:formula="of:=MOD(MIN([.$C29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702.84179162396" table:formula="of:=[.$A$1]*(1/2)^((ROW()-2-128)/128)" table:style-name="ce1">
            <text:p>13702.84179</text:p>
          </table:table-cell>
          <table:table-cell table:style-name="ce1"/>
          <table:table-cell office:value-type="float" office:value="13703" table:formula="of:=ROUND([.A291];0)" table:style-name="ce1">
            <text:p>13703</text:p>
          </table:table-cell>
          <table:table-cell table:style-name="ce1"/>
          <table:table-cell office:value-type="float" office:value="289" table:formula="of:=ROW()-2" table:style-name="ce1">
            <text:p>289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13703" table:formula="of:=MOD(MIN([.$C291]*(COLUMN()-6);65536);65536)" table:style-name="ce1">
            <text:p>13703</text:p>
          </table:table-cell>
          <table:table-cell office:value-type="float" office:value="27406" table:formula="of:=MOD(MIN([.$C291]*(COLUMN()-6);65536);65536)" table:style-name="ce1">
            <text:p>27406</text:p>
          </table:table-cell>
          <table:table-cell office:value-type="float" office:value="41109" table:formula="of:=MOD(MIN([.$C291]*(COLUMN()-6);65536);65536)" table:style-name="ce1">
            <text:p>41109</text:p>
          </table:table-cell>
          <table:table-cell office:value-type="float" office:value="54812" table:formula="of:=MOD(MIN([.$C291]*(COLUMN()-6);65536);65536)" table:style-name="ce1">
            <text:p>54812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office:value-type="float" office:value="0" table:formula="of:=MOD(MIN([.$C29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628.838546036626" table:formula="of:=[.$A$1]*(1/2)^((ROW()-2-128)/128)" table:style-name="ce1">
            <text:p>13628.83855</text:p>
          </table:table-cell>
          <table:table-cell table:style-name="ce1"/>
          <table:table-cell office:value-type="float" office:value="13629" table:formula="of:=ROUND([.A292];0)" table:style-name="ce1">
            <text:p>13629</text:p>
          </table:table-cell>
          <table:table-cell table:style-name="ce1"/>
          <table:table-cell office:value-type="float" office:value="290" table:formula="of:=ROW()-2" table:style-name="ce1">
            <text:p>29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13629" table:formula="of:=MOD(MIN([.$C292]*(COLUMN()-6);65536);65536)" table:style-name="ce1">
            <text:p>13629</text:p>
          </table:table-cell>
          <table:table-cell office:value-type="float" office:value="27258" table:formula="of:=MOD(MIN([.$C292]*(COLUMN()-6);65536);65536)" table:style-name="ce1">
            <text:p>27258</text:p>
          </table:table-cell>
          <table:table-cell office:value-type="float" office:value="40887" table:formula="of:=MOD(MIN([.$C292]*(COLUMN()-6);65536);65536)" table:style-name="ce1">
            <text:p>40887</text:p>
          </table:table-cell>
          <table:table-cell office:value-type="float" office:value="54516" table:formula="of:=MOD(MIN([.$C292]*(COLUMN()-6);65536);65536)" table:style-name="ce1">
            <text:p>54516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office:value-type="float" office:value="0" table:formula="of:=MOD(MIN([.$C29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555.234960639546" table:formula="of:=[.$A$1]*(1/2)^((ROW()-2-128)/128)" table:style-name="ce1">
            <text:p>13555.23496</text:p>
          </table:table-cell>
          <table:table-cell table:style-name="ce1"/>
          <table:table-cell office:value-type="float" office:value="13555" table:formula="of:=ROUND([.A293];0)" table:style-name="ce1">
            <text:p>13555</text:p>
          </table:table-cell>
          <table:table-cell table:style-name="ce1"/>
          <table:table-cell office:value-type="float" office:value="291" table:formula="of:=ROW()-2" table:style-name="ce1">
            <text:p>291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13555" table:formula="of:=MOD(MIN([.$C293]*(COLUMN()-6);65536);65536)" table:style-name="ce1">
            <text:p>13555</text:p>
          </table:table-cell>
          <table:table-cell office:value-type="float" office:value="27110" table:formula="of:=MOD(MIN([.$C293]*(COLUMN()-6);65536);65536)" table:style-name="ce1">
            <text:p>27110</text:p>
          </table:table-cell>
          <table:table-cell office:value-type="float" office:value="40665" table:formula="of:=MOD(MIN([.$C293]*(COLUMN()-6);65536);65536)" table:style-name="ce1">
            <text:p>40665</text:p>
          </table:table-cell>
          <table:table-cell office:value-type="float" office:value="54220" table:formula="of:=MOD(MIN([.$C293]*(COLUMN()-6);65536);65536)" table:style-name="ce1">
            <text:p>5422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office:value-type="float" office:value="0" table:formula="of:=MOD(MIN([.$C29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128)/128)" table:style-name="ce1">
            <text:p>13482.02888</text:p>
          </table:table-cell>
          <table:table-cell table:style-name="ce1"/>
          <table:table-cell office:value-type="float" office:value="13482" table:formula="of:=ROUND([.A294];0)" table:style-name="ce1">
            <text:p>13482</text:p>
          </table:table-cell>
          <table:table-cell table:style-name="ce1"/>
          <table:table-cell office:value-type="float" office:value="292" table:formula="of:=ROW()-2" table:style-name="ce1">
            <text:p>292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13482" table:formula="of:=MOD(MIN([.$C294]*(COLUMN()-6);65536);65536)" table:style-name="ce1">
            <text:p>13482</text:p>
          </table:table-cell>
          <table:table-cell office:value-type="float" office:value="26964" table:formula="of:=MOD(MIN([.$C294]*(COLUMN()-6);65536);65536)" table:style-name="ce1">
            <text:p>26964</text:p>
          </table:table-cell>
          <table:table-cell office:value-type="float" office:value="40446" table:formula="of:=MOD(MIN([.$C294]*(COLUMN()-6);65536);65536)" table:style-name="ce1">
            <text:p>40446</text:p>
          </table:table-cell>
          <table:table-cell office:value-type="float" office:value="53928" table:formula="of:=MOD(MIN([.$C294]*(COLUMN()-6);65536);65536)" table:style-name="ce1">
            <text:p>53928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office:value-type="float" office:value="0" table:formula="of:=MOD(MIN([.$C29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409.218148490974" table:formula="of:=[.$A$1]*(1/2)^((ROW()-2-128)/128)" table:style-name="ce1">
            <text:p>13409.21815</text:p>
          </table:table-cell>
          <table:table-cell table:style-name="ce1"/>
          <table:table-cell office:value-type="float" office:value="13409" table:formula="of:=ROUND([.A295];0)" table:style-name="ce1">
            <text:p>13409</text:p>
          </table:table-cell>
          <table:table-cell table:style-name="ce1"/>
          <table:table-cell office:value-type="float" office:value="293" table:formula="of:=ROW()-2" table:style-name="ce1">
            <text:p>293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13409" table:formula="of:=MOD(MIN([.$C295]*(COLUMN()-6);65536);65536)" table:style-name="ce1">
            <text:p>13409</text:p>
          </table:table-cell>
          <table:table-cell office:value-type="float" office:value="26818" table:formula="of:=MOD(MIN([.$C295]*(COLUMN()-6);65536);65536)" table:style-name="ce1">
            <text:p>26818</text:p>
          </table:table-cell>
          <table:table-cell office:value-type="float" office:value="40227" table:formula="of:=MOD(MIN([.$C295]*(COLUMN()-6);65536);65536)" table:style-name="ce1">
            <text:p>40227</text:p>
          </table:table-cell>
          <table:table-cell office:value-type="float" office:value="53636" table:formula="of:=MOD(MIN([.$C295]*(COLUMN()-6);65536);65536)" table:style-name="ce1">
            <text:p>53636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office:value-type="float" office:value="0" table:formula="of:=MOD(MIN([.$C29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336.800639855393" table:formula="of:=[.$A$1]*(1/2)^((ROW()-2-128)/128)" table:style-name="ce1">
            <text:p>13336.80064</text:p>
          </table:table-cell>
          <table:table-cell table:style-name="ce1"/>
          <table:table-cell office:value-type="float" office:value="13337" table:formula="of:=ROUND([.A296];0)" table:style-name="ce1">
            <text:p>13337</text:p>
          </table:table-cell>
          <table:table-cell table:style-name="ce1"/>
          <table:table-cell office:value-type="float" office:value="294" table:formula="of:=ROW()-2" table:style-name="ce1">
            <text:p>294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13337" table:formula="of:=MOD(MIN([.$C296]*(COLUMN()-6);65536);65536)" table:style-name="ce1">
            <text:p>13337</text:p>
          </table:table-cell>
          <table:table-cell office:value-type="float" office:value="26674" table:formula="of:=MOD(MIN([.$C296]*(COLUMN()-6);65536);65536)" table:style-name="ce1">
            <text:p>26674</text:p>
          </table:table-cell>
          <table:table-cell office:value-type="float" office:value="40011" table:formula="of:=MOD(MIN([.$C296]*(COLUMN()-6);65536);65536)" table:style-name="ce1">
            <text:p>40011</text:p>
          </table:table-cell>
          <table:table-cell office:value-type="float" office:value="53348" table:formula="of:=MOD(MIN([.$C296]*(COLUMN()-6);65536);65536)" table:style-name="ce1">
            <text:p>53348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office:value-type="float" office:value="0" table:formula="of:=MOD(MIN([.$C29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264.774227516324" table:formula="of:=[.$A$1]*(1/2)^((ROW()-2-128)/128)" table:style-name="ce1">
            <text:p>13264.77423</text:p>
          </table:table-cell>
          <table:table-cell table:style-name="ce1"/>
          <table:table-cell office:value-type="float" office:value="13265" table:formula="of:=ROUND([.A297];0)" table:style-name="ce1">
            <text:p>13265</text:p>
          </table:table-cell>
          <table:table-cell table:style-name="ce1"/>
          <table:table-cell office:value-type="float" office:value="295" table:formula="of:=ROW()-2" table:style-name="ce1">
            <text:p>295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13265" table:formula="of:=MOD(MIN([.$C297]*(COLUMN()-6);65536);65536)" table:style-name="ce1">
            <text:p>13265</text:p>
          </table:table-cell>
          <table:table-cell office:value-type="float" office:value="26530" table:formula="of:=MOD(MIN([.$C297]*(COLUMN()-6);65536);65536)" table:style-name="ce1">
            <text:p>26530</text:p>
          </table:table-cell>
          <table:table-cell office:value-type="float" office:value="39795" table:formula="of:=MOD(MIN([.$C297]*(COLUMN()-6);65536);65536)" table:style-name="ce1">
            <text:p>39795</text:p>
          </table:table-cell>
          <table:table-cell office:value-type="float" office:value="53060" table:formula="of:=MOD(MIN([.$C297]*(COLUMN()-6);65536);65536)" table:style-name="ce1">
            <text:p>5306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office:value-type="float" office:value="0" table:formula="of:=MOD(MIN([.$C29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128)/128)" table:style-name="ce1">
            <text:p>13193.1368</text:p>
          </table:table-cell>
          <table:table-cell table:style-name="ce1"/>
          <table:table-cell office:value-type="float" office:value="13193" table:formula="of:=ROUND([.A298];0)" table:style-name="ce1">
            <text:p>13193</text:p>
          </table:table-cell>
          <table:table-cell table:style-name="ce1"/>
          <table:table-cell office:value-type="float" office:value="296" table:formula="of:=ROW()-2" table:style-name="ce1">
            <text:p>296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13193" table:formula="of:=MOD(MIN([.$C298]*(COLUMN()-6);65536);65536)" table:style-name="ce1">
            <text:p>13193</text:p>
          </table:table-cell>
          <table:table-cell office:value-type="float" office:value="26386" table:formula="of:=MOD(MIN([.$C298]*(COLUMN()-6);65536);65536)" table:style-name="ce1">
            <text:p>26386</text:p>
          </table:table-cell>
          <table:table-cell office:value-type="float" office:value="39579" table:formula="of:=MOD(MIN([.$C298]*(COLUMN()-6);65536);65536)" table:style-name="ce1">
            <text:p>39579</text:p>
          </table:table-cell>
          <table:table-cell office:value-type="float" office:value="52772" table:formula="of:=MOD(MIN([.$C298]*(COLUMN()-6);65536);65536)" table:style-name="ce1">
            <text:p>52772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office:value-type="float" office:value="0" table:formula="of:=MOD(MIN([.$C29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121.886254552624" table:formula="of:=[.$A$1]*(1/2)^((ROW()-2-128)/128)" table:style-name="ce1">
            <text:p>13121.88625</text:p>
          </table:table-cell>
          <table:table-cell table:style-name="ce1"/>
          <table:table-cell office:value-type="float" office:value="13122" table:formula="of:=ROUND([.A299];0)" table:style-name="ce1">
            <text:p>13122</text:p>
          </table:table-cell>
          <table:table-cell table:style-name="ce1"/>
          <table:table-cell office:value-type="float" office:value="297" table:formula="of:=ROW()-2" table:style-name="ce1">
            <text:p>297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13122" table:formula="of:=MOD(MIN([.$C299]*(COLUMN()-6);65536);65536)" table:style-name="ce1">
            <text:p>13122</text:p>
          </table:table-cell>
          <table:table-cell office:value-type="float" office:value="26244" table:formula="of:=MOD(MIN([.$C299]*(COLUMN()-6);65536);65536)" table:style-name="ce1">
            <text:p>26244</text:p>
          </table:table-cell>
          <table:table-cell office:value-type="float" office:value="39366" table:formula="of:=MOD(MIN([.$C299]*(COLUMN()-6);65536);65536)" table:style-name="ce1">
            <text:p>39366</text:p>
          </table:table-cell>
          <table:table-cell office:value-type="float" office:value="52488" table:formula="of:=MOD(MIN([.$C299]*(COLUMN()-6);65536);65536)" table:style-name="ce1">
            <text:p>52488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office:value-type="float" office:value="0" table:formula="of:=MOD(MIN([.$C29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3051.020503795851" table:formula="of:=[.$A$1]*(1/2)^((ROW()-2-128)/128)" table:style-name="ce1">
            <text:p>13051.0205</text:p>
          </table:table-cell>
          <table:table-cell table:style-name="ce1"/>
          <table:table-cell office:value-type="float" office:value="13051" table:formula="of:=ROUND([.A300];0)" table:style-name="ce1">
            <text:p>13051</text:p>
          </table:table-cell>
          <table:table-cell table:style-name="ce1"/>
          <table:table-cell office:value-type="float" office:value="298" table:formula="of:=ROW()-2" table:style-name="ce1">
            <text:p>298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13051" table:formula="of:=MOD(MIN([.$C300]*(COLUMN()-6);65536);65536)" table:style-name="ce1">
            <text:p>13051</text:p>
          </table:table-cell>
          <table:table-cell office:value-type="float" office:value="26102" table:formula="of:=MOD(MIN([.$C300]*(COLUMN()-6);65536);65536)" table:style-name="ce1">
            <text:p>26102</text:p>
          </table:table-cell>
          <table:table-cell office:value-type="float" office:value="39153" table:formula="of:=MOD(MIN([.$C300]*(COLUMN()-6);65536);65536)" table:style-name="ce1">
            <text:p>39153</text:p>
          </table:table-cell>
          <table:table-cell office:value-type="float" office:value="52204" table:formula="of:=MOD(MIN([.$C300]*(COLUMN()-6);65536);65536)" table:style-name="ce1">
            <text:p>52204</text:p>
          </table:table-cell>
          <table:table-cell office:value-type="float" office:value="65255" table:formula="of:=MOD(MIN([.$C300]*(COLUMN()-6);65536);65536)" table:style-name="ce1">
            <text:p>65255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office:value-type="float" office:value="0" table:formula="of:=MOD(MIN([.$C30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980.537468948429" table:formula="of:=[.$A$1]*(1/2)^((ROW()-2-128)/128)" table:style-name="ce1">
            <text:p>12980.53747</text:p>
          </table:table-cell>
          <table:table-cell table:style-name="ce1"/>
          <table:table-cell office:value-type="float" office:value="12981" table:formula="of:=ROUND([.A301];0)" table:style-name="ce1">
            <text:p>12981</text:p>
          </table:table-cell>
          <table:table-cell table:style-name="ce1"/>
          <table:table-cell office:value-type="float" office:value="299" table:formula="of:=ROW()-2" table:style-name="ce1">
            <text:p>299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12981" table:formula="of:=MOD(MIN([.$C301]*(COLUMN()-6);65536);65536)" table:style-name="ce1">
            <text:p>12981</text:p>
          </table:table-cell>
          <table:table-cell office:value-type="float" office:value="25962" table:formula="of:=MOD(MIN([.$C301]*(COLUMN()-6);65536);65536)" table:style-name="ce1">
            <text:p>25962</text:p>
          </table:table-cell>
          <table:table-cell office:value-type="float" office:value="38943" table:formula="of:=MOD(MIN([.$C301]*(COLUMN()-6);65536);65536)" table:style-name="ce1">
            <text:p>38943</text:p>
          </table:table-cell>
          <table:table-cell office:value-type="float" office:value="51924" table:formula="of:=MOD(MIN([.$C301]*(COLUMN()-6);65536);65536)" table:style-name="ce1">
            <text:p>51924</text:p>
          </table:table-cell>
          <table:table-cell office:value-type="float" office:value="64905" table:formula="of:=MOD(MIN([.$C301]*(COLUMN()-6);65536);65536)" table:style-name="ce1">
            <text:p>64905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office:value-type="float" office:value="0" table:formula="of:=MOD(MIN([.$C30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128)/128)" table:style-name="ce1">
            <text:p>12910.43508</text:p>
          </table:table-cell>
          <table:table-cell table:style-name="ce1"/>
          <table:table-cell office:value-type="float" office:value="12910" table:formula="of:=ROUND([.A302];0)" table:style-name="ce1">
            <text:p>12910</text:p>
          </table:table-cell>
          <table:table-cell table:style-name="ce1"/>
          <table:table-cell office:value-type="float" office:value="300" table:formula="of:=ROW()-2" table:style-name="ce1">
            <text:p>30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12910" table:formula="of:=MOD(MIN([.$C302]*(COLUMN()-6);65536);65536)" table:style-name="ce1">
            <text:p>12910</text:p>
          </table:table-cell>
          <table:table-cell office:value-type="float" office:value="25820" table:formula="of:=MOD(MIN([.$C302]*(COLUMN()-6);65536);65536)" table:style-name="ce1">
            <text:p>25820</text:p>
          </table:table-cell>
          <table:table-cell office:value-type="float" office:value="38730" table:formula="of:=MOD(MIN([.$C302]*(COLUMN()-6);65536);65536)" table:style-name="ce1">
            <text:p>38730</text:p>
          </table:table-cell>
          <table:table-cell office:value-type="float" office:value="51640" table:formula="of:=MOD(MIN([.$C302]*(COLUMN()-6);65536);65536)" table:style-name="ce1">
            <text:p>51640</text:p>
          </table:table-cell>
          <table:table-cell office:value-type="float" office:value="64550" table:formula="of:=MOD(MIN([.$C302]*(COLUMN()-6);65536);65536)" table:style-name="ce1">
            <text:p>6455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office:value-type="float" office:value="0" table:formula="of:=MOD(MIN([.$C30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840.71129059781" table:formula="of:=[.$A$1]*(1/2)^((ROW()-2-128)/128)" table:style-name="ce1">
            <text:p>12840.71129</text:p>
          </table:table-cell>
          <table:table-cell table:style-name="ce1"/>
          <table:table-cell office:value-type="float" office:value="12841" table:formula="of:=ROUND([.A303];0)" table:style-name="ce1">
            <text:p>12841</text:p>
          </table:table-cell>
          <table:table-cell table:style-name="ce1"/>
          <table:table-cell office:value-type="float" office:value="301" table:formula="of:=ROW()-2" table:style-name="ce1">
            <text:p>301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12841" table:formula="of:=MOD(MIN([.$C303]*(COLUMN()-6);65536);65536)" table:style-name="ce1">
            <text:p>12841</text:p>
          </table:table-cell>
          <table:table-cell office:value-type="float" office:value="25682" table:formula="of:=MOD(MIN([.$C303]*(COLUMN()-6);65536);65536)" table:style-name="ce1">
            <text:p>25682</text:p>
          </table:table-cell>
          <table:table-cell office:value-type="float" office:value="38523" table:formula="of:=MOD(MIN([.$C303]*(COLUMN()-6);65536);65536)" table:style-name="ce1">
            <text:p>38523</text:p>
          </table:table-cell>
          <table:table-cell office:value-type="float" office:value="51364" table:formula="of:=MOD(MIN([.$C303]*(COLUMN()-6);65536);65536)" table:style-name="ce1">
            <text:p>51364</text:p>
          </table:table-cell>
          <table:table-cell office:value-type="float" office:value="64205" table:formula="of:=MOD(MIN([.$C303]*(COLUMN()-6);65536);65536)" table:style-name="ce1">
            <text:p>64205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office:value-type="float" office:value="0" table:formula="of:=MOD(MIN([.$C30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771.36404674836" table:formula="of:=[.$A$1]*(1/2)^((ROW()-2-128)/128)" table:style-name="ce1">
            <text:p>12771.36405</text:p>
          </table:table-cell>
          <table:table-cell table:style-name="ce1"/>
          <table:table-cell office:value-type="float" office:value="12771" table:formula="of:=ROUND([.A304];0)" table:style-name="ce1">
            <text:p>12771</text:p>
          </table:table-cell>
          <table:table-cell table:style-name="ce1"/>
          <table:table-cell office:value-type="float" office:value="302" table:formula="of:=ROW()-2" table:style-name="ce1">
            <text:p>302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12771" table:formula="of:=MOD(MIN([.$C304]*(COLUMN()-6);65536);65536)" table:style-name="ce1">
            <text:p>12771</text:p>
          </table:table-cell>
          <table:table-cell office:value-type="float" office:value="25542" table:formula="of:=MOD(MIN([.$C304]*(COLUMN()-6);65536);65536)" table:style-name="ce1">
            <text:p>25542</text:p>
          </table:table-cell>
          <table:table-cell office:value-type="float" office:value="38313" table:formula="of:=MOD(MIN([.$C304]*(COLUMN()-6);65536);65536)" table:style-name="ce1">
            <text:p>38313</text:p>
          </table:table-cell>
          <table:table-cell office:value-type="float" office:value="51084" table:formula="of:=MOD(MIN([.$C304]*(COLUMN()-6);65536);65536)" table:style-name="ce1">
            <text:p>51084</text:p>
          </table:table-cell>
          <table:table-cell office:value-type="float" office:value="63855" table:formula="of:=MOD(MIN([.$C304]*(COLUMN()-6);65536);65536)" table:style-name="ce1">
            <text:p>63855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office:value-type="float" office:value="0" table:formula="of:=MOD(MIN([.$C30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702.39131799552" table:formula="of:=[.$A$1]*(1/2)^((ROW()-2-128)/128)" table:style-name="ce1">
            <text:p>12702.39132</text:p>
          </table:table-cell>
          <table:table-cell table:style-name="ce1"/>
          <table:table-cell office:value-type="float" office:value="12702" table:formula="of:=ROUND([.A305];0)" table:style-name="ce1">
            <text:p>12702</text:p>
          </table:table-cell>
          <table:table-cell table:style-name="ce1"/>
          <table:table-cell office:value-type="float" office:value="303" table:formula="of:=ROW()-2" table:style-name="ce1">
            <text:p>303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12702" table:formula="of:=MOD(MIN([.$C305]*(COLUMN()-6);65536);65536)" table:style-name="ce1">
            <text:p>12702</text:p>
          </table:table-cell>
          <table:table-cell office:value-type="float" office:value="25404" table:formula="of:=MOD(MIN([.$C305]*(COLUMN()-6);65536);65536)" table:style-name="ce1">
            <text:p>25404</text:p>
          </table:table-cell>
          <table:table-cell office:value-type="float" office:value="38106" table:formula="of:=MOD(MIN([.$C305]*(COLUMN()-6);65536);65536)" table:style-name="ce1">
            <text:p>38106</text:p>
          </table:table-cell>
          <table:table-cell office:value-type="float" office:value="50808" table:formula="of:=MOD(MIN([.$C305]*(COLUMN()-6);65536);65536)" table:style-name="ce1">
            <text:p>50808</text:p>
          </table:table-cell>
          <table:table-cell office:value-type="float" office:value="63510" table:formula="of:=MOD(MIN([.$C305]*(COLUMN()-6);65536);65536)" table:style-name="ce1">
            <text:p>6351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office:value-type="float" office:value="0" table:formula="of:=MOD(MIN([.$C30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633.791081741851" table:formula="of:=[.$A$1]*(1/2)^((ROW()-2-128)/128)" table:style-name="ce1">
            <text:p>12633.79108</text:p>
          </table:table-cell>
          <table:table-cell table:style-name="ce1"/>
          <table:table-cell office:value-type="float" office:value="12634" table:formula="of:=ROUND([.A306];0)" table:style-name="ce1">
            <text:p>12634</text:p>
          </table:table-cell>
          <table:table-cell table:style-name="ce1"/>
          <table:table-cell office:value-type="float" office:value="304" table:formula="of:=ROW()-2" table:style-name="ce1">
            <text:p>304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12634" table:formula="of:=MOD(MIN([.$C306]*(COLUMN()-6);65536);65536)" table:style-name="ce1">
            <text:p>12634</text:p>
          </table:table-cell>
          <table:table-cell office:value-type="float" office:value="25268" table:formula="of:=MOD(MIN([.$C306]*(COLUMN()-6);65536);65536)" table:style-name="ce1">
            <text:p>25268</text:p>
          </table:table-cell>
          <table:table-cell office:value-type="float" office:value="37902" table:formula="of:=MOD(MIN([.$C306]*(COLUMN()-6);65536);65536)" table:style-name="ce1">
            <text:p>37902</text:p>
          </table:table-cell>
          <table:table-cell office:value-type="float" office:value="50536" table:formula="of:=MOD(MIN([.$C306]*(COLUMN()-6);65536);65536)" table:style-name="ce1">
            <text:p>50536</text:p>
          </table:table-cell>
          <table:table-cell office:value-type="float" office:value="63170" table:formula="of:=MOD(MIN([.$C306]*(COLUMN()-6);65536);65536)" table:style-name="ce1">
            <text:p>6317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office:value-type="float" office:value="0" table:formula="of:=MOD(MIN([.$C30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565.561326313113" table:formula="of:=[.$A$1]*(1/2)^((ROW()-2-128)/128)" table:style-name="ce1">
            <text:p>12565.56133</text:p>
          </table:table-cell>
          <table:table-cell table:style-name="ce1"/>
          <table:table-cell office:value-type="float" office:value="12566" table:formula="of:=ROUND([.A307];0)" table:style-name="ce1">
            <text:p>12566</text:p>
          </table:table-cell>
          <table:table-cell table:style-name="ce1"/>
          <table:table-cell office:value-type="float" office:value="305" table:formula="of:=ROW()-2" table:style-name="ce1">
            <text:p>305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12566" table:formula="of:=MOD(MIN([.$C307]*(COLUMN()-6);65536);65536)" table:style-name="ce1">
            <text:p>12566</text:p>
          </table:table-cell>
          <table:table-cell office:value-type="float" office:value="25132" table:formula="of:=MOD(MIN([.$C307]*(COLUMN()-6);65536);65536)" table:style-name="ce1">
            <text:p>25132</text:p>
          </table:table-cell>
          <table:table-cell office:value-type="float" office:value="37698" table:formula="of:=MOD(MIN([.$C307]*(COLUMN()-6);65536);65536)" table:style-name="ce1">
            <text:p>37698</text:p>
          </table:table-cell>
          <table:table-cell office:value-type="float" office:value="50264" table:formula="of:=MOD(MIN([.$C307]*(COLUMN()-6);65536);65536)" table:style-name="ce1">
            <text:p>50264</text:p>
          </table:table-cell>
          <table:table-cell office:value-type="float" office:value="62830" table:formula="of:=MOD(MIN([.$C307]*(COLUMN()-6);65536);65536)" table:style-name="ce1">
            <text:p>6283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office:value-type="float" office:value="0" table:formula="of:=MOD(MIN([.$C30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497.700050899259" table:formula="of:=[.$A$1]*(1/2)^((ROW()-2-128)/128)" table:style-name="ce1">
            <text:p>12497.70005</text:p>
          </table:table-cell>
          <table:table-cell table:style-name="ce1"/>
          <table:table-cell office:value-type="float" office:value="12498" table:formula="of:=ROUND([.A308];0)" table:style-name="ce1">
            <text:p>12498</text:p>
          </table:table-cell>
          <table:table-cell table:style-name="ce1"/>
          <table:table-cell office:value-type="float" office:value="306" table:formula="of:=ROW()-2" table:style-name="ce1">
            <text:p>306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12498" table:formula="of:=MOD(MIN([.$C308]*(COLUMN()-6);65536);65536)" table:style-name="ce1">
            <text:p>12498</text:p>
          </table:table-cell>
          <table:table-cell office:value-type="float" office:value="24996" table:formula="of:=MOD(MIN([.$C308]*(COLUMN()-6);65536);65536)" table:style-name="ce1">
            <text:p>24996</text:p>
          </table:table-cell>
          <table:table-cell office:value-type="float" office:value="37494" table:formula="of:=MOD(MIN([.$C308]*(COLUMN()-6);65536);65536)" table:style-name="ce1">
            <text:p>37494</text:p>
          </table:table-cell>
          <table:table-cell office:value-type="float" office:value="49992" table:formula="of:=MOD(MIN([.$C308]*(COLUMN()-6);65536);65536)" table:style-name="ce1">
            <text:p>49992</text:p>
          </table:table-cell>
          <table:table-cell office:value-type="float" office:value="62490" table:formula="of:=MOD(MIN([.$C308]*(COLUMN()-6);65536);65536)" table:style-name="ce1">
            <text:p>6249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office:value-type="float" office:value="0" table:formula="of:=MOD(MIN([.$C30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430.205265495775" table:formula="of:=[.$A$1]*(1/2)^((ROW()-2-128)/128)" table:style-name="ce1">
            <text:p>12430.20527</text:p>
          </table:table-cell>
          <table:table-cell table:style-name="ce1"/>
          <table:table-cell office:value-type="float" office:value="12430" table:formula="of:=ROUND([.A309];0)" table:style-name="ce1">
            <text:p>12430</text:p>
          </table:table-cell>
          <table:table-cell table:style-name="ce1"/>
          <table:table-cell office:value-type="float" office:value="307" table:formula="of:=ROW()-2" table:style-name="ce1">
            <text:p>307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12430" table:formula="of:=MOD(MIN([.$C309]*(COLUMN()-6);65536);65536)" table:style-name="ce1">
            <text:p>12430</text:p>
          </table:table-cell>
          <table:table-cell office:value-type="float" office:value="24860" table:formula="of:=MOD(MIN([.$C309]*(COLUMN()-6);65536);65536)" table:style-name="ce1">
            <text:p>24860</text:p>
          </table:table-cell>
          <table:table-cell office:value-type="float" office:value="37290" table:formula="of:=MOD(MIN([.$C309]*(COLUMN()-6);65536);65536)" table:style-name="ce1">
            <text:p>37290</text:p>
          </table:table-cell>
          <table:table-cell office:value-type="float" office:value="49720" table:formula="of:=MOD(MIN([.$C309]*(COLUMN()-6);65536);65536)" table:style-name="ce1">
            <text:p>49720</text:p>
          </table:table-cell>
          <table:table-cell office:value-type="float" office:value="62150" table:formula="of:=MOD(MIN([.$C309]*(COLUMN()-6);65536);65536)" table:style-name="ce1">
            <text:p>6215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office:value-type="float" office:value="0" table:formula="of:=MOD(MIN([.$C30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128)/128)" table:style-name="ce1">
            <text:p>12363.07499</text:p>
          </table:table-cell>
          <table:table-cell table:style-name="ce1"/>
          <table:table-cell office:value-type="float" office:value="12363" table:formula="of:=ROUND([.A310];0)" table:style-name="ce1">
            <text:p>12363</text:p>
          </table:table-cell>
          <table:table-cell table:style-name="ce1"/>
          <table:table-cell office:value-type="float" office:value="308" table:formula="of:=ROW()-2" table:style-name="ce1">
            <text:p>308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12363" table:formula="of:=MOD(MIN([.$C310]*(COLUMN()-6);65536);65536)" table:style-name="ce1">
            <text:p>12363</text:p>
          </table:table-cell>
          <table:table-cell office:value-type="float" office:value="24726" table:formula="of:=MOD(MIN([.$C310]*(COLUMN()-6);65536);65536)" table:style-name="ce1">
            <text:p>24726</text:p>
          </table:table-cell>
          <table:table-cell office:value-type="float" office:value="37089" table:formula="of:=MOD(MIN([.$C310]*(COLUMN()-6);65536);65536)" table:style-name="ce1">
            <text:p>37089</text:p>
          </table:table-cell>
          <table:table-cell office:value-type="float" office:value="49452" table:formula="of:=MOD(MIN([.$C310]*(COLUMN()-6);65536);65536)" table:style-name="ce1">
            <text:p>49452</text:p>
          </table:table-cell>
          <table:table-cell office:value-type="float" office:value="61815" table:formula="of:=MOD(MIN([.$C310]*(COLUMN()-6);65536);65536)" table:style-name="ce1">
            <text:p>61815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office:value-type="float" office:value="0" table:formula="of:=MOD(MIN([.$C31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296.307258379678" table:formula="of:=[.$A$1]*(1/2)^((ROW()-2-128)/128)" table:style-name="ce1">
            <text:p>12296.30726</text:p>
          </table:table-cell>
          <table:table-cell table:style-name="ce1"/>
          <table:table-cell office:value-type="float" office:value="12296" table:formula="of:=ROUND([.A311];0)" table:style-name="ce1">
            <text:p>12296</text:p>
          </table:table-cell>
          <table:table-cell table:style-name="ce1"/>
          <table:table-cell office:value-type="float" office:value="309" table:formula="of:=ROW()-2" table:style-name="ce1">
            <text:p>309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12296" table:formula="of:=MOD(MIN([.$C311]*(COLUMN()-6);65536);65536)" table:style-name="ce1">
            <text:p>12296</text:p>
          </table:table-cell>
          <table:table-cell office:value-type="float" office:value="24592" table:formula="of:=MOD(MIN([.$C311]*(COLUMN()-6);65536);65536)" table:style-name="ce1">
            <text:p>24592</text:p>
          </table:table-cell>
          <table:table-cell office:value-type="float" office:value="36888" table:formula="of:=MOD(MIN([.$C311]*(COLUMN()-6);65536);65536)" table:style-name="ce1">
            <text:p>36888</text:p>
          </table:table-cell>
          <table:table-cell office:value-type="float" office:value="49184" table:formula="of:=MOD(MIN([.$C311]*(COLUMN()-6);65536);65536)" table:style-name="ce1">
            <text:p>49184</text:p>
          </table:table-cell>
          <table:table-cell office:value-type="float" office:value="61480" table:formula="of:=MOD(MIN([.$C311]*(COLUMN()-6);65536);65536)" table:style-name="ce1">
            <text:p>6148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office:value-type="float" office:value="0" table:formula="of:=MOD(MIN([.$C31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229.900110162042" table:formula="of:=[.$A$1]*(1/2)^((ROW()-2-128)/128)" table:style-name="ce1">
            <text:p>12229.90011</text:p>
          </table:table-cell>
          <table:table-cell table:style-name="ce1"/>
          <table:table-cell office:value-type="float" office:value="12230" table:formula="of:=ROUND([.A312];0)" table:style-name="ce1">
            <text:p>12230</text:p>
          </table:table-cell>
          <table:table-cell table:style-name="ce1"/>
          <table:table-cell office:value-type="float" office:value="310" table:formula="of:=ROW()-2" table:style-name="ce1">
            <text:p>31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12230" table:formula="of:=MOD(MIN([.$C312]*(COLUMN()-6);65536);65536)" table:style-name="ce1">
            <text:p>12230</text:p>
          </table:table-cell>
          <table:table-cell office:value-type="float" office:value="24460" table:formula="of:=MOD(MIN([.$C312]*(COLUMN()-6);65536);65536)" table:style-name="ce1">
            <text:p>24460</text:p>
          </table:table-cell>
          <table:table-cell office:value-type="float" office:value="36690" table:formula="of:=MOD(MIN([.$C312]*(COLUMN()-6);65536);65536)" table:style-name="ce1">
            <text:p>36690</text:p>
          </table:table-cell>
          <table:table-cell office:value-type="float" office:value="48920" table:formula="of:=MOD(MIN([.$C312]*(COLUMN()-6);65536);65536)" table:style-name="ce1">
            <text:p>48920</text:p>
          </table:table-cell>
          <table:table-cell office:value-type="float" office:value="61150" table:formula="of:=MOD(MIN([.$C312]*(COLUMN()-6);65536);65536)" table:style-name="ce1">
            <text:p>6115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office:value-type="float" office:value="0" table:formula="of:=MOD(MIN([.$C31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163.851598829588" table:formula="of:=[.$A$1]*(1/2)^((ROW()-2-128)/128)" table:style-name="ce1">
            <text:p>12163.8516</text:p>
          </table:table-cell>
          <table:table-cell table:style-name="ce1"/>
          <table:table-cell office:value-type="float" office:value="12164" table:formula="of:=ROUND([.A313];0)" table:style-name="ce1">
            <text:p>12164</text:p>
          </table:table-cell>
          <table:table-cell table:style-name="ce1"/>
          <table:table-cell office:value-type="float" office:value="311" table:formula="of:=ROW()-2" table:style-name="ce1">
            <text:p>311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12164" table:formula="of:=MOD(MIN([.$C313]*(COLUMN()-6);65536);65536)" table:style-name="ce1">
            <text:p>12164</text:p>
          </table:table-cell>
          <table:table-cell office:value-type="float" office:value="24328" table:formula="of:=MOD(MIN([.$C313]*(COLUMN()-6);65536);65536)" table:style-name="ce1">
            <text:p>24328</text:p>
          </table:table-cell>
          <table:table-cell office:value-type="float" office:value="36492" table:formula="of:=MOD(MIN([.$C313]*(COLUMN()-6);65536);65536)" table:style-name="ce1">
            <text:p>36492</text:p>
          </table:table-cell>
          <table:table-cell office:value-type="float" office:value="48656" table:formula="of:=MOD(MIN([.$C313]*(COLUMN()-6);65536);65536)" table:style-name="ce1">
            <text:p>48656</text:p>
          </table:table-cell>
          <table:table-cell office:value-type="float" office:value="60820" table:formula="of:=MOD(MIN([.$C313]*(COLUMN()-6);65536);65536)" table:style-name="ce1">
            <text:p>6082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office:value-type="float" office:value="0" table:formula="of:=MOD(MIN([.$C31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128)/128)" table:style-name="ce1">
            <text:p>12098.15979</text:p>
          </table:table-cell>
          <table:table-cell table:style-name="ce1"/>
          <table:table-cell office:value-type="float" office:value="12098" table:formula="of:=ROUND([.A314];0)" table:style-name="ce1">
            <text:p>12098</text:p>
          </table:table-cell>
          <table:table-cell table:style-name="ce1"/>
          <table:table-cell office:value-type="float" office:value="312" table:formula="of:=ROW()-2" table:style-name="ce1">
            <text:p>312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12098" table:formula="of:=MOD(MIN([.$C314]*(COLUMN()-6);65536);65536)" table:style-name="ce1">
            <text:p>12098</text:p>
          </table:table-cell>
          <table:table-cell office:value-type="float" office:value="24196" table:formula="of:=MOD(MIN([.$C314]*(COLUMN()-6);65536);65536)" table:style-name="ce1">
            <text:p>24196</text:p>
          </table:table-cell>
          <table:table-cell office:value-type="float" office:value="36294" table:formula="of:=MOD(MIN([.$C314]*(COLUMN()-6);65536);65536)" table:style-name="ce1">
            <text:p>36294</text:p>
          </table:table-cell>
          <table:table-cell office:value-type="float" office:value="48392" table:formula="of:=MOD(MIN([.$C314]*(COLUMN()-6);65536);65536)" table:style-name="ce1">
            <text:p>48392</text:p>
          </table:table-cell>
          <table:table-cell office:value-type="float" office:value="60490" table:formula="of:=MOD(MIN([.$C314]*(COLUMN()-6);65536);65536)" table:style-name="ce1">
            <text:p>6049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office:value-type="float" office:value="0" table:formula="of:=MOD(MIN([.$C31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2032.822749896555" table:formula="of:=[.$A$1]*(1/2)^((ROW()-2-128)/128)" table:style-name="ce1">
            <text:p>12032.82275</text:p>
          </table:table-cell>
          <table:table-cell table:style-name="ce1"/>
          <table:table-cell office:value-type="float" office:value="12033" table:formula="of:=ROUND([.A315];0)" table:style-name="ce1">
            <text:p>12033</text:p>
          </table:table-cell>
          <table:table-cell table:style-name="ce1"/>
          <table:table-cell office:value-type="float" office:value="313" table:formula="of:=ROW()-2" table:style-name="ce1">
            <text:p>313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12033" table:formula="of:=MOD(MIN([.$C315]*(COLUMN()-6);65536);65536)" table:style-name="ce1">
            <text:p>12033</text:p>
          </table:table-cell>
          <table:table-cell office:value-type="float" office:value="24066" table:formula="of:=MOD(MIN([.$C315]*(COLUMN()-6);65536);65536)" table:style-name="ce1">
            <text:p>24066</text:p>
          </table:table-cell>
          <table:table-cell office:value-type="float" office:value="36099" table:formula="of:=MOD(MIN([.$C315]*(COLUMN()-6);65536);65536)" table:style-name="ce1">
            <text:p>36099</text:p>
          </table:table-cell>
          <table:table-cell office:value-type="float" office:value="48132" table:formula="of:=MOD(MIN([.$C315]*(COLUMN()-6);65536);65536)" table:style-name="ce1">
            <text:p>48132</text:p>
          </table:table-cell>
          <table:table-cell office:value-type="float" office:value="60165" table:formula="of:=MOD(MIN([.$C315]*(COLUMN()-6);65536);65536)" table:style-name="ce1">
            <text:p>60165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office:value-type="float" office:value="0" table:formula="of:=MOD(MIN([.$C31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967.838569927859" table:formula="of:=[.$A$1]*(1/2)^((ROW()-2-128)/128)" table:style-name="ce1">
            <text:p>11967.83857</text:p>
          </table:table-cell>
          <table:table-cell table:style-name="ce1"/>
          <table:table-cell office:value-type="float" office:value="11968" table:formula="of:=ROUND([.A316];0)" table:style-name="ce1">
            <text:p>11968</text:p>
          </table:table-cell>
          <table:table-cell table:style-name="ce1"/>
          <table:table-cell office:value-type="float" office:value="314" table:formula="of:=ROW()-2" table:style-name="ce1">
            <text:p>314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11968" table:formula="of:=MOD(MIN([.$C316]*(COLUMN()-6);65536);65536)" table:style-name="ce1">
            <text:p>11968</text:p>
          </table:table-cell>
          <table:table-cell office:value-type="float" office:value="23936" table:formula="of:=MOD(MIN([.$C316]*(COLUMN()-6);65536);65536)" table:style-name="ce1">
            <text:p>23936</text:p>
          </table:table-cell>
          <table:table-cell office:value-type="float" office:value="35904" table:formula="of:=MOD(MIN([.$C316]*(COLUMN()-6);65536);65536)" table:style-name="ce1">
            <text:p>35904</text:p>
          </table:table-cell>
          <table:table-cell office:value-type="float" office:value="47872" table:formula="of:=MOD(MIN([.$C316]*(COLUMN()-6);65536);65536)" table:style-name="ce1">
            <text:p>47872</text:p>
          </table:table-cell>
          <table:table-cell office:value-type="float" office:value="59840" table:formula="of:=MOD(MIN([.$C316]*(COLUMN()-6);65536);65536)" table:style-name="ce1">
            <text:p>5984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office:value-type="float" office:value="0" table:formula="of:=MOD(MIN([.$C31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903.205341995437" table:formula="of:=[.$A$1]*(1/2)^((ROW()-2-128)/128)" table:style-name="ce1">
            <text:p>11903.20534</text:p>
          </table:table-cell>
          <table:table-cell table:style-name="ce1"/>
          <table:table-cell office:value-type="float" office:value="11903" table:formula="of:=ROUND([.A317];0)" table:style-name="ce1">
            <text:p>11903</text:p>
          </table:table-cell>
          <table:table-cell table:style-name="ce1"/>
          <table:table-cell office:value-type="float" office:value="315" table:formula="of:=ROW()-2" table:style-name="ce1">
            <text:p>315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11903" table:formula="of:=MOD(MIN([.$C317]*(COLUMN()-6);65536);65536)" table:style-name="ce1">
            <text:p>11903</text:p>
          </table:table-cell>
          <table:table-cell office:value-type="float" office:value="23806" table:formula="of:=MOD(MIN([.$C317]*(COLUMN()-6);65536);65536)" table:style-name="ce1">
            <text:p>23806</text:p>
          </table:table-cell>
          <table:table-cell office:value-type="float" office:value="35709" table:formula="of:=MOD(MIN([.$C317]*(COLUMN()-6);65536);65536)" table:style-name="ce1">
            <text:p>35709</text:p>
          </table:table-cell>
          <table:table-cell office:value-type="float" office:value="47612" table:formula="of:=MOD(MIN([.$C317]*(COLUMN()-6);65536);65536)" table:style-name="ce1">
            <text:p>47612</text:p>
          </table:table-cell>
          <table:table-cell office:value-type="float" office:value="59515" table:formula="of:=MOD(MIN([.$C317]*(COLUMN()-6);65536);65536)" table:style-name="ce1">
            <text:p>59515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office:value-type="float" office:value="0" table:formula="of:=MOD(MIN([.$C31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838.921170755964" table:formula="of:=[.$A$1]*(1/2)^((ROW()-2-128)/128)" table:style-name="ce1">
            <text:p>11838.92117</text:p>
          </table:table-cell>
          <table:table-cell table:style-name="ce1"/>
          <table:table-cell office:value-type="float" office:value="11839" table:formula="of:=ROUND([.A318];0)" table:style-name="ce1">
            <text:p>11839</text:p>
          </table:table-cell>
          <table:table-cell table:style-name="ce1"/>
          <table:table-cell office:value-type="float" office:value="316" table:formula="of:=ROW()-2" table:style-name="ce1">
            <text:p>316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11839" table:formula="of:=MOD(MIN([.$C318]*(COLUMN()-6);65536);65536)" table:style-name="ce1">
            <text:p>11839</text:p>
          </table:table-cell>
          <table:table-cell office:value-type="float" office:value="23678" table:formula="of:=MOD(MIN([.$C318]*(COLUMN()-6);65536);65536)" table:style-name="ce1">
            <text:p>23678</text:p>
          </table:table-cell>
          <table:table-cell office:value-type="float" office:value="35517" table:formula="of:=MOD(MIN([.$C318]*(COLUMN()-6);65536);65536)" table:style-name="ce1">
            <text:p>35517</text:p>
          </table:table-cell>
          <table:table-cell office:value-type="float" office:value="47356" table:formula="of:=MOD(MIN([.$C318]*(COLUMN()-6);65536);65536)" table:style-name="ce1">
            <text:p>47356</text:p>
          </table:table-cell>
          <table:table-cell office:value-type="float" office:value="59195" table:formula="of:=MOD(MIN([.$C318]*(COLUMN()-6);65536);65536)" table:style-name="ce1">
            <text:p>59195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office:value-type="float" office:value="0" table:formula="of:=MOD(MIN([.$C31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774.984171102065" table:formula="of:=[.$A$1]*(1/2)^((ROW()-2-128)/128)" table:style-name="ce1">
            <text:p>11774.98417</text:p>
          </table:table-cell>
          <table:table-cell table:style-name="ce1"/>
          <table:table-cell office:value-type="float" office:value="11775" table:formula="of:=ROUND([.A319];0)" table:style-name="ce1">
            <text:p>11775</text:p>
          </table:table-cell>
          <table:table-cell table:style-name="ce1"/>
          <table:table-cell office:value-type="float" office:value="317" table:formula="of:=ROW()-2" table:style-name="ce1">
            <text:p>317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11775" table:formula="of:=MOD(MIN([.$C319]*(COLUMN()-6);65536);65536)" table:style-name="ce1">
            <text:p>11775</text:p>
          </table:table-cell>
          <table:table-cell office:value-type="float" office:value="23550" table:formula="of:=MOD(MIN([.$C319]*(COLUMN()-6);65536);65536)" table:style-name="ce1">
            <text:p>23550</text:p>
          </table:table-cell>
          <table:table-cell office:value-type="float" office:value="35325" table:formula="of:=MOD(MIN([.$C319]*(COLUMN()-6);65536);65536)" table:style-name="ce1">
            <text:p>35325</text:p>
          </table:table-cell>
          <table:table-cell office:value-type="float" office:value="47100" table:formula="of:=MOD(MIN([.$C319]*(COLUMN()-6);65536);65536)" table:style-name="ce1">
            <text:p>47100</text:p>
          </table:table-cell>
          <table:table-cell office:value-type="float" office:value="58875" table:formula="of:=MOD(MIN([.$C319]*(COLUMN()-6);65536);65536)" table:style-name="ce1">
            <text:p>58875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office:value-type="float" office:value="0" table:formula="of:=MOD(MIN([.$C31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711.39246810702" table:formula="of:=[.$A$1]*(1/2)^((ROW()-2-128)/128)" table:style-name="ce1">
            <text:p>11711.39247</text:p>
          </table:table-cell>
          <table:table-cell table:style-name="ce1"/>
          <table:table-cell office:value-type="float" office:value="11711" table:formula="of:=ROUND([.A320];0)" table:style-name="ce1">
            <text:p>11711</text:p>
          </table:table-cell>
          <table:table-cell table:style-name="ce1"/>
          <table:table-cell office:value-type="float" office:value="318" table:formula="of:=ROW()-2" table:style-name="ce1">
            <text:p>318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11711" table:formula="of:=MOD(MIN([.$C320]*(COLUMN()-6);65536);65536)" table:style-name="ce1">
            <text:p>11711</text:p>
          </table:table-cell>
          <table:table-cell office:value-type="float" office:value="23422" table:formula="of:=MOD(MIN([.$C320]*(COLUMN()-6);65536);65536)" table:style-name="ce1">
            <text:p>23422</text:p>
          </table:table-cell>
          <table:table-cell office:value-type="float" office:value="35133" table:formula="of:=MOD(MIN([.$C320]*(COLUMN()-6);65536);65536)" table:style-name="ce1">
            <text:p>35133</text:p>
          </table:table-cell>
          <table:table-cell office:value-type="float" office:value="46844" table:formula="of:=MOD(MIN([.$C320]*(COLUMN()-6);65536);65536)" table:style-name="ce1">
            <text:p>46844</text:p>
          </table:table-cell>
          <table:table-cell office:value-type="float" office:value="58555" table:formula="of:=MOD(MIN([.$C320]*(COLUMN()-6);65536);65536)" table:style-name="ce1">
            <text:p>58555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office:value-type="float" office:value="0" table:formula="of:=MOD(MIN([.$C32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648.144196969806" table:formula="of:=[.$A$1]*(1/2)^((ROW()-2-128)/128)" table:style-name="ce1">
            <text:p>11648.1442</text:p>
          </table:table-cell>
          <table:table-cell table:style-name="ce1"/>
          <table:table-cell office:value-type="float" office:value="11648" table:formula="of:=ROUND([.A321];0)" table:style-name="ce1">
            <text:p>11648</text:p>
          </table:table-cell>
          <table:table-cell table:style-name="ce1"/>
          <table:table-cell office:value-type="float" office:value="319" table:formula="of:=ROW()-2" table:style-name="ce1">
            <text:p>319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11648" table:formula="of:=MOD(MIN([.$C321]*(COLUMN()-6);65536);65536)" table:style-name="ce1">
            <text:p>11648</text:p>
          </table:table-cell>
          <table:table-cell office:value-type="float" office:value="23296" table:formula="of:=MOD(MIN([.$C321]*(COLUMN()-6);65536);65536)" table:style-name="ce1">
            <text:p>23296</text:p>
          </table:table-cell>
          <table:table-cell office:value-type="float" office:value="34944" table:formula="of:=MOD(MIN([.$C321]*(COLUMN()-6);65536);65536)" table:style-name="ce1">
            <text:p>34944</text:p>
          </table:table-cell>
          <table:table-cell office:value-type="float" office:value="46592" table:formula="of:=MOD(MIN([.$C321]*(COLUMN()-6);65536);65536)" table:style-name="ce1">
            <text:p>46592</text:p>
          </table:table-cell>
          <table:table-cell office:value-type="float" office:value="58240" table:formula="of:=MOD(MIN([.$C321]*(COLUMN()-6);65536);65536)" table:style-name="ce1">
            <text:p>5824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office:value-type="float" office:value="0" table:formula="of:=MOD(MIN([.$C32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128)/128)" table:style-name="ce1">
            <text:p>11585.2375</text:p>
          </table:table-cell>
          <table:table-cell table:style-name="ce1"/>
          <table:table-cell office:value-type="float" office:value="11585" table:formula="of:=ROUND([.A322];0)" table:style-name="ce1">
            <text:p>11585</text:p>
          </table:table-cell>
          <table:table-cell table:style-name="ce1"/>
          <table:table-cell office:value-type="float" office:value="320" table:formula="of:=ROW()-2" table:style-name="ce1">
            <text:p>32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11585" table:formula="of:=MOD(MIN([.$C322]*(COLUMN()-6);65536);65536)" table:style-name="ce1">
            <text:p>11585</text:p>
          </table:table-cell>
          <table:table-cell office:value-type="float" office:value="23170" table:formula="of:=MOD(MIN([.$C322]*(COLUMN()-6);65536);65536)" table:style-name="ce1">
            <text:p>23170</text:p>
          </table:table-cell>
          <table:table-cell office:value-type="float" office:value="34755" table:formula="of:=MOD(MIN([.$C322]*(COLUMN()-6);65536);65536)" table:style-name="ce1">
            <text:p>34755</text:p>
          </table:table-cell>
          <table:table-cell office:value-type="float" office:value="46340" table:formula="of:=MOD(MIN([.$C322]*(COLUMN()-6);65536);65536)" table:style-name="ce1">
            <text:p>46340</text:p>
          </table:table-cell>
          <table:table-cell office:value-type="float" office:value="57925" table:formula="of:=MOD(MIN([.$C322]*(COLUMN()-6);65536);65536)" table:style-name="ce1">
            <text:p>57925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office:value-type="float" office:value="0" table:formula="of:=MOD(MIN([.$C32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522.670541365376" table:formula="of:=[.$A$1]*(1/2)^((ROW()-2-128)/128)" table:style-name="ce1">
            <text:p>11522.67054</text:p>
          </table:table-cell>
          <table:table-cell table:style-name="ce1"/>
          <table:table-cell office:value-type="float" office:value="11523" table:formula="of:=ROUND([.A323];0)" table:style-name="ce1">
            <text:p>11523</text:p>
          </table:table-cell>
          <table:table-cell table:style-name="ce1"/>
          <table:table-cell office:value-type="float" office:value="321" table:formula="of:=ROW()-2" table:style-name="ce1">
            <text:p>321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11523" table:formula="of:=MOD(MIN([.$C323]*(COLUMN()-6);65536);65536)" table:style-name="ce1">
            <text:p>11523</text:p>
          </table:table-cell>
          <table:table-cell office:value-type="float" office:value="23046" table:formula="of:=MOD(MIN([.$C323]*(COLUMN()-6);65536);65536)" table:style-name="ce1">
            <text:p>23046</text:p>
          </table:table-cell>
          <table:table-cell office:value-type="float" office:value="34569" table:formula="of:=MOD(MIN([.$C323]*(COLUMN()-6);65536);65536)" table:style-name="ce1">
            <text:p>34569</text:p>
          </table:table-cell>
          <table:table-cell office:value-type="float" office:value="46092" table:formula="of:=MOD(MIN([.$C323]*(COLUMN()-6);65536);65536)" table:style-name="ce1">
            <text:p>46092</text:p>
          </table:table-cell>
          <table:table-cell office:value-type="float" office:value="57615" table:formula="of:=MOD(MIN([.$C323]*(COLUMN()-6);65536);65536)" table:style-name="ce1">
            <text:p>57615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office:value-type="float" office:value="0" table:formula="of:=MOD(MIN([.$C32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460.441477433846" table:formula="of:=[.$A$1]*(1/2)^((ROW()-2-128)/128)" table:style-name="ce1">
            <text:p>11460.44148</text:p>
          </table:table-cell>
          <table:table-cell table:style-name="ce1"/>
          <table:table-cell office:value-type="float" office:value="11460" table:formula="of:=ROUND([.A324];0)" table:style-name="ce1">
            <text:p>11460</text:p>
          </table:table-cell>
          <table:table-cell table:style-name="ce1"/>
          <table:table-cell office:value-type="float" office:value="322" table:formula="of:=ROW()-2" table:style-name="ce1">
            <text:p>322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11460" table:formula="of:=MOD(MIN([.$C324]*(COLUMN()-6);65536);65536)" table:style-name="ce1">
            <text:p>11460</text:p>
          </table:table-cell>
          <table:table-cell office:value-type="float" office:value="22920" table:formula="of:=MOD(MIN([.$C324]*(COLUMN()-6);65536);65536)" table:style-name="ce1">
            <text:p>22920</text:p>
          </table:table-cell>
          <table:table-cell office:value-type="float" office:value="34380" table:formula="of:=MOD(MIN([.$C324]*(COLUMN()-6);65536);65536)" table:style-name="ce1">
            <text:p>34380</text:p>
          </table:table-cell>
          <table:table-cell office:value-type="float" office:value="45840" table:formula="of:=MOD(MIN([.$C324]*(COLUMN()-6);65536);65536)" table:style-name="ce1">
            <text:p>45840</text:p>
          </table:table-cell>
          <table:table-cell office:value-type="float" office:value="57300" table:formula="of:=MOD(MIN([.$C324]*(COLUMN()-6);65536);65536)" table:style-name="ce1">
            <text:p>5730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office:value-type="float" office:value="0" table:formula="of:=MOD(MIN([.$C32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398.54848632362" table:formula="of:=[.$A$1]*(1/2)^((ROW()-2-128)/128)" table:style-name="ce1">
            <text:p>11398.54849</text:p>
          </table:table-cell>
          <table:table-cell table:style-name="ce1"/>
          <table:table-cell office:value-type="float" office:value="11399" table:formula="of:=ROUND([.A325];0)" table:style-name="ce1">
            <text:p>11399</text:p>
          </table:table-cell>
          <table:table-cell table:style-name="ce1"/>
          <table:table-cell office:value-type="float" office:value="323" table:formula="of:=ROW()-2" table:style-name="ce1">
            <text:p>323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11399" table:formula="of:=MOD(MIN([.$C325]*(COLUMN()-6);65536);65536)" table:style-name="ce1">
            <text:p>11399</text:p>
          </table:table-cell>
          <table:table-cell office:value-type="float" office:value="22798" table:formula="of:=MOD(MIN([.$C325]*(COLUMN()-6);65536);65536)" table:style-name="ce1">
            <text:p>22798</text:p>
          </table:table-cell>
          <table:table-cell office:value-type="float" office:value="34197" table:formula="of:=MOD(MIN([.$C325]*(COLUMN()-6);65536);65536)" table:style-name="ce1">
            <text:p>34197</text:p>
          </table:table-cell>
          <table:table-cell office:value-type="float" office:value="45596" table:formula="of:=MOD(MIN([.$C325]*(COLUMN()-6);65536);65536)" table:style-name="ce1">
            <text:p>45596</text:p>
          </table:table-cell>
          <table:table-cell office:value-type="float" office:value="56995" table:formula="of:=MOD(MIN([.$C325]*(COLUMN()-6);65536);65536)" table:style-name="ce1">
            <text:p>56995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office:value-type="float" office:value="0" table:formula="of:=MOD(MIN([.$C32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128)/128)" table:style-name="ce1">
            <text:p>11336.98975</text:p>
          </table:table-cell>
          <table:table-cell table:style-name="ce1"/>
          <table:table-cell office:value-type="float" office:value="11337" table:formula="of:=ROUND([.A326];0)" table:style-name="ce1">
            <text:p>11337</text:p>
          </table:table-cell>
          <table:table-cell table:style-name="ce1"/>
          <table:table-cell office:value-type="float" office:value="324" table:formula="of:=ROW()-2" table:style-name="ce1">
            <text:p>324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11337" table:formula="of:=MOD(MIN([.$C326]*(COLUMN()-6);65536);65536)" table:style-name="ce1">
            <text:p>11337</text:p>
          </table:table-cell>
          <table:table-cell office:value-type="float" office:value="22674" table:formula="of:=MOD(MIN([.$C326]*(COLUMN()-6);65536);65536)" table:style-name="ce1">
            <text:p>22674</text:p>
          </table:table-cell>
          <table:table-cell office:value-type="float" office:value="34011" table:formula="of:=MOD(MIN([.$C326]*(COLUMN()-6);65536);65536)" table:style-name="ce1">
            <text:p>34011</text:p>
          </table:table-cell>
          <table:table-cell office:value-type="float" office:value="45348" table:formula="of:=MOD(MIN([.$C326]*(COLUMN()-6);65536);65536)" table:style-name="ce1">
            <text:p>45348</text:p>
          </table:table-cell>
          <table:table-cell office:value-type="float" office:value="56685" table:formula="of:=MOD(MIN([.$C326]*(COLUMN()-6);65536);65536)" table:style-name="ce1">
            <text:p>56685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office:value-type="float" office:value="0" table:formula="of:=MOD(MIN([.$C32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275.763472421111" table:formula="of:=[.$A$1]*(1/2)^((ROW()-2-128)/128)" table:style-name="ce1">
            <text:p>11275.76347</text:p>
          </table:table-cell>
          <table:table-cell table:style-name="ce1"/>
          <table:table-cell office:value-type="float" office:value="11276" table:formula="of:=ROUND([.A327];0)" table:style-name="ce1">
            <text:p>11276</text:p>
          </table:table-cell>
          <table:table-cell table:style-name="ce1"/>
          <table:table-cell office:value-type="float" office:value="325" table:formula="of:=ROW()-2" table:style-name="ce1">
            <text:p>325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11276" table:formula="of:=MOD(MIN([.$C327]*(COLUMN()-6);65536);65536)" table:style-name="ce1">
            <text:p>11276</text:p>
          </table:table-cell>
          <table:table-cell office:value-type="float" office:value="22552" table:formula="of:=MOD(MIN([.$C327]*(COLUMN()-6);65536);65536)" table:style-name="ce1">
            <text:p>22552</text:p>
          </table:table-cell>
          <table:table-cell office:value-type="float" office:value="33828" table:formula="of:=MOD(MIN([.$C327]*(COLUMN()-6);65536);65536)" table:style-name="ce1">
            <text:p>33828</text:p>
          </table:table-cell>
          <table:table-cell office:value-type="float" office:value="45104" table:formula="of:=MOD(MIN([.$C327]*(COLUMN()-6);65536);65536)" table:style-name="ce1">
            <text:p>45104</text:p>
          </table:table-cell>
          <table:table-cell office:value-type="float" office:value="56380" table:formula="of:=MOD(MIN([.$C327]*(COLUMN()-6);65536);65536)" table:style-name="ce1">
            <text:p>5638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office:value-type="float" office:value="0" table:formula="of:=MOD(MIN([.$C32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214.867849007846" table:formula="of:=[.$A$1]*(1/2)^((ROW()-2-128)/128)" table:style-name="ce1">
            <text:p>11214.86785</text:p>
          </table:table-cell>
          <table:table-cell table:style-name="ce1"/>
          <table:table-cell office:value-type="float" office:value="11215" table:formula="of:=ROUND([.A328];0)" table:style-name="ce1">
            <text:p>11215</text:p>
          </table:table-cell>
          <table:table-cell table:style-name="ce1"/>
          <table:table-cell office:value-type="float" office:value="326" table:formula="of:=ROW()-2" table:style-name="ce1">
            <text:p>326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11215" table:formula="of:=MOD(MIN([.$C328]*(COLUMN()-6);65536);65536)" table:style-name="ce1">
            <text:p>11215</text:p>
          </table:table-cell>
          <table:table-cell office:value-type="float" office:value="22430" table:formula="of:=MOD(MIN([.$C328]*(COLUMN()-6);65536);65536)" table:style-name="ce1">
            <text:p>22430</text:p>
          </table:table-cell>
          <table:table-cell office:value-type="float" office:value="33645" table:formula="of:=MOD(MIN([.$C328]*(COLUMN()-6);65536);65536)" table:style-name="ce1">
            <text:p>33645</text:p>
          </table:table-cell>
          <table:table-cell office:value-type="float" office:value="44860" table:formula="of:=MOD(MIN([.$C328]*(COLUMN()-6);65536);65536)" table:style-name="ce1">
            <text:p>44860</text:p>
          </table:table-cell>
          <table:table-cell office:value-type="float" office:value="56075" table:formula="of:=MOD(MIN([.$C328]*(COLUMN()-6);65536);65536)" table:style-name="ce1">
            <text:p>56075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office:value-type="float" office:value="0" table:formula="of:=MOD(MIN([.$C32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154.301097068337" table:formula="of:=[.$A$1]*(1/2)^((ROW()-2-128)/128)" table:style-name="ce1">
            <text:p>11154.3011</text:p>
          </table:table-cell>
          <table:table-cell table:style-name="ce1"/>
          <table:table-cell office:value-type="float" office:value="11154" table:formula="of:=ROUND([.A329];0)" table:style-name="ce1">
            <text:p>11154</text:p>
          </table:table-cell>
          <table:table-cell table:style-name="ce1"/>
          <table:table-cell office:value-type="float" office:value="327" table:formula="of:=ROW()-2" table:style-name="ce1">
            <text:p>327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11154" table:formula="of:=MOD(MIN([.$C329]*(COLUMN()-6);65536);65536)" table:style-name="ce1">
            <text:p>11154</text:p>
          </table:table-cell>
          <table:table-cell office:value-type="float" office:value="22308" table:formula="of:=MOD(MIN([.$C329]*(COLUMN()-6);65536);65536)" table:style-name="ce1">
            <text:p>22308</text:p>
          </table:table-cell>
          <table:table-cell office:value-type="float" office:value="33462" table:formula="of:=MOD(MIN([.$C329]*(COLUMN()-6);65536);65536)" table:style-name="ce1">
            <text:p>33462</text:p>
          </table:table-cell>
          <table:table-cell office:value-type="float" office:value="44616" table:formula="of:=MOD(MIN([.$C329]*(COLUMN()-6);65536);65536)" table:style-name="ce1">
            <text:p>44616</text:p>
          </table:table-cell>
          <table:table-cell office:value-type="float" office:value="55770" table:formula="of:=MOD(MIN([.$C329]*(COLUMN()-6);65536);65536)" table:style-name="ce1">
            <text:p>5577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office:value-type="float" office:value="0" table:formula="of:=MOD(MIN([.$C32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128)/128)" table:style-name="ce1">
            <text:p>11094.06144</text:p>
          </table:table-cell>
          <table:table-cell table:style-name="ce1"/>
          <table:table-cell office:value-type="float" office:value="11094" table:formula="of:=ROUND([.A330];0)" table:style-name="ce1">
            <text:p>11094</text:p>
          </table:table-cell>
          <table:table-cell table:style-name="ce1"/>
          <table:table-cell office:value-type="float" office:value="328" table:formula="of:=ROW()-2" table:style-name="ce1">
            <text:p>328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11094" table:formula="of:=MOD(MIN([.$C330]*(COLUMN()-6);65536);65536)" table:style-name="ce1">
            <text:p>11094</text:p>
          </table:table-cell>
          <table:table-cell office:value-type="float" office:value="22188" table:formula="of:=MOD(MIN([.$C330]*(COLUMN()-6);65536);65536)" table:style-name="ce1">
            <text:p>22188</text:p>
          </table:table-cell>
          <table:table-cell office:value-type="float" office:value="33282" table:formula="of:=MOD(MIN([.$C330]*(COLUMN()-6);65536);65536)" table:style-name="ce1">
            <text:p>33282</text:p>
          </table:table-cell>
          <table:table-cell office:value-type="float" office:value="44376" table:formula="of:=MOD(MIN([.$C330]*(COLUMN()-6);65536);65536)" table:style-name="ce1">
            <text:p>44376</text:p>
          </table:table-cell>
          <table:table-cell office:value-type="float" office:value="55470" table:formula="of:=MOD(MIN([.$C330]*(COLUMN()-6);65536);65536)" table:style-name="ce1">
            <text:p>5547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office:value-type="float" office:value="0" table:formula="of:=MOD(MIN([.$C33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1034.147112820292" table:formula="of:=[.$A$1]*(1/2)^((ROW()-2-128)/128)" table:style-name="ce1">
            <text:p>11034.14711</text:p>
          </table:table-cell>
          <table:table-cell table:style-name="ce1"/>
          <table:table-cell office:value-type="float" office:value="11034" table:formula="of:=ROUND([.A331];0)" table:style-name="ce1">
            <text:p>11034</text:p>
          </table:table-cell>
          <table:table-cell table:style-name="ce1"/>
          <table:table-cell office:value-type="float" office:value="329" table:formula="of:=ROW()-2" table:style-name="ce1">
            <text:p>329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11034" table:formula="of:=MOD(MIN([.$C331]*(COLUMN()-6);65536);65536)" table:style-name="ce1">
            <text:p>11034</text:p>
          </table:table-cell>
          <table:table-cell office:value-type="float" office:value="22068" table:formula="of:=MOD(MIN([.$C331]*(COLUMN()-6);65536);65536)" table:style-name="ce1">
            <text:p>22068</text:p>
          </table:table-cell>
          <table:table-cell office:value-type="float" office:value="33102" table:formula="of:=MOD(MIN([.$C331]*(COLUMN()-6);65536);65536)" table:style-name="ce1">
            <text:p>33102</text:p>
          </table:table-cell>
          <table:table-cell office:value-type="float" office:value="44136" table:formula="of:=MOD(MIN([.$C331]*(COLUMN()-6);65536);65536)" table:style-name="ce1">
            <text:p>44136</text:p>
          </table:table-cell>
          <table:table-cell office:value-type="float" office:value="55170" table:formula="of:=MOD(MIN([.$C331]*(COLUMN()-6);65536);65536)" table:style-name="ce1">
            <text:p>5517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office:value-type="float" office:value="0" table:formula="of:=MOD(MIN([.$C33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974.556357044657" table:formula="of:=[.$A$1]*(1/2)^((ROW()-2-128)/128)" table:style-name="ce1">
            <text:p>10974.55636</text:p>
          </table:table-cell>
          <table:table-cell table:style-name="ce1"/>
          <table:table-cell office:value-type="float" office:value="10975" table:formula="of:=ROUND([.A332];0)" table:style-name="ce1">
            <text:p>10975</text:p>
          </table:table-cell>
          <table:table-cell table:style-name="ce1"/>
          <table:table-cell office:value-type="float" office:value="330" table:formula="of:=ROW()-2" table:style-name="ce1">
            <text:p>33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10975" table:formula="of:=MOD(MIN([.$C332]*(COLUMN()-6);65536);65536)" table:style-name="ce1">
            <text:p>10975</text:p>
          </table:table-cell>
          <table:table-cell office:value-type="float" office:value="21950" table:formula="of:=MOD(MIN([.$C332]*(COLUMN()-6);65536);65536)" table:style-name="ce1">
            <text:p>21950</text:p>
          </table:table-cell>
          <table:table-cell office:value-type="float" office:value="32925" table:formula="of:=MOD(MIN([.$C332]*(COLUMN()-6);65536);65536)" table:style-name="ce1">
            <text:p>32925</text:p>
          </table:table-cell>
          <table:table-cell office:value-type="float" office:value="43900" table:formula="of:=MOD(MIN([.$C332]*(COLUMN()-6);65536);65536)" table:style-name="ce1">
            <text:p>43900</text:p>
          </table:table-cell>
          <table:table-cell office:value-type="float" office:value="54875" table:formula="of:=MOD(MIN([.$C332]*(COLUMN()-6);65536);65536)" table:style-name="ce1">
            <text:p>54875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office:value-type="float" office:value="0" table:formula="of:=MOD(MIN([.$C33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915.287425705257" table:formula="of:=[.$A$1]*(1/2)^((ROW()-2-128)/128)" table:style-name="ce1">
            <text:p>10915.28743</text:p>
          </table:table-cell>
          <table:table-cell table:style-name="ce1"/>
          <table:table-cell office:value-type="float" office:value="10915" table:formula="of:=ROUND([.A333];0)" table:style-name="ce1">
            <text:p>10915</text:p>
          </table:table-cell>
          <table:table-cell table:style-name="ce1"/>
          <table:table-cell office:value-type="float" office:value="331" table:formula="of:=ROW()-2" table:style-name="ce1">
            <text:p>331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10915" table:formula="of:=MOD(MIN([.$C333]*(COLUMN()-6);65536);65536)" table:style-name="ce1">
            <text:p>10915</text:p>
          </table:table-cell>
          <table:table-cell office:value-type="float" office:value="21830" table:formula="of:=MOD(MIN([.$C333]*(COLUMN()-6);65536);65536)" table:style-name="ce1">
            <text:p>21830</text:p>
          </table:table-cell>
          <table:table-cell office:value-type="float" office:value="32745" table:formula="of:=MOD(MIN([.$C333]*(COLUMN()-6);65536);65536)" table:style-name="ce1">
            <text:p>32745</text:p>
          </table:table-cell>
          <table:table-cell office:value-type="float" office:value="43660" table:formula="of:=MOD(MIN([.$C333]*(COLUMN()-6);65536);65536)" table:style-name="ce1">
            <text:p>43660</text:p>
          </table:table-cell>
          <table:table-cell office:value-type="float" office:value="54575" table:formula="of:=MOD(MIN([.$C333]*(COLUMN()-6);65536);65536)" table:style-name="ce1">
            <text:p>54575</text:p>
          </table:table-cell>
          <table:table-cell office:value-type="float" office:value="65490" table:formula="of:=MOD(MIN([.$C333]*(COLUMN()-6);65536);65536)" table:style-name="ce1">
            <text:p>6549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office:value-type="float" office:value="0" table:formula="of:=MOD(MIN([.$C33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856.338580764603" table:formula="of:=[.$A$1]*(1/2)^((ROW()-2-128)/128)" table:style-name="ce1">
            <text:p>10856.33858</text:p>
          </table:table-cell>
          <table:table-cell table:style-name="ce1"/>
          <table:table-cell office:value-type="float" office:value="10856" table:formula="of:=ROUND([.A334];0)" table:style-name="ce1">
            <text:p>10856</text:p>
          </table:table-cell>
          <table:table-cell table:style-name="ce1"/>
          <table:table-cell office:value-type="float" office:value="332" table:formula="of:=ROW()-2" table:style-name="ce1">
            <text:p>332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10856" table:formula="of:=MOD(MIN([.$C334]*(COLUMN()-6);65536);65536)" table:style-name="ce1">
            <text:p>10856</text:p>
          </table:table-cell>
          <table:table-cell office:value-type="float" office:value="21712" table:formula="of:=MOD(MIN([.$C334]*(COLUMN()-6);65536);65536)" table:style-name="ce1">
            <text:p>21712</text:p>
          </table:table-cell>
          <table:table-cell office:value-type="float" office:value="32568" table:formula="of:=MOD(MIN([.$C334]*(COLUMN()-6);65536);65536)" table:style-name="ce1">
            <text:p>32568</text:p>
          </table:table-cell>
          <table:table-cell office:value-type="float" office:value="43424" table:formula="of:=MOD(MIN([.$C334]*(COLUMN()-6);65536);65536)" table:style-name="ce1">
            <text:p>43424</text:p>
          </table:table-cell>
          <table:table-cell office:value-type="float" office:value="54280" table:formula="of:=MOD(MIN([.$C334]*(COLUMN()-6);65536);65536)" table:style-name="ce1">
            <text:p>54280</text:p>
          </table:table-cell>
          <table:table-cell office:value-type="float" office:value="65136" table:formula="of:=MOD(MIN([.$C334]*(COLUMN()-6);65536);65536)" table:style-name="ce1">
            <text:p>65136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office:value-type="float" office:value="0" table:formula="of:=MOD(MIN([.$C33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797.708093571597" table:formula="of:=[.$A$1]*(1/2)^((ROW()-2-128)/128)" table:style-name="ce1">
            <text:p>10797.70809</text:p>
          </table:table-cell>
          <table:table-cell table:style-name="ce1"/>
          <table:table-cell office:value-type="float" office:value="10798" table:formula="of:=ROUND([.A335];0)" table:style-name="ce1">
            <text:p>10798</text:p>
          </table:table-cell>
          <table:table-cell table:style-name="ce1"/>
          <table:table-cell office:value-type="float" office:value="333" table:formula="of:=ROW()-2" table:style-name="ce1">
            <text:p>333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10798" table:formula="of:=MOD(MIN([.$C335]*(COLUMN()-6);65536);65536)" table:style-name="ce1">
            <text:p>10798</text:p>
          </table:table-cell>
          <table:table-cell office:value-type="float" office:value="21596" table:formula="of:=MOD(MIN([.$C335]*(COLUMN()-6);65536);65536)" table:style-name="ce1">
            <text:p>21596</text:p>
          </table:table-cell>
          <table:table-cell office:value-type="float" office:value="32394" table:formula="of:=MOD(MIN([.$C335]*(COLUMN()-6);65536);65536)" table:style-name="ce1">
            <text:p>32394</text:p>
          </table:table-cell>
          <table:table-cell office:value-type="float" office:value="43192" table:formula="of:=MOD(MIN([.$C335]*(COLUMN()-6);65536);65536)" table:style-name="ce1">
            <text:p>43192</text:p>
          </table:table-cell>
          <table:table-cell office:value-type="float" office:value="53990" table:formula="of:=MOD(MIN([.$C335]*(COLUMN()-6);65536);65536)" table:style-name="ce1">
            <text:p>53990</text:p>
          </table:table-cell>
          <table:table-cell office:value-type="float" office:value="64788" table:formula="of:=MOD(MIN([.$C335]*(COLUMN()-6);65536);65536)" table:style-name="ce1">
            <text:p>64788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office:value-type="float" office:value="0" table:formula="of:=MOD(MIN([.$C33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739.39424481087" table:formula="of:=[.$A$1]*(1/2)^((ROW()-2-128)/128)" table:style-name="ce1">
            <text:p>10739.39424</text:p>
          </table:table-cell>
          <table:table-cell table:style-name="ce1"/>
          <table:table-cell office:value-type="float" office:value="10739" table:formula="of:=ROUND([.A336];0)" table:style-name="ce1">
            <text:p>10739</text:p>
          </table:table-cell>
          <table:table-cell table:style-name="ce1"/>
          <table:table-cell office:value-type="float" office:value="334" table:formula="of:=ROW()-2" table:style-name="ce1">
            <text:p>334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10739" table:formula="of:=MOD(MIN([.$C336]*(COLUMN()-6);65536);65536)" table:style-name="ce1">
            <text:p>10739</text:p>
          </table:table-cell>
          <table:table-cell office:value-type="float" office:value="21478" table:formula="of:=MOD(MIN([.$C336]*(COLUMN()-6);65536);65536)" table:style-name="ce1">
            <text:p>21478</text:p>
          </table:table-cell>
          <table:table-cell office:value-type="float" office:value="32217" table:formula="of:=MOD(MIN([.$C336]*(COLUMN()-6);65536);65536)" table:style-name="ce1">
            <text:p>32217</text:p>
          </table:table-cell>
          <table:table-cell office:value-type="float" office:value="42956" table:formula="of:=MOD(MIN([.$C336]*(COLUMN()-6);65536);65536)" table:style-name="ce1">
            <text:p>42956</text:p>
          </table:table-cell>
          <table:table-cell office:value-type="float" office:value="53695" table:formula="of:=MOD(MIN([.$C336]*(COLUMN()-6);65536);65536)" table:style-name="ce1">
            <text:p>53695</text:p>
          </table:table-cell>
          <table:table-cell office:value-type="float" office:value="64434" table:formula="of:=MOD(MIN([.$C336]*(COLUMN()-6);65536);65536)" table:style-name="ce1">
            <text:p>64434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office:value-type="float" office:value="0" table:formula="of:=MOD(MIN([.$C33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681.39532445234" table:formula="of:=[.$A$1]*(1/2)^((ROW()-2-128)/128)" table:style-name="ce1">
            <text:p>10681.39532</text:p>
          </table:table-cell>
          <table:table-cell table:style-name="ce1"/>
          <table:table-cell office:value-type="float" office:value="10681" table:formula="of:=ROUND([.A337];0)" table:style-name="ce1">
            <text:p>10681</text:p>
          </table:table-cell>
          <table:table-cell table:style-name="ce1"/>
          <table:table-cell office:value-type="float" office:value="335" table:formula="of:=ROW()-2" table:style-name="ce1">
            <text:p>335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10681" table:formula="of:=MOD(MIN([.$C337]*(COLUMN()-6);65536);65536)" table:style-name="ce1">
            <text:p>10681</text:p>
          </table:table-cell>
          <table:table-cell office:value-type="float" office:value="21362" table:formula="of:=MOD(MIN([.$C337]*(COLUMN()-6);65536);65536)" table:style-name="ce1">
            <text:p>21362</text:p>
          </table:table-cell>
          <table:table-cell office:value-type="float" office:value="32043" table:formula="of:=MOD(MIN([.$C337]*(COLUMN()-6);65536);65536)" table:style-name="ce1">
            <text:p>32043</text:p>
          </table:table-cell>
          <table:table-cell office:value-type="float" office:value="42724" table:formula="of:=MOD(MIN([.$C337]*(COLUMN()-6);65536);65536)" table:style-name="ce1">
            <text:p>42724</text:p>
          </table:table-cell>
          <table:table-cell office:value-type="float" office:value="53405" table:formula="of:=MOD(MIN([.$C337]*(COLUMN()-6);65536);65536)" table:style-name="ce1">
            <text:p>53405</text:p>
          </table:table-cell>
          <table:table-cell office:value-type="float" office:value="64086" table:formula="of:=MOD(MIN([.$C337]*(COLUMN()-6);65536);65536)" table:style-name="ce1">
            <text:p>64086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office:value-type="float" office:value="0" table:formula="of:=MOD(MIN([.$C33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623.709631701073" table:formula="of:=[.$A$1]*(1/2)^((ROW()-2-128)/128)" table:style-name="ce1">
            <text:p>10623.70963</text:p>
          </table:table-cell>
          <table:table-cell table:style-name="ce1"/>
          <table:table-cell office:value-type="float" office:value="10624" table:formula="of:=ROUND([.A338];0)" table:style-name="ce1">
            <text:p>10624</text:p>
          </table:table-cell>
          <table:table-cell table:style-name="ce1"/>
          <table:table-cell office:value-type="float" office:value="336" table:formula="of:=ROW()-2" table:style-name="ce1">
            <text:p>336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10624" table:formula="of:=MOD(MIN([.$C338]*(COLUMN()-6);65536);65536)" table:style-name="ce1">
            <text:p>10624</text:p>
          </table:table-cell>
          <table:table-cell office:value-type="float" office:value="21248" table:formula="of:=MOD(MIN([.$C338]*(COLUMN()-6);65536);65536)" table:style-name="ce1">
            <text:p>21248</text:p>
          </table:table-cell>
          <table:table-cell office:value-type="float" office:value="31872" table:formula="of:=MOD(MIN([.$C338]*(COLUMN()-6);65536);65536)" table:style-name="ce1">
            <text:p>31872</text:p>
          </table:table-cell>
          <table:table-cell office:value-type="float" office:value="42496" table:formula="of:=MOD(MIN([.$C338]*(COLUMN()-6);65536);65536)" table:style-name="ce1">
            <text:p>42496</text:p>
          </table:table-cell>
          <table:table-cell office:value-type="float" office:value="53120" table:formula="of:=MOD(MIN([.$C338]*(COLUMN()-6);65536);65536)" table:style-name="ce1">
            <text:p>53120</text:p>
          </table:table-cell>
          <table:table-cell office:value-type="float" office:value="63744" table:formula="of:=MOD(MIN([.$C338]*(COLUMN()-6);65536);65536)" table:style-name="ce1">
            <text:p>63744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office:value-type="float" office:value="0" table:formula="of:=MOD(MIN([.$C33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566.335474947407" table:formula="of:=[.$A$1]*(1/2)^((ROW()-2-128)/128)" table:style-name="ce1">
            <text:p>10566.33547</text:p>
          </table:table-cell>
          <table:table-cell table:style-name="ce1"/>
          <table:table-cell office:value-type="float" office:value="10566" table:formula="of:=ROUND([.A339];0)" table:style-name="ce1">
            <text:p>10566</text:p>
          </table:table-cell>
          <table:table-cell table:style-name="ce1"/>
          <table:table-cell office:value-type="float" office:value="337" table:formula="of:=ROW()-2" table:style-name="ce1">
            <text:p>337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10566" table:formula="of:=MOD(MIN([.$C339]*(COLUMN()-6);65536);65536)" table:style-name="ce1">
            <text:p>10566</text:p>
          </table:table-cell>
          <table:table-cell office:value-type="float" office:value="21132" table:formula="of:=MOD(MIN([.$C339]*(COLUMN()-6);65536);65536)" table:style-name="ce1">
            <text:p>21132</text:p>
          </table:table-cell>
          <table:table-cell office:value-type="float" office:value="31698" table:formula="of:=MOD(MIN([.$C339]*(COLUMN()-6);65536);65536)" table:style-name="ce1">
            <text:p>31698</text:p>
          </table:table-cell>
          <table:table-cell office:value-type="float" office:value="42264" table:formula="of:=MOD(MIN([.$C339]*(COLUMN()-6);65536);65536)" table:style-name="ce1">
            <text:p>42264</text:p>
          </table:table-cell>
          <table:table-cell office:value-type="float" office:value="52830" table:formula="of:=MOD(MIN([.$C339]*(COLUMN()-6);65536);65536)" table:style-name="ce1">
            <text:p>52830</text:p>
          </table:table-cell>
          <table:table-cell office:value-type="float" office:value="63396" table:formula="of:=MOD(MIN([.$C339]*(COLUMN()-6);65536);65536)" table:style-name="ce1">
            <text:p>63396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office:value-type="float" office:value="0" table:formula="of:=MOD(MIN([.$C33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509.271171717352" table:formula="of:=[.$A$1]*(1/2)^((ROW()-2-128)/128)" table:style-name="ce1">
            <text:p>10509.27117</text:p>
          </table:table-cell>
          <table:table-cell table:style-name="ce1"/>
          <table:table-cell office:value-type="float" office:value="10509" table:formula="of:=ROUND([.A340];0)" table:style-name="ce1">
            <text:p>10509</text:p>
          </table:table-cell>
          <table:table-cell table:style-name="ce1"/>
          <table:table-cell office:value-type="float" office:value="338" table:formula="of:=ROW()-2" table:style-name="ce1">
            <text:p>338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10509" table:formula="of:=MOD(MIN([.$C340]*(COLUMN()-6);65536);65536)" table:style-name="ce1">
            <text:p>10509</text:p>
          </table:table-cell>
          <table:table-cell office:value-type="float" office:value="21018" table:formula="of:=MOD(MIN([.$C340]*(COLUMN()-6);65536);65536)" table:style-name="ce1">
            <text:p>21018</text:p>
          </table:table-cell>
          <table:table-cell office:value-type="float" office:value="31527" table:formula="of:=MOD(MIN([.$C340]*(COLUMN()-6);65536);65536)" table:style-name="ce1">
            <text:p>31527</text:p>
          </table:table-cell>
          <table:table-cell office:value-type="float" office:value="42036" table:formula="of:=MOD(MIN([.$C340]*(COLUMN()-6);65536);65536)" table:style-name="ce1">
            <text:p>42036</text:p>
          </table:table-cell>
          <table:table-cell office:value-type="float" office:value="52545" table:formula="of:=MOD(MIN([.$C340]*(COLUMN()-6);65536);65536)" table:style-name="ce1">
            <text:p>52545</text:p>
          </table:table-cell>
          <table:table-cell office:value-type="float" office:value="63054" table:formula="of:=MOD(MIN([.$C340]*(COLUMN()-6);65536);65536)" table:style-name="ce1">
            <text:p>63054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office:value-type="float" office:value="0" table:formula="of:=MOD(MIN([.$C34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452.515048623245" table:formula="of:=[.$A$1]*(1/2)^((ROW()-2-128)/128)" table:style-name="ce1">
            <text:p>10452.51505</text:p>
          </table:table-cell>
          <table:table-cell table:style-name="ce1"/>
          <table:table-cell office:value-type="float" office:value="10453" table:formula="of:=ROUND([.A341];0)" table:style-name="ce1">
            <text:p>10453</text:p>
          </table:table-cell>
          <table:table-cell table:style-name="ce1"/>
          <table:table-cell office:value-type="float" office:value="339" table:formula="of:=ROW()-2" table:style-name="ce1">
            <text:p>339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10453" table:formula="of:=MOD(MIN([.$C341]*(COLUMN()-6);65536);65536)" table:style-name="ce1">
            <text:p>10453</text:p>
          </table:table-cell>
          <table:table-cell office:value-type="float" office:value="20906" table:formula="of:=MOD(MIN([.$C341]*(COLUMN()-6);65536);65536)" table:style-name="ce1">
            <text:p>20906</text:p>
          </table:table-cell>
          <table:table-cell office:value-type="float" office:value="31359" table:formula="of:=MOD(MIN([.$C341]*(COLUMN()-6);65536);65536)" table:style-name="ce1">
            <text:p>31359</text:p>
          </table:table-cell>
          <table:table-cell office:value-type="float" office:value="41812" table:formula="of:=MOD(MIN([.$C341]*(COLUMN()-6);65536);65536)" table:style-name="ce1">
            <text:p>41812</text:p>
          </table:table-cell>
          <table:table-cell office:value-type="float" office:value="52265" table:formula="of:=MOD(MIN([.$C341]*(COLUMN()-6);65536);65536)" table:style-name="ce1">
            <text:p>52265</text:p>
          </table:table-cell>
          <table:table-cell office:value-type="float" office:value="62718" table:formula="of:=MOD(MIN([.$C341]*(COLUMN()-6);65536);65536)" table:style-name="ce1">
            <text:p>62718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office:value-type="float" office:value="0" table:formula="of:=MOD(MIN([.$C34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128)/128)" table:style-name="ce1">
            <text:p>10396.06544</text:p>
          </table:table-cell>
          <table:table-cell table:style-name="ce1"/>
          <table:table-cell office:value-type="float" office:value="10396" table:formula="of:=ROUND([.A342];0)" table:style-name="ce1">
            <text:p>10396</text:p>
          </table:table-cell>
          <table:table-cell table:style-name="ce1"/>
          <table:table-cell office:value-type="float" office:value="340" table:formula="of:=ROW()-2" table:style-name="ce1">
            <text:p>34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10396" table:formula="of:=MOD(MIN([.$C342]*(COLUMN()-6);65536);65536)" table:style-name="ce1">
            <text:p>10396</text:p>
          </table:table-cell>
          <table:table-cell office:value-type="float" office:value="20792" table:formula="of:=MOD(MIN([.$C342]*(COLUMN()-6);65536);65536)" table:style-name="ce1">
            <text:p>20792</text:p>
          </table:table-cell>
          <table:table-cell office:value-type="float" office:value="31188" table:formula="of:=MOD(MIN([.$C342]*(COLUMN()-6);65536);65536)" table:style-name="ce1">
            <text:p>31188</text:p>
          </table:table-cell>
          <table:table-cell office:value-type="float" office:value="41584" table:formula="of:=MOD(MIN([.$C342]*(COLUMN()-6);65536);65536)" table:style-name="ce1">
            <text:p>41584</text:p>
          </table:table-cell>
          <table:table-cell office:value-type="float" office:value="51980" table:formula="of:=MOD(MIN([.$C342]*(COLUMN()-6);65536);65536)" table:style-name="ce1">
            <text:p>51980</text:p>
          </table:table-cell>
          <table:table-cell office:value-type="float" office:value="62376" table:formula="of:=MOD(MIN([.$C342]*(COLUMN()-6);65536);65536)" table:style-name="ce1">
            <text:p>62376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office:value-type="float" office:value="0" table:formula="of:=MOD(MIN([.$C34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339.920694429702" table:formula="of:=[.$A$1]*(1/2)^((ROW()-2-128)/128)" table:style-name="ce1">
            <text:p>10339.92069</text:p>
          </table:table-cell>
          <table:table-cell table:style-name="ce1"/>
          <table:table-cell office:value-type="float" office:value="10340" table:formula="of:=ROUND([.A343];0)" table:style-name="ce1">
            <text:p>10340</text:p>
          </table:table-cell>
          <table:table-cell table:style-name="ce1"/>
          <table:table-cell office:value-type="float" office:value="341" table:formula="of:=ROW()-2" table:style-name="ce1">
            <text:p>341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10340" table:formula="of:=MOD(MIN([.$C343]*(COLUMN()-6);65536);65536)" table:style-name="ce1">
            <text:p>10340</text:p>
          </table:table-cell>
          <table:table-cell office:value-type="float" office:value="20680" table:formula="of:=MOD(MIN([.$C343]*(COLUMN()-6);65536);65536)" table:style-name="ce1">
            <text:p>20680</text:p>
          </table:table-cell>
          <table:table-cell office:value-type="float" office:value="31020" table:formula="of:=MOD(MIN([.$C343]*(COLUMN()-6);65536);65536)" table:style-name="ce1">
            <text:p>31020</text:p>
          </table:table-cell>
          <table:table-cell office:value-type="float" office:value="41360" table:formula="of:=MOD(MIN([.$C343]*(COLUMN()-6);65536);65536)" table:style-name="ce1">
            <text:p>41360</text:p>
          </table:table-cell>
          <table:table-cell office:value-type="float" office:value="51700" table:formula="of:=MOD(MIN([.$C343]*(COLUMN()-6);65536);65536)" table:style-name="ce1">
            <text:p>51700</text:p>
          </table:table-cell>
          <table:table-cell office:value-type="float" office:value="62040" table:formula="of:=MOD(MIN([.$C343]*(COLUMN()-6);65536);65536)" table:style-name="ce1">
            <text:p>6204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office:value-type="float" office:value="0" table:formula="of:=MOD(MIN([.$C34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284.079161546269" table:formula="of:=[.$A$1]*(1/2)^((ROW()-2-128)/128)" table:style-name="ce1">
            <text:p>10284.07916</text:p>
          </table:table-cell>
          <table:table-cell table:style-name="ce1"/>
          <table:table-cell office:value-type="float" office:value="10284" table:formula="of:=ROUND([.A344];0)" table:style-name="ce1">
            <text:p>10284</text:p>
          </table:table-cell>
          <table:table-cell table:style-name="ce1"/>
          <table:table-cell office:value-type="float" office:value="342" table:formula="of:=ROW()-2" table:style-name="ce1">
            <text:p>342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10284" table:formula="of:=MOD(MIN([.$C344]*(COLUMN()-6);65536);65536)" table:style-name="ce1">
            <text:p>10284</text:p>
          </table:table-cell>
          <table:table-cell office:value-type="float" office:value="20568" table:formula="of:=MOD(MIN([.$C344]*(COLUMN()-6);65536);65536)" table:style-name="ce1">
            <text:p>20568</text:p>
          </table:table-cell>
          <table:table-cell office:value-type="float" office:value="30852" table:formula="of:=MOD(MIN([.$C344]*(COLUMN()-6);65536);65536)" table:style-name="ce1">
            <text:p>30852</text:p>
          </table:table-cell>
          <table:table-cell office:value-type="float" office:value="41136" table:formula="of:=MOD(MIN([.$C344]*(COLUMN()-6);65536);65536)" table:style-name="ce1">
            <text:p>41136</text:p>
          </table:table-cell>
          <table:table-cell office:value-type="float" office:value="51420" table:formula="of:=MOD(MIN([.$C344]*(COLUMN()-6);65536);65536)" table:style-name="ce1">
            <text:p>51420</text:p>
          </table:table-cell>
          <table:table-cell office:value-type="float" office:value="61704" table:formula="of:=MOD(MIN([.$C344]*(COLUMN()-6);65536);65536)" table:style-name="ce1">
            <text:p>61704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office:value-type="float" office:value="0" table:formula="of:=MOD(MIN([.$C34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228.539205133966" table:formula="of:=[.$A$1]*(1/2)^((ROW()-2-128)/128)" table:style-name="ce1">
            <text:p>10228.53921</text:p>
          </table:table-cell>
          <table:table-cell table:style-name="ce1"/>
          <table:table-cell office:value-type="float" office:value="10229" table:formula="of:=ROUND([.A345];0)" table:style-name="ce1">
            <text:p>10229</text:p>
          </table:table-cell>
          <table:table-cell table:style-name="ce1"/>
          <table:table-cell office:value-type="float" office:value="343" table:formula="of:=ROW()-2" table:style-name="ce1">
            <text:p>343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10229" table:formula="of:=MOD(MIN([.$C345]*(COLUMN()-6);65536);65536)" table:style-name="ce1">
            <text:p>10229</text:p>
          </table:table-cell>
          <table:table-cell office:value-type="float" office:value="20458" table:formula="of:=MOD(MIN([.$C345]*(COLUMN()-6);65536);65536)" table:style-name="ce1">
            <text:p>20458</text:p>
          </table:table-cell>
          <table:table-cell office:value-type="float" office:value="30687" table:formula="of:=MOD(MIN([.$C345]*(COLUMN()-6);65536);65536)" table:style-name="ce1">
            <text:p>30687</text:p>
          </table:table-cell>
          <table:table-cell office:value-type="float" office:value="40916" table:formula="of:=MOD(MIN([.$C345]*(COLUMN()-6);65536);65536)" table:style-name="ce1">
            <text:p>40916</text:p>
          </table:table-cell>
          <table:table-cell office:value-type="float" office:value="51145" table:formula="of:=MOD(MIN([.$C345]*(COLUMN()-6);65536);65536)" table:style-name="ce1">
            <text:p>51145</text:p>
          </table:table-cell>
          <table:table-cell office:value-type="float" office:value="61374" table:formula="of:=MOD(MIN([.$C345]*(COLUMN()-6);65536);65536)" table:style-name="ce1">
            <text:p>61374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office:value-type="float" office:value="0" table:formula="of:=MOD(MIN([.$C34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128)/128)" table:style-name="ce1">
            <text:p>10173.2992</text:p>
          </table:table-cell>
          <table:table-cell table:style-name="ce1"/>
          <table:table-cell office:value-type="float" office:value="10173" table:formula="of:=ROUND([.A346];0)" table:style-name="ce1">
            <text:p>10173</text:p>
          </table:table-cell>
          <table:table-cell table:style-name="ce1"/>
          <table:table-cell office:value-type="float" office:value="344" table:formula="of:=ROW()-2" table:style-name="ce1">
            <text:p>344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10173" table:formula="of:=MOD(MIN([.$C346]*(COLUMN()-6);65536);65536)" table:style-name="ce1">
            <text:p>10173</text:p>
          </table:table-cell>
          <table:table-cell office:value-type="float" office:value="20346" table:formula="of:=MOD(MIN([.$C346]*(COLUMN()-6);65536);65536)" table:style-name="ce1">
            <text:p>20346</text:p>
          </table:table-cell>
          <table:table-cell office:value-type="float" office:value="30519" table:formula="of:=MOD(MIN([.$C346]*(COLUMN()-6);65536);65536)" table:style-name="ce1">
            <text:p>30519</text:p>
          </table:table-cell>
          <table:table-cell office:value-type="float" office:value="40692" table:formula="of:=MOD(MIN([.$C346]*(COLUMN()-6);65536);65536)" table:style-name="ce1">
            <text:p>40692</text:p>
          </table:table-cell>
          <table:table-cell office:value-type="float" office:value="50865" table:formula="of:=MOD(MIN([.$C346]*(COLUMN()-6);65536);65536)" table:style-name="ce1">
            <text:p>50865</text:p>
          </table:table-cell>
          <table:table-cell office:value-type="float" office:value="61038" table:formula="of:=MOD(MIN([.$C346]*(COLUMN()-6);65536);65536)" table:style-name="ce1">
            <text:p>61038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office:value-type="float" office:value="0" table:formula="of:=MOD(MIN([.$C34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118.357515771357" table:formula="of:=[.$A$1]*(1/2)^((ROW()-2-128)/128)" table:style-name="ce1">
            <text:p>10118.35752</text:p>
          </table:table-cell>
          <table:table-cell table:style-name="ce1"/>
          <table:table-cell office:value-type="float" office:value="10118" table:formula="of:=ROUND([.A347];0)" table:style-name="ce1">
            <text:p>10118</text:p>
          </table:table-cell>
          <table:table-cell table:style-name="ce1"/>
          <table:table-cell office:value-type="float" office:value="345" table:formula="of:=ROW()-2" table:style-name="ce1">
            <text:p>345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10118" table:formula="of:=MOD(MIN([.$C347]*(COLUMN()-6);65536);65536)" table:style-name="ce1">
            <text:p>10118</text:p>
          </table:table-cell>
          <table:table-cell office:value-type="float" office:value="20236" table:formula="of:=MOD(MIN([.$C347]*(COLUMN()-6);65536);65536)" table:style-name="ce1">
            <text:p>20236</text:p>
          </table:table-cell>
          <table:table-cell office:value-type="float" office:value="30354" table:formula="of:=MOD(MIN([.$C347]*(COLUMN()-6);65536);65536)" table:style-name="ce1">
            <text:p>30354</text:p>
          </table:table-cell>
          <table:table-cell office:value-type="float" office:value="40472" table:formula="of:=MOD(MIN([.$C347]*(COLUMN()-6);65536);65536)" table:style-name="ce1">
            <text:p>40472</text:p>
          </table:table-cell>
          <table:table-cell office:value-type="float" office:value="50590" table:formula="of:=MOD(MIN([.$C347]*(COLUMN()-6);65536);65536)" table:style-name="ce1">
            <text:p>50590</text:p>
          </table:table-cell>
          <table:table-cell office:value-type="float" office:value="60708" table:formula="of:=MOD(MIN([.$C347]*(COLUMN()-6);65536);65536)" table:style-name="ce1">
            <text:p>60708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office:value-type="float" office:value="0" table:formula="of:=MOD(MIN([.$C34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063.712551787479" table:formula="of:=[.$A$1]*(1/2)^((ROW()-2-128)/128)" table:style-name="ce1">
            <text:p>10063.71255</text:p>
          </table:table-cell>
          <table:table-cell table:style-name="ce1"/>
          <table:table-cell office:value-type="float" office:value="10064" table:formula="of:=ROUND([.A348];0)" table:style-name="ce1">
            <text:p>10064</text:p>
          </table:table-cell>
          <table:table-cell table:style-name="ce1"/>
          <table:table-cell office:value-type="float" office:value="346" table:formula="of:=ROW()-2" table:style-name="ce1">
            <text:p>346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10064" table:formula="of:=MOD(MIN([.$C348]*(COLUMN()-6);65536);65536)" table:style-name="ce1">
            <text:p>10064</text:p>
          </table:table-cell>
          <table:table-cell office:value-type="float" office:value="20128" table:formula="of:=MOD(MIN([.$C348]*(COLUMN()-6);65536);65536)" table:style-name="ce1">
            <text:p>20128</text:p>
          </table:table-cell>
          <table:table-cell office:value-type="float" office:value="30192" table:formula="of:=MOD(MIN([.$C348]*(COLUMN()-6);65536);65536)" table:style-name="ce1">
            <text:p>30192</text:p>
          </table:table-cell>
          <table:table-cell office:value-type="float" office:value="40256" table:formula="of:=MOD(MIN([.$C348]*(COLUMN()-6);65536);65536)" table:style-name="ce1">
            <text:p>40256</text:p>
          </table:table-cell>
          <table:table-cell office:value-type="float" office:value="50320" table:formula="of:=MOD(MIN([.$C348]*(COLUMN()-6);65536);65536)" table:style-name="ce1">
            <text:p>50320</text:p>
          </table:table-cell>
          <table:table-cell office:value-type="float" office:value="60384" table:formula="of:=MOD(MIN([.$C348]*(COLUMN()-6);65536);65536)" table:style-name="ce1">
            <text:p>60384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office:value-type="float" office:value="0" table:formula="of:=MOD(MIN([.$C34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0009.36270211283" table:formula="of:=[.$A$1]*(1/2)^((ROW()-2-128)/128)" table:style-name="ce1">
            <text:p>10009.3627</text:p>
          </table:table-cell>
          <table:table-cell table:style-name="ce1"/>
          <table:table-cell office:value-type="float" office:value="10009" table:formula="of:=ROUND([.A349];0)" table:style-name="ce1">
            <text:p>10009</text:p>
          </table:table-cell>
          <table:table-cell table:style-name="ce1"/>
          <table:table-cell office:value-type="float" office:value="347" table:formula="of:=ROW()-2" table:style-name="ce1">
            <text:p>347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10009" table:formula="of:=MOD(MIN([.$C349]*(COLUMN()-6);65536);65536)" table:style-name="ce1">
            <text:p>10009</text:p>
          </table:table-cell>
          <table:table-cell office:value-type="float" office:value="20018" table:formula="of:=MOD(MIN([.$C349]*(COLUMN()-6);65536);65536)" table:style-name="ce1">
            <text:p>20018</text:p>
          </table:table-cell>
          <table:table-cell office:value-type="float" office:value="30027" table:formula="of:=MOD(MIN([.$C349]*(COLUMN()-6);65536);65536)" table:style-name="ce1">
            <text:p>30027</text:p>
          </table:table-cell>
          <table:table-cell office:value-type="float" office:value="40036" table:formula="of:=MOD(MIN([.$C349]*(COLUMN()-6);65536);65536)" table:style-name="ce1">
            <text:p>40036</text:p>
          </table:table-cell>
          <table:table-cell office:value-type="float" office:value="50045" table:formula="of:=MOD(MIN([.$C349]*(COLUMN()-6);65536);65536)" table:style-name="ce1">
            <text:p>50045</text:p>
          </table:table-cell>
          <table:table-cell office:value-type="float" office:value="60054" table:formula="of:=MOD(MIN([.$C349]*(COLUMN()-6);65536);65536)" table:style-name="ce1">
            <text:p>60054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office:value-type="float" office:value="0" table:formula="of:=MOD(MIN([.$C34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128)/128)" table:style-name="ce1">
            <text:p>9955.306373</text:p>
          </table:table-cell>
          <table:table-cell table:style-name="ce1"/>
          <table:table-cell office:value-type="float" office:value="9955" table:formula="of:=ROUND([.A350];0)" table:style-name="ce1">
            <text:p>9955</text:p>
          </table:table-cell>
          <table:table-cell table:style-name="ce1"/>
          <table:table-cell office:value-type="float" office:value="348" table:formula="of:=ROW()-2" table:style-name="ce1">
            <text:p>348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9955" table:formula="of:=MOD(MIN([.$C350]*(COLUMN()-6);65536);65536)" table:style-name="ce1">
            <text:p>9955</text:p>
          </table:table-cell>
          <table:table-cell office:value-type="float" office:value="19910" table:formula="of:=MOD(MIN([.$C350]*(COLUMN()-6);65536);65536)" table:style-name="ce1">
            <text:p>19910</text:p>
          </table:table-cell>
          <table:table-cell office:value-type="float" office:value="29865" table:formula="of:=MOD(MIN([.$C350]*(COLUMN()-6);65536);65536)" table:style-name="ce1">
            <text:p>29865</text:p>
          </table:table-cell>
          <table:table-cell office:value-type="float" office:value="39820" table:formula="of:=MOD(MIN([.$C350]*(COLUMN()-6);65536);65536)" table:style-name="ce1">
            <text:p>39820</text:p>
          </table:table-cell>
          <table:table-cell office:value-type="float" office:value="49775" table:formula="of:=MOD(MIN([.$C350]*(COLUMN()-6);65536);65536)" table:style-name="ce1">
            <text:p>49775</text:p>
          </table:table-cell>
          <table:table-cell office:value-type="float" office:value="59730" table:formula="of:=MOD(MIN([.$C350]*(COLUMN()-6);65536);65536)" table:style-name="ce1">
            <text:p>5973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office:value-type="float" office:value="0" table:formula="of:=MOD(MIN([.$C35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901.5419791489567" table:formula="of:=[.$A$1]*(1/2)^((ROW()-2-128)/128)" table:style-name="ce1">
            <text:p>9901.541979</text:p>
          </table:table-cell>
          <table:table-cell table:style-name="ce1"/>
          <table:table-cell office:value-type="float" office:value="9902" table:formula="of:=ROUND([.A351];0)" table:style-name="ce1">
            <text:p>9902</text:p>
          </table:table-cell>
          <table:table-cell table:style-name="ce1"/>
          <table:table-cell office:value-type="float" office:value="349" table:formula="of:=ROW()-2" table:style-name="ce1">
            <text:p>349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9902" table:formula="of:=MOD(MIN([.$C351]*(COLUMN()-6);65536);65536)" table:style-name="ce1">
            <text:p>9902</text:p>
          </table:table-cell>
          <table:table-cell office:value-type="float" office:value="19804" table:formula="of:=MOD(MIN([.$C351]*(COLUMN()-6);65536);65536)" table:style-name="ce1">
            <text:p>19804</text:p>
          </table:table-cell>
          <table:table-cell office:value-type="float" office:value="29706" table:formula="of:=MOD(MIN([.$C351]*(COLUMN()-6);65536);65536)" table:style-name="ce1">
            <text:p>29706</text:p>
          </table:table-cell>
          <table:table-cell office:value-type="float" office:value="39608" table:formula="of:=MOD(MIN([.$C351]*(COLUMN()-6);65536);65536)" table:style-name="ce1">
            <text:p>39608</text:p>
          </table:table-cell>
          <table:table-cell office:value-type="float" office:value="49510" table:formula="of:=MOD(MIN([.$C351]*(COLUMN()-6);65536);65536)" table:style-name="ce1">
            <text:p>49510</text:p>
          </table:table-cell>
          <table:table-cell office:value-type="float" office:value="59412" table:formula="of:=MOD(MIN([.$C351]*(COLUMN()-6);65536);65536)" table:style-name="ce1">
            <text:p>59412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office:value-type="float" office:value="0" table:formula="of:=MOD(MIN([.$C35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848.0679440605454" table:formula="of:=[.$A$1]*(1/2)^((ROW()-2-128)/128)" table:style-name="ce1">
            <text:p>9848.067944</text:p>
          </table:table-cell>
          <table:table-cell table:style-name="ce1"/>
          <table:table-cell office:value-type="float" office:value="9848" table:formula="of:=ROUND([.A352];0)" table:style-name="ce1">
            <text:p>9848</text:p>
          </table:table-cell>
          <table:table-cell table:style-name="ce1"/>
          <table:table-cell office:value-type="float" office:value="350" table:formula="of:=ROW()-2" table:style-name="ce1">
            <text:p>35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9848" table:formula="of:=MOD(MIN([.$C352]*(COLUMN()-6);65536);65536)" table:style-name="ce1">
            <text:p>9848</text:p>
          </table:table-cell>
          <table:table-cell office:value-type="float" office:value="19696" table:formula="of:=MOD(MIN([.$C352]*(COLUMN()-6);65536);65536)" table:style-name="ce1">
            <text:p>19696</text:p>
          </table:table-cell>
          <table:table-cell office:value-type="float" office:value="29544" table:formula="of:=MOD(MIN([.$C352]*(COLUMN()-6);65536);65536)" table:style-name="ce1">
            <text:p>29544</text:p>
          </table:table-cell>
          <table:table-cell office:value-type="float" office:value="39392" table:formula="of:=MOD(MIN([.$C352]*(COLUMN()-6);65536);65536)" table:style-name="ce1">
            <text:p>39392</text:p>
          </table:table-cell>
          <table:table-cell office:value-type="float" office:value="49240" table:formula="of:=MOD(MIN([.$C352]*(COLUMN()-6);65536);65536)" table:style-name="ce1">
            <text:p>49240</text:p>
          </table:table-cell>
          <table:table-cell office:value-type="float" office:value="59088" table:formula="of:=MOD(MIN([.$C352]*(COLUMN()-6);65536);65536)" table:style-name="ce1">
            <text:p>59088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office:value-type="float" office:value="0" table:formula="of:=MOD(MIN([.$C35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794.8826995902673" table:formula="of:=[.$A$1]*(1/2)^((ROW()-2-128)/128)" table:style-name="ce1">
            <text:p>9794.8827</text:p>
          </table:table-cell>
          <table:table-cell table:style-name="ce1"/>
          <table:table-cell office:value-type="float" office:value="9795" table:formula="of:=ROUND([.A353];0)" table:style-name="ce1">
            <text:p>9795</text:p>
          </table:table-cell>
          <table:table-cell table:style-name="ce1"/>
          <table:table-cell office:value-type="float" office:value="351" table:formula="of:=ROW()-2" table:style-name="ce1">
            <text:p>351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9795" table:formula="of:=MOD(MIN([.$C353]*(COLUMN()-6);65536);65536)" table:style-name="ce1">
            <text:p>9795</text:p>
          </table:table-cell>
          <table:table-cell office:value-type="float" office:value="19590" table:formula="of:=MOD(MIN([.$C353]*(COLUMN()-6);65536);65536)" table:style-name="ce1">
            <text:p>19590</text:p>
          </table:table-cell>
          <table:table-cell office:value-type="float" office:value="29385" table:formula="of:=MOD(MIN([.$C353]*(COLUMN()-6);65536);65536)" table:style-name="ce1">
            <text:p>29385</text:p>
          </table:table-cell>
          <table:table-cell office:value-type="float" office:value="39180" table:formula="of:=MOD(MIN([.$C353]*(COLUMN()-6);65536);65536)" table:style-name="ce1">
            <text:p>39180</text:p>
          </table:table-cell>
          <table:table-cell office:value-type="float" office:value="48975" table:formula="of:=MOD(MIN([.$C353]*(COLUMN()-6);65536);65536)" table:style-name="ce1">
            <text:p>48975</text:p>
          </table:table-cell>
          <table:table-cell office:value-type="float" office:value="58770" table:formula="of:=MOD(MIN([.$C353]*(COLUMN()-6);65536);65536)" table:style-name="ce1">
            <text:p>5877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office:value-type="float" office:value="0" table:formula="of:=MOD(MIN([.$C35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741.9846861022925" table:formula="of:=[.$A$1]*(1/2)^((ROW()-2-128)/128)" table:style-name="ce1">
            <text:p>9741.984686</text:p>
          </table:table-cell>
          <table:table-cell table:style-name="ce1"/>
          <table:table-cell office:value-type="float" office:value="9742" table:formula="of:=ROUND([.A354];0)" table:style-name="ce1">
            <text:p>9742</text:p>
          </table:table-cell>
          <table:table-cell table:style-name="ce1"/>
          <table:table-cell office:value-type="float" office:value="352" table:formula="of:=ROW()-2" table:style-name="ce1">
            <text:p>352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9742" table:formula="of:=MOD(MIN([.$C354]*(COLUMN()-6);65536);65536)" table:style-name="ce1">
            <text:p>9742</text:p>
          </table:table-cell>
          <table:table-cell office:value-type="float" office:value="19484" table:formula="of:=MOD(MIN([.$C354]*(COLUMN()-6);65536);65536)" table:style-name="ce1">
            <text:p>19484</text:p>
          </table:table-cell>
          <table:table-cell office:value-type="float" office:value="29226" table:formula="of:=MOD(MIN([.$C354]*(COLUMN()-6);65536);65536)" table:style-name="ce1">
            <text:p>29226</text:p>
          </table:table-cell>
          <table:table-cell office:value-type="float" office:value="38968" table:formula="of:=MOD(MIN([.$C354]*(COLUMN()-6);65536);65536)" table:style-name="ce1">
            <text:p>38968</text:p>
          </table:table-cell>
          <table:table-cell office:value-type="float" office:value="48710" table:formula="of:=MOD(MIN([.$C354]*(COLUMN()-6);65536);65536)" table:style-name="ce1">
            <text:p>48710</text:p>
          </table:table-cell>
          <table:table-cell office:value-type="float" office:value="58452" table:formula="of:=MOD(MIN([.$C354]*(COLUMN()-6);65536);65536)" table:style-name="ce1">
            <text:p>58452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office:value-type="float" office:value="0" table:formula="of:=MOD(MIN([.$C35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689.3723523837216" table:formula="of:=[.$A$1]*(1/2)^((ROW()-2-128)/128)" table:style-name="ce1">
            <text:p>9689.372352</text:p>
          </table:table-cell>
          <table:table-cell table:style-name="ce1"/>
          <table:table-cell office:value-type="float" office:value="9689" table:formula="of:=ROUND([.A355];0)" table:style-name="ce1">
            <text:p>9689</text:p>
          </table:table-cell>
          <table:table-cell table:style-name="ce1"/>
          <table:table-cell office:value-type="float" office:value="353" table:formula="of:=ROW()-2" table:style-name="ce1">
            <text:p>353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9689" table:formula="of:=MOD(MIN([.$C355]*(COLUMN()-6);65536);65536)" table:style-name="ce1">
            <text:p>9689</text:p>
          </table:table-cell>
          <table:table-cell office:value-type="float" office:value="19378" table:formula="of:=MOD(MIN([.$C355]*(COLUMN()-6);65536);65536)" table:style-name="ce1">
            <text:p>19378</text:p>
          </table:table-cell>
          <table:table-cell office:value-type="float" office:value="29067" table:formula="of:=MOD(MIN([.$C355]*(COLUMN()-6);65536);65536)" table:style-name="ce1">
            <text:p>29067</text:p>
          </table:table-cell>
          <table:table-cell office:value-type="float" office:value="38756" table:formula="of:=MOD(MIN([.$C355]*(COLUMN()-6);65536);65536)" table:style-name="ce1">
            <text:p>38756</text:p>
          </table:table-cell>
          <table:table-cell office:value-type="float" office:value="48445" table:formula="of:=MOD(MIN([.$C355]*(COLUMN()-6);65536);65536)" table:style-name="ce1">
            <text:p>48445</text:p>
          </table:table-cell>
          <table:table-cell office:value-type="float" office:value="58134" table:formula="of:=MOD(MIN([.$C355]*(COLUMN()-6);65536);65536)" table:style-name="ce1">
            <text:p>58134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office:value-type="float" office:value="0" table:formula="of:=MOD(MIN([.$C35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637.0441555991038" table:formula="of:=[.$A$1]*(1/2)^((ROW()-2-128)/128)" table:style-name="ce1">
            <text:p>9637.044156</text:p>
          </table:table-cell>
          <table:table-cell table:style-name="ce1"/>
          <table:table-cell office:value-type="float" office:value="9637" table:formula="of:=ROUND([.A356];0)" table:style-name="ce1">
            <text:p>9637</text:p>
          </table:table-cell>
          <table:table-cell table:style-name="ce1"/>
          <table:table-cell office:value-type="float" office:value="354" table:formula="of:=ROW()-2" table:style-name="ce1">
            <text:p>354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9637" table:formula="of:=MOD(MIN([.$C356]*(COLUMN()-6);65536);65536)" table:style-name="ce1">
            <text:p>9637</text:p>
          </table:table-cell>
          <table:table-cell office:value-type="float" office:value="19274" table:formula="of:=MOD(MIN([.$C356]*(COLUMN()-6);65536);65536)" table:style-name="ce1">
            <text:p>19274</text:p>
          </table:table-cell>
          <table:table-cell office:value-type="float" office:value="28911" table:formula="of:=MOD(MIN([.$C356]*(COLUMN()-6);65536);65536)" table:style-name="ce1">
            <text:p>28911</text:p>
          </table:table-cell>
          <table:table-cell office:value-type="float" office:value="38548" table:formula="of:=MOD(MIN([.$C356]*(COLUMN()-6);65536);65536)" table:style-name="ce1">
            <text:p>38548</text:p>
          </table:table-cell>
          <table:table-cell office:value-type="float" office:value="48185" table:formula="of:=MOD(MIN([.$C356]*(COLUMN()-6);65536);65536)" table:style-name="ce1">
            <text:p>48185</text:p>
          </table:table-cell>
          <table:table-cell office:value-type="float" office:value="57822" table:formula="of:=MOD(MIN([.$C356]*(COLUMN()-6);65536);65536)" table:style-name="ce1">
            <text:p>57822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office:value-type="float" office:value="0" table:formula="of:=MOD(MIN([.$C35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584.9985612451856" table:formula="of:=[.$A$1]*(1/2)^((ROW()-2-128)/128)" table:style-name="ce1">
            <text:p>9584.998561</text:p>
          </table:table-cell>
          <table:table-cell table:style-name="ce1"/>
          <table:table-cell office:value-type="float" office:value="9585" table:formula="of:=ROUND([.A357];0)" table:style-name="ce1">
            <text:p>9585</text:p>
          </table:table-cell>
          <table:table-cell table:style-name="ce1"/>
          <table:table-cell office:value-type="float" office:value="355" table:formula="of:=ROW()-2" table:style-name="ce1">
            <text:p>355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9585" table:formula="of:=MOD(MIN([.$C357]*(COLUMN()-6);65536);65536)" table:style-name="ce1">
            <text:p>9585</text:p>
          </table:table-cell>
          <table:table-cell office:value-type="float" office:value="19170" table:formula="of:=MOD(MIN([.$C357]*(COLUMN()-6);65536);65536)" table:style-name="ce1">
            <text:p>19170</text:p>
          </table:table-cell>
          <table:table-cell office:value-type="float" office:value="28755" table:formula="of:=MOD(MIN([.$C357]*(COLUMN()-6);65536);65536)" table:style-name="ce1">
            <text:p>28755</text:p>
          </table:table-cell>
          <table:table-cell office:value-type="float" office:value="38340" table:formula="of:=MOD(MIN([.$C357]*(COLUMN()-6);65536);65536)" table:style-name="ce1">
            <text:p>38340</text:p>
          </table:table-cell>
          <table:table-cell office:value-type="float" office:value="47925" table:formula="of:=MOD(MIN([.$C357]*(COLUMN()-6);65536);65536)" table:style-name="ce1">
            <text:p>47925</text:p>
          </table:table-cell>
          <table:table-cell office:value-type="float" office:value="57510" table:formula="of:=MOD(MIN([.$C357]*(COLUMN()-6);65536);65536)" table:style-name="ce1">
            <text:p>5751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office:value-type="float" office:value="0" table:formula="of:=MOD(MIN([.$C35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128)/128)" table:style-name="ce1">
            <text:p>9533.234043</text:p>
          </table:table-cell>
          <table:table-cell table:style-name="ce1"/>
          <table:table-cell office:value-type="float" office:value="9533" table:formula="of:=ROUND([.A358];0)" table:style-name="ce1">
            <text:p>9533</text:p>
          </table:table-cell>
          <table:table-cell table:style-name="ce1"/>
          <table:table-cell office:value-type="float" office:value="356" table:formula="of:=ROW()-2" table:style-name="ce1">
            <text:p>356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9533" table:formula="of:=MOD(MIN([.$C358]*(COLUMN()-6);65536);65536)" table:style-name="ce1">
            <text:p>9533</text:p>
          </table:table-cell>
          <table:table-cell office:value-type="float" office:value="19066" table:formula="of:=MOD(MIN([.$C358]*(COLUMN()-6);65536);65536)" table:style-name="ce1">
            <text:p>19066</text:p>
          </table:table-cell>
          <table:table-cell office:value-type="float" office:value="28599" table:formula="of:=MOD(MIN([.$C358]*(COLUMN()-6);65536);65536)" table:style-name="ce1">
            <text:p>28599</text:p>
          </table:table-cell>
          <table:table-cell office:value-type="float" office:value="38132" table:formula="of:=MOD(MIN([.$C358]*(COLUMN()-6);65536);65536)" table:style-name="ce1">
            <text:p>38132</text:p>
          </table:table-cell>
          <table:table-cell office:value-type="float" office:value="47665" table:formula="of:=MOD(MIN([.$C358]*(COLUMN()-6);65536);65536)" table:style-name="ce1">
            <text:p>47665</text:p>
          </table:table-cell>
          <table:table-cell office:value-type="float" office:value="57198" table:formula="of:=MOD(MIN([.$C358]*(COLUMN()-6);65536);65536)" table:style-name="ce1">
            <text:p>57198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office:value-type="float" office:value="0" table:formula="of:=MOD(MIN([.$C35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481.7490832076892" table:formula="of:=[.$A$1]*(1/2)^((ROW()-2-128)/128)" table:style-name="ce1">
            <text:p>9481.749083</text:p>
          </table:table-cell>
          <table:table-cell table:style-name="ce1"/>
          <table:table-cell office:value-type="float" office:value="9482" table:formula="of:=ROUND([.A359];0)" table:style-name="ce1">
            <text:p>9482</text:p>
          </table:table-cell>
          <table:table-cell table:style-name="ce1"/>
          <table:table-cell office:value-type="float" office:value="357" table:formula="of:=ROW()-2" table:style-name="ce1">
            <text:p>357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9482" table:formula="of:=MOD(MIN([.$C359]*(COLUMN()-6);65536);65536)" table:style-name="ce1">
            <text:p>9482</text:p>
          </table:table-cell>
          <table:table-cell office:value-type="float" office:value="18964" table:formula="of:=MOD(MIN([.$C359]*(COLUMN()-6);65536);65536)" table:style-name="ce1">
            <text:p>18964</text:p>
          </table:table-cell>
          <table:table-cell office:value-type="float" office:value="28446" table:formula="of:=MOD(MIN([.$C359]*(COLUMN()-6);65536);65536)" table:style-name="ce1">
            <text:p>28446</text:p>
          </table:table-cell>
          <table:table-cell office:value-type="float" office:value="37928" table:formula="of:=MOD(MIN([.$C359]*(COLUMN()-6);65536);65536)" table:style-name="ce1">
            <text:p>37928</text:p>
          </table:table-cell>
          <table:table-cell office:value-type="float" office:value="47410" table:formula="of:=MOD(MIN([.$C359]*(COLUMN()-6);65536);65536)" table:style-name="ce1">
            <text:p>47410</text:p>
          </table:table-cell>
          <table:table-cell office:value-type="float" office:value="56892" table:formula="of:=MOD(MIN([.$C359]*(COLUMN()-6);65536);65536)" table:style-name="ce1">
            <text:p>56892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office:value-type="float" office:value="0" table:formula="of:=MOD(MIN([.$C35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430.5421717748341" table:formula="of:=[.$A$1]*(1/2)^((ROW()-2-128)/128)" table:style-name="ce1">
            <text:p>9430.542172</text:p>
          </table:table-cell>
          <table:table-cell table:style-name="ce1"/>
          <table:table-cell office:value-type="float" office:value="9431" table:formula="of:=ROUND([.A360];0)" table:style-name="ce1">
            <text:p>9431</text:p>
          </table:table-cell>
          <table:table-cell table:style-name="ce1"/>
          <table:table-cell office:value-type="float" office:value="358" table:formula="of:=ROW()-2" table:style-name="ce1">
            <text:p>358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9431" table:formula="of:=MOD(MIN([.$C360]*(COLUMN()-6);65536);65536)" table:style-name="ce1">
            <text:p>9431</text:p>
          </table:table-cell>
          <table:table-cell office:value-type="float" office:value="18862" table:formula="of:=MOD(MIN([.$C360]*(COLUMN()-6);65536);65536)" table:style-name="ce1">
            <text:p>18862</text:p>
          </table:table-cell>
          <table:table-cell office:value-type="float" office:value="28293" table:formula="of:=MOD(MIN([.$C360]*(COLUMN()-6);65536);65536)" table:style-name="ce1">
            <text:p>28293</text:p>
          </table:table-cell>
          <table:table-cell office:value-type="float" office:value="37724" table:formula="of:=MOD(MIN([.$C360]*(COLUMN()-6);65536);65536)" table:style-name="ce1">
            <text:p>37724</text:p>
          </table:table-cell>
          <table:table-cell office:value-type="float" office:value="47155" table:formula="of:=MOD(MIN([.$C360]*(COLUMN()-6);65536);65536)" table:style-name="ce1">
            <text:p>47155</text:p>
          </table:table-cell>
          <table:table-cell office:value-type="float" office:value="56586" table:formula="of:=MOD(MIN([.$C360]*(COLUMN()-6);65536);65536)" table:style-name="ce1">
            <text:p>56586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office:value-type="float" office:value="0" table:formula="of:=MOD(MIN([.$C36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379.6118071853398" table:formula="of:=[.$A$1]*(1/2)^((ROW()-2-128)/128)" table:style-name="ce1">
            <text:p>9379.611807</text:p>
          </table:table-cell>
          <table:table-cell table:style-name="ce1"/>
          <table:table-cell office:value-type="float" office:value="9380" table:formula="of:=ROUND([.A361];0)" table:style-name="ce1">
            <text:p>9380</text:p>
          </table:table-cell>
          <table:table-cell table:style-name="ce1"/>
          <table:table-cell office:value-type="float" office:value="359" table:formula="of:=ROW()-2" table:style-name="ce1">
            <text:p>359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9380" table:formula="of:=MOD(MIN([.$C361]*(COLUMN()-6);65536);65536)" table:style-name="ce1">
            <text:p>9380</text:p>
          </table:table-cell>
          <table:table-cell office:value-type="float" office:value="18760" table:formula="of:=MOD(MIN([.$C361]*(COLUMN()-6);65536);65536)" table:style-name="ce1">
            <text:p>18760</text:p>
          </table:table-cell>
          <table:table-cell office:value-type="float" office:value="28140" table:formula="of:=MOD(MIN([.$C361]*(COLUMN()-6);65536);65536)" table:style-name="ce1">
            <text:p>28140</text:p>
          </table:table-cell>
          <table:table-cell office:value-type="float" office:value="37520" table:formula="of:=MOD(MIN([.$C361]*(COLUMN()-6);65536);65536)" table:style-name="ce1">
            <text:p>37520</text:p>
          </table:table-cell>
          <table:table-cell office:value-type="float" office:value="46900" table:formula="of:=MOD(MIN([.$C361]*(COLUMN()-6);65536);65536)" table:style-name="ce1">
            <text:p>46900</text:p>
          </table:table-cell>
          <table:table-cell office:value-type="float" office:value="56280" table:formula="of:=MOD(MIN([.$C361]*(COLUMN()-6);65536);65536)" table:style-name="ce1">
            <text:p>5628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office:value-type="float" office:value="0" table:formula="of:=MOD(MIN([.$C36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328.9564959268173" table:formula="of:=[.$A$1]*(1/2)^((ROW()-2-128)/128)" table:style-name="ce1">
            <text:p>9328.956496</text:p>
          </table:table-cell>
          <table:table-cell table:style-name="ce1"/>
          <table:table-cell office:value-type="float" office:value="9329" table:formula="of:=ROUND([.A362];0)" table:style-name="ce1">
            <text:p>9329</text:p>
          </table:table-cell>
          <table:table-cell table:style-name="ce1"/>
          <table:table-cell office:value-type="float" office:value="360" table:formula="of:=ROW()-2" table:style-name="ce1">
            <text:p>36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9329" table:formula="of:=MOD(MIN([.$C362]*(COLUMN()-6);65536);65536)" table:style-name="ce1">
            <text:p>9329</text:p>
          </table:table-cell>
          <table:table-cell office:value-type="float" office:value="18658" table:formula="of:=MOD(MIN([.$C362]*(COLUMN()-6);65536);65536)" table:style-name="ce1">
            <text:p>18658</text:p>
          </table:table-cell>
          <table:table-cell office:value-type="float" office:value="27987" table:formula="of:=MOD(MIN([.$C362]*(COLUMN()-6);65536);65536)" table:style-name="ce1">
            <text:p>27987</text:p>
          </table:table-cell>
          <table:table-cell office:value-type="float" office:value="37316" table:formula="of:=MOD(MIN([.$C362]*(COLUMN()-6);65536);65536)" table:style-name="ce1">
            <text:p>37316</text:p>
          </table:table-cell>
          <table:table-cell office:value-type="float" office:value="46645" table:formula="of:=MOD(MIN([.$C362]*(COLUMN()-6);65536);65536)" table:style-name="ce1">
            <text:p>46645</text:p>
          </table:table-cell>
          <table:table-cell office:value-type="float" office:value="55974" table:formula="of:=MOD(MIN([.$C362]*(COLUMN()-6);65536);65536)" table:style-name="ce1">
            <text:p>55974</text:p>
          </table:table-cell>
          <table:table-cell office:value-type="float" office:value="65303" table:formula="of:=MOD(MIN([.$C362]*(COLUMN()-6);65536);65536)" table:style-name="ce1">
            <text:p>65303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office:value-type="float" office:value="0" table:formula="of:=MOD(MIN([.$C36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278.5747525527077" table:formula="of:=[.$A$1]*(1/2)^((ROW()-2-128)/128)" table:style-name="ce1">
            <text:p>9278.574753</text:p>
          </table:table-cell>
          <table:table-cell table:style-name="ce1"/>
          <table:table-cell office:value-type="float" office:value="9279" table:formula="of:=ROUND([.A363];0)" table:style-name="ce1">
            <text:p>9279</text:p>
          </table:table-cell>
          <table:table-cell table:style-name="ce1"/>
          <table:table-cell office:value-type="float" office:value="361" table:formula="of:=ROW()-2" table:style-name="ce1">
            <text:p>361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9279" table:formula="of:=MOD(MIN([.$C363]*(COLUMN()-6);65536);65536)" table:style-name="ce1">
            <text:p>9279</text:p>
          </table:table-cell>
          <table:table-cell office:value-type="float" office:value="18558" table:formula="of:=MOD(MIN([.$C363]*(COLUMN()-6);65536);65536)" table:style-name="ce1">
            <text:p>18558</text:p>
          </table:table-cell>
          <table:table-cell office:value-type="float" office:value="27837" table:formula="of:=MOD(MIN([.$C363]*(COLUMN()-6);65536);65536)" table:style-name="ce1">
            <text:p>27837</text:p>
          </table:table-cell>
          <table:table-cell office:value-type="float" office:value="37116" table:formula="of:=MOD(MIN([.$C363]*(COLUMN()-6);65536);65536)" table:style-name="ce1">
            <text:p>37116</text:p>
          </table:table-cell>
          <table:table-cell office:value-type="float" office:value="46395" table:formula="of:=MOD(MIN([.$C363]*(COLUMN()-6);65536);65536)" table:style-name="ce1">
            <text:p>46395</text:p>
          </table:table-cell>
          <table:table-cell office:value-type="float" office:value="55674" table:formula="of:=MOD(MIN([.$C363]*(COLUMN()-6);65536);65536)" table:style-name="ce1">
            <text:p>55674</text:p>
          </table:table-cell>
          <table:table-cell office:value-type="float" office:value="64953" table:formula="of:=MOD(MIN([.$C363]*(COLUMN()-6);65536);65536)" table:style-name="ce1">
            <text:p>64953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office:value-type="float" office:value="0" table:formula="of:=MOD(MIN([.$C36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228.465099638719" table:formula="of:=[.$A$1]*(1/2)^((ROW()-2-128)/128)" table:style-name="ce1">
            <text:p>9228.4651</text:p>
          </table:table-cell>
          <table:table-cell table:style-name="ce1"/>
          <table:table-cell office:value-type="float" office:value="9228" table:formula="of:=ROUND([.A364];0)" table:style-name="ce1">
            <text:p>9228</text:p>
          </table:table-cell>
          <table:table-cell table:style-name="ce1"/>
          <table:table-cell office:value-type="float" office:value="362" table:formula="of:=ROW()-2" table:style-name="ce1">
            <text:p>362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9228" table:formula="of:=MOD(MIN([.$C364]*(COLUMN()-6);65536);65536)" table:style-name="ce1">
            <text:p>9228</text:p>
          </table:table-cell>
          <table:table-cell office:value-type="float" office:value="18456" table:formula="of:=MOD(MIN([.$C364]*(COLUMN()-6);65536);65536)" table:style-name="ce1">
            <text:p>18456</text:p>
          </table:table-cell>
          <table:table-cell office:value-type="float" office:value="27684" table:formula="of:=MOD(MIN([.$C364]*(COLUMN()-6);65536);65536)" table:style-name="ce1">
            <text:p>27684</text:p>
          </table:table-cell>
          <table:table-cell office:value-type="float" office:value="36912" table:formula="of:=MOD(MIN([.$C364]*(COLUMN()-6);65536);65536)" table:style-name="ce1">
            <text:p>36912</text:p>
          </table:table-cell>
          <table:table-cell office:value-type="float" office:value="46140" table:formula="of:=MOD(MIN([.$C364]*(COLUMN()-6);65536);65536)" table:style-name="ce1">
            <text:p>46140</text:p>
          </table:table-cell>
          <table:table-cell office:value-type="float" office:value="55368" table:formula="of:=MOD(MIN([.$C364]*(COLUMN()-6);65536);65536)" table:style-name="ce1">
            <text:p>55368</text:p>
          </table:table-cell>
          <table:table-cell office:value-type="float" office:value="64596" table:formula="of:=MOD(MIN([.$C364]*(COLUMN()-6);65536);65536)" table:style-name="ce1">
            <text:p>64596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office:value-type="float" office:value="0" table:formula="of:=MOD(MIN([.$C36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178.6260677394985" table:formula="of:=[.$A$1]*(1/2)^((ROW()-2-128)/128)" table:style-name="ce1">
            <text:p>9178.626068</text:p>
          </table:table-cell>
          <table:table-cell table:style-name="ce1"/>
          <table:table-cell office:value-type="float" office:value="9179" table:formula="of:=ROUND([.A365];0)" table:style-name="ce1">
            <text:p>9179</text:p>
          </table:table-cell>
          <table:table-cell table:style-name="ce1"/>
          <table:table-cell office:value-type="float" office:value="363" table:formula="of:=ROW()-2" table:style-name="ce1">
            <text:p>363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9179" table:formula="of:=MOD(MIN([.$C365]*(COLUMN()-6);65536);65536)" table:style-name="ce1">
            <text:p>9179</text:p>
          </table:table-cell>
          <table:table-cell office:value-type="float" office:value="18358" table:formula="of:=MOD(MIN([.$C365]*(COLUMN()-6);65536);65536)" table:style-name="ce1">
            <text:p>18358</text:p>
          </table:table-cell>
          <table:table-cell office:value-type="float" office:value="27537" table:formula="of:=MOD(MIN([.$C365]*(COLUMN()-6);65536);65536)" table:style-name="ce1">
            <text:p>27537</text:p>
          </table:table-cell>
          <table:table-cell office:value-type="float" office:value="36716" table:formula="of:=MOD(MIN([.$C365]*(COLUMN()-6);65536);65536)" table:style-name="ce1">
            <text:p>36716</text:p>
          </table:table-cell>
          <table:table-cell office:value-type="float" office:value="45895" table:formula="of:=MOD(MIN([.$C365]*(COLUMN()-6);65536);65536)" table:style-name="ce1">
            <text:p>45895</text:p>
          </table:table-cell>
          <table:table-cell office:value-type="float" office:value="55074" table:formula="of:=MOD(MIN([.$C365]*(COLUMN()-6);65536);65536)" table:style-name="ce1">
            <text:p>55074</text:p>
          </table:table-cell>
          <table:table-cell office:value-type="float" office:value="64253" table:formula="of:=MOD(MIN([.$C365]*(COLUMN()-6);65536);65536)" table:style-name="ce1">
            <text:p>64253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office:value-type="float" office:value="0" table:formula="of:=MOD(MIN([.$C36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129.0561953455526" table:formula="of:=[.$A$1]*(1/2)^((ROW()-2-128)/128)" table:style-name="ce1">
            <text:p>9129.056195</text:p>
          </table:table-cell>
          <table:table-cell table:style-name="ce1"/>
          <table:table-cell office:value-type="float" office:value="9129" table:formula="of:=ROUND([.A366];0)" table:style-name="ce1">
            <text:p>9129</text:p>
          </table:table-cell>
          <table:table-cell table:style-name="ce1"/>
          <table:table-cell office:value-type="float" office:value="364" table:formula="of:=ROW()-2" table:style-name="ce1">
            <text:p>364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9129" table:formula="of:=MOD(MIN([.$C366]*(COLUMN()-6);65536);65536)" table:style-name="ce1">
            <text:p>9129</text:p>
          </table:table-cell>
          <table:table-cell office:value-type="float" office:value="18258" table:formula="of:=MOD(MIN([.$C366]*(COLUMN()-6);65536);65536)" table:style-name="ce1">
            <text:p>18258</text:p>
          </table:table-cell>
          <table:table-cell office:value-type="float" office:value="27387" table:formula="of:=MOD(MIN([.$C366]*(COLUMN()-6);65536);65536)" table:style-name="ce1">
            <text:p>27387</text:p>
          </table:table-cell>
          <table:table-cell office:value-type="float" office:value="36516" table:formula="of:=MOD(MIN([.$C366]*(COLUMN()-6);65536);65536)" table:style-name="ce1">
            <text:p>36516</text:p>
          </table:table-cell>
          <table:table-cell office:value-type="float" office:value="45645" table:formula="of:=MOD(MIN([.$C366]*(COLUMN()-6);65536);65536)" table:style-name="ce1">
            <text:p>45645</text:p>
          </table:table-cell>
          <table:table-cell office:value-type="float" office:value="54774" table:formula="of:=MOD(MIN([.$C366]*(COLUMN()-6);65536);65536)" table:style-name="ce1">
            <text:p>54774</text:p>
          </table:table-cell>
          <table:table-cell office:value-type="float" office:value="63903" table:formula="of:=MOD(MIN([.$C366]*(COLUMN()-6);65536);65536)" table:style-name="ce1">
            <text:p>63903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office:value-type="float" office:value="0" table:formula="of:=MOD(MIN([.$C36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079.7540288403761" table:formula="of:=[.$A$1]*(1/2)^((ROW()-2-128)/128)" table:style-name="ce1">
            <text:p>9079.754029</text:p>
          </table:table-cell>
          <table:table-cell table:style-name="ce1"/>
          <table:table-cell office:value-type="float" office:value="9080" table:formula="of:=ROUND([.A367];0)" table:style-name="ce1">
            <text:p>9080</text:p>
          </table:table-cell>
          <table:table-cell table:style-name="ce1"/>
          <table:table-cell office:value-type="float" office:value="365" table:formula="of:=ROW()-2" table:style-name="ce1">
            <text:p>365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9080" table:formula="of:=MOD(MIN([.$C367]*(COLUMN()-6);65536);65536)" table:style-name="ce1">
            <text:p>9080</text:p>
          </table:table-cell>
          <table:table-cell office:value-type="float" office:value="18160" table:formula="of:=MOD(MIN([.$C367]*(COLUMN()-6);65536);65536)" table:style-name="ce1">
            <text:p>18160</text:p>
          </table:table-cell>
          <table:table-cell office:value-type="float" office:value="27240" table:formula="of:=MOD(MIN([.$C367]*(COLUMN()-6);65536);65536)" table:style-name="ce1">
            <text:p>27240</text:p>
          </table:table-cell>
          <table:table-cell office:value-type="float" office:value="36320" table:formula="of:=MOD(MIN([.$C367]*(COLUMN()-6);65536);65536)" table:style-name="ce1">
            <text:p>36320</text:p>
          </table:table-cell>
          <table:table-cell office:value-type="float" office:value="45400" table:formula="of:=MOD(MIN([.$C367]*(COLUMN()-6);65536);65536)" table:style-name="ce1">
            <text:p>45400</text:p>
          </table:table-cell>
          <table:table-cell office:value-type="float" office:value="54480" table:formula="of:=MOD(MIN([.$C367]*(COLUMN()-6);65536);65536)" table:style-name="ce1">
            <text:p>54480</text:p>
          </table:table-cell>
          <table:table-cell office:value-type="float" office:value="63560" table:formula="of:=MOD(MIN([.$C367]*(COLUMN()-6);65536);65536)" table:style-name="ce1">
            <text:p>6356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office:value-type="float" office:value="0" table:formula="of:=MOD(MIN([.$C36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030.7181224578344" table:formula="of:=[.$A$1]*(1/2)^((ROW()-2-128)/128)" table:style-name="ce1">
            <text:p>9030.718122</text:p>
          </table:table-cell>
          <table:table-cell table:style-name="ce1"/>
          <table:table-cell office:value-type="float" office:value="9031" table:formula="of:=ROUND([.A368];0)" table:style-name="ce1">
            <text:p>9031</text:p>
          </table:table-cell>
          <table:table-cell table:style-name="ce1"/>
          <table:table-cell office:value-type="float" office:value="366" table:formula="of:=ROW()-2" table:style-name="ce1">
            <text:p>366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9031" table:formula="of:=MOD(MIN([.$C368]*(COLUMN()-6);65536);65536)" table:style-name="ce1">
            <text:p>9031</text:p>
          </table:table-cell>
          <table:table-cell office:value-type="float" office:value="18062" table:formula="of:=MOD(MIN([.$C368]*(COLUMN()-6);65536);65536)" table:style-name="ce1">
            <text:p>18062</text:p>
          </table:table-cell>
          <table:table-cell office:value-type="float" office:value="27093" table:formula="of:=MOD(MIN([.$C368]*(COLUMN()-6);65536);65536)" table:style-name="ce1">
            <text:p>27093</text:p>
          </table:table-cell>
          <table:table-cell office:value-type="float" office:value="36124" table:formula="of:=MOD(MIN([.$C368]*(COLUMN()-6);65536);65536)" table:style-name="ce1">
            <text:p>36124</text:p>
          </table:table-cell>
          <table:table-cell office:value-type="float" office:value="45155" table:formula="of:=MOD(MIN([.$C368]*(COLUMN()-6);65536);65536)" table:style-name="ce1">
            <text:p>45155</text:p>
          </table:table-cell>
          <table:table-cell office:value-type="float" office:value="54186" table:formula="of:=MOD(MIN([.$C368]*(COLUMN()-6);65536);65536)" table:style-name="ce1">
            <text:p>54186</text:p>
          </table:table-cell>
          <table:table-cell office:value-type="float" office:value="63217" table:formula="of:=MOD(MIN([.$C368]*(COLUMN()-6);65536);65536)" table:style-name="ce1">
            <text:p>63217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office:value-type="float" office:value="0" table:formula="of:=MOD(MIN([.$C36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981.9470382397594" table:formula="of:=[.$A$1]*(1/2)^((ROW()-2-128)/128)" table:style-name="ce1">
            <text:p>8981.947038</text:p>
          </table:table-cell>
          <table:table-cell table:style-name="ce1"/>
          <table:table-cell office:value-type="float" office:value="8982" table:formula="of:=ROUND([.A369];0)" table:style-name="ce1">
            <text:p>8982</text:p>
          </table:table-cell>
          <table:table-cell table:style-name="ce1"/>
          <table:table-cell office:value-type="float" office:value="367" table:formula="of:=ROW()-2" table:style-name="ce1">
            <text:p>367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8982" table:formula="of:=MOD(MIN([.$C369]*(COLUMN()-6);65536);65536)" table:style-name="ce1">
            <text:p>8982</text:p>
          </table:table-cell>
          <table:table-cell office:value-type="float" office:value="17964" table:formula="of:=MOD(MIN([.$C369]*(COLUMN()-6);65536);65536)" table:style-name="ce1">
            <text:p>17964</text:p>
          </table:table-cell>
          <table:table-cell office:value-type="float" office:value="26946" table:formula="of:=MOD(MIN([.$C369]*(COLUMN()-6);65536);65536)" table:style-name="ce1">
            <text:p>26946</text:p>
          </table:table-cell>
          <table:table-cell office:value-type="float" office:value="35928" table:formula="of:=MOD(MIN([.$C369]*(COLUMN()-6);65536);65536)" table:style-name="ce1">
            <text:p>35928</text:p>
          </table:table-cell>
          <table:table-cell office:value-type="float" office:value="44910" table:formula="of:=MOD(MIN([.$C369]*(COLUMN()-6);65536);65536)" table:style-name="ce1">
            <text:p>44910</text:p>
          </table:table-cell>
          <table:table-cell office:value-type="float" office:value="53892" table:formula="of:=MOD(MIN([.$C369]*(COLUMN()-6);65536);65536)" table:style-name="ce1">
            <text:p>53892</text:p>
          </table:table-cell>
          <table:table-cell office:value-type="float" office:value="62874" table:formula="of:=MOD(MIN([.$C369]*(COLUMN()-6);65536);65536)" table:style-name="ce1">
            <text:p>62874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office:value-type="float" office:value="0" table:formula="of:=MOD(MIN([.$C36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128)/128)" table:style-name="ce1">
            <text:p>8933.439346</text:p>
          </table:table-cell>
          <table:table-cell table:style-name="ce1"/>
          <table:table-cell office:value-type="float" office:value="8933" table:formula="of:=ROUND([.A370];0)" table:style-name="ce1">
            <text:p>8933</text:p>
          </table:table-cell>
          <table:table-cell table:style-name="ce1"/>
          <table:table-cell office:value-type="float" office:value="368" table:formula="of:=ROW()-2" table:style-name="ce1">
            <text:p>368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8933" table:formula="of:=MOD(MIN([.$C370]*(COLUMN()-6);65536);65536)" table:style-name="ce1">
            <text:p>8933</text:p>
          </table:table-cell>
          <table:table-cell office:value-type="float" office:value="17866" table:formula="of:=MOD(MIN([.$C370]*(COLUMN()-6);65536);65536)" table:style-name="ce1">
            <text:p>17866</text:p>
          </table:table-cell>
          <table:table-cell office:value-type="float" office:value="26799" table:formula="of:=MOD(MIN([.$C370]*(COLUMN()-6);65536);65536)" table:style-name="ce1">
            <text:p>26799</text:p>
          </table:table-cell>
          <table:table-cell office:value-type="float" office:value="35732" table:formula="of:=MOD(MIN([.$C370]*(COLUMN()-6);65536);65536)" table:style-name="ce1">
            <text:p>35732</text:p>
          </table:table-cell>
          <table:table-cell office:value-type="float" office:value="44665" table:formula="of:=MOD(MIN([.$C370]*(COLUMN()-6);65536);65536)" table:style-name="ce1">
            <text:p>44665</text:p>
          </table:table-cell>
          <table:table-cell office:value-type="float" office:value="53598" table:formula="of:=MOD(MIN([.$C370]*(COLUMN()-6);65536);65536)" table:style-name="ce1">
            <text:p>53598</text:p>
          </table:table-cell>
          <table:table-cell office:value-type="float" office:value="62531" table:formula="of:=MOD(MIN([.$C370]*(COLUMN()-6);65536);65536)" table:style-name="ce1">
            <text:p>62531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office:value-type="float" office:value="0" table:formula="of:=MOD(MIN([.$C37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885.193623251429" table:formula="of:=[.$A$1]*(1/2)^((ROW()-2-128)/128)" table:style-name="ce1">
            <text:p>8885.193623</text:p>
          </table:table-cell>
          <table:table-cell table:style-name="ce1"/>
          <table:table-cell office:value-type="float" office:value="8885" table:formula="of:=ROUND([.A371];0)" table:style-name="ce1">
            <text:p>8885</text:p>
          </table:table-cell>
          <table:table-cell table:style-name="ce1"/>
          <table:table-cell office:value-type="float" office:value="369" table:formula="of:=ROW()-2" table:style-name="ce1">
            <text:p>369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8885" table:formula="of:=MOD(MIN([.$C371]*(COLUMN()-6);65536);65536)" table:style-name="ce1">
            <text:p>8885</text:p>
          </table:table-cell>
          <table:table-cell office:value-type="float" office:value="17770" table:formula="of:=MOD(MIN([.$C371]*(COLUMN()-6);65536);65536)" table:style-name="ce1">
            <text:p>17770</text:p>
          </table:table-cell>
          <table:table-cell office:value-type="float" office:value="26655" table:formula="of:=MOD(MIN([.$C371]*(COLUMN()-6);65536);65536)" table:style-name="ce1">
            <text:p>26655</text:p>
          </table:table-cell>
          <table:table-cell office:value-type="float" office:value="35540" table:formula="of:=MOD(MIN([.$C371]*(COLUMN()-6);65536);65536)" table:style-name="ce1">
            <text:p>35540</text:p>
          </table:table-cell>
          <table:table-cell office:value-type="float" office:value="44425" table:formula="of:=MOD(MIN([.$C371]*(COLUMN()-6);65536);65536)" table:style-name="ce1">
            <text:p>44425</text:p>
          </table:table-cell>
          <table:table-cell office:value-type="float" office:value="53310" table:formula="of:=MOD(MIN([.$C371]*(COLUMN()-6);65536);65536)" table:style-name="ce1">
            <text:p>53310</text:p>
          </table:table-cell>
          <table:table-cell office:value-type="float" office:value="62195" table:formula="of:=MOD(MIN([.$C371]*(COLUMN()-6);65536);65536)" table:style-name="ce1">
            <text:p>62195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office:value-type="float" office:value="0" table:formula="of:=MOD(MIN([.$C37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837.2084552263259" table:formula="of:=[.$A$1]*(1/2)^((ROW()-2-128)/128)" table:style-name="ce1">
            <text:p>8837.208455</text:p>
          </table:table-cell>
          <table:table-cell table:style-name="ce1"/>
          <table:table-cell office:value-type="float" office:value="8837" table:formula="of:=ROUND([.A372];0)" table:style-name="ce1">
            <text:p>8837</text:p>
          </table:table-cell>
          <table:table-cell table:style-name="ce1"/>
          <table:table-cell office:value-type="float" office:value="370" table:formula="of:=ROW()-2" table:style-name="ce1">
            <text:p>37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8837" table:formula="of:=MOD(MIN([.$C372]*(COLUMN()-6);65536);65536)" table:style-name="ce1">
            <text:p>8837</text:p>
          </table:table-cell>
          <table:table-cell office:value-type="float" office:value="17674" table:formula="of:=MOD(MIN([.$C372]*(COLUMN()-6);65536);65536)" table:style-name="ce1">
            <text:p>17674</text:p>
          </table:table-cell>
          <table:table-cell office:value-type="float" office:value="26511" table:formula="of:=MOD(MIN([.$C372]*(COLUMN()-6);65536);65536)" table:style-name="ce1">
            <text:p>26511</text:p>
          </table:table-cell>
          <table:table-cell office:value-type="float" office:value="35348" table:formula="of:=MOD(MIN([.$C372]*(COLUMN()-6);65536);65536)" table:style-name="ce1">
            <text:p>35348</text:p>
          </table:table-cell>
          <table:table-cell office:value-type="float" office:value="44185" table:formula="of:=MOD(MIN([.$C372]*(COLUMN()-6);65536);65536)" table:style-name="ce1">
            <text:p>44185</text:p>
          </table:table-cell>
          <table:table-cell office:value-type="float" office:value="53022" table:formula="of:=MOD(MIN([.$C372]*(COLUMN()-6);65536);65536)" table:style-name="ce1">
            <text:p>53022</text:p>
          </table:table-cell>
          <table:table-cell office:value-type="float" office:value="61859" table:formula="of:=MOD(MIN([.$C372]*(COLUMN()-6);65536);65536)" table:style-name="ce1">
            <text:p>61859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office:value-type="float" office:value="0" table:formula="of:=MOD(MIN([.$C37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789.4824347727917" table:formula="of:=[.$A$1]*(1/2)^((ROW()-2-128)/128)" table:style-name="ce1">
            <text:p>8789.482435</text:p>
          </table:table-cell>
          <table:table-cell table:style-name="ce1"/>
          <table:table-cell office:value-type="float" office:value="8789" table:formula="of:=ROUND([.A373];0)" table:style-name="ce1">
            <text:p>8789</text:p>
          </table:table-cell>
          <table:table-cell table:style-name="ce1"/>
          <table:table-cell office:value-type="float" office:value="371" table:formula="of:=ROW()-2" table:style-name="ce1">
            <text:p>371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8789" table:formula="of:=MOD(MIN([.$C373]*(COLUMN()-6);65536);65536)" table:style-name="ce1">
            <text:p>8789</text:p>
          </table:table-cell>
          <table:table-cell office:value-type="float" office:value="17578" table:formula="of:=MOD(MIN([.$C373]*(COLUMN()-6);65536);65536)" table:style-name="ce1">
            <text:p>17578</text:p>
          </table:table-cell>
          <table:table-cell office:value-type="float" office:value="26367" table:formula="of:=MOD(MIN([.$C373]*(COLUMN()-6);65536);65536)" table:style-name="ce1">
            <text:p>26367</text:p>
          </table:table-cell>
          <table:table-cell office:value-type="float" office:value="35156" table:formula="of:=MOD(MIN([.$C373]*(COLUMN()-6);65536);65536)" table:style-name="ce1">
            <text:p>35156</text:p>
          </table:table-cell>
          <table:table-cell office:value-type="float" office:value="43945" table:formula="of:=MOD(MIN([.$C373]*(COLUMN()-6);65536);65536)" table:style-name="ce1">
            <text:p>43945</text:p>
          </table:table-cell>
          <table:table-cell office:value-type="float" office:value="52734" table:formula="of:=MOD(MIN([.$C373]*(COLUMN()-6);65536);65536)" table:style-name="ce1">
            <text:p>52734</text:p>
          </table:table-cell>
          <table:table-cell office:value-type="float" office:value="61523" table:formula="of:=MOD(MIN([.$C373]*(COLUMN()-6);65536);65536)" table:style-name="ce1">
            <text:p>61523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office:value-type="float" office:value="0" table:formula="of:=MOD(MIN([.$C37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128)/128)" table:style-name="ce1">
            <text:p>8742.014162</text:p>
          </table:table-cell>
          <table:table-cell table:style-name="ce1"/>
          <table:table-cell office:value-type="float" office:value="8742" table:formula="of:=ROUND([.A374];0)" table:style-name="ce1">
            <text:p>8742</text:p>
          </table:table-cell>
          <table:table-cell table:style-name="ce1"/>
          <table:table-cell office:value-type="float" office:value="372" table:formula="of:=ROW()-2" table:style-name="ce1">
            <text:p>372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8742" table:formula="of:=MOD(MIN([.$C374]*(COLUMN()-6);65536);65536)" table:style-name="ce1">
            <text:p>8742</text:p>
          </table:table-cell>
          <table:table-cell office:value-type="float" office:value="17484" table:formula="of:=MOD(MIN([.$C374]*(COLUMN()-6);65536);65536)" table:style-name="ce1">
            <text:p>17484</text:p>
          </table:table-cell>
          <table:table-cell office:value-type="float" office:value="26226" table:formula="of:=MOD(MIN([.$C374]*(COLUMN()-6);65536);65536)" table:style-name="ce1">
            <text:p>26226</text:p>
          </table:table-cell>
          <table:table-cell office:value-type="float" office:value="34968" table:formula="of:=MOD(MIN([.$C374]*(COLUMN()-6);65536);65536)" table:style-name="ce1">
            <text:p>34968</text:p>
          </table:table-cell>
          <table:table-cell office:value-type="float" office:value="43710" table:formula="of:=MOD(MIN([.$C374]*(COLUMN()-6);65536);65536)" table:style-name="ce1">
            <text:p>43710</text:p>
          </table:table-cell>
          <table:table-cell office:value-type="float" office:value="52452" table:formula="of:=MOD(MIN([.$C374]*(COLUMN()-6);65536);65536)" table:style-name="ce1">
            <text:p>52452</text:p>
          </table:table-cell>
          <table:table-cell office:value-type="float" office:value="61194" table:formula="of:=MOD(MIN([.$C374]*(COLUMN()-6);65536);65536)" table:style-name="ce1">
            <text:p>61194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office:value-type="float" office:value="0" table:formula="of:=MOD(MIN([.$C37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694.8022459536351" table:formula="of:=[.$A$1]*(1/2)^((ROW()-2-128)/128)" table:style-name="ce1">
            <text:p>8694.802246</text:p>
          </table:table-cell>
          <table:table-cell table:style-name="ce1"/>
          <table:table-cell office:value-type="float" office:value="8695" table:formula="of:=ROUND([.A375];0)" table:style-name="ce1">
            <text:p>8695</text:p>
          </table:table-cell>
          <table:table-cell table:style-name="ce1"/>
          <table:table-cell office:value-type="float" office:value="373" table:formula="of:=ROW()-2" table:style-name="ce1">
            <text:p>373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8695" table:formula="of:=MOD(MIN([.$C375]*(COLUMN()-6);65536);65536)" table:style-name="ce1">
            <text:p>8695</text:p>
          </table:table-cell>
          <table:table-cell office:value-type="float" office:value="17390" table:formula="of:=MOD(MIN([.$C375]*(COLUMN()-6);65536);65536)" table:style-name="ce1">
            <text:p>17390</text:p>
          </table:table-cell>
          <table:table-cell office:value-type="float" office:value="26085" table:formula="of:=MOD(MIN([.$C375]*(COLUMN()-6);65536);65536)" table:style-name="ce1">
            <text:p>26085</text:p>
          </table:table-cell>
          <table:table-cell office:value-type="float" office:value="34780" table:formula="of:=MOD(MIN([.$C375]*(COLUMN()-6);65536);65536)" table:style-name="ce1">
            <text:p>34780</text:p>
          </table:table-cell>
          <table:table-cell office:value-type="float" office:value="43475" table:formula="of:=MOD(MIN([.$C375]*(COLUMN()-6);65536);65536)" table:style-name="ce1">
            <text:p>43475</text:p>
          </table:table-cell>
          <table:table-cell office:value-type="float" office:value="52170" table:formula="of:=MOD(MIN([.$C375]*(COLUMN()-6);65536);65536)" table:style-name="ce1">
            <text:p>52170</text:p>
          </table:table-cell>
          <table:table-cell office:value-type="float" office:value="60865" table:formula="of:=MOD(MIN([.$C375]*(COLUMN()-6);65536);65536)" table:style-name="ce1">
            <text:p>60865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office:value-type="float" office:value="0" table:formula="of:=MOD(MIN([.$C37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647.8453011296842" table:formula="of:=[.$A$1]*(1/2)^((ROW()-2-128)/128)" table:style-name="ce1">
            <text:p>8647.845301</text:p>
          </table:table-cell>
          <table:table-cell table:style-name="ce1"/>
          <table:table-cell office:value-type="float" office:value="8648" table:formula="of:=ROUND([.A376];0)" table:style-name="ce1">
            <text:p>8648</text:p>
          </table:table-cell>
          <table:table-cell table:style-name="ce1"/>
          <table:table-cell office:value-type="float" office:value="374" table:formula="of:=ROW()-2" table:style-name="ce1">
            <text:p>374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8648" table:formula="of:=MOD(MIN([.$C376]*(COLUMN()-6);65536);65536)" table:style-name="ce1">
            <text:p>8648</text:p>
          </table:table-cell>
          <table:table-cell office:value-type="float" office:value="17296" table:formula="of:=MOD(MIN([.$C376]*(COLUMN()-6);65536);65536)" table:style-name="ce1">
            <text:p>17296</text:p>
          </table:table-cell>
          <table:table-cell office:value-type="float" office:value="25944" table:formula="of:=MOD(MIN([.$C376]*(COLUMN()-6);65536);65536)" table:style-name="ce1">
            <text:p>25944</text:p>
          </table:table-cell>
          <table:table-cell office:value-type="float" office:value="34592" table:formula="of:=MOD(MIN([.$C376]*(COLUMN()-6);65536);65536)" table:style-name="ce1">
            <text:p>34592</text:p>
          </table:table-cell>
          <table:table-cell office:value-type="float" office:value="43240" table:formula="of:=MOD(MIN([.$C376]*(COLUMN()-6);65536);65536)" table:style-name="ce1">
            <text:p>43240</text:p>
          </table:table-cell>
          <table:table-cell office:value-type="float" office:value="51888" table:formula="of:=MOD(MIN([.$C376]*(COLUMN()-6);65536);65536)" table:style-name="ce1">
            <text:p>51888</text:p>
          </table:table-cell>
          <table:table-cell office:value-type="float" office:value="60536" table:formula="of:=MOD(MIN([.$C376]*(COLUMN()-6);65536);65536)" table:style-name="ce1">
            <text:p>60536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office:value-type="float" office:value="0" table:formula="of:=MOD(MIN([.$C37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601.1419508792296" table:formula="of:=[.$A$1]*(1/2)^((ROW()-2-128)/128)" table:style-name="ce1">
            <text:p>8601.141951</text:p>
          </table:table-cell>
          <table:table-cell table:style-name="ce1"/>
          <table:table-cell office:value-type="float" office:value="8601" table:formula="of:=ROUND([.A377];0)" table:style-name="ce1">
            <text:p>8601</text:p>
          </table:table-cell>
          <table:table-cell table:style-name="ce1"/>
          <table:table-cell office:value-type="float" office:value="375" table:formula="of:=ROW()-2" table:style-name="ce1">
            <text:p>375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8601" table:formula="of:=MOD(MIN([.$C377]*(COLUMN()-6);65536);65536)" table:style-name="ce1">
            <text:p>8601</text:p>
          </table:table-cell>
          <table:table-cell office:value-type="float" office:value="17202" table:formula="of:=MOD(MIN([.$C377]*(COLUMN()-6);65536);65536)" table:style-name="ce1">
            <text:p>17202</text:p>
          </table:table-cell>
          <table:table-cell office:value-type="float" office:value="25803" table:formula="of:=MOD(MIN([.$C377]*(COLUMN()-6);65536);65536)" table:style-name="ce1">
            <text:p>25803</text:p>
          </table:table-cell>
          <table:table-cell office:value-type="float" office:value="34404" table:formula="of:=MOD(MIN([.$C377]*(COLUMN()-6);65536);65536)" table:style-name="ce1">
            <text:p>34404</text:p>
          </table:table-cell>
          <table:table-cell office:value-type="float" office:value="43005" table:formula="of:=MOD(MIN([.$C377]*(COLUMN()-6);65536);65536)" table:style-name="ce1">
            <text:p>43005</text:p>
          </table:table-cell>
          <table:table-cell office:value-type="float" office:value="51606" table:formula="of:=MOD(MIN([.$C377]*(COLUMN()-6);65536);65536)" table:style-name="ce1">
            <text:p>51606</text:p>
          </table:table-cell>
          <table:table-cell office:value-type="float" office:value="60207" table:formula="of:=MOD(MIN([.$C377]*(COLUMN()-6);65536);65536)" table:style-name="ce1">
            <text:p>60207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office:value-type="float" office:value="0" table:formula="of:=MOD(MIN([.$C37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554.6908256453735" table:formula="of:=[.$A$1]*(1/2)^((ROW()-2-128)/128)" table:style-name="ce1">
            <text:p>8554.690826</text:p>
          </table:table-cell>
          <table:table-cell table:style-name="ce1"/>
          <table:table-cell office:value-type="float" office:value="8555" table:formula="of:=ROUND([.A378];0)" table:style-name="ce1">
            <text:p>8555</text:p>
          </table:table-cell>
          <table:table-cell table:style-name="ce1"/>
          <table:table-cell office:value-type="float" office:value="376" table:formula="of:=ROW()-2" table:style-name="ce1">
            <text:p>376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8555" table:formula="of:=MOD(MIN([.$C378]*(COLUMN()-6);65536);65536)" table:style-name="ce1">
            <text:p>8555</text:p>
          </table:table-cell>
          <table:table-cell office:value-type="float" office:value="17110" table:formula="of:=MOD(MIN([.$C378]*(COLUMN()-6);65536);65536)" table:style-name="ce1">
            <text:p>17110</text:p>
          </table:table-cell>
          <table:table-cell office:value-type="float" office:value="25665" table:formula="of:=MOD(MIN([.$C378]*(COLUMN()-6);65536);65536)" table:style-name="ce1">
            <text:p>25665</text:p>
          </table:table-cell>
          <table:table-cell office:value-type="float" office:value="34220" table:formula="of:=MOD(MIN([.$C378]*(COLUMN()-6);65536);65536)" table:style-name="ce1">
            <text:p>34220</text:p>
          </table:table-cell>
          <table:table-cell office:value-type="float" office:value="42775" table:formula="of:=MOD(MIN([.$C378]*(COLUMN()-6);65536);65536)" table:style-name="ce1">
            <text:p>42775</text:p>
          </table:table-cell>
          <table:table-cell office:value-type="float" office:value="51330" table:formula="of:=MOD(MIN([.$C378]*(COLUMN()-6);65536);65536)" table:style-name="ce1">
            <text:p>51330</text:p>
          </table:table-cell>
          <table:table-cell office:value-type="float" office:value="59885" table:formula="of:=MOD(MIN([.$C378]*(COLUMN()-6);65536);65536)" table:style-name="ce1">
            <text:p>59885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office:value-type="float" office:value="0" table:formula="of:=MOD(MIN([.$C37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508.4905632676164" table:formula="of:=[.$A$1]*(1/2)^((ROW()-2-128)/128)" table:style-name="ce1">
            <text:p>8508.490563</text:p>
          </table:table-cell>
          <table:table-cell table:style-name="ce1"/>
          <table:table-cell office:value-type="float" office:value="8508" table:formula="of:=ROUND([.A379];0)" table:style-name="ce1">
            <text:p>8508</text:p>
          </table:table-cell>
          <table:table-cell table:style-name="ce1"/>
          <table:table-cell office:value-type="float" office:value="377" table:formula="of:=ROW()-2" table:style-name="ce1">
            <text:p>377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8508" table:formula="of:=MOD(MIN([.$C379]*(COLUMN()-6);65536);65536)" table:style-name="ce1">
            <text:p>8508</text:p>
          </table:table-cell>
          <table:table-cell office:value-type="float" office:value="17016" table:formula="of:=MOD(MIN([.$C379]*(COLUMN()-6);65536);65536)" table:style-name="ce1">
            <text:p>17016</text:p>
          </table:table-cell>
          <table:table-cell office:value-type="float" office:value="25524" table:formula="of:=MOD(MIN([.$C379]*(COLUMN()-6);65536);65536)" table:style-name="ce1">
            <text:p>25524</text:p>
          </table:table-cell>
          <table:table-cell office:value-type="float" office:value="34032" table:formula="of:=MOD(MIN([.$C379]*(COLUMN()-6);65536);65536)" table:style-name="ce1">
            <text:p>34032</text:p>
          </table:table-cell>
          <table:table-cell office:value-type="float" office:value="42540" table:formula="of:=MOD(MIN([.$C379]*(COLUMN()-6);65536);65536)" table:style-name="ce1">
            <text:p>42540</text:p>
          </table:table-cell>
          <table:table-cell office:value-type="float" office:value="51048" table:formula="of:=MOD(MIN([.$C379]*(COLUMN()-6);65536);65536)" table:style-name="ce1">
            <text:p>51048</text:p>
          </table:table-cell>
          <table:table-cell office:value-type="float" office:value="59556" table:formula="of:=MOD(MIN([.$C379]*(COLUMN()-6);65536);65536)" table:style-name="ce1">
            <text:p>59556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office:value-type="float" office:value="0" table:formula="of:=MOD(MIN([.$C37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462.539808941905" table:formula="of:=[.$A$1]*(1/2)^((ROW()-2-128)/128)" table:style-name="ce1">
            <text:p>8462.539809</text:p>
          </table:table-cell>
          <table:table-cell table:style-name="ce1"/>
          <table:table-cell office:value-type="float" office:value="8463" table:formula="of:=ROUND([.A380];0)" table:style-name="ce1">
            <text:p>8463</text:p>
          </table:table-cell>
          <table:table-cell table:style-name="ce1"/>
          <table:table-cell office:value-type="float" office:value="378" table:formula="of:=ROW()-2" table:style-name="ce1">
            <text:p>378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8463" table:formula="of:=MOD(MIN([.$C380]*(COLUMN()-6);65536);65536)" table:style-name="ce1">
            <text:p>8463</text:p>
          </table:table-cell>
          <table:table-cell office:value-type="float" office:value="16926" table:formula="of:=MOD(MIN([.$C380]*(COLUMN()-6);65536);65536)" table:style-name="ce1">
            <text:p>16926</text:p>
          </table:table-cell>
          <table:table-cell office:value-type="float" office:value="25389" table:formula="of:=MOD(MIN([.$C380]*(COLUMN()-6);65536);65536)" table:style-name="ce1">
            <text:p>25389</text:p>
          </table:table-cell>
          <table:table-cell office:value-type="float" office:value="33852" table:formula="of:=MOD(MIN([.$C380]*(COLUMN()-6);65536);65536)" table:style-name="ce1">
            <text:p>33852</text:p>
          </table:table-cell>
          <table:table-cell office:value-type="float" office:value="42315" table:formula="of:=MOD(MIN([.$C380]*(COLUMN()-6);65536);65536)" table:style-name="ce1">
            <text:p>42315</text:p>
          </table:table-cell>
          <table:table-cell office:value-type="float" office:value="50778" table:formula="of:=MOD(MIN([.$C380]*(COLUMN()-6);65536);65536)" table:style-name="ce1">
            <text:p>50778</text:p>
          </table:table-cell>
          <table:table-cell office:value-type="float" office:value="59241" table:formula="of:=MOD(MIN([.$C380]*(COLUMN()-6);65536);65536)" table:style-name="ce1">
            <text:p>59241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office:value-type="float" office:value="0" table:formula="of:=MOD(MIN([.$C38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416.8372151809126" table:formula="of:=[.$A$1]*(1/2)^((ROW()-2-128)/128)" table:style-name="ce1">
            <text:p>8416.837215</text:p>
          </table:table-cell>
          <table:table-cell table:style-name="ce1"/>
          <table:table-cell office:value-type="float" office:value="8417" table:formula="of:=ROUND([.A381];0)" table:style-name="ce1">
            <text:p>8417</text:p>
          </table:table-cell>
          <table:table-cell table:style-name="ce1"/>
          <table:table-cell office:value-type="float" office:value="379" table:formula="of:=ROW()-2" table:style-name="ce1">
            <text:p>379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8417" table:formula="of:=MOD(MIN([.$C381]*(COLUMN()-6);65536);65536)" table:style-name="ce1">
            <text:p>8417</text:p>
          </table:table-cell>
          <table:table-cell office:value-type="float" office:value="16834" table:formula="of:=MOD(MIN([.$C381]*(COLUMN()-6);65536);65536)" table:style-name="ce1">
            <text:p>16834</text:p>
          </table:table-cell>
          <table:table-cell office:value-type="float" office:value="25251" table:formula="of:=MOD(MIN([.$C381]*(COLUMN()-6);65536);65536)" table:style-name="ce1">
            <text:p>25251</text:p>
          </table:table-cell>
          <table:table-cell office:value-type="float" office:value="33668" table:formula="of:=MOD(MIN([.$C381]*(COLUMN()-6);65536);65536)" table:style-name="ce1">
            <text:p>33668</text:p>
          </table:table-cell>
          <table:table-cell office:value-type="float" office:value="42085" table:formula="of:=MOD(MIN([.$C381]*(COLUMN()-6);65536);65536)" table:style-name="ce1">
            <text:p>42085</text:p>
          </table:table-cell>
          <table:table-cell office:value-type="float" office:value="50502" table:formula="of:=MOD(MIN([.$C381]*(COLUMN()-6);65536);65536)" table:style-name="ce1">
            <text:p>50502</text:p>
          </table:table-cell>
          <table:table-cell office:value-type="float" office:value="58919" table:formula="of:=MOD(MIN([.$C381]*(COLUMN()-6);65536);65536)" table:style-name="ce1">
            <text:p>58919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office:value-type="float" office:value="0" table:formula="of:=MOD(MIN([.$C38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371.3814417745252" table:formula="of:=[.$A$1]*(1/2)^((ROW()-2-128)/128)" table:style-name="ce1">
            <text:p>8371.381442</text:p>
          </table:table-cell>
          <table:table-cell table:style-name="ce1"/>
          <table:table-cell office:value-type="float" office:value="8371" table:formula="of:=ROUND([.A382];0)" table:style-name="ce1">
            <text:p>8371</text:p>
          </table:table-cell>
          <table:table-cell table:style-name="ce1"/>
          <table:table-cell office:value-type="float" office:value="380" table:formula="of:=ROW()-2" table:style-name="ce1">
            <text:p>38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8371" table:formula="of:=MOD(MIN([.$C382]*(COLUMN()-6);65536);65536)" table:style-name="ce1">
            <text:p>8371</text:p>
          </table:table-cell>
          <table:table-cell office:value-type="float" office:value="16742" table:formula="of:=MOD(MIN([.$C382]*(COLUMN()-6);65536);65536)" table:style-name="ce1">
            <text:p>16742</text:p>
          </table:table-cell>
          <table:table-cell office:value-type="float" office:value="25113" table:formula="of:=MOD(MIN([.$C382]*(COLUMN()-6);65536);65536)" table:style-name="ce1">
            <text:p>25113</text:p>
          </table:table-cell>
          <table:table-cell office:value-type="float" office:value="33484" table:formula="of:=MOD(MIN([.$C382]*(COLUMN()-6);65536);65536)" table:style-name="ce1">
            <text:p>33484</text:p>
          </table:table-cell>
          <table:table-cell office:value-type="float" office:value="41855" table:formula="of:=MOD(MIN([.$C382]*(COLUMN()-6);65536);65536)" table:style-name="ce1">
            <text:p>41855</text:p>
          </table:table-cell>
          <table:table-cell office:value-type="float" office:value="50226" table:formula="of:=MOD(MIN([.$C382]*(COLUMN()-6);65536);65536)" table:style-name="ce1">
            <text:p>50226</text:p>
          </table:table-cell>
          <table:table-cell office:value-type="float" office:value="58597" table:formula="of:=MOD(MIN([.$C382]*(COLUMN()-6);65536);65536)" table:style-name="ce1">
            <text:p>58597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office:value-type="float" office:value="0" table:formula="of:=MOD(MIN([.$C38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326.1711557505278" table:formula="of:=[.$A$1]*(1/2)^((ROW()-2-128)/128)" table:style-name="ce1">
            <text:p>8326.171156</text:p>
          </table:table-cell>
          <table:table-cell table:style-name="ce1"/>
          <table:table-cell office:value-type="float" office:value="8326" table:formula="of:=ROUND([.A383];0)" table:style-name="ce1">
            <text:p>8326</text:p>
          </table:table-cell>
          <table:table-cell table:style-name="ce1"/>
          <table:table-cell office:value-type="float" office:value="381" table:formula="of:=ROW()-2" table:style-name="ce1">
            <text:p>381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8326" table:formula="of:=MOD(MIN([.$C383]*(COLUMN()-6);65536);65536)" table:style-name="ce1">
            <text:p>8326</text:p>
          </table:table-cell>
          <table:table-cell office:value-type="float" office:value="16652" table:formula="of:=MOD(MIN([.$C383]*(COLUMN()-6);65536);65536)" table:style-name="ce1">
            <text:p>16652</text:p>
          </table:table-cell>
          <table:table-cell office:value-type="float" office:value="24978" table:formula="of:=MOD(MIN([.$C383]*(COLUMN()-6);65536);65536)" table:style-name="ce1">
            <text:p>24978</text:p>
          </table:table-cell>
          <table:table-cell office:value-type="float" office:value="33304" table:formula="of:=MOD(MIN([.$C383]*(COLUMN()-6);65536);65536)" table:style-name="ce1">
            <text:p>33304</text:p>
          </table:table-cell>
          <table:table-cell office:value-type="float" office:value="41630" table:formula="of:=MOD(MIN([.$C383]*(COLUMN()-6);65536);65536)" table:style-name="ce1">
            <text:p>41630</text:p>
          </table:table-cell>
          <table:table-cell office:value-type="float" office:value="49956" table:formula="of:=MOD(MIN([.$C383]*(COLUMN()-6);65536);65536)" table:style-name="ce1">
            <text:p>49956</text:p>
          </table:table-cell>
          <table:table-cell office:value-type="float" office:value="58282" table:formula="of:=MOD(MIN([.$C383]*(COLUMN()-6);65536);65536)" table:style-name="ce1">
            <text:p>58282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office:value-type="float" office:value="0" table:formula="of:=MOD(MIN([.$C38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281.2050313355303" table:formula="of:=[.$A$1]*(1/2)^((ROW()-2-128)/128)" table:style-name="ce1">
            <text:p>8281.205031</text:p>
          </table:table-cell>
          <table:table-cell table:style-name="ce1"/>
          <table:table-cell office:value-type="float" office:value="8281" table:formula="of:=ROUND([.A384];0)" table:style-name="ce1">
            <text:p>8281</text:p>
          </table:table-cell>
          <table:table-cell table:style-name="ce1"/>
          <table:table-cell office:value-type="float" office:value="382" table:formula="of:=ROW()-2" table:style-name="ce1">
            <text:p>382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8281" table:formula="of:=MOD(MIN([.$C384]*(COLUMN()-6);65536);65536)" table:style-name="ce1">
            <text:p>8281</text:p>
          </table:table-cell>
          <table:table-cell office:value-type="float" office:value="16562" table:formula="of:=MOD(MIN([.$C384]*(COLUMN()-6);65536);65536)" table:style-name="ce1">
            <text:p>16562</text:p>
          </table:table-cell>
          <table:table-cell office:value-type="float" office:value="24843" table:formula="of:=MOD(MIN([.$C384]*(COLUMN()-6);65536);65536)" table:style-name="ce1">
            <text:p>24843</text:p>
          </table:table-cell>
          <table:table-cell office:value-type="float" office:value="33124" table:formula="of:=MOD(MIN([.$C384]*(COLUMN()-6);65536);65536)" table:style-name="ce1">
            <text:p>33124</text:p>
          </table:table-cell>
          <table:table-cell office:value-type="float" office:value="41405" table:formula="of:=MOD(MIN([.$C384]*(COLUMN()-6);65536);65536)" table:style-name="ce1">
            <text:p>41405</text:p>
          </table:table-cell>
          <table:table-cell office:value-type="float" office:value="49686" table:formula="of:=MOD(MIN([.$C384]*(COLUMN()-6);65536);65536)" table:style-name="ce1">
            <text:p>49686</text:p>
          </table:table-cell>
          <table:table-cell office:value-type="float" office:value="57967" table:formula="of:=MOD(MIN([.$C384]*(COLUMN()-6);65536);65536)" table:style-name="ce1">
            <text:p>57967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office:value-type="float" office:value="0" table:formula="of:=MOD(MIN([.$C38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236.4817499160818" table:formula="of:=[.$A$1]*(1/2)^((ROW()-2-128)/128)" table:style-name="ce1">
            <text:p>8236.48175</text:p>
          </table:table-cell>
          <table:table-cell table:style-name="ce1"/>
          <table:table-cell office:value-type="float" office:value="8236" table:formula="of:=ROUND([.A385];0)" table:style-name="ce1">
            <text:p>8236</text:p>
          </table:table-cell>
          <table:table-cell table:style-name="ce1"/>
          <table:table-cell office:value-type="float" office:value="383" table:formula="of:=ROW()-2" table:style-name="ce1">
            <text:p>383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8236" table:formula="of:=MOD(MIN([.$C385]*(COLUMN()-6);65536);65536)" table:style-name="ce1">
            <text:p>8236</text:p>
          </table:table-cell>
          <table:table-cell office:value-type="float" office:value="16472" table:formula="of:=MOD(MIN([.$C385]*(COLUMN()-6);65536);65536)" table:style-name="ce1">
            <text:p>16472</text:p>
          </table:table-cell>
          <table:table-cell office:value-type="float" office:value="24708" table:formula="of:=MOD(MIN([.$C385]*(COLUMN()-6);65536);65536)" table:style-name="ce1">
            <text:p>24708</text:p>
          </table:table-cell>
          <table:table-cell office:value-type="float" office:value="32944" table:formula="of:=MOD(MIN([.$C385]*(COLUMN()-6);65536);65536)" table:style-name="ce1">
            <text:p>32944</text:p>
          </table:table-cell>
          <table:table-cell office:value-type="float" office:value="41180" table:formula="of:=MOD(MIN([.$C385]*(COLUMN()-6);65536);65536)" table:style-name="ce1">
            <text:p>41180</text:p>
          </table:table-cell>
          <table:table-cell office:value-type="float" office:value="49416" table:formula="of:=MOD(MIN([.$C385]*(COLUMN()-6);65536);65536)" table:style-name="ce1">
            <text:p>49416</text:p>
          </table:table-cell>
          <table:table-cell office:value-type="float" office:value="57652" table:formula="of:=MOD(MIN([.$C385]*(COLUMN()-6);65536);65536)" table:style-name="ce1">
            <text:p>57652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office:value-type="float" office:value="0" table:formula="of:=MOD(MIN([.$C38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128)/128)" table:style-name="ce1">
            <text:p>8192</text:p>
          </table:table-cell>
          <table:table-cell table:style-name="ce1"/>
          <table:table-cell office:value-type="float" office:value="8192" table:formula="of:=ROUND([.A386];0)" table:style-name="ce1">
            <text:p>8192</text:p>
          </table:table-cell>
          <table:table-cell table:style-name="ce1"/>
          <table:table-cell office:value-type="float" office:value="384" table:formula="of:=ROW()-2" table:style-name="ce1">
            <text:p>384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8192" table:formula="of:=MOD(MIN([.$C386]*(COLUMN()-6);65536);65536)" table:style-name="ce1">
            <text:p>8192</text:p>
          </table:table-cell>
          <table:table-cell office:value-type="float" office:value="16384" table:formula="of:=MOD(MIN([.$C386]*(COLUMN()-6);65536);65536)" table:style-name="ce1">
            <text:p>16384</text:p>
          </table:table-cell>
          <table:table-cell office:value-type="float" office:value="24576" table:formula="of:=MOD(MIN([.$C386]*(COLUMN()-6);65536);65536)" table:style-name="ce1">
            <text:p>24576</text:p>
          </table:table-cell>
          <table:table-cell office:value-type="float" office:value="32768" table:formula="of:=MOD(MIN([.$C386]*(COLUMN()-6);65536);65536)" table:style-name="ce1">
            <text:p>32768</text:p>
          </table:table-cell>
          <table:table-cell office:value-type="float" office:value="40960" table:formula="of:=MOD(MIN([.$C386]*(COLUMN()-6);65536);65536)" table:style-name="ce1">
            <text:p>40960</text:p>
          </table:table-cell>
          <table:table-cell office:value-type="float" office:value="49152" table:formula="of:=MOD(MIN([.$C386]*(COLUMN()-6);65536);65536)" table:style-name="ce1">
            <text:p>49152</text:p>
          </table:table-cell>
          <table:table-cell office:value-type="float" office:value="57344" table:formula="of:=MOD(MIN([.$C386]*(COLUMN()-6);65536);65536)" table:style-name="ce1">
            <text:p>57344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office:value-type="float" office:value="0" table:formula="of:=MOD(MIN([.$C38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147.7584771779229" table:formula="of:=[.$A$1]*(1/2)^((ROW()-2-128)/128)" table:style-name="ce1">
            <text:p>8147.758477</text:p>
          </table:table-cell>
          <table:table-cell table:style-name="ce1"/>
          <table:table-cell office:value-type="float" office:value="8148" table:formula="of:=ROUND([.A387];0)" table:style-name="ce1">
            <text:p>8148</text:p>
          </table:table-cell>
          <table:table-cell table:style-name="ce1"/>
          <table:table-cell office:value-type="float" office:value="385" table:formula="of:=ROW()-2" table:style-name="ce1">
            <text:p>385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office:value-type="float" office:value="8148" table:formula="of:=MOD(MIN([.$C387]*(COLUMN()-6);65536);65536)" table:style-name="ce1">
            <text:p>8148</text:p>
          </table:table-cell>
          <table:table-cell office:value-type="float" office:value="16296" table:formula="of:=MOD(MIN([.$C387]*(COLUMN()-6);65536);65536)" table:style-name="ce1">
            <text:p>16296</text:p>
          </table:table-cell>
          <table:table-cell office:value-type="float" office:value="24444" table:formula="of:=MOD(MIN([.$C387]*(COLUMN()-6);65536);65536)" table:style-name="ce1">
            <text:p>24444</text:p>
          </table:table-cell>
          <table:table-cell office:value-type="float" office:value="32592" table:formula="of:=MOD(MIN([.$C387]*(COLUMN()-6);65536);65536)" table:style-name="ce1">
            <text:p>32592</text:p>
          </table:table-cell>
          <table:table-cell office:value-type="float" office:value="40740" table:formula="of:=MOD(MIN([.$C387]*(COLUMN()-6);65536);65536)" table:style-name="ce1">
            <text:p>40740</text:p>
          </table:table-cell>
          <table:table-cell office:value-type="float" office:value="48888" table:formula="of:=MOD(MIN([.$C387]*(COLUMN()-6);65536);65536)" table:style-name="ce1">
            <text:p>48888</text:p>
          </table:table-cell>
          <table:table-cell office:value-type="float" office:value="57036" table:formula="of:=MOD(MIN([.$C387]*(COLUMN()-6);65536);65536)" table:style-name="ce1">
            <text:p>57036</text:p>
          </table:table-cell>
          <table:table-cell office:value-type="float" office:value="65184" table:formula="of:=MOD(MIN([.$C387]*(COLUMN()-6);65536);65536)" table:style-name="ce1">
            <text:p>65184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office:value-type="float" office:value="0" table:formula="of:=MOD(MIN([.$C38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103.755884085047" table:formula="of:=[.$A$1]*(1/2)^((ROW()-2-128)/128)" table:style-name="ce1">
            <text:p>8103.755884</text:p>
          </table:table-cell>
          <table:table-cell table:style-name="ce1"/>
          <table:table-cell office:value-type="float" office:value="8104" table:formula="of:=ROUND([.A388];0)" table:style-name="ce1">
            <text:p>8104</text:p>
          </table:table-cell>
          <table:table-cell table:style-name="ce1"/>
          <table:table-cell office:value-type="float" office:value="386" table:formula="of:=ROW()-2" table:style-name="ce1">
            <text:p>386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office:value-type="float" office:value="8104" table:formula="of:=MOD(MIN([.$C388]*(COLUMN()-6);65536);65536)" table:style-name="ce1">
            <text:p>8104</text:p>
          </table:table-cell>
          <table:table-cell office:value-type="float" office:value="16208" table:formula="of:=MOD(MIN([.$C388]*(COLUMN()-6);65536);65536)" table:style-name="ce1">
            <text:p>16208</text:p>
          </table:table-cell>
          <table:table-cell office:value-type="float" office:value="24312" table:formula="of:=MOD(MIN([.$C388]*(COLUMN()-6);65536);65536)" table:style-name="ce1">
            <text:p>24312</text:p>
          </table:table-cell>
          <table:table-cell office:value-type="float" office:value="32416" table:formula="of:=MOD(MIN([.$C388]*(COLUMN()-6);65536);65536)" table:style-name="ce1">
            <text:p>32416</text:p>
          </table:table-cell>
          <table:table-cell office:value-type="float" office:value="40520" table:formula="of:=MOD(MIN([.$C388]*(COLUMN()-6);65536);65536)" table:style-name="ce1">
            <text:p>40520</text:p>
          </table:table-cell>
          <table:table-cell office:value-type="float" office:value="48624" table:formula="of:=MOD(MIN([.$C388]*(COLUMN()-6);65536);65536)" table:style-name="ce1">
            <text:p>48624</text:p>
          </table:table-cell>
          <table:table-cell office:value-type="float" office:value="56728" table:formula="of:=MOD(MIN([.$C388]*(COLUMN()-6);65536);65536)" table:style-name="ce1">
            <text:p>56728</text:p>
          </table:table-cell>
          <table:table-cell office:value-type="float" office:value="64832" table:formula="of:=MOD(MIN([.$C388]*(COLUMN()-6);65536);65536)" table:style-name="ce1">
            <text:p>64832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office:value-type="float" office:value="0" table:formula="of:=MOD(MIN([.$C38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059.9909303630884" table:formula="of:=[.$A$1]*(1/2)^((ROW()-2-128)/128)" table:style-name="ce1">
            <text:p>8059.99093</text:p>
          </table:table-cell>
          <table:table-cell table:style-name="ce1"/>
          <table:table-cell office:value-type="float" office:value="8060" table:formula="of:=ROUND([.A389];0)" table:style-name="ce1">
            <text:p>8060</text:p>
          </table:table-cell>
          <table:table-cell table:style-name="ce1"/>
          <table:table-cell office:value-type="float" office:value="387" table:formula="of:=ROW()-2" table:style-name="ce1">
            <text:p>387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office:value-type="float" office:value="8060" table:formula="of:=MOD(MIN([.$C389]*(COLUMN()-6);65536);65536)" table:style-name="ce1">
            <text:p>8060</text:p>
          </table:table-cell>
          <table:table-cell office:value-type="float" office:value="16120" table:formula="of:=MOD(MIN([.$C389]*(COLUMN()-6);65536);65536)" table:style-name="ce1">
            <text:p>16120</text:p>
          </table:table-cell>
          <table:table-cell office:value-type="float" office:value="24180" table:formula="of:=MOD(MIN([.$C389]*(COLUMN()-6);65536);65536)" table:style-name="ce1">
            <text:p>24180</text:p>
          </table:table-cell>
          <table:table-cell office:value-type="float" office:value="32240" table:formula="of:=MOD(MIN([.$C389]*(COLUMN()-6);65536);65536)" table:style-name="ce1">
            <text:p>32240</text:p>
          </table:table-cell>
          <table:table-cell office:value-type="float" office:value="40300" table:formula="of:=MOD(MIN([.$C389]*(COLUMN()-6);65536);65536)" table:style-name="ce1">
            <text:p>40300</text:p>
          </table:table-cell>
          <table:table-cell office:value-type="float" office:value="48360" table:formula="of:=MOD(MIN([.$C389]*(COLUMN()-6);65536);65536)" table:style-name="ce1">
            <text:p>48360</text:p>
          </table:table-cell>
          <table:table-cell office:value-type="float" office:value="56420" table:formula="of:=MOD(MIN([.$C389]*(COLUMN()-6);65536);65536)" table:style-name="ce1">
            <text:p>56420</text:p>
          </table:table-cell>
          <table:table-cell office:value-type="float" office:value="64480" table:formula="of:=MOD(MIN([.$C389]*(COLUMN()-6);65536);65536)" table:style-name="ce1">
            <text:p>64480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office:value-type="float" office:value="0" table:formula="of:=MOD(MIN([.$C38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8016.4623326224391" table:formula="of:=[.$A$1]*(1/2)^((ROW()-2-128)/128)" table:style-name="ce1">
            <text:p>8016.462333</text:p>
          </table:table-cell>
          <table:table-cell table:style-name="ce1"/>
          <table:table-cell office:value-type="float" office:value="8016" table:formula="of:=ROUND([.A390];0)" table:style-name="ce1">
            <text:p>8016</text:p>
          </table:table-cell>
          <table:table-cell table:style-name="ce1"/>
          <table:table-cell office:value-type="float" office:value="388" table:formula="of:=ROW()-2" table:style-name="ce1">
            <text:p>388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office:value-type="float" office:value="8016" table:formula="of:=MOD(MIN([.$C390]*(COLUMN()-6);65536);65536)" table:style-name="ce1">
            <text:p>8016</text:p>
          </table:table-cell>
          <table:table-cell office:value-type="float" office:value="16032" table:formula="of:=MOD(MIN([.$C390]*(COLUMN()-6);65536);65536)" table:style-name="ce1">
            <text:p>16032</text:p>
          </table:table-cell>
          <table:table-cell office:value-type="float" office:value="24048" table:formula="of:=MOD(MIN([.$C390]*(COLUMN()-6);65536);65536)" table:style-name="ce1">
            <text:p>24048</text:p>
          </table:table-cell>
          <table:table-cell office:value-type="float" office:value="32064" table:formula="of:=MOD(MIN([.$C390]*(COLUMN()-6);65536);65536)" table:style-name="ce1">
            <text:p>32064</text:p>
          </table:table-cell>
          <table:table-cell office:value-type="float" office:value="40080" table:formula="of:=MOD(MIN([.$C390]*(COLUMN()-6);65536);65536)" table:style-name="ce1">
            <text:p>40080</text:p>
          </table:table-cell>
          <table:table-cell office:value-type="float" office:value="48096" table:formula="of:=MOD(MIN([.$C390]*(COLUMN()-6);65536);65536)" table:style-name="ce1">
            <text:p>48096</text:p>
          </table:table-cell>
          <table:table-cell office:value-type="float" office:value="56112" table:formula="of:=MOD(MIN([.$C390]*(COLUMN()-6);65536);65536)" table:style-name="ce1">
            <text:p>56112</text:p>
          </table:table-cell>
          <table:table-cell office:value-type="float" office:value="64128" table:formula="of:=MOD(MIN([.$C390]*(COLUMN()-6);65536);65536)" table:style-name="ce1">
            <text:p>64128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office:value-type="float" office:value="0" table:formula="of:=MOD(MIN([.$C39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973.1688144045393" table:formula="of:=[.$A$1]*(1/2)^((ROW()-2-128)/128)" table:style-name="ce1">
            <text:p>7973.168814</text:p>
          </table:table-cell>
          <table:table-cell table:style-name="ce1"/>
          <table:table-cell office:value-type="float" office:value="7973" table:formula="of:=ROUND([.A391];0)" table:style-name="ce1">
            <text:p>7973</text:p>
          </table:table-cell>
          <table:table-cell table:style-name="ce1"/>
          <table:table-cell office:value-type="float" office:value="389" table:formula="of:=ROW()-2" table:style-name="ce1">
            <text:p>389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office:value-type="float" office:value="7973" table:formula="of:=MOD(MIN([.$C391]*(COLUMN()-6);65536);65536)" table:style-name="ce1">
            <text:p>7973</text:p>
          </table:table-cell>
          <table:table-cell office:value-type="float" office:value="15946" table:formula="of:=MOD(MIN([.$C391]*(COLUMN()-6);65536);65536)" table:style-name="ce1">
            <text:p>15946</text:p>
          </table:table-cell>
          <table:table-cell office:value-type="float" office:value="23919" table:formula="of:=MOD(MIN([.$C391]*(COLUMN()-6);65536);65536)" table:style-name="ce1">
            <text:p>23919</text:p>
          </table:table-cell>
          <table:table-cell office:value-type="float" office:value="31892" table:formula="of:=MOD(MIN([.$C391]*(COLUMN()-6);65536);65536)" table:style-name="ce1">
            <text:p>31892</text:p>
          </table:table-cell>
          <table:table-cell office:value-type="float" office:value="39865" table:formula="of:=MOD(MIN([.$C391]*(COLUMN()-6);65536);65536)" table:style-name="ce1">
            <text:p>39865</text:p>
          </table:table-cell>
          <table:table-cell office:value-type="float" office:value="47838" table:formula="of:=MOD(MIN([.$C391]*(COLUMN()-6);65536);65536)" table:style-name="ce1">
            <text:p>47838</text:p>
          </table:table-cell>
          <table:table-cell office:value-type="float" office:value="55811" table:formula="of:=MOD(MIN([.$C391]*(COLUMN()-6);65536);65536)" table:style-name="ce1">
            <text:p>55811</text:p>
          </table:table-cell>
          <table:table-cell office:value-type="float" office:value="63784" table:formula="of:=MOD(MIN([.$C391]*(COLUMN()-6);65536);65536)" table:style-name="ce1">
            <text:p>63784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office:value-type="float" office:value="0" table:formula="of:=MOD(MIN([.$C39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930.1091061444376" table:formula="of:=[.$A$1]*(1/2)^((ROW()-2-128)/128)" table:style-name="ce1">
            <text:p>7930.109106</text:p>
          </table:table-cell>
          <table:table-cell table:style-name="ce1"/>
          <table:table-cell office:value-type="float" office:value="7930" table:formula="of:=ROUND([.A392];0)" table:style-name="ce1">
            <text:p>7930</text:p>
          </table:table-cell>
          <table:table-cell table:style-name="ce1"/>
          <table:table-cell office:value-type="float" office:value="390" table:formula="of:=ROW()-2" table:style-name="ce1">
            <text:p>39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office:value-type="float" office:value="7930" table:formula="of:=MOD(MIN([.$C392]*(COLUMN()-6);65536);65536)" table:style-name="ce1">
            <text:p>7930</text:p>
          </table:table-cell>
          <table:table-cell office:value-type="float" office:value="15860" table:formula="of:=MOD(MIN([.$C392]*(COLUMN()-6);65536);65536)" table:style-name="ce1">
            <text:p>15860</text:p>
          </table:table-cell>
          <table:table-cell office:value-type="float" office:value="23790" table:formula="of:=MOD(MIN([.$C392]*(COLUMN()-6);65536);65536)" table:style-name="ce1">
            <text:p>23790</text:p>
          </table:table-cell>
          <table:table-cell office:value-type="float" office:value="31720" table:formula="of:=MOD(MIN([.$C392]*(COLUMN()-6);65536);65536)" table:style-name="ce1">
            <text:p>31720</text:p>
          </table:table-cell>
          <table:table-cell office:value-type="float" office:value="39650" table:formula="of:=MOD(MIN([.$C392]*(COLUMN()-6);65536);65536)" table:style-name="ce1">
            <text:p>39650</text:p>
          </table:table-cell>
          <table:table-cell office:value-type="float" office:value="47580" table:formula="of:=MOD(MIN([.$C392]*(COLUMN()-6);65536);65536)" table:style-name="ce1">
            <text:p>47580</text:p>
          </table:table-cell>
          <table:table-cell office:value-type="float" office:value="55510" table:formula="of:=MOD(MIN([.$C392]*(COLUMN()-6);65536);65536)" table:style-name="ce1">
            <text:p>55510</text:p>
          </table:table-cell>
          <table:table-cell office:value-type="float" office:value="63440" table:formula="of:=MOD(MIN([.$C392]*(COLUMN()-6);65536);65536)" table:style-name="ce1">
            <text:p>6344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office:value-type="float" office:value="0" table:formula="of:=MOD(MIN([.$C39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887.2819451335672" table:formula="of:=[.$A$1]*(1/2)^((ROW()-2-128)/128)" table:style-name="ce1">
            <text:p>7887.281945</text:p>
          </table:table-cell>
          <table:table-cell table:style-name="ce1"/>
          <table:table-cell office:value-type="float" office:value="7887" table:formula="of:=ROUND([.A393];0)" table:style-name="ce1">
            <text:p>7887</text:p>
          </table:table-cell>
          <table:table-cell table:style-name="ce1"/>
          <table:table-cell office:value-type="float" office:value="391" table:formula="of:=ROW()-2" table:style-name="ce1">
            <text:p>391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office:value-type="float" office:value="7887" table:formula="of:=MOD(MIN([.$C393]*(COLUMN()-6);65536);65536)" table:style-name="ce1">
            <text:p>7887</text:p>
          </table:table-cell>
          <table:table-cell office:value-type="float" office:value="15774" table:formula="of:=MOD(MIN([.$C393]*(COLUMN()-6);65536);65536)" table:style-name="ce1">
            <text:p>15774</text:p>
          </table:table-cell>
          <table:table-cell office:value-type="float" office:value="23661" table:formula="of:=MOD(MIN([.$C393]*(COLUMN()-6);65536);65536)" table:style-name="ce1">
            <text:p>23661</text:p>
          </table:table-cell>
          <table:table-cell office:value-type="float" office:value="31548" table:formula="of:=MOD(MIN([.$C393]*(COLUMN()-6);65536);65536)" table:style-name="ce1">
            <text:p>31548</text:p>
          </table:table-cell>
          <table:table-cell office:value-type="float" office:value="39435" table:formula="of:=MOD(MIN([.$C393]*(COLUMN()-6);65536);65536)" table:style-name="ce1">
            <text:p>39435</text:p>
          </table:table-cell>
          <table:table-cell office:value-type="float" office:value="47322" table:formula="of:=MOD(MIN([.$C393]*(COLUMN()-6);65536);65536)" table:style-name="ce1">
            <text:p>47322</text:p>
          </table:table-cell>
          <table:table-cell office:value-type="float" office:value="55209" table:formula="of:=MOD(MIN([.$C393]*(COLUMN()-6);65536);65536)" table:style-name="ce1">
            <text:p>55209</text:p>
          </table:table-cell>
          <table:table-cell office:value-type="float" office:value="63096" table:formula="of:=MOD(MIN([.$C393]*(COLUMN()-6);65536);65536)" table:style-name="ce1">
            <text:p>63096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office:value-type="float" office:value="0" table:formula="of:=MOD(MIN([.$C39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844.6860754827167" table:formula="of:=[.$A$1]*(1/2)^((ROW()-2-128)/128)" table:style-name="ce1">
            <text:p>7844.686075</text:p>
          </table:table-cell>
          <table:table-cell table:style-name="ce1"/>
          <table:table-cell office:value-type="float" office:value="7845" table:formula="of:=ROUND([.A394];0)" table:style-name="ce1">
            <text:p>7845</text:p>
          </table:table-cell>
          <table:table-cell table:style-name="ce1"/>
          <table:table-cell office:value-type="float" office:value="392" table:formula="of:=ROW()-2" table:style-name="ce1">
            <text:p>392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office:value-type="float" office:value="7845" table:formula="of:=MOD(MIN([.$C394]*(COLUMN()-6);65536);65536)" table:style-name="ce1">
            <text:p>7845</text:p>
          </table:table-cell>
          <table:table-cell office:value-type="float" office:value="15690" table:formula="of:=MOD(MIN([.$C394]*(COLUMN()-6);65536);65536)" table:style-name="ce1">
            <text:p>15690</text:p>
          </table:table-cell>
          <table:table-cell office:value-type="float" office:value="23535" table:formula="of:=MOD(MIN([.$C394]*(COLUMN()-6);65536);65536)" table:style-name="ce1">
            <text:p>23535</text:p>
          </table:table-cell>
          <table:table-cell office:value-type="float" office:value="31380" table:formula="of:=MOD(MIN([.$C394]*(COLUMN()-6);65536);65536)" table:style-name="ce1">
            <text:p>31380</text:p>
          </table:table-cell>
          <table:table-cell office:value-type="float" office:value="39225" table:formula="of:=MOD(MIN([.$C394]*(COLUMN()-6);65536);65536)" table:style-name="ce1">
            <text:p>39225</text:p>
          </table:table-cell>
          <table:table-cell office:value-type="float" office:value="47070" table:formula="of:=MOD(MIN([.$C394]*(COLUMN()-6);65536);65536)" table:style-name="ce1">
            <text:p>47070</text:p>
          </table:table-cell>
          <table:table-cell office:value-type="float" office:value="54915" table:formula="of:=MOD(MIN([.$C394]*(COLUMN()-6);65536);65536)" table:style-name="ce1">
            <text:p>54915</text:p>
          </table:table-cell>
          <table:table-cell office:value-type="float" office:value="62760" table:formula="of:=MOD(MIN([.$C394]*(COLUMN()-6);65536);65536)" table:style-name="ce1">
            <text:p>62760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office:value-type="float" office:value="0" table:formula="of:=MOD(MIN([.$C39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802.3202480851942" table:formula="of:=[.$A$1]*(1/2)^((ROW()-2-128)/128)" table:style-name="ce1">
            <text:p>7802.320248</text:p>
          </table:table-cell>
          <table:table-cell table:style-name="ce1"/>
          <table:table-cell office:value-type="float" office:value="7802" table:formula="of:=ROUND([.A395];0)" table:style-name="ce1">
            <text:p>7802</text:p>
          </table:table-cell>
          <table:table-cell table:style-name="ce1"/>
          <table:table-cell office:value-type="float" office:value="393" table:formula="of:=ROW()-2" table:style-name="ce1">
            <text:p>393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office:value-type="float" office:value="7802" table:formula="of:=MOD(MIN([.$C395]*(COLUMN()-6);65536);65536)" table:style-name="ce1">
            <text:p>7802</text:p>
          </table:table-cell>
          <table:table-cell office:value-type="float" office:value="15604" table:formula="of:=MOD(MIN([.$C395]*(COLUMN()-6);65536);65536)" table:style-name="ce1">
            <text:p>15604</text:p>
          </table:table-cell>
          <table:table-cell office:value-type="float" office:value="23406" table:formula="of:=MOD(MIN([.$C395]*(COLUMN()-6);65536);65536)" table:style-name="ce1">
            <text:p>23406</text:p>
          </table:table-cell>
          <table:table-cell office:value-type="float" office:value="31208" table:formula="of:=MOD(MIN([.$C395]*(COLUMN()-6);65536);65536)" table:style-name="ce1">
            <text:p>31208</text:p>
          </table:table-cell>
          <table:table-cell office:value-type="float" office:value="39010" table:formula="of:=MOD(MIN([.$C395]*(COLUMN()-6);65536);65536)" table:style-name="ce1">
            <text:p>39010</text:p>
          </table:table-cell>
          <table:table-cell office:value-type="float" office:value="46812" table:formula="of:=MOD(MIN([.$C395]*(COLUMN()-6);65536);65536)" table:style-name="ce1">
            <text:p>46812</text:p>
          </table:table-cell>
          <table:table-cell office:value-type="float" office:value="54614" table:formula="of:=MOD(MIN([.$C395]*(COLUMN()-6);65536);65536)" table:style-name="ce1">
            <text:p>54614</text:p>
          </table:table-cell>
          <table:table-cell office:value-type="float" office:value="62416" table:formula="of:=MOD(MIN([.$C395]*(COLUMN()-6);65536);65536)" table:style-name="ce1">
            <text:p>62416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office:value-type="float" office:value="0" table:formula="of:=MOD(MIN([.$C39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760.183220580212" table:formula="of:=[.$A$1]*(1/2)^((ROW()-2-128)/128)" table:style-name="ce1">
            <text:p>7760.183221</text:p>
          </table:table-cell>
          <table:table-cell table:style-name="ce1"/>
          <table:table-cell office:value-type="float" office:value="7760" table:formula="of:=ROUND([.A396];0)" table:style-name="ce1">
            <text:p>7760</text:p>
          </table:table-cell>
          <table:table-cell table:style-name="ce1"/>
          <table:table-cell office:value-type="float" office:value="394" table:formula="of:=ROW()-2" table:style-name="ce1">
            <text:p>394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office:value-type="float" office:value="7760" table:formula="of:=MOD(MIN([.$C396]*(COLUMN()-6);65536);65536)" table:style-name="ce1">
            <text:p>7760</text:p>
          </table:table-cell>
          <table:table-cell office:value-type="float" office:value="15520" table:formula="of:=MOD(MIN([.$C396]*(COLUMN()-6);65536);65536)" table:style-name="ce1">
            <text:p>15520</text:p>
          </table:table-cell>
          <table:table-cell office:value-type="float" office:value="23280" table:formula="of:=MOD(MIN([.$C396]*(COLUMN()-6);65536);65536)" table:style-name="ce1">
            <text:p>23280</text:p>
          </table:table-cell>
          <table:table-cell office:value-type="float" office:value="31040" table:formula="of:=MOD(MIN([.$C396]*(COLUMN()-6);65536);65536)" table:style-name="ce1">
            <text:p>31040</text:p>
          </table:table-cell>
          <table:table-cell office:value-type="float" office:value="38800" table:formula="of:=MOD(MIN([.$C396]*(COLUMN()-6);65536);65536)" table:style-name="ce1">
            <text:p>38800</text:p>
          </table:table-cell>
          <table:table-cell office:value-type="float" office:value="46560" table:formula="of:=MOD(MIN([.$C396]*(COLUMN()-6);65536);65536)" table:style-name="ce1">
            <text:p>46560</text:p>
          </table:table-cell>
          <table:table-cell office:value-type="float" office:value="54320" table:formula="of:=MOD(MIN([.$C396]*(COLUMN()-6);65536);65536)" table:style-name="ce1">
            <text:p>54320</text:p>
          </table:table-cell>
          <table:table-cell office:value-type="float" office:value="62080" table:formula="of:=MOD(MIN([.$C396]*(COLUMN()-6);65536);65536)" table:style-name="ce1">
            <text:p>62080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office:value-type="float" office:value="0" table:formula="of:=MOD(MIN([.$C39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718.2737573164432" table:formula="of:=[.$A$1]*(1/2)^((ROW()-2-128)/128)" table:style-name="ce1">
            <text:p>7718.273757</text:p>
          </table:table-cell>
          <table:table-cell table:style-name="ce1"/>
          <table:table-cell office:value-type="float" office:value="7718" table:formula="of:=ROUND([.A397];0)" table:style-name="ce1">
            <text:p>7718</text:p>
          </table:table-cell>
          <table:table-cell table:style-name="ce1"/>
          <table:table-cell office:value-type="float" office:value="395" table:formula="of:=ROW()-2" table:style-name="ce1">
            <text:p>395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office:value-type="float" office:value="7718" table:formula="of:=MOD(MIN([.$C397]*(COLUMN()-6);65536);65536)" table:style-name="ce1">
            <text:p>7718</text:p>
          </table:table-cell>
          <table:table-cell office:value-type="float" office:value="15436" table:formula="of:=MOD(MIN([.$C397]*(COLUMN()-6);65536);65536)" table:style-name="ce1">
            <text:p>15436</text:p>
          </table:table-cell>
          <table:table-cell office:value-type="float" office:value="23154" table:formula="of:=MOD(MIN([.$C397]*(COLUMN()-6);65536);65536)" table:style-name="ce1">
            <text:p>23154</text:p>
          </table:table-cell>
          <table:table-cell office:value-type="float" office:value="30872" table:formula="of:=MOD(MIN([.$C397]*(COLUMN()-6);65536);65536)" table:style-name="ce1">
            <text:p>30872</text:p>
          </table:table-cell>
          <table:table-cell office:value-type="float" office:value="38590" table:formula="of:=MOD(MIN([.$C397]*(COLUMN()-6);65536);65536)" table:style-name="ce1">
            <text:p>38590</text:p>
          </table:table-cell>
          <table:table-cell office:value-type="float" office:value="46308" table:formula="of:=MOD(MIN([.$C397]*(COLUMN()-6);65536);65536)" table:style-name="ce1">
            <text:p>46308</text:p>
          </table:table-cell>
          <table:table-cell office:value-type="float" office:value="54026" table:formula="of:=MOD(MIN([.$C397]*(COLUMN()-6);65536);65536)" table:style-name="ce1">
            <text:p>54026</text:p>
          </table:table-cell>
          <table:table-cell office:value-type="float" office:value="61744" table:formula="of:=MOD(MIN([.$C397]*(COLUMN()-6);65536);65536)" table:style-name="ce1">
            <text:p>61744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office:value-type="float" office:value="0" table:formula="of:=MOD(MIN([.$C39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676.5906293157896" table:formula="of:=[.$A$1]*(1/2)^((ROW()-2-128)/128)" table:style-name="ce1">
            <text:p>7676.590629</text:p>
          </table:table-cell>
          <table:table-cell table:style-name="ce1"/>
          <table:table-cell office:value-type="float" office:value="7677" table:formula="of:=ROUND([.A398];0)" table:style-name="ce1">
            <text:p>7677</text:p>
          </table:table-cell>
          <table:table-cell table:style-name="ce1"/>
          <table:table-cell office:value-type="float" office:value="396" table:formula="of:=ROW()-2" table:style-name="ce1">
            <text:p>396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office:value-type="float" office:value="7677" table:formula="of:=MOD(MIN([.$C398]*(COLUMN()-6);65536);65536)" table:style-name="ce1">
            <text:p>7677</text:p>
          </table:table-cell>
          <table:table-cell office:value-type="float" office:value="15354" table:formula="of:=MOD(MIN([.$C398]*(COLUMN()-6);65536);65536)" table:style-name="ce1">
            <text:p>15354</text:p>
          </table:table-cell>
          <table:table-cell office:value-type="float" office:value="23031" table:formula="of:=MOD(MIN([.$C398]*(COLUMN()-6);65536);65536)" table:style-name="ce1">
            <text:p>23031</text:p>
          </table:table-cell>
          <table:table-cell office:value-type="float" office:value="30708" table:formula="of:=MOD(MIN([.$C398]*(COLUMN()-6);65536);65536)" table:style-name="ce1">
            <text:p>30708</text:p>
          </table:table-cell>
          <table:table-cell office:value-type="float" office:value="38385" table:formula="of:=MOD(MIN([.$C398]*(COLUMN()-6);65536);65536)" table:style-name="ce1">
            <text:p>38385</text:p>
          </table:table-cell>
          <table:table-cell office:value-type="float" office:value="46062" table:formula="of:=MOD(MIN([.$C398]*(COLUMN()-6);65536);65536)" table:style-name="ce1">
            <text:p>46062</text:p>
          </table:table-cell>
          <table:table-cell office:value-type="float" office:value="53739" table:formula="of:=MOD(MIN([.$C398]*(COLUMN()-6);65536);65536)" table:style-name="ce1">
            <text:p>53739</text:p>
          </table:table-cell>
          <table:table-cell office:value-type="float" office:value="61416" table:formula="of:=MOD(MIN([.$C398]*(COLUMN()-6);65536);65536)" table:style-name="ce1">
            <text:p>61416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office:value-type="float" office:value="0" table:formula="of:=MOD(MIN([.$C39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635.1326142373446" table:formula="of:=[.$A$1]*(1/2)^((ROW()-2-128)/128)" table:style-name="ce1">
            <text:p>7635.132614</text:p>
          </table:table-cell>
          <table:table-cell table:style-name="ce1"/>
          <table:table-cell office:value-type="float" office:value="7635" table:formula="of:=ROUND([.A399];0)" table:style-name="ce1">
            <text:p>7635</text:p>
          </table:table-cell>
          <table:table-cell table:style-name="ce1"/>
          <table:table-cell office:value-type="float" office:value="397" table:formula="of:=ROW()-2" table:style-name="ce1">
            <text:p>397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office:value-type="float" office:value="7635" table:formula="of:=MOD(MIN([.$C399]*(COLUMN()-6);65536);65536)" table:style-name="ce1">
            <text:p>7635</text:p>
          </table:table-cell>
          <table:table-cell office:value-type="float" office:value="15270" table:formula="of:=MOD(MIN([.$C399]*(COLUMN()-6);65536);65536)" table:style-name="ce1">
            <text:p>15270</text:p>
          </table:table-cell>
          <table:table-cell office:value-type="float" office:value="22905" table:formula="of:=MOD(MIN([.$C399]*(COLUMN()-6);65536);65536)" table:style-name="ce1">
            <text:p>22905</text:p>
          </table:table-cell>
          <table:table-cell office:value-type="float" office:value="30540" table:formula="of:=MOD(MIN([.$C399]*(COLUMN()-6);65536);65536)" table:style-name="ce1">
            <text:p>30540</text:p>
          </table:table-cell>
          <table:table-cell office:value-type="float" office:value="38175" table:formula="of:=MOD(MIN([.$C399]*(COLUMN()-6);65536);65536)" table:style-name="ce1">
            <text:p>38175</text:p>
          </table:table-cell>
          <table:table-cell office:value-type="float" office:value="45810" table:formula="of:=MOD(MIN([.$C399]*(COLUMN()-6);65536);65536)" table:style-name="ce1">
            <text:p>45810</text:p>
          </table:table-cell>
          <table:table-cell office:value-type="float" office:value="53445" table:formula="of:=MOD(MIN([.$C399]*(COLUMN()-6);65536);65536)" table:style-name="ce1">
            <text:p>53445</text:p>
          </table:table-cell>
          <table:table-cell office:value-type="float" office:value="61080" table:formula="of:=MOD(MIN([.$C399]*(COLUMN()-6);65536);65536)" table:style-name="ce1">
            <text:p>61080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office:value-type="float" office:value="0" table:formula="of:=MOD(MIN([.$C39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593.8984963415478" table:formula="of:=[.$A$1]*(1/2)^((ROW()-2-128)/128)" table:style-name="ce1">
            <text:p>7593.898496</text:p>
          </table:table-cell>
          <table:table-cell table:style-name="ce1"/>
          <table:table-cell office:value-type="float" office:value="7594" table:formula="of:=ROUND([.A400];0)" table:style-name="ce1">
            <text:p>7594</text:p>
          </table:table-cell>
          <table:table-cell table:style-name="ce1"/>
          <table:table-cell office:value-type="float" office:value="398" table:formula="of:=ROW()-2" table:style-name="ce1">
            <text:p>398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office:value-type="float" office:value="7594" table:formula="of:=MOD(MIN([.$C400]*(COLUMN()-6);65536);65536)" table:style-name="ce1">
            <text:p>7594</text:p>
          </table:table-cell>
          <table:table-cell office:value-type="float" office:value="15188" table:formula="of:=MOD(MIN([.$C400]*(COLUMN()-6);65536);65536)" table:style-name="ce1">
            <text:p>15188</text:p>
          </table:table-cell>
          <table:table-cell office:value-type="float" office:value="22782" table:formula="of:=MOD(MIN([.$C400]*(COLUMN()-6);65536);65536)" table:style-name="ce1">
            <text:p>22782</text:p>
          </table:table-cell>
          <table:table-cell office:value-type="float" office:value="30376" table:formula="of:=MOD(MIN([.$C400]*(COLUMN()-6);65536);65536)" table:style-name="ce1">
            <text:p>30376</text:p>
          </table:table-cell>
          <table:table-cell office:value-type="float" office:value="37970" table:formula="of:=MOD(MIN([.$C400]*(COLUMN()-6);65536);65536)" table:style-name="ce1">
            <text:p>37970</text:p>
          </table:table-cell>
          <table:table-cell office:value-type="float" office:value="45564" table:formula="of:=MOD(MIN([.$C400]*(COLUMN()-6);65536);65536)" table:style-name="ce1">
            <text:p>45564</text:p>
          </table:table-cell>
          <table:table-cell office:value-type="float" office:value="53158" table:formula="of:=MOD(MIN([.$C400]*(COLUMN()-6);65536);65536)" table:style-name="ce1">
            <text:p>53158</text:p>
          </table:table-cell>
          <table:table-cell office:value-type="float" office:value="60752" table:formula="of:=MOD(MIN([.$C400]*(COLUMN()-6);65536);65536)" table:style-name="ce1">
            <text:p>60752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office:value-type="float" office:value="0" table:formula="of:=MOD(MIN([.$C40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552.887066454532" table:formula="of:=[.$A$1]*(1/2)^((ROW()-2-128)/128)" table:style-name="ce1">
            <text:p>7552.887066</text:p>
          </table:table-cell>
          <table:table-cell table:style-name="ce1"/>
          <table:table-cell office:value-type="float" office:value="7553" table:formula="of:=ROUND([.A401];0)" table:style-name="ce1">
            <text:p>7553</text:p>
          </table:table-cell>
          <table:table-cell table:style-name="ce1"/>
          <table:table-cell office:value-type="float" office:value="399" table:formula="of:=ROW()-2" table:style-name="ce1">
            <text:p>399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office:value-type="float" office:value="7553" table:formula="of:=MOD(MIN([.$C401]*(COLUMN()-6);65536);65536)" table:style-name="ce1">
            <text:p>7553</text:p>
          </table:table-cell>
          <table:table-cell office:value-type="float" office:value="15106" table:formula="of:=MOD(MIN([.$C401]*(COLUMN()-6);65536);65536)" table:style-name="ce1">
            <text:p>15106</text:p>
          </table:table-cell>
          <table:table-cell office:value-type="float" office:value="22659" table:formula="of:=MOD(MIN([.$C401]*(COLUMN()-6);65536);65536)" table:style-name="ce1">
            <text:p>22659</text:p>
          </table:table-cell>
          <table:table-cell office:value-type="float" office:value="30212" table:formula="of:=MOD(MIN([.$C401]*(COLUMN()-6);65536);65536)" table:style-name="ce1">
            <text:p>30212</text:p>
          </table:table-cell>
          <table:table-cell office:value-type="float" office:value="37765" table:formula="of:=MOD(MIN([.$C401]*(COLUMN()-6);65536);65536)" table:style-name="ce1">
            <text:p>37765</text:p>
          </table:table-cell>
          <table:table-cell office:value-type="float" office:value="45318" table:formula="of:=MOD(MIN([.$C401]*(COLUMN()-6);65536);65536)" table:style-name="ce1">
            <text:p>45318</text:p>
          </table:table-cell>
          <table:table-cell office:value-type="float" office:value="52871" table:formula="of:=MOD(MIN([.$C401]*(COLUMN()-6);65536);65536)" table:style-name="ce1">
            <text:p>52871</text:p>
          </table:table-cell>
          <table:table-cell office:value-type="float" office:value="60424" table:formula="of:=MOD(MIN([.$C401]*(COLUMN()-6);65536);65536)" table:style-name="ce1">
            <text:p>60424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office:value-type="float" office:value="0" table:formula="of:=MOD(MIN([.$C40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128)/128)" table:style-name="ce1">
            <text:p>7512.097122</text:p>
          </table:table-cell>
          <table:table-cell table:style-name="ce1"/>
          <table:table-cell office:value-type="float" office:value="7512" table:formula="of:=ROUND([.A402];0)" table:style-name="ce1">
            <text:p>7512</text:p>
          </table:table-cell>
          <table:table-cell table:style-name="ce1"/>
          <table:table-cell office:value-type="float" office:value="400" table:formula="of:=ROW()-2" table:style-name="ce1">
            <text:p>400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office:value-type="float" office:value="7512" table:formula="of:=MOD(MIN([.$C402]*(COLUMN()-6);65536);65536)" table:style-name="ce1">
            <text:p>7512</text:p>
          </table:table-cell>
          <table:table-cell office:value-type="float" office:value="15024" table:formula="of:=MOD(MIN([.$C402]*(COLUMN()-6);65536);65536)" table:style-name="ce1">
            <text:p>15024</text:p>
          </table:table-cell>
          <table:table-cell office:value-type="float" office:value="22536" table:formula="of:=MOD(MIN([.$C402]*(COLUMN()-6);65536);65536)" table:style-name="ce1">
            <text:p>22536</text:p>
          </table:table-cell>
          <table:table-cell office:value-type="float" office:value="30048" table:formula="of:=MOD(MIN([.$C402]*(COLUMN()-6);65536);65536)" table:style-name="ce1">
            <text:p>30048</text:p>
          </table:table-cell>
          <table:table-cell office:value-type="float" office:value="37560" table:formula="of:=MOD(MIN([.$C402]*(COLUMN()-6);65536);65536)" table:style-name="ce1">
            <text:p>37560</text:p>
          </table:table-cell>
          <table:table-cell office:value-type="float" office:value="45072" table:formula="of:=MOD(MIN([.$C402]*(COLUMN()-6);65536);65536)" table:style-name="ce1">
            <text:p>45072</text:p>
          </table:table-cell>
          <table:table-cell office:value-type="float" office:value="52584" table:formula="of:=MOD(MIN([.$C402]*(COLUMN()-6);65536);65536)" table:style-name="ce1">
            <text:p>52584</text:p>
          </table:table-cell>
          <table:table-cell office:value-type="float" office:value="60096" table:formula="of:=MOD(MIN([.$C402]*(COLUMN()-6);65536);65536)" table:style-name="ce1">
            <text:p>60096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office:value-type="float" office:value="0" table:formula="of:=MOD(MIN([.$C40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471.5274666272908" table:formula="of:=[.$A$1]*(1/2)^((ROW()-2-128)/128)" table:style-name="ce1">
            <text:p>7471.527467</text:p>
          </table:table-cell>
          <table:table-cell table:style-name="ce1"/>
          <table:table-cell office:value-type="float" office:value="7472" table:formula="of:=ROUND([.A403];0)" table:style-name="ce1">
            <text:p>7472</text:p>
          </table:table-cell>
          <table:table-cell table:style-name="ce1"/>
          <table:table-cell office:value-type="float" office:value="401" table:formula="of:=ROW()-2" table:style-name="ce1">
            <text:p>401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office:value-type="float" office:value="7472" table:formula="of:=MOD(MIN([.$C403]*(COLUMN()-6);65536);65536)" table:style-name="ce1">
            <text:p>7472</text:p>
          </table:table-cell>
          <table:table-cell office:value-type="float" office:value="14944" table:formula="of:=MOD(MIN([.$C403]*(COLUMN()-6);65536);65536)" table:style-name="ce1">
            <text:p>14944</text:p>
          </table:table-cell>
          <table:table-cell office:value-type="float" office:value="22416" table:formula="of:=MOD(MIN([.$C403]*(COLUMN()-6);65536);65536)" table:style-name="ce1">
            <text:p>22416</text:p>
          </table:table-cell>
          <table:table-cell office:value-type="float" office:value="29888" table:formula="of:=MOD(MIN([.$C403]*(COLUMN()-6);65536);65536)" table:style-name="ce1">
            <text:p>29888</text:p>
          </table:table-cell>
          <table:table-cell office:value-type="float" office:value="37360" table:formula="of:=MOD(MIN([.$C403]*(COLUMN()-6);65536);65536)" table:style-name="ce1">
            <text:p>37360</text:p>
          </table:table-cell>
          <table:table-cell office:value-type="float" office:value="44832" table:formula="of:=MOD(MIN([.$C403]*(COLUMN()-6);65536);65536)" table:style-name="ce1">
            <text:p>44832</text:p>
          </table:table-cell>
          <table:table-cell office:value-type="float" office:value="52304" table:formula="of:=MOD(MIN([.$C403]*(COLUMN()-6);65536);65536)" table:style-name="ce1">
            <text:p>52304</text:p>
          </table:table-cell>
          <table:table-cell office:value-type="float" office:value="59776" table:formula="of:=MOD(MIN([.$C403]*(COLUMN()-6);65536);65536)" table:style-name="ce1">
            <text:p>59776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office:value-type="float" office:value="0" table:formula="of:=MOD(MIN([.$C40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431.1769108496337" table:formula="of:=[.$A$1]*(1/2)^((ROW()-2-128)/128)" table:style-name="ce1">
            <text:p>7431.176911</text:p>
          </table:table-cell>
          <table:table-cell table:style-name="ce1"/>
          <table:table-cell office:value-type="float" office:value="7431" table:formula="of:=ROUND([.A404];0)" table:style-name="ce1">
            <text:p>7431</text:p>
          </table:table-cell>
          <table:table-cell table:style-name="ce1"/>
          <table:table-cell office:value-type="float" office:value="402" table:formula="of:=ROW()-2" table:style-name="ce1">
            <text:p>402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office:value-type="float" office:value="7431" table:formula="of:=MOD(MIN([.$C404]*(COLUMN()-6);65536);65536)" table:style-name="ce1">
            <text:p>7431</text:p>
          </table:table-cell>
          <table:table-cell office:value-type="float" office:value="14862" table:formula="of:=MOD(MIN([.$C404]*(COLUMN()-6);65536);65536)" table:style-name="ce1">
            <text:p>14862</text:p>
          </table:table-cell>
          <table:table-cell office:value-type="float" office:value="22293" table:formula="of:=MOD(MIN([.$C404]*(COLUMN()-6);65536);65536)" table:style-name="ce1">
            <text:p>22293</text:p>
          </table:table-cell>
          <table:table-cell office:value-type="float" office:value="29724" table:formula="of:=MOD(MIN([.$C404]*(COLUMN()-6);65536);65536)" table:style-name="ce1">
            <text:p>29724</text:p>
          </table:table-cell>
          <table:table-cell office:value-type="float" office:value="37155" table:formula="of:=MOD(MIN([.$C404]*(COLUMN()-6);65536);65536)" table:style-name="ce1">
            <text:p>37155</text:p>
          </table:table-cell>
          <table:table-cell office:value-type="float" office:value="44586" table:formula="of:=MOD(MIN([.$C404]*(COLUMN()-6);65536);65536)" table:style-name="ce1">
            <text:p>44586</text:p>
          </table:table-cell>
          <table:table-cell office:value-type="float" office:value="52017" table:formula="of:=MOD(MIN([.$C404]*(COLUMN()-6);65536);65536)" table:style-name="ce1">
            <text:p>52017</text:p>
          </table:table-cell>
          <table:table-cell office:value-type="float" office:value="59448" table:formula="of:=MOD(MIN([.$C404]*(COLUMN()-6);65536);65536)" table:style-name="ce1">
            <text:p>59448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office:value-type="float" office:value="0" table:formula="of:=MOD(MIN([.$C40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391.0442713359316" table:formula="of:=[.$A$1]*(1/2)^((ROW()-2-128)/128)" table:style-name="ce1">
            <text:p>7391.044271</text:p>
          </table:table-cell>
          <table:table-cell table:style-name="ce1"/>
          <table:table-cell office:value-type="float" office:value="7391" table:formula="of:=ROUND([.A405];0)" table:style-name="ce1">
            <text:p>7391</text:p>
          </table:table-cell>
          <table:table-cell table:style-name="ce1"/>
          <table:table-cell office:value-type="float" office:value="403" table:formula="of:=ROW()-2" table:style-name="ce1">
            <text:p>403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office:value-type="float" office:value="7391" table:formula="of:=MOD(MIN([.$C405]*(COLUMN()-6);65536);65536)" table:style-name="ce1">
            <text:p>7391</text:p>
          </table:table-cell>
          <table:table-cell office:value-type="float" office:value="14782" table:formula="of:=MOD(MIN([.$C405]*(COLUMN()-6);65536);65536)" table:style-name="ce1">
            <text:p>14782</text:p>
          </table:table-cell>
          <table:table-cell office:value-type="float" office:value="22173" table:formula="of:=MOD(MIN([.$C405]*(COLUMN()-6);65536);65536)" table:style-name="ce1">
            <text:p>22173</text:p>
          </table:table-cell>
          <table:table-cell office:value-type="float" office:value="29564" table:formula="of:=MOD(MIN([.$C405]*(COLUMN()-6);65536);65536)" table:style-name="ce1">
            <text:p>29564</text:p>
          </table:table-cell>
          <table:table-cell office:value-type="float" office:value="36955" table:formula="of:=MOD(MIN([.$C405]*(COLUMN()-6);65536);65536)" table:style-name="ce1">
            <text:p>36955</text:p>
          </table:table-cell>
          <table:table-cell office:value-type="float" office:value="44346" table:formula="of:=MOD(MIN([.$C405]*(COLUMN()-6);65536);65536)" table:style-name="ce1">
            <text:p>44346</text:p>
          </table:table-cell>
          <table:table-cell office:value-type="float" office:value="51737" table:formula="of:=MOD(MIN([.$C405]*(COLUMN()-6);65536);65536)" table:style-name="ce1">
            <text:p>51737</text:p>
          </table:table-cell>
          <table:table-cell office:value-type="float" office:value="59128" table:formula="of:=MOD(MIN([.$C405]*(COLUMN()-6);65536);65536)" table:style-name="ce1">
            <text:p>59128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office:value-type="float" office:value="0" table:formula="of:=MOD(MIN([.$C40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351.128371212727" table:formula="of:=[.$A$1]*(1/2)^((ROW()-2-128)/128)" table:style-name="ce1">
            <text:p>7351.128371</text:p>
          </table:table-cell>
          <table:table-cell table:style-name="ce1"/>
          <table:table-cell office:value-type="float" office:value="7351" table:formula="of:=ROUND([.A406];0)" table:style-name="ce1">
            <text:p>7351</text:p>
          </table:table-cell>
          <table:table-cell table:style-name="ce1"/>
          <table:table-cell office:value-type="float" office:value="404" table:formula="of:=ROW()-2" table:style-name="ce1">
            <text:p>404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office:value-type="float" office:value="7351" table:formula="of:=MOD(MIN([.$C406]*(COLUMN()-6);65536);65536)" table:style-name="ce1">
            <text:p>7351</text:p>
          </table:table-cell>
          <table:table-cell office:value-type="float" office:value="14702" table:formula="of:=MOD(MIN([.$C406]*(COLUMN()-6);65536);65536)" table:style-name="ce1">
            <text:p>14702</text:p>
          </table:table-cell>
          <table:table-cell office:value-type="float" office:value="22053" table:formula="of:=MOD(MIN([.$C406]*(COLUMN()-6);65536);65536)" table:style-name="ce1">
            <text:p>22053</text:p>
          </table:table-cell>
          <table:table-cell office:value-type="float" office:value="29404" table:formula="of:=MOD(MIN([.$C406]*(COLUMN()-6);65536);65536)" table:style-name="ce1">
            <text:p>29404</text:p>
          </table:table-cell>
          <table:table-cell office:value-type="float" office:value="36755" table:formula="of:=MOD(MIN([.$C406]*(COLUMN()-6);65536);65536)" table:style-name="ce1">
            <text:p>36755</text:p>
          </table:table-cell>
          <table:table-cell office:value-type="float" office:value="44106" table:formula="of:=MOD(MIN([.$C406]*(COLUMN()-6);65536);65536)" table:style-name="ce1">
            <text:p>44106</text:p>
          </table:table-cell>
          <table:table-cell office:value-type="float" office:value="51457" table:formula="of:=MOD(MIN([.$C406]*(COLUMN()-6);65536);65536)" table:style-name="ce1">
            <text:p>51457</text:p>
          </table:table-cell>
          <table:table-cell office:value-type="float" office:value="58808" table:formula="of:=MOD(MIN([.$C406]*(COLUMN()-6);65536);65536)" table:style-name="ce1">
            <text:p>58808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office:value-type="float" office:value="0" table:formula="of:=MOD(MIN([.$C40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311.4280399623576" table:formula="of:=[.$A$1]*(1/2)^((ROW()-2-128)/128)" table:style-name="ce1">
            <text:p>7311.42804</text:p>
          </table:table-cell>
          <table:table-cell table:style-name="ce1"/>
          <table:table-cell office:value-type="float" office:value="7311" table:formula="of:=ROUND([.A407];0)" table:style-name="ce1">
            <text:p>7311</text:p>
          </table:table-cell>
          <table:table-cell table:style-name="ce1"/>
          <table:table-cell office:value-type="float" office:value="405" table:formula="of:=ROW()-2" table:style-name="ce1">
            <text:p>405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office:value-type="float" office:value="7311" table:formula="of:=MOD(MIN([.$C407]*(COLUMN()-6);65536);65536)" table:style-name="ce1">
            <text:p>7311</text:p>
          </table:table-cell>
          <table:table-cell office:value-type="float" office:value="14622" table:formula="of:=MOD(MIN([.$C407]*(COLUMN()-6);65536);65536)" table:style-name="ce1">
            <text:p>14622</text:p>
          </table:table-cell>
          <table:table-cell office:value-type="float" office:value="21933" table:formula="of:=MOD(MIN([.$C407]*(COLUMN()-6);65536);65536)" table:style-name="ce1">
            <text:p>21933</text:p>
          </table:table-cell>
          <table:table-cell office:value-type="float" office:value="29244" table:formula="of:=MOD(MIN([.$C407]*(COLUMN()-6);65536);65536)" table:style-name="ce1">
            <text:p>29244</text:p>
          </table:table-cell>
          <table:table-cell office:value-type="float" office:value="36555" table:formula="of:=MOD(MIN([.$C407]*(COLUMN()-6);65536);65536)" table:style-name="ce1">
            <text:p>36555</text:p>
          </table:table-cell>
          <table:table-cell office:value-type="float" office:value="43866" table:formula="of:=MOD(MIN([.$C407]*(COLUMN()-6);65536);65536)" table:style-name="ce1">
            <text:p>43866</text:p>
          </table:table-cell>
          <table:table-cell office:value-type="float" office:value="51177" table:formula="of:=MOD(MIN([.$C407]*(COLUMN()-6);65536);65536)" table:style-name="ce1">
            <text:p>51177</text:p>
          </table:table-cell>
          <table:table-cell office:value-type="float" office:value="58488" table:formula="of:=MOD(MIN([.$C407]*(COLUMN()-6);65536);65536)" table:style-name="ce1">
            <text:p>58488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office:value-type="float" office:value="0" table:formula="of:=MOD(MIN([.$C40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271.9421133886308" table:formula="of:=[.$A$1]*(1/2)^((ROW()-2-128)/128)" table:style-name="ce1">
            <text:p>7271.942113</text:p>
          </table:table-cell>
          <table:table-cell table:style-name="ce1"/>
          <table:table-cell office:value-type="float" office:value="7272" table:formula="of:=ROUND([.A408];0)" table:style-name="ce1">
            <text:p>7272</text:p>
          </table:table-cell>
          <table:table-cell table:style-name="ce1"/>
          <table:table-cell office:value-type="float" office:value="406" table:formula="of:=ROW()-2" table:style-name="ce1">
            <text:p>406</text:p>
          </table:table-cell>
          <table:table-cell office:value-type="float" office:value="0" table:formula="of:=MOD(MIN([.$C408]*(COLUMN()-6);65536);65536)" table:style-name="ce1">
            <text:p>0</text:p>
          </table:table-cell>
          <table:table-cell office:value-type="float" office:value="7272" table:formula="of:=MOD(MIN([.$C408]*(COLUMN()-6);65536);65536)" table:style-name="ce1">
            <text:p>7272</text:p>
          </table:table-cell>
          <table:table-cell office:value-type="float" office:value="14544" table:formula="of:=MOD(MIN([.$C408]*(COLUMN()-6);65536);65536)" table:style-name="ce1">
            <text:p>14544</text:p>
          </table:table-cell>
          <table:table-cell office:value-type="float" office:value="21816" table:formula="of:=MOD(MIN([.$C408]*(COLUMN()-6);65536);65536)" table:style-name="ce1">
            <text:p>21816</text:p>
          </table:table-cell>
          <table:table-cell office:value-type="float" office:value="29088" table:formula="of:=MOD(MIN([.$C408]*(COLUMN()-6);65536);65536)" table:style-name="ce1">
            <text:p>29088</text:p>
          </table:table-cell>
          <table:table-cell office:value-type="float" office:value="36360" table:formula="of:=MOD(MIN([.$C408]*(COLUMN()-6);65536);65536)" table:style-name="ce1">
            <text:p>36360</text:p>
          </table:table-cell>
          <table:table-cell office:value-type="float" office:value="43632" table:formula="of:=MOD(MIN([.$C408]*(COLUMN()-6);65536);65536)" table:style-name="ce1">
            <text:p>43632</text:p>
          </table:table-cell>
          <table:table-cell office:value-type="float" office:value="50904" table:formula="of:=MOD(MIN([.$C408]*(COLUMN()-6);65536);65536)" table:style-name="ce1">
            <text:p>50904</text:p>
          </table:table-cell>
          <table:table-cell office:value-type="float" office:value="58176" table:formula="of:=MOD(MIN([.$C408]*(COLUMN()-6);65536);65536)" table:style-name="ce1">
            <text:p>58176</text:p>
          </table:table-cell>
          <table:table-cell office:value-type="float" office:value="65448" table:formula="of:=MOD(MIN([.$C408]*(COLUMN()-6);65536);65536)" table:style-name="ce1">
            <text:p>65448</text:p>
          </table:table-cell>
          <table:table-cell office:value-type="float" office:value="0" table:formula="of:=MOD(MIN([.$C408]*(COLUMN()-6);65536);65536)" table:style-name="ce1">
            <text:p>0</text:p>
          </table:table-cell>
          <table:table-cell office:value-type="float" office:value="0" table:formula="of:=MOD(MIN([.$C408]*(COLUMN()-6);65536);65536)" table:style-name="ce1">
            <text:p>0</text:p>
          </table:table-cell>
          <table:table-cell office:value-type="float" office:value="0" table:formula="of:=MOD(MIN([.$C408]*(COLUMN()-6);65536);65536)" table:style-name="ce1">
            <text:p>0</text:p>
          </table:table-cell>
          <table:table-cell office:value-type="float" office:value="0" table:formula="of:=MOD(MIN([.$C408]*(COLUMN()-6);65536);65536)" table:style-name="ce1">
            <text:p>0</text:p>
          </table:table-cell>
          <table:table-cell office:value-type="float" office:value="0" table:formula="of:=MOD(MIN([.$C408]*(COLUMN()-6);65536);65536)" table:style-name="ce1">
            <text:p>0</text:p>
          </table:table-cell>
          <table:table-cell office:value-type="float" office:value="0" table:formula="of:=MOD(MIN([.$C40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232.6694335826869" table:formula="of:=[.$A$1]*(1/2)^((ROW()-2-128)/128)" table:style-name="ce1">
            <text:p>7232.669434</text:p>
          </table:table-cell>
          <table:table-cell table:style-name="ce1"/>
          <table:table-cell office:value-type="float" office:value="7233" table:formula="of:=ROUND([.A409];0)" table:style-name="ce1">
            <text:p>7233</text:p>
          </table:table-cell>
          <table:table-cell table:style-name="ce1"/>
          <table:table-cell office:value-type="float" office:value="407" table:formula="of:=ROW()-2" table:style-name="ce1">
            <text:p>407</text:p>
          </table:table-cell>
          <table:table-cell office:value-type="float" office:value="0" table:formula="of:=MOD(MIN([.$C409]*(COLUMN()-6);65536);65536)" table:style-name="ce1">
            <text:p>0</text:p>
          </table:table-cell>
          <table:table-cell office:value-type="float" office:value="7233" table:formula="of:=MOD(MIN([.$C409]*(COLUMN()-6);65536);65536)" table:style-name="ce1">
            <text:p>7233</text:p>
          </table:table-cell>
          <table:table-cell office:value-type="float" office:value="14466" table:formula="of:=MOD(MIN([.$C409]*(COLUMN()-6);65536);65536)" table:style-name="ce1">
            <text:p>14466</text:p>
          </table:table-cell>
          <table:table-cell office:value-type="float" office:value="21699" table:formula="of:=MOD(MIN([.$C409]*(COLUMN()-6);65536);65536)" table:style-name="ce1">
            <text:p>21699</text:p>
          </table:table-cell>
          <table:table-cell office:value-type="float" office:value="28932" table:formula="of:=MOD(MIN([.$C409]*(COLUMN()-6);65536);65536)" table:style-name="ce1">
            <text:p>28932</text:p>
          </table:table-cell>
          <table:table-cell office:value-type="float" office:value="36165" table:formula="of:=MOD(MIN([.$C409]*(COLUMN()-6);65536);65536)" table:style-name="ce1">
            <text:p>36165</text:p>
          </table:table-cell>
          <table:table-cell office:value-type="float" office:value="43398" table:formula="of:=MOD(MIN([.$C409]*(COLUMN()-6);65536);65536)" table:style-name="ce1">
            <text:p>43398</text:p>
          </table:table-cell>
          <table:table-cell office:value-type="float" office:value="50631" table:formula="of:=MOD(MIN([.$C409]*(COLUMN()-6);65536);65536)" table:style-name="ce1">
            <text:p>50631</text:p>
          </table:table-cell>
          <table:table-cell office:value-type="float" office:value="57864" table:formula="of:=MOD(MIN([.$C409]*(COLUMN()-6);65536);65536)" table:style-name="ce1">
            <text:p>57864</text:p>
          </table:table-cell>
          <table:table-cell office:value-type="float" office:value="65097" table:formula="of:=MOD(MIN([.$C409]*(COLUMN()-6);65536);65536)" table:style-name="ce1">
            <text:p>65097</text:p>
          </table:table-cell>
          <table:table-cell office:value-type="float" office:value="0" table:formula="of:=MOD(MIN([.$C409]*(COLUMN()-6);65536);65536)" table:style-name="ce1">
            <text:p>0</text:p>
          </table:table-cell>
          <table:table-cell office:value-type="float" office:value="0" table:formula="of:=MOD(MIN([.$C409]*(COLUMN()-6);65536);65536)" table:style-name="ce1">
            <text:p>0</text:p>
          </table:table-cell>
          <table:table-cell office:value-type="float" office:value="0" table:formula="of:=MOD(MIN([.$C409]*(COLUMN()-6);65536);65536)" table:style-name="ce1">
            <text:p>0</text:p>
          </table:table-cell>
          <table:table-cell office:value-type="float" office:value="0" table:formula="of:=MOD(MIN([.$C409]*(COLUMN()-6);65536);65536)" table:style-name="ce1">
            <text:p>0</text:p>
          </table:table-cell>
          <table:table-cell office:value-type="float" office:value="0" table:formula="of:=MOD(MIN([.$C409]*(COLUMN()-6);65536);65536)" table:style-name="ce1">
            <text:p>0</text:p>
          </table:table-cell>
          <table:table-cell office:value-type="float" office:value="0" table:formula="of:=MOD(MIN([.$C40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193.6088488890355" table:formula="of:=[.$A$1]*(1/2)^((ROW()-2-128)/128)" table:style-name="ce1">
            <text:p>7193.608849</text:p>
          </table:table-cell>
          <table:table-cell table:style-name="ce1"/>
          <table:table-cell office:value-type="float" office:value="7194" table:formula="of:=ROUND([.A410];0)" table:style-name="ce1">
            <text:p>7194</text:p>
          </table:table-cell>
          <table:table-cell table:style-name="ce1"/>
          <table:table-cell office:value-type="float" office:value="408" table:formula="of:=ROW()-2" table:style-name="ce1">
            <text:p>408</text:p>
          </table:table-cell>
          <table:table-cell office:value-type="float" office:value="0" table:formula="of:=MOD(MIN([.$C410]*(COLUMN()-6);65536);65536)" table:style-name="ce1">
            <text:p>0</text:p>
          </table:table-cell>
          <table:table-cell office:value-type="float" office:value="7194" table:formula="of:=MOD(MIN([.$C410]*(COLUMN()-6);65536);65536)" table:style-name="ce1">
            <text:p>7194</text:p>
          </table:table-cell>
          <table:table-cell office:value-type="float" office:value="14388" table:formula="of:=MOD(MIN([.$C410]*(COLUMN()-6);65536);65536)" table:style-name="ce1">
            <text:p>14388</text:p>
          </table:table-cell>
          <table:table-cell office:value-type="float" office:value="21582" table:formula="of:=MOD(MIN([.$C410]*(COLUMN()-6);65536);65536)" table:style-name="ce1">
            <text:p>21582</text:p>
          </table:table-cell>
          <table:table-cell office:value-type="float" office:value="28776" table:formula="of:=MOD(MIN([.$C410]*(COLUMN()-6);65536);65536)" table:style-name="ce1">
            <text:p>28776</text:p>
          </table:table-cell>
          <table:table-cell office:value-type="float" office:value="35970" table:formula="of:=MOD(MIN([.$C410]*(COLUMN()-6);65536);65536)" table:style-name="ce1">
            <text:p>35970</text:p>
          </table:table-cell>
          <table:table-cell office:value-type="float" office:value="43164" table:formula="of:=MOD(MIN([.$C410]*(COLUMN()-6);65536);65536)" table:style-name="ce1">
            <text:p>43164</text:p>
          </table:table-cell>
          <table:table-cell office:value-type="float" office:value="50358" table:formula="of:=MOD(MIN([.$C410]*(COLUMN()-6);65536);65536)" table:style-name="ce1">
            <text:p>50358</text:p>
          </table:table-cell>
          <table:table-cell office:value-type="float" office:value="57552" table:formula="of:=MOD(MIN([.$C410]*(COLUMN()-6);65536);65536)" table:style-name="ce1">
            <text:p>57552</text:p>
          </table:table-cell>
          <table:table-cell office:value-type="float" office:value="64746" table:formula="of:=MOD(MIN([.$C410]*(COLUMN()-6);65536);65536)" table:style-name="ce1">
            <text:p>64746</text:p>
          </table:table-cell>
          <table:table-cell office:value-type="float" office:value="0" table:formula="of:=MOD(MIN([.$C410]*(COLUMN()-6);65536);65536)" table:style-name="ce1">
            <text:p>0</text:p>
          </table:table-cell>
          <table:table-cell office:value-type="float" office:value="0" table:formula="of:=MOD(MIN([.$C410]*(COLUMN()-6);65536);65536)" table:style-name="ce1">
            <text:p>0</text:p>
          </table:table-cell>
          <table:table-cell office:value-type="float" office:value="0" table:formula="of:=MOD(MIN([.$C410]*(COLUMN()-6);65536);65536)" table:style-name="ce1">
            <text:p>0</text:p>
          </table:table-cell>
          <table:table-cell office:value-type="float" office:value="0" table:formula="of:=MOD(MIN([.$C410]*(COLUMN()-6);65536);65536)" table:style-name="ce1">
            <text:p>0</text:p>
          </table:table-cell>
          <table:table-cell office:value-type="float" office:value="0" table:formula="of:=MOD(MIN([.$C410]*(COLUMN()-6);65536);65536)" table:style-name="ce1">
            <text:p>0</text:p>
          </table:table-cell>
          <table:table-cell office:value-type="float" office:value="0" table:formula="of:=MOD(MIN([.$C41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154.7592138717973" table:formula="of:=[.$A$1]*(1/2)^((ROW()-2-128)/128)" table:style-name="ce1">
            <text:p>7154.759214</text:p>
          </table:table-cell>
          <table:table-cell table:style-name="ce1"/>
          <table:table-cell office:value-type="float" office:value="7155" table:formula="of:=ROUND([.A411];0)" table:style-name="ce1">
            <text:p>7155</text:p>
          </table:table-cell>
          <table:table-cell table:style-name="ce1"/>
          <table:table-cell office:value-type="float" office:value="409" table:formula="of:=ROW()-2" table:style-name="ce1">
            <text:p>409</text:p>
          </table:table-cell>
          <table:table-cell office:value-type="float" office:value="0" table:formula="of:=MOD(MIN([.$C411]*(COLUMN()-6);65536);65536)" table:style-name="ce1">
            <text:p>0</text:p>
          </table:table-cell>
          <table:table-cell office:value-type="float" office:value="7155" table:formula="of:=MOD(MIN([.$C411]*(COLUMN()-6);65536);65536)" table:style-name="ce1">
            <text:p>7155</text:p>
          </table:table-cell>
          <table:table-cell office:value-type="float" office:value="14310" table:formula="of:=MOD(MIN([.$C411]*(COLUMN()-6);65536);65536)" table:style-name="ce1">
            <text:p>14310</text:p>
          </table:table-cell>
          <table:table-cell office:value-type="float" office:value="21465" table:formula="of:=MOD(MIN([.$C411]*(COLUMN()-6);65536);65536)" table:style-name="ce1">
            <text:p>21465</text:p>
          </table:table-cell>
          <table:table-cell office:value-type="float" office:value="28620" table:formula="of:=MOD(MIN([.$C411]*(COLUMN()-6);65536);65536)" table:style-name="ce1">
            <text:p>28620</text:p>
          </table:table-cell>
          <table:table-cell office:value-type="float" office:value="35775" table:formula="of:=MOD(MIN([.$C411]*(COLUMN()-6);65536);65536)" table:style-name="ce1">
            <text:p>35775</text:p>
          </table:table-cell>
          <table:table-cell office:value-type="float" office:value="42930" table:formula="of:=MOD(MIN([.$C411]*(COLUMN()-6);65536);65536)" table:style-name="ce1">
            <text:p>42930</text:p>
          </table:table-cell>
          <table:table-cell office:value-type="float" office:value="50085" table:formula="of:=MOD(MIN([.$C411]*(COLUMN()-6);65536);65536)" table:style-name="ce1">
            <text:p>50085</text:p>
          </table:table-cell>
          <table:table-cell office:value-type="float" office:value="57240" table:formula="of:=MOD(MIN([.$C411]*(COLUMN()-6);65536);65536)" table:style-name="ce1">
            <text:p>57240</text:p>
          </table:table-cell>
          <table:table-cell office:value-type="float" office:value="64395" table:formula="of:=MOD(MIN([.$C411]*(COLUMN()-6);65536);65536)" table:style-name="ce1">
            <text:p>64395</text:p>
          </table:table-cell>
          <table:table-cell office:value-type="float" office:value="0" table:formula="of:=MOD(MIN([.$C411]*(COLUMN()-6);65536);65536)" table:style-name="ce1">
            <text:p>0</text:p>
          </table:table-cell>
          <table:table-cell office:value-type="float" office:value="0" table:formula="of:=MOD(MIN([.$C411]*(COLUMN()-6);65536);65536)" table:style-name="ce1">
            <text:p>0</text:p>
          </table:table-cell>
          <table:table-cell office:value-type="float" office:value="0" table:formula="of:=MOD(MIN([.$C411]*(COLUMN()-6);65536);65536)" table:style-name="ce1">
            <text:p>0</text:p>
          </table:table-cell>
          <table:table-cell office:value-type="float" office:value="0" table:formula="of:=MOD(MIN([.$C411]*(COLUMN()-6);65536);65536)" table:style-name="ce1">
            <text:p>0</text:p>
          </table:table-cell>
          <table:table-cell office:value-type="float" office:value="0" table:formula="of:=MOD(MIN([.$C411]*(COLUMN()-6);65536);65536)" table:style-name="ce1">
            <text:p>0</text:p>
          </table:table-cell>
          <table:table-cell office:value-type="float" office:value="0" table:formula="of:=MOD(MIN([.$C41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116.1193892811016" table:formula="of:=[.$A$1]*(1/2)^((ROW()-2-128)/128)" table:style-name="ce1">
            <text:p>7116.119389</text:p>
          </table:table-cell>
          <table:table-cell table:style-name="ce1"/>
          <table:table-cell office:value-type="float" office:value="7116" table:formula="of:=ROUND([.A412];0)" table:style-name="ce1">
            <text:p>7116</text:p>
          </table:table-cell>
          <table:table-cell table:style-name="ce1"/>
          <table:table-cell office:value-type="float" office:value="410" table:formula="of:=ROW()-2" table:style-name="ce1">
            <text:p>410</text:p>
          </table:table-cell>
          <table:table-cell office:value-type="float" office:value="0" table:formula="of:=MOD(MIN([.$C412]*(COLUMN()-6);65536);65536)" table:style-name="ce1">
            <text:p>0</text:p>
          </table:table-cell>
          <table:table-cell office:value-type="float" office:value="7116" table:formula="of:=MOD(MIN([.$C412]*(COLUMN()-6);65536);65536)" table:style-name="ce1">
            <text:p>7116</text:p>
          </table:table-cell>
          <table:table-cell office:value-type="float" office:value="14232" table:formula="of:=MOD(MIN([.$C412]*(COLUMN()-6);65536);65536)" table:style-name="ce1">
            <text:p>14232</text:p>
          </table:table-cell>
          <table:table-cell office:value-type="float" office:value="21348" table:formula="of:=MOD(MIN([.$C412]*(COLUMN()-6);65536);65536)" table:style-name="ce1">
            <text:p>21348</text:p>
          </table:table-cell>
          <table:table-cell office:value-type="float" office:value="28464" table:formula="of:=MOD(MIN([.$C412]*(COLUMN()-6);65536);65536)" table:style-name="ce1">
            <text:p>28464</text:p>
          </table:table-cell>
          <table:table-cell office:value-type="float" office:value="35580" table:formula="of:=MOD(MIN([.$C412]*(COLUMN()-6);65536);65536)" table:style-name="ce1">
            <text:p>35580</text:p>
          </table:table-cell>
          <table:table-cell office:value-type="float" office:value="42696" table:formula="of:=MOD(MIN([.$C412]*(COLUMN()-6);65536);65536)" table:style-name="ce1">
            <text:p>42696</text:p>
          </table:table-cell>
          <table:table-cell office:value-type="float" office:value="49812" table:formula="of:=MOD(MIN([.$C412]*(COLUMN()-6);65536);65536)" table:style-name="ce1">
            <text:p>49812</text:p>
          </table:table-cell>
          <table:table-cell office:value-type="float" office:value="56928" table:formula="of:=MOD(MIN([.$C412]*(COLUMN()-6);65536);65536)" table:style-name="ce1">
            <text:p>56928</text:p>
          </table:table-cell>
          <table:table-cell office:value-type="float" office:value="64044" table:formula="of:=MOD(MIN([.$C412]*(COLUMN()-6);65536);65536)" table:style-name="ce1">
            <text:p>64044</text:p>
          </table:table-cell>
          <table:table-cell office:value-type="float" office:value="0" table:formula="of:=MOD(MIN([.$C412]*(COLUMN()-6);65536);65536)" table:style-name="ce1">
            <text:p>0</text:p>
          </table:table-cell>
          <table:table-cell office:value-type="float" office:value="0" table:formula="of:=MOD(MIN([.$C412]*(COLUMN()-6);65536);65536)" table:style-name="ce1">
            <text:p>0</text:p>
          </table:table-cell>
          <table:table-cell office:value-type="float" office:value="0" table:formula="of:=MOD(MIN([.$C412]*(COLUMN()-6);65536);65536)" table:style-name="ce1">
            <text:p>0</text:p>
          </table:table-cell>
          <table:table-cell office:value-type="float" office:value="0" table:formula="of:=MOD(MIN([.$C412]*(COLUMN()-6);65536);65536)" table:style-name="ce1">
            <text:p>0</text:p>
          </table:table-cell>
          <table:table-cell office:value-type="float" office:value="0" table:formula="of:=MOD(MIN([.$C412]*(COLUMN()-6);65536);65536)" table:style-name="ce1">
            <text:p>0</text:p>
          </table:table-cell>
          <table:table-cell office:value-type="float" office:value="0" table:formula="of:=MOD(MIN([.$C41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077.6882420196871" table:formula="of:=[.$A$1]*(1/2)^((ROW()-2-128)/128)" table:style-name="ce1">
            <text:p>7077.688242</text:p>
          </table:table-cell>
          <table:table-cell table:style-name="ce1"/>
          <table:table-cell office:value-type="float" office:value="7078" table:formula="of:=ROUND([.A413];0)" table:style-name="ce1">
            <text:p>7078</text:p>
          </table:table-cell>
          <table:table-cell table:style-name="ce1"/>
          <table:table-cell office:value-type="float" office:value="411" table:formula="of:=ROW()-2" table:style-name="ce1">
            <text:p>411</text:p>
          </table:table-cell>
          <table:table-cell office:value-type="float" office:value="0" table:formula="of:=MOD(MIN([.$C413]*(COLUMN()-6);65536);65536)" table:style-name="ce1">
            <text:p>0</text:p>
          </table:table-cell>
          <table:table-cell office:value-type="float" office:value="7078" table:formula="of:=MOD(MIN([.$C413]*(COLUMN()-6);65536);65536)" table:style-name="ce1">
            <text:p>7078</text:p>
          </table:table-cell>
          <table:table-cell office:value-type="float" office:value="14156" table:formula="of:=MOD(MIN([.$C413]*(COLUMN()-6);65536);65536)" table:style-name="ce1">
            <text:p>14156</text:p>
          </table:table-cell>
          <table:table-cell office:value-type="float" office:value="21234" table:formula="of:=MOD(MIN([.$C413]*(COLUMN()-6);65536);65536)" table:style-name="ce1">
            <text:p>21234</text:p>
          </table:table-cell>
          <table:table-cell office:value-type="float" office:value="28312" table:formula="of:=MOD(MIN([.$C413]*(COLUMN()-6);65536);65536)" table:style-name="ce1">
            <text:p>28312</text:p>
          </table:table-cell>
          <table:table-cell office:value-type="float" office:value="35390" table:formula="of:=MOD(MIN([.$C413]*(COLUMN()-6);65536);65536)" table:style-name="ce1">
            <text:p>35390</text:p>
          </table:table-cell>
          <table:table-cell office:value-type="float" office:value="42468" table:formula="of:=MOD(MIN([.$C413]*(COLUMN()-6);65536);65536)" table:style-name="ce1">
            <text:p>42468</text:p>
          </table:table-cell>
          <table:table-cell office:value-type="float" office:value="49546" table:formula="of:=MOD(MIN([.$C413]*(COLUMN()-6);65536);65536)" table:style-name="ce1">
            <text:p>49546</text:p>
          </table:table-cell>
          <table:table-cell office:value-type="float" office:value="56624" table:formula="of:=MOD(MIN([.$C413]*(COLUMN()-6);65536);65536)" table:style-name="ce1">
            <text:p>56624</text:p>
          </table:table-cell>
          <table:table-cell office:value-type="float" office:value="63702" table:formula="of:=MOD(MIN([.$C413]*(COLUMN()-6);65536);65536)" table:style-name="ce1">
            <text:p>63702</text:p>
          </table:table-cell>
          <table:table-cell office:value-type="float" office:value="0" table:formula="of:=MOD(MIN([.$C413]*(COLUMN()-6);65536);65536)" table:style-name="ce1">
            <text:p>0</text:p>
          </table:table-cell>
          <table:table-cell office:value-type="float" office:value="0" table:formula="of:=MOD(MIN([.$C413]*(COLUMN()-6);65536);65536)" table:style-name="ce1">
            <text:p>0</text:p>
          </table:table-cell>
          <table:table-cell office:value-type="float" office:value="0" table:formula="of:=MOD(MIN([.$C413]*(COLUMN()-6);65536);65536)" table:style-name="ce1">
            <text:p>0</text:p>
          </table:table-cell>
          <table:table-cell office:value-type="float" office:value="0" table:formula="of:=MOD(MIN([.$C413]*(COLUMN()-6);65536);65536)" table:style-name="ce1">
            <text:p>0</text:p>
          </table:table-cell>
          <table:table-cell office:value-type="float" office:value="0" table:formula="of:=MOD(MIN([.$C413]*(COLUMN()-6);65536);65536)" table:style-name="ce1">
            <text:p>0</text:p>
          </table:table-cell>
          <table:table-cell office:value-type="float" office:value="0" table:formula="of:=MOD(MIN([.$C41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039.4646451096705" table:formula="of:=[.$A$1]*(1/2)^((ROW()-2-128)/128)" table:style-name="ce1">
            <text:p>7039.464645</text:p>
          </table:table-cell>
          <table:table-cell table:style-name="ce1"/>
          <table:table-cell office:value-type="float" office:value="7039" table:formula="of:=ROUND([.A414];0)" table:style-name="ce1">
            <text:p>7039</text:p>
          </table:table-cell>
          <table:table-cell table:style-name="ce1"/>
          <table:table-cell office:value-type="float" office:value="412" table:formula="of:=ROW()-2" table:style-name="ce1">
            <text:p>412</text:p>
          </table:table-cell>
          <table:table-cell office:value-type="float" office:value="0" table:formula="of:=MOD(MIN([.$C414]*(COLUMN()-6);65536);65536)" table:style-name="ce1">
            <text:p>0</text:p>
          </table:table-cell>
          <table:table-cell office:value-type="float" office:value="7039" table:formula="of:=MOD(MIN([.$C414]*(COLUMN()-6);65536);65536)" table:style-name="ce1">
            <text:p>7039</text:p>
          </table:table-cell>
          <table:table-cell office:value-type="float" office:value="14078" table:formula="of:=MOD(MIN([.$C414]*(COLUMN()-6);65536);65536)" table:style-name="ce1">
            <text:p>14078</text:p>
          </table:table-cell>
          <table:table-cell office:value-type="float" office:value="21117" table:formula="of:=MOD(MIN([.$C414]*(COLUMN()-6);65536);65536)" table:style-name="ce1">
            <text:p>21117</text:p>
          </table:table-cell>
          <table:table-cell office:value-type="float" office:value="28156" table:formula="of:=MOD(MIN([.$C414]*(COLUMN()-6);65536);65536)" table:style-name="ce1">
            <text:p>28156</text:p>
          </table:table-cell>
          <table:table-cell office:value-type="float" office:value="35195" table:formula="of:=MOD(MIN([.$C414]*(COLUMN()-6);65536);65536)" table:style-name="ce1">
            <text:p>35195</text:p>
          </table:table-cell>
          <table:table-cell office:value-type="float" office:value="42234" table:formula="of:=MOD(MIN([.$C414]*(COLUMN()-6);65536);65536)" table:style-name="ce1">
            <text:p>42234</text:p>
          </table:table-cell>
          <table:table-cell office:value-type="float" office:value="49273" table:formula="of:=MOD(MIN([.$C414]*(COLUMN()-6);65536);65536)" table:style-name="ce1">
            <text:p>49273</text:p>
          </table:table-cell>
          <table:table-cell office:value-type="float" office:value="56312" table:formula="of:=MOD(MIN([.$C414]*(COLUMN()-6);65536);65536)" table:style-name="ce1">
            <text:p>56312</text:p>
          </table:table-cell>
          <table:table-cell office:value-type="float" office:value="63351" table:formula="of:=MOD(MIN([.$C414]*(COLUMN()-6);65536);65536)" table:style-name="ce1">
            <text:p>63351</text:p>
          </table:table-cell>
          <table:table-cell office:value-type="float" office:value="0" table:formula="of:=MOD(MIN([.$C414]*(COLUMN()-6);65536);65536)" table:style-name="ce1">
            <text:p>0</text:p>
          </table:table-cell>
          <table:table-cell office:value-type="float" office:value="0" table:formula="of:=MOD(MIN([.$C414]*(COLUMN()-6);65536);65536)" table:style-name="ce1">
            <text:p>0</text:p>
          </table:table-cell>
          <table:table-cell office:value-type="float" office:value="0" table:formula="of:=MOD(MIN([.$C414]*(COLUMN()-6);65536);65536)" table:style-name="ce1">
            <text:p>0</text:p>
          </table:table-cell>
          <table:table-cell office:value-type="float" office:value="0" table:formula="of:=MOD(MIN([.$C414]*(COLUMN()-6);65536);65536)" table:style-name="ce1">
            <text:p>0</text:p>
          </table:table-cell>
          <table:table-cell office:value-type="float" office:value="0" table:formula="of:=MOD(MIN([.$C414]*(COLUMN()-6);65536);65536)" table:style-name="ce1">
            <text:p>0</text:p>
          </table:table-cell>
          <table:table-cell office:value-type="float" office:value="0" table:formula="of:=MOD(MIN([.$C41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7001.4474776594961" table:formula="of:=[.$A$1]*(1/2)^((ROW()-2-128)/128)" table:style-name="ce1">
            <text:p>7001.447478</text:p>
          </table:table-cell>
          <table:table-cell table:style-name="ce1"/>
          <table:table-cell office:value-type="float" office:value="7001" table:formula="of:=ROUND([.A415];0)" table:style-name="ce1">
            <text:p>7001</text:p>
          </table:table-cell>
          <table:table-cell table:style-name="ce1"/>
          <table:table-cell office:value-type="float" office:value="413" table:formula="of:=ROW()-2" table:style-name="ce1">
            <text:p>413</text:p>
          </table:table-cell>
          <table:table-cell office:value-type="float" office:value="0" table:formula="of:=MOD(MIN([.$C415]*(COLUMN()-6);65536);65536)" table:style-name="ce1">
            <text:p>0</text:p>
          </table:table-cell>
          <table:table-cell office:value-type="float" office:value="7001" table:formula="of:=MOD(MIN([.$C415]*(COLUMN()-6);65536);65536)" table:style-name="ce1">
            <text:p>7001</text:p>
          </table:table-cell>
          <table:table-cell office:value-type="float" office:value="14002" table:formula="of:=MOD(MIN([.$C415]*(COLUMN()-6);65536);65536)" table:style-name="ce1">
            <text:p>14002</text:p>
          </table:table-cell>
          <table:table-cell office:value-type="float" office:value="21003" table:formula="of:=MOD(MIN([.$C415]*(COLUMN()-6);65536);65536)" table:style-name="ce1">
            <text:p>21003</text:p>
          </table:table-cell>
          <table:table-cell office:value-type="float" office:value="28004" table:formula="of:=MOD(MIN([.$C415]*(COLUMN()-6);65536);65536)" table:style-name="ce1">
            <text:p>28004</text:p>
          </table:table-cell>
          <table:table-cell office:value-type="float" office:value="35005" table:formula="of:=MOD(MIN([.$C415]*(COLUMN()-6);65536);65536)" table:style-name="ce1">
            <text:p>35005</text:p>
          </table:table-cell>
          <table:table-cell office:value-type="float" office:value="42006" table:formula="of:=MOD(MIN([.$C415]*(COLUMN()-6);65536);65536)" table:style-name="ce1">
            <text:p>42006</text:p>
          </table:table-cell>
          <table:table-cell office:value-type="float" office:value="49007" table:formula="of:=MOD(MIN([.$C415]*(COLUMN()-6);65536);65536)" table:style-name="ce1">
            <text:p>49007</text:p>
          </table:table-cell>
          <table:table-cell office:value-type="float" office:value="56008" table:formula="of:=MOD(MIN([.$C415]*(COLUMN()-6);65536);65536)" table:style-name="ce1">
            <text:p>56008</text:p>
          </table:table-cell>
          <table:table-cell office:value-type="float" office:value="63009" table:formula="of:=MOD(MIN([.$C415]*(COLUMN()-6);65536);65536)" table:style-name="ce1">
            <text:p>63009</text:p>
          </table:table-cell>
          <table:table-cell office:value-type="float" office:value="0" table:formula="of:=MOD(MIN([.$C415]*(COLUMN()-6);65536);65536)" table:style-name="ce1">
            <text:p>0</text:p>
          </table:table-cell>
          <table:table-cell office:value-type="float" office:value="0" table:formula="of:=MOD(MIN([.$C415]*(COLUMN()-6);65536);65536)" table:style-name="ce1">
            <text:p>0</text:p>
          </table:table-cell>
          <table:table-cell office:value-type="float" office:value="0" table:formula="of:=MOD(MIN([.$C415]*(COLUMN()-6);65536);65536)" table:style-name="ce1">
            <text:p>0</text:p>
          </table:table-cell>
          <table:table-cell office:value-type="float" office:value="0" table:formula="of:=MOD(MIN([.$C415]*(COLUMN()-6);65536);65536)" table:style-name="ce1">
            <text:p>0</text:p>
          </table:table-cell>
          <table:table-cell office:value-type="float" office:value="0" table:formula="of:=MOD(MIN([.$C415]*(COLUMN()-6);65536);65536)" table:style-name="ce1">
            <text:p>0</text:p>
          </table:table-cell>
          <table:table-cell office:value-type="float" office:value="0" table:formula="of:=MOD(MIN([.$C41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128)/128)" table:style-name="ce1">
            <text:p>6963.635625</text:p>
          </table:table-cell>
          <table:table-cell table:style-name="ce1"/>
          <table:table-cell office:value-type="float" office:value="6964" table:formula="of:=ROUND([.A416];0)" table:style-name="ce1">
            <text:p>6964</text:p>
          </table:table-cell>
          <table:table-cell table:style-name="ce1"/>
          <table:table-cell office:value-type="float" office:value="414" table:formula="of:=ROW()-2" table:style-name="ce1">
            <text:p>414</text:p>
          </table:table-cell>
          <table:table-cell office:value-type="float" office:value="0" table:formula="of:=MOD(MIN([.$C416]*(COLUMN()-6);65536);65536)" table:style-name="ce1">
            <text:p>0</text:p>
          </table:table-cell>
          <table:table-cell office:value-type="float" office:value="6964" table:formula="of:=MOD(MIN([.$C416]*(COLUMN()-6);65536);65536)" table:style-name="ce1">
            <text:p>6964</text:p>
          </table:table-cell>
          <table:table-cell office:value-type="float" office:value="13928" table:formula="of:=MOD(MIN([.$C416]*(COLUMN()-6);65536);65536)" table:style-name="ce1">
            <text:p>13928</text:p>
          </table:table-cell>
          <table:table-cell office:value-type="float" office:value="20892" table:formula="of:=MOD(MIN([.$C416]*(COLUMN()-6);65536);65536)" table:style-name="ce1">
            <text:p>20892</text:p>
          </table:table-cell>
          <table:table-cell office:value-type="float" office:value="27856" table:formula="of:=MOD(MIN([.$C416]*(COLUMN()-6);65536);65536)" table:style-name="ce1">
            <text:p>27856</text:p>
          </table:table-cell>
          <table:table-cell office:value-type="float" office:value="34820" table:formula="of:=MOD(MIN([.$C416]*(COLUMN()-6);65536);65536)" table:style-name="ce1">
            <text:p>34820</text:p>
          </table:table-cell>
          <table:table-cell office:value-type="float" office:value="41784" table:formula="of:=MOD(MIN([.$C416]*(COLUMN()-6);65536);65536)" table:style-name="ce1">
            <text:p>41784</text:p>
          </table:table-cell>
          <table:table-cell office:value-type="float" office:value="48748" table:formula="of:=MOD(MIN([.$C416]*(COLUMN()-6);65536);65536)" table:style-name="ce1">
            <text:p>48748</text:p>
          </table:table-cell>
          <table:table-cell office:value-type="float" office:value="55712" table:formula="of:=MOD(MIN([.$C416]*(COLUMN()-6);65536);65536)" table:style-name="ce1">
            <text:p>55712</text:p>
          </table:table-cell>
          <table:table-cell office:value-type="float" office:value="62676" table:formula="of:=MOD(MIN([.$C416]*(COLUMN()-6);65536);65536)" table:style-name="ce1">
            <text:p>62676</text:p>
          </table:table-cell>
          <table:table-cell office:value-type="float" office:value="0" table:formula="of:=MOD(MIN([.$C416]*(COLUMN()-6);65536);65536)" table:style-name="ce1">
            <text:p>0</text:p>
          </table:table-cell>
          <table:table-cell office:value-type="float" office:value="0" table:formula="of:=MOD(MIN([.$C416]*(COLUMN()-6);65536);65536)" table:style-name="ce1">
            <text:p>0</text:p>
          </table:table-cell>
          <table:table-cell office:value-type="float" office:value="0" table:formula="of:=MOD(MIN([.$C416]*(COLUMN()-6);65536);65536)" table:style-name="ce1">
            <text:p>0</text:p>
          </table:table-cell>
          <table:table-cell office:value-type="float" office:value="0" table:formula="of:=MOD(MIN([.$C416]*(COLUMN()-6);65536);65536)" table:style-name="ce1">
            <text:p>0</text:p>
          </table:table-cell>
          <table:table-cell office:value-type="float" office:value="0" table:formula="of:=MOD(MIN([.$C416]*(COLUMN()-6);65536);65536)" table:style-name="ce1">
            <text:p>0</text:p>
          </table:table-cell>
          <table:table-cell office:value-type="float" office:value="0" table:formula="of:=MOD(MIN([.$C41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926.0279778070744" table:formula="of:=[.$A$1]*(1/2)^((ROW()-2-128)/128)" table:style-name="ce1">
            <text:p>6926.027978</text:p>
          </table:table-cell>
          <table:table-cell table:style-name="ce1"/>
          <table:table-cell office:value-type="float" office:value="6926" table:formula="of:=ROUND([.A417];0)" table:style-name="ce1">
            <text:p>6926</text:p>
          </table:table-cell>
          <table:table-cell table:style-name="ce1"/>
          <table:table-cell office:value-type="float" office:value="415" table:formula="of:=ROW()-2" table:style-name="ce1">
            <text:p>415</text:p>
          </table:table-cell>
          <table:table-cell office:value-type="float" office:value="0" table:formula="of:=MOD(MIN([.$C417]*(COLUMN()-6);65536);65536)" table:style-name="ce1">
            <text:p>0</text:p>
          </table:table-cell>
          <table:table-cell office:value-type="float" office:value="6926" table:formula="of:=MOD(MIN([.$C417]*(COLUMN()-6);65536);65536)" table:style-name="ce1">
            <text:p>6926</text:p>
          </table:table-cell>
          <table:table-cell office:value-type="float" office:value="13852" table:formula="of:=MOD(MIN([.$C417]*(COLUMN()-6);65536);65536)" table:style-name="ce1">
            <text:p>13852</text:p>
          </table:table-cell>
          <table:table-cell office:value-type="float" office:value="20778" table:formula="of:=MOD(MIN([.$C417]*(COLUMN()-6);65536);65536)" table:style-name="ce1">
            <text:p>20778</text:p>
          </table:table-cell>
          <table:table-cell office:value-type="float" office:value="27704" table:formula="of:=MOD(MIN([.$C417]*(COLUMN()-6);65536);65536)" table:style-name="ce1">
            <text:p>27704</text:p>
          </table:table-cell>
          <table:table-cell office:value-type="float" office:value="34630" table:formula="of:=MOD(MIN([.$C417]*(COLUMN()-6);65536);65536)" table:style-name="ce1">
            <text:p>34630</text:p>
          </table:table-cell>
          <table:table-cell office:value-type="float" office:value="41556" table:formula="of:=MOD(MIN([.$C417]*(COLUMN()-6);65536);65536)" table:style-name="ce1">
            <text:p>41556</text:p>
          </table:table-cell>
          <table:table-cell office:value-type="float" office:value="48482" table:formula="of:=MOD(MIN([.$C417]*(COLUMN()-6);65536);65536)" table:style-name="ce1">
            <text:p>48482</text:p>
          </table:table-cell>
          <table:table-cell office:value-type="float" office:value="55408" table:formula="of:=MOD(MIN([.$C417]*(COLUMN()-6);65536);65536)" table:style-name="ce1">
            <text:p>55408</text:p>
          </table:table-cell>
          <table:table-cell office:value-type="float" office:value="62334" table:formula="of:=MOD(MIN([.$C417]*(COLUMN()-6);65536);65536)" table:style-name="ce1">
            <text:p>62334</text:p>
          </table:table-cell>
          <table:table-cell office:value-type="float" office:value="0" table:formula="of:=MOD(MIN([.$C417]*(COLUMN()-6);65536);65536)" table:style-name="ce1">
            <text:p>0</text:p>
          </table:table-cell>
          <table:table-cell office:value-type="float" office:value="0" table:formula="of:=MOD(MIN([.$C417]*(COLUMN()-6);65536);65536)" table:style-name="ce1">
            <text:p>0</text:p>
          </table:table-cell>
          <table:table-cell office:value-type="float" office:value="0" table:formula="of:=MOD(MIN([.$C417]*(COLUMN()-6);65536);65536)" table:style-name="ce1">
            <text:p>0</text:p>
          </table:table-cell>
          <table:table-cell office:value-type="float" office:value="0" table:formula="of:=MOD(MIN([.$C417]*(COLUMN()-6);65536);65536)" table:style-name="ce1">
            <text:p>0</text:p>
          </table:table-cell>
          <table:table-cell office:value-type="float" office:value="0" table:formula="of:=MOD(MIN([.$C417]*(COLUMN()-6);65536);65536)" table:style-name="ce1">
            <text:p>0</text:p>
          </table:table-cell>
          <table:table-cell office:value-type="float" office:value="0" table:formula="of:=MOD(MIN([.$C41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888.6234337584301" table:formula="of:=[.$A$1]*(1/2)^((ROW()-2-128)/128)" table:style-name="ce1">
            <text:p>6888.623434</text:p>
          </table:table-cell>
          <table:table-cell table:style-name="ce1"/>
          <table:table-cell office:value-type="float" office:value="6889" table:formula="of:=ROUND([.A418];0)" table:style-name="ce1">
            <text:p>6889</text:p>
          </table:table-cell>
          <table:table-cell table:style-name="ce1"/>
          <table:table-cell office:value-type="float" office:value="416" table:formula="of:=ROW()-2" table:style-name="ce1">
            <text:p>416</text:p>
          </table:table-cell>
          <table:table-cell office:value-type="float" office:value="0" table:formula="of:=MOD(MIN([.$C418]*(COLUMN()-6);65536);65536)" table:style-name="ce1">
            <text:p>0</text:p>
          </table:table-cell>
          <table:table-cell office:value-type="float" office:value="6889" table:formula="of:=MOD(MIN([.$C418]*(COLUMN()-6);65536);65536)" table:style-name="ce1">
            <text:p>6889</text:p>
          </table:table-cell>
          <table:table-cell office:value-type="float" office:value="13778" table:formula="of:=MOD(MIN([.$C418]*(COLUMN()-6);65536);65536)" table:style-name="ce1">
            <text:p>13778</text:p>
          </table:table-cell>
          <table:table-cell office:value-type="float" office:value="20667" table:formula="of:=MOD(MIN([.$C418]*(COLUMN()-6);65536);65536)" table:style-name="ce1">
            <text:p>20667</text:p>
          </table:table-cell>
          <table:table-cell office:value-type="float" office:value="27556" table:formula="of:=MOD(MIN([.$C418]*(COLUMN()-6);65536);65536)" table:style-name="ce1">
            <text:p>27556</text:p>
          </table:table-cell>
          <table:table-cell office:value-type="float" office:value="34445" table:formula="of:=MOD(MIN([.$C418]*(COLUMN()-6);65536);65536)" table:style-name="ce1">
            <text:p>34445</text:p>
          </table:table-cell>
          <table:table-cell office:value-type="float" office:value="41334" table:formula="of:=MOD(MIN([.$C418]*(COLUMN()-6);65536);65536)" table:style-name="ce1">
            <text:p>41334</text:p>
          </table:table-cell>
          <table:table-cell office:value-type="float" office:value="48223" table:formula="of:=MOD(MIN([.$C418]*(COLUMN()-6);65536);65536)" table:style-name="ce1">
            <text:p>48223</text:p>
          </table:table-cell>
          <table:table-cell office:value-type="float" office:value="55112" table:formula="of:=MOD(MIN([.$C418]*(COLUMN()-6);65536);65536)" table:style-name="ce1">
            <text:p>55112</text:p>
          </table:table-cell>
          <table:table-cell office:value-type="float" office:value="62001" table:formula="of:=MOD(MIN([.$C418]*(COLUMN()-6);65536);65536)" table:style-name="ce1">
            <text:p>62001</text:p>
          </table:table-cell>
          <table:table-cell office:value-type="float" office:value="0" table:formula="of:=MOD(MIN([.$C418]*(COLUMN()-6);65536);65536)" table:style-name="ce1">
            <text:p>0</text:p>
          </table:table-cell>
          <table:table-cell office:value-type="float" office:value="0" table:formula="of:=MOD(MIN([.$C418]*(COLUMN()-6);65536);65536)" table:style-name="ce1">
            <text:p>0</text:p>
          </table:table-cell>
          <table:table-cell office:value-type="float" office:value="0" table:formula="of:=MOD(MIN([.$C418]*(COLUMN()-6);65536);65536)" table:style-name="ce1">
            <text:p>0</text:p>
          </table:table-cell>
          <table:table-cell office:value-type="float" office:value="0" table:formula="of:=MOD(MIN([.$C418]*(COLUMN()-6);65536);65536)" table:style-name="ce1">
            <text:p>0</text:p>
          </table:table-cell>
          <table:table-cell office:value-type="float" office:value="0" table:formula="of:=MOD(MIN([.$C418]*(COLUMN()-6);65536);65536)" table:style-name="ce1">
            <text:p>0</text:p>
          </table:table-cell>
          <table:table-cell office:value-type="float" office:value="0" table:formula="of:=MOD(MIN([.$C41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851.4208958119798" table:formula="of:=[.$A$1]*(1/2)^((ROW()-2-128)/128)" table:style-name="ce1">
            <text:p>6851.420896</text:p>
          </table:table-cell>
          <table:table-cell table:style-name="ce1"/>
          <table:table-cell office:value-type="float" office:value="6851" table:formula="of:=ROUND([.A419];0)" table:style-name="ce1">
            <text:p>6851</text:p>
          </table:table-cell>
          <table:table-cell table:style-name="ce1"/>
          <table:table-cell office:value-type="float" office:value="417" table:formula="of:=ROW()-2" table:style-name="ce1">
            <text:p>417</text:p>
          </table:table-cell>
          <table:table-cell office:value-type="float" office:value="0" table:formula="of:=MOD(MIN([.$C419]*(COLUMN()-6);65536);65536)" table:style-name="ce1">
            <text:p>0</text:p>
          </table:table-cell>
          <table:table-cell office:value-type="float" office:value="6851" table:formula="of:=MOD(MIN([.$C419]*(COLUMN()-6);65536);65536)" table:style-name="ce1">
            <text:p>6851</text:p>
          </table:table-cell>
          <table:table-cell office:value-type="float" office:value="13702" table:formula="of:=MOD(MIN([.$C419]*(COLUMN()-6);65536);65536)" table:style-name="ce1">
            <text:p>13702</text:p>
          </table:table-cell>
          <table:table-cell office:value-type="float" office:value="20553" table:formula="of:=MOD(MIN([.$C419]*(COLUMN()-6);65536);65536)" table:style-name="ce1">
            <text:p>20553</text:p>
          </table:table-cell>
          <table:table-cell office:value-type="float" office:value="27404" table:formula="of:=MOD(MIN([.$C419]*(COLUMN()-6);65536);65536)" table:style-name="ce1">
            <text:p>27404</text:p>
          </table:table-cell>
          <table:table-cell office:value-type="float" office:value="34255" table:formula="of:=MOD(MIN([.$C419]*(COLUMN()-6);65536);65536)" table:style-name="ce1">
            <text:p>34255</text:p>
          </table:table-cell>
          <table:table-cell office:value-type="float" office:value="41106" table:formula="of:=MOD(MIN([.$C419]*(COLUMN()-6);65536);65536)" table:style-name="ce1">
            <text:p>41106</text:p>
          </table:table-cell>
          <table:table-cell office:value-type="float" office:value="47957" table:formula="of:=MOD(MIN([.$C419]*(COLUMN()-6);65536);65536)" table:style-name="ce1">
            <text:p>47957</text:p>
          </table:table-cell>
          <table:table-cell office:value-type="float" office:value="54808" table:formula="of:=MOD(MIN([.$C419]*(COLUMN()-6);65536);65536)" table:style-name="ce1">
            <text:p>54808</text:p>
          </table:table-cell>
          <table:table-cell office:value-type="float" office:value="61659" table:formula="of:=MOD(MIN([.$C419]*(COLUMN()-6);65536);65536)" table:style-name="ce1">
            <text:p>61659</text:p>
          </table:table-cell>
          <table:table-cell office:value-type="float" office:value="0" table:formula="of:=MOD(MIN([.$C419]*(COLUMN()-6);65536);65536)" table:style-name="ce1">
            <text:p>0</text:p>
          </table:table-cell>
          <table:table-cell office:value-type="float" office:value="0" table:formula="of:=MOD(MIN([.$C419]*(COLUMN()-6);65536);65536)" table:style-name="ce1">
            <text:p>0</text:p>
          </table:table-cell>
          <table:table-cell office:value-type="float" office:value="0" table:formula="of:=MOD(MIN([.$C419]*(COLUMN()-6);65536);65536)" table:style-name="ce1">
            <text:p>0</text:p>
          </table:table-cell>
          <table:table-cell office:value-type="float" office:value="0" table:formula="of:=MOD(MIN([.$C419]*(COLUMN()-6);65536);65536)" table:style-name="ce1">
            <text:p>0</text:p>
          </table:table-cell>
          <table:table-cell office:value-type="float" office:value="0" table:formula="of:=MOD(MIN([.$C419]*(COLUMN()-6);65536);65536)" table:style-name="ce1">
            <text:p>0</text:p>
          </table:table-cell>
          <table:table-cell office:value-type="float" office:value="0" table:formula="of:=MOD(MIN([.$C41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814.4192730183122" table:formula="of:=[.$A$1]*(1/2)^((ROW()-2-128)/128)" table:style-name="ce1">
            <text:p>6814.419273</text:p>
          </table:table-cell>
          <table:table-cell table:style-name="ce1"/>
          <table:table-cell office:value-type="float" office:value="6814" table:formula="of:=ROUND([.A420];0)" table:style-name="ce1">
            <text:p>6814</text:p>
          </table:table-cell>
          <table:table-cell table:style-name="ce1"/>
          <table:table-cell office:value-type="float" office:value="418" table:formula="of:=ROW()-2" table:style-name="ce1">
            <text:p>418</text:p>
          </table:table-cell>
          <table:table-cell office:value-type="float" office:value="0" table:formula="of:=MOD(MIN([.$C420]*(COLUMN()-6);65536);65536)" table:style-name="ce1">
            <text:p>0</text:p>
          </table:table-cell>
          <table:table-cell office:value-type="float" office:value="6814" table:formula="of:=MOD(MIN([.$C420]*(COLUMN()-6);65536);65536)" table:style-name="ce1">
            <text:p>6814</text:p>
          </table:table-cell>
          <table:table-cell office:value-type="float" office:value="13628" table:formula="of:=MOD(MIN([.$C420]*(COLUMN()-6);65536);65536)" table:style-name="ce1">
            <text:p>13628</text:p>
          </table:table-cell>
          <table:table-cell office:value-type="float" office:value="20442" table:formula="of:=MOD(MIN([.$C420]*(COLUMN()-6);65536);65536)" table:style-name="ce1">
            <text:p>20442</text:p>
          </table:table-cell>
          <table:table-cell office:value-type="float" office:value="27256" table:formula="of:=MOD(MIN([.$C420]*(COLUMN()-6);65536);65536)" table:style-name="ce1">
            <text:p>27256</text:p>
          </table:table-cell>
          <table:table-cell office:value-type="float" office:value="34070" table:formula="of:=MOD(MIN([.$C420]*(COLUMN()-6);65536);65536)" table:style-name="ce1">
            <text:p>34070</text:p>
          </table:table-cell>
          <table:table-cell office:value-type="float" office:value="40884" table:formula="of:=MOD(MIN([.$C420]*(COLUMN()-6);65536);65536)" table:style-name="ce1">
            <text:p>40884</text:p>
          </table:table-cell>
          <table:table-cell office:value-type="float" office:value="47698" table:formula="of:=MOD(MIN([.$C420]*(COLUMN()-6);65536);65536)" table:style-name="ce1">
            <text:p>47698</text:p>
          </table:table-cell>
          <table:table-cell office:value-type="float" office:value="54512" table:formula="of:=MOD(MIN([.$C420]*(COLUMN()-6);65536);65536)" table:style-name="ce1">
            <text:p>54512</text:p>
          </table:table-cell>
          <table:table-cell office:value-type="float" office:value="61326" table:formula="of:=MOD(MIN([.$C420]*(COLUMN()-6);65536);65536)" table:style-name="ce1">
            <text:p>61326</text:p>
          </table:table-cell>
          <table:table-cell office:value-type="float" office:value="0" table:formula="of:=MOD(MIN([.$C420]*(COLUMN()-6);65536);65536)" table:style-name="ce1">
            <text:p>0</text:p>
          </table:table-cell>
          <table:table-cell office:value-type="float" office:value="0" table:formula="of:=MOD(MIN([.$C420]*(COLUMN()-6);65536);65536)" table:style-name="ce1">
            <text:p>0</text:p>
          </table:table-cell>
          <table:table-cell office:value-type="float" office:value="0" table:formula="of:=MOD(MIN([.$C420]*(COLUMN()-6);65536);65536)" table:style-name="ce1">
            <text:p>0</text:p>
          </table:table-cell>
          <table:table-cell office:value-type="float" office:value="0" table:formula="of:=MOD(MIN([.$C420]*(COLUMN()-6);65536);65536)" table:style-name="ce1">
            <text:p>0</text:p>
          </table:table-cell>
          <table:table-cell office:value-type="float" office:value="0" table:formula="of:=MOD(MIN([.$C420]*(COLUMN()-6);65536);65536)" table:style-name="ce1">
            <text:p>0</text:p>
          </table:table-cell>
          <table:table-cell office:value-type="float" office:value="0" table:formula="of:=MOD(MIN([.$C42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777.6174803197719" table:formula="of:=[.$A$1]*(1/2)^((ROW()-2-128)/128)" table:style-name="ce1">
            <text:p>6777.61748</text:p>
          </table:table-cell>
          <table:table-cell table:style-name="ce1"/>
          <table:table-cell office:value-type="float" office:value="6778" table:formula="of:=ROUND([.A421];0)" table:style-name="ce1">
            <text:p>6778</text:p>
          </table:table-cell>
          <table:table-cell table:style-name="ce1"/>
          <table:table-cell office:value-type="float" office:value="419" table:formula="of:=ROW()-2" table:style-name="ce1">
            <text:p>419</text:p>
          </table:table-cell>
          <table:table-cell office:value-type="float" office:value="0" table:formula="of:=MOD(MIN([.$C421]*(COLUMN()-6);65536);65536)" table:style-name="ce1">
            <text:p>0</text:p>
          </table:table-cell>
          <table:table-cell office:value-type="float" office:value="6778" table:formula="of:=MOD(MIN([.$C421]*(COLUMN()-6);65536);65536)" table:style-name="ce1">
            <text:p>6778</text:p>
          </table:table-cell>
          <table:table-cell office:value-type="float" office:value="13556" table:formula="of:=MOD(MIN([.$C421]*(COLUMN()-6);65536);65536)" table:style-name="ce1">
            <text:p>13556</text:p>
          </table:table-cell>
          <table:table-cell office:value-type="float" office:value="20334" table:formula="of:=MOD(MIN([.$C421]*(COLUMN()-6);65536);65536)" table:style-name="ce1">
            <text:p>20334</text:p>
          </table:table-cell>
          <table:table-cell office:value-type="float" office:value="27112" table:formula="of:=MOD(MIN([.$C421]*(COLUMN()-6);65536);65536)" table:style-name="ce1">
            <text:p>27112</text:p>
          </table:table-cell>
          <table:table-cell office:value-type="float" office:value="33890" table:formula="of:=MOD(MIN([.$C421]*(COLUMN()-6);65536);65536)" table:style-name="ce1">
            <text:p>33890</text:p>
          </table:table-cell>
          <table:table-cell office:value-type="float" office:value="40668" table:formula="of:=MOD(MIN([.$C421]*(COLUMN()-6);65536);65536)" table:style-name="ce1">
            <text:p>40668</text:p>
          </table:table-cell>
          <table:table-cell office:value-type="float" office:value="47446" table:formula="of:=MOD(MIN([.$C421]*(COLUMN()-6);65536);65536)" table:style-name="ce1">
            <text:p>47446</text:p>
          </table:table-cell>
          <table:table-cell office:value-type="float" office:value="54224" table:formula="of:=MOD(MIN([.$C421]*(COLUMN()-6);65536);65536)" table:style-name="ce1">
            <text:p>54224</text:p>
          </table:table-cell>
          <table:table-cell office:value-type="float" office:value="61002" table:formula="of:=MOD(MIN([.$C421]*(COLUMN()-6);65536);65536)" table:style-name="ce1">
            <text:p>61002</text:p>
          </table:table-cell>
          <table:table-cell office:value-type="float" office:value="0" table:formula="of:=MOD(MIN([.$C421]*(COLUMN()-6);65536);65536)" table:style-name="ce1">
            <text:p>0</text:p>
          </table:table-cell>
          <table:table-cell office:value-type="float" office:value="0" table:formula="of:=MOD(MIN([.$C421]*(COLUMN()-6);65536);65536)" table:style-name="ce1">
            <text:p>0</text:p>
          </table:table-cell>
          <table:table-cell office:value-type="float" office:value="0" table:formula="of:=MOD(MIN([.$C421]*(COLUMN()-6);65536);65536)" table:style-name="ce1">
            <text:p>0</text:p>
          </table:table-cell>
          <table:table-cell office:value-type="float" office:value="0" table:formula="of:=MOD(MIN([.$C421]*(COLUMN()-6);65536);65536)" table:style-name="ce1">
            <text:p>0</text:p>
          </table:table-cell>
          <table:table-cell office:value-type="float" office:value="0" table:formula="of:=MOD(MIN([.$C421]*(COLUMN()-6);65536);65536)" table:style-name="ce1">
            <text:p>0</text:p>
          </table:table-cell>
          <table:table-cell office:value-type="float" office:value="0" table:formula="of:=MOD(MIN([.$C42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741.0144385186395" table:formula="of:=[.$A$1]*(1/2)^((ROW()-2-128)/128)" table:style-name="ce1">
            <text:p>6741.014439</text:p>
          </table:table-cell>
          <table:table-cell table:style-name="ce1"/>
          <table:table-cell office:value-type="float" office:value="6741" table:formula="of:=ROUND([.A422];0)" table:style-name="ce1">
            <text:p>6741</text:p>
          </table:table-cell>
          <table:table-cell table:style-name="ce1"/>
          <table:table-cell office:value-type="float" office:value="420" table:formula="of:=ROW()-2" table:style-name="ce1">
            <text:p>420</text:p>
          </table:table-cell>
          <table:table-cell office:value-type="float" office:value="0" table:formula="of:=MOD(MIN([.$C422]*(COLUMN()-6);65536);65536)" table:style-name="ce1">
            <text:p>0</text:p>
          </table:table-cell>
          <table:table-cell office:value-type="float" office:value="6741" table:formula="of:=MOD(MIN([.$C422]*(COLUMN()-6);65536);65536)" table:style-name="ce1">
            <text:p>6741</text:p>
          </table:table-cell>
          <table:table-cell office:value-type="float" office:value="13482" table:formula="of:=MOD(MIN([.$C422]*(COLUMN()-6);65536);65536)" table:style-name="ce1">
            <text:p>13482</text:p>
          </table:table-cell>
          <table:table-cell office:value-type="float" office:value="20223" table:formula="of:=MOD(MIN([.$C422]*(COLUMN()-6);65536);65536)" table:style-name="ce1">
            <text:p>20223</text:p>
          </table:table-cell>
          <table:table-cell office:value-type="float" office:value="26964" table:formula="of:=MOD(MIN([.$C422]*(COLUMN()-6);65536);65536)" table:style-name="ce1">
            <text:p>26964</text:p>
          </table:table-cell>
          <table:table-cell office:value-type="float" office:value="33705" table:formula="of:=MOD(MIN([.$C422]*(COLUMN()-6);65536);65536)" table:style-name="ce1">
            <text:p>33705</text:p>
          </table:table-cell>
          <table:table-cell office:value-type="float" office:value="40446" table:formula="of:=MOD(MIN([.$C422]*(COLUMN()-6);65536);65536)" table:style-name="ce1">
            <text:p>40446</text:p>
          </table:table-cell>
          <table:table-cell office:value-type="float" office:value="47187" table:formula="of:=MOD(MIN([.$C422]*(COLUMN()-6);65536);65536)" table:style-name="ce1">
            <text:p>47187</text:p>
          </table:table-cell>
          <table:table-cell office:value-type="float" office:value="53928" table:formula="of:=MOD(MIN([.$C422]*(COLUMN()-6);65536);65536)" table:style-name="ce1">
            <text:p>53928</text:p>
          </table:table-cell>
          <table:table-cell office:value-type="float" office:value="60669" table:formula="of:=MOD(MIN([.$C422]*(COLUMN()-6);65536);65536)" table:style-name="ce1">
            <text:p>60669</text:p>
          </table:table-cell>
          <table:table-cell office:value-type="float" office:value="0" table:formula="of:=MOD(MIN([.$C422]*(COLUMN()-6);65536);65536)" table:style-name="ce1">
            <text:p>0</text:p>
          </table:table-cell>
          <table:table-cell office:value-type="float" office:value="0" table:formula="of:=MOD(MIN([.$C422]*(COLUMN()-6);65536);65536)" table:style-name="ce1">
            <text:p>0</text:p>
          </table:table-cell>
          <table:table-cell office:value-type="float" office:value="0" table:formula="of:=MOD(MIN([.$C422]*(COLUMN()-6);65536);65536)" table:style-name="ce1">
            <text:p>0</text:p>
          </table:table-cell>
          <table:table-cell office:value-type="float" office:value="0" table:formula="of:=MOD(MIN([.$C422]*(COLUMN()-6);65536);65536)" table:style-name="ce1">
            <text:p>0</text:p>
          </table:table-cell>
          <table:table-cell office:value-type="float" office:value="0" table:formula="of:=MOD(MIN([.$C422]*(COLUMN()-6);65536);65536)" table:style-name="ce1">
            <text:p>0</text:p>
          </table:table-cell>
          <table:table-cell office:value-type="float" office:value="0" table:formula="of:=MOD(MIN([.$C42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704.6090742454862" table:formula="of:=[.$A$1]*(1/2)^((ROW()-2-128)/128)" table:style-name="ce1">
            <text:p>6704.609074</text:p>
          </table:table-cell>
          <table:table-cell table:style-name="ce1"/>
          <table:table-cell office:value-type="float" office:value="6705" table:formula="of:=ROUND([.A423];0)" table:style-name="ce1">
            <text:p>6705</text:p>
          </table:table-cell>
          <table:table-cell table:style-name="ce1"/>
          <table:table-cell office:value-type="float" office:value="421" table:formula="of:=ROW()-2" table:style-name="ce1">
            <text:p>421</text:p>
          </table:table-cell>
          <table:table-cell office:value-type="float" office:value="0" table:formula="of:=MOD(MIN([.$C423]*(COLUMN()-6);65536);65536)" table:style-name="ce1">
            <text:p>0</text:p>
          </table:table-cell>
          <table:table-cell office:value-type="float" office:value="6705" table:formula="of:=MOD(MIN([.$C423]*(COLUMN()-6);65536);65536)" table:style-name="ce1">
            <text:p>6705</text:p>
          </table:table-cell>
          <table:table-cell office:value-type="float" office:value="13410" table:formula="of:=MOD(MIN([.$C423]*(COLUMN()-6);65536);65536)" table:style-name="ce1">
            <text:p>13410</text:p>
          </table:table-cell>
          <table:table-cell office:value-type="float" office:value="20115" table:formula="of:=MOD(MIN([.$C423]*(COLUMN()-6);65536);65536)" table:style-name="ce1">
            <text:p>20115</text:p>
          </table:table-cell>
          <table:table-cell office:value-type="float" office:value="26820" table:formula="of:=MOD(MIN([.$C423]*(COLUMN()-6);65536);65536)" table:style-name="ce1">
            <text:p>26820</text:p>
          </table:table-cell>
          <table:table-cell office:value-type="float" office:value="33525" table:formula="of:=MOD(MIN([.$C423]*(COLUMN()-6);65536);65536)" table:style-name="ce1">
            <text:p>33525</text:p>
          </table:table-cell>
          <table:table-cell office:value-type="float" office:value="40230" table:formula="of:=MOD(MIN([.$C423]*(COLUMN()-6);65536);65536)" table:style-name="ce1">
            <text:p>40230</text:p>
          </table:table-cell>
          <table:table-cell office:value-type="float" office:value="46935" table:formula="of:=MOD(MIN([.$C423]*(COLUMN()-6);65536);65536)" table:style-name="ce1">
            <text:p>46935</text:p>
          </table:table-cell>
          <table:table-cell office:value-type="float" office:value="53640" table:formula="of:=MOD(MIN([.$C423]*(COLUMN()-6);65536);65536)" table:style-name="ce1">
            <text:p>53640</text:p>
          </table:table-cell>
          <table:table-cell office:value-type="float" office:value="60345" table:formula="of:=MOD(MIN([.$C423]*(COLUMN()-6);65536);65536)" table:style-name="ce1">
            <text:p>60345</text:p>
          </table:table-cell>
          <table:table-cell office:value-type="float" office:value="0" table:formula="of:=MOD(MIN([.$C423]*(COLUMN()-6);65536);65536)" table:style-name="ce1">
            <text:p>0</text:p>
          </table:table-cell>
          <table:table-cell office:value-type="float" office:value="0" table:formula="of:=MOD(MIN([.$C423]*(COLUMN()-6);65536);65536)" table:style-name="ce1">
            <text:p>0</text:p>
          </table:table-cell>
          <table:table-cell office:value-type="float" office:value="0" table:formula="of:=MOD(MIN([.$C423]*(COLUMN()-6);65536);65536)" table:style-name="ce1">
            <text:p>0</text:p>
          </table:table-cell>
          <table:table-cell office:value-type="float" office:value="0" table:formula="of:=MOD(MIN([.$C423]*(COLUMN()-6);65536);65536)" table:style-name="ce1">
            <text:p>0</text:p>
          </table:table-cell>
          <table:table-cell office:value-type="float" office:value="0" table:formula="of:=MOD(MIN([.$C423]*(COLUMN()-6);65536);65536)" table:style-name="ce1">
            <text:p>0</text:p>
          </table:table-cell>
          <table:table-cell office:value-type="float" office:value="0" table:formula="of:=MOD(MIN([.$C42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668.4003199276976" table:formula="of:=[.$A$1]*(1/2)^((ROW()-2-128)/128)" table:style-name="ce1">
            <text:p>6668.40032</text:p>
          </table:table-cell>
          <table:table-cell table:style-name="ce1"/>
          <table:table-cell office:value-type="float" office:value="6668" table:formula="of:=ROUND([.A424];0)" table:style-name="ce1">
            <text:p>6668</text:p>
          </table:table-cell>
          <table:table-cell table:style-name="ce1"/>
          <table:table-cell office:value-type="float" office:value="422" table:formula="of:=ROW()-2" table:style-name="ce1">
            <text:p>422</text:p>
          </table:table-cell>
          <table:table-cell office:value-type="float" office:value="0" table:formula="of:=MOD(MIN([.$C424]*(COLUMN()-6);65536);65536)" table:style-name="ce1">
            <text:p>0</text:p>
          </table:table-cell>
          <table:table-cell office:value-type="float" office:value="6668" table:formula="of:=MOD(MIN([.$C424]*(COLUMN()-6);65536);65536)" table:style-name="ce1">
            <text:p>6668</text:p>
          </table:table-cell>
          <table:table-cell office:value-type="float" office:value="13336" table:formula="of:=MOD(MIN([.$C424]*(COLUMN()-6);65536);65536)" table:style-name="ce1">
            <text:p>13336</text:p>
          </table:table-cell>
          <table:table-cell office:value-type="float" office:value="20004" table:formula="of:=MOD(MIN([.$C424]*(COLUMN()-6);65536);65536)" table:style-name="ce1">
            <text:p>20004</text:p>
          </table:table-cell>
          <table:table-cell office:value-type="float" office:value="26672" table:formula="of:=MOD(MIN([.$C424]*(COLUMN()-6);65536);65536)" table:style-name="ce1">
            <text:p>26672</text:p>
          </table:table-cell>
          <table:table-cell office:value-type="float" office:value="33340" table:formula="of:=MOD(MIN([.$C424]*(COLUMN()-6);65536);65536)" table:style-name="ce1">
            <text:p>33340</text:p>
          </table:table-cell>
          <table:table-cell office:value-type="float" office:value="40008" table:formula="of:=MOD(MIN([.$C424]*(COLUMN()-6);65536);65536)" table:style-name="ce1">
            <text:p>40008</text:p>
          </table:table-cell>
          <table:table-cell office:value-type="float" office:value="46676" table:formula="of:=MOD(MIN([.$C424]*(COLUMN()-6);65536);65536)" table:style-name="ce1">
            <text:p>46676</text:p>
          </table:table-cell>
          <table:table-cell office:value-type="float" office:value="53344" table:formula="of:=MOD(MIN([.$C424]*(COLUMN()-6);65536);65536)" table:style-name="ce1">
            <text:p>53344</text:p>
          </table:table-cell>
          <table:table-cell office:value-type="float" office:value="60012" table:formula="of:=MOD(MIN([.$C424]*(COLUMN()-6);65536);65536)" table:style-name="ce1">
            <text:p>60012</text:p>
          </table:table-cell>
          <table:table-cell office:value-type="float" office:value="0" table:formula="of:=MOD(MIN([.$C424]*(COLUMN()-6);65536);65536)" table:style-name="ce1">
            <text:p>0</text:p>
          </table:table-cell>
          <table:table-cell office:value-type="float" office:value="0" table:formula="of:=MOD(MIN([.$C424]*(COLUMN()-6);65536);65536)" table:style-name="ce1">
            <text:p>0</text:p>
          </table:table-cell>
          <table:table-cell office:value-type="float" office:value="0" table:formula="of:=MOD(MIN([.$C424]*(COLUMN()-6);65536);65536)" table:style-name="ce1">
            <text:p>0</text:p>
          </table:table-cell>
          <table:table-cell office:value-type="float" office:value="0" table:formula="of:=MOD(MIN([.$C424]*(COLUMN()-6);65536);65536)" table:style-name="ce1">
            <text:p>0</text:p>
          </table:table-cell>
          <table:table-cell office:value-type="float" office:value="0" table:formula="of:=MOD(MIN([.$C424]*(COLUMN()-6);65536);65536)" table:style-name="ce1">
            <text:p>0</text:p>
          </table:table-cell>
          <table:table-cell office:value-type="float" office:value="0" table:formula="of:=MOD(MIN([.$C42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632.3871137581627" table:formula="of:=[.$A$1]*(1/2)^((ROW()-2-128)/128)" table:style-name="ce1">
            <text:p>6632.387114</text:p>
          </table:table-cell>
          <table:table-cell table:style-name="ce1"/>
          <table:table-cell office:value-type="float" office:value="6632" table:formula="of:=ROUND([.A425];0)" table:style-name="ce1">
            <text:p>6632</text:p>
          </table:table-cell>
          <table:table-cell table:style-name="ce1"/>
          <table:table-cell office:value-type="float" office:value="423" table:formula="of:=ROW()-2" table:style-name="ce1">
            <text:p>423</text:p>
          </table:table-cell>
          <table:table-cell office:value-type="float" office:value="0" table:formula="of:=MOD(MIN([.$C425]*(COLUMN()-6);65536);65536)" table:style-name="ce1">
            <text:p>0</text:p>
          </table:table-cell>
          <table:table-cell office:value-type="float" office:value="6632" table:formula="of:=MOD(MIN([.$C425]*(COLUMN()-6);65536);65536)" table:style-name="ce1">
            <text:p>6632</text:p>
          </table:table-cell>
          <table:table-cell office:value-type="float" office:value="13264" table:formula="of:=MOD(MIN([.$C425]*(COLUMN()-6);65536);65536)" table:style-name="ce1">
            <text:p>13264</text:p>
          </table:table-cell>
          <table:table-cell office:value-type="float" office:value="19896" table:formula="of:=MOD(MIN([.$C425]*(COLUMN()-6);65536);65536)" table:style-name="ce1">
            <text:p>19896</text:p>
          </table:table-cell>
          <table:table-cell office:value-type="float" office:value="26528" table:formula="of:=MOD(MIN([.$C425]*(COLUMN()-6);65536);65536)" table:style-name="ce1">
            <text:p>26528</text:p>
          </table:table-cell>
          <table:table-cell office:value-type="float" office:value="33160" table:formula="of:=MOD(MIN([.$C425]*(COLUMN()-6);65536);65536)" table:style-name="ce1">
            <text:p>33160</text:p>
          </table:table-cell>
          <table:table-cell office:value-type="float" office:value="39792" table:formula="of:=MOD(MIN([.$C425]*(COLUMN()-6);65536);65536)" table:style-name="ce1">
            <text:p>39792</text:p>
          </table:table-cell>
          <table:table-cell office:value-type="float" office:value="46424" table:formula="of:=MOD(MIN([.$C425]*(COLUMN()-6);65536);65536)" table:style-name="ce1">
            <text:p>46424</text:p>
          </table:table-cell>
          <table:table-cell office:value-type="float" office:value="53056" table:formula="of:=MOD(MIN([.$C425]*(COLUMN()-6);65536);65536)" table:style-name="ce1">
            <text:p>53056</text:p>
          </table:table-cell>
          <table:table-cell office:value-type="float" office:value="59688" table:formula="of:=MOD(MIN([.$C425]*(COLUMN()-6);65536);65536)" table:style-name="ce1">
            <text:p>59688</text:p>
          </table:table-cell>
          <table:table-cell office:value-type="float" office:value="0" table:formula="of:=MOD(MIN([.$C425]*(COLUMN()-6);65536);65536)" table:style-name="ce1">
            <text:p>0</text:p>
          </table:table-cell>
          <table:table-cell office:value-type="float" office:value="0" table:formula="of:=MOD(MIN([.$C425]*(COLUMN()-6);65536);65536)" table:style-name="ce1">
            <text:p>0</text:p>
          </table:table-cell>
          <table:table-cell office:value-type="float" office:value="0" table:formula="of:=MOD(MIN([.$C425]*(COLUMN()-6);65536);65536)" table:style-name="ce1">
            <text:p>0</text:p>
          </table:table-cell>
          <table:table-cell office:value-type="float" office:value="0" table:formula="of:=MOD(MIN([.$C425]*(COLUMN()-6);65536);65536)" table:style-name="ce1">
            <text:p>0</text:p>
          </table:table-cell>
          <table:table-cell office:value-type="float" office:value="0" table:formula="of:=MOD(MIN([.$C425]*(COLUMN()-6);65536);65536)" table:style-name="ce1">
            <text:p>0</text:p>
          </table:table-cell>
          <table:table-cell office:value-type="float" office:value="0" table:formula="of:=MOD(MIN([.$C42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596.5683996641465" table:formula="of:=[.$A$1]*(1/2)^((ROW()-2-128)/128)" table:style-name="ce1">
            <text:p>6596.5684</text:p>
          </table:table-cell>
          <table:table-cell table:style-name="ce1"/>
          <table:table-cell office:value-type="float" office:value="6597" table:formula="of:=ROUND([.A426];0)" table:style-name="ce1">
            <text:p>6597</text:p>
          </table:table-cell>
          <table:table-cell table:style-name="ce1"/>
          <table:table-cell office:value-type="float" office:value="424" table:formula="of:=ROW()-2" table:style-name="ce1">
            <text:p>424</text:p>
          </table:table-cell>
          <table:table-cell office:value-type="float" office:value="0" table:formula="of:=MOD(MIN([.$C426]*(COLUMN()-6);65536);65536)" table:style-name="ce1">
            <text:p>0</text:p>
          </table:table-cell>
          <table:table-cell office:value-type="float" office:value="6597" table:formula="of:=MOD(MIN([.$C426]*(COLUMN()-6);65536);65536)" table:style-name="ce1">
            <text:p>6597</text:p>
          </table:table-cell>
          <table:table-cell office:value-type="float" office:value="13194" table:formula="of:=MOD(MIN([.$C426]*(COLUMN()-6);65536);65536)" table:style-name="ce1">
            <text:p>13194</text:p>
          </table:table-cell>
          <table:table-cell office:value-type="float" office:value="19791" table:formula="of:=MOD(MIN([.$C426]*(COLUMN()-6);65536);65536)" table:style-name="ce1">
            <text:p>19791</text:p>
          </table:table-cell>
          <table:table-cell office:value-type="float" office:value="26388" table:formula="of:=MOD(MIN([.$C426]*(COLUMN()-6);65536);65536)" table:style-name="ce1">
            <text:p>26388</text:p>
          </table:table-cell>
          <table:table-cell office:value-type="float" office:value="32985" table:formula="of:=MOD(MIN([.$C426]*(COLUMN()-6);65536);65536)" table:style-name="ce1">
            <text:p>32985</text:p>
          </table:table-cell>
          <table:table-cell office:value-type="float" office:value="39582" table:formula="of:=MOD(MIN([.$C426]*(COLUMN()-6);65536);65536)" table:style-name="ce1">
            <text:p>39582</text:p>
          </table:table-cell>
          <table:table-cell office:value-type="float" office:value="46179" table:formula="of:=MOD(MIN([.$C426]*(COLUMN()-6);65536);65536)" table:style-name="ce1">
            <text:p>46179</text:p>
          </table:table-cell>
          <table:table-cell office:value-type="float" office:value="52776" table:formula="of:=MOD(MIN([.$C426]*(COLUMN()-6);65536);65536)" table:style-name="ce1">
            <text:p>52776</text:p>
          </table:table-cell>
          <table:table-cell office:value-type="float" office:value="59373" table:formula="of:=MOD(MIN([.$C426]*(COLUMN()-6);65536);65536)" table:style-name="ce1">
            <text:p>59373</text:p>
          </table:table-cell>
          <table:table-cell office:value-type="float" office:value="0" table:formula="of:=MOD(MIN([.$C426]*(COLUMN()-6);65536);65536)" table:style-name="ce1">
            <text:p>0</text:p>
          </table:table-cell>
          <table:table-cell office:value-type="float" office:value="0" table:formula="of:=MOD(MIN([.$C426]*(COLUMN()-6);65536);65536)" table:style-name="ce1">
            <text:p>0</text:p>
          </table:table-cell>
          <table:table-cell office:value-type="float" office:value="0" table:formula="of:=MOD(MIN([.$C426]*(COLUMN()-6);65536);65536)" table:style-name="ce1">
            <text:p>0</text:p>
          </table:table-cell>
          <table:table-cell office:value-type="float" office:value="0" table:formula="of:=MOD(MIN([.$C426]*(COLUMN()-6);65536);65536)" table:style-name="ce1">
            <text:p>0</text:p>
          </table:table-cell>
          <table:table-cell office:value-type="float" office:value="0" table:formula="of:=MOD(MIN([.$C426]*(COLUMN()-6);65536);65536)" table:style-name="ce1">
            <text:p>0</text:p>
          </table:table-cell>
          <table:table-cell office:value-type="float" office:value="0" table:formula="of:=MOD(MIN([.$C42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560.9431272763131" table:formula="of:=[.$A$1]*(1/2)^((ROW()-2-128)/128)" table:style-name="ce1">
            <text:p>6560.943127</text:p>
          </table:table-cell>
          <table:table-cell table:style-name="ce1"/>
          <table:table-cell office:value-type="float" office:value="6561" table:formula="of:=ROUND([.A427];0)" table:style-name="ce1">
            <text:p>6561</text:p>
          </table:table-cell>
          <table:table-cell table:style-name="ce1"/>
          <table:table-cell office:value-type="float" office:value="425" table:formula="of:=ROW()-2" table:style-name="ce1">
            <text:p>425</text:p>
          </table:table-cell>
          <table:table-cell office:value-type="float" office:value="0" table:formula="of:=MOD(MIN([.$C427]*(COLUMN()-6);65536);65536)" table:style-name="ce1">
            <text:p>0</text:p>
          </table:table-cell>
          <table:table-cell office:value-type="float" office:value="6561" table:formula="of:=MOD(MIN([.$C427]*(COLUMN()-6);65536);65536)" table:style-name="ce1">
            <text:p>6561</text:p>
          </table:table-cell>
          <table:table-cell office:value-type="float" office:value="13122" table:formula="of:=MOD(MIN([.$C427]*(COLUMN()-6);65536);65536)" table:style-name="ce1">
            <text:p>13122</text:p>
          </table:table-cell>
          <table:table-cell office:value-type="float" office:value="19683" table:formula="of:=MOD(MIN([.$C427]*(COLUMN()-6);65536);65536)" table:style-name="ce1">
            <text:p>19683</text:p>
          </table:table-cell>
          <table:table-cell office:value-type="float" office:value="26244" table:formula="of:=MOD(MIN([.$C427]*(COLUMN()-6);65536);65536)" table:style-name="ce1">
            <text:p>26244</text:p>
          </table:table-cell>
          <table:table-cell office:value-type="float" office:value="32805" table:formula="of:=MOD(MIN([.$C427]*(COLUMN()-6);65536);65536)" table:style-name="ce1">
            <text:p>32805</text:p>
          </table:table-cell>
          <table:table-cell office:value-type="float" office:value="39366" table:formula="of:=MOD(MIN([.$C427]*(COLUMN()-6);65536);65536)" table:style-name="ce1">
            <text:p>39366</text:p>
          </table:table-cell>
          <table:table-cell office:value-type="float" office:value="45927" table:formula="of:=MOD(MIN([.$C427]*(COLUMN()-6);65536);65536)" table:style-name="ce1">
            <text:p>45927</text:p>
          </table:table-cell>
          <table:table-cell office:value-type="float" office:value="52488" table:formula="of:=MOD(MIN([.$C427]*(COLUMN()-6);65536);65536)" table:style-name="ce1">
            <text:p>52488</text:p>
          </table:table-cell>
          <table:table-cell office:value-type="float" office:value="59049" table:formula="of:=MOD(MIN([.$C427]*(COLUMN()-6);65536);65536)" table:style-name="ce1">
            <text:p>59049</text:p>
          </table:table-cell>
          <table:table-cell office:value-type="float" office:value="0" table:formula="of:=MOD(MIN([.$C427]*(COLUMN()-6);65536);65536)" table:style-name="ce1">
            <text:p>0</text:p>
          </table:table-cell>
          <table:table-cell office:value-type="float" office:value="0" table:formula="of:=MOD(MIN([.$C427]*(COLUMN()-6);65536);65536)" table:style-name="ce1">
            <text:p>0</text:p>
          </table:table-cell>
          <table:table-cell office:value-type="float" office:value="0" table:formula="of:=MOD(MIN([.$C427]*(COLUMN()-6);65536);65536)" table:style-name="ce1">
            <text:p>0</text:p>
          </table:table-cell>
          <table:table-cell office:value-type="float" office:value="0" table:formula="of:=MOD(MIN([.$C427]*(COLUMN()-6);65536);65536)" table:style-name="ce1">
            <text:p>0</text:p>
          </table:table-cell>
          <table:table-cell office:value-type="float" office:value="0" table:formula="of:=MOD(MIN([.$C427]*(COLUMN()-6);65536);65536)" table:style-name="ce1">
            <text:p>0</text:p>
          </table:table-cell>
          <table:table-cell office:value-type="float" office:value="0" table:formula="of:=MOD(MIN([.$C42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128)/128)" table:style-name="ce1">
            <text:p>6525.510252</text:p>
          </table:table-cell>
          <table:table-cell table:style-name="ce1"/>
          <table:table-cell office:value-type="float" office:value="6526" table:formula="of:=ROUND([.A428];0)" table:style-name="ce1">
            <text:p>6526</text:p>
          </table:table-cell>
          <table:table-cell table:style-name="ce1"/>
          <table:table-cell office:value-type="float" office:value="426" table:formula="of:=ROW()-2" table:style-name="ce1">
            <text:p>426</text:p>
          </table:table-cell>
          <table:table-cell office:value-type="float" office:value="0" table:formula="of:=MOD(MIN([.$C428]*(COLUMN()-6);65536);65536)" table:style-name="ce1">
            <text:p>0</text:p>
          </table:table-cell>
          <table:table-cell office:value-type="float" office:value="6526" table:formula="of:=MOD(MIN([.$C428]*(COLUMN()-6);65536);65536)" table:style-name="ce1">
            <text:p>6526</text:p>
          </table:table-cell>
          <table:table-cell office:value-type="float" office:value="13052" table:formula="of:=MOD(MIN([.$C428]*(COLUMN()-6);65536);65536)" table:style-name="ce1">
            <text:p>13052</text:p>
          </table:table-cell>
          <table:table-cell office:value-type="float" office:value="19578" table:formula="of:=MOD(MIN([.$C428]*(COLUMN()-6);65536);65536)" table:style-name="ce1">
            <text:p>19578</text:p>
          </table:table-cell>
          <table:table-cell office:value-type="float" office:value="26104" table:formula="of:=MOD(MIN([.$C428]*(COLUMN()-6);65536);65536)" table:style-name="ce1">
            <text:p>26104</text:p>
          </table:table-cell>
          <table:table-cell office:value-type="float" office:value="32630" table:formula="of:=MOD(MIN([.$C428]*(COLUMN()-6);65536);65536)" table:style-name="ce1">
            <text:p>32630</text:p>
          </table:table-cell>
          <table:table-cell office:value-type="float" office:value="39156" table:formula="of:=MOD(MIN([.$C428]*(COLUMN()-6);65536);65536)" table:style-name="ce1">
            <text:p>39156</text:p>
          </table:table-cell>
          <table:table-cell office:value-type="float" office:value="45682" table:formula="of:=MOD(MIN([.$C428]*(COLUMN()-6);65536);65536)" table:style-name="ce1">
            <text:p>45682</text:p>
          </table:table-cell>
          <table:table-cell office:value-type="float" office:value="52208" table:formula="of:=MOD(MIN([.$C428]*(COLUMN()-6);65536);65536)" table:style-name="ce1">
            <text:p>52208</text:p>
          </table:table-cell>
          <table:table-cell office:value-type="float" office:value="58734" table:formula="of:=MOD(MIN([.$C428]*(COLUMN()-6);65536);65536)" table:style-name="ce1">
            <text:p>58734</text:p>
          </table:table-cell>
          <table:table-cell office:value-type="float" office:value="65260" table:formula="of:=MOD(MIN([.$C428]*(COLUMN()-6);65536);65536)" table:style-name="ce1">
            <text:p>65260</text:p>
          </table:table-cell>
          <table:table-cell office:value-type="float" office:value="0" table:formula="of:=MOD(MIN([.$C428]*(COLUMN()-6);65536);65536)" table:style-name="ce1">
            <text:p>0</text:p>
          </table:table-cell>
          <table:table-cell office:value-type="float" office:value="0" table:formula="of:=MOD(MIN([.$C428]*(COLUMN()-6);65536);65536)" table:style-name="ce1">
            <text:p>0</text:p>
          </table:table-cell>
          <table:table-cell office:value-type="float" office:value="0" table:formula="of:=MOD(MIN([.$C428]*(COLUMN()-6);65536);65536)" table:style-name="ce1">
            <text:p>0</text:p>
          </table:table-cell>
          <table:table-cell office:value-type="float" office:value="0" table:formula="of:=MOD(MIN([.$C428]*(COLUMN()-6);65536);65536)" table:style-name="ce1">
            <text:p>0</text:p>
          </table:table-cell>
          <table:table-cell office:value-type="float" office:value="0" table:formula="of:=MOD(MIN([.$C42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490.2687344742153" table:formula="of:=[.$A$1]*(1/2)^((ROW()-2-128)/128)" table:style-name="ce1">
            <text:p>6490.268734</text:p>
          </table:table-cell>
          <table:table-cell table:style-name="ce1"/>
          <table:table-cell office:value-type="float" office:value="6490" table:formula="of:=ROUND([.A429];0)" table:style-name="ce1">
            <text:p>6490</text:p>
          </table:table-cell>
          <table:table-cell table:style-name="ce1"/>
          <table:table-cell office:value-type="float" office:value="427" table:formula="of:=ROW()-2" table:style-name="ce1">
            <text:p>427</text:p>
          </table:table-cell>
          <table:table-cell office:value-type="float" office:value="0" table:formula="of:=MOD(MIN([.$C429]*(COLUMN()-6);65536);65536)" table:style-name="ce1">
            <text:p>0</text:p>
          </table:table-cell>
          <table:table-cell office:value-type="float" office:value="6490" table:formula="of:=MOD(MIN([.$C429]*(COLUMN()-6);65536);65536)" table:style-name="ce1">
            <text:p>6490</text:p>
          </table:table-cell>
          <table:table-cell office:value-type="float" office:value="12980" table:formula="of:=MOD(MIN([.$C429]*(COLUMN()-6);65536);65536)" table:style-name="ce1">
            <text:p>12980</text:p>
          </table:table-cell>
          <table:table-cell office:value-type="float" office:value="19470" table:formula="of:=MOD(MIN([.$C429]*(COLUMN()-6);65536);65536)" table:style-name="ce1">
            <text:p>19470</text:p>
          </table:table-cell>
          <table:table-cell office:value-type="float" office:value="25960" table:formula="of:=MOD(MIN([.$C429]*(COLUMN()-6);65536);65536)" table:style-name="ce1">
            <text:p>25960</text:p>
          </table:table-cell>
          <table:table-cell office:value-type="float" office:value="32450" table:formula="of:=MOD(MIN([.$C429]*(COLUMN()-6);65536);65536)" table:style-name="ce1">
            <text:p>32450</text:p>
          </table:table-cell>
          <table:table-cell office:value-type="float" office:value="38940" table:formula="of:=MOD(MIN([.$C429]*(COLUMN()-6);65536);65536)" table:style-name="ce1">
            <text:p>38940</text:p>
          </table:table-cell>
          <table:table-cell office:value-type="float" office:value="45430" table:formula="of:=MOD(MIN([.$C429]*(COLUMN()-6);65536);65536)" table:style-name="ce1">
            <text:p>45430</text:p>
          </table:table-cell>
          <table:table-cell office:value-type="float" office:value="51920" table:formula="of:=MOD(MIN([.$C429]*(COLUMN()-6);65536);65536)" table:style-name="ce1">
            <text:p>51920</text:p>
          </table:table-cell>
          <table:table-cell office:value-type="float" office:value="58410" table:formula="of:=MOD(MIN([.$C429]*(COLUMN()-6);65536);65536)" table:style-name="ce1">
            <text:p>58410</text:p>
          </table:table-cell>
          <table:table-cell office:value-type="float" office:value="64900" table:formula="of:=MOD(MIN([.$C429]*(COLUMN()-6);65536);65536)" table:style-name="ce1">
            <text:p>64900</text:p>
          </table:table-cell>
          <table:table-cell office:value-type="float" office:value="0" table:formula="of:=MOD(MIN([.$C429]*(COLUMN()-6);65536);65536)" table:style-name="ce1">
            <text:p>0</text:p>
          </table:table-cell>
          <table:table-cell office:value-type="float" office:value="0" table:formula="of:=MOD(MIN([.$C429]*(COLUMN()-6);65536);65536)" table:style-name="ce1">
            <text:p>0</text:p>
          </table:table-cell>
          <table:table-cell office:value-type="float" office:value="0" table:formula="of:=MOD(MIN([.$C429]*(COLUMN()-6);65536);65536)" table:style-name="ce1">
            <text:p>0</text:p>
          </table:table-cell>
          <table:table-cell office:value-type="float" office:value="0" table:formula="of:=MOD(MIN([.$C429]*(COLUMN()-6);65536);65536)" table:style-name="ce1">
            <text:p>0</text:p>
          </table:table-cell>
          <table:table-cell office:value-type="float" office:value="0" table:formula="of:=MOD(MIN([.$C42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128)/128)" table:style-name="ce1">
            <text:p>6455.217542</text:p>
          </table:table-cell>
          <table:table-cell table:style-name="ce1"/>
          <table:table-cell office:value-type="float" office:value="6455" table:formula="of:=ROUND([.A430];0)" table:style-name="ce1">
            <text:p>6455</text:p>
          </table:table-cell>
          <table:table-cell table:style-name="ce1"/>
          <table:table-cell office:value-type="float" office:value="428" table:formula="of:=ROW()-2" table:style-name="ce1">
            <text:p>428</text:p>
          </table:table-cell>
          <table:table-cell office:value-type="float" office:value="0" table:formula="of:=MOD(MIN([.$C430]*(COLUMN()-6);65536);65536)" table:style-name="ce1">
            <text:p>0</text:p>
          </table:table-cell>
          <table:table-cell office:value-type="float" office:value="6455" table:formula="of:=MOD(MIN([.$C430]*(COLUMN()-6);65536);65536)" table:style-name="ce1">
            <text:p>6455</text:p>
          </table:table-cell>
          <table:table-cell office:value-type="float" office:value="12910" table:formula="of:=MOD(MIN([.$C430]*(COLUMN()-6);65536);65536)" table:style-name="ce1">
            <text:p>12910</text:p>
          </table:table-cell>
          <table:table-cell office:value-type="float" office:value="19365" table:formula="of:=MOD(MIN([.$C430]*(COLUMN()-6);65536);65536)" table:style-name="ce1">
            <text:p>19365</text:p>
          </table:table-cell>
          <table:table-cell office:value-type="float" office:value="25820" table:formula="of:=MOD(MIN([.$C430]*(COLUMN()-6);65536);65536)" table:style-name="ce1">
            <text:p>25820</text:p>
          </table:table-cell>
          <table:table-cell office:value-type="float" office:value="32275" table:formula="of:=MOD(MIN([.$C430]*(COLUMN()-6);65536);65536)" table:style-name="ce1">
            <text:p>32275</text:p>
          </table:table-cell>
          <table:table-cell office:value-type="float" office:value="38730" table:formula="of:=MOD(MIN([.$C430]*(COLUMN()-6);65536);65536)" table:style-name="ce1">
            <text:p>38730</text:p>
          </table:table-cell>
          <table:table-cell office:value-type="float" office:value="45185" table:formula="of:=MOD(MIN([.$C430]*(COLUMN()-6);65536);65536)" table:style-name="ce1">
            <text:p>45185</text:p>
          </table:table-cell>
          <table:table-cell office:value-type="float" office:value="51640" table:formula="of:=MOD(MIN([.$C430]*(COLUMN()-6);65536);65536)" table:style-name="ce1">
            <text:p>51640</text:p>
          </table:table-cell>
          <table:table-cell office:value-type="float" office:value="58095" table:formula="of:=MOD(MIN([.$C430]*(COLUMN()-6);65536);65536)" table:style-name="ce1">
            <text:p>58095</text:p>
          </table:table-cell>
          <table:table-cell office:value-type="float" office:value="64550" table:formula="of:=MOD(MIN([.$C430]*(COLUMN()-6);65536);65536)" table:style-name="ce1">
            <text:p>64550</text:p>
          </table:table-cell>
          <table:table-cell office:value-type="float" office:value="0" table:formula="of:=MOD(MIN([.$C430]*(COLUMN()-6);65536);65536)" table:style-name="ce1">
            <text:p>0</text:p>
          </table:table-cell>
          <table:table-cell office:value-type="float" office:value="0" table:formula="of:=MOD(MIN([.$C430]*(COLUMN()-6);65536);65536)" table:style-name="ce1">
            <text:p>0</text:p>
          </table:table-cell>
          <table:table-cell office:value-type="float" office:value="0" table:formula="of:=MOD(MIN([.$C430]*(COLUMN()-6);65536);65536)" table:style-name="ce1">
            <text:p>0</text:p>
          </table:table-cell>
          <table:table-cell office:value-type="float" office:value="0" table:formula="of:=MOD(MIN([.$C430]*(COLUMN()-6);65536);65536)" table:style-name="ce1">
            <text:p>0</text:p>
          </table:table-cell>
          <table:table-cell office:value-type="float" office:value="0" table:formula="of:=MOD(MIN([.$C43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420.3556452989051" table:formula="of:=[.$A$1]*(1/2)^((ROW()-2-128)/128)" table:style-name="ce1">
            <text:p>6420.355645</text:p>
          </table:table-cell>
          <table:table-cell table:style-name="ce1"/>
          <table:table-cell office:value-type="float" office:value="6420" table:formula="of:=ROUND([.A431];0)" table:style-name="ce1">
            <text:p>6420</text:p>
          </table:table-cell>
          <table:table-cell table:style-name="ce1"/>
          <table:table-cell office:value-type="float" office:value="429" table:formula="of:=ROW()-2" table:style-name="ce1">
            <text:p>429</text:p>
          </table:table-cell>
          <table:table-cell office:value-type="float" office:value="0" table:formula="of:=MOD(MIN([.$C431]*(COLUMN()-6);65536);65536)" table:style-name="ce1">
            <text:p>0</text:p>
          </table:table-cell>
          <table:table-cell office:value-type="float" office:value="6420" table:formula="of:=MOD(MIN([.$C431]*(COLUMN()-6);65536);65536)" table:style-name="ce1">
            <text:p>6420</text:p>
          </table:table-cell>
          <table:table-cell office:value-type="float" office:value="12840" table:formula="of:=MOD(MIN([.$C431]*(COLUMN()-6);65536);65536)" table:style-name="ce1">
            <text:p>12840</text:p>
          </table:table-cell>
          <table:table-cell office:value-type="float" office:value="19260" table:formula="of:=MOD(MIN([.$C431]*(COLUMN()-6);65536);65536)" table:style-name="ce1">
            <text:p>19260</text:p>
          </table:table-cell>
          <table:table-cell office:value-type="float" office:value="25680" table:formula="of:=MOD(MIN([.$C431]*(COLUMN()-6);65536);65536)" table:style-name="ce1">
            <text:p>25680</text:p>
          </table:table-cell>
          <table:table-cell office:value-type="float" office:value="32100" table:formula="of:=MOD(MIN([.$C431]*(COLUMN()-6);65536);65536)" table:style-name="ce1">
            <text:p>32100</text:p>
          </table:table-cell>
          <table:table-cell office:value-type="float" office:value="38520" table:formula="of:=MOD(MIN([.$C431]*(COLUMN()-6);65536);65536)" table:style-name="ce1">
            <text:p>38520</text:p>
          </table:table-cell>
          <table:table-cell office:value-type="float" office:value="44940" table:formula="of:=MOD(MIN([.$C431]*(COLUMN()-6);65536);65536)" table:style-name="ce1">
            <text:p>44940</text:p>
          </table:table-cell>
          <table:table-cell office:value-type="float" office:value="51360" table:formula="of:=MOD(MIN([.$C431]*(COLUMN()-6);65536);65536)" table:style-name="ce1">
            <text:p>51360</text:p>
          </table:table-cell>
          <table:table-cell office:value-type="float" office:value="57780" table:formula="of:=MOD(MIN([.$C431]*(COLUMN()-6);65536);65536)" table:style-name="ce1">
            <text:p>57780</text:p>
          </table:table-cell>
          <table:table-cell office:value-type="float" office:value="64200" table:formula="of:=MOD(MIN([.$C431]*(COLUMN()-6);65536);65536)" table:style-name="ce1">
            <text:p>64200</text:p>
          </table:table-cell>
          <table:table-cell office:value-type="float" office:value="0" table:formula="of:=MOD(MIN([.$C431]*(COLUMN()-6);65536);65536)" table:style-name="ce1">
            <text:p>0</text:p>
          </table:table-cell>
          <table:table-cell office:value-type="float" office:value="0" table:formula="of:=MOD(MIN([.$C431]*(COLUMN()-6);65536);65536)" table:style-name="ce1">
            <text:p>0</text:p>
          </table:table-cell>
          <table:table-cell office:value-type="float" office:value="0" table:formula="of:=MOD(MIN([.$C431]*(COLUMN()-6);65536);65536)" table:style-name="ce1">
            <text:p>0</text:p>
          </table:table-cell>
          <table:table-cell office:value-type="float" office:value="0" table:formula="of:=MOD(MIN([.$C431]*(COLUMN()-6);65536);65536)" table:style-name="ce1">
            <text:p>0</text:p>
          </table:table-cell>
          <table:table-cell office:value-type="float" office:value="0" table:formula="of:=MOD(MIN([.$C43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128)/128)" table:style-name="ce1">
            <text:p>6385.682023</text:p>
          </table:table-cell>
          <table:table-cell table:style-name="ce1"/>
          <table:table-cell office:value-type="float" office:value="6386" table:formula="of:=ROUND([.A432];0)" table:style-name="ce1">
            <text:p>6386</text:p>
          </table:table-cell>
          <table:table-cell table:style-name="ce1"/>
          <table:table-cell office:value-type="float" office:value="430" table:formula="of:=ROW()-2" table:style-name="ce1">
            <text:p>430</text:p>
          </table:table-cell>
          <table:table-cell office:value-type="float" office:value="0" table:formula="of:=MOD(MIN([.$C432]*(COLUMN()-6);65536);65536)" table:style-name="ce1">
            <text:p>0</text:p>
          </table:table-cell>
          <table:table-cell office:value-type="float" office:value="6386" table:formula="of:=MOD(MIN([.$C432]*(COLUMN()-6);65536);65536)" table:style-name="ce1">
            <text:p>6386</text:p>
          </table:table-cell>
          <table:table-cell office:value-type="float" office:value="12772" table:formula="of:=MOD(MIN([.$C432]*(COLUMN()-6);65536);65536)" table:style-name="ce1">
            <text:p>12772</text:p>
          </table:table-cell>
          <table:table-cell office:value-type="float" office:value="19158" table:formula="of:=MOD(MIN([.$C432]*(COLUMN()-6);65536);65536)" table:style-name="ce1">
            <text:p>19158</text:p>
          </table:table-cell>
          <table:table-cell office:value-type="float" office:value="25544" table:formula="of:=MOD(MIN([.$C432]*(COLUMN()-6);65536);65536)" table:style-name="ce1">
            <text:p>25544</text:p>
          </table:table-cell>
          <table:table-cell office:value-type="float" office:value="31930" table:formula="of:=MOD(MIN([.$C432]*(COLUMN()-6);65536);65536)" table:style-name="ce1">
            <text:p>31930</text:p>
          </table:table-cell>
          <table:table-cell office:value-type="float" office:value="38316" table:formula="of:=MOD(MIN([.$C432]*(COLUMN()-6);65536);65536)" table:style-name="ce1">
            <text:p>38316</text:p>
          </table:table-cell>
          <table:table-cell office:value-type="float" office:value="44702" table:formula="of:=MOD(MIN([.$C432]*(COLUMN()-6);65536);65536)" table:style-name="ce1">
            <text:p>44702</text:p>
          </table:table-cell>
          <table:table-cell office:value-type="float" office:value="51088" table:formula="of:=MOD(MIN([.$C432]*(COLUMN()-6);65536);65536)" table:style-name="ce1">
            <text:p>51088</text:p>
          </table:table-cell>
          <table:table-cell office:value-type="float" office:value="57474" table:formula="of:=MOD(MIN([.$C432]*(COLUMN()-6);65536);65536)" table:style-name="ce1">
            <text:p>57474</text:p>
          </table:table-cell>
          <table:table-cell office:value-type="float" office:value="63860" table:formula="of:=MOD(MIN([.$C432]*(COLUMN()-6);65536);65536)" table:style-name="ce1">
            <text:p>63860</text:p>
          </table:table-cell>
          <table:table-cell office:value-type="float" office:value="0" table:formula="of:=MOD(MIN([.$C432]*(COLUMN()-6);65536);65536)" table:style-name="ce1">
            <text:p>0</text:p>
          </table:table-cell>
          <table:table-cell office:value-type="float" office:value="0" table:formula="of:=MOD(MIN([.$C432]*(COLUMN()-6);65536);65536)" table:style-name="ce1">
            <text:p>0</text:p>
          </table:table-cell>
          <table:table-cell office:value-type="float" office:value="0" table:formula="of:=MOD(MIN([.$C432]*(COLUMN()-6);65536);65536)" table:style-name="ce1">
            <text:p>0</text:p>
          </table:table-cell>
          <table:table-cell office:value-type="float" office:value="0" table:formula="of:=MOD(MIN([.$C432]*(COLUMN()-6);65536);65536)" table:style-name="ce1">
            <text:p>0</text:p>
          </table:table-cell>
          <table:table-cell office:value-type="float" office:value="0" table:formula="of:=MOD(MIN([.$C43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351.1956589977599" table:formula="of:=[.$A$1]*(1/2)^((ROW()-2-128)/128)" table:style-name="ce1">
            <text:p>6351.195659</text:p>
          </table:table-cell>
          <table:table-cell table:style-name="ce1"/>
          <table:table-cell office:value-type="float" office:value="6351" table:formula="of:=ROUND([.A433];0)" table:style-name="ce1">
            <text:p>6351</text:p>
          </table:table-cell>
          <table:table-cell table:style-name="ce1"/>
          <table:table-cell office:value-type="float" office:value="431" table:formula="of:=ROW()-2" table:style-name="ce1">
            <text:p>431</text:p>
          </table:table-cell>
          <table:table-cell office:value-type="float" office:value="0" table:formula="of:=MOD(MIN([.$C433]*(COLUMN()-6);65536);65536)" table:style-name="ce1">
            <text:p>0</text:p>
          </table:table-cell>
          <table:table-cell office:value-type="float" office:value="6351" table:formula="of:=MOD(MIN([.$C433]*(COLUMN()-6);65536);65536)" table:style-name="ce1">
            <text:p>6351</text:p>
          </table:table-cell>
          <table:table-cell office:value-type="float" office:value="12702" table:formula="of:=MOD(MIN([.$C433]*(COLUMN()-6);65536);65536)" table:style-name="ce1">
            <text:p>12702</text:p>
          </table:table-cell>
          <table:table-cell office:value-type="float" office:value="19053" table:formula="of:=MOD(MIN([.$C433]*(COLUMN()-6);65536);65536)" table:style-name="ce1">
            <text:p>19053</text:p>
          </table:table-cell>
          <table:table-cell office:value-type="float" office:value="25404" table:formula="of:=MOD(MIN([.$C433]*(COLUMN()-6);65536);65536)" table:style-name="ce1">
            <text:p>25404</text:p>
          </table:table-cell>
          <table:table-cell office:value-type="float" office:value="31755" table:formula="of:=MOD(MIN([.$C433]*(COLUMN()-6);65536);65536)" table:style-name="ce1">
            <text:p>31755</text:p>
          </table:table-cell>
          <table:table-cell office:value-type="float" office:value="38106" table:formula="of:=MOD(MIN([.$C433]*(COLUMN()-6);65536);65536)" table:style-name="ce1">
            <text:p>38106</text:p>
          </table:table-cell>
          <table:table-cell office:value-type="float" office:value="44457" table:formula="of:=MOD(MIN([.$C433]*(COLUMN()-6);65536);65536)" table:style-name="ce1">
            <text:p>44457</text:p>
          </table:table-cell>
          <table:table-cell office:value-type="float" office:value="50808" table:formula="of:=MOD(MIN([.$C433]*(COLUMN()-6);65536);65536)" table:style-name="ce1">
            <text:p>50808</text:p>
          </table:table-cell>
          <table:table-cell office:value-type="float" office:value="57159" table:formula="of:=MOD(MIN([.$C433]*(COLUMN()-6);65536);65536)" table:style-name="ce1">
            <text:p>57159</text:p>
          </table:table-cell>
          <table:table-cell office:value-type="float" office:value="63510" table:formula="of:=MOD(MIN([.$C433]*(COLUMN()-6);65536);65536)" table:style-name="ce1">
            <text:p>63510</text:p>
          </table:table-cell>
          <table:table-cell office:value-type="float" office:value="0" table:formula="of:=MOD(MIN([.$C433]*(COLUMN()-6);65536);65536)" table:style-name="ce1">
            <text:p>0</text:p>
          </table:table-cell>
          <table:table-cell office:value-type="float" office:value="0" table:formula="of:=MOD(MIN([.$C433]*(COLUMN()-6);65536);65536)" table:style-name="ce1">
            <text:p>0</text:p>
          </table:table-cell>
          <table:table-cell office:value-type="float" office:value="0" table:formula="of:=MOD(MIN([.$C433]*(COLUMN()-6);65536);65536)" table:style-name="ce1">
            <text:p>0</text:p>
          </table:table-cell>
          <table:table-cell office:value-type="float" office:value="0" table:formula="of:=MOD(MIN([.$C433]*(COLUMN()-6);65536);65536)" table:style-name="ce1">
            <text:p>0</text:p>
          </table:table-cell>
          <table:table-cell office:value-type="float" office:value="0" table:formula="of:=MOD(MIN([.$C43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128)/128)" table:style-name="ce1">
            <text:p>6316.895541</text:p>
          </table:table-cell>
          <table:table-cell table:style-name="ce1"/>
          <table:table-cell office:value-type="float" office:value="6317" table:formula="of:=ROUND([.A434];0)" table:style-name="ce1">
            <text:p>6317</text:p>
          </table:table-cell>
          <table:table-cell table:style-name="ce1"/>
          <table:table-cell office:value-type="float" office:value="432" table:formula="of:=ROW()-2" table:style-name="ce1">
            <text:p>432</text:p>
          </table:table-cell>
          <table:table-cell office:value-type="float" office:value="0" table:formula="of:=MOD(MIN([.$C434]*(COLUMN()-6);65536);65536)" table:style-name="ce1">
            <text:p>0</text:p>
          </table:table-cell>
          <table:table-cell office:value-type="float" office:value="6317" table:formula="of:=MOD(MIN([.$C434]*(COLUMN()-6);65536);65536)" table:style-name="ce1">
            <text:p>6317</text:p>
          </table:table-cell>
          <table:table-cell office:value-type="float" office:value="12634" table:formula="of:=MOD(MIN([.$C434]*(COLUMN()-6);65536);65536)" table:style-name="ce1">
            <text:p>12634</text:p>
          </table:table-cell>
          <table:table-cell office:value-type="float" office:value="18951" table:formula="of:=MOD(MIN([.$C434]*(COLUMN()-6);65536);65536)" table:style-name="ce1">
            <text:p>18951</text:p>
          </table:table-cell>
          <table:table-cell office:value-type="float" office:value="25268" table:formula="of:=MOD(MIN([.$C434]*(COLUMN()-6);65536);65536)" table:style-name="ce1">
            <text:p>25268</text:p>
          </table:table-cell>
          <table:table-cell office:value-type="float" office:value="31585" table:formula="of:=MOD(MIN([.$C434]*(COLUMN()-6);65536);65536)" table:style-name="ce1">
            <text:p>31585</text:p>
          </table:table-cell>
          <table:table-cell office:value-type="float" office:value="37902" table:formula="of:=MOD(MIN([.$C434]*(COLUMN()-6);65536);65536)" table:style-name="ce1">
            <text:p>37902</text:p>
          </table:table-cell>
          <table:table-cell office:value-type="float" office:value="44219" table:formula="of:=MOD(MIN([.$C434]*(COLUMN()-6);65536);65536)" table:style-name="ce1">
            <text:p>44219</text:p>
          </table:table-cell>
          <table:table-cell office:value-type="float" office:value="50536" table:formula="of:=MOD(MIN([.$C434]*(COLUMN()-6);65536);65536)" table:style-name="ce1">
            <text:p>50536</text:p>
          </table:table-cell>
          <table:table-cell office:value-type="float" office:value="56853" table:formula="of:=MOD(MIN([.$C434]*(COLUMN()-6);65536);65536)" table:style-name="ce1">
            <text:p>56853</text:p>
          </table:table-cell>
          <table:table-cell office:value-type="float" office:value="63170" table:formula="of:=MOD(MIN([.$C434]*(COLUMN()-6);65536);65536)" table:style-name="ce1">
            <text:p>63170</text:p>
          </table:table-cell>
          <table:table-cell office:value-type="float" office:value="0" table:formula="of:=MOD(MIN([.$C434]*(COLUMN()-6);65536);65536)" table:style-name="ce1">
            <text:p>0</text:p>
          </table:table-cell>
          <table:table-cell office:value-type="float" office:value="0" table:formula="of:=MOD(MIN([.$C434]*(COLUMN()-6);65536);65536)" table:style-name="ce1">
            <text:p>0</text:p>
          </table:table-cell>
          <table:table-cell office:value-type="float" office:value="0" table:formula="of:=MOD(MIN([.$C434]*(COLUMN()-6);65536);65536)" table:style-name="ce1">
            <text:p>0</text:p>
          </table:table-cell>
          <table:table-cell office:value-type="float" office:value="0" table:formula="of:=MOD(MIN([.$C434]*(COLUMN()-6);65536);65536)" table:style-name="ce1">
            <text:p>0</text:p>
          </table:table-cell>
          <table:table-cell office:value-type="float" office:value="0" table:formula="of:=MOD(MIN([.$C43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282.7806631565554" table:formula="of:=[.$A$1]*(1/2)^((ROW()-2-128)/128)" table:style-name="ce1">
            <text:p>6282.780663</text:p>
          </table:table-cell>
          <table:table-cell table:style-name="ce1"/>
          <table:table-cell office:value-type="float" office:value="6283" table:formula="of:=ROUND([.A435];0)" table:style-name="ce1">
            <text:p>6283</text:p>
          </table:table-cell>
          <table:table-cell table:style-name="ce1"/>
          <table:table-cell office:value-type="float" office:value="433" table:formula="of:=ROW()-2" table:style-name="ce1">
            <text:p>433</text:p>
          </table:table-cell>
          <table:table-cell office:value-type="float" office:value="0" table:formula="of:=MOD(MIN([.$C435]*(COLUMN()-6);65536);65536)" table:style-name="ce1">
            <text:p>0</text:p>
          </table:table-cell>
          <table:table-cell office:value-type="float" office:value="6283" table:formula="of:=MOD(MIN([.$C435]*(COLUMN()-6);65536);65536)" table:style-name="ce1">
            <text:p>6283</text:p>
          </table:table-cell>
          <table:table-cell office:value-type="float" office:value="12566" table:formula="of:=MOD(MIN([.$C435]*(COLUMN()-6);65536);65536)" table:style-name="ce1">
            <text:p>12566</text:p>
          </table:table-cell>
          <table:table-cell office:value-type="float" office:value="18849" table:formula="of:=MOD(MIN([.$C435]*(COLUMN()-6);65536);65536)" table:style-name="ce1">
            <text:p>18849</text:p>
          </table:table-cell>
          <table:table-cell office:value-type="float" office:value="25132" table:formula="of:=MOD(MIN([.$C435]*(COLUMN()-6);65536);65536)" table:style-name="ce1">
            <text:p>25132</text:p>
          </table:table-cell>
          <table:table-cell office:value-type="float" office:value="31415" table:formula="of:=MOD(MIN([.$C435]*(COLUMN()-6);65536);65536)" table:style-name="ce1">
            <text:p>31415</text:p>
          </table:table-cell>
          <table:table-cell office:value-type="float" office:value="37698" table:formula="of:=MOD(MIN([.$C435]*(COLUMN()-6);65536);65536)" table:style-name="ce1">
            <text:p>37698</text:p>
          </table:table-cell>
          <table:table-cell office:value-type="float" office:value="43981" table:formula="of:=MOD(MIN([.$C435]*(COLUMN()-6);65536);65536)" table:style-name="ce1">
            <text:p>43981</text:p>
          </table:table-cell>
          <table:table-cell office:value-type="float" office:value="50264" table:formula="of:=MOD(MIN([.$C435]*(COLUMN()-6);65536);65536)" table:style-name="ce1">
            <text:p>50264</text:p>
          </table:table-cell>
          <table:table-cell office:value-type="float" office:value="56547" table:formula="of:=MOD(MIN([.$C435]*(COLUMN()-6);65536);65536)" table:style-name="ce1">
            <text:p>56547</text:p>
          </table:table-cell>
          <table:table-cell office:value-type="float" office:value="62830" table:formula="of:=MOD(MIN([.$C435]*(COLUMN()-6);65536);65536)" table:style-name="ce1">
            <text:p>62830</text:p>
          </table:table-cell>
          <table:table-cell office:value-type="float" office:value="0" table:formula="of:=MOD(MIN([.$C435]*(COLUMN()-6);65536);65536)" table:style-name="ce1">
            <text:p>0</text:p>
          </table:table-cell>
          <table:table-cell office:value-type="float" office:value="0" table:formula="of:=MOD(MIN([.$C435]*(COLUMN()-6);65536);65536)" table:style-name="ce1">
            <text:p>0</text:p>
          </table:table-cell>
          <table:table-cell office:value-type="float" office:value="0" table:formula="of:=MOD(MIN([.$C435]*(COLUMN()-6);65536);65536)" table:style-name="ce1">
            <text:p>0</text:p>
          </table:table-cell>
          <table:table-cell office:value-type="float" office:value="0" table:formula="of:=MOD(MIN([.$C435]*(COLUMN()-6);65536);65536)" table:style-name="ce1">
            <text:p>0</text:p>
          </table:table-cell>
          <table:table-cell office:value-type="float" office:value="0" table:formula="of:=MOD(MIN([.$C43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248.8500254496284" table:formula="of:=[.$A$1]*(1/2)^((ROW()-2-128)/128)" table:style-name="ce1">
            <text:p>6248.850025</text:p>
          </table:table-cell>
          <table:table-cell table:style-name="ce1"/>
          <table:table-cell office:value-type="float" office:value="6249" table:formula="of:=ROUND([.A436];0)" table:style-name="ce1">
            <text:p>6249</text:p>
          </table:table-cell>
          <table:table-cell table:style-name="ce1"/>
          <table:table-cell office:value-type="float" office:value="434" table:formula="of:=ROW()-2" table:style-name="ce1">
            <text:p>434</text:p>
          </table:table-cell>
          <table:table-cell office:value-type="float" office:value="0" table:formula="of:=MOD(MIN([.$C436]*(COLUMN()-6);65536);65536)" table:style-name="ce1">
            <text:p>0</text:p>
          </table:table-cell>
          <table:table-cell office:value-type="float" office:value="6249" table:formula="of:=MOD(MIN([.$C436]*(COLUMN()-6);65536);65536)" table:style-name="ce1">
            <text:p>6249</text:p>
          </table:table-cell>
          <table:table-cell office:value-type="float" office:value="12498" table:formula="of:=MOD(MIN([.$C436]*(COLUMN()-6);65536);65536)" table:style-name="ce1">
            <text:p>12498</text:p>
          </table:table-cell>
          <table:table-cell office:value-type="float" office:value="18747" table:formula="of:=MOD(MIN([.$C436]*(COLUMN()-6);65536);65536)" table:style-name="ce1">
            <text:p>18747</text:p>
          </table:table-cell>
          <table:table-cell office:value-type="float" office:value="24996" table:formula="of:=MOD(MIN([.$C436]*(COLUMN()-6);65536);65536)" table:style-name="ce1">
            <text:p>24996</text:p>
          </table:table-cell>
          <table:table-cell office:value-type="float" office:value="31245" table:formula="of:=MOD(MIN([.$C436]*(COLUMN()-6);65536);65536)" table:style-name="ce1">
            <text:p>31245</text:p>
          </table:table-cell>
          <table:table-cell office:value-type="float" office:value="37494" table:formula="of:=MOD(MIN([.$C436]*(COLUMN()-6);65536);65536)" table:style-name="ce1">
            <text:p>37494</text:p>
          </table:table-cell>
          <table:table-cell office:value-type="float" office:value="43743" table:formula="of:=MOD(MIN([.$C436]*(COLUMN()-6);65536);65536)" table:style-name="ce1">
            <text:p>43743</text:p>
          </table:table-cell>
          <table:table-cell office:value-type="float" office:value="49992" table:formula="of:=MOD(MIN([.$C436]*(COLUMN()-6);65536);65536)" table:style-name="ce1">
            <text:p>49992</text:p>
          </table:table-cell>
          <table:table-cell office:value-type="float" office:value="56241" table:formula="of:=MOD(MIN([.$C436]*(COLUMN()-6);65536);65536)" table:style-name="ce1">
            <text:p>56241</text:p>
          </table:table-cell>
          <table:table-cell office:value-type="float" office:value="62490" table:formula="of:=MOD(MIN([.$C436]*(COLUMN()-6);65536);65536)" table:style-name="ce1">
            <text:p>62490</text:p>
          </table:table-cell>
          <table:table-cell office:value-type="float" office:value="0" table:formula="of:=MOD(MIN([.$C436]*(COLUMN()-6);65536);65536)" table:style-name="ce1">
            <text:p>0</text:p>
          </table:table-cell>
          <table:table-cell office:value-type="float" office:value="0" table:formula="of:=MOD(MIN([.$C436]*(COLUMN()-6);65536);65536)" table:style-name="ce1">
            <text:p>0</text:p>
          </table:table-cell>
          <table:table-cell office:value-type="float" office:value="0" table:formula="of:=MOD(MIN([.$C436]*(COLUMN()-6);65536);65536)" table:style-name="ce1">
            <text:p>0</text:p>
          </table:table-cell>
          <table:table-cell office:value-type="float" office:value="0" table:formula="of:=MOD(MIN([.$C436]*(COLUMN()-6);65536);65536)" table:style-name="ce1">
            <text:p>0</text:p>
          </table:table-cell>
          <table:table-cell office:value-type="float" office:value="0" table:formula="of:=MOD(MIN([.$C43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215.1026327478876" table:formula="of:=[.$A$1]*(1/2)^((ROW()-2-128)/128)" table:style-name="ce1">
            <text:p>6215.102633</text:p>
          </table:table-cell>
          <table:table-cell table:style-name="ce1"/>
          <table:table-cell office:value-type="float" office:value="6215" table:formula="of:=ROUND([.A437];0)" table:style-name="ce1">
            <text:p>6215</text:p>
          </table:table-cell>
          <table:table-cell table:style-name="ce1"/>
          <table:table-cell office:value-type="float" office:value="435" table:formula="of:=ROW()-2" table:style-name="ce1">
            <text:p>435</text:p>
          </table:table-cell>
          <table:table-cell office:value-type="float" office:value="0" table:formula="of:=MOD(MIN([.$C437]*(COLUMN()-6);65536);65536)" table:style-name="ce1">
            <text:p>0</text:p>
          </table:table-cell>
          <table:table-cell office:value-type="float" office:value="6215" table:formula="of:=MOD(MIN([.$C437]*(COLUMN()-6);65536);65536)" table:style-name="ce1">
            <text:p>6215</text:p>
          </table:table-cell>
          <table:table-cell office:value-type="float" office:value="12430" table:formula="of:=MOD(MIN([.$C437]*(COLUMN()-6);65536);65536)" table:style-name="ce1">
            <text:p>12430</text:p>
          </table:table-cell>
          <table:table-cell office:value-type="float" office:value="18645" table:formula="of:=MOD(MIN([.$C437]*(COLUMN()-6);65536);65536)" table:style-name="ce1">
            <text:p>18645</text:p>
          </table:table-cell>
          <table:table-cell office:value-type="float" office:value="24860" table:formula="of:=MOD(MIN([.$C437]*(COLUMN()-6);65536);65536)" table:style-name="ce1">
            <text:p>24860</text:p>
          </table:table-cell>
          <table:table-cell office:value-type="float" office:value="31075" table:formula="of:=MOD(MIN([.$C437]*(COLUMN()-6);65536);65536)" table:style-name="ce1">
            <text:p>31075</text:p>
          </table:table-cell>
          <table:table-cell office:value-type="float" office:value="37290" table:formula="of:=MOD(MIN([.$C437]*(COLUMN()-6);65536);65536)" table:style-name="ce1">
            <text:p>37290</text:p>
          </table:table-cell>
          <table:table-cell office:value-type="float" office:value="43505" table:formula="of:=MOD(MIN([.$C437]*(COLUMN()-6);65536);65536)" table:style-name="ce1">
            <text:p>43505</text:p>
          </table:table-cell>
          <table:table-cell office:value-type="float" office:value="49720" table:formula="of:=MOD(MIN([.$C437]*(COLUMN()-6);65536);65536)" table:style-name="ce1">
            <text:p>49720</text:p>
          </table:table-cell>
          <table:table-cell office:value-type="float" office:value="55935" table:formula="of:=MOD(MIN([.$C437]*(COLUMN()-6);65536);65536)" table:style-name="ce1">
            <text:p>55935</text:p>
          </table:table-cell>
          <table:table-cell office:value-type="float" office:value="62150" table:formula="of:=MOD(MIN([.$C437]*(COLUMN()-6);65536);65536)" table:style-name="ce1">
            <text:p>62150</text:p>
          </table:table-cell>
          <table:table-cell office:value-type="float" office:value="0" table:formula="of:=MOD(MIN([.$C437]*(COLUMN()-6);65536);65536)" table:style-name="ce1">
            <text:p>0</text:p>
          </table:table-cell>
          <table:table-cell office:value-type="float" office:value="0" table:formula="of:=MOD(MIN([.$C437]*(COLUMN()-6);65536);65536)" table:style-name="ce1">
            <text:p>0</text:p>
          </table:table-cell>
          <table:table-cell office:value-type="float" office:value="0" table:formula="of:=MOD(MIN([.$C437]*(COLUMN()-6);65536);65536)" table:style-name="ce1">
            <text:p>0</text:p>
          </table:table-cell>
          <table:table-cell office:value-type="float" office:value="0" table:formula="of:=MOD(MIN([.$C437]*(COLUMN()-6);65536);65536)" table:style-name="ce1">
            <text:p>0</text:p>
          </table:table-cell>
          <table:table-cell office:value-type="float" office:value="0" table:formula="of:=MOD(MIN([.$C43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181.537495422659" table:formula="of:=[.$A$1]*(1/2)^((ROW()-2-128)/128)" table:style-name="ce1">
            <text:p>6181.537495</text:p>
          </table:table-cell>
          <table:table-cell table:style-name="ce1"/>
          <table:table-cell office:value-type="float" office:value="6182" table:formula="of:=ROUND([.A438];0)" table:style-name="ce1">
            <text:p>6182</text:p>
          </table:table-cell>
          <table:table-cell table:style-name="ce1"/>
          <table:table-cell office:value-type="float" office:value="436" table:formula="of:=ROW()-2" table:style-name="ce1">
            <text:p>436</text:p>
          </table:table-cell>
          <table:table-cell office:value-type="float" office:value="0" table:formula="of:=MOD(MIN([.$C438]*(COLUMN()-6);65536);65536)" table:style-name="ce1">
            <text:p>0</text:p>
          </table:table-cell>
          <table:table-cell office:value-type="float" office:value="6182" table:formula="of:=MOD(MIN([.$C438]*(COLUMN()-6);65536);65536)" table:style-name="ce1">
            <text:p>6182</text:p>
          </table:table-cell>
          <table:table-cell office:value-type="float" office:value="12364" table:formula="of:=MOD(MIN([.$C438]*(COLUMN()-6);65536);65536)" table:style-name="ce1">
            <text:p>12364</text:p>
          </table:table-cell>
          <table:table-cell office:value-type="float" office:value="18546" table:formula="of:=MOD(MIN([.$C438]*(COLUMN()-6);65536);65536)" table:style-name="ce1">
            <text:p>18546</text:p>
          </table:table-cell>
          <table:table-cell office:value-type="float" office:value="24728" table:formula="of:=MOD(MIN([.$C438]*(COLUMN()-6);65536);65536)" table:style-name="ce1">
            <text:p>24728</text:p>
          </table:table-cell>
          <table:table-cell office:value-type="float" office:value="30910" table:formula="of:=MOD(MIN([.$C438]*(COLUMN()-6);65536);65536)" table:style-name="ce1">
            <text:p>30910</text:p>
          </table:table-cell>
          <table:table-cell office:value-type="float" office:value="37092" table:formula="of:=MOD(MIN([.$C438]*(COLUMN()-6);65536);65536)" table:style-name="ce1">
            <text:p>37092</text:p>
          </table:table-cell>
          <table:table-cell office:value-type="float" office:value="43274" table:formula="of:=MOD(MIN([.$C438]*(COLUMN()-6);65536);65536)" table:style-name="ce1">
            <text:p>43274</text:p>
          </table:table-cell>
          <table:table-cell office:value-type="float" office:value="49456" table:formula="of:=MOD(MIN([.$C438]*(COLUMN()-6);65536);65536)" table:style-name="ce1">
            <text:p>49456</text:p>
          </table:table-cell>
          <table:table-cell office:value-type="float" office:value="55638" table:formula="of:=MOD(MIN([.$C438]*(COLUMN()-6);65536);65536)" table:style-name="ce1">
            <text:p>55638</text:p>
          </table:table-cell>
          <table:table-cell office:value-type="float" office:value="61820" table:formula="of:=MOD(MIN([.$C438]*(COLUMN()-6);65536);65536)" table:style-name="ce1">
            <text:p>61820</text:p>
          </table:table-cell>
          <table:table-cell office:value-type="float" office:value="0" table:formula="of:=MOD(MIN([.$C438]*(COLUMN()-6);65536);65536)" table:style-name="ce1">
            <text:p>0</text:p>
          </table:table-cell>
          <table:table-cell office:value-type="float" office:value="0" table:formula="of:=MOD(MIN([.$C438]*(COLUMN()-6);65536);65536)" table:style-name="ce1">
            <text:p>0</text:p>
          </table:table-cell>
          <table:table-cell office:value-type="float" office:value="0" table:formula="of:=MOD(MIN([.$C438]*(COLUMN()-6);65536);65536)" table:style-name="ce1">
            <text:p>0</text:p>
          </table:table-cell>
          <table:table-cell office:value-type="float" office:value="0" table:formula="of:=MOD(MIN([.$C438]*(COLUMN()-6);65536);65536)" table:style-name="ce1">
            <text:p>0</text:p>
          </table:table-cell>
          <table:table-cell office:value-type="float" office:value="0" table:formula="of:=MOD(MIN([.$C43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148.1536291898401" table:formula="of:=[.$A$1]*(1/2)^((ROW()-2-128)/128)" table:style-name="ce1">
            <text:p>6148.153629</text:p>
          </table:table-cell>
          <table:table-cell table:style-name="ce1"/>
          <table:table-cell office:value-type="float" office:value="6148" table:formula="of:=ROUND([.A439];0)" table:style-name="ce1">
            <text:p>6148</text:p>
          </table:table-cell>
          <table:table-cell table:style-name="ce1"/>
          <table:table-cell office:value-type="float" office:value="437" table:formula="of:=ROW()-2" table:style-name="ce1">
            <text:p>437</text:p>
          </table:table-cell>
          <table:table-cell office:value-type="float" office:value="0" table:formula="of:=MOD(MIN([.$C439]*(COLUMN()-6);65536);65536)" table:style-name="ce1">
            <text:p>0</text:p>
          </table:table-cell>
          <table:table-cell office:value-type="float" office:value="6148" table:formula="of:=MOD(MIN([.$C439]*(COLUMN()-6);65536);65536)" table:style-name="ce1">
            <text:p>6148</text:p>
          </table:table-cell>
          <table:table-cell office:value-type="float" office:value="12296" table:formula="of:=MOD(MIN([.$C439]*(COLUMN()-6);65536);65536)" table:style-name="ce1">
            <text:p>12296</text:p>
          </table:table-cell>
          <table:table-cell office:value-type="float" office:value="18444" table:formula="of:=MOD(MIN([.$C439]*(COLUMN()-6);65536);65536)" table:style-name="ce1">
            <text:p>18444</text:p>
          </table:table-cell>
          <table:table-cell office:value-type="float" office:value="24592" table:formula="of:=MOD(MIN([.$C439]*(COLUMN()-6);65536);65536)" table:style-name="ce1">
            <text:p>24592</text:p>
          </table:table-cell>
          <table:table-cell office:value-type="float" office:value="30740" table:formula="of:=MOD(MIN([.$C439]*(COLUMN()-6);65536);65536)" table:style-name="ce1">
            <text:p>30740</text:p>
          </table:table-cell>
          <table:table-cell office:value-type="float" office:value="36888" table:formula="of:=MOD(MIN([.$C439]*(COLUMN()-6);65536);65536)" table:style-name="ce1">
            <text:p>36888</text:p>
          </table:table-cell>
          <table:table-cell office:value-type="float" office:value="43036" table:formula="of:=MOD(MIN([.$C439]*(COLUMN()-6);65536);65536)" table:style-name="ce1">
            <text:p>43036</text:p>
          </table:table-cell>
          <table:table-cell office:value-type="float" office:value="49184" table:formula="of:=MOD(MIN([.$C439]*(COLUMN()-6);65536);65536)" table:style-name="ce1">
            <text:p>49184</text:p>
          </table:table-cell>
          <table:table-cell office:value-type="float" office:value="55332" table:formula="of:=MOD(MIN([.$C439]*(COLUMN()-6);65536);65536)" table:style-name="ce1">
            <text:p>55332</text:p>
          </table:table-cell>
          <table:table-cell office:value-type="float" office:value="61480" table:formula="of:=MOD(MIN([.$C439]*(COLUMN()-6);65536);65536)" table:style-name="ce1">
            <text:p>61480</text:p>
          </table:table-cell>
          <table:table-cell office:value-type="float" office:value="0" table:formula="of:=MOD(MIN([.$C439]*(COLUMN()-6);65536);65536)" table:style-name="ce1">
            <text:p>0</text:p>
          </table:table-cell>
          <table:table-cell office:value-type="float" office:value="0" table:formula="of:=MOD(MIN([.$C439]*(COLUMN()-6);65536);65536)" table:style-name="ce1">
            <text:p>0</text:p>
          </table:table-cell>
          <table:table-cell office:value-type="float" office:value="0" table:formula="of:=MOD(MIN([.$C439]*(COLUMN()-6);65536);65536)" table:style-name="ce1">
            <text:p>0</text:p>
          </table:table-cell>
          <table:table-cell office:value-type="float" office:value="0" table:formula="of:=MOD(MIN([.$C439]*(COLUMN()-6);65536);65536)" table:style-name="ce1">
            <text:p>0</text:p>
          </table:table-cell>
          <table:table-cell office:value-type="float" office:value="0" table:formula="of:=MOD(MIN([.$C43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114.9500550810217" table:formula="of:=[.$A$1]*(1/2)^((ROW()-2-128)/128)" table:style-name="ce1">
            <text:p>6114.950055</text:p>
          </table:table-cell>
          <table:table-cell table:style-name="ce1"/>
          <table:table-cell office:value-type="float" office:value="6115" table:formula="of:=ROUND([.A440];0)" table:style-name="ce1">
            <text:p>6115</text:p>
          </table:table-cell>
          <table:table-cell table:style-name="ce1"/>
          <table:table-cell office:value-type="float" office:value="438" table:formula="of:=ROW()-2" table:style-name="ce1">
            <text:p>438</text:p>
          </table:table-cell>
          <table:table-cell office:value-type="float" office:value="0" table:formula="of:=MOD(MIN([.$C440]*(COLUMN()-6);65536);65536)" table:style-name="ce1">
            <text:p>0</text:p>
          </table:table-cell>
          <table:table-cell office:value-type="float" office:value="6115" table:formula="of:=MOD(MIN([.$C440]*(COLUMN()-6);65536);65536)" table:style-name="ce1">
            <text:p>6115</text:p>
          </table:table-cell>
          <table:table-cell office:value-type="float" office:value="12230" table:formula="of:=MOD(MIN([.$C440]*(COLUMN()-6);65536);65536)" table:style-name="ce1">
            <text:p>12230</text:p>
          </table:table-cell>
          <table:table-cell office:value-type="float" office:value="18345" table:formula="of:=MOD(MIN([.$C440]*(COLUMN()-6);65536);65536)" table:style-name="ce1">
            <text:p>18345</text:p>
          </table:table-cell>
          <table:table-cell office:value-type="float" office:value="24460" table:formula="of:=MOD(MIN([.$C440]*(COLUMN()-6);65536);65536)" table:style-name="ce1">
            <text:p>24460</text:p>
          </table:table-cell>
          <table:table-cell office:value-type="float" office:value="30575" table:formula="of:=MOD(MIN([.$C440]*(COLUMN()-6);65536);65536)" table:style-name="ce1">
            <text:p>30575</text:p>
          </table:table-cell>
          <table:table-cell office:value-type="float" office:value="36690" table:formula="of:=MOD(MIN([.$C440]*(COLUMN()-6);65536);65536)" table:style-name="ce1">
            <text:p>36690</text:p>
          </table:table-cell>
          <table:table-cell office:value-type="float" office:value="42805" table:formula="of:=MOD(MIN([.$C440]*(COLUMN()-6);65536);65536)" table:style-name="ce1">
            <text:p>42805</text:p>
          </table:table-cell>
          <table:table-cell office:value-type="float" office:value="48920" table:formula="of:=MOD(MIN([.$C440]*(COLUMN()-6);65536);65536)" table:style-name="ce1">
            <text:p>48920</text:p>
          </table:table-cell>
          <table:table-cell office:value-type="float" office:value="55035" table:formula="of:=MOD(MIN([.$C440]*(COLUMN()-6);65536);65536)" table:style-name="ce1">
            <text:p>55035</text:p>
          </table:table-cell>
          <table:table-cell office:value-type="float" office:value="61150" table:formula="of:=MOD(MIN([.$C440]*(COLUMN()-6);65536);65536)" table:style-name="ce1">
            <text:p>61150</text:p>
          </table:table-cell>
          <table:table-cell office:value-type="float" office:value="0" table:formula="of:=MOD(MIN([.$C440]*(COLUMN()-6);65536);65536)" table:style-name="ce1">
            <text:p>0</text:p>
          </table:table-cell>
          <table:table-cell office:value-type="float" office:value="0" table:formula="of:=MOD(MIN([.$C440]*(COLUMN()-6);65536);65536)" table:style-name="ce1">
            <text:p>0</text:p>
          </table:table-cell>
          <table:table-cell office:value-type="float" office:value="0" table:formula="of:=MOD(MIN([.$C440]*(COLUMN()-6);65536);65536)" table:style-name="ce1">
            <text:p>0</text:p>
          </table:table-cell>
          <table:table-cell office:value-type="float" office:value="0" table:formula="of:=MOD(MIN([.$C440]*(COLUMN()-6);65536);65536)" table:style-name="ce1">
            <text:p>0</text:p>
          </table:table-cell>
          <table:table-cell office:value-type="float" office:value="0" table:formula="of:=MOD(MIN([.$C44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081.9257994147947" table:formula="of:=[.$A$1]*(1/2)^((ROW()-2-128)/128)" table:style-name="ce1">
            <text:p>6081.925799</text:p>
          </table:table-cell>
          <table:table-cell table:style-name="ce1"/>
          <table:table-cell office:value-type="float" office:value="6082" table:formula="of:=ROUND([.A441];0)" table:style-name="ce1">
            <text:p>6082</text:p>
          </table:table-cell>
          <table:table-cell table:style-name="ce1"/>
          <table:table-cell office:value-type="float" office:value="439" table:formula="of:=ROW()-2" table:style-name="ce1">
            <text:p>439</text:p>
          </table:table-cell>
          <table:table-cell office:value-type="float" office:value="0" table:formula="of:=MOD(MIN([.$C441]*(COLUMN()-6);65536);65536)" table:style-name="ce1">
            <text:p>0</text:p>
          </table:table-cell>
          <table:table-cell office:value-type="float" office:value="6082" table:formula="of:=MOD(MIN([.$C441]*(COLUMN()-6);65536);65536)" table:style-name="ce1">
            <text:p>6082</text:p>
          </table:table-cell>
          <table:table-cell office:value-type="float" office:value="12164" table:formula="of:=MOD(MIN([.$C441]*(COLUMN()-6);65536);65536)" table:style-name="ce1">
            <text:p>12164</text:p>
          </table:table-cell>
          <table:table-cell office:value-type="float" office:value="18246" table:formula="of:=MOD(MIN([.$C441]*(COLUMN()-6);65536);65536)" table:style-name="ce1">
            <text:p>18246</text:p>
          </table:table-cell>
          <table:table-cell office:value-type="float" office:value="24328" table:formula="of:=MOD(MIN([.$C441]*(COLUMN()-6);65536);65536)" table:style-name="ce1">
            <text:p>24328</text:p>
          </table:table-cell>
          <table:table-cell office:value-type="float" office:value="30410" table:formula="of:=MOD(MIN([.$C441]*(COLUMN()-6);65536);65536)" table:style-name="ce1">
            <text:p>30410</text:p>
          </table:table-cell>
          <table:table-cell office:value-type="float" office:value="36492" table:formula="of:=MOD(MIN([.$C441]*(COLUMN()-6);65536);65536)" table:style-name="ce1">
            <text:p>36492</text:p>
          </table:table-cell>
          <table:table-cell office:value-type="float" office:value="42574" table:formula="of:=MOD(MIN([.$C441]*(COLUMN()-6);65536);65536)" table:style-name="ce1">
            <text:p>42574</text:p>
          </table:table-cell>
          <table:table-cell office:value-type="float" office:value="48656" table:formula="of:=MOD(MIN([.$C441]*(COLUMN()-6);65536);65536)" table:style-name="ce1">
            <text:p>48656</text:p>
          </table:table-cell>
          <table:table-cell office:value-type="float" office:value="54738" table:formula="of:=MOD(MIN([.$C441]*(COLUMN()-6);65536);65536)" table:style-name="ce1">
            <text:p>54738</text:p>
          </table:table-cell>
          <table:table-cell office:value-type="float" office:value="60820" table:formula="of:=MOD(MIN([.$C441]*(COLUMN()-6);65536);65536)" table:style-name="ce1">
            <text:p>60820</text:p>
          </table:table-cell>
          <table:table-cell office:value-type="float" office:value="0" table:formula="of:=MOD(MIN([.$C441]*(COLUMN()-6);65536);65536)" table:style-name="ce1">
            <text:p>0</text:p>
          </table:table-cell>
          <table:table-cell office:value-type="float" office:value="0" table:formula="of:=MOD(MIN([.$C441]*(COLUMN()-6);65536);65536)" table:style-name="ce1">
            <text:p>0</text:p>
          </table:table-cell>
          <table:table-cell office:value-type="float" office:value="0" table:formula="of:=MOD(MIN([.$C441]*(COLUMN()-6);65536);65536)" table:style-name="ce1">
            <text:p>0</text:p>
          </table:table-cell>
          <table:table-cell office:value-type="float" office:value="0" table:formula="of:=MOD(MIN([.$C441]*(COLUMN()-6);65536);65536)" table:style-name="ce1">
            <text:p>0</text:p>
          </table:table-cell>
          <table:table-cell office:value-type="float" office:value="0" table:formula="of:=MOD(MIN([.$C44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049.0798937681902" table:formula="of:=[.$A$1]*(1/2)^((ROW()-2-128)/128)" table:style-name="ce1">
            <text:p>6049.079894</text:p>
          </table:table-cell>
          <table:table-cell table:style-name="ce1"/>
          <table:table-cell office:value-type="float" office:value="6049" table:formula="of:=ROUND([.A442];0)" table:style-name="ce1">
            <text:p>6049</text:p>
          </table:table-cell>
          <table:table-cell table:style-name="ce1"/>
          <table:table-cell office:value-type="float" office:value="440" table:formula="of:=ROW()-2" table:style-name="ce1">
            <text:p>440</text:p>
          </table:table-cell>
          <table:table-cell office:value-type="float" office:value="0" table:formula="of:=MOD(MIN([.$C442]*(COLUMN()-6);65536);65536)" table:style-name="ce1">
            <text:p>0</text:p>
          </table:table-cell>
          <table:table-cell office:value-type="float" office:value="6049" table:formula="of:=MOD(MIN([.$C442]*(COLUMN()-6);65536);65536)" table:style-name="ce1">
            <text:p>6049</text:p>
          </table:table-cell>
          <table:table-cell office:value-type="float" office:value="12098" table:formula="of:=MOD(MIN([.$C442]*(COLUMN()-6);65536);65536)" table:style-name="ce1">
            <text:p>12098</text:p>
          </table:table-cell>
          <table:table-cell office:value-type="float" office:value="18147" table:formula="of:=MOD(MIN([.$C442]*(COLUMN()-6);65536);65536)" table:style-name="ce1">
            <text:p>18147</text:p>
          </table:table-cell>
          <table:table-cell office:value-type="float" office:value="24196" table:formula="of:=MOD(MIN([.$C442]*(COLUMN()-6);65536);65536)" table:style-name="ce1">
            <text:p>24196</text:p>
          </table:table-cell>
          <table:table-cell office:value-type="float" office:value="30245" table:formula="of:=MOD(MIN([.$C442]*(COLUMN()-6);65536);65536)" table:style-name="ce1">
            <text:p>30245</text:p>
          </table:table-cell>
          <table:table-cell office:value-type="float" office:value="36294" table:formula="of:=MOD(MIN([.$C442]*(COLUMN()-6);65536);65536)" table:style-name="ce1">
            <text:p>36294</text:p>
          </table:table-cell>
          <table:table-cell office:value-type="float" office:value="42343" table:formula="of:=MOD(MIN([.$C442]*(COLUMN()-6);65536);65536)" table:style-name="ce1">
            <text:p>42343</text:p>
          </table:table-cell>
          <table:table-cell office:value-type="float" office:value="48392" table:formula="of:=MOD(MIN([.$C442]*(COLUMN()-6);65536);65536)" table:style-name="ce1">
            <text:p>48392</text:p>
          </table:table-cell>
          <table:table-cell office:value-type="float" office:value="54441" table:formula="of:=MOD(MIN([.$C442]*(COLUMN()-6);65536);65536)" table:style-name="ce1">
            <text:p>54441</text:p>
          </table:table-cell>
          <table:table-cell office:value-type="float" office:value="60490" table:formula="of:=MOD(MIN([.$C442]*(COLUMN()-6);65536);65536)" table:style-name="ce1">
            <text:p>60490</text:p>
          </table:table-cell>
          <table:table-cell office:value-type="float" office:value="0" table:formula="of:=MOD(MIN([.$C442]*(COLUMN()-6);65536);65536)" table:style-name="ce1">
            <text:p>0</text:p>
          </table:table-cell>
          <table:table-cell office:value-type="float" office:value="0" table:formula="of:=MOD(MIN([.$C442]*(COLUMN()-6);65536);65536)" table:style-name="ce1">
            <text:p>0</text:p>
          </table:table-cell>
          <table:table-cell office:value-type="float" office:value="0" table:formula="of:=MOD(MIN([.$C442]*(COLUMN()-6);65536);65536)" table:style-name="ce1">
            <text:p>0</text:p>
          </table:table-cell>
          <table:table-cell office:value-type="float" office:value="0" table:formula="of:=MOD(MIN([.$C442]*(COLUMN()-6);65536);65536)" table:style-name="ce1">
            <text:p>0</text:p>
          </table:table-cell>
          <table:table-cell office:value-type="float" office:value="0" table:formula="of:=MOD(MIN([.$C44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016.4113749482785" table:formula="of:=[.$A$1]*(1/2)^((ROW()-2-128)/128)" table:style-name="ce1">
            <text:p>6016.411375</text:p>
          </table:table-cell>
          <table:table-cell table:style-name="ce1"/>
          <table:table-cell office:value-type="float" office:value="6016" table:formula="of:=ROUND([.A443];0)" table:style-name="ce1">
            <text:p>6016</text:p>
          </table:table-cell>
          <table:table-cell table:style-name="ce1"/>
          <table:table-cell office:value-type="float" office:value="441" table:formula="of:=ROW()-2" table:style-name="ce1">
            <text:p>441</text:p>
          </table:table-cell>
          <table:table-cell office:value-type="float" office:value="0" table:formula="of:=MOD(MIN([.$C443]*(COLUMN()-6);65536);65536)" table:style-name="ce1">
            <text:p>0</text:p>
          </table:table-cell>
          <table:table-cell office:value-type="float" office:value="6016" table:formula="of:=MOD(MIN([.$C443]*(COLUMN()-6);65536);65536)" table:style-name="ce1">
            <text:p>6016</text:p>
          </table:table-cell>
          <table:table-cell office:value-type="float" office:value="12032" table:formula="of:=MOD(MIN([.$C443]*(COLUMN()-6);65536);65536)" table:style-name="ce1">
            <text:p>12032</text:p>
          </table:table-cell>
          <table:table-cell office:value-type="float" office:value="18048" table:formula="of:=MOD(MIN([.$C443]*(COLUMN()-6);65536);65536)" table:style-name="ce1">
            <text:p>18048</text:p>
          </table:table-cell>
          <table:table-cell office:value-type="float" office:value="24064" table:formula="of:=MOD(MIN([.$C443]*(COLUMN()-6);65536);65536)" table:style-name="ce1">
            <text:p>24064</text:p>
          </table:table-cell>
          <table:table-cell office:value-type="float" office:value="30080" table:formula="of:=MOD(MIN([.$C443]*(COLUMN()-6);65536);65536)" table:style-name="ce1">
            <text:p>30080</text:p>
          </table:table-cell>
          <table:table-cell office:value-type="float" office:value="36096" table:formula="of:=MOD(MIN([.$C443]*(COLUMN()-6);65536);65536)" table:style-name="ce1">
            <text:p>36096</text:p>
          </table:table-cell>
          <table:table-cell office:value-type="float" office:value="42112" table:formula="of:=MOD(MIN([.$C443]*(COLUMN()-6);65536);65536)" table:style-name="ce1">
            <text:p>42112</text:p>
          </table:table-cell>
          <table:table-cell office:value-type="float" office:value="48128" table:formula="of:=MOD(MIN([.$C443]*(COLUMN()-6);65536);65536)" table:style-name="ce1">
            <text:p>48128</text:p>
          </table:table-cell>
          <table:table-cell office:value-type="float" office:value="54144" table:formula="of:=MOD(MIN([.$C443]*(COLUMN()-6);65536);65536)" table:style-name="ce1">
            <text:p>54144</text:p>
          </table:table-cell>
          <table:table-cell office:value-type="float" office:value="60160" table:formula="of:=MOD(MIN([.$C443]*(COLUMN()-6);65536);65536)" table:style-name="ce1">
            <text:p>60160</text:p>
          </table:table-cell>
          <table:table-cell office:value-type="float" office:value="0" table:formula="of:=MOD(MIN([.$C443]*(COLUMN()-6);65536);65536)" table:style-name="ce1">
            <text:p>0</text:p>
          </table:table-cell>
          <table:table-cell office:value-type="float" office:value="0" table:formula="of:=MOD(MIN([.$C443]*(COLUMN()-6);65536);65536)" table:style-name="ce1">
            <text:p>0</text:p>
          </table:table-cell>
          <table:table-cell office:value-type="float" office:value="0" table:formula="of:=MOD(MIN([.$C443]*(COLUMN()-6);65536);65536)" table:style-name="ce1">
            <text:p>0</text:p>
          </table:table-cell>
          <table:table-cell office:value-type="float" office:value="0" table:formula="of:=MOD(MIN([.$C443]*(COLUMN()-6);65536);65536)" table:style-name="ce1">
            <text:p>0</text:p>
          </table:table-cell>
          <table:table-cell office:value-type="float" office:value="0" table:formula="of:=MOD(MIN([.$C44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983.9192849639303" table:formula="of:=[.$A$1]*(1/2)^((ROW()-2-128)/128)" table:style-name="ce1">
            <text:p>5983.919285</text:p>
          </table:table-cell>
          <table:table-cell table:style-name="ce1"/>
          <table:table-cell office:value-type="float" office:value="5984" table:formula="of:=ROUND([.A444];0)" table:style-name="ce1">
            <text:p>5984</text:p>
          </table:table-cell>
          <table:table-cell table:style-name="ce1"/>
          <table:table-cell office:value-type="float" office:value="442" table:formula="of:=ROW()-2" table:style-name="ce1">
            <text:p>442</text:p>
          </table:table-cell>
          <table:table-cell office:value-type="float" office:value="0" table:formula="of:=MOD(MIN([.$C444]*(COLUMN()-6);65536);65536)" table:style-name="ce1">
            <text:p>0</text:p>
          </table:table-cell>
          <table:table-cell office:value-type="float" office:value="5984" table:formula="of:=MOD(MIN([.$C444]*(COLUMN()-6);65536);65536)" table:style-name="ce1">
            <text:p>5984</text:p>
          </table:table-cell>
          <table:table-cell office:value-type="float" office:value="11968" table:formula="of:=MOD(MIN([.$C444]*(COLUMN()-6);65536);65536)" table:style-name="ce1">
            <text:p>11968</text:p>
          </table:table-cell>
          <table:table-cell office:value-type="float" office:value="17952" table:formula="of:=MOD(MIN([.$C444]*(COLUMN()-6);65536);65536)" table:style-name="ce1">
            <text:p>17952</text:p>
          </table:table-cell>
          <table:table-cell office:value-type="float" office:value="23936" table:formula="of:=MOD(MIN([.$C444]*(COLUMN()-6);65536);65536)" table:style-name="ce1">
            <text:p>23936</text:p>
          </table:table-cell>
          <table:table-cell office:value-type="float" office:value="29920" table:formula="of:=MOD(MIN([.$C444]*(COLUMN()-6);65536);65536)" table:style-name="ce1">
            <text:p>29920</text:p>
          </table:table-cell>
          <table:table-cell office:value-type="float" office:value="35904" table:formula="of:=MOD(MIN([.$C444]*(COLUMN()-6);65536);65536)" table:style-name="ce1">
            <text:p>35904</text:p>
          </table:table-cell>
          <table:table-cell office:value-type="float" office:value="41888" table:formula="of:=MOD(MIN([.$C444]*(COLUMN()-6);65536);65536)" table:style-name="ce1">
            <text:p>41888</text:p>
          </table:table-cell>
          <table:table-cell office:value-type="float" office:value="47872" table:formula="of:=MOD(MIN([.$C444]*(COLUMN()-6);65536);65536)" table:style-name="ce1">
            <text:p>47872</text:p>
          </table:table-cell>
          <table:table-cell office:value-type="float" office:value="53856" table:formula="of:=MOD(MIN([.$C444]*(COLUMN()-6);65536);65536)" table:style-name="ce1">
            <text:p>53856</text:p>
          </table:table-cell>
          <table:table-cell office:value-type="float" office:value="59840" table:formula="of:=MOD(MIN([.$C444]*(COLUMN()-6);65536);65536)" table:style-name="ce1">
            <text:p>59840</text:p>
          </table:table-cell>
          <table:table-cell office:value-type="float" office:value="0" table:formula="of:=MOD(MIN([.$C444]*(COLUMN()-6);65536);65536)" table:style-name="ce1">
            <text:p>0</text:p>
          </table:table-cell>
          <table:table-cell office:value-type="float" office:value="0" table:formula="of:=MOD(MIN([.$C444]*(COLUMN()-6);65536);65536)" table:style-name="ce1">
            <text:p>0</text:p>
          </table:table-cell>
          <table:table-cell office:value-type="float" office:value="0" table:formula="of:=MOD(MIN([.$C444]*(COLUMN()-6);65536);65536)" table:style-name="ce1">
            <text:p>0</text:p>
          </table:table-cell>
          <table:table-cell office:value-type="float" office:value="0" table:formula="of:=MOD(MIN([.$C444]*(COLUMN()-6);65536);65536)" table:style-name="ce1">
            <text:p>0</text:p>
          </table:table-cell>
          <table:table-cell office:value-type="float" office:value="0" table:formula="of:=MOD(MIN([.$C44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951.6026709977195" table:formula="of:=[.$A$1]*(1/2)^((ROW()-2-128)/128)" table:style-name="ce1">
            <text:p>5951.602671</text:p>
          </table:table-cell>
          <table:table-cell table:style-name="ce1"/>
          <table:table-cell office:value-type="float" office:value="5952" table:formula="of:=ROUND([.A445];0)" table:style-name="ce1">
            <text:p>5952</text:p>
          </table:table-cell>
          <table:table-cell table:style-name="ce1"/>
          <table:table-cell office:value-type="float" office:value="443" table:formula="of:=ROW()-2" table:style-name="ce1">
            <text:p>443</text:p>
          </table:table-cell>
          <table:table-cell office:value-type="float" office:value="0" table:formula="of:=MOD(MIN([.$C445]*(COLUMN()-6);65536);65536)" table:style-name="ce1">
            <text:p>0</text:p>
          </table:table-cell>
          <table:table-cell office:value-type="float" office:value="5952" table:formula="of:=MOD(MIN([.$C445]*(COLUMN()-6);65536);65536)" table:style-name="ce1">
            <text:p>5952</text:p>
          </table:table-cell>
          <table:table-cell office:value-type="float" office:value="11904" table:formula="of:=MOD(MIN([.$C445]*(COLUMN()-6);65536);65536)" table:style-name="ce1">
            <text:p>11904</text:p>
          </table:table-cell>
          <table:table-cell office:value-type="float" office:value="17856" table:formula="of:=MOD(MIN([.$C445]*(COLUMN()-6);65536);65536)" table:style-name="ce1">
            <text:p>17856</text:p>
          </table:table-cell>
          <table:table-cell office:value-type="float" office:value="23808" table:formula="of:=MOD(MIN([.$C445]*(COLUMN()-6);65536);65536)" table:style-name="ce1">
            <text:p>23808</text:p>
          </table:table-cell>
          <table:table-cell office:value-type="float" office:value="29760" table:formula="of:=MOD(MIN([.$C445]*(COLUMN()-6);65536);65536)" table:style-name="ce1">
            <text:p>29760</text:p>
          </table:table-cell>
          <table:table-cell office:value-type="float" office:value="35712" table:formula="of:=MOD(MIN([.$C445]*(COLUMN()-6);65536);65536)" table:style-name="ce1">
            <text:p>35712</text:p>
          </table:table-cell>
          <table:table-cell office:value-type="float" office:value="41664" table:formula="of:=MOD(MIN([.$C445]*(COLUMN()-6);65536);65536)" table:style-name="ce1">
            <text:p>41664</text:p>
          </table:table-cell>
          <table:table-cell office:value-type="float" office:value="47616" table:formula="of:=MOD(MIN([.$C445]*(COLUMN()-6);65536);65536)" table:style-name="ce1">
            <text:p>47616</text:p>
          </table:table-cell>
          <table:table-cell office:value-type="float" office:value="53568" table:formula="of:=MOD(MIN([.$C445]*(COLUMN()-6);65536);65536)" table:style-name="ce1">
            <text:p>53568</text:p>
          </table:table-cell>
          <table:table-cell office:value-type="float" office:value="59520" table:formula="of:=MOD(MIN([.$C445]*(COLUMN()-6);65536);65536)" table:style-name="ce1">
            <text:p>59520</text:p>
          </table:table-cell>
          <table:table-cell office:value-type="float" office:value="65472" table:formula="of:=MOD(MIN([.$C445]*(COLUMN()-6);65536);65536)" table:style-name="ce1">
            <text:p>65472</text:p>
          </table:table-cell>
          <table:table-cell office:value-type="float" office:value="0" table:formula="of:=MOD(MIN([.$C445]*(COLUMN()-6);65536);65536)" table:style-name="ce1">
            <text:p>0</text:p>
          </table:table-cell>
          <table:table-cell office:value-type="float" office:value="0" table:formula="of:=MOD(MIN([.$C445]*(COLUMN()-6);65536);65536)" table:style-name="ce1">
            <text:p>0</text:p>
          </table:table-cell>
          <table:table-cell office:value-type="float" office:value="0" table:formula="of:=MOD(MIN([.$C445]*(COLUMN()-6);65536);65536)" table:style-name="ce1">
            <text:p>0</text:p>
          </table:table-cell>
          <table:table-cell office:value-type="float" office:value="0" table:formula="of:=MOD(MIN([.$C44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919.4605853779831" table:formula="of:=[.$A$1]*(1/2)^((ROW()-2-128)/128)" table:style-name="ce1">
            <text:p>5919.460585</text:p>
          </table:table-cell>
          <table:table-cell table:style-name="ce1"/>
          <table:table-cell office:value-type="float" office:value="5919" table:formula="of:=ROUND([.A446];0)" table:style-name="ce1">
            <text:p>5919</text:p>
          </table:table-cell>
          <table:table-cell table:style-name="ce1"/>
          <table:table-cell office:value-type="float" office:value="444" table:formula="of:=ROW()-2" table:style-name="ce1">
            <text:p>444</text:p>
          </table:table-cell>
          <table:table-cell office:value-type="float" office:value="0" table:formula="of:=MOD(MIN([.$C446]*(COLUMN()-6);65536);65536)" table:style-name="ce1">
            <text:p>0</text:p>
          </table:table-cell>
          <table:table-cell office:value-type="float" office:value="5919" table:formula="of:=MOD(MIN([.$C446]*(COLUMN()-6);65536);65536)" table:style-name="ce1">
            <text:p>5919</text:p>
          </table:table-cell>
          <table:table-cell office:value-type="float" office:value="11838" table:formula="of:=MOD(MIN([.$C446]*(COLUMN()-6);65536);65536)" table:style-name="ce1">
            <text:p>11838</text:p>
          </table:table-cell>
          <table:table-cell office:value-type="float" office:value="17757" table:formula="of:=MOD(MIN([.$C446]*(COLUMN()-6);65536);65536)" table:style-name="ce1">
            <text:p>17757</text:p>
          </table:table-cell>
          <table:table-cell office:value-type="float" office:value="23676" table:formula="of:=MOD(MIN([.$C446]*(COLUMN()-6);65536);65536)" table:style-name="ce1">
            <text:p>23676</text:p>
          </table:table-cell>
          <table:table-cell office:value-type="float" office:value="29595" table:formula="of:=MOD(MIN([.$C446]*(COLUMN()-6);65536);65536)" table:style-name="ce1">
            <text:p>29595</text:p>
          </table:table-cell>
          <table:table-cell office:value-type="float" office:value="35514" table:formula="of:=MOD(MIN([.$C446]*(COLUMN()-6);65536);65536)" table:style-name="ce1">
            <text:p>35514</text:p>
          </table:table-cell>
          <table:table-cell office:value-type="float" office:value="41433" table:formula="of:=MOD(MIN([.$C446]*(COLUMN()-6);65536);65536)" table:style-name="ce1">
            <text:p>41433</text:p>
          </table:table-cell>
          <table:table-cell office:value-type="float" office:value="47352" table:formula="of:=MOD(MIN([.$C446]*(COLUMN()-6);65536);65536)" table:style-name="ce1">
            <text:p>47352</text:p>
          </table:table-cell>
          <table:table-cell office:value-type="float" office:value="53271" table:formula="of:=MOD(MIN([.$C446]*(COLUMN()-6);65536);65536)" table:style-name="ce1">
            <text:p>53271</text:p>
          </table:table-cell>
          <table:table-cell office:value-type="float" office:value="59190" table:formula="of:=MOD(MIN([.$C446]*(COLUMN()-6);65536);65536)" table:style-name="ce1">
            <text:p>59190</text:p>
          </table:table-cell>
          <table:table-cell office:value-type="float" office:value="65109" table:formula="of:=MOD(MIN([.$C446]*(COLUMN()-6);65536);65536)" table:style-name="ce1">
            <text:p>65109</text:p>
          </table:table-cell>
          <table:table-cell office:value-type="float" office:value="0" table:formula="of:=MOD(MIN([.$C446]*(COLUMN()-6);65536);65536)" table:style-name="ce1">
            <text:p>0</text:p>
          </table:table-cell>
          <table:table-cell office:value-type="float" office:value="0" table:formula="of:=MOD(MIN([.$C446]*(COLUMN()-6);65536);65536)" table:style-name="ce1">
            <text:p>0</text:p>
          </table:table-cell>
          <table:table-cell office:value-type="float" office:value="0" table:formula="of:=MOD(MIN([.$C446]*(COLUMN()-6);65536);65536)" table:style-name="ce1">
            <text:p>0</text:p>
          </table:table-cell>
          <table:table-cell office:value-type="float" office:value="0" table:formula="of:=MOD(MIN([.$C44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887.4920855510318" table:formula="of:=[.$A$1]*(1/2)^((ROW()-2-128)/128)" table:style-name="ce1">
            <text:p>5887.492086</text:p>
          </table:table-cell>
          <table:table-cell table:style-name="ce1"/>
          <table:table-cell office:value-type="float" office:value="5887" table:formula="of:=ROUND([.A447];0)" table:style-name="ce1">
            <text:p>5887</text:p>
          </table:table-cell>
          <table:table-cell table:style-name="ce1"/>
          <table:table-cell office:value-type="float" office:value="445" table:formula="of:=ROW()-2" table:style-name="ce1">
            <text:p>445</text:p>
          </table:table-cell>
          <table:table-cell office:value-type="float" office:value="0" table:formula="of:=MOD(MIN([.$C447]*(COLUMN()-6);65536);65536)" table:style-name="ce1">
            <text:p>0</text:p>
          </table:table-cell>
          <table:table-cell office:value-type="float" office:value="5887" table:formula="of:=MOD(MIN([.$C447]*(COLUMN()-6);65536);65536)" table:style-name="ce1">
            <text:p>5887</text:p>
          </table:table-cell>
          <table:table-cell office:value-type="float" office:value="11774" table:formula="of:=MOD(MIN([.$C447]*(COLUMN()-6);65536);65536)" table:style-name="ce1">
            <text:p>11774</text:p>
          </table:table-cell>
          <table:table-cell office:value-type="float" office:value="17661" table:formula="of:=MOD(MIN([.$C447]*(COLUMN()-6);65536);65536)" table:style-name="ce1">
            <text:p>17661</text:p>
          </table:table-cell>
          <table:table-cell office:value-type="float" office:value="23548" table:formula="of:=MOD(MIN([.$C447]*(COLUMN()-6);65536);65536)" table:style-name="ce1">
            <text:p>23548</text:p>
          </table:table-cell>
          <table:table-cell office:value-type="float" office:value="29435" table:formula="of:=MOD(MIN([.$C447]*(COLUMN()-6);65536);65536)" table:style-name="ce1">
            <text:p>29435</text:p>
          </table:table-cell>
          <table:table-cell office:value-type="float" office:value="35322" table:formula="of:=MOD(MIN([.$C447]*(COLUMN()-6);65536);65536)" table:style-name="ce1">
            <text:p>35322</text:p>
          </table:table-cell>
          <table:table-cell office:value-type="float" office:value="41209" table:formula="of:=MOD(MIN([.$C447]*(COLUMN()-6);65536);65536)" table:style-name="ce1">
            <text:p>41209</text:p>
          </table:table-cell>
          <table:table-cell office:value-type="float" office:value="47096" table:formula="of:=MOD(MIN([.$C447]*(COLUMN()-6);65536);65536)" table:style-name="ce1">
            <text:p>47096</text:p>
          </table:table-cell>
          <table:table-cell office:value-type="float" office:value="52983" table:formula="of:=MOD(MIN([.$C447]*(COLUMN()-6);65536);65536)" table:style-name="ce1">
            <text:p>52983</text:p>
          </table:table-cell>
          <table:table-cell office:value-type="float" office:value="58870" table:formula="of:=MOD(MIN([.$C447]*(COLUMN()-6);65536);65536)" table:style-name="ce1">
            <text:p>58870</text:p>
          </table:table-cell>
          <table:table-cell office:value-type="float" office:value="64757" table:formula="of:=MOD(MIN([.$C447]*(COLUMN()-6);65536);65536)" table:style-name="ce1">
            <text:p>64757</text:p>
          </table:table-cell>
          <table:table-cell office:value-type="float" office:value="0" table:formula="of:=MOD(MIN([.$C447]*(COLUMN()-6);65536);65536)" table:style-name="ce1">
            <text:p>0</text:p>
          </table:table-cell>
          <table:table-cell office:value-type="float" office:value="0" table:formula="of:=MOD(MIN([.$C447]*(COLUMN()-6);65536);65536)" table:style-name="ce1">
            <text:p>0</text:p>
          </table:table-cell>
          <table:table-cell office:value-type="float" office:value="0" table:formula="of:=MOD(MIN([.$C447]*(COLUMN()-6);65536);65536)" table:style-name="ce1">
            <text:p>0</text:p>
          </table:table-cell>
          <table:table-cell office:value-type="float" office:value="0" table:formula="of:=MOD(MIN([.$C44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855.6962340535092" table:formula="of:=[.$A$1]*(1/2)^((ROW()-2-128)/128)" table:style-name="ce1">
            <text:p>5855.696234</text:p>
          </table:table-cell>
          <table:table-cell table:style-name="ce1"/>
          <table:table-cell office:value-type="float" office:value="5856" table:formula="of:=ROUND([.A448];0)" table:style-name="ce1">
            <text:p>5856</text:p>
          </table:table-cell>
          <table:table-cell table:style-name="ce1"/>
          <table:table-cell office:value-type="float" office:value="446" table:formula="of:=ROW()-2" table:style-name="ce1">
            <text:p>446</text:p>
          </table:table-cell>
          <table:table-cell office:value-type="float" office:value="0" table:formula="of:=MOD(MIN([.$C448]*(COLUMN()-6);65536);65536)" table:style-name="ce1">
            <text:p>0</text:p>
          </table:table-cell>
          <table:table-cell office:value-type="float" office:value="5856" table:formula="of:=MOD(MIN([.$C448]*(COLUMN()-6);65536);65536)" table:style-name="ce1">
            <text:p>5856</text:p>
          </table:table-cell>
          <table:table-cell office:value-type="float" office:value="11712" table:formula="of:=MOD(MIN([.$C448]*(COLUMN()-6);65536);65536)" table:style-name="ce1">
            <text:p>11712</text:p>
          </table:table-cell>
          <table:table-cell office:value-type="float" office:value="17568" table:formula="of:=MOD(MIN([.$C448]*(COLUMN()-6);65536);65536)" table:style-name="ce1">
            <text:p>17568</text:p>
          </table:table-cell>
          <table:table-cell office:value-type="float" office:value="23424" table:formula="of:=MOD(MIN([.$C448]*(COLUMN()-6);65536);65536)" table:style-name="ce1">
            <text:p>23424</text:p>
          </table:table-cell>
          <table:table-cell office:value-type="float" office:value="29280" table:formula="of:=MOD(MIN([.$C448]*(COLUMN()-6);65536);65536)" table:style-name="ce1">
            <text:p>29280</text:p>
          </table:table-cell>
          <table:table-cell office:value-type="float" office:value="35136" table:formula="of:=MOD(MIN([.$C448]*(COLUMN()-6);65536);65536)" table:style-name="ce1">
            <text:p>35136</text:p>
          </table:table-cell>
          <table:table-cell office:value-type="float" office:value="40992" table:formula="of:=MOD(MIN([.$C448]*(COLUMN()-6);65536);65536)" table:style-name="ce1">
            <text:p>40992</text:p>
          </table:table-cell>
          <table:table-cell office:value-type="float" office:value="46848" table:formula="of:=MOD(MIN([.$C448]*(COLUMN()-6);65536);65536)" table:style-name="ce1">
            <text:p>46848</text:p>
          </table:table-cell>
          <table:table-cell office:value-type="float" office:value="52704" table:formula="of:=MOD(MIN([.$C448]*(COLUMN()-6);65536);65536)" table:style-name="ce1">
            <text:p>52704</text:p>
          </table:table-cell>
          <table:table-cell office:value-type="float" office:value="58560" table:formula="of:=MOD(MIN([.$C448]*(COLUMN()-6);65536);65536)" table:style-name="ce1">
            <text:p>58560</text:p>
          </table:table-cell>
          <table:table-cell office:value-type="float" office:value="64416" table:formula="of:=MOD(MIN([.$C448]*(COLUMN()-6);65536);65536)" table:style-name="ce1">
            <text:p>64416</text:p>
          </table:table-cell>
          <table:table-cell office:value-type="float" office:value="0" table:formula="of:=MOD(MIN([.$C448]*(COLUMN()-6);65536);65536)" table:style-name="ce1">
            <text:p>0</text:p>
          </table:table-cell>
          <table:table-cell office:value-type="float" office:value="0" table:formula="of:=MOD(MIN([.$C448]*(COLUMN()-6);65536);65536)" table:style-name="ce1">
            <text:p>0</text:p>
          </table:table-cell>
          <table:table-cell office:value-type="float" office:value="0" table:formula="of:=MOD(MIN([.$C448]*(COLUMN()-6);65536);65536)" table:style-name="ce1">
            <text:p>0</text:p>
          </table:table-cell>
          <table:table-cell office:value-type="float" office:value="0" table:formula="of:=MOD(MIN([.$C44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824.0720984849022" table:formula="of:=[.$A$1]*(1/2)^((ROW()-2-128)/128)" table:style-name="ce1">
            <text:p>5824.072098</text:p>
          </table:table-cell>
          <table:table-cell table:style-name="ce1"/>
          <table:table-cell office:value-type="float" office:value="5824" table:formula="of:=ROUND([.A449];0)" table:style-name="ce1">
            <text:p>5824</text:p>
          </table:table-cell>
          <table:table-cell table:style-name="ce1"/>
          <table:table-cell office:value-type="float" office:value="447" table:formula="of:=ROW()-2" table:style-name="ce1">
            <text:p>447</text:p>
          </table:table-cell>
          <table:table-cell office:value-type="float" office:value="0" table:formula="of:=MOD(MIN([.$C449]*(COLUMN()-6);65536);65536)" table:style-name="ce1">
            <text:p>0</text:p>
          </table:table-cell>
          <table:table-cell office:value-type="float" office:value="5824" table:formula="of:=MOD(MIN([.$C449]*(COLUMN()-6);65536);65536)" table:style-name="ce1">
            <text:p>5824</text:p>
          </table:table-cell>
          <table:table-cell office:value-type="float" office:value="11648" table:formula="of:=MOD(MIN([.$C449]*(COLUMN()-6);65536);65536)" table:style-name="ce1">
            <text:p>11648</text:p>
          </table:table-cell>
          <table:table-cell office:value-type="float" office:value="17472" table:formula="of:=MOD(MIN([.$C449]*(COLUMN()-6);65536);65536)" table:style-name="ce1">
            <text:p>17472</text:p>
          </table:table-cell>
          <table:table-cell office:value-type="float" office:value="23296" table:formula="of:=MOD(MIN([.$C449]*(COLUMN()-6);65536);65536)" table:style-name="ce1">
            <text:p>23296</text:p>
          </table:table-cell>
          <table:table-cell office:value-type="float" office:value="29120" table:formula="of:=MOD(MIN([.$C449]*(COLUMN()-6);65536);65536)" table:style-name="ce1">
            <text:p>29120</text:p>
          </table:table-cell>
          <table:table-cell office:value-type="float" office:value="34944" table:formula="of:=MOD(MIN([.$C449]*(COLUMN()-6);65536);65536)" table:style-name="ce1">
            <text:p>34944</text:p>
          </table:table-cell>
          <table:table-cell office:value-type="float" office:value="40768" table:formula="of:=MOD(MIN([.$C449]*(COLUMN()-6);65536);65536)" table:style-name="ce1">
            <text:p>40768</text:p>
          </table:table-cell>
          <table:table-cell office:value-type="float" office:value="46592" table:formula="of:=MOD(MIN([.$C449]*(COLUMN()-6);65536);65536)" table:style-name="ce1">
            <text:p>46592</text:p>
          </table:table-cell>
          <table:table-cell office:value-type="float" office:value="52416" table:formula="of:=MOD(MIN([.$C449]*(COLUMN()-6);65536);65536)" table:style-name="ce1">
            <text:p>52416</text:p>
          </table:table-cell>
          <table:table-cell office:value-type="float" office:value="58240" table:formula="of:=MOD(MIN([.$C449]*(COLUMN()-6);65536);65536)" table:style-name="ce1">
            <text:p>58240</text:p>
          </table:table-cell>
          <table:table-cell office:value-type="float" office:value="64064" table:formula="of:=MOD(MIN([.$C449]*(COLUMN()-6);65536);65536)" table:style-name="ce1">
            <text:p>64064</text:p>
          </table:table-cell>
          <table:table-cell office:value-type="float" office:value="0" table:formula="of:=MOD(MIN([.$C449]*(COLUMN()-6);65536);65536)" table:style-name="ce1">
            <text:p>0</text:p>
          </table:table-cell>
          <table:table-cell office:value-type="float" office:value="0" table:formula="of:=MOD(MIN([.$C449]*(COLUMN()-6);65536);65536)" table:style-name="ce1">
            <text:p>0</text:p>
          </table:table-cell>
          <table:table-cell office:value-type="float" office:value="0" table:formula="of:=MOD(MIN([.$C449]*(COLUMN()-6);65536);65536)" table:style-name="ce1">
            <text:p>0</text:p>
          </table:table-cell>
          <table:table-cell office:value-type="float" office:value="0" table:formula="of:=MOD(MIN([.$C44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128)/128)" table:style-name="ce1">
            <text:p>5792.618751</text:p>
          </table:table-cell>
          <table:table-cell table:style-name="ce1"/>
          <table:table-cell office:value-type="float" office:value="5793" table:formula="of:=ROUND([.A450];0)" table:style-name="ce1">
            <text:p>5793</text:p>
          </table:table-cell>
          <table:table-cell table:style-name="ce1"/>
          <table:table-cell office:value-type="float" office:value="448" table:formula="of:=ROW()-2" table:style-name="ce1">
            <text:p>448</text:p>
          </table:table-cell>
          <table:table-cell office:value-type="float" office:value="0" table:formula="of:=MOD(MIN([.$C450]*(COLUMN()-6);65536);65536)" table:style-name="ce1">
            <text:p>0</text:p>
          </table:table-cell>
          <table:table-cell office:value-type="float" office:value="5793" table:formula="of:=MOD(MIN([.$C450]*(COLUMN()-6);65536);65536)" table:style-name="ce1">
            <text:p>5793</text:p>
          </table:table-cell>
          <table:table-cell office:value-type="float" office:value="11586" table:formula="of:=MOD(MIN([.$C450]*(COLUMN()-6);65536);65536)" table:style-name="ce1">
            <text:p>11586</text:p>
          </table:table-cell>
          <table:table-cell office:value-type="float" office:value="17379" table:formula="of:=MOD(MIN([.$C450]*(COLUMN()-6);65536);65536)" table:style-name="ce1">
            <text:p>17379</text:p>
          </table:table-cell>
          <table:table-cell office:value-type="float" office:value="23172" table:formula="of:=MOD(MIN([.$C450]*(COLUMN()-6);65536);65536)" table:style-name="ce1">
            <text:p>23172</text:p>
          </table:table-cell>
          <table:table-cell office:value-type="float" office:value="28965" table:formula="of:=MOD(MIN([.$C450]*(COLUMN()-6);65536);65536)" table:style-name="ce1">
            <text:p>28965</text:p>
          </table:table-cell>
          <table:table-cell office:value-type="float" office:value="34758" table:formula="of:=MOD(MIN([.$C450]*(COLUMN()-6);65536);65536)" table:style-name="ce1">
            <text:p>34758</text:p>
          </table:table-cell>
          <table:table-cell office:value-type="float" office:value="40551" table:formula="of:=MOD(MIN([.$C450]*(COLUMN()-6);65536);65536)" table:style-name="ce1">
            <text:p>40551</text:p>
          </table:table-cell>
          <table:table-cell office:value-type="float" office:value="46344" table:formula="of:=MOD(MIN([.$C450]*(COLUMN()-6);65536);65536)" table:style-name="ce1">
            <text:p>46344</text:p>
          </table:table-cell>
          <table:table-cell office:value-type="float" office:value="52137" table:formula="of:=MOD(MIN([.$C450]*(COLUMN()-6);65536);65536)" table:style-name="ce1">
            <text:p>52137</text:p>
          </table:table-cell>
          <table:table-cell office:value-type="float" office:value="57930" table:formula="of:=MOD(MIN([.$C450]*(COLUMN()-6);65536);65536)" table:style-name="ce1">
            <text:p>57930</text:p>
          </table:table-cell>
          <table:table-cell office:value-type="float" office:value="63723" table:formula="of:=MOD(MIN([.$C450]*(COLUMN()-6);65536);65536)" table:style-name="ce1">
            <text:p>63723</text:p>
          </table:table-cell>
          <table:table-cell office:value-type="float" office:value="0" table:formula="of:=MOD(MIN([.$C450]*(COLUMN()-6);65536);65536)" table:style-name="ce1">
            <text:p>0</text:p>
          </table:table-cell>
          <table:table-cell office:value-type="float" office:value="0" table:formula="of:=MOD(MIN([.$C450]*(COLUMN()-6);65536);65536)" table:style-name="ce1">
            <text:p>0</text:p>
          </table:table-cell>
          <table:table-cell office:value-type="float" office:value="0" table:formula="of:=MOD(MIN([.$C450]*(COLUMN()-6);65536);65536)" table:style-name="ce1">
            <text:p>0</text:p>
          </table:table-cell>
          <table:table-cell office:value-type="float" office:value="0" table:formula="of:=MOD(MIN([.$C45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761.3352706826872" table:formula="of:=[.$A$1]*(1/2)^((ROW()-2-128)/128)" table:style-name="ce1">
            <text:p>5761.335271</text:p>
          </table:table-cell>
          <table:table-cell table:style-name="ce1"/>
          <table:table-cell office:value-type="float" office:value="5761" table:formula="of:=ROUND([.A451];0)" table:style-name="ce1">
            <text:p>5761</text:p>
          </table:table-cell>
          <table:table-cell table:style-name="ce1"/>
          <table:table-cell office:value-type="float" office:value="449" table:formula="of:=ROW()-2" table:style-name="ce1">
            <text:p>449</text:p>
          </table:table-cell>
          <table:table-cell office:value-type="float" office:value="0" table:formula="of:=MOD(MIN([.$C451]*(COLUMN()-6);65536);65536)" table:style-name="ce1">
            <text:p>0</text:p>
          </table:table-cell>
          <table:table-cell office:value-type="float" office:value="5761" table:formula="of:=MOD(MIN([.$C451]*(COLUMN()-6);65536);65536)" table:style-name="ce1">
            <text:p>5761</text:p>
          </table:table-cell>
          <table:table-cell office:value-type="float" office:value="11522" table:formula="of:=MOD(MIN([.$C451]*(COLUMN()-6);65536);65536)" table:style-name="ce1">
            <text:p>11522</text:p>
          </table:table-cell>
          <table:table-cell office:value-type="float" office:value="17283" table:formula="of:=MOD(MIN([.$C451]*(COLUMN()-6);65536);65536)" table:style-name="ce1">
            <text:p>17283</text:p>
          </table:table-cell>
          <table:table-cell office:value-type="float" office:value="23044" table:formula="of:=MOD(MIN([.$C451]*(COLUMN()-6);65536);65536)" table:style-name="ce1">
            <text:p>23044</text:p>
          </table:table-cell>
          <table:table-cell office:value-type="float" office:value="28805" table:formula="of:=MOD(MIN([.$C451]*(COLUMN()-6);65536);65536)" table:style-name="ce1">
            <text:p>28805</text:p>
          </table:table-cell>
          <table:table-cell office:value-type="float" office:value="34566" table:formula="of:=MOD(MIN([.$C451]*(COLUMN()-6);65536);65536)" table:style-name="ce1">
            <text:p>34566</text:p>
          </table:table-cell>
          <table:table-cell office:value-type="float" office:value="40327" table:formula="of:=MOD(MIN([.$C451]*(COLUMN()-6);65536);65536)" table:style-name="ce1">
            <text:p>40327</text:p>
          </table:table-cell>
          <table:table-cell office:value-type="float" office:value="46088" table:formula="of:=MOD(MIN([.$C451]*(COLUMN()-6);65536);65536)" table:style-name="ce1">
            <text:p>46088</text:p>
          </table:table-cell>
          <table:table-cell office:value-type="float" office:value="51849" table:formula="of:=MOD(MIN([.$C451]*(COLUMN()-6);65536);65536)" table:style-name="ce1">
            <text:p>51849</text:p>
          </table:table-cell>
          <table:table-cell office:value-type="float" office:value="57610" table:formula="of:=MOD(MIN([.$C451]*(COLUMN()-6);65536);65536)" table:style-name="ce1">
            <text:p>57610</text:p>
          </table:table-cell>
          <table:table-cell office:value-type="float" office:value="63371" table:formula="of:=MOD(MIN([.$C451]*(COLUMN()-6);65536);65536)" table:style-name="ce1">
            <text:p>63371</text:p>
          </table:table-cell>
          <table:table-cell office:value-type="float" office:value="0" table:formula="of:=MOD(MIN([.$C451]*(COLUMN()-6);65536);65536)" table:style-name="ce1">
            <text:p>0</text:p>
          </table:table-cell>
          <table:table-cell office:value-type="float" office:value="0" table:formula="of:=MOD(MIN([.$C451]*(COLUMN()-6);65536);65536)" table:style-name="ce1">
            <text:p>0</text:p>
          </table:table-cell>
          <table:table-cell office:value-type="float" office:value="0" table:formula="of:=MOD(MIN([.$C451]*(COLUMN()-6);65536);65536)" table:style-name="ce1">
            <text:p>0</text:p>
          </table:table-cell>
          <table:table-cell office:value-type="float" office:value="0" table:formula="of:=MOD(MIN([.$C45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730.2207387169219" table:formula="of:=[.$A$1]*(1/2)^((ROW()-2-128)/128)" table:style-name="ce1">
            <text:p>5730.220739</text:p>
          </table:table-cell>
          <table:table-cell table:style-name="ce1"/>
          <table:table-cell office:value-type="float" office:value="5730" table:formula="of:=ROUND([.A452];0)" table:style-name="ce1">
            <text:p>5730</text:p>
          </table:table-cell>
          <table:table-cell table:style-name="ce1"/>
          <table:table-cell office:value-type="float" office:value="450" table:formula="of:=ROW()-2" table:style-name="ce1">
            <text:p>450</text:p>
          </table:table-cell>
          <table:table-cell office:value-type="float" office:value="0" table:formula="of:=MOD(MIN([.$C452]*(COLUMN()-6);65536);65536)" table:style-name="ce1">
            <text:p>0</text:p>
          </table:table-cell>
          <table:table-cell office:value-type="float" office:value="5730" table:formula="of:=MOD(MIN([.$C452]*(COLUMN()-6);65536);65536)" table:style-name="ce1">
            <text:p>5730</text:p>
          </table:table-cell>
          <table:table-cell office:value-type="float" office:value="11460" table:formula="of:=MOD(MIN([.$C452]*(COLUMN()-6);65536);65536)" table:style-name="ce1">
            <text:p>11460</text:p>
          </table:table-cell>
          <table:table-cell office:value-type="float" office:value="17190" table:formula="of:=MOD(MIN([.$C452]*(COLUMN()-6);65536);65536)" table:style-name="ce1">
            <text:p>17190</text:p>
          </table:table-cell>
          <table:table-cell office:value-type="float" office:value="22920" table:formula="of:=MOD(MIN([.$C452]*(COLUMN()-6);65536);65536)" table:style-name="ce1">
            <text:p>22920</text:p>
          </table:table-cell>
          <table:table-cell office:value-type="float" office:value="28650" table:formula="of:=MOD(MIN([.$C452]*(COLUMN()-6);65536);65536)" table:style-name="ce1">
            <text:p>28650</text:p>
          </table:table-cell>
          <table:table-cell office:value-type="float" office:value="34380" table:formula="of:=MOD(MIN([.$C452]*(COLUMN()-6);65536);65536)" table:style-name="ce1">
            <text:p>34380</text:p>
          </table:table-cell>
          <table:table-cell office:value-type="float" office:value="40110" table:formula="of:=MOD(MIN([.$C452]*(COLUMN()-6);65536);65536)" table:style-name="ce1">
            <text:p>40110</text:p>
          </table:table-cell>
          <table:table-cell office:value-type="float" office:value="45840" table:formula="of:=MOD(MIN([.$C452]*(COLUMN()-6);65536);65536)" table:style-name="ce1">
            <text:p>45840</text:p>
          </table:table-cell>
          <table:table-cell office:value-type="float" office:value="51570" table:formula="of:=MOD(MIN([.$C452]*(COLUMN()-6);65536);65536)" table:style-name="ce1">
            <text:p>51570</text:p>
          </table:table-cell>
          <table:table-cell office:value-type="float" office:value="57300" table:formula="of:=MOD(MIN([.$C452]*(COLUMN()-6);65536);65536)" table:style-name="ce1">
            <text:p>57300</text:p>
          </table:table-cell>
          <table:table-cell office:value-type="float" office:value="63030" table:formula="of:=MOD(MIN([.$C452]*(COLUMN()-6);65536);65536)" table:style-name="ce1">
            <text:p>63030</text:p>
          </table:table-cell>
          <table:table-cell office:value-type="float" office:value="0" table:formula="of:=MOD(MIN([.$C452]*(COLUMN()-6);65536);65536)" table:style-name="ce1">
            <text:p>0</text:p>
          </table:table-cell>
          <table:table-cell office:value-type="float" office:value="0" table:formula="of:=MOD(MIN([.$C452]*(COLUMN()-6);65536);65536)" table:style-name="ce1">
            <text:p>0</text:p>
          </table:table-cell>
          <table:table-cell office:value-type="float" office:value="0" table:formula="of:=MOD(MIN([.$C452]*(COLUMN()-6);65536);65536)" table:style-name="ce1">
            <text:p>0</text:p>
          </table:table-cell>
          <table:table-cell office:value-type="float" office:value="0" table:formula="of:=MOD(MIN([.$C45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99.2742431618099" table:formula="of:=[.$A$1]*(1/2)^((ROW()-2-128)/128)" table:style-name="ce1">
            <text:p>5699.274243</text:p>
          </table:table-cell>
          <table:table-cell table:style-name="ce1"/>
          <table:table-cell office:value-type="float" office:value="5699" table:formula="of:=ROUND([.A453];0)" table:style-name="ce1">
            <text:p>5699</text:p>
          </table:table-cell>
          <table:table-cell table:style-name="ce1"/>
          <table:table-cell office:value-type="float" office:value="451" table:formula="of:=ROW()-2" table:style-name="ce1">
            <text:p>451</text:p>
          </table:table-cell>
          <table:table-cell office:value-type="float" office:value="0" table:formula="of:=MOD(MIN([.$C453]*(COLUMN()-6);65536);65536)" table:style-name="ce1">
            <text:p>0</text:p>
          </table:table-cell>
          <table:table-cell office:value-type="float" office:value="5699" table:formula="of:=MOD(MIN([.$C453]*(COLUMN()-6);65536);65536)" table:style-name="ce1">
            <text:p>5699</text:p>
          </table:table-cell>
          <table:table-cell office:value-type="float" office:value="11398" table:formula="of:=MOD(MIN([.$C453]*(COLUMN()-6);65536);65536)" table:style-name="ce1">
            <text:p>11398</text:p>
          </table:table-cell>
          <table:table-cell office:value-type="float" office:value="17097" table:formula="of:=MOD(MIN([.$C453]*(COLUMN()-6);65536);65536)" table:style-name="ce1">
            <text:p>17097</text:p>
          </table:table-cell>
          <table:table-cell office:value-type="float" office:value="22796" table:formula="of:=MOD(MIN([.$C453]*(COLUMN()-6);65536);65536)" table:style-name="ce1">
            <text:p>22796</text:p>
          </table:table-cell>
          <table:table-cell office:value-type="float" office:value="28495" table:formula="of:=MOD(MIN([.$C453]*(COLUMN()-6);65536);65536)" table:style-name="ce1">
            <text:p>28495</text:p>
          </table:table-cell>
          <table:table-cell office:value-type="float" office:value="34194" table:formula="of:=MOD(MIN([.$C453]*(COLUMN()-6);65536);65536)" table:style-name="ce1">
            <text:p>34194</text:p>
          </table:table-cell>
          <table:table-cell office:value-type="float" office:value="39893" table:formula="of:=MOD(MIN([.$C453]*(COLUMN()-6);65536);65536)" table:style-name="ce1">
            <text:p>39893</text:p>
          </table:table-cell>
          <table:table-cell office:value-type="float" office:value="45592" table:formula="of:=MOD(MIN([.$C453]*(COLUMN()-6);65536);65536)" table:style-name="ce1">
            <text:p>45592</text:p>
          </table:table-cell>
          <table:table-cell office:value-type="float" office:value="51291" table:formula="of:=MOD(MIN([.$C453]*(COLUMN()-6);65536);65536)" table:style-name="ce1">
            <text:p>51291</text:p>
          </table:table-cell>
          <table:table-cell office:value-type="float" office:value="56990" table:formula="of:=MOD(MIN([.$C453]*(COLUMN()-6);65536);65536)" table:style-name="ce1">
            <text:p>56990</text:p>
          </table:table-cell>
          <table:table-cell office:value-type="float" office:value="62689" table:formula="of:=MOD(MIN([.$C453]*(COLUMN()-6);65536);65536)" table:style-name="ce1">
            <text:p>62689</text:p>
          </table:table-cell>
          <table:table-cell office:value-type="float" office:value="0" table:formula="of:=MOD(MIN([.$C453]*(COLUMN()-6);65536);65536)" table:style-name="ce1">
            <text:p>0</text:p>
          </table:table-cell>
          <table:table-cell office:value-type="float" office:value="0" table:formula="of:=MOD(MIN([.$C453]*(COLUMN()-6);65536);65536)" table:style-name="ce1">
            <text:p>0</text:p>
          </table:table-cell>
          <table:table-cell office:value-type="float" office:value="0" table:formula="of:=MOD(MIN([.$C453]*(COLUMN()-6);65536);65536)" table:style-name="ce1">
            <text:p>0</text:p>
          </table:table-cell>
          <table:table-cell office:value-type="float" office:value="0" table:formula="of:=MOD(MIN([.$C45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68.4948765238569" table:formula="of:=[.$A$1]*(1/2)^((ROW()-2-128)/128)" table:style-name="ce1">
            <text:p>5668.494877</text:p>
          </table:table-cell>
          <table:table-cell table:style-name="ce1"/>
          <table:table-cell office:value-type="float" office:value="5668" table:formula="of:=ROUND([.A454];0)" table:style-name="ce1">
            <text:p>5668</text:p>
          </table:table-cell>
          <table:table-cell table:style-name="ce1"/>
          <table:table-cell office:value-type="float" office:value="452" table:formula="of:=ROW()-2" table:style-name="ce1">
            <text:p>452</text:p>
          </table:table-cell>
          <table:table-cell office:value-type="float" office:value="0" table:formula="of:=MOD(MIN([.$C454]*(COLUMN()-6);65536);65536)" table:style-name="ce1">
            <text:p>0</text:p>
          </table:table-cell>
          <table:table-cell office:value-type="float" office:value="5668" table:formula="of:=MOD(MIN([.$C454]*(COLUMN()-6);65536);65536)" table:style-name="ce1">
            <text:p>5668</text:p>
          </table:table-cell>
          <table:table-cell office:value-type="float" office:value="11336" table:formula="of:=MOD(MIN([.$C454]*(COLUMN()-6);65536);65536)" table:style-name="ce1">
            <text:p>11336</text:p>
          </table:table-cell>
          <table:table-cell office:value-type="float" office:value="17004" table:formula="of:=MOD(MIN([.$C454]*(COLUMN()-6);65536);65536)" table:style-name="ce1">
            <text:p>17004</text:p>
          </table:table-cell>
          <table:table-cell office:value-type="float" office:value="22672" table:formula="of:=MOD(MIN([.$C454]*(COLUMN()-6);65536);65536)" table:style-name="ce1">
            <text:p>22672</text:p>
          </table:table-cell>
          <table:table-cell office:value-type="float" office:value="28340" table:formula="of:=MOD(MIN([.$C454]*(COLUMN()-6);65536);65536)" table:style-name="ce1">
            <text:p>28340</text:p>
          </table:table-cell>
          <table:table-cell office:value-type="float" office:value="34008" table:formula="of:=MOD(MIN([.$C454]*(COLUMN()-6);65536);65536)" table:style-name="ce1">
            <text:p>34008</text:p>
          </table:table-cell>
          <table:table-cell office:value-type="float" office:value="39676" table:formula="of:=MOD(MIN([.$C454]*(COLUMN()-6);65536);65536)" table:style-name="ce1">
            <text:p>39676</text:p>
          </table:table-cell>
          <table:table-cell office:value-type="float" office:value="45344" table:formula="of:=MOD(MIN([.$C454]*(COLUMN()-6);65536);65536)" table:style-name="ce1">
            <text:p>45344</text:p>
          </table:table-cell>
          <table:table-cell office:value-type="float" office:value="51012" table:formula="of:=MOD(MIN([.$C454]*(COLUMN()-6);65536);65536)" table:style-name="ce1">
            <text:p>51012</text:p>
          </table:table-cell>
          <table:table-cell office:value-type="float" office:value="56680" table:formula="of:=MOD(MIN([.$C454]*(COLUMN()-6);65536);65536)" table:style-name="ce1">
            <text:p>56680</text:p>
          </table:table-cell>
          <table:table-cell office:value-type="float" office:value="62348" table:formula="of:=MOD(MIN([.$C454]*(COLUMN()-6);65536);65536)" table:style-name="ce1">
            <text:p>62348</text:p>
          </table:table-cell>
          <table:table-cell office:value-type="float" office:value="0" table:formula="of:=MOD(MIN([.$C454]*(COLUMN()-6);65536);65536)" table:style-name="ce1">
            <text:p>0</text:p>
          </table:table-cell>
          <table:table-cell office:value-type="float" office:value="0" table:formula="of:=MOD(MIN([.$C454]*(COLUMN()-6);65536);65536)" table:style-name="ce1">
            <text:p>0</text:p>
          </table:table-cell>
          <table:table-cell office:value-type="float" office:value="0" table:formula="of:=MOD(MIN([.$C454]*(COLUMN()-6);65536);65536)" table:style-name="ce1">
            <text:p>0</text:p>
          </table:table-cell>
          <table:table-cell office:value-type="float" office:value="0" table:formula="of:=MOD(MIN([.$C45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37.8817362105565" table:formula="of:=[.$A$1]*(1/2)^((ROW()-2-128)/128)" table:style-name="ce1">
            <text:p>5637.881736</text:p>
          </table:table-cell>
          <table:table-cell table:style-name="ce1"/>
          <table:table-cell office:value-type="float" office:value="5638" table:formula="of:=ROUND([.A455];0)" table:style-name="ce1">
            <text:p>5638</text:p>
          </table:table-cell>
          <table:table-cell table:style-name="ce1"/>
          <table:table-cell office:value-type="float" office:value="453" table:formula="of:=ROW()-2" table:style-name="ce1">
            <text:p>453</text:p>
          </table:table-cell>
          <table:table-cell office:value-type="float" office:value="0" table:formula="of:=MOD(MIN([.$C455]*(COLUMN()-6);65536);65536)" table:style-name="ce1">
            <text:p>0</text:p>
          </table:table-cell>
          <table:table-cell office:value-type="float" office:value="5638" table:formula="of:=MOD(MIN([.$C455]*(COLUMN()-6);65536);65536)" table:style-name="ce1">
            <text:p>5638</text:p>
          </table:table-cell>
          <table:table-cell office:value-type="float" office:value="11276" table:formula="of:=MOD(MIN([.$C455]*(COLUMN()-6);65536);65536)" table:style-name="ce1">
            <text:p>11276</text:p>
          </table:table-cell>
          <table:table-cell office:value-type="float" office:value="16914" table:formula="of:=MOD(MIN([.$C455]*(COLUMN()-6);65536);65536)" table:style-name="ce1">
            <text:p>16914</text:p>
          </table:table-cell>
          <table:table-cell office:value-type="float" office:value="22552" table:formula="of:=MOD(MIN([.$C455]*(COLUMN()-6);65536);65536)" table:style-name="ce1">
            <text:p>22552</text:p>
          </table:table-cell>
          <table:table-cell office:value-type="float" office:value="28190" table:formula="of:=MOD(MIN([.$C455]*(COLUMN()-6);65536);65536)" table:style-name="ce1">
            <text:p>28190</text:p>
          </table:table-cell>
          <table:table-cell office:value-type="float" office:value="33828" table:formula="of:=MOD(MIN([.$C455]*(COLUMN()-6);65536);65536)" table:style-name="ce1">
            <text:p>33828</text:p>
          </table:table-cell>
          <table:table-cell office:value-type="float" office:value="39466" table:formula="of:=MOD(MIN([.$C455]*(COLUMN()-6);65536);65536)" table:style-name="ce1">
            <text:p>39466</text:p>
          </table:table-cell>
          <table:table-cell office:value-type="float" office:value="45104" table:formula="of:=MOD(MIN([.$C455]*(COLUMN()-6);65536);65536)" table:style-name="ce1">
            <text:p>45104</text:p>
          </table:table-cell>
          <table:table-cell office:value-type="float" office:value="50742" table:formula="of:=MOD(MIN([.$C455]*(COLUMN()-6);65536);65536)" table:style-name="ce1">
            <text:p>50742</text:p>
          </table:table-cell>
          <table:table-cell office:value-type="float" office:value="56380" table:formula="of:=MOD(MIN([.$C455]*(COLUMN()-6);65536);65536)" table:style-name="ce1">
            <text:p>56380</text:p>
          </table:table-cell>
          <table:table-cell office:value-type="float" office:value="62018" table:formula="of:=MOD(MIN([.$C455]*(COLUMN()-6);65536);65536)" table:style-name="ce1">
            <text:p>62018</text:p>
          </table:table-cell>
          <table:table-cell office:value-type="float" office:value="0" table:formula="of:=MOD(MIN([.$C455]*(COLUMN()-6);65536);65536)" table:style-name="ce1">
            <text:p>0</text:p>
          </table:table-cell>
          <table:table-cell office:value-type="float" office:value="0" table:formula="of:=MOD(MIN([.$C455]*(COLUMN()-6);65536);65536)" table:style-name="ce1">
            <text:p>0</text:p>
          </table:table-cell>
          <table:table-cell office:value-type="float" office:value="0" table:formula="of:=MOD(MIN([.$C455]*(COLUMN()-6);65536);65536)" table:style-name="ce1">
            <text:p>0</text:p>
          </table:table-cell>
          <table:table-cell office:value-type="float" office:value="0" table:formula="of:=MOD(MIN([.$C45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607.4339245039237" table:formula="of:=[.$A$1]*(1/2)^((ROW()-2-128)/128)" table:style-name="ce1">
            <text:p>5607.433925</text:p>
          </table:table-cell>
          <table:table-cell table:style-name="ce1"/>
          <table:table-cell office:value-type="float" office:value="5607" table:formula="of:=ROUND([.A456];0)" table:style-name="ce1">
            <text:p>5607</text:p>
          </table:table-cell>
          <table:table-cell table:style-name="ce1"/>
          <table:table-cell office:value-type="float" office:value="454" table:formula="of:=ROW()-2" table:style-name="ce1">
            <text:p>454</text:p>
          </table:table-cell>
          <table:table-cell office:value-type="float" office:value="0" table:formula="of:=MOD(MIN([.$C456]*(COLUMN()-6);65536);65536)" table:style-name="ce1">
            <text:p>0</text:p>
          </table:table-cell>
          <table:table-cell office:value-type="float" office:value="5607" table:formula="of:=MOD(MIN([.$C456]*(COLUMN()-6);65536);65536)" table:style-name="ce1">
            <text:p>5607</text:p>
          </table:table-cell>
          <table:table-cell office:value-type="float" office:value="11214" table:formula="of:=MOD(MIN([.$C456]*(COLUMN()-6);65536);65536)" table:style-name="ce1">
            <text:p>11214</text:p>
          </table:table-cell>
          <table:table-cell office:value-type="float" office:value="16821" table:formula="of:=MOD(MIN([.$C456]*(COLUMN()-6);65536);65536)" table:style-name="ce1">
            <text:p>16821</text:p>
          </table:table-cell>
          <table:table-cell office:value-type="float" office:value="22428" table:formula="of:=MOD(MIN([.$C456]*(COLUMN()-6);65536);65536)" table:style-name="ce1">
            <text:p>22428</text:p>
          </table:table-cell>
          <table:table-cell office:value-type="float" office:value="28035" table:formula="of:=MOD(MIN([.$C456]*(COLUMN()-6);65536);65536)" table:style-name="ce1">
            <text:p>28035</text:p>
          </table:table-cell>
          <table:table-cell office:value-type="float" office:value="33642" table:formula="of:=MOD(MIN([.$C456]*(COLUMN()-6);65536);65536)" table:style-name="ce1">
            <text:p>33642</text:p>
          </table:table-cell>
          <table:table-cell office:value-type="float" office:value="39249" table:formula="of:=MOD(MIN([.$C456]*(COLUMN()-6);65536);65536)" table:style-name="ce1">
            <text:p>39249</text:p>
          </table:table-cell>
          <table:table-cell office:value-type="float" office:value="44856" table:formula="of:=MOD(MIN([.$C456]*(COLUMN()-6);65536);65536)" table:style-name="ce1">
            <text:p>44856</text:p>
          </table:table-cell>
          <table:table-cell office:value-type="float" office:value="50463" table:formula="of:=MOD(MIN([.$C456]*(COLUMN()-6);65536);65536)" table:style-name="ce1">
            <text:p>50463</text:p>
          </table:table-cell>
          <table:table-cell office:value-type="float" office:value="56070" table:formula="of:=MOD(MIN([.$C456]*(COLUMN()-6);65536);65536)" table:style-name="ce1">
            <text:p>56070</text:p>
          </table:table-cell>
          <table:table-cell office:value-type="float" office:value="61677" table:formula="of:=MOD(MIN([.$C456]*(COLUMN()-6);65536);65536)" table:style-name="ce1">
            <text:p>61677</text:p>
          </table:table-cell>
          <table:table-cell office:value-type="float" office:value="0" table:formula="of:=MOD(MIN([.$C456]*(COLUMN()-6);65536);65536)" table:style-name="ce1">
            <text:p>0</text:p>
          </table:table-cell>
          <table:table-cell office:value-type="float" office:value="0" table:formula="of:=MOD(MIN([.$C456]*(COLUMN()-6);65536);65536)" table:style-name="ce1">
            <text:p>0</text:p>
          </table:table-cell>
          <table:table-cell office:value-type="float" office:value="0" table:formula="of:=MOD(MIN([.$C456]*(COLUMN()-6);65536);65536)" table:style-name="ce1">
            <text:p>0</text:p>
          </table:table-cell>
          <table:table-cell office:value-type="float" office:value="0" table:formula="of:=MOD(MIN([.$C45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577.1505485341695" table:formula="of:=[.$A$1]*(1/2)^((ROW()-2-128)/128)" table:style-name="ce1">
            <text:p>5577.150549</text:p>
          </table:table-cell>
          <table:table-cell table:style-name="ce1"/>
          <table:table-cell office:value-type="float" office:value="5577" table:formula="of:=ROUND([.A457];0)" table:style-name="ce1">
            <text:p>5577</text:p>
          </table:table-cell>
          <table:table-cell table:style-name="ce1"/>
          <table:table-cell office:value-type="float" office:value="455" table:formula="of:=ROW()-2" table:style-name="ce1">
            <text:p>455</text:p>
          </table:table-cell>
          <table:table-cell office:value-type="float" office:value="0" table:formula="of:=MOD(MIN([.$C457]*(COLUMN()-6);65536);65536)" table:style-name="ce1">
            <text:p>0</text:p>
          </table:table-cell>
          <table:table-cell office:value-type="float" office:value="5577" table:formula="of:=MOD(MIN([.$C457]*(COLUMN()-6);65536);65536)" table:style-name="ce1">
            <text:p>5577</text:p>
          </table:table-cell>
          <table:table-cell office:value-type="float" office:value="11154" table:formula="of:=MOD(MIN([.$C457]*(COLUMN()-6);65536);65536)" table:style-name="ce1">
            <text:p>11154</text:p>
          </table:table-cell>
          <table:table-cell office:value-type="float" office:value="16731" table:formula="of:=MOD(MIN([.$C457]*(COLUMN()-6);65536);65536)" table:style-name="ce1">
            <text:p>16731</text:p>
          </table:table-cell>
          <table:table-cell office:value-type="float" office:value="22308" table:formula="of:=MOD(MIN([.$C457]*(COLUMN()-6);65536);65536)" table:style-name="ce1">
            <text:p>22308</text:p>
          </table:table-cell>
          <table:table-cell office:value-type="float" office:value="27885" table:formula="of:=MOD(MIN([.$C457]*(COLUMN()-6);65536);65536)" table:style-name="ce1">
            <text:p>27885</text:p>
          </table:table-cell>
          <table:table-cell office:value-type="float" office:value="33462" table:formula="of:=MOD(MIN([.$C457]*(COLUMN()-6);65536);65536)" table:style-name="ce1">
            <text:p>33462</text:p>
          </table:table-cell>
          <table:table-cell office:value-type="float" office:value="39039" table:formula="of:=MOD(MIN([.$C457]*(COLUMN()-6);65536);65536)" table:style-name="ce1">
            <text:p>39039</text:p>
          </table:table-cell>
          <table:table-cell office:value-type="float" office:value="44616" table:formula="of:=MOD(MIN([.$C457]*(COLUMN()-6);65536);65536)" table:style-name="ce1">
            <text:p>44616</text:p>
          </table:table-cell>
          <table:table-cell office:value-type="float" office:value="50193" table:formula="of:=MOD(MIN([.$C457]*(COLUMN()-6);65536);65536)" table:style-name="ce1">
            <text:p>50193</text:p>
          </table:table-cell>
          <table:table-cell office:value-type="float" office:value="55770" table:formula="of:=MOD(MIN([.$C457]*(COLUMN()-6);65536);65536)" table:style-name="ce1">
            <text:p>55770</text:p>
          </table:table-cell>
          <table:table-cell office:value-type="float" office:value="61347" table:formula="of:=MOD(MIN([.$C457]*(COLUMN()-6);65536);65536)" table:style-name="ce1">
            <text:p>61347</text:p>
          </table:table-cell>
          <table:table-cell office:value-type="float" office:value="0" table:formula="of:=MOD(MIN([.$C457]*(COLUMN()-6);65536);65536)" table:style-name="ce1">
            <text:p>0</text:p>
          </table:table-cell>
          <table:table-cell office:value-type="float" office:value="0" table:formula="of:=MOD(MIN([.$C457]*(COLUMN()-6);65536);65536)" table:style-name="ce1">
            <text:p>0</text:p>
          </table:table-cell>
          <table:table-cell office:value-type="float" office:value="0" table:formula="of:=MOD(MIN([.$C457]*(COLUMN()-6);65536);65536)" table:style-name="ce1">
            <text:p>0</text:p>
          </table:table-cell>
          <table:table-cell office:value-type="float" office:value="0" table:formula="of:=MOD(MIN([.$C45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547.0307202535132" table:formula="of:=[.$A$1]*(1/2)^((ROW()-2-128)/128)" table:style-name="ce1">
            <text:p>5547.03072</text:p>
          </table:table-cell>
          <table:table-cell table:style-name="ce1"/>
          <table:table-cell office:value-type="float" office:value="5547" table:formula="of:=ROUND([.A458];0)" table:style-name="ce1">
            <text:p>5547</text:p>
          </table:table-cell>
          <table:table-cell table:style-name="ce1"/>
          <table:table-cell office:value-type="float" office:value="456" table:formula="of:=ROW()-2" table:style-name="ce1">
            <text:p>456</text:p>
          </table:table-cell>
          <table:table-cell office:value-type="float" office:value="0" table:formula="of:=MOD(MIN([.$C458]*(COLUMN()-6);65536);65536)" table:style-name="ce1">
            <text:p>0</text:p>
          </table:table-cell>
          <table:table-cell office:value-type="float" office:value="5547" table:formula="of:=MOD(MIN([.$C458]*(COLUMN()-6);65536);65536)" table:style-name="ce1">
            <text:p>5547</text:p>
          </table:table-cell>
          <table:table-cell office:value-type="float" office:value="11094" table:formula="of:=MOD(MIN([.$C458]*(COLUMN()-6);65536);65536)" table:style-name="ce1">
            <text:p>11094</text:p>
          </table:table-cell>
          <table:table-cell office:value-type="float" office:value="16641" table:formula="of:=MOD(MIN([.$C458]*(COLUMN()-6);65536);65536)" table:style-name="ce1">
            <text:p>16641</text:p>
          </table:table-cell>
          <table:table-cell office:value-type="float" office:value="22188" table:formula="of:=MOD(MIN([.$C458]*(COLUMN()-6);65536);65536)" table:style-name="ce1">
            <text:p>22188</text:p>
          </table:table-cell>
          <table:table-cell office:value-type="float" office:value="27735" table:formula="of:=MOD(MIN([.$C458]*(COLUMN()-6);65536);65536)" table:style-name="ce1">
            <text:p>27735</text:p>
          </table:table-cell>
          <table:table-cell office:value-type="float" office:value="33282" table:formula="of:=MOD(MIN([.$C458]*(COLUMN()-6);65536);65536)" table:style-name="ce1">
            <text:p>33282</text:p>
          </table:table-cell>
          <table:table-cell office:value-type="float" office:value="38829" table:formula="of:=MOD(MIN([.$C458]*(COLUMN()-6);65536);65536)" table:style-name="ce1">
            <text:p>38829</text:p>
          </table:table-cell>
          <table:table-cell office:value-type="float" office:value="44376" table:formula="of:=MOD(MIN([.$C458]*(COLUMN()-6);65536);65536)" table:style-name="ce1">
            <text:p>44376</text:p>
          </table:table-cell>
          <table:table-cell office:value-type="float" office:value="49923" table:formula="of:=MOD(MIN([.$C458]*(COLUMN()-6);65536);65536)" table:style-name="ce1">
            <text:p>49923</text:p>
          </table:table-cell>
          <table:table-cell office:value-type="float" office:value="55470" table:formula="of:=MOD(MIN([.$C458]*(COLUMN()-6);65536);65536)" table:style-name="ce1">
            <text:p>55470</text:p>
          </table:table-cell>
          <table:table-cell office:value-type="float" office:value="61017" table:formula="of:=MOD(MIN([.$C458]*(COLUMN()-6);65536);65536)" table:style-name="ce1">
            <text:p>61017</text:p>
          </table:table-cell>
          <table:table-cell office:value-type="float" office:value="0" table:formula="of:=MOD(MIN([.$C458]*(COLUMN()-6);65536);65536)" table:style-name="ce1">
            <text:p>0</text:p>
          </table:table-cell>
          <table:table-cell office:value-type="float" office:value="0" table:formula="of:=MOD(MIN([.$C458]*(COLUMN()-6);65536);65536)" table:style-name="ce1">
            <text:p>0</text:p>
          </table:table-cell>
          <table:table-cell office:value-type="float" office:value="0" table:formula="of:=MOD(MIN([.$C458]*(COLUMN()-6);65536);65536)" table:style-name="ce1">
            <text:p>0</text:p>
          </table:table-cell>
          <table:table-cell office:value-type="float" office:value="0" table:formula="of:=MOD(MIN([.$C45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517.0735564101469" table:formula="of:=[.$A$1]*(1/2)^((ROW()-2-128)/128)" table:style-name="ce1">
            <text:p>5517.073556</text:p>
          </table:table-cell>
          <table:table-cell table:style-name="ce1"/>
          <table:table-cell office:value-type="float" office:value="5517" table:formula="of:=ROUND([.A459];0)" table:style-name="ce1">
            <text:p>5517</text:p>
          </table:table-cell>
          <table:table-cell table:style-name="ce1"/>
          <table:table-cell office:value-type="float" office:value="457" table:formula="of:=ROW()-2" table:style-name="ce1">
            <text:p>457</text:p>
          </table:table-cell>
          <table:table-cell office:value-type="float" office:value="0" table:formula="of:=MOD(MIN([.$C459]*(COLUMN()-6);65536);65536)" table:style-name="ce1">
            <text:p>0</text:p>
          </table:table-cell>
          <table:table-cell office:value-type="float" office:value="5517" table:formula="of:=MOD(MIN([.$C459]*(COLUMN()-6);65536);65536)" table:style-name="ce1">
            <text:p>5517</text:p>
          </table:table-cell>
          <table:table-cell office:value-type="float" office:value="11034" table:formula="of:=MOD(MIN([.$C459]*(COLUMN()-6);65536);65536)" table:style-name="ce1">
            <text:p>11034</text:p>
          </table:table-cell>
          <table:table-cell office:value-type="float" office:value="16551" table:formula="of:=MOD(MIN([.$C459]*(COLUMN()-6);65536);65536)" table:style-name="ce1">
            <text:p>16551</text:p>
          </table:table-cell>
          <table:table-cell office:value-type="float" office:value="22068" table:formula="of:=MOD(MIN([.$C459]*(COLUMN()-6);65536);65536)" table:style-name="ce1">
            <text:p>22068</text:p>
          </table:table-cell>
          <table:table-cell office:value-type="float" office:value="27585" table:formula="of:=MOD(MIN([.$C459]*(COLUMN()-6);65536);65536)" table:style-name="ce1">
            <text:p>27585</text:p>
          </table:table-cell>
          <table:table-cell office:value-type="float" office:value="33102" table:formula="of:=MOD(MIN([.$C459]*(COLUMN()-6);65536);65536)" table:style-name="ce1">
            <text:p>33102</text:p>
          </table:table-cell>
          <table:table-cell office:value-type="float" office:value="38619" table:formula="of:=MOD(MIN([.$C459]*(COLUMN()-6);65536);65536)" table:style-name="ce1">
            <text:p>38619</text:p>
          </table:table-cell>
          <table:table-cell office:value-type="float" office:value="44136" table:formula="of:=MOD(MIN([.$C459]*(COLUMN()-6);65536);65536)" table:style-name="ce1">
            <text:p>44136</text:p>
          </table:table-cell>
          <table:table-cell office:value-type="float" office:value="49653" table:formula="of:=MOD(MIN([.$C459]*(COLUMN()-6);65536);65536)" table:style-name="ce1">
            <text:p>49653</text:p>
          </table:table-cell>
          <table:table-cell office:value-type="float" office:value="55170" table:formula="of:=MOD(MIN([.$C459]*(COLUMN()-6);65536);65536)" table:style-name="ce1">
            <text:p>55170</text:p>
          </table:table-cell>
          <table:table-cell office:value-type="float" office:value="60687" table:formula="of:=MOD(MIN([.$C459]*(COLUMN()-6);65536);65536)" table:style-name="ce1">
            <text:p>60687</text:p>
          </table:table-cell>
          <table:table-cell office:value-type="float" office:value="0" table:formula="of:=MOD(MIN([.$C459]*(COLUMN()-6);65536);65536)" table:style-name="ce1">
            <text:p>0</text:p>
          </table:table-cell>
          <table:table-cell office:value-type="float" office:value="0" table:formula="of:=MOD(MIN([.$C459]*(COLUMN()-6);65536);65536)" table:style-name="ce1">
            <text:p>0</text:p>
          </table:table-cell>
          <table:table-cell office:value-type="float" office:value="0" table:formula="of:=MOD(MIN([.$C459]*(COLUMN()-6);65536);65536)" table:style-name="ce1">
            <text:p>0</text:p>
          </table:table-cell>
          <table:table-cell office:value-type="float" office:value="0" table:formula="of:=MOD(MIN([.$C45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487.2781785223297" table:formula="of:=[.$A$1]*(1/2)^((ROW()-2-128)/128)" table:style-name="ce1">
            <text:p>5487.278179</text:p>
          </table:table-cell>
          <table:table-cell table:style-name="ce1"/>
          <table:table-cell office:value-type="float" office:value="5487" table:formula="of:=ROUND([.A460];0)" table:style-name="ce1">
            <text:p>5487</text:p>
          </table:table-cell>
          <table:table-cell table:style-name="ce1"/>
          <table:table-cell office:value-type="float" office:value="458" table:formula="of:=ROW()-2" table:style-name="ce1">
            <text:p>458</text:p>
          </table:table-cell>
          <table:table-cell office:value-type="float" office:value="0" table:formula="of:=MOD(MIN([.$C460]*(COLUMN()-6);65536);65536)" table:style-name="ce1">
            <text:p>0</text:p>
          </table:table-cell>
          <table:table-cell office:value-type="float" office:value="5487" table:formula="of:=MOD(MIN([.$C460]*(COLUMN()-6);65536);65536)" table:style-name="ce1">
            <text:p>5487</text:p>
          </table:table-cell>
          <table:table-cell office:value-type="float" office:value="10974" table:formula="of:=MOD(MIN([.$C460]*(COLUMN()-6);65536);65536)" table:style-name="ce1">
            <text:p>10974</text:p>
          </table:table-cell>
          <table:table-cell office:value-type="float" office:value="16461" table:formula="of:=MOD(MIN([.$C460]*(COLUMN()-6);65536);65536)" table:style-name="ce1">
            <text:p>16461</text:p>
          </table:table-cell>
          <table:table-cell office:value-type="float" office:value="21948" table:formula="of:=MOD(MIN([.$C460]*(COLUMN()-6);65536);65536)" table:style-name="ce1">
            <text:p>21948</text:p>
          </table:table-cell>
          <table:table-cell office:value-type="float" office:value="27435" table:formula="of:=MOD(MIN([.$C460]*(COLUMN()-6);65536);65536)" table:style-name="ce1">
            <text:p>27435</text:p>
          </table:table-cell>
          <table:table-cell office:value-type="float" office:value="32922" table:formula="of:=MOD(MIN([.$C460]*(COLUMN()-6);65536);65536)" table:style-name="ce1">
            <text:p>32922</text:p>
          </table:table-cell>
          <table:table-cell office:value-type="float" office:value="38409" table:formula="of:=MOD(MIN([.$C460]*(COLUMN()-6);65536);65536)" table:style-name="ce1">
            <text:p>38409</text:p>
          </table:table-cell>
          <table:table-cell office:value-type="float" office:value="43896" table:formula="of:=MOD(MIN([.$C460]*(COLUMN()-6);65536);65536)" table:style-name="ce1">
            <text:p>43896</text:p>
          </table:table-cell>
          <table:table-cell office:value-type="float" office:value="49383" table:formula="of:=MOD(MIN([.$C460]*(COLUMN()-6);65536);65536)" table:style-name="ce1">
            <text:p>49383</text:p>
          </table:table-cell>
          <table:table-cell office:value-type="float" office:value="54870" table:formula="of:=MOD(MIN([.$C460]*(COLUMN()-6);65536);65536)" table:style-name="ce1">
            <text:p>54870</text:p>
          </table:table-cell>
          <table:table-cell office:value-type="float" office:value="60357" table:formula="of:=MOD(MIN([.$C460]*(COLUMN()-6);65536);65536)" table:style-name="ce1">
            <text:p>60357</text:p>
          </table:table-cell>
          <table:table-cell office:value-type="float" office:value="0" table:formula="of:=MOD(MIN([.$C460]*(COLUMN()-6);65536);65536)" table:style-name="ce1">
            <text:p>0</text:p>
          </table:table-cell>
          <table:table-cell office:value-type="float" office:value="0" table:formula="of:=MOD(MIN([.$C460]*(COLUMN()-6);65536);65536)" table:style-name="ce1">
            <text:p>0</text:p>
          </table:table-cell>
          <table:table-cell office:value-type="float" office:value="0" table:formula="of:=MOD(MIN([.$C460]*(COLUMN()-6);65536);65536)" table:style-name="ce1">
            <text:p>0</text:p>
          </table:table-cell>
          <table:table-cell office:value-type="float" office:value="0" table:formula="of:=MOD(MIN([.$C46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457.6437128526295" table:formula="of:=[.$A$1]*(1/2)^((ROW()-2-128)/128)" table:style-name="ce1">
            <text:p>5457.643713</text:p>
          </table:table-cell>
          <table:table-cell table:style-name="ce1"/>
          <table:table-cell office:value-type="float" office:value="5458" table:formula="of:=ROUND([.A461];0)" table:style-name="ce1">
            <text:p>5458</text:p>
          </table:table-cell>
          <table:table-cell table:style-name="ce1"/>
          <table:table-cell office:value-type="float" office:value="459" table:formula="of:=ROW()-2" table:style-name="ce1">
            <text:p>459</text:p>
          </table:table-cell>
          <table:table-cell office:value-type="float" office:value="0" table:formula="of:=MOD(MIN([.$C461]*(COLUMN()-6);65536);65536)" table:style-name="ce1">
            <text:p>0</text:p>
          </table:table-cell>
          <table:table-cell office:value-type="float" office:value="5458" table:formula="of:=MOD(MIN([.$C461]*(COLUMN()-6);65536);65536)" table:style-name="ce1">
            <text:p>5458</text:p>
          </table:table-cell>
          <table:table-cell office:value-type="float" office:value="10916" table:formula="of:=MOD(MIN([.$C461]*(COLUMN()-6);65536);65536)" table:style-name="ce1">
            <text:p>10916</text:p>
          </table:table-cell>
          <table:table-cell office:value-type="float" office:value="16374" table:formula="of:=MOD(MIN([.$C461]*(COLUMN()-6);65536);65536)" table:style-name="ce1">
            <text:p>16374</text:p>
          </table:table-cell>
          <table:table-cell office:value-type="float" office:value="21832" table:formula="of:=MOD(MIN([.$C461]*(COLUMN()-6);65536);65536)" table:style-name="ce1">
            <text:p>21832</text:p>
          </table:table-cell>
          <table:table-cell office:value-type="float" office:value="27290" table:formula="of:=MOD(MIN([.$C461]*(COLUMN()-6);65536);65536)" table:style-name="ce1">
            <text:p>27290</text:p>
          </table:table-cell>
          <table:table-cell office:value-type="float" office:value="32748" table:formula="of:=MOD(MIN([.$C461]*(COLUMN()-6);65536);65536)" table:style-name="ce1">
            <text:p>32748</text:p>
          </table:table-cell>
          <table:table-cell office:value-type="float" office:value="38206" table:formula="of:=MOD(MIN([.$C461]*(COLUMN()-6);65536);65536)" table:style-name="ce1">
            <text:p>38206</text:p>
          </table:table-cell>
          <table:table-cell office:value-type="float" office:value="43664" table:formula="of:=MOD(MIN([.$C461]*(COLUMN()-6);65536);65536)" table:style-name="ce1">
            <text:p>43664</text:p>
          </table:table-cell>
          <table:table-cell office:value-type="float" office:value="49122" table:formula="of:=MOD(MIN([.$C461]*(COLUMN()-6);65536);65536)" table:style-name="ce1">
            <text:p>49122</text:p>
          </table:table-cell>
          <table:table-cell office:value-type="float" office:value="54580" table:formula="of:=MOD(MIN([.$C461]*(COLUMN()-6);65536);65536)" table:style-name="ce1">
            <text:p>54580</text:p>
          </table:table-cell>
          <table:table-cell office:value-type="float" office:value="60038" table:formula="of:=MOD(MIN([.$C461]*(COLUMN()-6);65536);65536)" table:style-name="ce1">
            <text:p>60038</text:p>
          </table:table-cell>
          <table:table-cell office:value-type="float" office:value="65496" table:formula="of:=MOD(MIN([.$C461]*(COLUMN()-6);65536);65536)" table:style-name="ce1">
            <text:p>65496</text:p>
          </table:table-cell>
          <table:table-cell office:value-type="float" office:value="0" table:formula="of:=MOD(MIN([.$C461]*(COLUMN()-6);65536);65536)" table:style-name="ce1">
            <text:p>0</text:p>
          </table:table-cell>
          <table:table-cell office:value-type="float" office:value="0" table:formula="of:=MOD(MIN([.$C461]*(COLUMN()-6);65536);65536)" table:style-name="ce1">
            <text:p>0</text:p>
          </table:table-cell>
          <table:table-cell office:value-type="float" office:value="0" table:formula="of:=MOD(MIN([.$C46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428.1692903823005" table:formula="of:=[.$A$1]*(1/2)^((ROW()-2-128)/128)" table:style-name="ce1">
            <text:p>5428.16929</text:p>
          </table:table-cell>
          <table:table-cell table:style-name="ce1"/>
          <table:table-cell office:value-type="float" office:value="5428" table:formula="of:=ROUND([.A462];0)" table:style-name="ce1">
            <text:p>5428</text:p>
          </table:table-cell>
          <table:table-cell table:style-name="ce1"/>
          <table:table-cell office:value-type="float" office:value="460" table:formula="of:=ROW()-2" table:style-name="ce1">
            <text:p>460</text:p>
          </table:table-cell>
          <table:table-cell office:value-type="float" office:value="0" table:formula="of:=MOD(MIN([.$C462]*(COLUMN()-6);65536);65536)" table:style-name="ce1">
            <text:p>0</text:p>
          </table:table-cell>
          <table:table-cell office:value-type="float" office:value="5428" table:formula="of:=MOD(MIN([.$C462]*(COLUMN()-6);65536);65536)" table:style-name="ce1">
            <text:p>5428</text:p>
          </table:table-cell>
          <table:table-cell office:value-type="float" office:value="10856" table:formula="of:=MOD(MIN([.$C462]*(COLUMN()-6);65536);65536)" table:style-name="ce1">
            <text:p>10856</text:p>
          </table:table-cell>
          <table:table-cell office:value-type="float" office:value="16284" table:formula="of:=MOD(MIN([.$C462]*(COLUMN()-6);65536);65536)" table:style-name="ce1">
            <text:p>16284</text:p>
          </table:table-cell>
          <table:table-cell office:value-type="float" office:value="21712" table:formula="of:=MOD(MIN([.$C462]*(COLUMN()-6);65536);65536)" table:style-name="ce1">
            <text:p>21712</text:p>
          </table:table-cell>
          <table:table-cell office:value-type="float" office:value="27140" table:formula="of:=MOD(MIN([.$C462]*(COLUMN()-6);65536);65536)" table:style-name="ce1">
            <text:p>27140</text:p>
          </table:table-cell>
          <table:table-cell office:value-type="float" office:value="32568" table:formula="of:=MOD(MIN([.$C462]*(COLUMN()-6);65536);65536)" table:style-name="ce1">
            <text:p>32568</text:p>
          </table:table-cell>
          <table:table-cell office:value-type="float" office:value="37996" table:formula="of:=MOD(MIN([.$C462]*(COLUMN()-6);65536);65536)" table:style-name="ce1">
            <text:p>37996</text:p>
          </table:table-cell>
          <table:table-cell office:value-type="float" office:value="43424" table:formula="of:=MOD(MIN([.$C462]*(COLUMN()-6);65536);65536)" table:style-name="ce1">
            <text:p>43424</text:p>
          </table:table-cell>
          <table:table-cell office:value-type="float" office:value="48852" table:formula="of:=MOD(MIN([.$C462]*(COLUMN()-6);65536);65536)" table:style-name="ce1">
            <text:p>48852</text:p>
          </table:table-cell>
          <table:table-cell office:value-type="float" office:value="54280" table:formula="of:=MOD(MIN([.$C462]*(COLUMN()-6);65536);65536)" table:style-name="ce1">
            <text:p>54280</text:p>
          </table:table-cell>
          <table:table-cell office:value-type="float" office:value="59708" table:formula="of:=MOD(MIN([.$C462]*(COLUMN()-6);65536);65536)" table:style-name="ce1">
            <text:p>59708</text:p>
          </table:table-cell>
          <table:table-cell office:value-type="float" office:value="65136" table:formula="of:=MOD(MIN([.$C462]*(COLUMN()-6);65536);65536)" table:style-name="ce1">
            <text:p>65136</text:p>
          </table:table-cell>
          <table:table-cell office:value-type="float" office:value="0" table:formula="of:=MOD(MIN([.$C462]*(COLUMN()-6);65536);65536)" table:style-name="ce1">
            <text:p>0</text:p>
          </table:table-cell>
          <table:table-cell office:value-type="float" office:value="0" table:formula="of:=MOD(MIN([.$C462]*(COLUMN()-6);65536);65536)" table:style-name="ce1">
            <text:p>0</text:p>
          </table:table-cell>
          <table:table-cell office:value-type="float" office:value="0" table:formula="of:=MOD(MIN([.$C46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98.8540467857983" table:formula="of:=[.$A$1]*(1/2)^((ROW()-2-128)/128)" table:style-name="ce1">
            <text:p>5398.854047</text:p>
          </table:table-cell>
          <table:table-cell table:style-name="ce1"/>
          <table:table-cell office:value-type="float" office:value="5399" table:formula="of:=ROUND([.A463];0)" table:style-name="ce1">
            <text:p>5399</text:p>
          </table:table-cell>
          <table:table-cell table:style-name="ce1"/>
          <table:table-cell office:value-type="float" office:value="461" table:formula="of:=ROW()-2" table:style-name="ce1">
            <text:p>461</text:p>
          </table:table-cell>
          <table:table-cell office:value-type="float" office:value="0" table:formula="of:=MOD(MIN([.$C463]*(COLUMN()-6);65536);65536)" table:style-name="ce1">
            <text:p>0</text:p>
          </table:table-cell>
          <table:table-cell office:value-type="float" office:value="5399" table:formula="of:=MOD(MIN([.$C463]*(COLUMN()-6);65536);65536)" table:style-name="ce1">
            <text:p>5399</text:p>
          </table:table-cell>
          <table:table-cell office:value-type="float" office:value="10798" table:formula="of:=MOD(MIN([.$C463]*(COLUMN()-6);65536);65536)" table:style-name="ce1">
            <text:p>10798</text:p>
          </table:table-cell>
          <table:table-cell office:value-type="float" office:value="16197" table:formula="of:=MOD(MIN([.$C463]*(COLUMN()-6);65536);65536)" table:style-name="ce1">
            <text:p>16197</text:p>
          </table:table-cell>
          <table:table-cell office:value-type="float" office:value="21596" table:formula="of:=MOD(MIN([.$C463]*(COLUMN()-6);65536);65536)" table:style-name="ce1">
            <text:p>21596</text:p>
          </table:table-cell>
          <table:table-cell office:value-type="float" office:value="26995" table:formula="of:=MOD(MIN([.$C463]*(COLUMN()-6);65536);65536)" table:style-name="ce1">
            <text:p>26995</text:p>
          </table:table-cell>
          <table:table-cell office:value-type="float" office:value="32394" table:formula="of:=MOD(MIN([.$C463]*(COLUMN()-6);65536);65536)" table:style-name="ce1">
            <text:p>32394</text:p>
          </table:table-cell>
          <table:table-cell office:value-type="float" office:value="37793" table:formula="of:=MOD(MIN([.$C463]*(COLUMN()-6);65536);65536)" table:style-name="ce1">
            <text:p>37793</text:p>
          </table:table-cell>
          <table:table-cell office:value-type="float" office:value="43192" table:formula="of:=MOD(MIN([.$C463]*(COLUMN()-6);65536);65536)" table:style-name="ce1">
            <text:p>43192</text:p>
          </table:table-cell>
          <table:table-cell office:value-type="float" office:value="48591" table:formula="of:=MOD(MIN([.$C463]*(COLUMN()-6);65536);65536)" table:style-name="ce1">
            <text:p>48591</text:p>
          </table:table-cell>
          <table:table-cell office:value-type="float" office:value="53990" table:formula="of:=MOD(MIN([.$C463]*(COLUMN()-6);65536);65536)" table:style-name="ce1">
            <text:p>53990</text:p>
          </table:table-cell>
          <table:table-cell office:value-type="float" office:value="59389" table:formula="of:=MOD(MIN([.$C463]*(COLUMN()-6);65536);65536)" table:style-name="ce1">
            <text:p>59389</text:p>
          </table:table-cell>
          <table:table-cell office:value-type="float" office:value="64788" table:formula="of:=MOD(MIN([.$C463]*(COLUMN()-6);65536);65536)" table:style-name="ce1">
            <text:p>64788</text:p>
          </table:table-cell>
          <table:table-cell office:value-type="float" office:value="0" table:formula="of:=MOD(MIN([.$C463]*(COLUMN()-6);65536);65536)" table:style-name="ce1">
            <text:p>0</text:p>
          </table:table-cell>
          <table:table-cell office:value-type="float" office:value="0" table:formula="of:=MOD(MIN([.$C463]*(COLUMN()-6);65536);65536)" table:style-name="ce1">
            <text:p>0</text:p>
          </table:table-cell>
          <table:table-cell office:value-type="float" office:value="0" table:formula="of:=MOD(MIN([.$C46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128)/128)" table:style-name="ce1">
            <text:p>5369.697122</text:p>
          </table:table-cell>
          <table:table-cell table:style-name="ce1"/>
          <table:table-cell office:value-type="float" office:value="5370" table:formula="of:=ROUND([.A464];0)" table:style-name="ce1">
            <text:p>5370</text:p>
          </table:table-cell>
          <table:table-cell table:style-name="ce1"/>
          <table:table-cell office:value-type="float" office:value="462" table:formula="of:=ROW()-2" table:style-name="ce1">
            <text:p>462</text:p>
          </table:table-cell>
          <table:table-cell office:value-type="float" office:value="0" table:formula="of:=MOD(MIN([.$C464]*(COLUMN()-6);65536);65536)" table:style-name="ce1">
            <text:p>0</text:p>
          </table:table-cell>
          <table:table-cell office:value-type="float" office:value="5370" table:formula="of:=MOD(MIN([.$C464]*(COLUMN()-6);65536);65536)" table:style-name="ce1">
            <text:p>5370</text:p>
          </table:table-cell>
          <table:table-cell office:value-type="float" office:value="10740" table:formula="of:=MOD(MIN([.$C464]*(COLUMN()-6);65536);65536)" table:style-name="ce1">
            <text:p>10740</text:p>
          </table:table-cell>
          <table:table-cell office:value-type="float" office:value="16110" table:formula="of:=MOD(MIN([.$C464]*(COLUMN()-6);65536);65536)" table:style-name="ce1">
            <text:p>16110</text:p>
          </table:table-cell>
          <table:table-cell office:value-type="float" office:value="21480" table:formula="of:=MOD(MIN([.$C464]*(COLUMN()-6);65536);65536)" table:style-name="ce1">
            <text:p>21480</text:p>
          </table:table-cell>
          <table:table-cell office:value-type="float" office:value="26850" table:formula="of:=MOD(MIN([.$C464]*(COLUMN()-6);65536);65536)" table:style-name="ce1">
            <text:p>26850</text:p>
          </table:table-cell>
          <table:table-cell office:value-type="float" office:value="32220" table:formula="of:=MOD(MIN([.$C464]*(COLUMN()-6);65536);65536)" table:style-name="ce1">
            <text:p>32220</text:p>
          </table:table-cell>
          <table:table-cell office:value-type="float" office:value="37590" table:formula="of:=MOD(MIN([.$C464]*(COLUMN()-6);65536);65536)" table:style-name="ce1">
            <text:p>37590</text:p>
          </table:table-cell>
          <table:table-cell office:value-type="float" office:value="42960" table:formula="of:=MOD(MIN([.$C464]*(COLUMN()-6);65536);65536)" table:style-name="ce1">
            <text:p>42960</text:p>
          </table:table-cell>
          <table:table-cell office:value-type="float" office:value="48330" table:formula="of:=MOD(MIN([.$C464]*(COLUMN()-6);65536);65536)" table:style-name="ce1">
            <text:p>48330</text:p>
          </table:table-cell>
          <table:table-cell office:value-type="float" office:value="53700" table:formula="of:=MOD(MIN([.$C464]*(COLUMN()-6);65536);65536)" table:style-name="ce1">
            <text:p>53700</text:p>
          </table:table-cell>
          <table:table-cell office:value-type="float" office:value="59070" table:formula="of:=MOD(MIN([.$C464]*(COLUMN()-6);65536);65536)" table:style-name="ce1">
            <text:p>59070</text:p>
          </table:table-cell>
          <table:table-cell office:value-type="float" office:value="64440" table:formula="of:=MOD(MIN([.$C464]*(COLUMN()-6);65536);65536)" table:style-name="ce1">
            <text:p>64440</text:p>
          </table:table-cell>
          <table:table-cell office:value-type="float" office:value="0" table:formula="of:=MOD(MIN([.$C464]*(COLUMN()-6);65536);65536)" table:style-name="ce1">
            <text:p>0</text:p>
          </table:table-cell>
          <table:table-cell office:value-type="float" office:value="0" table:formula="of:=MOD(MIN([.$C464]*(COLUMN()-6);65536);65536)" table:style-name="ce1">
            <text:p>0</text:p>
          </table:table-cell>
          <table:table-cell office:value-type="float" office:value="0" table:formula="of:=MOD(MIN([.$C46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40.6976622261691" table:formula="of:=[.$A$1]*(1/2)^((ROW()-2-128)/128)" table:style-name="ce1">
            <text:p>5340.697662</text:p>
          </table:table-cell>
          <table:table-cell table:style-name="ce1"/>
          <table:table-cell office:value-type="float" office:value="5341" table:formula="of:=ROUND([.A465];0)" table:style-name="ce1">
            <text:p>5341</text:p>
          </table:table-cell>
          <table:table-cell table:style-name="ce1"/>
          <table:table-cell office:value-type="float" office:value="463" table:formula="of:=ROW()-2" table:style-name="ce1">
            <text:p>463</text:p>
          </table:table-cell>
          <table:table-cell office:value-type="float" office:value="0" table:formula="of:=MOD(MIN([.$C465]*(COLUMN()-6);65536);65536)" table:style-name="ce1">
            <text:p>0</text:p>
          </table:table-cell>
          <table:table-cell office:value-type="float" office:value="5341" table:formula="of:=MOD(MIN([.$C465]*(COLUMN()-6);65536);65536)" table:style-name="ce1">
            <text:p>5341</text:p>
          </table:table-cell>
          <table:table-cell office:value-type="float" office:value="10682" table:formula="of:=MOD(MIN([.$C465]*(COLUMN()-6);65536);65536)" table:style-name="ce1">
            <text:p>10682</text:p>
          </table:table-cell>
          <table:table-cell office:value-type="float" office:value="16023" table:formula="of:=MOD(MIN([.$C465]*(COLUMN()-6);65536);65536)" table:style-name="ce1">
            <text:p>16023</text:p>
          </table:table-cell>
          <table:table-cell office:value-type="float" office:value="21364" table:formula="of:=MOD(MIN([.$C465]*(COLUMN()-6);65536);65536)" table:style-name="ce1">
            <text:p>21364</text:p>
          </table:table-cell>
          <table:table-cell office:value-type="float" office:value="26705" table:formula="of:=MOD(MIN([.$C465]*(COLUMN()-6);65536);65536)" table:style-name="ce1">
            <text:p>26705</text:p>
          </table:table-cell>
          <table:table-cell office:value-type="float" office:value="32046" table:formula="of:=MOD(MIN([.$C465]*(COLUMN()-6);65536);65536)" table:style-name="ce1">
            <text:p>32046</text:p>
          </table:table-cell>
          <table:table-cell office:value-type="float" office:value="37387" table:formula="of:=MOD(MIN([.$C465]*(COLUMN()-6);65536);65536)" table:style-name="ce1">
            <text:p>37387</text:p>
          </table:table-cell>
          <table:table-cell office:value-type="float" office:value="42728" table:formula="of:=MOD(MIN([.$C465]*(COLUMN()-6);65536);65536)" table:style-name="ce1">
            <text:p>42728</text:p>
          </table:table-cell>
          <table:table-cell office:value-type="float" office:value="48069" table:formula="of:=MOD(MIN([.$C465]*(COLUMN()-6);65536);65536)" table:style-name="ce1">
            <text:p>48069</text:p>
          </table:table-cell>
          <table:table-cell office:value-type="float" office:value="53410" table:formula="of:=MOD(MIN([.$C465]*(COLUMN()-6);65536);65536)" table:style-name="ce1">
            <text:p>53410</text:p>
          </table:table-cell>
          <table:table-cell office:value-type="float" office:value="58751" table:formula="of:=MOD(MIN([.$C465]*(COLUMN()-6);65536);65536)" table:style-name="ce1">
            <text:p>58751</text:p>
          </table:table-cell>
          <table:table-cell office:value-type="float" office:value="64092" table:formula="of:=MOD(MIN([.$C465]*(COLUMN()-6);65536);65536)" table:style-name="ce1">
            <text:p>64092</text:p>
          </table:table-cell>
          <table:table-cell office:value-type="float" office:value="0" table:formula="of:=MOD(MIN([.$C465]*(COLUMN()-6);65536);65536)" table:style-name="ce1">
            <text:p>0</text:p>
          </table:table-cell>
          <table:table-cell office:value-type="float" office:value="0" table:formula="of:=MOD(MIN([.$C465]*(COLUMN()-6);65536);65536)" table:style-name="ce1">
            <text:p>0</text:p>
          </table:table-cell>
          <table:table-cell office:value-type="float" office:value="0" table:formula="of:=MOD(MIN([.$C46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311.8548158505355" table:formula="of:=[.$A$1]*(1/2)^((ROW()-2-128)/128)" table:style-name="ce1">
            <text:p>5311.854816</text:p>
          </table:table-cell>
          <table:table-cell table:style-name="ce1"/>
          <table:table-cell office:value-type="float" office:value="5312" table:formula="of:=ROUND([.A466];0)" table:style-name="ce1">
            <text:p>5312</text:p>
          </table:table-cell>
          <table:table-cell table:style-name="ce1"/>
          <table:table-cell office:value-type="float" office:value="464" table:formula="of:=ROW()-2" table:style-name="ce1">
            <text:p>464</text:p>
          </table:table-cell>
          <table:table-cell office:value-type="float" office:value="0" table:formula="of:=MOD(MIN([.$C466]*(COLUMN()-6);65536);65536)" table:style-name="ce1">
            <text:p>0</text:p>
          </table:table-cell>
          <table:table-cell office:value-type="float" office:value="5312" table:formula="of:=MOD(MIN([.$C466]*(COLUMN()-6);65536);65536)" table:style-name="ce1">
            <text:p>5312</text:p>
          </table:table-cell>
          <table:table-cell office:value-type="float" office:value="10624" table:formula="of:=MOD(MIN([.$C466]*(COLUMN()-6);65536);65536)" table:style-name="ce1">
            <text:p>10624</text:p>
          </table:table-cell>
          <table:table-cell office:value-type="float" office:value="15936" table:formula="of:=MOD(MIN([.$C466]*(COLUMN()-6);65536);65536)" table:style-name="ce1">
            <text:p>15936</text:p>
          </table:table-cell>
          <table:table-cell office:value-type="float" office:value="21248" table:formula="of:=MOD(MIN([.$C466]*(COLUMN()-6);65536);65536)" table:style-name="ce1">
            <text:p>21248</text:p>
          </table:table-cell>
          <table:table-cell office:value-type="float" office:value="26560" table:formula="of:=MOD(MIN([.$C466]*(COLUMN()-6);65536);65536)" table:style-name="ce1">
            <text:p>26560</text:p>
          </table:table-cell>
          <table:table-cell office:value-type="float" office:value="31872" table:formula="of:=MOD(MIN([.$C466]*(COLUMN()-6);65536);65536)" table:style-name="ce1">
            <text:p>31872</text:p>
          </table:table-cell>
          <table:table-cell office:value-type="float" office:value="37184" table:formula="of:=MOD(MIN([.$C466]*(COLUMN()-6);65536);65536)" table:style-name="ce1">
            <text:p>37184</text:p>
          </table:table-cell>
          <table:table-cell office:value-type="float" office:value="42496" table:formula="of:=MOD(MIN([.$C466]*(COLUMN()-6);65536);65536)" table:style-name="ce1">
            <text:p>42496</text:p>
          </table:table-cell>
          <table:table-cell office:value-type="float" office:value="47808" table:formula="of:=MOD(MIN([.$C466]*(COLUMN()-6);65536);65536)" table:style-name="ce1">
            <text:p>47808</text:p>
          </table:table-cell>
          <table:table-cell office:value-type="float" office:value="53120" table:formula="of:=MOD(MIN([.$C466]*(COLUMN()-6);65536);65536)" table:style-name="ce1">
            <text:p>53120</text:p>
          </table:table-cell>
          <table:table-cell office:value-type="float" office:value="58432" table:formula="of:=MOD(MIN([.$C466]*(COLUMN()-6);65536);65536)" table:style-name="ce1">
            <text:p>58432</text:p>
          </table:table-cell>
          <table:table-cell office:value-type="float" office:value="63744" table:formula="of:=MOD(MIN([.$C466]*(COLUMN()-6);65536);65536)" table:style-name="ce1">
            <text:p>63744</text:p>
          </table:table-cell>
          <table:table-cell office:value-type="float" office:value="0" table:formula="of:=MOD(MIN([.$C466]*(COLUMN()-6);65536);65536)" table:style-name="ce1">
            <text:p>0</text:p>
          </table:table-cell>
          <table:table-cell office:value-type="float" office:value="0" table:formula="of:=MOD(MIN([.$C466]*(COLUMN()-6);65536);65536)" table:style-name="ce1">
            <text:p>0</text:p>
          </table:table-cell>
          <table:table-cell office:value-type="float" office:value="0" table:formula="of:=MOD(MIN([.$C46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283.1677374737028" table:formula="of:=[.$A$1]*(1/2)^((ROW()-2-128)/128)" table:style-name="ce1">
            <text:p>5283.167737</text:p>
          </table:table-cell>
          <table:table-cell table:style-name="ce1"/>
          <table:table-cell office:value-type="float" office:value="5283" table:formula="of:=ROUND([.A467];0)" table:style-name="ce1">
            <text:p>5283</text:p>
          </table:table-cell>
          <table:table-cell table:style-name="ce1"/>
          <table:table-cell office:value-type="float" office:value="465" table:formula="of:=ROW()-2" table:style-name="ce1">
            <text:p>465</text:p>
          </table:table-cell>
          <table:table-cell office:value-type="float" office:value="0" table:formula="of:=MOD(MIN([.$C467]*(COLUMN()-6);65536);65536)" table:style-name="ce1">
            <text:p>0</text:p>
          </table:table-cell>
          <table:table-cell office:value-type="float" office:value="5283" table:formula="of:=MOD(MIN([.$C467]*(COLUMN()-6);65536);65536)" table:style-name="ce1">
            <text:p>5283</text:p>
          </table:table-cell>
          <table:table-cell office:value-type="float" office:value="10566" table:formula="of:=MOD(MIN([.$C467]*(COLUMN()-6);65536);65536)" table:style-name="ce1">
            <text:p>10566</text:p>
          </table:table-cell>
          <table:table-cell office:value-type="float" office:value="15849" table:formula="of:=MOD(MIN([.$C467]*(COLUMN()-6);65536);65536)" table:style-name="ce1">
            <text:p>15849</text:p>
          </table:table-cell>
          <table:table-cell office:value-type="float" office:value="21132" table:formula="of:=MOD(MIN([.$C467]*(COLUMN()-6);65536);65536)" table:style-name="ce1">
            <text:p>21132</text:p>
          </table:table-cell>
          <table:table-cell office:value-type="float" office:value="26415" table:formula="of:=MOD(MIN([.$C467]*(COLUMN()-6);65536);65536)" table:style-name="ce1">
            <text:p>26415</text:p>
          </table:table-cell>
          <table:table-cell office:value-type="float" office:value="31698" table:formula="of:=MOD(MIN([.$C467]*(COLUMN()-6);65536);65536)" table:style-name="ce1">
            <text:p>31698</text:p>
          </table:table-cell>
          <table:table-cell office:value-type="float" office:value="36981" table:formula="of:=MOD(MIN([.$C467]*(COLUMN()-6);65536);65536)" table:style-name="ce1">
            <text:p>36981</text:p>
          </table:table-cell>
          <table:table-cell office:value-type="float" office:value="42264" table:formula="of:=MOD(MIN([.$C467]*(COLUMN()-6);65536);65536)" table:style-name="ce1">
            <text:p>42264</text:p>
          </table:table-cell>
          <table:table-cell office:value-type="float" office:value="47547" table:formula="of:=MOD(MIN([.$C467]*(COLUMN()-6);65536);65536)" table:style-name="ce1">
            <text:p>47547</text:p>
          </table:table-cell>
          <table:table-cell office:value-type="float" office:value="52830" table:formula="of:=MOD(MIN([.$C467]*(COLUMN()-6);65536);65536)" table:style-name="ce1">
            <text:p>52830</text:p>
          </table:table-cell>
          <table:table-cell office:value-type="float" office:value="58113" table:formula="of:=MOD(MIN([.$C467]*(COLUMN()-6);65536);65536)" table:style-name="ce1">
            <text:p>58113</text:p>
          </table:table-cell>
          <table:table-cell office:value-type="float" office:value="63396" table:formula="of:=MOD(MIN([.$C467]*(COLUMN()-6);65536);65536)" table:style-name="ce1">
            <text:p>63396</text:p>
          </table:table-cell>
          <table:table-cell office:value-type="float" office:value="0" table:formula="of:=MOD(MIN([.$C467]*(COLUMN()-6);65536);65536)" table:style-name="ce1">
            <text:p>0</text:p>
          </table:table-cell>
          <table:table-cell office:value-type="float" office:value="0" table:formula="of:=MOD(MIN([.$C467]*(COLUMN()-6);65536);65536)" table:style-name="ce1">
            <text:p>0</text:p>
          </table:table-cell>
          <table:table-cell office:value-type="float" office:value="0" table:formula="of:=MOD(MIN([.$C46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128)/128)" table:style-name="ce1">
            <text:p>5254.635586</text:p>
          </table:table-cell>
          <table:table-cell table:style-name="ce1"/>
          <table:table-cell office:value-type="float" office:value="5255" table:formula="of:=ROUND([.A468];0)" table:style-name="ce1">
            <text:p>5255</text:p>
          </table:table-cell>
          <table:table-cell table:style-name="ce1"/>
          <table:table-cell office:value-type="float" office:value="466" table:formula="of:=ROW()-2" table:style-name="ce1">
            <text:p>466</text:p>
          </table:table-cell>
          <table:table-cell office:value-type="float" office:value="0" table:formula="of:=MOD(MIN([.$C468]*(COLUMN()-6);65536);65536)" table:style-name="ce1">
            <text:p>0</text:p>
          </table:table-cell>
          <table:table-cell office:value-type="float" office:value="5255" table:formula="of:=MOD(MIN([.$C468]*(COLUMN()-6);65536);65536)" table:style-name="ce1">
            <text:p>5255</text:p>
          </table:table-cell>
          <table:table-cell office:value-type="float" office:value="10510" table:formula="of:=MOD(MIN([.$C468]*(COLUMN()-6);65536);65536)" table:style-name="ce1">
            <text:p>10510</text:p>
          </table:table-cell>
          <table:table-cell office:value-type="float" office:value="15765" table:formula="of:=MOD(MIN([.$C468]*(COLUMN()-6);65536);65536)" table:style-name="ce1">
            <text:p>15765</text:p>
          </table:table-cell>
          <table:table-cell office:value-type="float" office:value="21020" table:formula="of:=MOD(MIN([.$C468]*(COLUMN()-6);65536);65536)" table:style-name="ce1">
            <text:p>21020</text:p>
          </table:table-cell>
          <table:table-cell office:value-type="float" office:value="26275" table:formula="of:=MOD(MIN([.$C468]*(COLUMN()-6);65536);65536)" table:style-name="ce1">
            <text:p>26275</text:p>
          </table:table-cell>
          <table:table-cell office:value-type="float" office:value="31530" table:formula="of:=MOD(MIN([.$C468]*(COLUMN()-6);65536);65536)" table:style-name="ce1">
            <text:p>31530</text:p>
          </table:table-cell>
          <table:table-cell office:value-type="float" office:value="36785" table:formula="of:=MOD(MIN([.$C468]*(COLUMN()-6);65536);65536)" table:style-name="ce1">
            <text:p>36785</text:p>
          </table:table-cell>
          <table:table-cell office:value-type="float" office:value="42040" table:formula="of:=MOD(MIN([.$C468]*(COLUMN()-6);65536);65536)" table:style-name="ce1">
            <text:p>42040</text:p>
          </table:table-cell>
          <table:table-cell office:value-type="float" office:value="47295" table:formula="of:=MOD(MIN([.$C468]*(COLUMN()-6);65536);65536)" table:style-name="ce1">
            <text:p>47295</text:p>
          </table:table-cell>
          <table:table-cell office:value-type="float" office:value="52550" table:formula="of:=MOD(MIN([.$C468]*(COLUMN()-6);65536);65536)" table:style-name="ce1">
            <text:p>52550</text:p>
          </table:table-cell>
          <table:table-cell office:value-type="float" office:value="57805" table:formula="of:=MOD(MIN([.$C468]*(COLUMN()-6);65536);65536)" table:style-name="ce1">
            <text:p>57805</text:p>
          </table:table-cell>
          <table:table-cell office:value-type="float" office:value="63060" table:formula="of:=MOD(MIN([.$C468]*(COLUMN()-6);65536);65536)" table:style-name="ce1">
            <text:p>63060</text:p>
          </table:table-cell>
          <table:table-cell office:value-type="float" office:value="0" table:formula="of:=MOD(MIN([.$C468]*(COLUMN()-6);65536);65536)" table:style-name="ce1">
            <text:p>0</text:p>
          </table:table-cell>
          <table:table-cell office:value-type="float" office:value="0" table:formula="of:=MOD(MIN([.$C468]*(COLUMN()-6);65536);65536)" table:style-name="ce1">
            <text:p>0</text:p>
          </table:table-cell>
          <table:table-cell office:value-type="float" office:value="0" table:formula="of:=MOD(MIN([.$C46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226.2575243116225" table:formula="of:=[.$A$1]*(1/2)^((ROW()-2-128)/128)" table:style-name="ce1">
            <text:p>5226.257524</text:p>
          </table:table-cell>
          <table:table-cell table:style-name="ce1"/>
          <table:table-cell office:value-type="float" office:value="5226" table:formula="of:=ROUND([.A469];0)" table:style-name="ce1">
            <text:p>5226</text:p>
          </table:table-cell>
          <table:table-cell table:style-name="ce1"/>
          <table:table-cell office:value-type="float" office:value="467" table:formula="of:=ROW()-2" table:style-name="ce1">
            <text:p>467</text:p>
          </table:table-cell>
          <table:table-cell office:value-type="float" office:value="0" table:formula="of:=MOD(MIN([.$C469]*(COLUMN()-6);65536);65536)" table:style-name="ce1">
            <text:p>0</text:p>
          </table:table-cell>
          <table:table-cell office:value-type="float" office:value="5226" table:formula="of:=MOD(MIN([.$C469]*(COLUMN()-6);65536);65536)" table:style-name="ce1">
            <text:p>5226</text:p>
          </table:table-cell>
          <table:table-cell office:value-type="float" office:value="10452" table:formula="of:=MOD(MIN([.$C469]*(COLUMN()-6);65536);65536)" table:style-name="ce1">
            <text:p>10452</text:p>
          </table:table-cell>
          <table:table-cell office:value-type="float" office:value="15678" table:formula="of:=MOD(MIN([.$C469]*(COLUMN()-6);65536);65536)" table:style-name="ce1">
            <text:p>15678</text:p>
          </table:table-cell>
          <table:table-cell office:value-type="float" office:value="20904" table:formula="of:=MOD(MIN([.$C469]*(COLUMN()-6);65536);65536)" table:style-name="ce1">
            <text:p>20904</text:p>
          </table:table-cell>
          <table:table-cell office:value-type="float" office:value="26130" table:formula="of:=MOD(MIN([.$C469]*(COLUMN()-6);65536);65536)" table:style-name="ce1">
            <text:p>26130</text:p>
          </table:table-cell>
          <table:table-cell office:value-type="float" office:value="31356" table:formula="of:=MOD(MIN([.$C469]*(COLUMN()-6);65536);65536)" table:style-name="ce1">
            <text:p>31356</text:p>
          </table:table-cell>
          <table:table-cell office:value-type="float" office:value="36582" table:formula="of:=MOD(MIN([.$C469]*(COLUMN()-6);65536);65536)" table:style-name="ce1">
            <text:p>36582</text:p>
          </table:table-cell>
          <table:table-cell office:value-type="float" office:value="41808" table:formula="of:=MOD(MIN([.$C469]*(COLUMN()-6);65536);65536)" table:style-name="ce1">
            <text:p>41808</text:p>
          </table:table-cell>
          <table:table-cell office:value-type="float" office:value="47034" table:formula="of:=MOD(MIN([.$C469]*(COLUMN()-6);65536);65536)" table:style-name="ce1">
            <text:p>47034</text:p>
          </table:table-cell>
          <table:table-cell office:value-type="float" office:value="52260" table:formula="of:=MOD(MIN([.$C469]*(COLUMN()-6);65536);65536)" table:style-name="ce1">
            <text:p>52260</text:p>
          </table:table-cell>
          <table:table-cell office:value-type="float" office:value="57486" table:formula="of:=MOD(MIN([.$C469]*(COLUMN()-6);65536);65536)" table:style-name="ce1">
            <text:p>57486</text:p>
          </table:table-cell>
          <table:table-cell office:value-type="float" office:value="62712" table:formula="of:=MOD(MIN([.$C469]*(COLUMN()-6);65536);65536)" table:style-name="ce1">
            <text:p>62712</text:p>
          </table:table-cell>
          <table:table-cell office:value-type="float" office:value="0" table:formula="of:=MOD(MIN([.$C469]*(COLUMN()-6);65536);65536)" table:style-name="ce1">
            <text:p>0</text:p>
          </table:table-cell>
          <table:table-cell office:value-type="float" office:value="0" table:formula="of:=MOD(MIN([.$C469]*(COLUMN()-6);65536);65536)" table:style-name="ce1">
            <text:p>0</text:p>
          </table:table-cell>
          <table:table-cell office:value-type="float" office:value="0" table:formula="of:=MOD(MIN([.$C46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98.0327206573402" table:formula="of:=[.$A$1]*(1/2)^((ROW()-2-128)/128)" table:style-name="ce1">
            <text:p>5198.032721</text:p>
          </table:table-cell>
          <table:table-cell table:style-name="ce1"/>
          <table:table-cell office:value-type="float" office:value="5198" table:formula="of:=ROUND([.A470];0)" table:style-name="ce1">
            <text:p>5198</text:p>
          </table:table-cell>
          <table:table-cell table:style-name="ce1"/>
          <table:table-cell office:value-type="float" office:value="468" table:formula="of:=ROW()-2" table:style-name="ce1">
            <text:p>468</text:p>
          </table:table-cell>
          <table:table-cell office:value-type="float" office:value="0" table:formula="of:=MOD(MIN([.$C470]*(COLUMN()-6);65536);65536)" table:style-name="ce1">
            <text:p>0</text:p>
          </table:table-cell>
          <table:table-cell office:value-type="float" office:value="5198" table:formula="of:=MOD(MIN([.$C470]*(COLUMN()-6);65536);65536)" table:style-name="ce1">
            <text:p>5198</text:p>
          </table:table-cell>
          <table:table-cell office:value-type="float" office:value="10396" table:formula="of:=MOD(MIN([.$C470]*(COLUMN()-6);65536);65536)" table:style-name="ce1">
            <text:p>10396</text:p>
          </table:table-cell>
          <table:table-cell office:value-type="float" office:value="15594" table:formula="of:=MOD(MIN([.$C470]*(COLUMN()-6);65536);65536)" table:style-name="ce1">
            <text:p>15594</text:p>
          </table:table-cell>
          <table:table-cell office:value-type="float" office:value="20792" table:formula="of:=MOD(MIN([.$C470]*(COLUMN()-6);65536);65536)" table:style-name="ce1">
            <text:p>20792</text:p>
          </table:table-cell>
          <table:table-cell office:value-type="float" office:value="25990" table:formula="of:=MOD(MIN([.$C470]*(COLUMN()-6);65536);65536)" table:style-name="ce1">
            <text:p>25990</text:p>
          </table:table-cell>
          <table:table-cell office:value-type="float" office:value="31188" table:formula="of:=MOD(MIN([.$C470]*(COLUMN()-6);65536);65536)" table:style-name="ce1">
            <text:p>31188</text:p>
          </table:table-cell>
          <table:table-cell office:value-type="float" office:value="36386" table:formula="of:=MOD(MIN([.$C470]*(COLUMN()-6);65536);65536)" table:style-name="ce1">
            <text:p>36386</text:p>
          </table:table-cell>
          <table:table-cell office:value-type="float" office:value="41584" table:formula="of:=MOD(MIN([.$C470]*(COLUMN()-6);65536);65536)" table:style-name="ce1">
            <text:p>41584</text:p>
          </table:table-cell>
          <table:table-cell office:value-type="float" office:value="46782" table:formula="of:=MOD(MIN([.$C470]*(COLUMN()-6);65536);65536)" table:style-name="ce1">
            <text:p>46782</text:p>
          </table:table-cell>
          <table:table-cell office:value-type="float" office:value="51980" table:formula="of:=MOD(MIN([.$C470]*(COLUMN()-6);65536);65536)" table:style-name="ce1">
            <text:p>51980</text:p>
          </table:table-cell>
          <table:table-cell office:value-type="float" office:value="57178" table:formula="of:=MOD(MIN([.$C470]*(COLUMN()-6);65536);65536)" table:style-name="ce1">
            <text:p>57178</text:p>
          </table:table-cell>
          <table:table-cell office:value-type="float" office:value="62376" table:formula="of:=MOD(MIN([.$C470]*(COLUMN()-6);65536);65536)" table:style-name="ce1">
            <text:p>62376</text:p>
          </table:table-cell>
          <table:table-cell office:value-type="float" office:value="0" table:formula="of:=MOD(MIN([.$C470]*(COLUMN()-6);65536);65536)" table:style-name="ce1">
            <text:p>0</text:p>
          </table:table-cell>
          <table:table-cell office:value-type="float" office:value="0" table:formula="of:=MOD(MIN([.$C470]*(COLUMN()-6);65536);65536)" table:style-name="ce1">
            <text:p>0</text:p>
          </table:table-cell>
          <table:table-cell office:value-type="float" office:value="0" table:formula="of:=MOD(MIN([.$C47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69.9603472148519" table:formula="of:=[.$A$1]*(1/2)^((ROW()-2-128)/128)" table:style-name="ce1">
            <text:p>5169.960347</text:p>
          </table:table-cell>
          <table:table-cell table:style-name="ce1"/>
          <table:table-cell office:value-type="float" office:value="5170" table:formula="of:=ROUND([.A471];0)" table:style-name="ce1">
            <text:p>5170</text:p>
          </table:table-cell>
          <table:table-cell table:style-name="ce1"/>
          <table:table-cell office:value-type="float" office:value="469" table:formula="of:=ROW()-2" table:style-name="ce1">
            <text:p>469</text:p>
          </table:table-cell>
          <table:table-cell office:value-type="float" office:value="0" table:formula="of:=MOD(MIN([.$C471]*(COLUMN()-6);65536);65536)" table:style-name="ce1">
            <text:p>0</text:p>
          </table:table-cell>
          <table:table-cell office:value-type="float" office:value="5170" table:formula="of:=MOD(MIN([.$C471]*(COLUMN()-6);65536);65536)" table:style-name="ce1">
            <text:p>5170</text:p>
          </table:table-cell>
          <table:table-cell office:value-type="float" office:value="10340" table:formula="of:=MOD(MIN([.$C471]*(COLUMN()-6);65536);65536)" table:style-name="ce1">
            <text:p>10340</text:p>
          </table:table-cell>
          <table:table-cell office:value-type="float" office:value="15510" table:formula="of:=MOD(MIN([.$C471]*(COLUMN()-6);65536);65536)" table:style-name="ce1">
            <text:p>15510</text:p>
          </table:table-cell>
          <table:table-cell office:value-type="float" office:value="20680" table:formula="of:=MOD(MIN([.$C471]*(COLUMN()-6);65536);65536)" table:style-name="ce1">
            <text:p>20680</text:p>
          </table:table-cell>
          <table:table-cell office:value-type="float" office:value="25850" table:formula="of:=MOD(MIN([.$C471]*(COLUMN()-6);65536);65536)" table:style-name="ce1">
            <text:p>25850</text:p>
          </table:table-cell>
          <table:table-cell office:value-type="float" office:value="31020" table:formula="of:=MOD(MIN([.$C471]*(COLUMN()-6);65536);65536)" table:style-name="ce1">
            <text:p>31020</text:p>
          </table:table-cell>
          <table:table-cell office:value-type="float" office:value="36190" table:formula="of:=MOD(MIN([.$C471]*(COLUMN()-6);65536);65536)" table:style-name="ce1">
            <text:p>36190</text:p>
          </table:table-cell>
          <table:table-cell office:value-type="float" office:value="41360" table:formula="of:=MOD(MIN([.$C471]*(COLUMN()-6);65536);65536)" table:style-name="ce1">
            <text:p>41360</text:p>
          </table:table-cell>
          <table:table-cell office:value-type="float" office:value="46530" table:formula="of:=MOD(MIN([.$C471]*(COLUMN()-6);65536);65536)" table:style-name="ce1">
            <text:p>46530</text:p>
          </table:table-cell>
          <table:table-cell office:value-type="float" office:value="51700" table:formula="of:=MOD(MIN([.$C471]*(COLUMN()-6);65536);65536)" table:style-name="ce1">
            <text:p>51700</text:p>
          </table:table-cell>
          <table:table-cell office:value-type="float" office:value="56870" table:formula="of:=MOD(MIN([.$C471]*(COLUMN()-6);65536);65536)" table:style-name="ce1">
            <text:p>56870</text:p>
          </table:table-cell>
          <table:table-cell office:value-type="float" office:value="62040" table:formula="of:=MOD(MIN([.$C471]*(COLUMN()-6);65536);65536)" table:style-name="ce1">
            <text:p>62040</text:p>
          </table:table-cell>
          <table:table-cell office:value-type="float" office:value="0" table:formula="of:=MOD(MIN([.$C471]*(COLUMN()-6);65536);65536)" table:style-name="ce1">
            <text:p>0</text:p>
          </table:table-cell>
          <table:table-cell office:value-type="float" office:value="0" table:formula="of:=MOD(MIN([.$C471]*(COLUMN()-6);65536);65536)" table:style-name="ce1">
            <text:p>0</text:p>
          </table:table-cell>
          <table:table-cell office:value-type="float" office:value="0" table:formula="of:=MOD(MIN([.$C47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42.0395807731356" table:formula="of:=[.$A$1]*(1/2)^((ROW()-2-128)/128)" table:style-name="ce1">
            <text:p>5142.039581</text:p>
          </table:table-cell>
          <table:table-cell table:style-name="ce1"/>
          <table:table-cell office:value-type="float" office:value="5142" table:formula="of:=ROUND([.A472];0)" table:style-name="ce1">
            <text:p>5142</text:p>
          </table:table-cell>
          <table:table-cell table:style-name="ce1"/>
          <table:table-cell office:value-type="float" office:value="470" table:formula="of:=ROW()-2" table:style-name="ce1">
            <text:p>470</text:p>
          </table:table-cell>
          <table:table-cell office:value-type="float" office:value="0" table:formula="of:=MOD(MIN([.$C472]*(COLUMN()-6);65536);65536)" table:style-name="ce1">
            <text:p>0</text:p>
          </table:table-cell>
          <table:table-cell office:value-type="float" office:value="5142" table:formula="of:=MOD(MIN([.$C472]*(COLUMN()-6);65536);65536)" table:style-name="ce1">
            <text:p>5142</text:p>
          </table:table-cell>
          <table:table-cell office:value-type="float" office:value="10284" table:formula="of:=MOD(MIN([.$C472]*(COLUMN()-6);65536);65536)" table:style-name="ce1">
            <text:p>10284</text:p>
          </table:table-cell>
          <table:table-cell office:value-type="float" office:value="15426" table:formula="of:=MOD(MIN([.$C472]*(COLUMN()-6);65536);65536)" table:style-name="ce1">
            <text:p>15426</text:p>
          </table:table-cell>
          <table:table-cell office:value-type="float" office:value="20568" table:formula="of:=MOD(MIN([.$C472]*(COLUMN()-6);65536);65536)" table:style-name="ce1">
            <text:p>20568</text:p>
          </table:table-cell>
          <table:table-cell office:value-type="float" office:value="25710" table:formula="of:=MOD(MIN([.$C472]*(COLUMN()-6);65536);65536)" table:style-name="ce1">
            <text:p>25710</text:p>
          </table:table-cell>
          <table:table-cell office:value-type="float" office:value="30852" table:formula="of:=MOD(MIN([.$C472]*(COLUMN()-6);65536);65536)" table:style-name="ce1">
            <text:p>30852</text:p>
          </table:table-cell>
          <table:table-cell office:value-type="float" office:value="35994" table:formula="of:=MOD(MIN([.$C472]*(COLUMN()-6);65536);65536)" table:style-name="ce1">
            <text:p>35994</text:p>
          </table:table-cell>
          <table:table-cell office:value-type="float" office:value="41136" table:formula="of:=MOD(MIN([.$C472]*(COLUMN()-6);65536);65536)" table:style-name="ce1">
            <text:p>41136</text:p>
          </table:table-cell>
          <table:table-cell office:value-type="float" office:value="46278" table:formula="of:=MOD(MIN([.$C472]*(COLUMN()-6);65536);65536)" table:style-name="ce1">
            <text:p>46278</text:p>
          </table:table-cell>
          <table:table-cell office:value-type="float" office:value="51420" table:formula="of:=MOD(MIN([.$C472]*(COLUMN()-6);65536);65536)" table:style-name="ce1">
            <text:p>51420</text:p>
          </table:table-cell>
          <table:table-cell office:value-type="float" office:value="56562" table:formula="of:=MOD(MIN([.$C472]*(COLUMN()-6);65536);65536)" table:style-name="ce1">
            <text:p>56562</text:p>
          </table:table-cell>
          <table:table-cell office:value-type="float" office:value="61704" table:formula="of:=MOD(MIN([.$C472]*(COLUMN()-6);65536);65536)" table:style-name="ce1">
            <text:p>61704</text:p>
          </table:table-cell>
          <table:table-cell office:value-type="float" office:value="0" table:formula="of:=MOD(MIN([.$C472]*(COLUMN()-6);65536);65536)" table:style-name="ce1">
            <text:p>0</text:p>
          </table:table-cell>
          <table:table-cell office:value-type="float" office:value="0" table:formula="of:=MOD(MIN([.$C472]*(COLUMN()-6);65536);65536)" table:style-name="ce1">
            <text:p>0</text:p>
          </table:table-cell>
          <table:table-cell office:value-type="float" office:value="0" table:formula="of:=MOD(MIN([.$C47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114.2696025669829" table:formula="of:=[.$A$1]*(1/2)^((ROW()-2-128)/128)" table:style-name="ce1">
            <text:p>5114.269603</text:p>
          </table:table-cell>
          <table:table-cell table:style-name="ce1"/>
          <table:table-cell office:value-type="float" office:value="5114" table:formula="of:=ROUND([.A473];0)" table:style-name="ce1">
            <text:p>5114</text:p>
          </table:table-cell>
          <table:table-cell table:style-name="ce1"/>
          <table:table-cell office:value-type="float" office:value="471" table:formula="of:=ROW()-2" table:style-name="ce1">
            <text:p>471</text:p>
          </table:table-cell>
          <table:table-cell office:value-type="float" office:value="0" table:formula="of:=MOD(MIN([.$C473]*(COLUMN()-6);65536);65536)" table:style-name="ce1">
            <text:p>0</text:p>
          </table:table-cell>
          <table:table-cell office:value-type="float" office:value="5114" table:formula="of:=MOD(MIN([.$C473]*(COLUMN()-6);65536);65536)" table:style-name="ce1">
            <text:p>5114</text:p>
          </table:table-cell>
          <table:table-cell office:value-type="float" office:value="10228" table:formula="of:=MOD(MIN([.$C473]*(COLUMN()-6);65536);65536)" table:style-name="ce1">
            <text:p>10228</text:p>
          </table:table-cell>
          <table:table-cell office:value-type="float" office:value="15342" table:formula="of:=MOD(MIN([.$C473]*(COLUMN()-6);65536);65536)" table:style-name="ce1">
            <text:p>15342</text:p>
          </table:table-cell>
          <table:table-cell office:value-type="float" office:value="20456" table:formula="of:=MOD(MIN([.$C473]*(COLUMN()-6);65536);65536)" table:style-name="ce1">
            <text:p>20456</text:p>
          </table:table-cell>
          <table:table-cell office:value-type="float" office:value="25570" table:formula="of:=MOD(MIN([.$C473]*(COLUMN()-6);65536);65536)" table:style-name="ce1">
            <text:p>25570</text:p>
          </table:table-cell>
          <table:table-cell office:value-type="float" office:value="30684" table:formula="of:=MOD(MIN([.$C473]*(COLUMN()-6);65536);65536)" table:style-name="ce1">
            <text:p>30684</text:p>
          </table:table-cell>
          <table:table-cell office:value-type="float" office:value="35798" table:formula="of:=MOD(MIN([.$C473]*(COLUMN()-6);65536);65536)" table:style-name="ce1">
            <text:p>35798</text:p>
          </table:table-cell>
          <table:table-cell office:value-type="float" office:value="40912" table:formula="of:=MOD(MIN([.$C473]*(COLUMN()-6);65536);65536)" table:style-name="ce1">
            <text:p>40912</text:p>
          </table:table-cell>
          <table:table-cell office:value-type="float" office:value="46026" table:formula="of:=MOD(MIN([.$C473]*(COLUMN()-6);65536);65536)" table:style-name="ce1">
            <text:p>46026</text:p>
          </table:table-cell>
          <table:table-cell office:value-type="float" office:value="51140" table:formula="of:=MOD(MIN([.$C473]*(COLUMN()-6);65536);65536)" table:style-name="ce1">
            <text:p>51140</text:p>
          </table:table-cell>
          <table:table-cell office:value-type="float" office:value="56254" table:formula="of:=MOD(MIN([.$C473]*(COLUMN()-6);65536);65536)" table:style-name="ce1">
            <text:p>56254</text:p>
          </table:table-cell>
          <table:table-cell office:value-type="float" office:value="61368" table:formula="of:=MOD(MIN([.$C473]*(COLUMN()-6);65536);65536)" table:style-name="ce1">
            <text:p>61368</text:p>
          </table:table-cell>
          <table:table-cell office:value-type="float" office:value="0" table:formula="of:=MOD(MIN([.$C473]*(COLUMN()-6);65536);65536)" table:style-name="ce1">
            <text:p>0</text:p>
          </table:table-cell>
          <table:table-cell office:value-type="float" office:value="0" table:formula="of:=MOD(MIN([.$C473]*(COLUMN()-6);65536);65536)" table:style-name="ce1">
            <text:p>0</text:p>
          </table:table-cell>
          <table:table-cell office:value-type="float" office:value="0" table:formula="of:=MOD(MIN([.$C47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086.6495982529914" table:formula="of:=[.$A$1]*(1/2)^((ROW()-2-128)/128)" table:style-name="ce1">
            <text:p>5086.649598</text:p>
          </table:table-cell>
          <table:table-cell table:style-name="ce1"/>
          <table:table-cell office:value-type="float" office:value="5087" table:formula="of:=ROUND([.A474];0)" table:style-name="ce1">
            <text:p>5087</text:p>
          </table:table-cell>
          <table:table-cell table:style-name="ce1"/>
          <table:table-cell office:value-type="float" office:value="472" table:formula="of:=ROW()-2" table:style-name="ce1">
            <text:p>472</text:p>
          </table:table-cell>
          <table:table-cell office:value-type="float" office:value="0" table:formula="of:=MOD(MIN([.$C474]*(COLUMN()-6);65536);65536)" table:style-name="ce1">
            <text:p>0</text:p>
          </table:table-cell>
          <table:table-cell office:value-type="float" office:value="5087" table:formula="of:=MOD(MIN([.$C474]*(COLUMN()-6);65536);65536)" table:style-name="ce1">
            <text:p>5087</text:p>
          </table:table-cell>
          <table:table-cell office:value-type="float" office:value="10174" table:formula="of:=MOD(MIN([.$C474]*(COLUMN()-6);65536);65536)" table:style-name="ce1">
            <text:p>10174</text:p>
          </table:table-cell>
          <table:table-cell office:value-type="float" office:value="15261" table:formula="of:=MOD(MIN([.$C474]*(COLUMN()-6);65536);65536)" table:style-name="ce1">
            <text:p>15261</text:p>
          </table:table-cell>
          <table:table-cell office:value-type="float" office:value="20348" table:formula="of:=MOD(MIN([.$C474]*(COLUMN()-6);65536);65536)" table:style-name="ce1">
            <text:p>20348</text:p>
          </table:table-cell>
          <table:table-cell office:value-type="float" office:value="25435" table:formula="of:=MOD(MIN([.$C474]*(COLUMN()-6);65536);65536)" table:style-name="ce1">
            <text:p>25435</text:p>
          </table:table-cell>
          <table:table-cell office:value-type="float" office:value="30522" table:formula="of:=MOD(MIN([.$C474]*(COLUMN()-6);65536);65536)" table:style-name="ce1">
            <text:p>30522</text:p>
          </table:table-cell>
          <table:table-cell office:value-type="float" office:value="35609" table:formula="of:=MOD(MIN([.$C474]*(COLUMN()-6);65536);65536)" table:style-name="ce1">
            <text:p>35609</text:p>
          </table:table-cell>
          <table:table-cell office:value-type="float" office:value="40696" table:formula="of:=MOD(MIN([.$C474]*(COLUMN()-6);65536);65536)" table:style-name="ce1">
            <text:p>40696</text:p>
          </table:table-cell>
          <table:table-cell office:value-type="float" office:value="45783" table:formula="of:=MOD(MIN([.$C474]*(COLUMN()-6);65536);65536)" table:style-name="ce1">
            <text:p>45783</text:p>
          </table:table-cell>
          <table:table-cell office:value-type="float" office:value="50870" table:formula="of:=MOD(MIN([.$C474]*(COLUMN()-6);65536);65536)" table:style-name="ce1">
            <text:p>50870</text:p>
          </table:table-cell>
          <table:table-cell office:value-type="float" office:value="55957" table:formula="of:=MOD(MIN([.$C474]*(COLUMN()-6);65536);65536)" table:style-name="ce1">
            <text:p>55957</text:p>
          </table:table-cell>
          <table:table-cell office:value-type="float" office:value="61044" table:formula="of:=MOD(MIN([.$C474]*(COLUMN()-6);65536);65536)" table:style-name="ce1">
            <text:p>61044</text:p>
          </table:table-cell>
          <table:table-cell office:value-type="float" office:value="0" table:formula="of:=MOD(MIN([.$C474]*(COLUMN()-6);65536);65536)" table:style-name="ce1">
            <text:p>0</text:p>
          </table:table-cell>
          <table:table-cell office:value-type="float" office:value="0" table:formula="of:=MOD(MIN([.$C474]*(COLUMN()-6);65536);65536)" table:style-name="ce1">
            <text:p>0</text:p>
          </table:table-cell>
          <table:table-cell office:value-type="float" office:value="0" table:formula="of:=MOD(MIN([.$C47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059.1787578856793" table:formula="of:=[.$A$1]*(1/2)^((ROW()-2-128)/128)" table:style-name="ce1">
            <text:p>5059.178758</text:p>
          </table:table-cell>
          <table:table-cell table:style-name="ce1"/>
          <table:table-cell office:value-type="float" office:value="5059" table:formula="of:=ROUND([.A475];0)" table:style-name="ce1">
            <text:p>5059</text:p>
          </table:table-cell>
          <table:table-cell table:style-name="ce1"/>
          <table:table-cell office:value-type="float" office:value="473" table:formula="of:=ROW()-2" table:style-name="ce1">
            <text:p>473</text:p>
          </table:table-cell>
          <table:table-cell office:value-type="float" office:value="0" table:formula="of:=MOD(MIN([.$C475]*(COLUMN()-6);65536);65536)" table:style-name="ce1">
            <text:p>0</text:p>
          </table:table-cell>
          <table:table-cell office:value-type="float" office:value="5059" table:formula="of:=MOD(MIN([.$C475]*(COLUMN()-6);65536);65536)" table:style-name="ce1">
            <text:p>5059</text:p>
          </table:table-cell>
          <table:table-cell office:value-type="float" office:value="10118" table:formula="of:=MOD(MIN([.$C475]*(COLUMN()-6);65536);65536)" table:style-name="ce1">
            <text:p>10118</text:p>
          </table:table-cell>
          <table:table-cell office:value-type="float" office:value="15177" table:formula="of:=MOD(MIN([.$C475]*(COLUMN()-6);65536);65536)" table:style-name="ce1">
            <text:p>15177</text:p>
          </table:table-cell>
          <table:table-cell office:value-type="float" office:value="20236" table:formula="of:=MOD(MIN([.$C475]*(COLUMN()-6);65536);65536)" table:style-name="ce1">
            <text:p>20236</text:p>
          </table:table-cell>
          <table:table-cell office:value-type="float" office:value="25295" table:formula="of:=MOD(MIN([.$C475]*(COLUMN()-6);65536);65536)" table:style-name="ce1">
            <text:p>25295</text:p>
          </table:table-cell>
          <table:table-cell office:value-type="float" office:value="30354" table:formula="of:=MOD(MIN([.$C475]*(COLUMN()-6);65536);65536)" table:style-name="ce1">
            <text:p>30354</text:p>
          </table:table-cell>
          <table:table-cell office:value-type="float" office:value="35413" table:formula="of:=MOD(MIN([.$C475]*(COLUMN()-6);65536);65536)" table:style-name="ce1">
            <text:p>35413</text:p>
          </table:table-cell>
          <table:table-cell office:value-type="float" office:value="40472" table:formula="of:=MOD(MIN([.$C475]*(COLUMN()-6);65536);65536)" table:style-name="ce1">
            <text:p>40472</text:p>
          </table:table-cell>
          <table:table-cell office:value-type="float" office:value="45531" table:formula="of:=MOD(MIN([.$C475]*(COLUMN()-6);65536);65536)" table:style-name="ce1">
            <text:p>45531</text:p>
          </table:table-cell>
          <table:table-cell office:value-type="float" office:value="50590" table:formula="of:=MOD(MIN([.$C475]*(COLUMN()-6);65536);65536)" table:style-name="ce1">
            <text:p>50590</text:p>
          </table:table-cell>
          <table:table-cell office:value-type="float" office:value="55649" table:formula="of:=MOD(MIN([.$C475]*(COLUMN()-6);65536);65536)" table:style-name="ce1">
            <text:p>55649</text:p>
          </table:table-cell>
          <table:table-cell office:value-type="float" office:value="60708" table:formula="of:=MOD(MIN([.$C475]*(COLUMN()-6);65536);65536)" table:style-name="ce1">
            <text:p>60708</text:p>
          </table:table-cell>
          <table:table-cell office:value-type="float" office:value="0" table:formula="of:=MOD(MIN([.$C475]*(COLUMN()-6);65536);65536)" table:style-name="ce1">
            <text:p>0</text:p>
          </table:table-cell>
          <table:table-cell office:value-type="float" office:value="0" table:formula="of:=MOD(MIN([.$C475]*(COLUMN()-6);65536);65536)" table:style-name="ce1">
            <text:p>0</text:p>
          </table:table-cell>
          <table:table-cell office:value-type="float" office:value="0" table:formula="of:=MOD(MIN([.$C47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128)/128)" table:style-name="ce1">
            <text:p>5031.856276</text:p>
          </table:table-cell>
          <table:table-cell table:style-name="ce1"/>
          <table:table-cell office:value-type="float" office:value="5032" table:formula="of:=ROUND([.A476];0)" table:style-name="ce1">
            <text:p>5032</text:p>
          </table:table-cell>
          <table:table-cell table:style-name="ce1"/>
          <table:table-cell office:value-type="float" office:value="474" table:formula="of:=ROW()-2" table:style-name="ce1">
            <text:p>474</text:p>
          </table:table-cell>
          <table:table-cell office:value-type="float" office:value="0" table:formula="of:=MOD(MIN([.$C476]*(COLUMN()-6);65536);65536)" table:style-name="ce1">
            <text:p>0</text:p>
          </table:table-cell>
          <table:table-cell office:value-type="float" office:value="5032" table:formula="of:=MOD(MIN([.$C476]*(COLUMN()-6);65536);65536)" table:style-name="ce1">
            <text:p>5032</text:p>
          </table:table-cell>
          <table:table-cell office:value-type="float" office:value="10064" table:formula="of:=MOD(MIN([.$C476]*(COLUMN()-6);65536);65536)" table:style-name="ce1">
            <text:p>10064</text:p>
          </table:table-cell>
          <table:table-cell office:value-type="float" office:value="15096" table:formula="of:=MOD(MIN([.$C476]*(COLUMN()-6);65536);65536)" table:style-name="ce1">
            <text:p>15096</text:p>
          </table:table-cell>
          <table:table-cell office:value-type="float" office:value="20128" table:formula="of:=MOD(MIN([.$C476]*(COLUMN()-6);65536);65536)" table:style-name="ce1">
            <text:p>20128</text:p>
          </table:table-cell>
          <table:table-cell office:value-type="float" office:value="25160" table:formula="of:=MOD(MIN([.$C476]*(COLUMN()-6);65536);65536)" table:style-name="ce1">
            <text:p>25160</text:p>
          </table:table-cell>
          <table:table-cell office:value-type="float" office:value="30192" table:formula="of:=MOD(MIN([.$C476]*(COLUMN()-6);65536);65536)" table:style-name="ce1">
            <text:p>30192</text:p>
          </table:table-cell>
          <table:table-cell office:value-type="float" office:value="35224" table:formula="of:=MOD(MIN([.$C476]*(COLUMN()-6);65536);65536)" table:style-name="ce1">
            <text:p>35224</text:p>
          </table:table-cell>
          <table:table-cell office:value-type="float" office:value="40256" table:formula="of:=MOD(MIN([.$C476]*(COLUMN()-6);65536);65536)" table:style-name="ce1">
            <text:p>40256</text:p>
          </table:table-cell>
          <table:table-cell office:value-type="float" office:value="45288" table:formula="of:=MOD(MIN([.$C476]*(COLUMN()-6);65536);65536)" table:style-name="ce1">
            <text:p>45288</text:p>
          </table:table-cell>
          <table:table-cell office:value-type="float" office:value="50320" table:formula="of:=MOD(MIN([.$C476]*(COLUMN()-6);65536);65536)" table:style-name="ce1">
            <text:p>50320</text:p>
          </table:table-cell>
          <table:table-cell office:value-type="float" office:value="55352" table:formula="of:=MOD(MIN([.$C476]*(COLUMN()-6);65536);65536)" table:style-name="ce1">
            <text:p>55352</text:p>
          </table:table-cell>
          <table:table-cell office:value-type="float" office:value="60384" table:formula="of:=MOD(MIN([.$C476]*(COLUMN()-6);65536);65536)" table:style-name="ce1">
            <text:p>60384</text:p>
          </table:table-cell>
          <table:table-cell office:value-type="float" office:value="65416" table:formula="of:=MOD(MIN([.$C476]*(COLUMN()-6);65536);65536)" table:style-name="ce1">
            <text:p>65416</text:p>
          </table:table-cell>
          <table:table-cell office:value-type="float" office:value="0" table:formula="of:=MOD(MIN([.$C476]*(COLUMN()-6);65536);65536)" table:style-name="ce1">
            <text:p>0</text:p>
          </table:table-cell>
          <table:table-cell office:value-type="float" office:value="0" table:formula="of:=MOD(MIN([.$C47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5004.6813510564152" table:formula="of:=[.$A$1]*(1/2)^((ROW()-2-128)/128)" table:style-name="ce1">
            <text:p>5004.681351</text:p>
          </table:table-cell>
          <table:table-cell table:style-name="ce1"/>
          <table:table-cell office:value-type="float" office:value="5005" table:formula="of:=ROUND([.A477];0)" table:style-name="ce1">
            <text:p>5005</text:p>
          </table:table-cell>
          <table:table-cell table:style-name="ce1"/>
          <table:table-cell office:value-type="float" office:value="475" table:formula="of:=ROW()-2" table:style-name="ce1">
            <text:p>475</text:p>
          </table:table-cell>
          <table:table-cell office:value-type="float" office:value="0" table:formula="of:=MOD(MIN([.$C477]*(COLUMN()-6);65536);65536)" table:style-name="ce1">
            <text:p>0</text:p>
          </table:table-cell>
          <table:table-cell office:value-type="float" office:value="5005" table:formula="of:=MOD(MIN([.$C477]*(COLUMN()-6);65536);65536)" table:style-name="ce1">
            <text:p>5005</text:p>
          </table:table-cell>
          <table:table-cell office:value-type="float" office:value="10010" table:formula="of:=MOD(MIN([.$C477]*(COLUMN()-6);65536);65536)" table:style-name="ce1">
            <text:p>10010</text:p>
          </table:table-cell>
          <table:table-cell office:value-type="float" office:value="15015" table:formula="of:=MOD(MIN([.$C477]*(COLUMN()-6);65536);65536)" table:style-name="ce1">
            <text:p>15015</text:p>
          </table:table-cell>
          <table:table-cell office:value-type="float" office:value="20020" table:formula="of:=MOD(MIN([.$C477]*(COLUMN()-6);65536);65536)" table:style-name="ce1">
            <text:p>20020</text:p>
          </table:table-cell>
          <table:table-cell office:value-type="float" office:value="25025" table:formula="of:=MOD(MIN([.$C477]*(COLUMN()-6);65536);65536)" table:style-name="ce1">
            <text:p>25025</text:p>
          </table:table-cell>
          <table:table-cell office:value-type="float" office:value="30030" table:formula="of:=MOD(MIN([.$C477]*(COLUMN()-6);65536);65536)" table:style-name="ce1">
            <text:p>30030</text:p>
          </table:table-cell>
          <table:table-cell office:value-type="float" office:value="35035" table:formula="of:=MOD(MIN([.$C477]*(COLUMN()-6);65536);65536)" table:style-name="ce1">
            <text:p>35035</text:p>
          </table:table-cell>
          <table:table-cell office:value-type="float" office:value="40040" table:formula="of:=MOD(MIN([.$C477]*(COLUMN()-6);65536);65536)" table:style-name="ce1">
            <text:p>40040</text:p>
          </table:table-cell>
          <table:table-cell office:value-type="float" office:value="45045" table:formula="of:=MOD(MIN([.$C477]*(COLUMN()-6);65536);65536)" table:style-name="ce1">
            <text:p>45045</text:p>
          </table:table-cell>
          <table:table-cell office:value-type="float" office:value="50050" table:formula="of:=MOD(MIN([.$C477]*(COLUMN()-6);65536);65536)" table:style-name="ce1">
            <text:p>50050</text:p>
          </table:table-cell>
          <table:table-cell office:value-type="float" office:value="55055" table:formula="of:=MOD(MIN([.$C477]*(COLUMN()-6);65536);65536)" table:style-name="ce1">
            <text:p>55055</text:p>
          </table:table-cell>
          <table:table-cell office:value-type="float" office:value="60060" table:formula="of:=MOD(MIN([.$C477]*(COLUMN()-6);65536);65536)" table:style-name="ce1">
            <text:p>60060</text:p>
          </table:table-cell>
          <table:table-cell office:value-type="float" office:value="65065" table:formula="of:=MOD(MIN([.$C477]*(COLUMN()-6);65536);65536)" table:style-name="ce1">
            <text:p>65065</text:p>
          </table:table-cell>
          <table:table-cell office:value-type="float" office:value="0" table:formula="of:=MOD(MIN([.$C477]*(COLUMN()-6);65536);65536)" table:style-name="ce1">
            <text:p>0</text:p>
          </table:table-cell>
          <table:table-cell office:value-type="float" office:value="0" table:formula="of:=MOD(MIN([.$C47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128)/128)" table:style-name="ce1">
            <text:p>4977.653186</text:p>
          </table:table-cell>
          <table:table-cell table:style-name="ce1"/>
          <table:table-cell office:value-type="float" office:value="4978" table:formula="of:=ROUND([.A478];0)" table:style-name="ce1">
            <text:p>4978</text:p>
          </table:table-cell>
          <table:table-cell table:style-name="ce1"/>
          <table:table-cell office:value-type="float" office:value="476" table:formula="of:=ROW()-2" table:style-name="ce1">
            <text:p>476</text:p>
          </table:table-cell>
          <table:table-cell office:value-type="float" office:value="0" table:formula="of:=MOD(MIN([.$C478]*(COLUMN()-6);65536);65536)" table:style-name="ce1">
            <text:p>0</text:p>
          </table:table-cell>
          <table:table-cell office:value-type="float" office:value="4978" table:formula="of:=MOD(MIN([.$C478]*(COLUMN()-6);65536);65536)" table:style-name="ce1">
            <text:p>4978</text:p>
          </table:table-cell>
          <table:table-cell office:value-type="float" office:value="9956" table:formula="of:=MOD(MIN([.$C478]*(COLUMN()-6);65536);65536)" table:style-name="ce1">
            <text:p>9956</text:p>
          </table:table-cell>
          <table:table-cell office:value-type="float" office:value="14934" table:formula="of:=MOD(MIN([.$C478]*(COLUMN()-6);65536);65536)" table:style-name="ce1">
            <text:p>14934</text:p>
          </table:table-cell>
          <table:table-cell office:value-type="float" office:value="19912" table:formula="of:=MOD(MIN([.$C478]*(COLUMN()-6);65536);65536)" table:style-name="ce1">
            <text:p>19912</text:p>
          </table:table-cell>
          <table:table-cell office:value-type="float" office:value="24890" table:formula="of:=MOD(MIN([.$C478]*(COLUMN()-6);65536);65536)" table:style-name="ce1">
            <text:p>24890</text:p>
          </table:table-cell>
          <table:table-cell office:value-type="float" office:value="29868" table:formula="of:=MOD(MIN([.$C478]*(COLUMN()-6);65536);65536)" table:style-name="ce1">
            <text:p>29868</text:p>
          </table:table-cell>
          <table:table-cell office:value-type="float" office:value="34846" table:formula="of:=MOD(MIN([.$C478]*(COLUMN()-6);65536);65536)" table:style-name="ce1">
            <text:p>34846</text:p>
          </table:table-cell>
          <table:table-cell office:value-type="float" office:value="39824" table:formula="of:=MOD(MIN([.$C478]*(COLUMN()-6);65536);65536)" table:style-name="ce1">
            <text:p>39824</text:p>
          </table:table-cell>
          <table:table-cell office:value-type="float" office:value="44802" table:formula="of:=MOD(MIN([.$C478]*(COLUMN()-6);65536);65536)" table:style-name="ce1">
            <text:p>44802</text:p>
          </table:table-cell>
          <table:table-cell office:value-type="float" office:value="49780" table:formula="of:=MOD(MIN([.$C478]*(COLUMN()-6);65536);65536)" table:style-name="ce1">
            <text:p>49780</text:p>
          </table:table-cell>
          <table:table-cell office:value-type="float" office:value="54758" table:formula="of:=MOD(MIN([.$C478]*(COLUMN()-6);65536);65536)" table:style-name="ce1">
            <text:p>54758</text:p>
          </table:table-cell>
          <table:table-cell office:value-type="float" office:value="59736" table:formula="of:=MOD(MIN([.$C478]*(COLUMN()-6);65536);65536)" table:style-name="ce1">
            <text:p>59736</text:p>
          </table:table-cell>
          <table:table-cell office:value-type="float" office:value="64714" table:formula="of:=MOD(MIN([.$C478]*(COLUMN()-6);65536);65536)" table:style-name="ce1">
            <text:p>64714</text:p>
          </table:table-cell>
          <table:table-cell office:value-type="float" office:value="0" table:formula="of:=MOD(MIN([.$C478]*(COLUMN()-6);65536);65536)" table:style-name="ce1">
            <text:p>0</text:p>
          </table:table-cell>
          <table:table-cell office:value-type="float" office:value="0" table:formula="of:=MOD(MIN([.$C47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950.7709895744783" table:formula="of:=[.$A$1]*(1/2)^((ROW()-2-128)/128)" table:style-name="ce1">
            <text:p>4950.77099</text:p>
          </table:table-cell>
          <table:table-cell table:style-name="ce1"/>
          <table:table-cell office:value-type="float" office:value="4951" table:formula="of:=ROUND([.A479];0)" table:style-name="ce1">
            <text:p>4951</text:p>
          </table:table-cell>
          <table:table-cell table:style-name="ce1"/>
          <table:table-cell office:value-type="float" office:value="477" table:formula="of:=ROW()-2" table:style-name="ce1">
            <text:p>477</text:p>
          </table:table-cell>
          <table:table-cell office:value-type="float" office:value="0" table:formula="of:=MOD(MIN([.$C479]*(COLUMN()-6);65536);65536)" table:style-name="ce1">
            <text:p>0</text:p>
          </table:table-cell>
          <table:table-cell office:value-type="float" office:value="4951" table:formula="of:=MOD(MIN([.$C479]*(COLUMN()-6);65536);65536)" table:style-name="ce1">
            <text:p>4951</text:p>
          </table:table-cell>
          <table:table-cell office:value-type="float" office:value="9902" table:formula="of:=MOD(MIN([.$C479]*(COLUMN()-6);65536);65536)" table:style-name="ce1">
            <text:p>9902</text:p>
          </table:table-cell>
          <table:table-cell office:value-type="float" office:value="14853" table:formula="of:=MOD(MIN([.$C479]*(COLUMN()-6);65536);65536)" table:style-name="ce1">
            <text:p>14853</text:p>
          </table:table-cell>
          <table:table-cell office:value-type="float" office:value="19804" table:formula="of:=MOD(MIN([.$C479]*(COLUMN()-6);65536);65536)" table:style-name="ce1">
            <text:p>19804</text:p>
          </table:table-cell>
          <table:table-cell office:value-type="float" office:value="24755" table:formula="of:=MOD(MIN([.$C479]*(COLUMN()-6);65536);65536)" table:style-name="ce1">
            <text:p>24755</text:p>
          </table:table-cell>
          <table:table-cell office:value-type="float" office:value="29706" table:formula="of:=MOD(MIN([.$C479]*(COLUMN()-6);65536);65536)" table:style-name="ce1">
            <text:p>29706</text:p>
          </table:table-cell>
          <table:table-cell office:value-type="float" office:value="34657" table:formula="of:=MOD(MIN([.$C479]*(COLUMN()-6);65536);65536)" table:style-name="ce1">
            <text:p>34657</text:p>
          </table:table-cell>
          <table:table-cell office:value-type="float" office:value="39608" table:formula="of:=MOD(MIN([.$C479]*(COLUMN()-6);65536);65536)" table:style-name="ce1">
            <text:p>39608</text:p>
          </table:table-cell>
          <table:table-cell office:value-type="float" office:value="44559" table:formula="of:=MOD(MIN([.$C479]*(COLUMN()-6);65536);65536)" table:style-name="ce1">
            <text:p>44559</text:p>
          </table:table-cell>
          <table:table-cell office:value-type="float" office:value="49510" table:formula="of:=MOD(MIN([.$C479]*(COLUMN()-6);65536);65536)" table:style-name="ce1">
            <text:p>49510</text:p>
          </table:table-cell>
          <table:table-cell office:value-type="float" office:value="54461" table:formula="of:=MOD(MIN([.$C479]*(COLUMN()-6);65536);65536)" table:style-name="ce1">
            <text:p>54461</text:p>
          </table:table-cell>
          <table:table-cell office:value-type="float" office:value="59412" table:formula="of:=MOD(MIN([.$C479]*(COLUMN()-6);65536);65536)" table:style-name="ce1">
            <text:p>59412</text:p>
          </table:table-cell>
          <table:table-cell office:value-type="float" office:value="64363" table:formula="of:=MOD(MIN([.$C479]*(COLUMN()-6);65536);65536)" table:style-name="ce1">
            <text:p>64363</text:p>
          </table:table-cell>
          <table:table-cell office:value-type="float" office:value="0" table:formula="of:=MOD(MIN([.$C479]*(COLUMN()-6);65536);65536)" table:style-name="ce1">
            <text:p>0</text:p>
          </table:table-cell>
          <table:table-cell office:value-type="float" office:value="0" table:formula="of:=MOD(MIN([.$C47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924.0339720302718" table:formula="of:=[.$A$1]*(1/2)^((ROW()-2-128)/128)" table:style-name="ce1">
            <text:p>4924.033972</text:p>
          </table:table-cell>
          <table:table-cell table:style-name="ce1"/>
          <table:table-cell office:value-type="float" office:value="4924" table:formula="of:=ROUND([.A480];0)" table:style-name="ce1">
            <text:p>4924</text:p>
          </table:table-cell>
          <table:table-cell table:style-name="ce1"/>
          <table:table-cell office:value-type="float" office:value="478" table:formula="of:=ROW()-2" table:style-name="ce1">
            <text:p>478</text:p>
          </table:table-cell>
          <table:table-cell office:value-type="float" office:value="0" table:formula="of:=MOD(MIN([.$C480]*(COLUMN()-6);65536);65536)" table:style-name="ce1">
            <text:p>0</text:p>
          </table:table-cell>
          <table:table-cell office:value-type="float" office:value="4924" table:formula="of:=MOD(MIN([.$C480]*(COLUMN()-6);65536);65536)" table:style-name="ce1">
            <text:p>4924</text:p>
          </table:table-cell>
          <table:table-cell office:value-type="float" office:value="9848" table:formula="of:=MOD(MIN([.$C480]*(COLUMN()-6);65536);65536)" table:style-name="ce1">
            <text:p>9848</text:p>
          </table:table-cell>
          <table:table-cell office:value-type="float" office:value="14772" table:formula="of:=MOD(MIN([.$C480]*(COLUMN()-6);65536);65536)" table:style-name="ce1">
            <text:p>14772</text:p>
          </table:table-cell>
          <table:table-cell office:value-type="float" office:value="19696" table:formula="of:=MOD(MIN([.$C480]*(COLUMN()-6);65536);65536)" table:style-name="ce1">
            <text:p>19696</text:p>
          </table:table-cell>
          <table:table-cell office:value-type="float" office:value="24620" table:formula="of:=MOD(MIN([.$C480]*(COLUMN()-6);65536);65536)" table:style-name="ce1">
            <text:p>24620</text:p>
          </table:table-cell>
          <table:table-cell office:value-type="float" office:value="29544" table:formula="of:=MOD(MIN([.$C480]*(COLUMN()-6);65536);65536)" table:style-name="ce1">
            <text:p>29544</text:p>
          </table:table-cell>
          <table:table-cell office:value-type="float" office:value="34468" table:formula="of:=MOD(MIN([.$C480]*(COLUMN()-6);65536);65536)" table:style-name="ce1">
            <text:p>34468</text:p>
          </table:table-cell>
          <table:table-cell office:value-type="float" office:value="39392" table:formula="of:=MOD(MIN([.$C480]*(COLUMN()-6);65536);65536)" table:style-name="ce1">
            <text:p>39392</text:p>
          </table:table-cell>
          <table:table-cell office:value-type="float" office:value="44316" table:formula="of:=MOD(MIN([.$C480]*(COLUMN()-6);65536);65536)" table:style-name="ce1">
            <text:p>44316</text:p>
          </table:table-cell>
          <table:table-cell office:value-type="float" office:value="49240" table:formula="of:=MOD(MIN([.$C480]*(COLUMN()-6);65536);65536)" table:style-name="ce1">
            <text:p>49240</text:p>
          </table:table-cell>
          <table:table-cell office:value-type="float" office:value="54164" table:formula="of:=MOD(MIN([.$C480]*(COLUMN()-6);65536);65536)" table:style-name="ce1">
            <text:p>54164</text:p>
          </table:table-cell>
          <table:table-cell office:value-type="float" office:value="59088" table:formula="of:=MOD(MIN([.$C480]*(COLUMN()-6);65536);65536)" table:style-name="ce1">
            <text:p>59088</text:p>
          </table:table-cell>
          <table:table-cell office:value-type="float" office:value="64012" table:formula="of:=MOD(MIN([.$C480]*(COLUMN()-6);65536);65536)" table:style-name="ce1">
            <text:p>64012</text:p>
          </table:table-cell>
          <table:table-cell office:value-type="float" office:value="0" table:formula="of:=MOD(MIN([.$C480]*(COLUMN()-6);65536);65536)" table:style-name="ce1">
            <text:p>0</text:p>
          </table:table-cell>
          <table:table-cell office:value-type="float" office:value="0" table:formula="of:=MOD(MIN([.$C48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97.4413497951327" table:formula="of:=[.$A$1]*(1/2)^((ROW()-2-128)/128)" table:style-name="ce1">
            <text:p>4897.44135</text:p>
          </table:table-cell>
          <table:table-cell table:style-name="ce1"/>
          <table:table-cell office:value-type="float" office:value="4897" table:formula="of:=ROUND([.A481];0)" table:style-name="ce1">
            <text:p>4897</text:p>
          </table:table-cell>
          <table:table-cell table:style-name="ce1"/>
          <table:table-cell office:value-type="float" office:value="479" table:formula="of:=ROW()-2" table:style-name="ce1">
            <text:p>479</text:p>
          </table:table-cell>
          <table:table-cell office:value-type="float" office:value="0" table:formula="of:=MOD(MIN([.$C481]*(COLUMN()-6);65536);65536)" table:style-name="ce1">
            <text:p>0</text:p>
          </table:table-cell>
          <table:table-cell office:value-type="float" office:value="4897" table:formula="of:=MOD(MIN([.$C481]*(COLUMN()-6);65536);65536)" table:style-name="ce1">
            <text:p>4897</text:p>
          </table:table-cell>
          <table:table-cell office:value-type="float" office:value="9794" table:formula="of:=MOD(MIN([.$C481]*(COLUMN()-6);65536);65536)" table:style-name="ce1">
            <text:p>9794</text:p>
          </table:table-cell>
          <table:table-cell office:value-type="float" office:value="14691" table:formula="of:=MOD(MIN([.$C481]*(COLUMN()-6);65536);65536)" table:style-name="ce1">
            <text:p>14691</text:p>
          </table:table-cell>
          <table:table-cell office:value-type="float" office:value="19588" table:formula="of:=MOD(MIN([.$C481]*(COLUMN()-6);65536);65536)" table:style-name="ce1">
            <text:p>19588</text:p>
          </table:table-cell>
          <table:table-cell office:value-type="float" office:value="24485" table:formula="of:=MOD(MIN([.$C481]*(COLUMN()-6);65536);65536)" table:style-name="ce1">
            <text:p>24485</text:p>
          </table:table-cell>
          <table:table-cell office:value-type="float" office:value="29382" table:formula="of:=MOD(MIN([.$C481]*(COLUMN()-6);65536);65536)" table:style-name="ce1">
            <text:p>29382</text:p>
          </table:table-cell>
          <table:table-cell office:value-type="float" office:value="34279" table:formula="of:=MOD(MIN([.$C481]*(COLUMN()-6);65536);65536)" table:style-name="ce1">
            <text:p>34279</text:p>
          </table:table-cell>
          <table:table-cell office:value-type="float" office:value="39176" table:formula="of:=MOD(MIN([.$C481]*(COLUMN()-6);65536);65536)" table:style-name="ce1">
            <text:p>39176</text:p>
          </table:table-cell>
          <table:table-cell office:value-type="float" office:value="44073" table:formula="of:=MOD(MIN([.$C481]*(COLUMN()-6);65536);65536)" table:style-name="ce1">
            <text:p>44073</text:p>
          </table:table-cell>
          <table:table-cell office:value-type="float" office:value="48970" table:formula="of:=MOD(MIN([.$C481]*(COLUMN()-6);65536);65536)" table:style-name="ce1">
            <text:p>48970</text:p>
          </table:table-cell>
          <table:table-cell office:value-type="float" office:value="53867" table:formula="of:=MOD(MIN([.$C481]*(COLUMN()-6);65536);65536)" table:style-name="ce1">
            <text:p>53867</text:p>
          </table:table-cell>
          <table:table-cell office:value-type="float" office:value="58764" table:formula="of:=MOD(MIN([.$C481]*(COLUMN()-6);65536);65536)" table:style-name="ce1">
            <text:p>58764</text:p>
          </table:table-cell>
          <table:table-cell office:value-type="float" office:value="63661" table:formula="of:=MOD(MIN([.$C481]*(COLUMN()-6);65536);65536)" table:style-name="ce1">
            <text:p>63661</text:p>
          </table:table-cell>
          <table:table-cell office:value-type="float" office:value="0" table:formula="of:=MOD(MIN([.$C481]*(COLUMN()-6);65536);65536)" table:style-name="ce1">
            <text:p>0</text:p>
          </table:table-cell>
          <table:table-cell office:value-type="float" office:value="0" table:formula="of:=MOD(MIN([.$C48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70.9923430511453" table:formula="of:=[.$A$1]*(1/2)^((ROW()-2-128)/128)" table:style-name="ce1">
            <text:p>4870.992343</text:p>
          </table:table-cell>
          <table:table-cell table:style-name="ce1"/>
          <table:table-cell office:value-type="float" office:value="4871" table:formula="of:=ROUND([.A482];0)" table:style-name="ce1">
            <text:p>4871</text:p>
          </table:table-cell>
          <table:table-cell table:style-name="ce1"/>
          <table:table-cell office:value-type="float" office:value="480" table:formula="of:=ROW()-2" table:style-name="ce1">
            <text:p>480</text:p>
          </table:table-cell>
          <table:table-cell office:value-type="float" office:value="0" table:formula="of:=MOD(MIN([.$C482]*(COLUMN()-6);65536);65536)" table:style-name="ce1">
            <text:p>0</text:p>
          </table:table-cell>
          <table:table-cell office:value-type="float" office:value="4871" table:formula="of:=MOD(MIN([.$C482]*(COLUMN()-6);65536);65536)" table:style-name="ce1">
            <text:p>4871</text:p>
          </table:table-cell>
          <table:table-cell office:value-type="float" office:value="9742" table:formula="of:=MOD(MIN([.$C482]*(COLUMN()-6);65536);65536)" table:style-name="ce1">
            <text:p>9742</text:p>
          </table:table-cell>
          <table:table-cell office:value-type="float" office:value="14613" table:formula="of:=MOD(MIN([.$C482]*(COLUMN()-6);65536);65536)" table:style-name="ce1">
            <text:p>14613</text:p>
          </table:table-cell>
          <table:table-cell office:value-type="float" office:value="19484" table:formula="of:=MOD(MIN([.$C482]*(COLUMN()-6);65536);65536)" table:style-name="ce1">
            <text:p>19484</text:p>
          </table:table-cell>
          <table:table-cell office:value-type="float" office:value="24355" table:formula="of:=MOD(MIN([.$C482]*(COLUMN()-6);65536);65536)" table:style-name="ce1">
            <text:p>24355</text:p>
          </table:table-cell>
          <table:table-cell office:value-type="float" office:value="29226" table:formula="of:=MOD(MIN([.$C482]*(COLUMN()-6);65536);65536)" table:style-name="ce1">
            <text:p>29226</text:p>
          </table:table-cell>
          <table:table-cell office:value-type="float" office:value="34097" table:formula="of:=MOD(MIN([.$C482]*(COLUMN()-6);65536);65536)" table:style-name="ce1">
            <text:p>34097</text:p>
          </table:table-cell>
          <table:table-cell office:value-type="float" office:value="38968" table:formula="of:=MOD(MIN([.$C482]*(COLUMN()-6);65536);65536)" table:style-name="ce1">
            <text:p>38968</text:p>
          </table:table-cell>
          <table:table-cell office:value-type="float" office:value="43839" table:formula="of:=MOD(MIN([.$C482]*(COLUMN()-6);65536);65536)" table:style-name="ce1">
            <text:p>43839</text:p>
          </table:table-cell>
          <table:table-cell office:value-type="float" office:value="48710" table:formula="of:=MOD(MIN([.$C482]*(COLUMN()-6);65536);65536)" table:style-name="ce1">
            <text:p>48710</text:p>
          </table:table-cell>
          <table:table-cell office:value-type="float" office:value="53581" table:formula="of:=MOD(MIN([.$C482]*(COLUMN()-6);65536);65536)" table:style-name="ce1">
            <text:p>53581</text:p>
          </table:table-cell>
          <table:table-cell office:value-type="float" office:value="58452" table:formula="of:=MOD(MIN([.$C482]*(COLUMN()-6);65536);65536)" table:style-name="ce1">
            <text:p>58452</text:p>
          </table:table-cell>
          <table:table-cell office:value-type="float" office:value="63323" table:formula="of:=MOD(MIN([.$C482]*(COLUMN()-6);65536);65536)" table:style-name="ce1">
            <text:p>63323</text:p>
          </table:table-cell>
          <table:table-cell office:value-type="float" office:value="0" table:formula="of:=MOD(MIN([.$C482]*(COLUMN()-6);65536);65536)" table:style-name="ce1">
            <text:p>0</text:p>
          </table:table-cell>
          <table:table-cell office:value-type="float" office:value="0" table:formula="of:=MOD(MIN([.$C48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44.6861761918608" table:formula="of:=[.$A$1]*(1/2)^((ROW()-2-128)/128)" table:style-name="ce1">
            <text:p>4844.686176</text:p>
          </table:table-cell>
          <table:table-cell table:style-name="ce1"/>
          <table:table-cell office:value-type="float" office:value="4845" table:formula="of:=ROUND([.A483];0)" table:style-name="ce1">
            <text:p>4845</text:p>
          </table:table-cell>
          <table:table-cell table:style-name="ce1"/>
          <table:table-cell office:value-type="float" office:value="481" table:formula="of:=ROW()-2" table:style-name="ce1">
            <text:p>481</text:p>
          </table:table-cell>
          <table:table-cell office:value-type="float" office:value="0" table:formula="of:=MOD(MIN([.$C483]*(COLUMN()-6);65536);65536)" table:style-name="ce1">
            <text:p>0</text:p>
          </table:table-cell>
          <table:table-cell office:value-type="float" office:value="4845" table:formula="of:=MOD(MIN([.$C483]*(COLUMN()-6);65536);65536)" table:style-name="ce1">
            <text:p>4845</text:p>
          </table:table-cell>
          <table:table-cell office:value-type="float" office:value="9690" table:formula="of:=MOD(MIN([.$C483]*(COLUMN()-6);65536);65536)" table:style-name="ce1">
            <text:p>9690</text:p>
          </table:table-cell>
          <table:table-cell office:value-type="float" office:value="14535" table:formula="of:=MOD(MIN([.$C483]*(COLUMN()-6);65536);65536)" table:style-name="ce1">
            <text:p>14535</text:p>
          </table:table-cell>
          <table:table-cell office:value-type="float" office:value="19380" table:formula="of:=MOD(MIN([.$C483]*(COLUMN()-6);65536);65536)" table:style-name="ce1">
            <text:p>19380</text:p>
          </table:table-cell>
          <table:table-cell office:value-type="float" office:value="24225" table:formula="of:=MOD(MIN([.$C483]*(COLUMN()-6);65536);65536)" table:style-name="ce1">
            <text:p>24225</text:p>
          </table:table-cell>
          <table:table-cell office:value-type="float" office:value="29070" table:formula="of:=MOD(MIN([.$C483]*(COLUMN()-6);65536);65536)" table:style-name="ce1">
            <text:p>29070</text:p>
          </table:table-cell>
          <table:table-cell office:value-type="float" office:value="33915" table:formula="of:=MOD(MIN([.$C483]*(COLUMN()-6);65536);65536)" table:style-name="ce1">
            <text:p>33915</text:p>
          </table:table-cell>
          <table:table-cell office:value-type="float" office:value="38760" table:formula="of:=MOD(MIN([.$C483]*(COLUMN()-6);65536);65536)" table:style-name="ce1">
            <text:p>38760</text:p>
          </table:table-cell>
          <table:table-cell office:value-type="float" office:value="43605" table:formula="of:=MOD(MIN([.$C483]*(COLUMN()-6);65536);65536)" table:style-name="ce1">
            <text:p>43605</text:p>
          </table:table-cell>
          <table:table-cell office:value-type="float" office:value="48450" table:formula="of:=MOD(MIN([.$C483]*(COLUMN()-6);65536);65536)" table:style-name="ce1">
            <text:p>48450</text:p>
          </table:table-cell>
          <table:table-cell office:value-type="float" office:value="53295" table:formula="of:=MOD(MIN([.$C483]*(COLUMN()-6);65536);65536)" table:style-name="ce1">
            <text:p>53295</text:p>
          </table:table-cell>
          <table:table-cell office:value-type="float" office:value="58140" table:formula="of:=MOD(MIN([.$C483]*(COLUMN()-6);65536);65536)" table:style-name="ce1">
            <text:p>58140</text:p>
          </table:table-cell>
          <table:table-cell office:value-type="float" office:value="62985" table:formula="of:=MOD(MIN([.$C483]*(COLUMN()-6);65536);65536)" table:style-name="ce1">
            <text:p>62985</text:p>
          </table:table-cell>
          <table:table-cell office:value-type="float" office:value="0" table:formula="of:=MOD(MIN([.$C483]*(COLUMN()-6);65536);65536)" table:style-name="ce1">
            <text:p>0</text:p>
          </table:table-cell>
          <table:table-cell office:value-type="float" office:value="0" table:formula="of:=MOD(MIN([.$C48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818.5220777995528" table:formula="of:=[.$A$1]*(1/2)^((ROW()-2-128)/128)" table:style-name="ce1">
            <text:p>4818.522078</text:p>
          </table:table-cell>
          <table:table-cell table:style-name="ce1"/>
          <table:table-cell office:value-type="float" office:value="4819" table:formula="of:=ROUND([.A484];0)" table:style-name="ce1">
            <text:p>4819</text:p>
          </table:table-cell>
          <table:table-cell table:style-name="ce1"/>
          <table:table-cell office:value-type="float" office:value="482" table:formula="of:=ROW()-2" table:style-name="ce1">
            <text:p>482</text:p>
          </table:table-cell>
          <table:table-cell office:value-type="float" office:value="0" table:formula="of:=MOD(MIN([.$C484]*(COLUMN()-6);65536);65536)" table:style-name="ce1">
            <text:p>0</text:p>
          </table:table-cell>
          <table:table-cell office:value-type="float" office:value="4819" table:formula="of:=MOD(MIN([.$C484]*(COLUMN()-6);65536);65536)" table:style-name="ce1">
            <text:p>4819</text:p>
          </table:table-cell>
          <table:table-cell office:value-type="float" office:value="9638" table:formula="of:=MOD(MIN([.$C484]*(COLUMN()-6);65536);65536)" table:style-name="ce1">
            <text:p>9638</text:p>
          </table:table-cell>
          <table:table-cell office:value-type="float" office:value="14457" table:formula="of:=MOD(MIN([.$C484]*(COLUMN()-6);65536);65536)" table:style-name="ce1">
            <text:p>14457</text:p>
          </table:table-cell>
          <table:table-cell office:value-type="float" office:value="19276" table:formula="of:=MOD(MIN([.$C484]*(COLUMN()-6);65536);65536)" table:style-name="ce1">
            <text:p>19276</text:p>
          </table:table-cell>
          <table:table-cell office:value-type="float" office:value="24095" table:formula="of:=MOD(MIN([.$C484]*(COLUMN()-6);65536);65536)" table:style-name="ce1">
            <text:p>24095</text:p>
          </table:table-cell>
          <table:table-cell office:value-type="float" office:value="28914" table:formula="of:=MOD(MIN([.$C484]*(COLUMN()-6);65536);65536)" table:style-name="ce1">
            <text:p>28914</text:p>
          </table:table-cell>
          <table:table-cell office:value-type="float" office:value="33733" table:formula="of:=MOD(MIN([.$C484]*(COLUMN()-6);65536);65536)" table:style-name="ce1">
            <text:p>33733</text:p>
          </table:table-cell>
          <table:table-cell office:value-type="float" office:value="38552" table:formula="of:=MOD(MIN([.$C484]*(COLUMN()-6);65536);65536)" table:style-name="ce1">
            <text:p>38552</text:p>
          </table:table-cell>
          <table:table-cell office:value-type="float" office:value="43371" table:formula="of:=MOD(MIN([.$C484]*(COLUMN()-6);65536);65536)" table:style-name="ce1">
            <text:p>43371</text:p>
          </table:table-cell>
          <table:table-cell office:value-type="float" office:value="48190" table:formula="of:=MOD(MIN([.$C484]*(COLUMN()-6);65536);65536)" table:style-name="ce1">
            <text:p>48190</text:p>
          </table:table-cell>
          <table:table-cell office:value-type="float" office:value="53009" table:formula="of:=MOD(MIN([.$C484]*(COLUMN()-6);65536);65536)" table:style-name="ce1">
            <text:p>53009</text:p>
          </table:table-cell>
          <table:table-cell office:value-type="float" office:value="57828" table:formula="of:=MOD(MIN([.$C484]*(COLUMN()-6);65536);65536)" table:style-name="ce1">
            <text:p>57828</text:p>
          </table:table-cell>
          <table:table-cell office:value-type="float" office:value="62647" table:formula="of:=MOD(MIN([.$C484]*(COLUMN()-6);65536);65536)" table:style-name="ce1">
            <text:p>62647</text:p>
          </table:table-cell>
          <table:table-cell office:value-type="float" office:value="0" table:formula="of:=MOD(MIN([.$C484]*(COLUMN()-6);65536);65536)" table:style-name="ce1">
            <text:p>0</text:p>
          </table:table-cell>
          <table:table-cell office:value-type="float" office:value="0" table:formula="of:=MOD(MIN([.$C48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92.4992806225937" table:formula="of:=[.$A$1]*(1/2)^((ROW()-2-128)/128)" table:style-name="ce1">
            <text:p>4792.499281</text:p>
          </table:table-cell>
          <table:table-cell table:style-name="ce1"/>
          <table:table-cell office:value-type="float" office:value="4792" table:formula="of:=ROUND([.A485];0)" table:style-name="ce1">
            <text:p>4792</text:p>
          </table:table-cell>
          <table:table-cell table:style-name="ce1"/>
          <table:table-cell office:value-type="float" office:value="483" table:formula="of:=ROW()-2" table:style-name="ce1">
            <text:p>483</text:p>
          </table:table-cell>
          <table:table-cell office:value-type="float" office:value="0" table:formula="of:=MOD(MIN([.$C485]*(COLUMN()-6);65536);65536)" table:style-name="ce1">
            <text:p>0</text:p>
          </table:table-cell>
          <table:table-cell office:value-type="float" office:value="4792" table:formula="of:=MOD(MIN([.$C485]*(COLUMN()-6);65536);65536)" table:style-name="ce1">
            <text:p>4792</text:p>
          </table:table-cell>
          <table:table-cell office:value-type="float" office:value="9584" table:formula="of:=MOD(MIN([.$C485]*(COLUMN()-6);65536);65536)" table:style-name="ce1">
            <text:p>9584</text:p>
          </table:table-cell>
          <table:table-cell office:value-type="float" office:value="14376" table:formula="of:=MOD(MIN([.$C485]*(COLUMN()-6);65536);65536)" table:style-name="ce1">
            <text:p>14376</text:p>
          </table:table-cell>
          <table:table-cell office:value-type="float" office:value="19168" table:formula="of:=MOD(MIN([.$C485]*(COLUMN()-6);65536);65536)" table:style-name="ce1">
            <text:p>19168</text:p>
          </table:table-cell>
          <table:table-cell office:value-type="float" office:value="23960" table:formula="of:=MOD(MIN([.$C485]*(COLUMN()-6);65536);65536)" table:style-name="ce1">
            <text:p>23960</text:p>
          </table:table-cell>
          <table:table-cell office:value-type="float" office:value="28752" table:formula="of:=MOD(MIN([.$C485]*(COLUMN()-6);65536);65536)" table:style-name="ce1">
            <text:p>28752</text:p>
          </table:table-cell>
          <table:table-cell office:value-type="float" office:value="33544" table:formula="of:=MOD(MIN([.$C485]*(COLUMN()-6);65536);65536)" table:style-name="ce1">
            <text:p>33544</text:p>
          </table:table-cell>
          <table:table-cell office:value-type="float" office:value="38336" table:formula="of:=MOD(MIN([.$C485]*(COLUMN()-6);65536);65536)" table:style-name="ce1">
            <text:p>38336</text:p>
          </table:table-cell>
          <table:table-cell office:value-type="float" office:value="43128" table:formula="of:=MOD(MIN([.$C485]*(COLUMN()-6);65536);65536)" table:style-name="ce1">
            <text:p>43128</text:p>
          </table:table-cell>
          <table:table-cell office:value-type="float" office:value="47920" table:formula="of:=MOD(MIN([.$C485]*(COLUMN()-6);65536);65536)" table:style-name="ce1">
            <text:p>47920</text:p>
          </table:table-cell>
          <table:table-cell office:value-type="float" office:value="52712" table:formula="of:=MOD(MIN([.$C485]*(COLUMN()-6);65536);65536)" table:style-name="ce1">
            <text:p>52712</text:p>
          </table:table-cell>
          <table:table-cell office:value-type="float" office:value="57504" table:formula="of:=MOD(MIN([.$C485]*(COLUMN()-6);65536);65536)" table:style-name="ce1">
            <text:p>57504</text:p>
          </table:table-cell>
          <table:table-cell office:value-type="float" office:value="62296" table:formula="of:=MOD(MIN([.$C485]*(COLUMN()-6);65536);65536)" table:style-name="ce1">
            <text:p>62296</text:p>
          </table:table-cell>
          <table:table-cell office:value-type="float" office:value="0" table:formula="of:=MOD(MIN([.$C485]*(COLUMN()-6);65536);65536)" table:style-name="ce1">
            <text:p>0</text:p>
          </table:table-cell>
          <table:table-cell office:value-type="float" office:value="0" table:formula="of:=MOD(MIN([.$C48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66.6170215529582" table:formula="of:=[.$A$1]*(1/2)^((ROW()-2-128)/128)" table:style-name="ce1">
            <text:p>4766.617022</text:p>
          </table:table-cell>
          <table:table-cell table:style-name="ce1"/>
          <table:table-cell office:value-type="float" office:value="4767" table:formula="of:=ROUND([.A486];0)" table:style-name="ce1">
            <text:p>4767</text:p>
          </table:table-cell>
          <table:table-cell table:style-name="ce1"/>
          <table:table-cell office:value-type="float" office:value="484" table:formula="of:=ROW()-2" table:style-name="ce1">
            <text:p>484</text:p>
          </table:table-cell>
          <table:table-cell office:value-type="float" office:value="0" table:formula="of:=MOD(MIN([.$C486]*(COLUMN()-6);65536);65536)" table:style-name="ce1">
            <text:p>0</text:p>
          </table:table-cell>
          <table:table-cell office:value-type="float" office:value="4767" table:formula="of:=MOD(MIN([.$C486]*(COLUMN()-6);65536);65536)" table:style-name="ce1">
            <text:p>4767</text:p>
          </table:table-cell>
          <table:table-cell office:value-type="float" office:value="9534" table:formula="of:=MOD(MIN([.$C486]*(COLUMN()-6);65536);65536)" table:style-name="ce1">
            <text:p>9534</text:p>
          </table:table-cell>
          <table:table-cell office:value-type="float" office:value="14301" table:formula="of:=MOD(MIN([.$C486]*(COLUMN()-6);65536);65536)" table:style-name="ce1">
            <text:p>14301</text:p>
          </table:table-cell>
          <table:table-cell office:value-type="float" office:value="19068" table:formula="of:=MOD(MIN([.$C486]*(COLUMN()-6);65536);65536)" table:style-name="ce1">
            <text:p>19068</text:p>
          </table:table-cell>
          <table:table-cell office:value-type="float" office:value="23835" table:formula="of:=MOD(MIN([.$C486]*(COLUMN()-6);65536);65536)" table:style-name="ce1">
            <text:p>23835</text:p>
          </table:table-cell>
          <table:table-cell office:value-type="float" office:value="28602" table:formula="of:=MOD(MIN([.$C486]*(COLUMN()-6);65536);65536)" table:style-name="ce1">
            <text:p>28602</text:p>
          </table:table-cell>
          <table:table-cell office:value-type="float" office:value="33369" table:formula="of:=MOD(MIN([.$C486]*(COLUMN()-6);65536);65536)" table:style-name="ce1">
            <text:p>33369</text:p>
          </table:table-cell>
          <table:table-cell office:value-type="float" office:value="38136" table:formula="of:=MOD(MIN([.$C486]*(COLUMN()-6);65536);65536)" table:style-name="ce1">
            <text:p>38136</text:p>
          </table:table-cell>
          <table:table-cell office:value-type="float" office:value="42903" table:formula="of:=MOD(MIN([.$C486]*(COLUMN()-6);65536);65536)" table:style-name="ce1">
            <text:p>42903</text:p>
          </table:table-cell>
          <table:table-cell office:value-type="float" office:value="47670" table:formula="of:=MOD(MIN([.$C486]*(COLUMN()-6);65536);65536)" table:style-name="ce1">
            <text:p>47670</text:p>
          </table:table-cell>
          <table:table-cell office:value-type="float" office:value="52437" table:formula="of:=MOD(MIN([.$C486]*(COLUMN()-6);65536);65536)" table:style-name="ce1">
            <text:p>52437</text:p>
          </table:table-cell>
          <table:table-cell office:value-type="float" office:value="57204" table:formula="of:=MOD(MIN([.$C486]*(COLUMN()-6);65536);65536)" table:style-name="ce1">
            <text:p>57204</text:p>
          </table:table-cell>
          <table:table-cell office:value-type="float" office:value="61971" table:formula="of:=MOD(MIN([.$C486]*(COLUMN()-6);65536);65536)" table:style-name="ce1">
            <text:p>61971</text:p>
          </table:table-cell>
          <table:table-cell office:value-type="float" office:value="0" table:formula="of:=MOD(MIN([.$C486]*(COLUMN()-6);65536);65536)" table:style-name="ce1">
            <text:p>0</text:p>
          </table:table-cell>
          <table:table-cell office:value-type="float" office:value="0" table:formula="of:=MOD(MIN([.$C48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40.8745416038446" table:formula="of:=[.$A$1]*(1/2)^((ROW()-2-128)/128)" table:style-name="ce1">
            <text:p>4740.874542</text:p>
          </table:table-cell>
          <table:table-cell table:style-name="ce1"/>
          <table:table-cell office:value-type="float" office:value="4741" table:formula="of:=ROUND([.A487];0)" table:style-name="ce1">
            <text:p>4741</text:p>
          </table:table-cell>
          <table:table-cell table:style-name="ce1"/>
          <table:table-cell office:value-type="float" office:value="485" table:formula="of:=ROW()-2" table:style-name="ce1">
            <text:p>485</text:p>
          </table:table-cell>
          <table:table-cell office:value-type="float" office:value="0" table:formula="of:=MOD(MIN([.$C487]*(COLUMN()-6);65536);65536)" table:style-name="ce1">
            <text:p>0</text:p>
          </table:table-cell>
          <table:table-cell office:value-type="float" office:value="4741" table:formula="of:=MOD(MIN([.$C487]*(COLUMN()-6);65536);65536)" table:style-name="ce1">
            <text:p>4741</text:p>
          </table:table-cell>
          <table:table-cell office:value-type="float" office:value="9482" table:formula="of:=MOD(MIN([.$C487]*(COLUMN()-6);65536);65536)" table:style-name="ce1">
            <text:p>9482</text:p>
          </table:table-cell>
          <table:table-cell office:value-type="float" office:value="14223" table:formula="of:=MOD(MIN([.$C487]*(COLUMN()-6);65536);65536)" table:style-name="ce1">
            <text:p>14223</text:p>
          </table:table-cell>
          <table:table-cell office:value-type="float" office:value="18964" table:formula="of:=MOD(MIN([.$C487]*(COLUMN()-6);65536);65536)" table:style-name="ce1">
            <text:p>18964</text:p>
          </table:table-cell>
          <table:table-cell office:value-type="float" office:value="23705" table:formula="of:=MOD(MIN([.$C487]*(COLUMN()-6);65536);65536)" table:style-name="ce1">
            <text:p>23705</text:p>
          </table:table-cell>
          <table:table-cell office:value-type="float" office:value="28446" table:formula="of:=MOD(MIN([.$C487]*(COLUMN()-6);65536);65536)" table:style-name="ce1">
            <text:p>28446</text:p>
          </table:table-cell>
          <table:table-cell office:value-type="float" office:value="33187" table:formula="of:=MOD(MIN([.$C487]*(COLUMN()-6);65536);65536)" table:style-name="ce1">
            <text:p>33187</text:p>
          </table:table-cell>
          <table:table-cell office:value-type="float" office:value="37928" table:formula="of:=MOD(MIN([.$C487]*(COLUMN()-6);65536);65536)" table:style-name="ce1">
            <text:p>37928</text:p>
          </table:table-cell>
          <table:table-cell office:value-type="float" office:value="42669" table:formula="of:=MOD(MIN([.$C487]*(COLUMN()-6);65536);65536)" table:style-name="ce1">
            <text:p>42669</text:p>
          </table:table-cell>
          <table:table-cell office:value-type="float" office:value="47410" table:formula="of:=MOD(MIN([.$C487]*(COLUMN()-6);65536);65536)" table:style-name="ce1">
            <text:p>47410</text:p>
          </table:table-cell>
          <table:table-cell office:value-type="float" office:value="52151" table:formula="of:=MOD(MIN([.$C487]*(COLUMN()-6);65536);65536)" table:style-name="ce1">
            <text:p>52151</text:p>
          </table:table-cell>
          <table:table-cell office:value-type="float" office:value="56892" table:formula="of:=MOD(MIN([.$C487]*(COLUMN()-6);65536);65536)" table:style-name="ce1">
            <text:p>56892</text:p>
          </table:table-cell>
          <table:table-cell office:value-type="float" office:value="61633" table:formula="of:=MOD(MIN([.$C487]*(COLUMN()-6);65536);65536)" table:style-name="ce1">
            <text:p>61633</text:p>
          </table:table-cell>
          <table:table-cell office:value-type="float" office:value="0" table:formula="of:=MOD(MIN([.$C487]*(COLUMN()-6);65536);65536)" table:style-name="ce1">
            <text:p>0</text:p>
          </table:table-cell>
          <table:table-cell office:value-type="float" office:value="0" table:formula="of:=MOD(MIN([.$C48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715.2710858874179" table:formula="of:=[.$A$1]*(1/2)^((ROW()-2-128)/128)" table:style-name="ce1">
            <text:p>4715.271086</text:p>
          </table:table-cell>
          <table:table-cell table:style-name="ce1"/>
          <table:table-cell office:value-type="float" office:value="4715" table:formula="of:=ROUND([.A488];0)" table:style-name="ce1">
            <text:p>4715</text:p>
          </table:table-cell>
          <table:table-cell table:style-name="ce1"/>
          <table:table-cell office:value-type="float" office:value="486" table:formula="of:=ROW()-2" table:style-name="ce1">
            <text:p>486</text:p>
          </table:table-cell>
          <table:table-cell office:value-type="float" office:value="0" table:formula="of:=MOD(MIN([.$C488]*(COLUMN()-6);65536);65536)" table:style-name="ce1">
            <text:p>0</text:p>
          </table:table-cell>
          <table:table-cell office:value-type="float" office:value="4715" table:formula="of:=MOD(MIN([.$C488]*(COLUMN()-6);65536);65536)" table:style-name="ce1">
            <text:p>4715</text:p>
          </table:table-cell>
          <table:table-cell office:value-type="float" office:value="9430" table:formula="of:=MOD(MIN([.$C488]*(COLUMN()-6);65536);65536)" table:style-name="ce1">
            <text:p>9430</text:p>
          </table:table-cell>
          <table:table-cell office:value-type="float" office:value="14145" table:formula="of:=MOD(MIN([.$C488]*(COLUMN()-6);65536);65536)" table:style-name="ce1">
            <text:p>14145</text:p>
          </table:table-cell>
          <table:table-cell office:value-type="float" office:value="18860" table:formula="of:=MOD(MIN([.$C488]*(COLUMN()-6);65536);65536)" table:style-name="ce1">
            <text:p>18860</text:p>
          </table:table-cell>
          <table:table-cell office:value-type="float" office:value="23575" table:formula="of:=MOD(MIN([.$C488]*(COLUMN()-6);65536);65536)" table:style-name="ce1">
            <text:p>23575</text:p>
          </table:table-cell>
          <table:table-cell office:value-type="float" office:value="28290" table:formula="of:=MOD(MIN([.$C488]*(COLUMN()-6);65536);65536)" table:style-name="ce1">
            <text:p>28290</text:p>
          </table:table-cell>
          <table:table-cell office:value-type="float" office:value="33005" table:formula="of:=MOD(MIN([.$C488]*(COLUMN()-6);65536);65536)" table:style-name="ce1">
            <text:p>33005</text:p>
          </table:table-cell>
          <table:table-cell office:value-type="float" office:value="37720" table:formula="of:=MOD(MIN([.$C488]*(COLUMN()-6);65536);65536)" table:style-name="ce1">
            <text:p>37720</text:p>
          </table:table-cell>
          <table:table-cell office:value-type="float" office:value="42435" table:formula="of:=MOD(MIN([.$C488]*(COLUMN()-6);65536);65536)" table:style-name="ce1">
            <text:p>42435</text:p>
          </table:table-cell>
          <table:table-cell office:value-type="float" office:value="47150" table:formula="of:=MOD(MIN([.$C488]*(COLUMN()-6);65536);65536)" table:style-name="ce1">
            <text:p>47150</text:p>
          </table:table-cell>
          <table:table-cell office:value-type="float" office:value="51865" table:formula="of:=MOD(MIN([.$C488]*(COLUMN()-6);65536);65536)" table:style-name="ce1">
            <text:p>51865</text:p>
          </table:table-cell>
          <table:table-cell office:value-type="float" office:value="56580" table:formula="of:=MOD(MIN([.$C488]*(COLUMN()-6);65536);65536)" table:style-name="ce1">
            <text:p>56580</text:p>
          </table:table-cell>
          <table:table-cell office:value-type="float" office:value="61295" table:formula="of:=MOD(MIN([.$C488]*(COLUMN()-6);65536);65536)" table:style-name="ce1">
            <text:p>61295</text:p>
          </table:table-cell>
          <table:table-cell office:value-type="float" office:value="0" table:formula="of:=MOD(MIN([.$C488]*(COLUMN()-6);65536);65536)" table:style-name="ce1">
            <text:p>0</text:p>
          </table:table-cell>
          <table:table-cell office:value-type="float" office:value="0" table:formula="of:=MOD(MIN([.$C48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89.8059035926708" table:formula="of:=[.$A$1]*(1/2)^((ROW()-2-128)/128)" table:style-name="ce1">
            <text:p>4689.805904</text:p>
          </table:table-cell>
          <table:table-cell table:style-name="ce1"/>
          <table:table-cell office:value-type="float" office:value="4690" table:formula="of:=ROUND([.A489];0)" table:style-name="ce1">
            <text:p>4690</text:p>
          </table:table-cell>
          <table:table-cell table:style-name="ce1"/>
          <table:table-cell office:value-type="float" office:value="487" table:formula="of:=ROW()-2" table:style-name="ce1">
            <text:p>487</text:p>
          </table:table-cell>
          <table:table-cell office:value-type="float" office:value="0" table:formula="of:=MOD(MIN([.$C489]*(COLUMN()-6);65536);65536)" table:style-name="ce1">
            <text:p>0</text:p>
          </table:table-cell>
          <table:table-cell office:value-type="float" office:value="4690" table:formula="of:=MOD(MIN([.$C489]*(COLUMN()-6);65536);65536)" table:style-name="ce1">
            <text:p>4690</text:p>
          </table:table-cell>
          <table:table-cell office:value-type="float" office:value="9380" table:formula="of:=MOD(MIN([.$C489]*(COLUMN()-6);65536);65536)" table:style-name="ce1">
            <text:p>9380</text:p>
          </table:table-cell>
          <table:table-cell office:value-type="float" office:value="14070" table:formula="of:=MOD(MIN([.$C489]*(COLUMN()-6);65536);65536)" table:style-name="ce1">
            <text:p>14070</text:p>
          </table:table-cell>
          <table:table-cell office:value-type="float" office:value="18760" table:formula="of:=MOD(MIN([.$C489]*(COLUMN()-6);65536);65536)" table:style-name="ce1">
            <text:p>18760</text:p>
          </table:table-cell>
          <table:table-cell office:value-type="float" office:value="23450" table:formula="of:=MOD(MIN([.$C489]*(COLUMN()-6);65536);65536)" table:style-name="ce1">
            <text:p>23450</text:p>
          </table:table-cell>
          <table:table-cell office:value-type="float" office:value="28140" table:formula="of:=MOD(MIN([.$C489]*(COLUMN()-6);65536);65536)" table:style-name="ce1">
            <text:p>28140</text:p>
          </table:table-cell>
          <table:table-cell office:value-type="float" office:value="32830" table:formula="of:=MOD(MIN([.$C489]*(COLUMN()-6);65536);65536)" table:style-name="ce1">
            <text:p>32830</text:p>
          </table:table-cell>
          <table:table-cell office:value-type="float" office:value="37520" table:formula="of:=MOD(MIN([.$C489]*(COLUMN()-6);65536);65536)" table:style-name="ce1">
            <text:p>37520</text:p>
          </table:table-cell>
          <table:table-cell office:value-type="float" office:value="42210" table:formula="of:=MOD(MIN([.$C489]*(COLUMN()-6);65536);65536)" table:style-name="ce1">
            <text:p>42210</text:p>
          </table:table-cell>
          <table:table-cell office:value-type="float" office:value="46900" table:formula="of:=MOD(MIN([.$C489]*(COLUMN()-6);65536);65536)" table:style-name="ce1">
            <text:p>46900</text:p>
          </table:table-cell>
          <table:table-cell office:value-type="float" office:value="51590" table:formula="of:=MOD(MIN([.$C489]*(COLUMN()-6);65536);65536)" table:style-name="ce1">
            <text:p>51590</text:p>
          </table:table-cell>
          <table:table-cell office:value-type="float" office:value="56280" table:formula="of:=MOD(MIN([.$C489]*(COLUMN()-6);65536);65536)" table:style-name="ce1">
            <text:p>56280</text:p>
          </table:table-cell>
          <table:table-cell office:value-type="float" office:value="60970" table:formula="of:=MOD(MIN([.$C489]*(COLUMN()-6);65536);65536)" table:style-name="ce1">
            <text:p>60970</text:p>
          </table:table-cell>
          <table:table-cell office:value-type="float" office:value="0" table:formula="of:=MOD(MIN([.$C489]*(COLUMN()-6);65536);65536)" table:style-name="ce1">
            <text:p>0</text:p>
          </table:table-cell>
          <table:table-cell office:value-type="float" office:value="0" table:formula="of:=MOD(MIN([.$C48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64.4782479634096" table:formula="of:=[.$A$1]*(1/2)^((ROW()-2-128)/128)" table:style-name="ce1">
            <text:p>4664.478248</text:p>
          </table:table-cell>
          <table:table-cell table:style-name="ce1"/>
          <table:table-cell office:value-type="float" office:value="4664" table:formula="of:=ROUND([.A490];0)" table:style-name="ce1">
            <text:p>4664</text:p>
          </table:table-cell>
          <table:table-cell table:style-name="ce1"/>
          <table:table-cell office:value-type="float" office:value="488" table:formula="of:=ROW()-2" table:style-name="ce1">
            <text:p>488</text:p>
          </table:table-cell>
          <table:table-cell office:value-type="float" office:value="0" table:formula="of:=MOD(MIN([.$C490]*(COLUMN()-6);65536);65536)" table:style-name="ce1">
            <text:p>0</text:p>
          </table:table-cell>
          <table:table-cell office:value-type="float" office:value="4664" table:formula="of:=MOD(MIN([.$C490]*(COLUMN()-6);65536);65536)" table:style-name="ce1">
            <text:p>4664</text:p>
          </table:table-cell>
          <table:table-cell office:value-type="float" office:value="9328" table:formula="of:=MOD(MIN([.$C490]*(COLUMN()-6);65536);65536)" table:style-name="ce1">
            <text:p>9328</text:p>
          </table:table-cell>
          <table:table-cell office:value-type="float" office:value="13992" table:formula="of:=MOD(MIN([.$C490]*(COLUMN()-6);65536);65536)" table:style-name="ce1">
            <text:p>13992</text:p>
          </table:table-cell>
          <table:table-cell office:value-type="float" office:value="18656" table:formula="of:=MOD(MIN([.$C490]*(COLUMN()-6);65536);65536)" table:style-name="ce1">
            <text:p>18656</text:p>
          </table:table-cell>
          <table:table-cell office:value-type="float" office:value="23320" table:formula="of:=MOD(MIN([.$C490]*(COLUMN()-6);65536);65536)" table:style-name="ce1">
            <text:p>23320</text:p>
          </table:table-cell>
          <table:table-cell office:value-type="float" office:value="27984" table:formula="of:=MOD(MIN([.$C490]*(COLUMN()-6);65536);65536)" table:style-name="ce1">
            <text:p>27984</text:p>
          </table:table-cell>
          <table:table-cell office:value-type="float" office:value="32648" table:formula="of:=MOD(MIN([.$C490]*(COLUMN()-6);65536);65536)" table:style-name="ce1">
            <text:p>32648</text:p>
          </table:table-cell>
          <table:table-cell office:value-type="float" office:value="37312" table:formula="of:=MOD(MIN([.$C490]*(COLUMN()-6);65536);65536)" table:style-name="ce1">
            <text:p>37312</text:p>
          </table:table-cell>
          <table:table-cell office:value-type="float" office:value="41976" table:formula="of:=MOD(MIN([.$C490]*(COLUMN()-6);65536);65536)" table:style-name="ce1">
            <text:p>41976</text:p>
          </table:table-cell>
          <table:table-cell office:value-type="float" office:value="46640" table:formula="of:=MOD(MIN([.$C490]*(COLUMN()-6);65536);65536)" table:style-name="ce1">
            <text:p>46640</text:p>
          </table:table-cell>
          <table:table-cell office:value-type="float" office:value="51304" table:formula="of:=MOD(MIN([.$C490]*(COLUMN()-6);65536);65536)" table:style-name="ce1">
            <text:p>51304</text:p>
          </table:table-cell>
          <table:table-cell office:value-type="float" office:value="55968" table:formula="of:=MOD(MIN([.$C490]*(COLUMN()-6);65536);65536)" table:style-name="ce1">
            <text:p>55968</text:p>
          </table:table-cell>
          <table:table-cell office:value-type="float" office:value="60632" table:formula="of:=MOD(MIN([.$C490]*(COLUMN()-6);65536);65536)" table:style-name="ce1">
            <text:p>60632</text:p>
          </table:table-cell>
          <table:table-cell office:value-type="float" office:value="65296" table:formula="of:=MOD(MIN([.$C490]*(COLUMN()-6);65536);65536)" table:style-name="ce1">
            <text:p>65296</text:p>
          </table:table-cell>
          <table:table-cell office:value-type="float" office:value="0" table:formula="of:=MOD(MIN([.$C49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39.2873762763547" table:formula="of:=[.$A$1]*(1/2)^((ROW()-2-128)/128)" table:style-name="ce1">
            <text:p>4639.287376</text:p>
          </table:table-cell>
          <table:table-cell table:style-name="ce1"/>
          <table:table-cell office:value-type="float" office:value="4639" table:formula="of:=ROUND([.A491];0)" table:style-name="ce1">
            <text:p>4639</text:p>
          </table:table-cell>
          <table:table-cell table:style-name="ce1"/>
          <table:table-cell office:value-type="float" office:value="489" table:formula="of:=ROW()-2" table:style-name="ce1">
            <text:p>489</text:p>
          </table:table-cell>
          <table:table-cell office:value-type="float" office:value="0" table:formula="of:=MOD(MIN([.$C491]*(COLUMN()-6);65536);65536)" table:style-name="ce1">
            <text:p>0</text:p>
          </table:table-cell>
          <table:table-cell office:value-type="float" office:value="4639" table:formula="of:=MOD(MIN([.$C491]*(COLUMN()-6);65536);65536)" table:style-name="ce1">
            <text:p>4639</text:p>
          </table:table-cell>
          <table:table-cell office:value-type="float" office:value="9278" table:formula="of:=MOD(MIN([.$C491]*(COLUMN()-6);65536);65536)" table:style-name="ce1">
            <text:p>9278</text:p>
          </table:table-cell>
          <table:table-cell office:value-type="float" office:value="13917" table:formula="of:=MOD(MIN([.$C491]*(COLUMN()-6);65536);65536)" table:style-name="ce1">
            <text:p>13917</text:p>
          </table:table-cell>
          <table:table-cell office:value-type="float" office:value="18556" table:formula="of:=MOD(MIN([.$C491]*(COLUMN()-6);65536);65536)" table:style-name="ce1">
            <text:p>18556</text:p>
          </table:table-cell>
          <table:table-cell office:value-type="float" office:value="23195" table:formula="of:=MOD(MIN([.$C491]*(COLUMN()-6);65536);65536)" table:style-name="ce1">
            <text:p>23195</text:p>
          </table:table-cell>
          <table:table-cell office:value-type="float" office:value="27834" table:formula="of:=MOD(MIN([.$C491]*(COLUMN()-6);65536);65536)" table:style-name="ce1">
            <text:p>27834</text:p>
          </table:table-cell>
          <table:table-cell office:value-type="float" office:value="32473" table:formula="of:=MOD(MIN([.$C491]*(COLUMN()-6);65536);65536)" table:style-name="ce1">
            <text:p>32473</text:p>
          </table:table-cell>
          <table:table-cell office:value-type="float" office:value="37112" table:formula="of:=MOD(MIN([.$C491]*(COLUMN()-6);65536);65536)" table:style-name="ce1">
            <text:p>37112</text:p>
          </table:table-cell>
          <table:table-cell office:value-type="float" office:value="41751" table:formula="of:=MOD(MIN([.$C491]*(COLUMN()-6);65536);65536)" table:style-name="ce1">
            <text:p>41751</text:p>
          </table:table-cell>
          <table:table-cell office:value-type="float" office:value="46390" table:formula="of:=MOD(MIN([.$C491]*(COLUMN()-6);65536);65536)" table:style-name="ce1">
            <text:p>46390</text:p>
          </table:table-cell>
          <table:table-cell office:value-type="float" office:value="51029" table:formula="of:=MOD(MIN([.$C491]*(COLUMN()-6);65536);65536)" table:style-name="ce1">
            <text:p>51029</text:p>
          </table:table-cell>
          <table:table-cell office:value-type="float" office:value="55668" table:formula="of:=MOD(MIN([.$C491]*(COLUMN()-6);65536);65536)" table:style-name="ce1">
            <text:p>55668</text:p>
          </table:table-cell>
          <table:table-cell office:value-type="float" office:value="60307" table:formula="of:=MOD(MIN([.$C491]*(COLUMN()-6);65536);65536)" table:style-name="ce1">
            <text:p>60307</text:p>
          </table:table-cell>
          <table:table-cell office:value-type="float" office:value="64946" table:formula="of:=MOD(MIN([.$C491]*(COLUMN()-6);65536);65536)" table:style-name="ce1">
            <text:p>64946</text:p>
          </table:table-cell>
          <table:table-cell office:value-type="float" office:value="0" table:formula="of:=MOD(MIN([.$C49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614.2325498193595" table:formula="of:=[.$A$1]*(1/2)^((ROW()-2-128)/128)" table:style-name="ce1">
            <text:p>4614.23255</text:p>
          </table:table-cell>
          <table:table-cell table:style-name="ce1"/>
          <table:table-cell office:value-type="float" office:value="4614" table:formula="of:=ROUND([.A492];0)" table:style-name="ce1">
            <text:p>4614</text:p>
          </table:table-cell>
          <table:table-cell table:style-name="ce1"/>
          <table:table-cell office:value-type="float" office:value="490" table:formula="of:=ROW()-2" table:style-name="ce1">
            <text:p>490</text:p>
          </table:table-cell>
          <table:table-cell office:value-type="float" office:value="0" table:formula="of:=MOD(MIN([.$C492]*(COLUMN()-6);65536);65536)" table:style-name="ce1">
            <text:p>0</text:p>
          </table:table-cell>
          <table:table-cell office:value-type="float" office:value="4614" table:formula="of:=MOD(MIN([.$C492]*(COLUMN()-6);65536);65536)" table:style-name="ce1">
            <text:p>4614</text:p>
          </table:table-cell>
          <table:table-cell office:value-type="float" office:value="9228" table:formula="of:=MOD(MIN([.$C492]*(COLUMN()-6);65536);65536)" table:style-name="ce1">
            <text:p>9228</text:p>
          </table:table-cell>
          <table:table-cell office:value-type="float" office:value="13842" table:formula="of:=MOD(MIN([.$C492]*(COLUMN()-6);65536);65536)" table:style-name="ce1">
            <text:p>13842</text:p>
          </table:table-cell>
          <table:table-cell office:value-type="float" office:value="18456" table:formula="of:=MOD(MIN([.$C492]*(COLUMN()-6);65536);65536)" table:style-name="ce1">
            <text:p>18456</text:p>
          </table:table-cell>
          <table:table-cell office:value-type="float" office:value="23070" table:formula="of:=MOD(MIN([.$C492]*(COLUMN()-6);65536);65536)" table:style-name="ce1">
            <text:p>23070</text:p>
          </table:table-cell>
          <table:table-cell office:value-type="float" office:value="27684" table:formula="of:=MOD(MIN([.$C492]*(COLUMN()-6);65536);65536)" table:style-name="ce1">
            <text:p>27684</text:p>
          </table:table-cell>
          <table:table-cell office:value-type="float" office:value="32298" table:formula="of:=MOD(MIN([.$C492]*(COLUMN()-6);65536);65536)" table:style-name="ce1">
            <text:p>32298</text:p>
          </table:table-cell>
          <table:table-cell office:value-type="float" office:value="36912" table:formula="of:=MOD(MIN([.$C492]*(COLUMN()-6);65536);65536)" table:style-name="ce1">
            <text:p>36912</text:p>
          </table:table-cell>
          <table:table-cell office:value-type="float" office:value="41526" table:formula="of:=MOD(MIN([.$C492]*(COLUMN()-6);65536);65536)" table:style-name="ce1">
            <text:p>41526</text:p>
          </table:table-cell>
          <table:table-cell office:value-type="float" office:value="46140" table:formula="of:=MOD(MIN([.$C492]*(COLUMN()-6);65536);65536)" table:style-name="ce1">
            <text:p>46140</text:p>
          </table:table-cell>
          <table:table-cell office:value-type="float" office:value="50754" table:formula="of:=MOD(MIN([.$C492]*(COLUMN()-6);65536);65536)" table:style-name="ce1">
            <text:p>50754</text:p>
          </table:table-cell>
          <table:table-cell office:value-type="float" office:value="55368" table:formula="of:=MOD(MIN([.$C492]*(COLUMN()-6);65536);65536)" table:style-name="ce1">
            <text:p>55368</text:p>
          </table:table-cell>
          <table:table-cell office:value-type="float" office:value="59982" table:formula="of:=MOD(MIN([.$C492]*(COLUMN()-6);65536);65536)" table:style-name="ce1">
            <text:p>59982</text:p>
          </table:table-cell>
          <table:table-cell office:value-type="float" office:value="64596" table:formula="of:=MOD(MIN([.$C492]*(COLUMN()-6);65536);65536)" table:style-name="ce1">
            <text:p>64596</text:p>
          </table:table-cell>
          <table:table-cell office:value-type="float" office:value="0" table:formula="of:=MOD(MIN([.$C49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89.3130338697492" table:formula="of:=[.$A$1]*(1/2)^((ROW()-2-128)/128)" table:style-name="ce1">
            <text:p>4589.313034</text:p>
          </table:table-cell>
          <table:table-cell table:style-name="ce1"/>
          <table:table-cell office:value-type="float" office:value="4589" table:formula="of:=ROUND([.A493];0)" table:style-name="ce1">
            <text:p>4589</text:p>
          </table:table-cell>
          <table:table-cell table:style-name="ce1"/>
          <table:table-cell office:value-type="float" office:value="491" table:formula="of:=ROW()-2" table:style-name="ce1">
            <text:p>491</text:p>
          </table:table-cell>
          <table:table-cell office:value-type="float" office:value="0" table:formula="of:=MOD(MIN([.$C493]*(COLUMN()-6);65536);65536)" table:style-name="ce1">
            <text:p>0</text:p>
          </table:table-cell>
          <table:table-cell office:value-type="float" office:value="4589" table:formula="of:=MOD(MIN([.$C493]*(COLUMN()-6);65536);65536)" table:style-name="ce1">
            <text:p>4589</text:p>
          </table:table-cell>
          <table:table-cell office:value-type="float" office:value="9178" table:formula="of:=MOD(MIN([.$C493]*(COLUMN()-6);65536);65536)" table:style-name="ce1">
            <text:p>9178</text:p>
          </table:table-cell>
          <table:table-cell office:value-type="float" office:value="13767" table:formula="of:=MOD(MIN([.$C493]*(COLUMN()-6);65536);65536)" table:style-name="ce1">
            <text:p>13767</text:p>
          </table:table-cell>
          <table:table-cell office:value-type="float" office:value="18356" table:formula="of:=MOD(MIN([.$C493]*(COLUMN()-6);65536);65536)" table:style-name="ce1">
            <text:p>18356</text:p>
          </table:table-cell>
          <table:table-cell office:value-type="float" office:value="22945" table:formula="of:=MOD(MIN([.$C493]*(COLUMN()-6);65536);65536)" table:style-name="ce1">
            <text:p>22945</text:p>
          </table:table-cell>
          <table:table-cell office:value-type="float" office:value="27534" table:formula="of:=MOD(MIN([.$C493]*(COLUMN()-6);65536);65536)" table:style-name="ce1">
            <text:p>27534</text:p>
          </table:table-cell>
          <table:table-cell office:value-type="float" office:value="32123" table:formula="of:=MOD(MIN([.$C493]*(COLUMN()-6);65536);65536)" table:style-name="ce1">
            <text:p>32123</text:p>
          </table:table-cell>
          <table:table-cell office:value-type="float" office:value="36712" table:formula="of:=MOD(MIN([.$C493]*(COLUMN()-6);65536);65536)" table:style-name="ce1">
            <text:p>36712</text:p>
          </table:table-cell>
          <table:table-cell office:value-type="float" office:value="41301" table:formula="of:=MOD(MIN([.$C493]*(COLUMN()-6);65536);65536)" table:style-name="ce1">
            <text:p>41301</text:p>
          </table:table-cell>
          <table:table-cell office:value-type="float" office:value="45890" table:formula="of:=MOD(MIN([.$C493]*(COLUMN()-6);65536);65536)" table:style-name="ce1">
            <text:p>45890</text:p>
          </table:table-cell>
          <table:table-cell office:value-type="float" office:value="50479" table:formula="of:=MOD(MIN([.$C493]*(COLUMN()-6);65536);65536)" table:style-name="ce1">
            <text:p>50479</text:p>
          </table:table-cell>
          <table:table-cell office:value-type="float" office:value="55068" table:formula="of:=MOD(MIN([.$C493]*(COLUMN()-6);65536);65536)" table:style-name="ce1">
            <text:p>55068</text:p>
          </table:table-cell>
          <table:table-cell office:value-type="float" office:value="59657" table:formula="of:=MOD(MIN([.$C493]*(COLUMN()-6);65536);65536)" table:style-name="ce1">
            <text:p>59657</text:p>
          </table:table-cell>
          <table:table-cell office:value-type="float" office:value="64246" table:formula="of:=MOD(MIN([.$C493]*(COLUMN()-6);65536);65536)" table:style-name="ce1">
            <text:p>64246</text:p>
          </table:table-cell>
          <table:table-cell office:value-type="float" office:value="0" table:formula="of:=MOD(MIN([.$C493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128)/128)" table:style-name="ce1">
            <text:p>4564.528098</text:p>
          </table:table-cell>
          <table:table-cell table:style-name="ce1"/>
          <table:table-cell office:value-type="float" office:value="4565" table:formula="of:=ROUND([.A494];0)" table:style-name="ce1">
            <text:p>4565</text:p>
          </table:table-cell>
          <table:table-cell table:style-name="ce1"/>
          <table:table-cell office:value-type="float" office:value="492" table:formula="of:=ROW()-2" table:style-name="ce1">
            <text:p>492</text:p>
          </table:table-cell>
          <table:table-cell office:value-type="float" office:value="0" table:formula="of:=MOD(MIN([.$C494]*(COLUMN()-6);65536);65536)" table:style-name="ce1">
            <text:p>0</text:p>
          </table:table-cell>
          <table:table-cell office:value-type="float" office:value="4565" table:formula="of:=MOD(MIN([.$C494]*(COLUMN()-6);65536);65536)" table:style-name="ce1">
            <text:p>4565</text:p>
          </table:table-cell>
          <table:table-cell office:value-type="float" office:value="9130" table:formula="of:=MOD(MIN([.$C494]*(COLUMN()-6);65536);65536)" table:style-name="ce1">
            <text:p>9130</text:p>
          </table:table-cell>
          <table:table-cell office:value-type="float" office:value="13695" table:formula="of:=MOD(MIN([.$C494]*(COLUMN()-6);65536);65536)" table:style-name="ce1">
            <text:p>13695</text:p>
          </table:table-cell>
          <table:table-cell office:value-type="float" office:value="18260" table:formula="of:=MOD(MIN([.$C494]*(COLUMN()-6);65536);65536)" table:style-name="ce1">
            <text:p>18260</text:p>
          </table:table-cell>
          <table:table-cell office:value-type="float" office:value="22825" table:formula="of:=MOD(MIN([.$C494]*(COLUMN()-6);65536);65536)" table:style-name="ce1">
            <text:p>22825</text:p>
          </table:table-cell>
          <table:table-cell office:value-type="float" office:value="27390" table:formula="of:=MOD(MIN([.$C494]*(COLUMN()-6);65536);65536)" table:style-name="ce1">
            <text:p>27390</text:p>
          </table:table-cell>
          <table:table-cell office:value-type="float" office:value="31955" table:formula="of:=MOD(MIN([.$C494]*(COLUMN()-6);65536);65536)" table:style-name="ce1">
            <text:p>31955</text:p>
          </table:table-cell>
          <table:table-cell office:value-type="float" office:value="36520" table:formula="of:=MOD(MIN([.$C494]*(COLUMN()-6);65536);65536)" table:style-name="ce1">
            <text:p>36520</text:p>
          </table:table-cell>
          <table:table-cell office:value-type="float" office:value="41085" table:formula="of:=MOD(MIN([.$C494]*(COLUMN()-6);65536);65536)" table:style-name="ce1">
            <text:p>41085</text:p>
          </table:table-cell>
          <table:table-cell office:value-type="float" office:value="45650" table:formula="of:=MOD(MIN([.$C494]*(COLUMN()-6);65536);65536)" table:style-name="ce1">
            <text:p>45650</text:p>
          </table:table-cell>
          <table:table-cell office:value-type="float" office:value="50215" table:formula="of:=MOD(MIN([.$C494]*(COLUMN()-6);65536);65536)" table:style-name="ce1">
            <text:p>50215</text:p>
          </table:table-cell>
          <table:table-cell office:value-type="float" office:value="54780" table:formula="of:=MOD(MIN([.$C494]*(COLUMN()-6);65536);65536)" table:style-name="ce1">
            <text:p>54780</text:p>
          </table:table-cell>
          <table:table-cell office:value-type="float" office:value="59345" table:formula="of:=MOD(MIN([.$C494]*(COLUMN()-6);65536);65536)" table:style-name="ce1">
            <text:p>59345</text:p>
          </table:table-cell>
          <table:table-cell office:value-type="float" office:value="63910" table:formula="of:=MOD(MIN([.$C494]*(COLUMN()-6);65536);65536)" table:style-name="ce1">
            <text:p>63910</text:p>
          </table:table-cell>
          <table:table-cell office:value-type="float" office:value="0" table:formula="of:=MOD(MIN([.$C494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39.8770144201881" table:formula="of:=[.$A$1]*(1/2)^((ROW()-2-128)/128)" table:style-name="ce1">
            <text:p>4539.877014</text:p>
          </table:table-cell>
          <table:table-cell table:style-name="ce1"/>
          <table:table-cell office:value-type="float" office:value="4540" table:formula="of:=ROUND([.A495];0)" table:style-name="ce1">
            <text:p>4540</text:p>
          </table:table-cell>
          <table:table-cell table:style-name="ce1"/>
          <table:table-cell office:value-type="float" office:value="493" table:formula="of:=ROW()-2" table:style-name="ce1">
            <text:p>493</text:p>
          </table:table-cell>
          <table:table-cell office:value-type="float" office:value="0" table:formula="of:=MOD(MIN([.$C495]*(COLUMN()-6);65536);65536)" table:style-name="ce1">
            <text:p>0</text:p>
          </table:table-cell>
          <table:table-cell office:value-type="float" office:value="4540" table:formula="of:=MOD(MIN([.$C495]*(COLUMN()-6);65536);65536)" table:style-name="ce1">
            <text:p>4540</text:p>
          </table:table-cell>
          <table:table-cell office:value-type="float" office:value="9080" table:formula="of:=MOD(MIN([.$C495]*(COLUMN()-6);65536);65536)" table:style-name="ce1">
            <text:p>9080</text:p>
          </table:table-cell>
          <table:table-cell office:value-type="float" office:value="13620" table:formula="of:=MOD(MIN([.$C495]*(COLUMN()-6);65536);65536)" table:style-name="ce1">
            <text:p>13620</text:p>
          </table:table-cell>
          <table:table-cell office:value-type="float" office:value="18160" table:formula="of:=MOD(MIN([.$C495]*(COLUMN()-6);65536);65536)" table:style-name="ce1">
            <text:p>18160</text:p>
          </table:table-cell>
          <table:table-cell office:value-type="float" office:value="22700" table:formula="of:=MOD(MIN([.$C495]*(COLUMN()-6);65536);65536)" table:style-name="ce1">
            <text:p>22700</text:p>
          </table:table-cell>
          <table:table-cell office:value-type="float" office:value="27240" table:formula="of:=MOD(MIN([.$C495]*(COLUMN()-6);65536);65536)" table:style-name="ce1">
            <text:p>27240</text:p>
          </table:table-cell>
          <table:table-cell office:value-type="float" office:value="31780" table:formula="of:=MOD(MIN([.$C495]*(COLUMN()-6);65536);65536)" table:style-name="ce1">
            <text:p>31780</text:p>
          </table:table-cell>
          <table:table-cell office:value-type="float" office:value="36320" table:formula="of:=MOD(MIN([.$C495]*(COLUMN()-6);65536);65536)" table:style-name="ce1">
            <text:p>36320</text:p>
          </table:table-cell>
          <table:table-cell office:value-type="float" office:value="40860" table:formula="of:=MOD(MIN([.$C495]*(COLUMN()-6);65536);65536)" table:style-name="ce1">
            <text:p>40860</text:p>
          </table:table-cell>
          <table:table-cell office:value-type="float" office:value="45400" table:formula="of:=MOD(MIN([.$C495]*(COLUMN()-6);65536);65536)" table:style-name="ce1">
            <text:p>45400</text:p>
          </table:table-cell>
          <table:table-cell office:value-type="float" office:value="49940" table:formula="of:=MOD(MIN([.$C495]*(COLUMN()-6);65536);65536)" table:style-name="ce1">
            <text:p>49940</text:p>
          </table:table-cell>
          <table:table-cell office:value-type="float" office:value="54480" table:formula="of:=MOD(MIN([.$C495]*(COLUMN()-6);65536);65536)" table:style-name="ce1">
            <text:p>54480</text:p>
          </table:table-cell>
          <table:table-cell office:value-type="float" office:value="59020" table:formula="of:=MOD(MIN([.$C495]*(COLUMN()-6);65536);65536)" table:style-name="ce1">
            <text:p>59020</text:p>
          </table:table-cell>
          <table:table-cell office:value-type="float" office:value="63560" table:formula="of:=MOD(MIN([.$C495]*(COLUMN()-6);65536);65536)" table:style-name="ce1">
            <text:p>63560</text:p>
          </table:table-cell>
          <table:table-cell office:value-type="float" office:value="0" table:formula="of:=MOD(MIN([.$C495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515.3590612289163" table:formula="of:=[.$A$1]*(1/2)^((ROW()-2-128)/128)" table:style-name="ce1">
            <text:p>4515.359061</text:p>
          </table:table-cell>
          <table:table-cell table:style-name="ce1"/>
          <table:table-cell office:value-type="float" office:value="4515" table:formula="of:=ROUND([.A496];0)" table:style-name="ce1">
            <text:p>4515</text:p>
          </table:table-cell>
          <table:table-cell table:style-name="ce1"/>
          <table:table-cell office:value-type="float" office:value="494" table:formula="of:=ROW()-2" table:style-name="ce1">
            <text:p>494</text:p>
          </table:table-cell>
          <table:table-cell office:value-type="float" office:value="0" table:formula="of:=MOD(MIN([.$C496]*(COLUMN()-6);65536);65536)" table:style-name="ce1">
            <text:p>0</text:p>
          </table:table-cell>
          <table:table-cell office:value-type="float" office:value="4515" table:formula="of:=MOD(MIN([.$C496]*(COLUMN()-6);65536);65536)" table:style-name="ce1">
            <text:p>4515</text:p>
          </table:table-cell>
          <table:table-cell office:value-type="float" office:value="9030" table:formula="of:=MOD(MIN([.$C496]*(COLUMN()-6);65536);65536)" table:style-name="ce1">
            <text:p>9030</text:p>
          </table:table-cell>
          <table:table-cell office:value-type="float" office:value="13545" table:formula="of:=MOD(MIN([.$C496]*(COLUMN()-6);65536);65536)" table:style-name="ce1">
            <text:p>13545</text:p>
          </table:table-cell>
          <table:table-cell office:value-type="float" office:value="18060" table:formula="of:=MOD(MIN([.$C496]*(COLUMN()-6);65536);65536)" table:style-name="ce1">
            <text:p>18060</text:p>
          </table:table-cell>
          <table:table-cell office:value-type="float" office:value="22575" table:formula="of:=MOD(MIN([.$C496]*(COLUMN()-6);65536);65536)" table:style-name="ce1">
            <text:p>22575</text:p>
          </table:table-cell>
          <table:table-cell office:value-type="float" office:value="27090" table:formula="of:=MOD(MIN([.$C496]*(COLUMN()-6);65536);65536)" table:style-name="ce1">
            <text:p>27090</text:p>
          </table:table-cell>
          <table:table-cell office:value-type="float" office:value="31605" table:formula="of:=MOD(MIN([.$C496]*(COLUMN()-6);65536);65536)" table:style-name="ce1">
            <text:p>31605</text:p>
          </table:table-cell>
          <table:table-cell office:value-type="float" office:value="36120" table:formula="of:=MOD(MIN([.$C496]*(COLUMN()-6);65536);65536)" table:style-name="ce1">
            <text:p>36120</text:p>
          </table:table-cell>
          <table:table-cell office:value-type="float" office:value="40635" table:formula="of:=MOD(MIN([.$C496]*(COLUMN()-6);65536);65536)" table:style-name="ce1">
            <text:p>40635</text:p>
          </table:table-cell>
          <table:table-cell office:value-type="float" office:value="45150" table:formula="of:=MOD(MIN([.$C496]*(COLUMN()-6);65536);65536)" table:style-name="ce1">
            <text:p>45150</text:p>
          </table:table-cell>
          <table:table-cell office:value-type="float" office:value="49665" table:formula="of:=MOD(MIN([.$C496]*(COLUMN()-6);65536);65536)" table:style-name="ce1">
            <text:p>49665</text:p>
          </table:table-cell>
          <table:table-cell office:value-type="float" office:value="54180" table:formula="of:=MOD(MIN([.$C496]*(COLUMN()-6);65536);65536)" table:style-name="ce1">
            <text:p>54180</text:p>
          </table:table-cell>
          <table:table-cell office:value-type="float" office:value="58695" table:formula="of:=MOD(MIN([.$C496]*(COLUMN()-6);65536);65536)" table:style-name="ce1">
            <text:p>58695</text:p>
          </table:table-cell>
          <table:table-cell office:value-type="float" office:value="63210" table:formula="of:=MOD(MIN([.$C496]*(COLUMN()-6);65536);65536)" table:style-name="ce1">
            <text:p>63210</text:p>
          </table:table-cell>
          <table:table-cell office:value-type="float" office:value="0" table:formula="of:=MOD(MIN([.$C496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90.9735191198797" table:formula="of:=[.$A$1]*(1/2)^((ROW()-2-128)/128)" table:style-name="ce1">
            <text:p>4490.973519</text:p>
          </table:table-cell>
          <table:table-cell table:style-name="ce1"/>
          <table:table-cell office:value-type="float" office:value="4491" table:formula="of:=ROUND([.A497];0)" table:style-name="ce1">
            <text:p>4491</text:p>
          </table:table-cell>
          <table:table-cell table:style-name="ce1"/>
          <table:table-cell office:value-type="float" office:value="495" table:formula="of:=ROW()-2" table:style-name="ce1">
            <text:p>495</text:p>
          </table:table-cell>
          <table:table-cell office:value-type="float" office:value="0" table:formula="of:=MOD(MIN([.$C497]*(COLUMN()-6);65536);65536)" table:style-name="ce1">
            <text:p>0</text:p>
          </table:table-cell>
          <table:table-cell office:value-type="float" office:value="4491" table:formula="of:=MOD(MIN([.$C497]*(COLUMN()-6);65536);65536)" table:style-name="ce1">
            <text:p>4491</text:p>
          </table:table-cell>
          <table:table-cell office:value-type="float" office:value="8982" table:formula="of:=MOD(MIN([.$C497]*(COLUMN()-6);65536);65536)" table:style-name="ce1">
            <text:p>8982</text:p>
          </table:table-cell>
          <table:table-cell office:value-type="float" office:value="13473" table:formula="of:=MOD(MIN([.$C497]*(COLUMN()-6);65536);65536)" table:style-name="ce1">
            <text:p>13473</text:p>
          </table:table-cell>
          <table:table-cell office:value-type="float" office:value="17964" table:formula="of:=MOD(MIN([.$C497]*(COLUMN()-6);65536);65536)" table:style-name="ce1">
            <text:p>17964</text:p>
          </table:table-cell>
          <table:table-cell office:value-type="float" office:value="22455" table:formula="of:=MOD(MIN([.$C497]*(COLUMN()-6);65536);65536)" table:style-name="ce1">
            <text:p>22455</text:p>
          </table:table-cell>
          <table:table-cell office:value-type="float" office:value="26946" table:formula="of:=MOD(MIN([.$C497]*(COLUMN()-6);65536);65536)" table:style-name="ce1">
            <text:p>26946</text:p>
          </table:table-cell>
          <table:table-cell office:value-type="float" office:value="31437" table:formula="of:=MOD(MIN([.$C497]*(COLUMN()-6);65536);65536)" table:style-name="ce1">
            <text:p>31437</text:p>
          </table:table-cell>
          <table:table-cell office:value-type="float" office:value="35928" table:formula="of:=MOD(MIN([.$C497]*(COLUMN()-6);65536);65536)" table:style-name="ce1">
            <text:p>35928</text:p>
          </table:table-cell>
          <table:table-cell office:value-type="float" office:value="40419" table:formula="of:=MOD(MIN([.$C497]*(COLUMN()-6);65536);65536)" table:style-name="ce1">
            <text:p>40419</text:p>
          </table:table-cell>
          <table:table-cell office:value-type="float" office:value="44910" table:formula="of:=MOD(MIN([.$C497]*(COLUMN()-6);65536);65536)" table:style-name="ce1">
            <text:p>44910</text:p>
          </table:table-cell>
          <table:table-cell office:value-type="float" office:value="49401" table:formula="of:=MOD(MIN([.$C497]*(COLUMN()-6);65536);65536)" table:style-name="ce1">
            <text:p>49401</text:p>
          </table:table-cell>
          <table:table-cell office:value-type="float" office:value="53892" table:formula="of:=MOD(MIN([.$C497]*(COLUMN()-6);65536);65536)" table:style-name="ce1">
            <text:p>53892</text:p>
          </table:table-cell>
          <table:table-cell office:value-type="float" office:value="58383" table:formula="of:=MOD(MIN([.$C497]*(COLUMN()-6);65536);65536)" table:style-name="ce1">
            <text:p>58383</text:p>
          </table:table-cell>
          <table:table-cell office:value-type="float" office:value="62874" table:formula="of:=MOD(MIN([.$C497]*(COLUMN()-6);65536);65536)" table:style-name="ce1">
            <text:p>62874</text:p>
          </table:table-cell>
          <table:table-cell office:value-type="float" office:value="0" table:formula="of:=MOD(MIN([.$C497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128)/128)" table:style-name="ce1">
            <text:p>4466.719673</text:p>
          </table:table-cell>
          <table:table-cell table:style-name="ce1"/>
          <table:table-cell office:value-type="float" office:value="4467" table:formula="of:=ROUND([.A498];0)" table:style-name="ce1">
            <text:p>4467</text:p>
          </table:table-cell>
          <table:table-cell table:style-name="ce1"/>
          <table:table-cell office:value-type="float" office:value="496" table:formula="of:=ROW()-2" table:style-name="ce1">
            <text:p>496</text:p>
          </table:table-cell>
          <table:table-cell office:value-type="float" office:value="0" table:formula="of:=MOD(MIN([.$C498]*(COLUMN()-6);65536);65536)" table:style-name="ce1">
            <text:p>0</text:p>
          </table:table-cell>
          <table:table-cell office:value-type="float" office:value="4467" table:formula="of:=MOD(MIN([.$C498]*(COLUMN()-6);65536);65536)" table:style-name="ce1">
            <text:p>4467</text:p>
          </table:table-cell>
          <table:table-cell office:value-type="float" office:value="8934" table:formula="of:=MOD(MIN([.$C498]*(COLUMN()-6);65536);65536)" table:style-name="ce1">
            <text:p>8934</text:p>
          </table:table-cell>
          <table:table-cell office:value-type="float" office:value="13401" table:formula="of:=MOD(MIN([.$C498]*(COLUMN()-6);65536);65536)" table:style-name="ce1">
            <text:p>13401</text:p>
          </table:table-cell>
          <table:table-cell office:value-type="float" office:value="17868" table:formula="of:=MOD(MIN([.$C498]*(COLUMN()-6);65536);65536)" table:style-name="ce1">
            <text:p>17868</text:p>
          </table:table-cell>
          <table:table-cell office:value-type="float" office:value="22335" table:formula="of:=MOD(MIN([.$C498]*(COLUMN()-6);65536);65536)" table:style-name="ce1">
            <text:p>22335</text:p>
          </table:table-cell>
          <table:table-cell office:value-type="float" office:value="26802" table:formula="of:=MOD(MIN([.$C498]*(COLUMN()-6);65536);65536)" table:style-name="ce1">
            <text:p>26802</text:p>
          </table:table-cell>
          <table:table-cell office:value-type="float" office:value="31269" table:formula="of:=MOD(MIN([.$C498]*(COLUMN()-6);65536);65536)" table:style-name="ce1">
            <text:p>31269</text:p>
          </table:table-cell>
          <table:table-cell office:value-type="float" office:value="35736" table:formula="of:=MOD(MIN([.$C498]*(COLUMN()-6);65536);65536)" table:style-name="ce1">
            <text:p>35736</text:p>
          </table:table-cell>
          <table:table-cell office:value-type="float" office:value="40203" table:formula="of:=MOD(MIN([.$C498]*(COLUMN()-6);65536);65536)" table:style-name="ce1">
            <text:p>40203</text:p>
          </table:table-cell>
          <table:table-cell office:value-type="float" office:value="44670" table:formula="of:=MOD(MIN([.$C498]*(COLUMN()-6);65536);65536)" table:style-name="ce1">
            <text:p>44670</text:p>
          </table:table-cell>
          <table:table-cell office:value-type="float" office:value="49137" table:formula="of:=MOD(MIN([.$C498]*(COLUMN()-6);65536);65536)" table:style-name="ce1">
            <text:p>49137</text:p>
          </table:table-cell>
          <table:table-cell office:value-type="float" office:value="53604" table:formula="of:=MOD(MIN([.$C498]*(COLUMN()-6);65536);65536)" table:style-name="ce1">
            <text:p>53604</text:p>
          </table:table-cell>
          <table:table-cell office:value-type="float" office:value="58071" table:formula="of:=MOD(MIN([.$C498]*(COLUMN()-6);65536);65536)" table:style-name="ce1">
            <text:p>58071</text:p>
          </table:table-cell>
          <table:table-cell office:value-type="float" office:value="62538" table:formula="of:=MOD(MIN([.$C498]*(COLUMN()-6);65536);65536)" table:style-name="ce1">
            <text:p>62538</text:p>
          </table:table-cell>
          <table:table-cell office:value-type="float" office:value="0" table:formula="of:=MOD(MIN([.$C498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42.5968116257154" table:formula="of:=[.$A$1]*(1/2)^((ROW()-2-128)/128)" table:style-name="ce1">
            <text:p>4442.596812</text:p>
          </table:table-cell>
          <table:table-cell table:style-name="ce1"/>
          <table:table-cell office:value-type="float" office:value="4443" table:formula="of:=ROUND([.A499];0)" table:style-name="ce1">
            <text:p>4443</text:p>
          </table:table-cell>
          <table:table-cell table:style-name="ce1"/>
          <table:table-cell office:value-type="float" office:value="497" table:formula="of:=ROW()-2" table:style-name="ce1">
            <text:p>497</text:p>
          </table:table-cell>
          <table:table-cell office:value-type="float" office:value="0" table:formula="of:=MOD(MIN([.$C499]*(COLUMN()-6);65536);65536)" table:style-name="ce1">
            <text:p>0</text:p>
          </table:table-cell>
          <table:table-cell office:value-type="float" office:value="4443" table:formula="of:=MOD(MIN([.$C499]*(COLUMN()-6);65536);65536)" table:style-name="ce1">
            <text:p>4443</text:p>
          </table:table-cell>
          <table:table-cell office:value-type="float" office:value="8886" table:formula="of:=MOD(MIN([.$C499]*(COLUMN()-6);65536);65536)" table:style-name="ce1">
            <text:p>8886</text:p>
          </table:table-cell>
          <table:table-cell office:value-type="float" office:value="13329" table:formula="of:=MOD(MIN([.$C499]*(COLUMN()-6);65536);65536)" table:style-name="ce1">
            <text:p>13329</text:p>
          </table:table-cell>
          <table:table-cell office:value-type="float" office:value="17772" table:formula="of:=MOD(MIN([.$C499]*(COLUMN()-6);65536);65536)" table:style-name="ce1">
            <text:p>17772</text:p>
          </table:table-cell>
          <table:table-cell office:value-type="float" office:value="22215" table:formula="of:=MOD(MIN([.$C499]*(COLUMN()-6);65536);65536)" table:style-name="ce1">
            <text:p>22215</text:p>
          </table:table-cell>
          <table:table-cell office:value-type="float" office:value="26658" table:formula="of:=MOD(MIN([.$C499]*(COLUMN()-6);65536);65536)" table:style-name="ce1">
            <text:p>26658</text:p>
          </table:table-cell>
          <table:table-cell office:value-type="float" office:value="31101" table:formula="of:=MOD(MIN([.$C499]*(COLUMN()-6);65536);65536)" table:style-name="ce1">
            <text:p>31101</text:p>
          </table:table-cell>
          <table:table-cell office:value-type="float" office:value="35544" table:formula="of:=MOD(MIN([.$C499]*(COLUMN()-6);65536);65536)" table:style-name="ce1">
            <text:p>35544</text:p>
          </table:table-cell>
          <table:table-cell office:value-type="float" office:value="39987" table:formula="of:=MOD(MIN([.$C499]*(COLUMN()-6);65536);65536)" table:style-name="ce1">
            <text:p>39987</text:p>
          </table:table-cell>
          <table:table-cell office:value-type="float" office:value="44430" table:formula="of:=MOD(MIN([.$C499]*(COLUMN()-6);65536);65536)" table:style-name="ce1">
            <text:p>44430</text:p>
          </table:table-cell>
          <table:table-cell office:value-type="float" office:value="48873" table:formula="of:=MOD(MIN([.$C499]*(COLUMN()-6);65536);65536)" table:style-name="ce1">
            <text:p>48873</text:p>
          </table:table-cell>
          <table:table-cell office:value-type="float" office:value="53316" table:formula="of:=MOD(MIN([.$C499]*(COLUMN()-6);65536);65536)" table:style-name="ce1">
            <text:p>53316</text:p>
          </table:table-cell>
          <table:table-cell office:value-type="float" office:value="57759" table:formula="of:=MOD(MIN([.$C499]*(COLUMN()-6);65536);65536)" table:style-name="ce1">
            <text:p>57759</text:p>
          </table:table-cell>
          <table:table-cell office:value-type="float" office:value="62202" table:formula="of:=MOD(MIN([.$C499]*(COLUMN()-6);65536);65536)" table:style-name="ce1">
            <text:p>62202</text:p>
          </table:table-cell>
          <table:table-cell office:value-type="float" office:value="0" table:formula="of:=MOD(MIN([.$C499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418.604227613162" table:formula="of:=[.$A$1]*(1/2)^((ROW()-2-128)/128)" table:style-name="ce1">
            <text:p>4418.604228</text:p>
          </table:table-cell>
          <table:table-cell table:style-name="ce1"/>
          <table:table-cell office:value-type="float" office:value="4419" table:formula="of:=ROUND([.A500];0)" table:style-name="ce1">
            <text:p>4419</text:p>
          </table:table-cell>
          <table:table-cell table:style-name="ce1"/>
          <table:table-cell office:value-type="float" office:value="498" table:formula="of:=ROW()-2" table:style-name="ce1">
            <text:p>498</text:p>
          </table:table-cell>
          <table:table-cell office:value-type="float" office:value="0" table:formula="of:=MOD(MIN([.$C500]*(COLUMN()-6);65536);65536)" table:style-name="ce1">
            <text:p>0</text:p>
          </table:table-cell>
          <table:table-cell office:value-type="float" office:value="4419" table:formula="of:=MOD(MIN([.$C500]*(COLUMN()-6);65536);65536)" table:style-name="ce1">
            <text:p>4419</text:p>
          </table:table-cell>
          <table:table-cell office:value-type="float" office:value="8838" table:formula="of:=MOD(MIN([.$C500]*(COLUMN()-6);65536);65536)" table:style-name="ce1">
            <text:p>8838</text:p>
          </table:table-cell>
          <table:table-cell office:value-type="float" office:value="13257" table:formula="of:=MOD(MIN([.$C500]*(COLUMN()-6);65536);65536)" table:style-name="ce1">
            <text:p>13257</text:p>
          </table:table-cell>
          <table:table-cell office:value-type="float" office:value="17676" table:formula="of:=MOD(MIN([.$C500]*(COLUMN()-6);65536);65536)" table:style-name="ce1">
            <text:p>17676</text:p>
          </table:table-cell>
          <table:table-cell office:value-type="float" office:value="22095" table:formula="of:=MOD(MIN([.$C500]*(COLUMN()-6);65536);65536)" table:style-name="ce1">
            <text:p>22095</text:p>
          </table:table-cell>
          <table:table-cell office:value-type="float" office:value="26514" table:formula="of:=MOD(MIN([.$C500]*(COLUMN()-6);65536);65536)" table:style-name="ce1">
            <text:p>26514</text:p>
          </table:table-cell>
          <table:table-cell office:value-type="float" office:value="30933" table:formula="of:=MOD(MIN([.$C500]*(COLUMN()-6);65536);65536)" table:style-name="ce1">
            <text:p>30933</text:p>
          </table:table-cell>
          <table:table-cell office:value-type="float" office:value="35352" table:formula="of:=MOD(MIN([.$C500]*(COLUMN()-6);65536);65536)" table:style-name="ce1">
            <text:p>35352</text:p>
          </table:table-cell>
          <table:table-cell office:value-type="float" office:value="39771" table:formula="of:=MOD(MIN([.$C500]*(COLUMN()-6);65536);65536)" table:style-name="ce1">
            <text:p>39771</text:p>
          </table:table-cell>
          <table:table-cell office:value-type="float" office:value="44190" table:formula="of:=MOD(MIN([.$C500]*(COLUMN()-6);65536);65536)" table:style-name="ce1">
            <text:p>44190</text:p>
          </table:table-cell>
          <table:table-cell office:value-type="float" office:value="48609" table:formula="of:=MOD(MIN([.$C500]*(COLUMN()-6);65536);65536)" table:style-name="ce1">
            <text:p>48609</text:p>
          </table:table-cell>
          <table:table-cell office:value-type="float" office:value="53028" table:formula="of:=MOD(MIN([.$C500]*(COLUMN()-6);65536);65536)" table:style-name="ce1">
            <text:p>53028</text:p>
          </table:table-cell>
          <table:table-cell office:value-type="float" office:value="57447" table:formula="of:=MOD(MIN([.$C500]*(COLUMN()-6);65536);65536)" table:style-name="ce1">
            <text:p>57447</text:p>
          </table:table-cell>
          <table:table-cell office:value-type="float" office:value="61866" table:formula="of:=MOD(MIN([.$C500]*(COLUMN()-6);65536);65536)" table:style-name="ce1">
            <text:p>61866</text:p>
          </table:table-cell>
          <table:table-cell office:value-type="float" office:value="0" table:formula="of:=MOD(MIN([.$C500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394.7412173863959" table:formula="of:=[.$A$1]*(1/2)^((ROW()-2-128)/128)" table:style-name="ce1">
            <text:p>4394.741217</text:p>
          </table:table-cell>
          <table:table-cell table:style-name="ce1"/>
          <table:table-cell office:value-type="float" office:value="4395" table:formula="of:=ROUND([.A501];0)" table:style-name="ce1">
            <text:p>4395</text:p>
          </table:table-cell>
          <table:table-cell table:style-name="ce1"/>
          <table:table-cell office:value-type="float" office:value="499" table:formula="of:=ROW()-2" table:style-name="ce1">
            <text:p>499</text:p>
          </table:table-cell>
          <table:table-cell office:value-type="float" office:value="0" table:formula="of:=MOD(MIN([.$C501]*(COLUMN()-6);65536);65536)" table:style-name="ce1">
            <text:p>0</text:p>
          </table:table-cell>
          <table:table-cell office:value-type="float" office:value="4395" table:formula="of:=MOD(MIN([.$C501]*(COLUMN()-6);65536);65536)" table:style-name="ce1">
            <text:p>4395</text:p>
          </table:table-cell>
          <table:table-cell office:value-type="float" office:value="8790" table:formula="of:=MOD(MIN([.$C501]*(COLUMN()-6);65536);65536)" table:style-name="ce1">
            <text:p>8790</text:p>
          </table:table-cell>
          <table:table-cell office:value-type="float" office:value="13185" table:formula="of:=MOD(MIN([.$C501]*(COLUMN()-6);65536);65536)" table:style-name="ce1">
            <text:p>13185</text:p>
          </table:table-cell>
          <table:table-cell office:value-type="float" office:value="17580" table:formula="of:=MOD(MIN([.$C501]*(COLUMN()-6);65536);65536)" table:style-name="ce1">
            <text:p>17580</text:p>
          </table:table-cell>
          <table:table-cell office:value-type="float" office:value="21975" table:formula="of:=MOD(MIN([.$C501]*(COLUMN()-6);65536);65536)" table:style-name="ce1">
            <text:p>21975</text:p>
          </table:table-cell>
          <table:table-cell office:value-type="float" office:value="26370" table:formula="of:=MOD(MIN([.$C501]*(COLUMN()-6);65536);65536)" table:style-name="ce1">
            <text:p>26370</text:p>
          </table:table-cell>
          <table:table-cell office:value-type="float" office:value="30765" table:formula="of:=MOD(MIN([.$C501]*(COLUMN()-6);65536);65536)" table:style-name="ce1">
            <text:p>30765</text:p>
          </table:table-cell>
          <table:table-cell office:value-type="float" office:value="35160" table:formula="of:=MOD(MIN([.$C501]*(COLUMN()-6);65536);65536)" table:style-name="ce1">
            <text:p>35160</text:p>
          </table:table-cell>
          <table:table-cell office:value-type="float" office:value="39555" table:formula="of:=MOD(MIN([.$C501]*(COLUMN()-6);65536);65536)" table:style-name="ce1">
            <text:p>39555</text:p>
          </table:table-cell>
          <table:table-cell office:value-type="float" office:value="43950" table:formula="of:=MOD(MIN([.$C501]*(COLUMN()-6);65536);65536)" table:style-name="ce1">
            <text:p>43950</text:p>
          </table:table-cell>
          <table:table-cell office:value-type="float" office:value="48345" table:formula="of:=MOD(MIN([.$C501]*(COLUMN()-6);65536);65536)" table:style-name="ce1">
            <text:p>48345</text:p>
          </table:table-cell>
          <table:table-cell office:value-type="float" office:value="52740" table:formula="of:=MOD(MIN([.$C501]*(COLUMN()-6);65536);65536)" table:style-name="ce1">
            <text:p>52740</text:p>
          </table:table-cell>
          <table:table-cell office:value-type="float" office:value="57135" table:formula="of:=MOD(MIN([.$C501]*(COLUMN()-6);65536);65536)" table:style-name="ce1">
            <text:p>57135</text:p>
          </table:table-cell>
          <table:table-cell office:value-type="float" office:value="61530" table:formula="of:=MOD(MIN([.$C501]*(COLUMN()-6);65536);65536)" table:style-name="ce1">
            <text:p>61530</text:p>
          </table:table-cell>
          <table:table-cell office:value-type="float" office:value="0" table:formula="of:=MOD(MIN([.$C501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371.007081172269" table:formula="of:=[.$A$1]*(1/2)^((ROW()-2-128)/128)" table:style-name="ce1">
            <text:p>4371.007081</text:p>
          </table:table-cell>
          <table:table-cell table:style-name="ce1"/>
          <table:table-cell office:value-type="float" office:value="4371" table:formula="of:=ROUND([.A502];0)" table:style-name="ce1">
            <text:p>4371</text:p>
          </table:table-cell>
          <table:table-cell table:style-name="ce1"/>
          <table:table-cell office:value-type="float" office:value="500" table:formula="of:=ROW()-2" table:style-name="ce1">
            <text:p>500</text:p>
          </table:table-cell>
          <table:table-cell office:value-type="float" office:value="0" table:formula="of:=MOD(MIN([.$C502]*(COLUMN()-6);65536);65536)" table:style-name="ce1">
            <text:p>0</text:p>
          </table:table-cell>
          <table:table-cell office:value-type="float" office:value="4371" table:formula="of:=MOD(MIN([.$C502]*(COLUMN()-6);65536);65536)" table:style-name="ce1">
            <text:p>4371</text:p>
          </table:table-cell>
          <table:table-cell office:value-type="float" office:value="8742" table:formula="of:=MOD(MIN([.$C502]*(COLUMN()-6);65536);65536)" table:style-name="ce1">
            <text:p>8742</text:p>
          </table:table-cell>
          <table:table-cell office:value-type="float" office:value="13113" table:formula="of:=MOD(MIN([.$C502]*(COLUMN()-6);65536);65536)" table:style-name="ce1">
            <text:p>13113</text:p>
          </table:table-cell>
          <table:table-cell office:value-type="float" office:value="17484" table:formula="of:=MOD(MIN([.$C502]*(COLUMN()-6);65536);65536)" table:style-name="ce1">
            <text:p>17484</text:p>
          </table:table-cell>
          <table:table-cell office:value-type="float" office:value="21855" table:formula="of:=MOD(MIN([.$C502]*(COLUMN()-6);65536);65536)" table:style-name="ce1">
            <text:p>21855</text:p>
          </table:table-cell>
          <table:table-cell office:value-type="float" office:value="26226" table:formula="of:=MOD(MIN([.$C502]*(COLUMN()-6);65536);65536)" table:style-name="ce1">
            <text:p>26226</text:p>
          </table:table-cell>
          <table:table-cell office:value-type="float" office:value="30597" table:formula="of:=MOD(MIN([.$C502]*(COLUMN()-6);65536);65536)" table:style-name="ce1">
            <text:p>30597</text:p>
          </table:table-cell>
          <table:table-cell office:value-type="float" office:value="34968" table:formula="of:=MOD(MIN([.$C502]*(COLUMN()-6);65536);65536)" table:style-name="ce1">
            <text:p>34968</text:p>
          </table:table-cell>
          <table:table-cell office:value-type="float" office:value="39339" table:formula="of:=MOD(MIN([.$C502]*(COLUMN()-6);65536);65536)" table:style-name="ce1">
            <text:p>39339</text:p>
          </table:table-cell>
          <table:table-cell office:value-type="float" office:value="43710" table:formula="of:=MOD(MIN([.$C502]*(COLUMN()-6);65536);65536)" table:style-name="ce1">
            <text:p>43710</text:p>
          </table:table-cell>
          <table:table-cell office:value-type="float" office:value="48081" table:formula="of:=MOD(MIN([.$C502]*(COLUMN()-6);65536);65536)" table:style-name="ce1">
            <text:p>48081</text:p>
          </table:table-cell>
          <table:table-cell office:value-type="float" office:value="52452" table:formula="of:=MOD(MIN([.$C502]*(COLUMN()-6);65536);65536)" table:style-name="ce1">
            <text:p>52452</text:p>
          </table:table-cell>
          <table:table-cell office:value-type="float" office:value="56823" table:formula="of:=MOD(MIN([.$C502]*(COLUMN()-6);65536);65536)" table:style-name="ce1">
            <text:p>56823</text:p>
          </table:table-cell>
          <table:table-cell office:value-type="float" office:value="61194" table:formula="of:=MOD(MIN([.$C502]*(COLUMN()-6);65536);65536)" table:style-name="ce1">
            <text:p>61194</text:p>
          </table:table-cell>
          <table:table-cell office:value-type="float" office:value="0" table:formula="of:=MOD(MIN([.$C502]*(COLUMN()-6);65536);65536)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4347.4011229768166" table:formula="of:=[.$A$1]*(1/2)^((ROW()-2-128)/128)" table:style-name="ce1">
            <text:p>4347.401123</text:p>
          </table:table-cell>
          <table:table-cell table:style-name="ce1"/>
          <table:table-cell office:value-type="float" office:value="4347" table:formula="of:=ROUND([.A503];0)" table:style-name="ce1">
            <text:p>4347</text:p>
          </table:table-cell>
          <table:table-cell table:style-name="ce1"/>
          <table:table-cell office:value-type="float" office:value="501" table:formula="of:=ROW()-2" table:style-name="ce1">
            <text:p>501</text:p>
          </table:table-cell>
          <table:table-cell office:value-type="float" office:value="0" table:formula="of:=MOD(MIN([.$C503]*(COLUMN()-6);65536);65536)" table:style-name="ce1">
            <text:p>0</text:p>
          </table:table-cell>
          <table:table-cell office:value-type="float" office:value="4347" table:formula="of:=MOD(MIN([.$C503]*(COLUMN()-6);65536);65536)" table:style-name="ce1">
            <text:p>4347</text:p>
          </table:table-cell>
          <table:table-cell office:value-type="float" office:value="8694" table:formula="of:=MOD(MIN([.$C503]*(COLUMN()-6);65536);65536)" table:style-name="ce1">
            <text:p>8694</text:p>
          </table:table-cell>
          <table:table-cell office:value-type="float" office:value="13041" table:formula="of:=MOD(MIN([.$C503]*(COLUMN()-6);65536);65536)" table:style-name="ce1">
            <text:p>13041</text:p>
          </table:table-cell>
          <table:table-cell office:value-type="float" office:value="17388" table:formula="of:=MOD(MIN([.$C503]*(COLUMN()-6);65536);65536)" table:style-name="ce1">
            <text:p>17388</text:p>
          </table:table-cell>
          <table:table-cell office:value-type="float" office:value="21735" table:formula="of:=MOD(MIN([.$C503]*(COLUMN()-6);65536);65536)" table:style-name="ce1">
            <text:p>21735</text:p>
          </table:table-cell>
          <table:table-cell office:value-type="float" office:value="26082" table:formula="of:=MOD(MIN([.$C503]*(COLUMN()-6);65536);65536)" table:style-name="ce1">
            <text:p>26082</text:p>
          </table:table-cell>
          <table:table-cell office:value-type="float" office:value="30429" table:formula="of:=MOD(MIN([.$C503]*(COLUMN()-6);65536);65536)" table:style-name="ce1">
            <text:p>30429</text:p>
          </table:table-cell>
          <table:table-cell office:value-type="float" office:value="34776" table:formula="of:=MOD(MIN([.$C503]*(COLUMN()-6);65536);65536)" table:style-name="ce1">
            <text:p>34776</text:p>
          </table:table-cell>
          <table:table-cell office:value-type="float" office:value="39123" table:formula="of:=MOD(MIN([.$C503]*(COLUMN()-6);65536);65536)" table:style-name="ce1">
            <text:p>39123</text:p>
          </table:table-cell>
          <table:table-cell office:value-type="float" office:value="43470" table:formula="of:=MOD(MIN([.$C503]*(COLUMN()-6);65536);65536)" table:style-name="ce1">
            <text:p>43470</text:p>
          </table:table-cell>
          <table:table-cell office:value-type="float" office:value="47817" table:formula="of:=MOD(MIN([.$C503]*(COLUMN()-6);65536);65536)" table:style-name="ce1">
            <text:p>47817</text:p>
          </table:table-cell>
          <table:table-cell office:value-type="float" office:value="52164" table:formula="of:=MOD(MIN([.$C503]*(COLUMN()-6);65536);65536)" table:style-name="ce1">
            <text:p>52164</text:p>
          </table:table-cell>
          <table:table-cell office:value-type="float" office:value="56511" table:formula="of:=MOD(MIN([.$C503]*(COLUMN()-6);65536);65536)" table:style-name="ce1">
            <text:p>56511</text:p>
          </table:table-cell>
          <table:table-cell office:value-type="float" office:value="60858" table:formula="of:=MOD(MIN([.$C503]*(COLUMN()-6);65536);65536)" table:style-name="ce1">
            <text:p>60858</text:p>
          </table:table-cell>
          <table:table-cell office:value-type="float" office:value="65205" table:formula="of:=MOD(MIN([.$C503]*(COLUMN()-6);65536);65536)" table:style-name="ce1">
            <text:p>65205</text:p>
          </table:table-cell>
          <table:table-cell table:number-columns-repeated="16363"/>
        </table:table-row>
        <table:table-row table:style-name="ro1">
          <table:table-cell office:value-type="float" office:value="4323.9226505648412" table:formula="of:=[.$A$1]*(1/2)^((ROW()-2-128)/128)" table:style-name="ce1">
            <text:p>4323.922651</text:p>
          </table:table-cell>
          <table:table-cell table:style-name="ce1"/>
          <table:table-cell office:value-type="float" office:value="4324" table:formula="of:=ROUND([.A504];0)" table:style-name="ce1">
            <text:p>4324</text:p>
          </table:table-cell>
          <table:table-cell table:style-name="ce1"/>
          <table:table-cell office:value-type="float" office:value="502" table:formula="of:=ROW()-2" table:style-name="ce1">
            <text:p>502</text:p>
          </table:table-cell>
          <table:table-cell office:value-type="float" office:value="0" table:formula="of:=MOD(MIN([.$C504]*(COLUMN()-6);65536);65536)" table:style-name="ce1">
            <text:p>0</text:p>
          </table:table-cell>
          <table:table-cell office:value-type="float" office:value="4324" table:formula="of:=MOD(MIN([.$C504]*(COLUMN()-6);65536);65536)" table:style-name="ce1">
            <text:p>4324</text:p>
          </table:table-cell>
          <table:table-cell office:value-type="float" office:value="8648" table:formula="of:=MOD(MIN([.$C504]*(COLUMN()-6);65536);65536)" table:style-name="ce1">
            <text:p>8648</text:p>
          </table:table-cell>
          <table:table-cell office:value-type="float" office:value="12972" table:formula="of:=MOD(MIN([.$C504]*(COLUMN()-6);65536);65536)" table:style-name="ce1">
            <text:p>12972</text:p>
          </table:table-cell>
          <table:table-cell office:value-type="float" office:value="17296" table:formula="of:=MOD(MIN([.$C504]*(COLUMN()-6);65536);65536)" table:style-name="ce1">
            <text:p>17296</text:p>
          </table:table-cell>
          <table:table-cell office:value-type="float" office:value="21620" table:formula="of:=MOD(MIN([.$C504]*(COLUMN()-6);65536);65536)" table:style-name="ce1">
            <text:p>21620</text:p>
          </table:table-cell>
          <table:table-cell office:value-type="float" office:value="25944" table:formula="of:=MOD(MIN([.$C504]*(COLUMN()-6);65536);65536)" table:style-name="ce1">
            <text:p>25944</text:p>
          </table:table-cell>
          <table:table-cell office:value-type="float" office:value="30268" table:formula="of:=MOD(MIN([.$C504]*(COLUMN()-6);65536);65536)" table:style-name="ce1">
            <text:p>30268</text:p>
          </table:table-cell>
          <table:table-cell office:value-type="float" office:value="34592" table:formula="of:=MOD(MIN([.$C504]*(COLUMN()-6);65536);65536)" table:style-name="ce1">
            <text:p>34592</text:p>
          </table:table-cell>
          <table:table-cell office:value-type="float" office:value="38916" table:formula="of:=MOD(MIN([.$C504]*(COLUMN()-6);65536);65536)" table:style-name="ce1">
            <text:p>38916</text:p>
          </table:table-cell>
          <table:table-cell office:value-type="float" office:value="43240" table:formula="of:=MOD(MIN([.$C504]*(COLUMN()-6);65536);65536)" table:style-name="ce1">
            <text:p>43240</text:p>
          </table:table-cell>
          <table:table-cell office:value-type="float" office:value="47564" table:formula="of:=MOD(MIN([.$C504]*(COLUMN()-6);65536);65536)" table:style-name="ce1">
            <text:p>47564</text:p>
          </table:table-cell>
          <table:table-cell office:value-type="float" office:value="51888" table:formula="of:=MOD(MIN([.$C504]*(COLUMN()-6);65536);65536)" table:style-name="ce1">
            <text:p>51888</text:p>
          </table:table-cell>
          <table:table-cell office:value-type="float" office:value="56212" table:formula="of:=MOD(MIN([.$C504]*(COLUMN()-6);65536);65536)" table:style-name="ce1">
            <text:p>56212</text:p>
          </table:table-cell>
          <table:table-cell office:value-type="float" office:value="60536" table:formula="of:=MOD(MIN([.$C504]*(COLUMN()-6);65536);65536)" table:style-name="ce1">
            <text:p>60536</text:p>
          </table:table-cell>
          <table:table-cell office:value-type="float" office:value="64860" table:formula="of:=MOD(MIN([.$C504]*(COLUMN()-6);65536);65536)" table:style-name="ce1">
            <text:p>64860</text:p>
          </table:table-cell>
          <table:table-cell table:number-columns-repeated="16363"/>
        </table:table-row>
        <table:table-row table:style-name="ro1">
          <table:table-cell office:value-type="float" office:value="4300.5709754396148" table:formula="of:=[.$A$1]*(1/2)^((ROW()-2-128)/128)" table:style-name="ce1">
            <text:p>4300.570975</text:p>
          </table:table-cell>
          <table:table-cell table:style-name="ce1"/>
          <table:table-cell office:value-type="float" office:value="4301" table:formula="of:=ROUND([.A505];0)" table:style-name="ce1">
            <text:p>4301</text:p>
          </table:table-cell>
          <table:table-cell table:style-name="ce1"/>
          <table:table-cell office:value-type="float" office:value="503" table:formula="of:=ROW()-2" table:style-name="ce1">
            <text:p>503</text:p>
          </table:table-cell>
          <table:table-cell office:value-type="float" office:value="0" table:formula="of:=MOD(MIN([.$C505]*(COLUMN()-6);65536);65536)" table:style-name="ce1">
            <text:p>0</text:p>
          </table:table-cell>
          <table:table-cell office:value-type="float" office:value="4301" table:formula="of:=MOD(MIN([.$C505]*(COLUMN()-6);65536);65536)" table:style-name="ce1">
            <text:p>4301</text:p>
          </table:table-cell>
          <table:table-cell office:value-type="float" office:value="8602" table:formula="of:=MOD(MIN([.$C505]*(COLUMN()-6);65536);65536)" table:style-name="ce1">
            <text:p>8602</text:p>
          </table:table-cell>
          <table:table-cell office:value-type="float" office:value="12903" table:formula="of:=MOD(MIN([.$C505]*(COLUMN()-6);65536);65536)" table:style-name="ce1">
            <text:p>12903</text:p>
          </table:table-cell>
          <table:table-cell office:value-type="float" office:value="17204" table:formula="of:=MOD(MIN([.$C505]*(COLUMN()-6);65536);65536)" table:style-name="ce1">
            <text:p>17204</text:p>
          </table:table-cell>
          <table:table-cell office:value-type="float" office:value="21505" table:formula="of:=MOD(MIN([.$C505]*(COLUMN()-6);65536);65536)" table:style-name="ce1">
            <text:p>21505</text:p>
          </table:table-cell>
          <table:table-cell office:value-type="float" office:value="25806" table:formula="of:=MOD(MIN([.$C505]*(COLUMN()-6);65536);65536)" table:style-name="ce1">
            <text:p>25806</text:p>
          </table:table-cell>
          <table:table-cell office:value-type="float" office:value="30107" table:formula="of:=MOD(MIN([.$C505]*(COLUMN()-6);65536);65536)" table:style-name="ce1">
            <text:p>30107</text:p>
          </table:table-cell>
          <table:table-cell office:value-type="float" office:value="34408" table:formula="of:=MOD(MIN([.$C505]*(COLUMN()-6);65536);65536)" table:style-name="ce1">
            <text:p>34408</text:p>
          </table:table-cell>
          <table:table-cell office:value-type="float" office:value="38709" table:formula="of:=MOD(MIN([.$C505]*(COLUMN()-6);65536);65536)" table:style-name="ce1">
            <text:p>38709</text:p>
          </table:table-cell>
          <table:table-cell office:value-type="float" office:value="43010" table:formula="of:=MOD(MIN([.$C505]*(COLUMN()-6);65536);65536)" table:style-name="ce1">
            <text:p>43010</text:p>
          </table:table-cell>
          <table:table-cell office:value-type="float" office:value="47311" table:formula="of:=MOD(MIN([.$C505]*(COLUMN()-6);65536);65536)" table:style-name="ce1">
            <text:p>47311</text:p>
          </table:table-cell>
          <table:table-cell office:value-type="float" office:value="51612" table:formula="of:=MOD(MIN([.$C505]*(COLUMN()-6);65536);65536)" table:style-name="ce1">
            <text:p>51612</text:p>
          </table:table-cell>
          <table:table-cell office:value-type="float" office:value="55913" table:formula="of:=MOD(MIN([.$C505]*(COLUMN()-6);65536);65536)" table:style-name="ce1">
            <text:p>55913</text:p>
          </table:table-cell>
          <table:table-cell office:value-type="float" office:value="60214" table:formula="of:=MOD(MIN([.$C505]*(COLUMN()-6);65536);65536)" table:style-name="ce1">
            <text:p>60214</text:p>
          </table:table-cell>
          <table:table-cell office:value-type="float" office:value="64515" table:formula="of:=MOD(MIN([.$C505]*(COLUMN()-6);65536);65536)" table:style-name="ce1">
            <text:p>64515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128)/128)" table:style-name="ce1">
            <text:p>4277.345413</text:p>
          </table:table-cell>
          <table:table-cell table:style-name="ce1"/>
          <table:table-cell office:value-type="float" office:value="4277" table:formula="of:=ROUND([.A506];0)" table:style-name="ce1">
            <text:p>4277</text:p>
          </table:table-cell>
          <table:table-cell table:style-name="ce1"/>
          <table:table-cell office:value-type="float" office:value="504" table:formula="of:=ROW()-2" table:style-name="ce1">
            <text:p>504</text:p>
          </table:table-cell>
          <table:table-cell office:value-type="float" office:value="0" table:formula="of:=MOD(MIN([.$C506]*(COLUMN()-6);65536);65536)" table:style-name="ce1">
            <text:p>0</text:p>
          </table:table-cell>
          <table:table-cell office:value-type="float" office:value="4277" table:formula="of:=MOD(MIN([.$C506]*(COLUMN()-6);65536);65536)" table:style-name="ce1">
            <text:p>4277</text:p>
          </table:table-cell>
          <table:table-cell office:value-type="float" office:value="8554" table:formula="of:=MOD(MIN([.$C506]*(COLUMN()-6);65536);65536)" table:style-name="ce1">
            <text:p>8554</text:p>
          </table:table-cell>
          <table:table-cell office:value-type="float" office:value="12831" table:formula="of:=MOD(MIN([.$C506]*(COLUMN()-6);65536);65536)" table:style-name="ce1">
            <text:p>12831</text:p>
          </table:table-cell>
          <table:table-cell office:value-type="float" office:value="17108" table:formula="of:=MOD(MIN([.$C506]*(COLUMN()-6);65536);65536)" table:style-name="ce1">
            <text:p>17108</text:p>
          </table:table-cell>
          <table:table-cell office:value-type="float" office:value="21385" table:formula="of:=MOD(MIN([.$C506]*(COLUMN()-6);65536);65536)" table:style-name="ce1">
            <text:p>21385</text:p>
          </table:table-cell>
          <table:table-cell office:value-type="float" office:value="25662" table:formula="of:=MOD(MIN([.$C506]*(COLUMN()-6);65536);65536)" table:style-name="ce1">
            <text:p>25662</text:p>
          </table:table-cell>
          <table:table-cell office:value-type="float" office:value="29939" table:formula="of:=MOD(MIN([.$C506]*(COLUMN()-6);65536);65536)" table:style-name="ce1">
            <text:p>29939</text:p>
          </table:table-cell>
          <table:table-cell office:value-type="float" office:value="34216" table:formula="of:=MOD(MIN([.$C506]*(COLUMN()-6);65536);65536)" table:style-name="ce1">
            <text:p>34216</text:p>
          </table:table-cell>
          <table:table-cell office:value-type="float" office:value="38493" table:formula="of:=MOD(MIN([.$C506]*(COLUMN()-6);65536);65536)" table:style-name="ce1">
            <text:p>38493</text:p>
          </table:table-cell>
          <table:table-cell office:value-type="float" office:value="42770" table:formula="of:=MOD(MIN([.$C506]*(COLUMN()-6);65536);65536)" table:style-name="ce1">
            <text:p>42770</text:p>
          </table:table-cell>
          <table:table-cell office:value-type="float" office:value="47047" table:formula="of:=MOD(MIN([.$C506]*(COLUMN()-6);65536);65536)" table:style-name="ce1">
            <text:p>47047</text:p>
          </table:table-cell>
          <table:table-cell office:value-type="float" office:value="51324" table:formula="of:=MOD(MIN([.$C506]*(COLUMN()-6);65536);65536)" table:style-name="ce1">
            <text:p>51324</text:p>
          </table:table-cell>
          <table:table-cell office:value-type="float" office:value="55601" table:formula="of:=MOD(MIN([.$C506]*(COLUMN()-6);65536);65536)" table:style-name="ce1">
            <text:p>55601</text:p>
          </table:table-cell>
          <table:table-cell office:value-type="float" office:value="59878" table:formula="of:=MOD(MIN([.$C506]*(COLUMN()-6);65536);65536)" table:style-name="ce1">
            <text:p>59878</text:p>
          </table:table-cell>
          <table:table-cell office:value-type="float" office:value="64155" table:formula="of:=MOD(MIN([.$C506]*(COLUMN()-6);65536);65536)" table:style-name="ce1">
            <text:p>64155</text:p>
          </table:table-cell>
          <table:table-cell table:number-columns-repeated="16363"/>
        </table:table-row>
        <table:table-row table:style-name="ro1">
          <table:table-cell office:value-type="float" office:value="4254.2452816338091" table:formula="of:=[.$A$1]*(1/2)^((ROW()-2-128)/128)" table:style-name="ce1">
            <text:p>4254.245282</text:p>
          </table:table-cell>
          <table:table-cell table:style-name="ce1"/>
          <table:table-cell office:value-type="float" office:value="4254" table:formula="of:=ROUND([.A507];0)" table:style-name="ce1">
            <text:p>4254</text:p>
          </table:table-cell>
          <table:table-cell table:style-name="ce1"/>
          <table:table-cell office:value-type="float" office:value="505" table:formula="of:=ROW()-2" table:style-name="ce1">
            <text:p>505</text:p>
          </table:table-cell>
          <table:table-cell office:value-type="float" office:value="0" table:formula="of:=MOD(MIN([.$C507]*(COLUMN()-6);65536);65536)" table:style-name="ce1">
            <text:p>0</text:p>
          </table:table-cell>
          <table:table-cell office:value-type="float" office:value="4254" table:formula="of:=MOD(MIN([.$C507]*(COLUMN()-6);65536);65536)" table:style-name="ce1">
            <text:p>4254</text:p>
          </table:table-cell>
          <table:table-cell office:value-type="float" office:value="8508" table:formula="of:=MOD(MIN([.$C507]*(COLUMN()-6);65536);65536)" table:style-name="ce1">
            <text:p>8508</text:p>
          </table:table-cell>
          <table:table-cell office:value-type="float" office:value="12762" table:formula="of:=MOD(MIN([.$C507]*(COLUMN()-6);65536);65536)" table:style-name="ce1">
            <text:p>12762</text:p>
          </table:table-cell>
          <table:table-cell office:value-type="float" office:value="17016" table:formula="of:=MOD(MIN([.$C507]*(COLUMN()-6);65536);65536)" table:style-name="ce1">
            <text:p>17016</text:p>
          </table:table-cell>
          <table:table-cell office:value-type="float" office:value="21270" table:formula="of:=MOD(MIN([.$C507]*(COLUMN()-6);65536);65536)" table:style-name="ce1">
            <text:p>21270</text:p>
          </table:table-cell>
          <table:table-cell office:value-type="float" office:value="25524" table:formula="of:=MOD(MIN([.$C507]*(COLUMN()-6);65536);65536)" table:style-name="ce1">
            <text:p>25524</text:p>
          </table:table-cell>
          <table:table-cell office:value-type="float" office:value="29778" table:formula="of:=MOD(MIN([.$C507]*(COLUMN()-6);65536);65536)" table:style-name="ce1">
            <text:p>29778</text:p>
          </table:table-cell>
          <table:table-cell office:value-type="float" office:value="34032" table:formula="of:=MOD(MIN([.$C507]*(COLUMN()-6);65536);65536)" table:style-name="ce1">
            <text:p>34032</text:p>
          </table:table-cell>
          <table:table-cell office:value-type="float" office:value="38286" table:formula="of:=MOD(MIN([.$C507]*(COLUMN()-6);65536);65536)" table:style-name="ce1">
            <text:p>38286</text:p>
          </table:table-cell>
          <table:table-cell office:value-type="float" office:value="42540" table:formula="of:=MOD(MIN([.$C507]*(COLUMN()-6);65536);65536)" table:style-name="ce1">
            <text:p>42540</text:p>
          </table:table-cell>
          <table:table-cell office:value-type="float" office:value="46794" table:formula="of:=MOD(MIN([.$C507]*(COLUMN()-6);65536);65536)" table:style-name="ce1">
            <text:p>46794</text:p>
          </table:table-cell>
          <table:table-cell office:value-type="float" office:value="51048" table:formula="of:=MOD(MIN([.$C507]*(COLUMN()-6);65536);65536)" table:style-name="ce1">
            <text:p>51048</text:p>
          </table:table-cell>
          <table:table-cell office:value-type="float" office:value="55302" table:formula="of:=MOD(MIN([.$C507]*(COLUMN()-6);65536);65536)" table:style-name="ce1">
            <text:p>55302</text:p>
          </table:table-cell>
          <table:table-cell office:value-type="float" office:value="59556" table:formula="of:=MOD(MIN([.$C507]*(COLUMN()-6);65536);65536)" table:style-name="ce1">
            <text:p>59556</text:p>
          </table:table-cell>
          <table:table-cell office:value-type="float" office:value="63810" table:formula="of:=MOD(MIN([.$C507]*(COLUMN()-6);65536);65536)" table:style-name="ce1">
            <text:p>63810</text:p>
          </table:table-cell>
          <table:table-cell table:number-columns-repeated="16363"/>
        </table:table-row>
        <table:table-row table:style-name="ro1">
          <table:table-cell office:value-type="float" office:value="4231.2699044709525" table:formula="of:=[.$A$1]*(1/2)^((ROW()-2-128)/128)" table:style-name="ce1">
            <text:p>4231.269904</text:p>
          </table:table-cell>
          <table:table-cell table:style-name="ce1"/>
          <table:table-cell office:value-type="float" office:value="4231" table:formula="of:=ROUND([.A508];0)" table:style-name="ce1">
            <text:p>4231</text:p>
          </table:table-cell>
          <table:table-cell table:style-name="ce1"/>
          <table:table-cell office:value-type="float" office:value="506" table:formula="of:=ROW()-2" table:style-name="ce1">
            <text:p>506</text:p>
          </table:table-cell>
          <table:table-cell office:value-type="float" office:value="0" table:formula="of:=MOD(MIN([.$C508]*(COLUMN()-6);65536);65536)" table:style-name="ce1">
            <text:p>0</text:p>
          </table:table-cell>
          <table:table-cell office:value-type="float" office:value="4231" table:formula="of:=MOD(MIN([.$C508]*(COLUMN()-6);65536);65536)" table:style-name="ce1">
            <text:p>4231</text:p>
          </table:table-cell>
          <table:table-cell office:value-type="float" office:value="8462" table:formula="of:=MOD(MIN([.$C508]*(COLUMN()-6);65536);65536)" table:style-name="ce1">
            <text:p>8462</text:p>
          </table:table-cell>
          <table:table-cell office:value-type="float" office:value="12693" table:formula="of:=MOD(MIN([.$C508]*(COLUMN()-6);65536);65536)" table:style-name="ce1">
            <text:p>12693</text:p>
          </table:table-cell>
          <table:table-cell office:value-type="float" office:value="16924" table:formula="of:=MOD(MIN([.$C508]*(COLUMN()-6);65536);65536)" table:style-name="ce1">
            <text:p>16924</text:p>
          </table:table-cell>
          <table:table-cell office:value-type="float" office:value="21155" table:formula="of:=MOD(MIN([.$C508]*(COLUMN()-6);65536);65536)" table:style-name="ce1">
            <text:p>21155</text:p>
          </table:table-cell>
          <table:table-cell office:value-type="float" office:value="25386" table:formula="of:=MOD(MIN([.$C508]*(COLUMN()-6);65536);65536)" table:style-name="ce1">
            <text:p>25386</text:p>
          </table:table-cell>
          <table:table-cell office:value-type="float" office:value="29617" table:formula="of:=MOD(MIN([.$C508]*(COLUMN()-6);65536);65536)" table:style-name="ce1">
            <text:p>29617</text:p>
          </table:table-cell>
          <table:table-cell office:value-type="float" office:value="33848" table:formula="of:=MOD(MIN([.$C508]*(COLUMN()-6);65536);65536)" table:style-name="ce1">
            <text:p>33848</text:p>
          </table:table-cell>
          <table:table-cell office:value-type="float" office:value="38079" table:formula="of:=MOD(MIN([.$C508]*(COLUMN()-6);65536);65536)" table:style-name="ce1">
            <text:p>38079</text:p>
          </table:table-cell>
          <table:table-cell office:value-type="float" office:value="42310" table:formula="of:=MOD(MIN([.$C508]*(COLUMN()-6);65536);65536)" table:style-name="ce1">
            <text:p>42310</text:p>
          </table:table-cell>
          <table:table-cell office:value-type="float" office:value="46541" table:formula="of:=MOD(MIN([.$C508]*(COLUMN()-6);65536);65536)" table:style-name="ce1">
            <text:p>46541</text:p>
          </table:table-cell>
          <table:table-cell office:value-type="float" office:value="50772" table:formula="of:=MOD(MIN([.$C508]*(COLUMN()-6);65536);65536)" table:style-name="ce1">
            <text:p>50772</text:p>
          </table:table-cell>
          <table:table-cell office:value-type="float" office:value="55003" table:formula="of:=MOD(MIN([.$C508]*(COLUMN()-6);65536);65536)" table:style-name="ce1">
            <text:p>55003</text:p>
          </table:table-cell>
          <table:table-cell office:value-type="float" office:value="59234" table:formula="of:=MOD(MIN([.$C508]*(COLUMN()-6);65536);65536)" table:style-name="ce1">
            <text:p>59234</text:p>
          </table:table-cell>
          <table:table-cell office:value-type="float" office:value="63465" table:formula="of:=MOD(MIN([.$C508]*(COLUMN()-6);65536);65536)" table:style-name="ce1">
            <text:p>63465</text:p>
          </table:table-cell>
          <table:table-cell table:number-columns-repeated="16363"/>
        </table:table-row>
        <table:table-row table:style-name="ro1">
          <table:table-cell office:value-type="float" office:value="4208.4186075904572" table:formula="of:=[.$A$1]*(1/2)^((ROW()-2-128)/128)" table:style-name="ce1">
            <text:p>4208.418608</text:p>
          </table:table-cell>
          <table:table-cell table:style-name="ce1"/>
          <table:table-cell office:value-type="float" office:value="4208" table:formula="of:=ROUND([.A509];0)" table:style-name="ce1">
            <text:p>4208</text:p>
          </table:table-cell>
          <table:table-cell table:style-name="ce1"/>
          <table:table-cell office:value-type="float" office:value="507" table:formula="of:=ROW()-2" table:style-name="ce1">
            <text:p>507</text:p>
          </table:table-cell>
          <table:table-cell office:value-type="float" office:value="0" table:formula="of:=MOD(MIN([.$C509]*(COLUMN()-6);65536);65536)" table:style-name="ce1">
            <text:p>0</text:p>
          </table:table-cell>
          <table:table-cell office:value-type="float" office:value="4208" table:formula="of:=MOD(MIN([.$C509]*(COLUMN()-6);65536);65536)" table:style-name="ce1">
            <text:p>4208</text:p>
          </table:table-cell>
          <table:table-cell office:value-type="float" office:value="8416" table:formula="of:=MOD(MIN([.$C509]*(COLUMN()-6);65536);65536)" table:style-name="ce1">
            <text:p>8416</text:p>
          </table:table-cell>
          <table:table-cell office:value-type="float" office:value="12624" table:formula="of:=MOD(MIN([.$C509]*(COLUMN()-6);65536);65536)" table:style-name="ce1">
            <text:p>12624</text:p>
          </table:table-cell>
          <table:table-cell office:value-type="float" office:value="16832" table:formula="of:=MOD(MIN([.$C509]*(COLUMN()-6);65536);65536)" table:style-name="ce1">
            <text:p>16832</text:p>
          </table:table-cell>
          <table:table-cell office:value-type="float" office:value="21040" table:formula="of:=MOD(MIN([.$C509]*(COLUMN()-6);65536);65536)" table:style-name="ce1">
            <text:p>21040</text:p>
          </table:table-cell>
          <table:table-cell office:value-type="float" office:value="25248" table:formula="of:=MOD(MIN([.$C509]*(COLUMN()-6);65536);65536)" table:style-name="ce1">
            <text:p>25248</text:p>
          </table:table-cell>
          <table:table-cell office:value-type="float" office:value="29456" table:formula="of:=MOD(MIN([.$C509]*(COLUMN()-6);65536);65536)" table:style-name="ce1">
            <text:p>29456</text:p>
          </table:table-cell>
          <table:table-cell office:value-type="float" office:value="33664" table:formula="of:=MOD(MIN([.$C509]*(COLUMN()-6);65536);65536)" table:style-name="ce1">
            <text:p>33664</text:p>
          </table:table-cell>
          <table:table-cell office:value-type="float" office:value="37872" table:formula="of:=MOD(MIN([.$C509]*(COLUMN()-6);65536);65536)" table:style-name="ce1">
            <text:p>37872</text:p>
          </table:table-cell>
          <table:table-cell office:value-type="float" office:value="42080" table:formula="of:=MOD(MIN([.$C509]*(COLUMN()-6);65536);65536)" table:style-name="ce1">
            <text:p>42080</text:p>
          </table:table-cell>
          <table:table-cell office:value-type="float" office:value="46288" table:formula="of:=MOD(MIN([.$C509]*(COLUMN()-6);65536);65536)" table:style-name="ce1">
            <text:p>46288</text:p>
          </table:table-cell>
          <table:table-cell office:value-type="float" office:value="50496" table:formula="of:=MOD(MIN([.$C509]*(COLUMN()-6);65536);65536)" table:style-name="ce1">
            <text:p>50496</text:p>
          </table:table-cell>
          <table:table-cell office:value-type="float" office:value="54704" table:formula="of:=MOD(MIN([.$C509]*(COLUMN()-6);65536);65536)" table:style-name="ce1">
            <text:p>54704</text:p>
          </table:table-cell>
          <table:table-cell office:value-type="float" office:value="58912" table:formula="of:=MOD(MIN([.$C509]*(COLUMN()-6);65536);65536)" table:style-name="ce1">
            <text:p>58912</text:p>
          </table:table-cell>
          <table:table-cell office:value-type="float" office:value="63120" table:formula="of:=MOD(MIN([.$C509]*(COLUMN()-6);65536);65536)" table:style-name="ce1">
            <text:p>63120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128)/128)" table:style-name="ce1">
            <text:p>4185.690721</text:p>
          </table:table-cell>
          <table:table-cell table:style-name="ce1"/>
          <table:table-cell office:value-type="float" office:value="4186" table:formula="of:=ROUND([.A510];0)" table:style-name="ce1">
            <text:p>4186</text:p>
          </table:table-cell>
          <table:table-cell table:style-name="ce1"/>
          <table:table-cell office:value-type="float" office:value="508" table:formula="of:=ROW()-2" table:style-name="ce1">
            <text:p>508</text:p>
          </table:table-cell>
          <table:table-cell office:value-type="float" office:value="0" table:formula="of:=MOD(MIN([.$C510]*(COLUMN()-6);65536);65536)" table:style-name="ce1">
            <text:p>0</text:p>
          </table:table-cell>
          <table:table-cell office:value-type="float" office:value="4186" table:formula="of:=MOD(MIN([.$C510]*(COLUMN()-6);65536);65536)" table:style-name="ce1">
            <text:p>4186</text:p>
          </table:table-cell>
          <table:table-cell office:value-type="float" office:value="8372" table:formula="of:=MOD(MIN([.$C510]*(COLUMN()-6);65536);65536)" table:style-name="ce1">
            <text:p>8372</text:p>
          </table:table-cell>
          <table:table-cell office:value-type="float" office:value="12558" table:formula="of:=MOD(MIN([.$C510]*(COLUMN()-6);65536);65536)" table:style-name="ce1">
            <text:p>12558</text:p>
          </table:table-cell>
          <table:table-cell office:value-type="float" office:value="16744" table:formula="of:=MOD(MIN([.$C510]*(COLUMN()-6);65536);65536)" table:style-name="ce1">
            <text:p>16744</text:p>
          </table:table-cell>
          <table:table-cell office:value-type="float" office:value="20930" table:formula="of:=MOD(MIN([.$C510]*(COLUMN()-6);65536);65536)" table:style-name="ce1">
            <text:p>20930</text:p>
          </table:table-cell>
          <table:table-cell office:value-type="float" office:value="25116" table:formula="of:=MOD(MIN([.$C510]*(COLUMN()-6);65536);65536)" table:style-name="ce1">
            <text:p>25116</text:p>
          </table:table-cell>
          <table:table-cell office:value-type="float" office:value="29302" table:formula="of:=MOD(MIN([.$C510]*(COLUMN()-6);65536);65536)" table:style-name="ce1">
            <text:p>29302</text:p>
          </table:table-cell>
          <table:table-cell office:value-type="float" office:value="33488" table:formula="of:=MOD(MIN([.$C510]*(COLUMN()-6);65536);65536)" table:style-name="ce1">
            <text:p>33488</text:p>
          </table:table-cell>
          <table:table-cell office:value-type="float" office:value="37674" table:formula="of:=MOD(MIN([.$C510]*(COLUMN()-6);65536);65536)" table:style-name="ce1">
            <text:p>37674</text:p>
          </table:table-cell>
          <table:table-cell office:value-type="float" office:value="41860" table:formula="of:=MOD(MIN([.$C510]*(COLUMN()-6);65536);65536)" table:style-name="ce1">
            <text:p>41860</text:p>
          </table:table-cell>
          <table:table-cell office:value-type="float" office:value="46046" table:formula="of:=MOD(MIN([.$C510]*(COLUMN()-6);65536);65536)" table:style-name="ce1">
            <text:p>46046</text:p>
          </table:table-cell>
          <table:table-cell office:value-type="float" office:value="50232" table:formula="of:=MOD(MIN([.$C510]*(COLUMN()-6);65536);65536)" table:style-name="ce1">
            <text:p>50232</text:p>
          </table:table-cell>
          <table:table-cell office:value-type="float" office:value="54418" table:formula="of:=MOD(MIN([.$C510]*(COLUMN()-6);65536);65536)" table:style-name="ce1">
            <text:p>54418</text:p>
          </table:table-cell>
          <table:table-cell office:value-type="float" office:value="58604" table:formula="of:=MOD(MIN([.$C510]*(COLUMN()-6);65536);65536)" table:style-name="ce1">
            <text:p>58604</text:p>
          </table:table-cell>
          <table:table-cell office:value-type="float" office:value="62790" table:formula="of:=MOD(MIN([.$C510]*(COLUMN()-6);65536);65536)" table:style-name="ce1">
            <text:p>62790</text:p>
          </table:table-cell>
          <table:table-cell table:number-columns-repeated="16363"/>
        </table:table-row>
        <table:table-row table:style-name="ro1">
          <table:table-cell office:value-type="float" office:value="4163.0855778752648" table:formula="of:=[.$A$1]*(1/2)^((ROW()-2-128)/128)" table:style-name="ce1">
            <text:p>4163.085578</text:p>
          </table:table-cell>
          <table:table-cell table:style-name="ce1"/>
          <table:table-cell office:value-type="float" office:value="4163" table:formula="of:=ROUND([.A511];0)" table:style-name="ce1">
            <text:p>4163</text:p>
          </table:table-cell>
          <table:table-cell table:style-name="ce1"/>
          <table:table-cell office:value-type="float" office:value="509" table:formula="of:=ROW()-2" table:style-name="ce1">
            <text:p>509</text:p>
          </table:table-cell>
          <table:table-cell office:value-type="float" office:value="0" table:formula="of:=MOD(MIN([.$C511]*(COLUMN()-6);65536);65536)" table:style-name="ce1">
            <text:p>0</text:p>
          </table:table-cell>
          <table:table-cell office:value-type="float" office:value="4163" table:formula="of:=MOD(MIN([.$C511]*(COLUMN()-6);65536);65536)" table:style-name="ce1">
            <text:p>4163</text:p>
          </table:table-cell>
          <table:table-cell office:value-type="float" office:value="8326" table:formula="of:=MOD(MIN([.$C511]*(COLUMN()-6);65536);65536)" table:style-name="ce1">
            <text:p>8326</text:p>
          </table:table-cell>
          <table:table-cell office:value-type="float" office:value="12489" table:formula="of:=MOD(MIN([.$C511]*(COLUMN()-6);65536);65536)" table:style-name="ce1">
            <text:p>12489</text:p>
          </table:table-cell>
          <table:table-cell office:value-type="float" office:value="16652" table:formula="of:=MOD(MIN([.$C511]*(COLUMN()-6);65536);65536)" table:style-name="ce1">
            <text:p>16652</text:p>
          </table:table-cell>
          <table:table-cell office:value-type="float" office:value="20815" table:formula="of:=MOD(MIN([.$C511]*(COLUMN()-6);65536);65536)" table:style-name="ce1">
            <text:p>20815</text:p>
          </table:table-cell>
          <table:table-cell office:value-type="float" office:value="24978" table:formula="of:=MOD(MIN([.$C511]*(COLUMN()-6);65536);65536)" table:style-name="ce1">
            <text:p>24978</text:p>
          </table:table-cell>
          <table:table-cell office:value-type="float" office:value="29141" table:formula="of:=MOD(MIN([.$C511]*(COLUMN()-6);65536);65536)" table:style-name="ce1">
            <text:p>29141</text:p>
          </table:table-cell>
          <table:table-cell office:value-type="float" office:value="33304" table:formula="of:=MOD(MIN([.$C511]*(COLUMN()-6);65536);65536)" table:style-name="ce1">
            <text:p>33304</text:p>
          </table:table-cell>
          <table:table-cell office:value-type="float" office:value="37467" table:formula="of:=MOD(MIN([.$C511]*(COLUMN()-6);65536);65536)" table:style-name="ce1">
            <text:p>37467</text:p>
          </table:table-cell>
          <table:table-cell office:value-type="float" office:value="41630" table:formula="of:=MOD(MIN([.$C511]*(COLUMN()-6);65536);65536)" table:style-name="ce1">
            <text:p>41630</text:p>
          </table:table-cell>
          <table:table-cell office:value-type="float" office:value="45793" table:formula="of:=MOD(MIN([.$C511]*(COLUMN()-6);65536);65536)" table:style-name="ce1">
            <text:p>45793</text:p>
          </table:table-cell>
          <table:table-cell office:value-type="float" office:value="49956" table:formula="of:=MOD(MIN([.$C511]*(COLUMN()-6);65536);65536)" table:style-name="ce1">
            <text:p>49956</text:p>
          </table:table-cell>
          <table:table-cell office:value-type="float" office:value="54119" table:formula="of:=MOD(MIN([.$C511]*(COLUMN()-6);65536);65536)" table:style-name="ce1">
            <text:p>54119</text:p>
          </table:table-cell>
          <table:table-cell office:value-type="float" office:value="58282" table:formula="of:=MOD(MIN([.$C511]*(COLUMN()-6);65536);65536)" table:style-name="ce1">
            <text:p>58282</text:p>
          </table:table-cell>
          <table:table-cell office:value-type="float" office:value="62445" table:formula="of:=MOD(MIN([.$C511]*(COLUMN()-6);65536);65536)" table:style-name="ce1">
            <text:p>62445</text:p>
          </table:table-cell>
          <table:table-cell table:number-columns-repeated="16363"/>
        </table:table-row>
        <table:table-row table:style-name="ro1">
          <table:table-cell office:value-type="float" office:value="4140.6025156677661" table:formula="of:=[.$A$1]*(1/2)^((ROW()-2-128)/128)" table:style-name="ce1">
            <text:p>4140.602516</text:p>
          </table:table-cell>
          <table:table-cell table:style-name="ce1"/>
          <table:table-cell office:value-type="float" office:value="4141" table:formula="of:=ROUND([.A512];0)" table:style-name="ce1">
            <text:p>4141</text:p>
          </table:table-cell>
          <table:table-cell table:style-name="ce1"/>
          <table:table-cell office:value-type="float" office:value="510" table:formula="of:=ROW()-2" table:style-name="ce1">
            <text:p>510</text:p>
          </table:table-cell>
          <table:table-cell office:value-type="float" office:value="0" table:formula="of:=MOD(MIN([.$C512]*(COLUMN()-6);65536);65536)" table:style-name="ce1">
            <text:p>0</text:p>
          </table:table-cell>
          <table:table-cell office:value-type="float" office:value="4141" table:formula="of:=MOD(MIN([.$C512]*(COLUMN()-6);65536);65536)" table:style-name="ce1">
            <text:p>4141</text:p>
          </table:table-cell>
          <table:table-cell office:value-type="float" office:value="8282" table:formula="of:=MOD(MIN([.$C512]*(COLUMN()-6);65536);65536)" table:style-name="ce1">
            <text:p>8282</text:p>
          </table:table-cell>
          <table:table-cell office:value-type="float" office:value="12423" table:formula="of:=MOD(MIN([.$C512]*(COLUMN()-6);65536);65536)" table:style-name="ce1">
            <text:p>12423</text:p>
          </table:table-cell>
          <table:table-cell office:value-type="float" office:value="16564" table:formula="of:=MOD(MIN([.$C512]*(COLUMN()-6);65536);65536)" table:style-name="ce1">
            <text:p>16564</text:p>
          </table:table-cell>
          <table:table-cell office:value-type="float" office:value="20705" table:formula="of:=MOD(MIN([.$C512]*(COLUMN()-6);65536);65536)" table:style-name="ce1">
            <text:p>20705</text:p>
          </table:table-cell>
          <table:table-cell office:value-type="float" office:value="24846" table:formula="of:=MOD(MIN([.$C512]*(COLUMN()-6);65536);65536)" table:style-name="ce1">
            <text:p>24846</text:p>
          </table:table-cell>
          <table:table-cell office:value-type="float" office:value="28987" table:formula="of:=MOD(MIN([.$C512]*(COLUMN()-6);65536);65536)" table:style-name="ce1">
            <text:p>28987</text:p>
          </table:table-cell>
          <table:table-cell office:value-type="float" office:value="33128" table:formula="of:=MOD(MIN([.$C512]*(COLUMN()-6);65536);65536)" table:style-name="ce1">
            <text:p>33128</text:p>
          </table:table-cell>
          <table:table-cell office:value-type="float" office:value="37269" table:formula="of:=MOD(MIN([.$C512]*(COLUMN()-6);65536);65536)" table:style-name="ce1">
            <text:p>37269</text:p>
          </table:table-cell>
          <table:table-cell office:value-type="float" office:value="41410" table:formula="of:=MOD(MIN([.$C512]*(COLUMN()-6);65536);65536)" table:style-name="ce1">
            <text:p>41410</text:p>
          </table:table-cell>
          <table:table-cell office:value-type="float" office:value="45551" table:formula="of:=MOD(MIN([.$C512]*(COLUMN()-6);65536);65536)" table:style-name="ce1">
            <text:p>45551</text:p>
          </table:table-cell>
          <table:table-cell office:value-type="float" office:value="49692" table:formula="of:=MOD(MIN([.$C512]*(COLUMN()-6);65536);65536)" table:style-name="ce1">
            <text:p>49692</text:p>
          </table:table-cell>
          <table:table-cell office:value-type="float" office:value="53833" table:formula="of:=MOD(MIN([.$C512]*(COLUMN()-6);65536);65536)" table:style-name="ce1">
            <text:p>53833</text:p>
          </table:table-cell>
          <table:table-cell office:value-type="float" office:value="57974" table:formula="of:=MOD(MIN([.$C512]*(COLUMN()-6);65536);65536)" table:style-name="ce1">
            <text:p>57974</text:p>
          </table:table-cell>
          <table:table-cell office:value-type="float" office:value="62115" table:formula="of:=MOD(MIN([.$C512]*(COLUMN()-6);65536);65536)" table:style-name="ce1">
            <text:p>62115</text:p>
          </table:table-cell>
          <table:table-cell table:number-columns-repeated="16363"/>
        </table:table-row>
        <table:table-row table:style-name="ro1">
          <table:table-cell office:value-type="float" office:value="4118.2408749580409" table:formula="of:=[.$A$1]*(1/2)^((ROW()-2-128)/128)" table:style-name="ce1">
            <text:p>4118.240875</text:p>
          </table:table-cell>
          <table:table-cell table:style-name="ce1"/>
          <table:table-cell office:value-type="float" office:value="4118" table:formula="of:=ROUND([.A513];0)" table:style-name="ce1">
            <text:p>4118</text:p>
          </table:table-cell>
          <table:table-cell table:style-name="ce1"/>
          <table:table-cell office:value-type="float" office:value="511" table:formula="of:=ROW()-2" table:style-name="ce1">
            <text:p>511</text:p>
          </table:table-cell>
          <table:table-cell office:value-type="float" office:value="0" table:formula="of:=MOD(MIN([.$C513]*(COLUMN()-6);65536);65536)" table:style-name="ce1">
            <text:p>0</text:p>
          </table:table-cell>
          <table:table-cell office:value-type="float" office:value="4118" table:formula="of:=MOD(MIN([.$C513]*(COLUMN()-6);65536);65536)" table:style-name="ce1">
            <text:p>4118</text:p>
          </table:table-cell>
          <table:table-cell office:value-type="float" office:value="8236" table:formula="of:=MOD(MIN([.$C513]*(COLUMN()-6);65536);65536)" table:style-name="ce1">
            <text:p>8236</text:p>
          </table:table-cell>
          <table:table-cell office:value-type="float" office:value="12354" table:formula="of:=MOD(MIN([.$C513]*(COLUMN()-6);65536);65536)" table:style-name="ce1">
            <text:p>12354</text:p>
          </table:table-cell>
          <table:table-cell office:value-type="float" office:value="16472" table:formula="of:=MOD(MIN([.$C513]*(COLUMN()-6);65536);65536)" table:style-name="ce1">
            <text:p>16472</text:p>
          </table:table-cell>
          <table:table-cell office:value-type="float" office:value="20590" table:formula="of:=MOD(MIN([.$C513]*(COLUMN()-6);65536);65536)" table:style-name="ce1">
            <text:p>20590</text:p>
          </table:table-cell>
          <table:table-cell office:value-type="float" office:value="24708" table:formula="of:=MOD(MIN([.$C513]*(COLUMN()-6);65536);65536)" table:style-name="ce1">
            <text:p>24708</text:p>
          </table:table-cell>
          <table:table-cell office:value-type="float" office:value="28826" table:formula="of:=MOD(MIN([.$C513]*(COLUMN()-6);65536);65536)" table:style-name="ce1">
            <text:p>28826</text:p>
          </table:table-cell>
          <table:table-cell office:value-type="float" office:value="32944" table:formula="of:=MOD(MIN([.$C513]*(COLUMN()-6);65536);65536)" table:style-name="ce1">
            <text:p>32944</text:p>
          </table:table-cell>
          <table:table-cell office:value-type="float" office:value="37062" table:formula="of:=MOD(MIN([.$C513]*(COLUMN()-6);65536);65536)" table:style-name="ce1">
            <text:p>37062</text:p>
          </table:table-cell>
          <table:table-cell office:value-type="float" office:value="41180" table:formula="of:=MOD(MIN([.$C513]*(COLUMN()-6);65536);65536)" table:style-name="ce1">
            <text:p>41180</text:p>
          </table:table-cell>
          <table:table-cell office:value-type="float" office:value="45298" table:formula="of:=MOD(MIN([.$C513]*(COLUMN()-6);65536);65536)" table:style-name="ce1">
            <text:p>45298</text:p>
          </table:table-cell>
          <table:table-cell office:value-type="float" office:value="49416" table:formula="of:=MOD(MIN([.$C513]*(COLUMN()-6);65536);65536)" table:style-name="ce1">
            <text:p>49416</text:p>
          </table:table-cell>
          <table:table-cell office:value-type="float" office:value="53534" table:formula="of:=MOD(MIN([.$C513]*(COLUMN()-6);65536);65536)" table:style-name="ce1">
            <text:p>53534</text:p>
          </table:table-cell>
          <table:table-cell office:value-type="float" office:value="57652" table:formula="of:=MOD(MIN([.$C513]*(COLUMN()-6);65536);65536)" table:style-name="ce1">
            <text:p>57652</text:p>
          </table:table-cell>
          <table:table-cell office:value-type="float" office:value="61770" table:formula="of:=MOD(MIN([.$C513]*(COLUMN()-6);65536);65536)" table:style-name="ce1">
            <text:p>61770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128)/128)" table:style-name="ce1">
            <text:p>4096</text:p>
          </table:table-cell>
          <table:table-cell table:style-name="ce1"/>
          <table:table-cell office:value-type="float" office:value="4096" table:formula="of:=ROUND([.A514];0)" table:style-name="ce1">
            <text:p>4096</text:p>
          </table:table-cell>
          <table:table-cell table:style-name="ce1"/>
          <table:table-cell office:value-type="float" office:value="512" table:formula="of:=ROW()-2" table:style-name="ce1">
            <text:p>512</text:p>
          </table:table-cell>
          <table:table-cell office:value-type="float" office:value="0" table:formula="of:=MOD(MIN([.$C514]*(COLUMN()-6);65536);65536)" table:style-name="ce1">
            <text:p>0</text:p>
          </table:table-cell>
          <table:table-cell office:value-type="float" office:value="4096" table:formula="of:=MOD(MIN([.$C514]*(COLUMN()-6);65536);65536)" table:style-name="ce1">
            <text:p>4096</text:p>
          </table:table-cell>
          <table:table-cell office:value-type="float" office:value="8192" table:formula="of:=MOD(MIN([.$C514]*(COLUMN()-6);65536);65536)" table:style-name="ce1">
            <text:p>8192</text:p>
          </table:table-cell>
          <table:table-cell office:value-type="float" office:value="12288" table:formula="of:=MOD(MIN([.$C514]*(COLUMN()-6);65536);65536)" table:style-name="ce1">
            <text:p>12288</text:p>
          </table:table-cell>
          <table:table-cell office:value-type="float" office:value="16384" table:formula="of:=MOD(MIN([.$C514]*(COLUMN()-6);65536);65536)" table:style-name="ce1">
            <text:p>16384</text:p>
          </table:table-cell>
          <table:table-cell office:value-type="float" office:value="20480" table:formula="of:=MOD(MIN([.$C514]*(COLUMN()-6);65536);65536)" table:style-name="ce1">
            <text:p>20480</text:p>
          </table:table-cell>
          <table:table-cell office:value-type="float" office:value="24576" table:formula="of:=MOD(MIN([.$C514]*(COLUMN()-6);65536);65536)" table:style-name="ce1">
            <text:p>24576</text:p>
          </table:table-cell>
          <table:table-cell office:value-type="float" office:value="28672" table:formula="of:=MOD(MIN([.$C514]*(COLUMN()-6);65536);65536)" table:style-name="ce1">
            <text:p>28672</text:p>
          </table:table-cell>
          <table:table-cell office:value-type="float" office:value="32768" table:formula="of:=MOD(MIN([.$C514]*(COLUMN()-6);65536);65536)" table:style-name="ce1">
            <text:p>32768</text:p>
          </table:table-cell>
          <table:table-cell office:value-type="float" office:value="36864" table:formula="of:=MOD(MIN([.$C514]*(COLUMN()-6);65536);65536)" table:style-name="ce1">
            <text:p>36864</text:p>
          </table:table-cell>
          <table:table-cell office:value-type="float" office:value="40960" table:formula="of:=MOD(MIN([.$C514]*(COLUMN()-6);65536);65536)" table:style-name="ce1">
            <text:p>40960</text:p>
          </table:table-cell>
          <table:table-cell office:value-type="float" office:value="45056" table:formula="of:=MOD(MIN([.$C514]*(COLUMN()-6);65536);65536)" table:style-name="ce1">
            <text:p>45056</text:p>
          </table:table-cell>
          <table:table-cell office:value-type="float" office:value="49152" table:formula="of:=MOD(MIN([.$C514]*(COLUMN()-6);65536);65536)" table:style-name="ce1">
            <text:p>49152</text:p>
          </table:table-cell>
          <table:table-cell office:value-type="float" office:value="53248" table:formula="of:=MOD(MIN([.$C514]*(COLUMN()-6);65536);65536)" table:style-name="ce1">
            <text:p>53248</text:p>
          </table:table-cell>
          <table:table-cell office:value-type="float" office:value="57344" table:formula="of:=MOD(MIN([.$C514]*(COLUMN()-6);65536);65536)" table:style-name="ce1">
            <text:p>57344</text:p>
          </table:table-cell>
          <table:table-cell office:value-type="float" office:value="61440" table:formula="of:=MOD(MIN([.$C514]*(COLUMN()-6);65536);65536)" table:style-name="ce1">
            <text:p>61440</text:p>
          </table:table-cell>
          <table:table-cell table:number-columns-repeated="16363"/>
        </table:table-row>
        <table:table-row table:number-rows-repeated="10480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827</meta:generator>
    <meta:initial-creator>risgk</meta:initial-creator>
    <dc:creator>石垣 良</dc:creator>
    <meta:creation-date>2015-06-05T18:19:34Z</meta:creation-date>
    <dc:date>2025-06-24T21:36:47Z</dc:date>
  </office:meta>
</office:document-meta>
</file>